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Normal_5f_Pool13"/>
        <table:table-column table:style-name="co1" table:default-cell-style-name="Default"/>
        <table:table-row table:style-name="ro1">
          <table:table-cell table:style-name="Normal_5f_Pool11" office:value-type="string" calcext:value-type="string">
            <text:p>APEX1.1187</text:p>
          </table:table-cell>
          <table:table-cell table:style-name="Normal_5f_Pool11" office:value-type="string" calcext:value-type="string">
            <text:p>TGCTGTTGACAGTGAGCGATCGGCAGTGATCACTGTCCTATAGTGAAGCCACAGATGTATAGGACAGTGATCACTGCCG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APEX1.1358</text:p>
          </table:table-cell>
          <table:table-cell table:style-name="Normal_5f_Pool11" office:value-type="string" calcext:value-type="string">
            <text:p>TGCTGTTGACAGTGAGCGATCCTGTGATAGAGTTCTTTTATAGTGAAGCCACAGATGTATAAAAGAACTCTATCACAGG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APEX1.538</text:p>
          </table:table-cell>
          <table:table-cell table:style-name="Normal_5f_Pool11" office:value-type="string" calcext:value-type="string">
            <text:p>TGCTGTTGACAGTGAGCGACCAGATATACTGTGCCTTCAATAGTGAAGCCACAGATGTATTGAAGGCACAGTATATCTG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APEX1.496</text:p>
          </table:table-cell>
          <table:table-cell table:style-name="Normal_5f_Pool11" office:value-type="string" calcext:value-type="string">
            <text:p>TGCTGTTGACAGTGAGCGATGGATTAAGAAGAAAGGATTATAGTGAAGCCACAGATGTATAATCCTTTCTTCTTAATCC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APEX1.489</text:p>
          </table:table-cell>
          <table:table-cell table:style-name="Normal_5f_Pool11" office:value-type="string" calcext:value-type="string">
            <text:p>TGCTGTTGACAGTGAGCGCTCGAGCCTGGATTAAGAAGAATAGTGAAGCCACAGATGTATTCTTCTTAATCCAGGCTCG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APEX1.557</text:p>
          </table:table-cell>
          <table:table-cell table:style-name="Normal_5f_Pool11" office:value-type="string" calcext:value-type="string">
            <text:p>TGCTGTTGACAGTGAGCGAAAGAGACCAAATGTTCAGAGATAGTGAAGCCACAGATGTATCTCTGAACATTTGGTCTC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BCCIP.445</text:p>
          </table:table-cell>
          <table:table-cell table:style-name="Normal_5f_Pool11" office:value-type="string" calcext:value-type="string">
            <text:p>TGCTGTTGACAGTGAGCGACAGTGTGTTGAACAAATTCAATAGTGAAGCCACAGATGTATTGAATTTGTTCAACACA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BCCIP.755</text:p>
          </table:table-cell>
          <table:table-cell table:style-name="Normal_5f_Pool11" office:value-type="string" calcext:value-type="string">
            <text:p>TGCTGTTGACAGTGAGCGCAAGCTGCGTTAATGTTTGCAATAGTGAAGCCACAGATGTATTGCAAACATTAACGCAG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BCCIP.296</text:p>
          </table:table-cell>
          <table:table-cell table:style-name="Normal_5f_Pool11" office:value-type="string" calcext:value-type="string">
            <text:p>TGCTGTTGACAGTGAGCGACAGAACTAACAGATCTCTTAATAGTGAAGCCACAGATGTATTAAGAGATCTGTTAGTT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BCCIP.682</text:p>
          </table:table-cell>
          <table:table-cell table:style-name="Normal_5f_Pool11" office:value-type="string" calcext:value-type="string">
            <text:p>TGCTGTTGACAGTGAGCGCTACCTTCTGATTAGTAAGACATAGTGAAGCCACAGATGTATGTCTTACTAATCAGAAGGT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BCCIP.187</text:p>
          </table:table-cell>
          <table:table-cell table:style-name="Normal_5f_Pool11" office:value-type="string" calcext:value-type="string">
            <text:p>TGCTGTTGACAGTGAGCGCGACGAGGAAGTGAATATTGAATAGTGAAGCCACAGATGTATTCAATATTCACTTCCTCGTC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BCCIP.444</text:p>
          </table:table-cell>
          <table:table-cell table:style-name="Normal_5f_Pool11" office:value-type="string" calcext:value-type="string">
            <text:p>TGCTGTTGACAGTGAGCGACCAGTGTGTTGAACAAATTCATAGTGAAGCCACAGATGTATGAATTTGTTCAACACACTG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DDIT4.1680</text:p>
          </table:table-cell>
          <table:table-cell table:style-name="Normal_5f_Pool11" office:value-type="string" calcext:value-type="string">
            <text:p>TGCTGTTGACAGTGAGCGCACACTTGATGTTCAAGTATTATAGTGAAGCCACAGATGTATAATACTTGAACATCAAGTG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DDIT4.1360</text:p>
          </table:table-cell>
          <table:table-cell table:style-name="Normal_5f_Pool11" office:value-type="string" calcext:value-type="string">
            <text:p>TGCTGTTGACAGTGAGCGAAAGTGTGTTTGTTGTTTGTTTTAGTGAAGCCACAGATGTAAAACAAACAACAAACACAC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DDIT4.161</text:p>
          </table:table-cell>
          <table:table-cell table:style-name="Normal_5f_Pool11" office:value-type="string" calcext:value-type="string">
            <text:p>TGCTGTTGACAGTGAGCGACACTCTGAGTTCATCAGCAAATAGTGAAGCCACAGATGTATTTGCTGATGAACTCAGAG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DDIT4.1679</text:p>
          </table:table-cell>
          <table:table-cell table:style-name="Normal_5f_Pool11" office:value-type="string" calcext:value-type="string">
            <text:p>TGCTGTTGACAGTGAGCGCTACACTTGATGTTCAAGTATTTAGTGAAGCCACAGATGTAAATACTTGAACATCAAGTGT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DDIT4.1681</text:p>
          </table:table-cell>
          <table:table-cell table:style-name="Normal_5f_Pool11" office:value-type="string" calcext:value-type="string">
            <text:p>TGCTGTTGACAGTGAGCGCCACTTGATGTTCAAGTATTAATAGTGAAGCCACAGATGTATTAATACTTGAACATCAAG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DDIT4.836</text:p>
          </table:table-cell>
          <table:table-cell table:style-name="Normal_5f_Pool11" office:value-type="string" calcext:value-type="string">
            <text:p>TGCTGTTGACAGTGAGCGACACTGGCTTCCGAGTCATCAATAGTGAAGCCACAGATGTATTGATGACTCGGAAGCCAG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NBN.1890</text:p>
          </table:table-cell>
          <table:table-cell table:style-name="Normal_5f_Pool11" office:value-type="string" calcext:value-type="string">
            <text:p>TGCTGTTGACAGTGAGCGAAAGGATGGATATAGAAACAAATAGTGAAGCCACAGATGTATTTGTTTCTATATCCATCC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NBN.858</text:p>
          </table:table-cell>
          <table:table-cell table:style-name="Normal_5f_Pool11" office:value-type="string" calcext:value-type="string">
            <text:p>TGCTGTTGACAGTGAGCGATAGGTTGATAACAGAAGAGAATAGTGAAGCCACAGATGTATTCTCTTCTGTTATCAACCT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NBN.4019</text:p>
          </table:table-cell>
          <table:table-cell table:style-name="Normal_5f_Pool11" office:value-type="string" calcext:value-type="string">
            <text:p>TGCTGTTGACAGTGAGCGCTCGGTGTGTAGTGATGTTTCATAGTGAAGCCACAGATGTATGAAACATCACTACACACCG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NBN.4121</text:p>
          </table:table-cell>
          <table:table-cell table:style-name="Normal_5f_Pool11" office:value-type="string" calcext:value-type="string">
            <text:p>TGCTGTTGACAGTGAGCGATCGGATATATGTATTGAGATATAGTGAAGCCACAGATGTATATCTCAATACATATATCCGA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NBN.1858</text:p>
          </table:table-cell>
          <table:table-cell table:style-name="Normal_5f_Pool11" office:value-type="string" calcext:value-type="string">
            <text:p>TGCTGTTGACAGTGAGCGCCAGGAGGAAGATGTCAATGTTTAGTGAAGCCACAGATGTAAACATTGACATCTTCCTC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NBN.2970</text:p>
          </table:table-cell>
          <table:table-cell table:style-name="Normal_5f_Pool11" office:value-type="string" calcext:value-type="string">
            <text:p>TGCTGTTGACAGTGAGCGCCACCTACATGTTATTCTAGTATAGTGAAGCCACAGATGTATACTAGAATAACATGTAGG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BM38.1632</text:p>
          </table:table-cell>
          <table:table-cell table:style-name="Normal_5f_Pool11" office:value-type="string" calcext:value-type="string">
            <text:p>TGCTGTTGACAGTGAGCGCGACGACGATAGTGTTTCTGTATAGTGAAGCCACAGATGTATACAGAAACACTATCGTCGTC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BM38.1635</text:p>
          </table:table-cell>
          <table:table-cell table:style-name="Normal_5f_Pool11" office:value-type="string" calcext:value-type="string">
            <text:p>TGCTGTTGACAGTGAGCGAGACGATAGTGTTTCTGTATAATAGTGAAGCCACAGATGTATTATACAGAAACACTATCGTC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BM38.1266</text:p>
          </table:table-cell>
          <table:table-cell table:style-name="Normal_5f_Pool11" office:value-type="string" calcext:value-type="string">
            <text:p>TGCTGTTGACAGTGAGCGCAACCTGAAAGCAAGAAGTTAATAGTGAAGCCACAGATGTATTAACTTCTTGCTTTCAGG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BM38.2256</text:p>
          </table:table-cell>
          <table:table-cell table:style-name="Normal_5f_Pool11" office:value-type="string" calcext:value-type="string">
            <text:p>TGCTGTTGACAGTGAGCGCAAGGTAGCTAATCTCATCATATAGTGAAGCCACAGATGTATATGATGAGATTAGCTAC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BM38.1277</text:p>
          </table:table-cell>
          <table:table-cell table:style-name="Normal_5f_Pool11" office:value-type="string" calcext:value-type="string">
            <text:p>TGCTGTTGACAGTGAGCGAAAGAAGTTAATGGACTGTTTATAGTGAAGCCACAGATGTATAAACAGTCCATTAACTTC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BM38.2246</text:p>
          </table:table-cell>
          <table:table-cell table:style-name="Normal_5f_Pool11" office:value-type="string" calcext:value-type="string">
            <text:p>TGCTGTTGACAGTGAGCGATCAGAGAATAAAGGTAGCTAATAGTGAAGCCACAGATGTATTAGCTACCTTTATTCTCTG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PS3.508</text:p>
          </table:table-cell>
          <table:table-cell table:style-name="Normal_5f_Pool11" office:value-type="string" calcext:value-type="string">
            <text:p>TGCTGTTGACAGTGAGCGCCAGCGGAGACCCTGTTAACTATAGTGAAGCCACAGATGTATAGTTAACAGGGTCTCCG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PS3.163</text:p>
          </table:table-cell>
          <table:table-cell table:style-name="Normal_5f_Pool11" office:value-type="string" calcext:value-type="string">
            <text:p>TGCTGTTGACAGTGAGCGACAGGACAGAAATCATTATCTTTAGTGAAGCCACAGATGTAAAGATAATGATTTCTGTC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PS3.164</text:p>
          </table:table-cell>
          <table:table-cell table:style-name="Normal_5f_Pool11" office:value-type="string" calcext:value-type="string">
            <text:p>TGCTGTTGACAGTGAGCGAAGGACAGAAATCATTATCTTATAGTGAAGCCACAGATGTATAAGATAATGATTTCTGTCC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PS3.36</text:p>
          </table:table-cell>
          <table:table-cell table:style-name="Normal_5f_Pool11" office:value-type="string" calcext:value-type="string">
            <text:p>TGCTGTTGACAGTGAGCGACAGTGCAAATATCCAAGAAGATAGTGAAGCCACAGATGTATCTTCTTGGATATTTGCA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PS3.230</text:p>
          </table:table-cell>
          <table:table-cell table:style-name="Normal_5f_Pool11" office:value-type="string" calcext:value-type="string">
            <text:p>TGCTGTTGACAGTGAGCGCCGGGAACTGACTGCTGTAGTTTAGTGAAGCCACAGATGTAAACTACAGCAGTCAGTTCCC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PS3.25</text:p>
          </table:table-cell>
          <table:table-cell table:style-name="Normal_5f_Pool11" office:value-type="string" calcext:value-type="string">
            <text:p>TGCTGTTGACAGTGAGCGACGGCAAGATGGCAGTGCAAATTAGTGAAGCCACAGATGTAATTTGCACTGCCATCTTGCC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OX4.2293</text:p>
          </table:table-cell>
          <table:table-cell table:style-name="Normal_5f_Pool11" office:value-type="string" calcext:value-type="string">
            <text:p>TGCTGTTGACAGTGAGCGCAAGGACAGACGAAGAGTTTAATAGTGAAGCCACAGATGTATTAAACTCTTCGTCTGTC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OX4.2300</text:p>
          </table:table-cell>
          <table:table-cell table:style-name="Normal_5f_Pool11" office:value-type="string" calcext:value-type="string">
            <text:p>TGCTGTTGACAGTGAGCGCGACGAAGAGTTTAAAGAGAAATAGTGAAGCCACAGATGTATTTCTCTTTAAACTCTTCGTC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OX4.4497</text:p>
          </table:table-cell>
          <table:table-cell table:style-name="Normal_5f_Pool11" office:value-type="string" calcext:value-type="string">
            <text:p>TGCTGTTGACAGTGAGCGCCAGGTTTATAGCTGTTGTGTTTAGTGAAGCCACAGATGTAAACACAACAGCTATAAAC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OX4.4446</text:p>
          </table:table-cell>
          <table:table-cell table:style-name="Normal_5f_Pool11" office:value-type="string" calcext:value-type="string">
            <text:p>TGCTGTTGACAGTGAGCGATCGCTAAATATAATTGTTTTATAGTGAAGCCACAGATGTATAAAACAATTATATTTAGCGA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OX4.4776</text:p>
          </table:table-cell>
          <table:table-cell table:style-name="Normal_5f_Pool11" office:value-type="string" calcext:value-type="string">
            <text:p>TGCTGTTGACAGTGAGCGACAGCTAATCATGTCAAGTTCATAGTGAAGCCACAGATGTATGAACTTGACATGATTAG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OX4.2298</text:p>
          </table:table-cell>
          <table:table-cell table:style-name="Normal_5f_Pool11" office:value-type="string" calcext:value-type="string">
            <text:p>TGCTGTTGACAGTGAGCGCCAGACGAAGAGTTTAAAGAGATAGTGAAGCCACAGATGTATCTCTTTAAACTCTTCGT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SP3.559</text:p>
          </table:table-cell>
          <table:table-cell table:style-name="Normal_5f_Pool11" office:value-type="string" calcext:value-type="string">
            <text:p>TGCTGTTGACAGTGAGCGCCAGCAAGTTATTAAAAGTAAATAGTGAAGCCACAGATGTATTTACTTTTAATAACTTG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SP3.2131</text:p>
          </table:table-cell>
          <table:table-cell table:style-name="Normal_5f_Pool11" office:value-type="string" calcext:value-type="string">
            <text:p>TGCTGTTGACAGTGAGCGAAAGGATCATGTGTGCACAATATAGTGAAGCCACAGATGTATATTGTGCACACATGATCC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SP3.397</text:p>
          </table:table-cell>
          <table:table-cell table:style-name="Normal_5f_Pool11" office:value-type="string" calcext:value-type="string">
            <text:p>TGCTGTTGACAGTGAGCGATAGCTACAGTACATACTGTTATAGTGAAGCCACAGATGTATAACAGTATGTACTGTAGCTA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SP3.2305</text:p>
          </table:table-cell>
          <table:table-cell table:style-name="Normal_5f_Pool11" office:value-type="string" calcext:value-type="string">
            <text:p>TGCTGTTGACAGTGAGCGCTCAGTTGTACTTGTCCTGCAATAGTGAAGCCACAGATGTATTGCAGGACAAGTACAACTG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SP3.558</text:p>
          </table:table-cell>
          <table:table-cell table:style-name="Normal_5f_Pool11" office:value-type="string" calcext:value-type="string">
            <text:p>TGCTGTTGACAGTGAGCGCACAGCAAGTTATTAAAAGTAATAGTGAAGCCACAGATGTATTACTTTTAATAACTTGCTG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SP3.464</text:p>
          </table:table-cell>
          <table:table-cell table:style-name="Normal_5f_Pool11" office:value-type="string" calcext:value-type="string">
            <text:p>TGCTGTTGACAGTGAGCGCCAGAAAGTCAGAGAACACTTATAGTGAAGCCACAGATGTATAAGTGTTCTCTGACTTT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ASP2.2386</text:p>
          </table:table-cell>
          <table:table-cell table:style-name="Normal_5f_Pool11" office:value-type="string" calcext:value-type="string">
            <text:p>TGCTGTTGACAGTGAGCGCCAGGATCATGTAAATGCTCAATAGTGAAGCCACAGATGTATTGAGCATTTACATGATC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ASP2.3113</text:p>
          </table:table-cell>
          <table:table-cell table:style-name="Normal_5f_Pool11" office:value-type="string" calcext:value-type="string">
            <text:p>TGCTGTTGACAGTGAGCGACAGGATTTGGTTGTTTAAATATAGTGAAGCCACAGATGTATATTTAAACAACCAAATC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ASP2.2944</text:p>
          </table:table-cell>
          <table:table-cell table:style-name="Normal_5f_Pool11" office:value-type="string" calcext:value-type="string">
            <text:p>TGCTGTTGACAGTGAGCGCCAGAGTAGTTTTGGTTTTTAATAGTGAAGCCACAGATGTATTAAAAACCAAAACTACT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ASP2.2998</text:p>
          </table:table-cell>
          <table:table-cell table:style-name="Normal_5f_Pool11" office:value-type="string" calcext:value-type="string">
            <text:p>TGCTGTTGACAGTGAGCGCAAGGTGAGTTCTCACTATGTTTAGTGAAGCCACAGATGTAAACATAGTGAGAACTCACCT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ASP2.2262</text:p>
          </table:table-cell>
          <table:table-cell table:style-name="Normal_5f_Pool11" office:value-type="string" calcext:value-type="string">
            <text:p>TGCTGTTGACAGTGAGCGACACTTCATATCTAGATTTCTATAGTGAAGCCACAGATGTATAGAAATCTAGATATGAAG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ASP2.2493</text:p>
          </table:table-cell>
          <table:table-cell table:style-name="Normal_5f_Pool11" office:value-type="string" calcext:value-type="string">
            <text:p>TGCTGTTGACAGTGAGCGCCATGTTATTGTTTTCAACCTATAGTGAAGCCACAGATGTATAGGTTGAAAACAATAACA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BR5.10849</text:p>
          </table:table-cell>
          <table:table-cell table:style-name="Normal_5f_Pool11" office:value-type="string" calcext:value-type="string">
            <text:p>TGCTGTTGACAGTGAGCGCACGGTTCTAAATGTAAAATAATAGTGAAGCCACAGATGTATTATTTTACATTTAGAACCG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BR5.1959</text:p>
          </table:table-cell>
          <table:table-cell table:style-name="Normal_5f_Pool11" office:value-type="string" calcext:value-type="string">
            <text:p>TGCTGTTGACAGTGAGCGCAAGGAAGAAAATGTTAGAGAATAGTGAAGCCACAGATGTATTCTCTAACATTTTCTTC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BR5.10313</text:p>
          </table:table-cell>
          <table:table-cell table:style-name="Normal_5f_Pool11" office:value-type="string" calcext:value-type="string">
            <text:p>TGCTGTTGACAGTGAGCGCGAGGATAGTCTTCATGTTCAATAGTGAAGCCACAGATGTATTGAACATGAAGACTATCCTC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BR5.9802</text:p>
          </table:table-cell>
          <table:table-cell table:style-name="Normal_5f_Pool11" office:value-type="string" calcext:value-type="string">
            <text:p>TGCTGTTGACAGTGAGCGCCAGAAGAAATGTCAAGTAATATAGTGAAGCCACAGATGTATATTACTTGACATTTCTT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BR5.4061</text:p>
          </table:table-cell>
          <table:table-cell table:style-name="Normal_5f_Pool11" office:value-type="string" calcext:value-type="string">
            <text:p>TGCTGTTGACAGTGAGCGATGGAGTCACTGTGTTGTTGTATAGTGAAGCCACAGATGTATACAACAACACAGTGACTCC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BR5.8028</text:p>
          </table:table-cell>
          <table:table-cell table:style-name="Normal_5f_Pool11" office:value-type="string" calcext:value-type="string">
            <text:p>TGCTGTTGACAGTGAGCGAAAGGTTGAATTGTTTCAGAAATAGTGAAGCCACAGATGTATTTCTGAAACAATTCAACC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AEN.2404</text:p>
          </table:table-cell>
          <table:table-cell table:style-name="Normal_5f_Pool11" office:value-type="string" calcext:value-type="string">
            <text:p>TGCTGTTGACAGTGAGCGCAGGGTTGTAATGAGCACTAAATAGTGAAGCCACAGATGTATTTAGTGCTCATTACAACCC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AEN.2648</text:p>
          </table:table-cell>
          <table:table-cell table:style-name="Normal_5f_Pool11" office:value-type="string" calcext:value-type="string">
            <text:p>TGCTGTTGACAGTGAGCGCCAGCAGCAAGGTTCACGGATATAGTGAAGCCACAGATGTATATCCGTGAACCTTGCTG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AEN.3081</text:p>
          </table:table-cell>
          <table:table-cell table:style-name="Normal_5f_Pool11" office:value-type="string" calcext:value-type="string">
            <text:p>TGCTGTTGACAGTGAGCGCACCATTTGTTCTAGAATAAAATAGTGAAGCCACAGATGTATTTTATTCTAGAACAAATGG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AEN.1028</text:p>
          </table:table-cell>
          <table:table-cell table:style-name="Normal_5f_Pool11" office:value-type="string" calcext:value-type="string">
            <text:p>TGCTGTTGACAGTGAGCGACAGCACAGACATGGAACAGTATAGTGAAGCCACAGATGTATACTGTTCCATGTCTGTG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AEN.542</text:p>
          </table:table-cell>
          <table:table-cell table:style-name="Normal_5f_Pool11" office:value-type="string" calcext:value-type="string">
            <text:p>TGCTGTTGACAGTGAGCGACCGCTGTTCCATTGTGAGCTATAGTGAAGCCACAGATGTATAGCTCACAATGGAACAGCG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AEN.3060</text:p>
          </table:table-cell>
          <table:table-cell table:style-name="Normal_5f_Pool11" office:value-type="string" calcext:value-type="string">
            <text:p>TGCTGTTGACAGTGAGCGCTAAGATCAGCTTTGTTGTAAATAGTGAAGCCACAGATGTATTTACAACAAAGCTGATCTT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BLM.285</text:p>
          </table:table-cell>
          <table:table-cell table:style-name="Normal_5f_Pool11" office:value-type="string" calcext:value-type="string">
            <text:p>TGCTGTTGACAGTGAGCGCAAAGATGTTAATGTTACCGAATAGTGAAGCCACAGATGTATTCGGTAACATTAACATCTT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BLM.1957</text:p>
          </table:table-cell>
          <table:table-cell table:style-name="Normal_5f_Pool11" office:value-type="string" calcext:value-type="string">
            <text:p>TGCTGTTGACAGTGAGCGCCAGAGTCAATTCAGAATTATATAGTGAAGCCACAGATGTATATAATTCTGAATTGACT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BLM.1332</text:p>
          </table:table-cell>
          <table:table-cell table:style-name="Normal_5f_Pool11" office:value-type="string" calcext:value-type="string">
            <text:p>TGCTGTTGACAGTGAGCGCACGGAAGTAGATTTTAATAAATAGTGAAGCCACAGATGTATTTATTAAAATCTACTTCCG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BLM.4418</text:p>
          </table:table-cell>
          <table:table-cell table:style-name="Normal_5f_Pool11" office:value-type="string" calcext:value-type="string">
            <text:p>TGCTGTTGACAGTGAGCGCAAAGCTGTTATTCTTGTTATATAGTGAAGCCACAGATGTATATAACAAGAATAACAGCTT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BLM.2919</text:p>
          </table:table-cell>
          <table:table-cell table:style-name="Normal_5f_Pool11" office:value-type="string" calcext:value-type="string">
            <text:p>TGCTGTTGACAGTGAGCGCCAGGTTATCTGTGCTACAATTTAGTGAAGCCACAGATGTAAATTGTAGCACAGATAAC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BLM.925</text:p>
          </table:table-cell>
          <table:table-cell table:style-name="Normal_5f_Pool11" office:value-type="string" calcext:value-type="string">
            <text:p>TGCTGTTGACAGTGAGCGAAAGAAGCTGAATTACATTCAATAGTGAAGCCACAGATGTATTGAATGTAATTCAGCTT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ASP3.2136</text:p>
          </table:table-cell>
          <table:table-cell table:style-name="Normal_5f_Pool11" office:value-type="string" calcext:value-type="string">
            <text:p>TGCTGTTGACAGTGAGCGCAAGGAAAATAGTAATGTTTTATAGTGAAGCCACAGATGTATAAAACATTACTATTTTC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ASP3.1108</text:p>
          </table:table-cell>
          <table:table-cell table:style-name="Normal_5f_Pool11" office:value-type="string" calcext:value-type="string">
            <text:p>TGCTGTTGACAGTGAGCGCCAGGTAGTTGCAATTGAATTATAGTGAAGCCACAGATGTATAATTCAATTGCAACTAC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ASP3.1775</text:p>
          </table:table-cell>
          <table:table-cell table:style-name="Normal_5f_Pool11" office:value-type="string" calcext:value-type="string">
            <text:p>TGCTGTTGACAGTGAGCGCTAGGAACATATGAAAATACAATAGTGAAGCCACAGATGTATTGTATTTTCATATGTTCCT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ASP3.2116</text:p>
          </table:table-cell>
          <table:table-cell table:style-name="Normal_5f_Pool11" office:value-type="string" calcext:value-type="string">
            <text:p>TGCTGTTGACAGTGAGCGCTCTGTTGAAGTTTACAATCAATAGTGAAGCCACAGATGTATTGATTGTAAACTTCAACAG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ASP3.2432</text:p>
          </table:table-cell>
          <table:table-cell table:style-name="Normal_5f_Pool11" office:value-type="string" calcext:value-type="string">
            <text:p>TGCTGTTGACAGTGAGCGCAAGTGTGTTTCTATGTGACAATAGTGAAGCCACAGATGTATTGTCACATAGAAACACA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ASP3.1301</text:p>
          </table:table-cell>
          <table:table-cell table:style-name="Normal_5f_Pool11" office:value-type="string" calcext:value-type="string">
            <text:p>TGCTGTTGACAGTGAGCGCAAGACTGTGTATTCTAGTTTTTAGTGAAGCCACAGATGTAAAAACTAGAATACACAGTCT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SNK1D.3278</text:p>
          </table:table-cell>
          <table:table-cell table:style-name="Normal_5f_Pool11" office:value-type="string" calcext:value-type="string">
            <text:p>TGCTGTTGACAGTGAGCGATGGGAGCTGTGTGTTGAAGTATAGTGAAGCCACAGATGTATACTTCAACACACAGCTCCCA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SNK1D.3646</text:p>
          </table:table-cell>
          <table:table-cell table:style-name="Normal_5f_Pool11" office:value-type="string" calcext:value-type="string">
            <text:p>TGCTGTTGACAGTGAGCGACACTGTATTTGTGTACTTTAATAGTGAAGCCACAGATGTATTAAAGTACACAAATACAG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SNK1D.1675</text:p>
          </table:table-cell>
          <table:table-cell table:style-name="Normal_5f_Pool11" office:value-type="string" calcext:value-type="string">
            <text:p>TGCTGTTGACAGTGAGCGACCGGTCTAGGATCGAAATGTTTAGTGAAGCCACAGATGTAAACATTTCGATCCTAGACCG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SNK1D.2535</text:p>
          </table:table-cell>
          <table:table-cell table:style-name="Normal_5f_Pool11" office:value-type="string" calcext:value-type="string">
            <text:p>TGCTGTTGACAGTGAGCGAAACCGAGAGGTGGTTACTGTATAGTGAAGCCACAGATGTATACAGTAACCACCTCTCGG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SNK1D.1936</text:p>
          </table:table-cell>
          <table:table-cell table:style-name="Normal_5f_Pool11" office:value-type="string" calcext:value-type="string">
            <text:p>TGCTGTTGACAGTGAGCGCACCAATCTTCTACTTGGTTAATAGTGAAGCCACAGATGTATTAACCAAGTAGAAGATTGG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SNK1D.999</text:p>
          </table:table-cell>
          <table:table-cell table:style-name="Normal_5f_Pool11" office:value-type="string" calcext:value-type="string">
            <text:p>TGCTGTTGACAGTGAGCGAACCAAGAGACAGAAATACGAATAGTGAAGCCACAGATGTATTCGTATTTCTGTCTCTTGG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DDB2.1471</text:p>
          </table:table-cell>
          <table:table-cell table:style-name="Normal_5f_Pool11" office:value-type="string" calcext:value-type="string">
            <text:p>TGCTGTTGACAGTGAGCGAACGGAAGTGAGAGACACTAAATAGTGAAGCCACAGATGTATTTAGTGTCTCTCACTTCCG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DDB2.1470</text:p>
          </table:table-cell>
          <table:table-cell table:style-name="Normal_5f_Pool11" office:value-type="string" calcext:value-type="string">
            <text:p>TGCTGTTGACAGTGAGCGCCACGGAAGTGAGAGACACTAATAGTGAAGCCACAGATGTATTAGTGTCTCTCACTTCCG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DDB2.1732</text:p>
          </table:table-cell>
          <table:table-cell table:style-name="Normal_5f_Pool11" office:value-type="string" calcext:value-type="string">
            <text:p>TGCTGTTGACAGTGAGCGACAAGGTTATCTTGGAACTAAATAGTGAAGCCACAGATGTATTTAGTTCCAAGATAACCT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DDB2.980</text:p>
          </table:table-cell>
          <table:table-cell table:style-name="Normal_5f_Pool11" office:value-type="string" calcext:value-type="string">
            <text:p>TGCTGTTGACAGTGAGCGATCCGTAGATCAAACAGTGAAATAGTGAAGCCACAGATGTATTTCACTGTTTGATCTACGG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DDB2.328</text:p>
          </table:table-cell>
          <table:table-cell table:style-name="Normal_5f_Pool11" office:value-type="string" calcext:value-type="string">
            <text:p>TGCTGTTGACAGTGAGCGATAGCAGAAGATGTGACTCAGATAGTGAAGCCACAGATGTATCTGAGTCACATCTTCTGCT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DDB2.1784</text:p>
          </table:table-cell>
          <table:table-cell table:style-name="Normal_5f_Pool11" office:value-type="string" calcext:value-type="string">
            <text:p>TGCTGTTGACAGTGAGCGAAGGGATCAAGCAGTTATTTGATAGTGAAGCCACAGATGTATCAAATAACTGCTTGATCCC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FANCF.1460</text:p>
          </table:table-cell>
          <table:table-cell table:style-name="Normal_5f_Pool11" office:value-type="string" calcext:value-type="string">
            <text:p>TGCTGTTGACAGTGAGCGACAGCTTTAAAGTGACAAACAATAGTGAAGCCACAGATGTATTGTTTGTCACTTTAAAG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FANCF.2907</text:p>
          </table:table-cell>
          <table:table-cell table:style-name="Normal_5f_Pool11" office:value-type="string" calcext:value-type="string">
            <text:p>TGCTGTTGACAGTGAGCGCCACACTATGATTTACAATAAATAGTGAAGCCACAGATGTATTTATTGTAAATCATAGTG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FANCF.1035</text:p>
          </table:table-cell>
          <table:table-cell table:style-name="Normal_5f_Pool11" office:value-type="string" calcext:value-type="string">
            <text:p>TGCTGTTGACAGTGAGCGACAGGATGGAGATTTTGAAGTATAGTGAAGCCACAGATGTATACTTCAAAATCTCCATC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FANCF.3078</text:p>
          </table:table-cell>
          <table:table-cell table:style-name="Normal_5f_Pool11" office:value-type="string" calcext:value-type="string">
            <text:p>TGCTGTTGACAGTGAGCGCACGCTAAAAGATTAAGTAAAATAGTGAAGCCACAGATGTATTTTACTTAATCTTTTAGCG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FANCF.3077</text:p>
          </table:table-cell>
          <table:table-cell table:style-name="Normal_5f_Pool11" office:value-type="string" calcext:value-type="string">
            <text:p>TGCTGTTGACAGTGAGCGCTACGCTAAAAGATTAAGTAAATAGTGAAGCCACAGATGTATTTACTTAATCTTTTAGCGT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FANCF.2567</text:p>
          </table:table-cell>
          <table:table-cell table:style-name="Normal_5f_Pool11" office:value-type="string" calcext:value-type="string">
            <text:p>TGCTGTTGACAGTGAGCGCAAAGAGTTGTATAATCTTGTATAGTGAAGCCACAGATGTATACAAGATTATACAACTCT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IRF7.1612</text:p>
          </table:table-cell>
          <table:table-cell table:style-name="Normal_5f_Pool11" office:value-type="string" calcext:value-type="string">
            <text:p>TGCTGTTGACAGTGAGCGAAGGGTGTGTCTTCCCTGGATATAGTGAAGCCACAGATGTATATCCAGGGAAGACACACCC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IRF7.1667</text:p>
          </table:table-cell>
          <table:table-cell table:style-name="Normal_5f_Pool11" office:value-type="string" calcext:value-type="string">
            <text:p>TGCTGTTGACAGTGAGCGCCAGCCTCTATGACGACATCGATAGTGAAGCCACAGATGTATCGATGTCGTCATAGAGG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IRF7.1724</text:p>
          </table:table-cell>
          <table:table-cell table:style-name="Normal_5f_Pool11" office:value-type="string" calcext:value-type="string">
            <text:p>TGCTGTTGACAGTGAGCGCCCCAGTCTAATGAGAACTCCATAGTGAAGCCACAGATGTATGGAGTTCTCATTAGACTGG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IRF7.1781</text:p>
          </table:table-cell>
          <table:table-cell table:style-name="Normal_5f_Pool11" office:value-type="string" calcext:value-type="string">
            <text:p>TGCTGTTGACAGTGAGCGACGCCCAGTCTAATAAAAAGAATAGTGAAGCCACAGATGTATTCTTTTTATTAGACTGGGC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IRF7.1780</text:p>
          </table:table-cell>
          <table:table-cell table:style-name="Normal_5f_Pool11" office:value-type="string" calcext:value-type="string">
            <text:p>TGCTGTTGACAGTGAGCGACCGCCCAGTCTAATAAAAAGATAGTGAAGCCACAGATGTATCTTTTTATTAGACTGGGCG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IRF7.1325</text:p>
          </table:table-cell>
          <table:table-cell table:style-name="Normal_5f_Pool11" office:value-type="string" calcext:value-type="string">
            <text:p>TGCTGTTGACAGTGAGCGACAAGTGCAAGGTGTACTGGGATAGTGAAGCCACAGATGTATCCCAGTACACCTTGCACT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P100.514</text:p>
          </table:table-cell>
          <table:table-cell table:style-name="Normal_5f_Pool11" office:value-type="string" calcext:value-type="string">
            <text:p>TGCTGTTGACAGTGAGCGCAGCACTGTTCAGCGATGTCAATAGTGAAGCCACAGATGTATTGACATCGCTGAACAGTGC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P100.1756</text:p>
          </table:table-cell>
          <table:table-cell table:style-name="Normal_5f_Pool11" office:value-type="string" calcext:value-type="string">
            <text:p>TGCTGTTGACAGTGAGCGAAAGGCATAGATCTAAAGTAAATAGTGAAGCCACAGATGTATTTACTTTAGATCTATGC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P100.887</text:p>
          </table:table-cell>
          <table:table-cell table:style-name="Normal_5f_Pool11" office:value-type="string" calcext:value-type="string">
            <text:p>TGCTGTTGACAGTGAGCGATGCGAACAAATTGCTGTCCAATAGTGAAGCCACAGATGTATTGGACAGCAATTTGTTCGC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P100.414</text:p>
          </table:table-cell>
          <table:table-cell table:style-name="Normal_5f_Pool11" office:value-type="string" calcext:value-type="string">
            <text:p>TGCTGTTGACAGTGAGCGAAAGATTCTCAAGATTCTTGTATAGTGAAGCCACAGATGTATACAAGAATCTTGAGAAT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P100.1693</text:p>
          </table:table-cell>
          <table:table-cell table:style-name="Normal_5f_Pool11" office:value-type="string" calcext:value-type="string">
            <text:p>TGCTGTTGACAGTGAGCGCTACCATGGATGTTGAAAACAATAGTGAAGCCACAGATGTATTGTTTTCAACATCCATGGT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P100.284</text:p>
          </table:table-cell>
          <table:table-cell table:style-name="Normal_5f_Pool11" office:value-type="string" calcext:value-type="string">
            <text:p>TGCTGTTGACAGTGAGCGAAGGCTGCTCTATGACATTGTATAGTGAAGCCACAGATGTATACAATGTCATAGAGCAGCC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HD1L.2972</text:p>
          </table:table-cell>
          <table:table-cell table:style-name="Normal_5f_Pool11" office:value-type="string" calcext:value-type="string">
            <text:p>TGCTGTTGACAGTGAGCGACAGCTTGCTAGTTGCATAATATAGTGAAGCCACAGATGTATATTATGCAACTAGCAAG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HD1L.1600</text:p>
          </table:table-cell>
          <table:table-cell table:style-name="Normal_5f_Pool11" office:value-type="string" calcext:value-type="string">
            <text:p>TGCTGTTGACAGTGAGCGCCCAGTTGAGTGAGATACTCAATAGTGAAGCCACAGATGTATTGAGTATCTCACTCAACTG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HD1L.1184</text:p>
          </table:table-cell>
          <table:table-cell table:style-name="Normal_5f_Pool11" office:value-type="string" calcext:value-type="string">
            <text:p>TGCTGTTGACAGTGAGCGACAGATGTTGGATATTCTCCAATAGTGAAGCCACAGATGTATTGGAGAATATCCAACAT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HD1L.977</text:p>
          </table:table-cell>
          <table:table-cell table:style-name="Normal_5f_Pool11" office:value-type="string" calcext:value-type="string">
            <text:p>TGCTGTTGACAGTGAGCGAACGGCAAAGAAAGTTAAACTATAGTGAAGCCACAGATGTATAGTTTAACTTTCTTTGCCG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HD1L.2026</text:p>
          </table:table-cell>
          <table:table-cell table:style-name="Normal_5f_Pool11" office:value-type="string" calcext:value-type="string">
            <text:p>TGCTGTTGACAGTGAGCGAAAGGAGACTCATAGAGGAGAATAGTGAAGCCACAGATGTATTCTCCTCTATGAGTCTC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HD1L.1814</text:p>
          </table:table-cell>
          <table:table-cell table:style-name="Normal_5f_Pool11" office:value-type="string" calcext:value-type="string">
            <text:p>TGCTGTTGACAGTGAGCGACCCAGTAAGGAAGACAGAAAATAGTGAAGCCACAGATGTATTTTCTGTCTTCCTTACTGG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DCLRE1C.718</text:p>
          </table:table-cell>
          <table:table-cell table:style-name="Normal_5f_Pool11" office:value-type="string" calcext:value-type="string">
            <text:p>TGCTGTTGACAGTGAGCGACAGGTTCATGTGAATAAGCTATAGTGAAGCCACAGATGTATAGCTTATTCACATGAAC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DCLRE1C.2981</text:p>
          </table:table-cell>
          <table:table-cell table:style-name="Normal_5f_Pool11" office:value-type="string" calcext:value-type="string">
            <text:p>TGCTGTTGACAGTGAGCGCAAGAGACAAACTAATGCACAATAGTGAAGCCACAGATGTATTGTGCATTAGTTTGTCT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DCLRE1C.1776</text:p>
          </table:table-cell>
          <table:table-cell table:style-name="Normal_5f_Pool11" office:value-type="string" calcext:value-type="string">
            <text:p>TGCTGTTGACAGTGAGCGCCAGACCAACAATCAAAGAGAATAGTGAAGCCACAGATGTATTCTCTTTGATTGTTGGT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DCLRE1C.2973</text:p>
          </table:table-cell>
          <table:table-cell table:style-name="Normal_5f_Pool11" office:value-type="string" calcext:value-type="string">
            <text:p>TGCTGTTGACAGTGAGCGCCAGCTGAAAAGAGACAAACTATAGTGAAGCCACAGATGTATAGTTTGTCTCTTTTCAG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DCLRE1C.3333</text:p>
          </table:table-cell>
          <table:table-cell table:style-name="Normal_5f_Pool11" office:value-type="string" calcext:value-type="string">
            <text:p>TGCTGTTGACAGTGAGCGAAAGCGGACAATTAGAATATAATAGTGAAGCCACAGATGTATTATATTCTAATTGTCCG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DCLRE1C.1408</text:p>
          </table:table-cell>
          <table:table-cell table:style-name="Normal_5f_Pool11" office:value-type="string" calcext:value-type="string">
            <text:p>TGCTGTTGACAGTGAGCGAAACAGTGAAAGTGAAGAAGAATAGTGAAGCCACAGATGTATTCTTCTTCACTTTCACTG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GTF2H4.1683</text:p>
          </table:table-cell>
          <table:table-cell table:style-name="Normal_5f_Pool11" office:value-type="string" calcext:value-type="string">
            <text:p>TGCTGTTGACAGTGAGCGAAGGGCTTTTCTTGTTTAATAATAGTGAAGCCACAGATGTATTATTAAACAAGAAAAGCCC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GTF2H4.1682</text:p>
          </table:table-cell>
          <table:table-cell table:style-name="Normal_5f_Pool11" office:value-type="string" calcext:value-type="string">
            <text:p>TGCTGTTGACAGTGAGCGCCAGGGCTTTTCTTGTTTAATATAGTGAAGCCACAGATGTATATTAAACAAGAAAAGCC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GTF2H4.1292</text:p>
          </table:table-cell>
          <table:table-cell table:style-name="Normal_5f_Pool11" office:value-type="string" calcext:value-type="string">
            <text:p>TGCTGTTGACAGTGAGCGACAGCAGATAATCCATTTCCTATAGTGAAGCCACAGATGTATAGGAAATGGATTATCTG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GTF2H4.237</text:p>
          </table:table-cell>
          <table:table-cell table:style-name="Normal_5f_Pool11" office:value-type="string" calcext:value-type="string">
            <text:p>TGCTGTTGACAGTGAGCGCACCGAGTACACCTACAATGCATAGTGAAGCCACAGATGTATGCATTGTAGGTGTACTCGG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GTF2H4.1012</text:p>
          </table:table-cell>
          <table:table-cell table:style-name="Normal_5f_Pool11" office:value-type="string" calcext:value-type="string">
            <text:p>TGCTGTTGACAGTGAGCGCTGGGCTTGTTTTCCAGAGGAATAGTGAAGCCACAGATGTATTCCTCTGGAAAACAAGCCC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GTF2H4.449</text:p>
          </table:table-cell>
          <table:table-cell table:style-name="Normal_5f_Pool11" office:value-type="string" calcext:value-type="string">
            <text:p>TGCTGTTGACAGTGAGCGAAAGGCTCAGGAGGAAAGTACATAGTGAAGCCACAGATGTATGTACTTTCCTCCTGAGCC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CL1.1231</text:p>
          </table:table-cell>
          <table:table-cell table:style-name="Normal_5f_Pool11" office:value-type="string" calcext:value-type="string">
            <text:p>TGCTGTTGACAGTGAGCGCCAGCTTGTAAATGTATTTGTATAGTGAAGCCACAGATGTATACAAATACATTTACAAG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CL1.3284</text:p>
          </table:table-cell>
          <table:table-cell table:style-name="Normal_5f_Pool11" office:value-type="string" calcext:value-type="string">
            <text:p>TGCTGTTGACAGTGAGCGAAAGGGTTAGGACCAACTACAATAGTGAAGCCACAGATGTATTGTAGTTGGTCCTAACC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CL1.1421</text:p>
          </table:table-cell>
          <table:table-cell table:style-name="Normal_5f_Pool11" office:value-type="string" calcext:value-type="string">
            <text:p>TGCTGTTGACAGTGAGCGCACAGAACGAATTGATGTGTAATAGTGAAGCCACAGATGTATTACACATCAATTCGTTCTG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CL1.1936</text:p>
          </table:table-cell>
          <table:table-cell table:style-name="Normal_5f_Pool11" office:value-type="string" calcext:value-type="string">
            <text:p>TGCTGTTGACAGTGAGCGATAAGCCTAGTATGTCAATAAATAGTGAAGCCACAGATGTATTTATTGACATACTAGGCTT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CL1.767</text:p>
          </table:table-cell>
          <table:table-cell table:style-name="Normal_5f_Pool11" office:value-type="string" calcext:value-type="string">
            <text:p>TGCTGTTGACAGTGAGCGCAAGAAGCAAAGTTCAGTTTCATAGTGAAGCCACAGATGTATGAAACTGAACTTTGCTT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CL1.2515</text:p>
          </table:table-cell>
          <table:table-cell table:style-name="Normal_5f_Pool11" office:value-type="string" calcext:value-type="string">
            <text:p>TGCTGTTGACAGTGAGCGCAACCTCAGAGTTTAAAAGCTATAGTGAAGCCACAGATGTATAGCTTTTAAACTCTGAGG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US81.2289</text:p>
          </table:table-cell>
          <table:table-cell table:style-name="Normal_5f_Pool11" office:value-type="string" calcext:value-type="string">
            <text:p>TGCTGTTGACAGTGAGCGCCCAGTTGGTCCTCATCAAATATAGTGAAGCCACAGATGTATATTTGATGAGGACCAACTG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US81.1965</text:p>
          </table:table-cell>
          <table:table-cell table:style-name="Normal_5f_Pool11" office:value-type="string" calcext:value-type="string">
            <text:p>TGCTGTTGACAGTGAGCGACAGGACCTTATCCCAGCTCTATAGTGAAGCCACAGATGTATAGAGCTGGGATAAGGTC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US81.2115</text:p>
          </table:table-cell>
          <table:table-cell table:style-name="Normal_5f_Pool11" office:value-type="string" calcext:value-type="string">
            <text:p>TGCTGTTGACAGTGAGCGAAGCCATATGTGTCATGTAGAATAGTGAAGCCACAGATGTATTCTACATGACACATATGGC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US81.2290</text:p>
          </table:table-cell>
          <table:table-cell table:style-name="Normal_5f_Pool11" office:value-type="string" calcext:value-type="string">
            <text:p>TGCTGTTGACAGTGAGCGACAGTTGGTCCTCATCAAATAATAGTGAAGCCACAGATGTATTATTTGATGAGGACCAA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US81.2287</text:p>
          </table:table-cell>
          <table:table-cell table:style-name="Normal_5f_Pool11" office:value-type="string" calcext:value-type="string">
            <text:p>TGCTGTTGACAGTGAGCGCCACCAGTTGGTCCTCATCAAATAGTGAAGCCACAGATGTATTTGATGAGGACCAACTGG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US81.468</text:p>
          </table:table-cell>
          <table:table-cell table:style-name="Normal_5f_Pool11" office:value-type="string" calcext:value-type="string">
            <text:p>TGCTGTTGACAGTGAGCGACACGCGCTTCGTATTTCAGAATAGTGAAGCCACAGATGTATTCTGAAATACGAAGCGCG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YC.2210</text:p>
          </table:table-cell>
          <table:table-cell table:style-name="Normal_5f_Pool11" office:value-type="string" calcext:value-type="string">
            <text:p>TGCTGTTGACAGTGAGCGCCAGAATTTCAATCCTAGTATATAGTGAAGCCACAGATGTATATACTAGGATTGAAATT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YC.598</text:p>
          </table:table-cell>
          <table:table-cell table:style-name="Normal_5f_Pool11" office:value-type="string" calcext:value-type="string">
            <text:p>TGCTGTTGACAGTGAGCGCCAGGAACTATGACCTCGACTATAGTGAAGCCACAGATGTATAGTCGAGGTCATAGTTC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YC.1742</text:p>
          </table:table-cell>
          <table:table-cell table:style-name="Normal_5f_Pool11" office:value-type="string" calcext:value-type="string">
            <text:p>TGCTGTTGACAGTGAGCGACCCAAGGTAGTTATCCTTAAATAGTGAAGCCACAGATGTATTTAAGGATAACTACCTTGG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YC.1715</text:p>
          </table:table-cell>
          <table:table-cell table:style-name="Normal_5f_Pool11" office:value-type="string" calcext:value-type="string">
            <text:p>TGCTGTTGACAGTGAGCGACCGGAGTTGGAAAACAATGAATAGTGAAGCCACAGATGTATTCATTGTTTTCCAACTCCG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YC.929</text:p>
          </table:table-cell>
          <table:table-cell table:style-name="Normal_5f_Pool11" office:value-type="string" calcext:value-type="string">
            <text:p>TGCTGTTGACAGTGAGCGAGACGACGAGACCTTCATCAAATAGTGAAGCCACAGATGTATTTGATGAAGGTCTCGTCGTC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YC.2199</text:p>
          </table:table-cell>
          <table:table-cell table:style-name="Normal_5f_Pool11" office:value-type="string" calcext:value-type="string">
            <text:p>TGCTGTTGACAGTGAGCGCTAGCAGTTACACAGAATTTCATAGTGAAGCCACAGATGTATGAAATTCTGTGTAACTGCT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NONO.2854</text:p>
          </table:table-cell>
          <table:table-cell table:style-name="Normal_5f_Pool11" office:value-type="string" calcext:value-type="string">
            <text:p>TGCTGTTGACAGTGAGCGACAGCATCAACCTATTAAAATATAGTGAAGCCACAGATGTATATTTTAATAGGTTGATG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NONO.682</text:p>
          </table:table-cell>
          <table:table-cell table:style-name="Normal_5f_Pool11" office:value-type="string" calcext:value-type="string">
            <text:p>TGCTGTTGACAGTGAGCGACAGGCGAAGTCTTCATTCATATAGTGAAGCCACAGATGTATATGAATGAAGACTTCGC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NONO.1091</text:p>
          </table:table-cell>
          <table:table-cell table:style-name="Normal_5f_Pool11" office:value-type="string" calcext:value-type="string">
            <text:p>TGCTGTTGACAGTGAGCGCTCCAGAGAAGCTGGTTATAAATAGTGAAGCCACAGATGTATTTATAACCAGCTTCTCTGG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NONO.683</text:p>
          </table:table-cell>
          <table:table-cell table:style-name="Normal_5f_Pool11" office:value-type="string" calcext:value-type="string">
            <text:p>TGCTGTTGACAGTGAGCGAAGGCGAAGTCTTCATTCATAATAGTGAAGCCACAGATGTATTATGAATGAAGACTTCGCC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NONO.1092</text:p>
          </table:table-cell>
          <table:table-cell table:style-name="Normal_5f_Pool11" office:value-type="string" calcext:value-type="string">
            <text:p>TGCTGTTGACAGTGAGCGCCCAGAGAAGCTGGTTATAAAATAGTGAAGCCACAGATGTATTTTATAACCAGCTTCTCTG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NONO.318</text:p>
          </table:table-cell>
          <table:table-cell table:style-name="Normal_5f_Pool11" office:value-type="string" calcext:value-type="string">
            <text:p>TGCTGTTGACAGTGAGCGACAGCCAATAGAATCTAAGAAATAGTGAAGCCACAGATGTATTTCTTAGATTCTATTGG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ALB2.736</text:p>
          </table:table-cell>
          <table:table-cell table:style-name="Normal_5f_Pool11" office:value-type="string" calcext:value-type="string">
            <text:p>TGCTGTTGACAGTGAGCGCCAGGAAGAAATCAGTAGCAAATAGTGAAGCCACAGATGTATTTGCTACTGATTTCTTC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ALB2.1610</text:p>
          </table:table-cell>
          <table:table-cell table:style-name="Normal_5f_Pool11" office:value-type="string" calcext:value-type="string">
            <text:p>TGCTGTTGACAGTGAGCGCCAGGACAACCAAGTTCAAGAATAGTGAAGCCACAGATGTATTCTTGAACTTGGTTGTC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ALB2.539</text:p>
          </table:table-cell>
          <table:table-cell table:style-name="Normal_5f_Pool11" office:value-type="string" calcext:value-type="string">
            <text:p>TGCTGTTGACAGTGAGCGACAGGAGGATTACCTATACAAATAGTGAAGCCACAGATGTATTTGTATAGGTAATCCTC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ALB2.1418</text:p>
          </table:table-cell>
          <table:table-cell table:style-name="Normal_5f_Pool11" office:value-type="string" calcext:value-type="string">
            <text:p>TGCTGTTGACAGTGAGCGACAGAATATTATGTTAGAACAATAGTGAAGCCACAGATGTATTGTTCTAACATAATATT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ALB2.2840</text:p>
          </table:table-cell>
          <table:table-cell table:style-name="Normal_5f_Pool11" office:value-type="string" calcext:value-type="string">
            <text:p>TGCTGTTGACAGTGAGCGACCGGTTGTAAAGAGCCATGTATAGTGAAGCCACAGATGTATACATGGCTCTTTACAACCG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ALB2.893</text:p>
          </table:table-cell>
          <table:table-cell table:style-name="Normal_5f_Pool11" office:value-type="string" calcext:value-type="string">
            <text:p>TGCTGTTGACAGTGAGCGCAAGGTGTTGATACATTCCTAATAGTGAAGCCACAGATGTATTAGGAATGTATCAACAC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MAIP1.1224</text:p>
          </table:table-cell>
          <table:table-cell table:style-name="Normal_5f_Pool11" office:value-type="string" calcext:value-type="string">
            <text:p>TGCTGTTGACAGTGAGCGCCAGAAGTAACTTGATAAGATATAGTGAAGCCACAGATGTATATCTTATCAAGTTACTT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MAIP1.517</text:p>
          </table:table-cell>
          <table:table-cell table:style-name="Normal_5f_Pool11" office:value-type="string" calcext:value-type="string">
            <text:p>TGCTGTTGACAGTGAGCGCACGGAAGATGGAATACATCAATAGTGAAGCCACAGATGTATTGATGTATTCCATCTTCCG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MAIP1.1106</text:p>
          </table:table-cell>
          <table:table-cell table:style-name="Normal_5f_Pool11" office:value-type="string" calcext:value-type="string">
            <text:p>TGCTGTTGACAGTGAGCGATAGACTGAACATTCAATATAATAGTGAAGCCACAGATGTATTATATTGAATGTTCAGTCTA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MAIP1.1543</text:p>
          </table:table-cell>
          <table:table-cell table:style-name="Normal_5f_Pool11" office:value-type="string" calcext:value-type="string">
            <text:p>TGCTGTTGACAGTGAGCGATGGGCTATATACAGTCCTCAATAGTGAAGCCACAGATGTATTGAGGACTGTATATAGCCC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MAIP1.283</text:p>
          </table:table-cell>
          <table:table-cell table:style-name="Normal_5f_Pool11" office:value-type="string" calcext:value-type="string">
            <text:p>TGCTGTTGACAGTGAGCGAGAAGTCGAGTGTGCTACTCAATAGTGAAGCCACAGATGTATTGAGTAGCACACTCGACTTC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MAIP1.1785</text:p>
          </table:table-cell>
          <table:table-cell table:style-name="Normal_5f_Pool11" office:value-type="string" calcext:value-type="string">
            <text:p>TGCTGTTGACAGTGAGCGCAAGATTGTTTATTTAGTGGTATAGTGAAGCCACAGATGTATACCACTAAATAAACAATCT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G2.766</text:p>
          </table:table-cell>
          <table:table-cell table:style-name="Normal_5f_Pool11" office:value-type="string" calcext:value-type="string">
            <text:p>TGCTGTTGACAGTGAGCGACAGATACGAAATGGTGTTAAATAGTGAAGCCACAGATGTATTTAACACCATTTCGTAT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G2.558</text:p>
          </table:table-cell>
          <table:table-cell table:style-name="Normal_5f_Pool11" office:value-type="string" calcext:value-type="string">
            <text:p>TGCTGTTGACAGTGAGCGCACGCGAAATCTTGCAAGACAATAGTGAAGCCACAGATGTATTGTCTTGCAAGATTTCGCG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G2.1467</text:p>
          </table:table-cell>
          <table:table-cell table:style-name="Normal_5f_Pool11" office:value-type="string" calcext:value-type="string">
            <text:p>TGCTGTTGACAGTGAGCGAAAGCAGAGACACCACAATGAATAGTGAAGCCACAGATGTATTCATTGTGGTGTCTCTG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G2.806</text:p>
          </table:table-cell>
          <table:table-cell table:style-name="Normal_5f_Pool11" office:value-type="string" calcext:value-type="string">
            <text:p>TGCTGTTGACAGTGAGCGAAAGCTTCGTTAGTATGGTTTATAGTGAAGCCACAGATGTATAAACCATACTAACGAAG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G2.559</text:p>
          </table:table-cell>
          <table:table-cell table:style-name="Normal_5f_Pool11" office:value-type="string" calcext:value-type="string">
            <text:p>TGCTGTTGACAGTGAGCGCCGCGAAATCTTGCAAGACAAATAGTGAAGCCACAGATGTATTTGTCTTGCAAGATTTCGC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G2.770</text:p>
          </table:table-cell>
          <table:table-cell table:style-name="Normal_5f_Pool11" office:value-type="string" calcext:value-type="string">
            <text:p>TGCTGTTGACAGTGAGCGCTACGAAATGGTGTTAAAAGTATAGTGAAGCCACAGATGTATACTTTTAACACCATTTCGT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E4.1418</text:p>
          </table:table-cell>
          <table:table-cell table:style-name="Normal_5f_Pool11" office:value-type="string" calcext:value-type="string">
            <text:p>TGCTGTTGACAGTGAGCGCCAGCTACTTTAAGTTGTGTAATAGTGAAGCCACAGATGTATTACACAACTTAAAGTAG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E4.5089</text:p>
          </table:table-cell>
          <table:table-cell table:style-name="Normal_5f_Pool11" office:value-type="string" calcext:value-type="string">
            <text:p>TGCTGTTGACAGTGAGCGCAACAATGAAGATGCAGTTAAATAGTGAAGCCACAGATGTATTTAACTGCATCTTCATTG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E4.1808</text:p>
          </table:table-cell>
          <table:table-cell table:style-name="Normal_5f_Pool11" office:value-type="string" calcext:value-type="string">
            <text:p>TGCTGTTGACAGTGAGCGCTAGGTCTGTCTTCTACGTTTATAGTGAAGCCACAGATGTATAAACGTAGAAGACAGACCT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E4.2805</text:p>
          </table:table-cell>
          <table:table-cell table:style-name="Normal_5f_Pool11" office:value-type="string" calcext:value-type="string">
            <text:p>TGCTGTTGACAGTGAGCGCAAGCTTCAACTTAGTAAAGAATAGTGAAGCCACAGATGTATTCTTTACTAAGTTGAAG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E4.4180</text:p>
          </table:table-cell>
          <table:table-cell table:style-name="Normal_5f_Pool11" office:value-type="string" calcext:value-type="string">
            <text:p>TGCTGTTGACAGTGAGCGAACCCAGCGATGTGTTGCAGAATAGTGAAGCCACAGATGTATTCTGCAACACATCGCTGGG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E4.2146</text:p>
          </table:table-cell>
          <table:table-cell table:style-name="Normal_5f_Pool11" office:value-type="string" calcext:value-type="string">
            <text:p>TGCTGTTGACAGTGAGCGACAGCTTGTAAAGATTCTCCAATAGTGAAGCCACAGATGTATTGGAGAATCTTTACAAG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BA52.466</text:p>
          </table:table-cell>
          <table:table-cell table:style-name="Normal_5f_Pool11" office:value-type="string" calcext:value-type="string">
            <text:p>TGCTGTTGACAGTGAGCGCCCCAAGAAGAAGGTCAAATAATAGTGAAGCCACAGATGTATTATTTGACCTTCTTCTTGG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BA52.258</text:p>
          </table:table-cell>
          <table:table-cell table:style-name="Normal_5f_Pool11" office:value-type="string" calcext:value-type="string">
            <text:p>TGCTGTTGACAGTGAGCGACCGCACTCTCTCAGACTACAATAGTGAAGCCACAGATGTATTGTAGTCTGAGAGAGTGCG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BA52.465</text:p>
          </table:table-cell>
          <table:table-cell table:style-name="Normal_5f_Pool11" office:value-type="string" calcext:value-type="string">
            <text:p>TGCTGTTGACAGTGAGCGATCCCAAGAAGAAGGTCAAATATAGTGAAGCCACAGATGTATATTTGACCTTCTTCTTGGGA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BA52.1731</text:p>
          </table:table-cell>
          <table:table-cell table:style-name="Normal_5f_Pool11" office:value-type="string" calcext:value-type="string">
            <text:p>TGCTGTTGACAGTGAGCGACACAGACCAATTCCTGTTTTATAGTGAAGCCACAGATGTATAAAACAGGAATTGGTCTG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BA52.913</text:p>
          </table:table-cell>
          <table:table-cell table:style-name="Normal_5f_Pool11" office:value-type="string" calcext:value-type="string">
            <text:p>TGCTGTTGACAGTGAGCGAAACGTTGATTCTCAAATTTTTTAGTGAAGCCACAGATGTAAAAAATTTGAGAATCAACG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BA52.1461</text:p>
          </table:table-cell>
          <table:table-cell table:style-name="Normal_5f_Pool11" office:value-type="string" calcext:value-type="string">
            <text:p>TGCTGTTGACAGTGAGCGATCCTATGATAATCACTCTTAATAGTGAAGCCACAGATGTATTAAGAGTGATTATCATAGG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XRCC4.374</text:p>
          </table:table-cell>
          <table:table-cell table:style-name="Normal_5f_Pool11" office:value-type="string" calcext:value-type="string">
            <text:p>TGCTGTTGACAGTGAGCGACAGCTGATGTATACACGTTTATAGTGAAGCCACAGATGTATAAACGTGTATACATCAG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XRCC4.1000</text:p>
          </table:table-cell>
          <table:table-cell table:style-name="Normal_5f_Pool11" office:value-type="string" calcext:value-type="string">
            <text:p>TGCTGTTGACAGTGAGCGCCAGGAGAATCAGCTTCAAGAATAGTGAAGCCACAGATGTATTCTTGAAGCTGATTCTC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XRCC4.669</text:p>
          </table:table-cell>
          <table:table-cell table:style-name="Normal_5f_Pool11" office:value-type="string" calcext:value-type="string">
            <text:p>TGCTGTTGACAGTGAGCGCGCGGTTTATTCTGGTGTTGAATAGTGAAGCCACAGATGTATTCAACACCAGAATAAACCGC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XRCC4.598</text:p>
          </table:table-cell>
          <table:table-cell table:style-name="Normal_5f_Pool11" office:value-type="string" calcext:value-type="string">
            <text:p>TGCTGTTGACAGTGAGCGCTGGAATGATGTTCAAGGACGATAGTGAAGCCACAGATGTATCGTCCTTGAACATCATTCC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XRCC4.490</text:p>
          </table:table-cell>
          <table:table-cell table:style-name="Normal_5f_Pool11" office:value-type="string" calcext:value-type="string">
            <text:p>TGCTGTTGACAGTGAGCGACCAGCTGAAGTCATTAGAGAATAGTGAAGCCACAGATGTATTCTCTAATGACTTCAGCTG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XRCC4.562</text:p>
          </table:table-cell>
          <table:table-cell table:style-name="Normal_5f_Pool11" office:value-type="string" calcext:value-type="string">
            <text:p>TGCTGTTGACAGTGAGCGACACCTGCAGAAAGAAAATGAATAGTGAAGCCACAGATGTATTCATTTTCTTTCTGCAGG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ACTL6A.234</text:p>
          </table:table-cell>
          <table:table-cell table:style-name="Normal_5f_Pool11" office:value-type="string" calcext:value-type="string">
            <text:p>TGCTGTTGACAGTGAGCGACACCTACTACATAGATACTAATAGTGAAGCCACAGATGTATTAGTATCTATGTAGTAGG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ACTL6A.1297</text:p>
          </table:table-cell>
          <table:table-cell table:style-name="Normal_5f_Pool11" office:value-type="string" calcext:value-type="string">
            <text:p>TGCTGTTGACAGTGAGCGAAAGCAGTGTGTAGAAAGAAAATAGTGAAGCCACAGATGTATTTTCTTTCTACACACTG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ACTL6A.351</text:p>
          </table:table-cell>
          <table:table-cell table:style-name="Normal_5f_Pool11" office:value-type="string" calcext:value-type="string">
            <text:p>TGCTGTTGACAGTGAGCGCTACCTACAAAATGCATGTCAATAGTGAAGCCACAGATGTATTGACATGCATTTTGTAGGT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ACTL6A.1680</text:p>
          </table:table-cell>
          <table:table-cell table:style-name="Normal_5f_Pool11" office:value-type="string" calcext:value-type="string">
            <text:p>TGCTGTTGACAGTGAGCGCTAGGCTTACAGAATTAAATAATAGTGAAGCCACAGATGTATTATTTAATTCTGTAAGCCT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ACTL6A.1061</text:p>
          </table:table-cell>
          <table:table-cell table:style-name="Normal_5f_Pool11" office:value-type="string" calcext:value-type="string">
            <text:p>TGCTGTTGACAGTGAGCGACAGGTCTCTATGGCAGTGTAATAGTGAAGCCACAGATGTATTACACTGCCATAGAGAC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ACTL6A.447</text:p>
          </table:table-cell>
          <table:table-cell table:style-name="Normal_5f_Pool11" office:value-type="string" calcext:value-type="string">
            <text:p>TGCTGTTGACAGTGAGCGAAGAGTTAATGTTTGAACACTATAGTGAAGCCACAGATGTATAGTGTTCAAACATTAACTC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ASTE1.2426</text:p>
          </table:table-cell>
          <table:table-cell table:style-name="Normal_5f_Pool11" office:value-type="string" calcext:value-type="string">
            <text:p>TGCTGTTGACAGTGAGCGCTGGGTTGTTAATGGTTGAAAATAGTGAAGCCACAGATGTATTTTCAACCATTAACAACCC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ASTE1.553</text:p>
          </table:table-cell>
          <table:table-cell table:style-name="Normal_5f_Pool11" office:value-type="string" calcext:value-type="string">
            <text:p>TGCTGTTGACAGTGAGCGAACCGTCTTTGCTTCAGTTCAATAGTGAAGCCACAGATGTATTGAACTGAAGCAAAGACGG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ASTE1.2308</text:p>
          </table:table-cell>
          <table:table-cell table:style-name="Normal_5f_Pool11" office:value-type="string" calcext:value-type="string">
            <text:p>TGCTGTTGACAGTGAGCGACAAAAGGTAGATCAAATTCAATAGTGAAGCCACAGATGTATTGAATTTGATCTACCTTT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ASTE1.1247</text:p>
          </table:table-cell>
          <table:table-cell table:style-name="Normal_5f_Pool11" office:value-type="string" calcext:value-type="string">
            <text:p>TGCTGTTGACAGTGAGCGCCCCTACCGAAGCACTAGATAATAGTGAAGCCACAGATGTATTATCTAGTGCTTCGGTAGG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ASTE1.2244</text:p>
          </table:table-cell>
          <table:table-cell table:style-name="Normal_5f_Pool11" office:value-type="string" calcext:value-type="string">
            <text:p>TGCTGTTGACAGTGAGCGCAAGCAACTTTATGAATATCTATAGTGAAGCCACAGATGTATAGATATTCATAAAGTTGCT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ASTE1.1635</text:p>
          </table:table-cell>
          <table:table-cell table:style-name="Normal_5f_Pool11" office:value-type="string" calcext:value-type="string">
            <text:p>TGCTGTTGACAGTGAGCGCCAGCCTCTAGCTTTCAGTGAATAGTGAAGCCACAGATGTATTCACTGAAAGCTAGAGG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BARD1.548</text:p>
          </table:table-cell>
          <table:table-cell table:style-name="Normal_5f_Pool11" office:value-type="string" calcext:value-type="string">
            <text:p>TGCTGTTGACAGTGAGCGCAACAAGAAGAATTCAATTAAATAGTGAAGCCACAGATGTATTTAATTGAATTCTTCTTG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BARD1.1691</text:p>
          </table:table-cell>
          <table:table-cell table:style-name="Normal_5f_Pool11" office:value-type="string" calcext:value-type="string">
            <text:p>TGCTGTTGACAGTGAGCGATCCAGAAATGCTGTTAATATATAGTGAAGCCACAGATGTATATATTAACAGCATTTCTGG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BARD1.543</text:p>
          </table:table-cell>
          <table:table-cell table:style-name="Normal_5f_Pool11" office:value-type="string" calcext:value-type="string">
            <text:p>TGCTGTTGACAGTGAGCGACAGGAAACAAGAAGAATTCAATAGTGAAGCCACAGATGTATTGAATTCTTCTTGTTTC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BARD1.583</text:p>
          </table:table-cell>
          <table:table-cell table:style-name="Normal_5f_Pool11" office:value-type="string" calcext:value-type="string">
            <text:p>TGCTGTTGACAGTGAGCGATCGAAGTAAGAAAGTCAGATATAGTGAAGCCACAGATGTATATCTGACTTTCTTACTTCG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BARD1.1648</text:p>
          </table:table-cell>
          <table:table-cell table:style-name="Normal_5f_Pool11" office:value-type="string" calcext:value-type="string">
            <text:p>TGCTGTTGACAGTGAGCGCTGGGCATGTGGATATAGTCAATAGTGAAGCCACAGATGTATTGACTATATCCACATGCCC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BARD1.497</text:p>
          </table:table-cell>
          <table:table-cell table:style-name="Normal_5f_Pool11" office:value-type="string" calcext:value-type="string">
            <text:p>TGCTGTTGACAGTGAGCGATCAGATTTGAAAGAAGATAAATAGTGAAGCCACAGATGTATTTATCTTCTTTCAAATCTGA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BRCA1.663</text:p>
          </table:table-cell>
          <table:table-cell table:style-name="Normal_5f_Pool11" office:value-type="string" calcext:value-type="string">
            <text:p>TGCTGTTGACAGTGAGCGAACGGATGTAACAAATACTGAATAGTGAAGCCACAGATGTATTCAGTATTTGTTACATCCG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BRCA1.2561</text:p>
          </table:table-cell>
          <table:table-cell table:style-name="Normal_5f_Pool11" office:value-type="string" calcext:value-type="string">
            <text:p>TGCTGTTGACAGTGAGCGCTAGCTGGTTTCCCTAAGTTTATAGTGAAGCCACAGATGTATAAACTTAGGGAAACCAGCT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BRCA1.1108</text:p>
          </table:table-cell>
          <table:table-cell table:style-name="Normal_5f_Pool11" office:value-type="string" calcext:value-type="string">
            <text:p>TGCTGTTGACAGTGAGCGACAGATAGTTCTACCAGTAAAATAGTGAAGCCACAGATGTATTTTACTGGTAGAACTAT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BRCA1.41</text:p>
          </table:table-cell>
          <table:table-cell table:style-name="Normal_5f_Pool11" office:value-type="string" calcext:value-type="string">
            <text:p>TGCTGTTGACAGTGAGCGCTCGCGTTGAAGAAGTACAAAATAGTGAAGCCACAGATGTATTTTGTACTTCTTCAACGCG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BRCA1.190</text:p>
          </table:table-cell>
          <table:table-cell table:style-name="Normal_5f_Pool11" office:value-type="string" calcext:value-type="string">
            <text:p>TGCTGTTGACAGTGAGCGATACAAGAAAGTACGAGATTTATAGTGAAGCCACAGATGTATAAATCTCGTACTTTCTTGT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BRCA1.891</text:p>
          </table:table-cell>
          <table:table-cell table:style-name="Normal_5f_Pool11" office:value-type="string" calcext:value-type="string">
            <text:p>TGCTGTTGACAGTGAGCGACAGGAAATGGCTGAACTAGAATAGTGAAGCCACAGATGTATTCTAGTTCAGCCATTTC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BRCA2.2554</text:p>
          </table:table-cell>
          <table:table-cell table:style-name="Normal_5f_Pool11" office:value-type="string" calcext:value-type="string">
            <text:p>TGCTGTTGACAGTGAGCGAAAGGATGTTCTGTCAAACCTATAGTGAAGCCACAGATGTATAGGTTTGACAGAACATCC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BRCA2.10453</text:p>
          </table:table-cell>
          <table:table-cell table:style-name="Normal_5f_Pool11" office:value-type="string" calcext:value-type="string">
            <text:p>TGCTGTTGACAGTGAGCGACAGGACACAATTACAACTAAATAGTGAAGCCACAGATGTATTTAGTTGTAATTGTGTC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BRCA2.2278</text:p>
          </table:table-cell>
          <table:table-cell table:style-name="Normal_5f_Pool11" office:value-type="string" calcext:value-type="string">
            <text:p>TGCTGTTGACAGTGAGCGCCAGGATCTTGATTATAAAGAATAGTGAAGCCACAGATGTATTCTTTATAATCAAGATC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BRCA2.9508</text:p>
          </table:table-cell>
          <table:table-cell table:style-name="Normal_5f_Pool11" office:value-type="string" calcext:value-type="string">
            <text:p>TGCTGTTGACAGTGAGCGATCAGACGAATGTTACAATTTATAGTGAAGCCACAGATGTATAAATTGTAACATTCGTCTGA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BRCA2.5242</text:p>
          </table:table-cell>
          <table:table-cell table:style-name="Normal_5f_Pool11" office:value-type="string" calcext:value-type="string">
            <text:p>TGCTGTTGACAGTGAGCGCTACACAAGTTGTAGTAGAAAATAGTGAAGCCACAGATGTATTTTCTACTACAACTTGTGT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BRCA2.9024</text:p>
          </table:table-cell>
          <table:table-cell table:style-name="Normal_5f_Pool11" office:value-type="string" calcext:value-type="string">
            <text:p>TGCTGTTGACAGTGAGCGCCAGGCAAATGTTGAATGATAATAGTGAAGCCACAGATGTATTATCATTCAACATTTGC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CNG1.571</text:p>
          </table:table-cell>
          <table:table-cell table:style-name="Normal_5f_Pool11" office:value-type="string" calcext:value-type="string">
            <text:p>TGCTGTTGACAGTGAGCGAAAGGTGTGTTGGAAAGTCAAATAGTGAAGCCACAGATGTATTTGACTTTCCAACACAC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CNG1.782</text:p>
          </table:table-cell>
          <table:table-cell table:style-name="Normal_5f_Pool11" office:value-type="string" calcext:value-type="string">
            <text:p>TGCTGTTGACAGTGAGCGACACAGAAGTGTGTAGAGTTAATAGTGAAGCCACAGATGTATTAACTCTACACACTTCTG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CNG1.2340</text:p>
          </table:table-cell>
          <table:table-cell table:style-name="Normal_5f_Pool11" office:value-type="string" calcext:value-type="string">
            <text:p>TGCTGTTGACAGTGAGCGCAGGGATATACCTTTCAATAAATAGTGAAGCCACAGATGTATTTATTGAAAGGTATATCCC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CNG1.1345</text:p>
          </table:table-cell>
          <table:table-cell table:style-name="Normal_5f_Pool11" office:value-type="string" calcext:value-type="string">
            <text:p>TGCTGTTGACAGTGAGCGCTAGGTGGTATTGAAAATGCTATAGTGAAGCCACAGATGTATAGCATTTTCAATACCACCT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CNG1.1247</text:p>
          </table:table-cell>
          <table:table-cell table:style-name="Normal_5f_Pool11" office:value-type="string" calcext:value-type="string">
            <text:p>TGCTGTTGACAGTGAGCGCAAGCCTAAATGTGAAATGCTATAGTGAAGCCACAGATGTATAGCATTTCACATTTAGG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CNG1.209</text:p>
          </table:table-cell>
          <table:table-cell table:style-name="Normal_5f_Pool11" office:value-type="string" calcext:value-type="string">
            <text:p>TGCTGTTGACAGTGAGCGAAGGAGTCTAGATGTCAGCCAATAGTGAAGCCACAGATGTATTGGCTGACATCTAGACTCC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D44.497</text:p>
          </table:table-cell>
          <table:table-cell table:style-name="Normal_5f_Pool11" office:value-type="string" calcext:value-type="string">
            <text:p>TGCTGTTGACAGTGAGCGACGCAGATCGATTTGAATATAATAGTGAAGCCACAGATGTATTATATTCAAATCGATCTGC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D44.258</text:p>
          </table:table-cell>
          <table:table-cell table:style-name="Normal_5f_Pool11" office:value-type="string" calcext:value-type="string">
            <text:p>TGCTGTTGACAGTGAGCGCCACTGTTTTCAACCTCGAATATAGTGAAGCCACAGATGTATATTCGAGGTTGAAAACAG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D44.429</text:p>
          </table:table-cell>
          <table:table-cell table:style-name="Normal_5f_Pool11" office:value-type="string" calcext:value-type="string">
            <text:p>TGCTGTTGACAGTGAGCGATCCGGACACCATGGACAAGTTTAGTGAAGCCACAGATGTAAACTTGTCCATGGTGTCCGG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D44.496</text:p>
          </table:table-cell>
          <table:table-cell table:style-name="Normal_5f_Pool11" office:value-type="string" calcext:value-type="string">
            <text:p>TGCTGTTGACAGTGAGCGAGCGCAGATCGATTTGAATATATAGTGAAGCCACAGATGTATATATTCAAATCGATCTGCGC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D44.494</text:p>
          </table:table-cell>
          <table:table-cell table:style-name="Normal_5f_Pool11" office:value-type="string" calcext:value-type="string">
            <text:p>TGCTGTTGACAGTGAGCGATGGCGCAGATCGATTTGAATATAGTGAAGCCACAGATGTATATTCAAATCGATCTGCGCC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D44.246</text:p>
          </table:table-cell>
          <table:table-cell table:style-name="Normal_5f_Pool11" office:value-type="string" calcext:value-type="string">
            <text:p>TGCTGTTGACAGTGAGCGATCCGTCTTAGGTCACTGTTTTTAGTGAAGCCACAGATGTAAAAACAGTGACCTAAGACGG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DK2.1974</text:p>
          </table:table-cell>
          <table:table-cell table:style-name="Normal_5f_Pool11" office:value-type="string" calcext:value-type="string">
            <text:p>TGCTGTTGACAGTGAGCGCCAGGTTATATCCAATAGTAGATAGTGAAGCCACAGATGTATCTACTATTGGATATAAC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DK2.878</text:p>
          </table:table-cell>
          <table:table-cell table:style-name="Normal_5f_Pool11" office:value-type="string" calcext:value-type="string">
            <text:p>TGCTGTTGACAGTGAGCGACAAGATTTTAGTAAAGTTGTATAGTGAAGCCACAGATGTATACAACTTTACTAAAATCT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DK2.388</text:p>
          </table:table-cell>
          <table:table-cell table:style-name="Normal_5f_Pool11" office:value-type="string" calcext:value-type="string">
            <text:p>TGCTGTTGACAGTGAGCGCCCGAGAGATCTCTCTGCTTAATAGTGAAGCCACAGATGTATTAAGCAGAGAGATCTCTCG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DK2.387</text:p>
          </table:table-cell>
          <table:table-cell table:style-name="Normal_5f_Pool11" office:value-type="string" calcext:value-type="string">
            <text:p>TGCTGTTGACAGTGAGCGCTCCGAGAGATCTCTCTGCTTATAGTGAAGCCACAGATGTATAAGCAGAGAGATCTCTCGG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DK2.1948</text:p>
          </table:table-cell>
          <table:table-cell table:style-name="Normal_5f_Pool11" office:value-type="string" calcext:value-type="string">
            <text:p>TGCTGTTGACAGTGAGCGAAAGGATGAACAATTATATTTATAGTGAAGCCACAGATGTATAAATATAATTGTTCATC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DK2.1425</text:p>
          </table:table-cell>
          <table:table-cell table:style-name="Normal_5f_Pool11" office:value-type="string" calcext:value-type="string">
            <text:p>TGCTGTTGACAGTGAGCGACACAATGTTTATAAAGGCCAATAGTGAAGCCACAGATGTATTGGCCTTTATAAACATTG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DKN1A.582</text:p>
          </table:table-cell>
          <table:table-cell table:style-name="Normal_5f_Pool11" office:value-type="string" calcext:value-type="string">
            <text:p>TGCTGTTGACAGTGAGCGCCAGTTTGTGTGTCTTAATTATTAGTGAAGCCACAGATGTAATAATTAAGACACACAAA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DKN1A.1673</text:p>
          </table:table-cell>
          <table:table-cell table:style-name="Normal_5f_Pool11" office:value-type="string" calcext:value-type="string">
            <text:p>TGCTGTTGACAGTGAGCGAAACAAGGAGTCAGACATTTTATAGTGAAGCCACAGATGTATAAAATGTCTGACTCCTTG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DKN1A.2003</text:p>
          </table:table-cell>
          <table:table-cell table:style-name="Normal_5f_Pool11" office:value-type="string" calcext:value-type="string">
            <text:p>TGCTGTTGACAGTGAGCGCCAGCAGGTGCTCAATAAATGATAGTGAAGCCACAGATGTATCATTTATTGAGCACCTG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DKN1A.581</text:p>
          </table:table-cell>
          <table:table-cell table:style-name="Normal_5f_Pool11" office:value-type="string" calcext:value-type="string">
            <text:p>TGCTGTTGACAGTGAGCGATCAGTTTGTGTGTCTTAATTATAGTGAAGCCACAGATGTATAATTAAGACACACAAACTG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DKN1A.343</text:p>
          </table:table-cell>
          <table:table-cell table:style-name="Normal_5f_Pool11" office:value-type="string" calcext:value-type="string">
            <text:p>TGCTGTTGACAGTGAGCGATGGACCTGTCACTGTCTTGTATAGTGAAGCCACAGATGTATACAAGACAGTGACAGGTCCA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DKN1A.1984</text:p>
          </table:table-cell>
          <table:table-cell table:style-name="Normal_5f_Pool11" office:value-type="string" calcext:value-type="string">
            <text:p>TGCTGTTGACAGTGAGCGATCCCACAATGCTGAATATACATAGTGAAGCCACAGATGTATGTATATTCAGCATTGTGGG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ETN2.237</text:p>
          </table:table-cell>
          <table:table-cell table:style-name="Normal_5f_Pool11" office:value-type="string" calcext:value-type="string">
            <text:p>TGCTGTTGACAGTGAGCGCACCCAAGAAAGAAGAAATTAATAGTGAAGCCACAGATGTATTAATTTCTTCTTTCTTGGG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ETN2.77</text:p>
          </table:table-cell>
          <table:table-cell table:style-name="Normal_5f_Pool11" office:value-type="string" calcext:value-type="string">
            <text:p>TGCTGTTGACAGTGAGCGCTGGCATCAAGTTCTCAGCGAATAGTGAAGCCACAGATGTATTCGCTGAGAACTTGATGCC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ETN2.593</text:p>
          </table:table-cell>
          <table:table-cell table:style-name="Normal_5f_Pool11" office:value-type="string" calcext:value-type="string">
            <text:p>TGCTGTTGACAGTGAGCGAAAGCACATGTAACTAGATTTATAGTGAAGCCACAGATGTATAAATCTAGTTACATGTGC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ETN2.379</text:p>
          </table:table-cell>
          <table:table-cell table:style-name="Normal_5f_Pool11" office:value-type="string" calcext:value-type="string">
            <text:p>TGCTGTTGACAGTGAGCGAAAGCTCTTTGATGATGATGAATAGTGAAGCCACAGATGTATTCATCATCATCAAAGAGC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ETN2.765</text:p>
          </table:table-cell>
          <table:table-cell table:style-name="Normal_5f_Pool11" office:value-type="string" calcext:value-type="string">
            <text:p>TGCTGTTGACAGTGAGCGCTACCCTAATTCTCAAAAGCAATAGTGAAGCCACAGATGTATTGCTTTTGAGAATTAGGGT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ETN2.241</text:p>
          </table:table-cell>
          <table:table-cell table:style-name="Normal_5f_Pool11" office:value-type="string" calcext:value-type="string">
            <text:p>TGCTGTTGACAGTGAGCGAAAGAAAGAAGAAATTAAGAAATAGTGAAGCCACAGATGTATTTCTTAATTTCTTCTTTC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HEK1.185</text:p>
          </table:table-cell>
          <table:table-cell table:style-name="Normal_5f_Pool11" office:value-type="string" calcext:value-type="string">
            <text:p>TGCTGTTGACAGTGAGCGAAAAGAGATCTGTATCAATAAATAGTGAAGCCACAGATGTATTTATTGATACAGATCTCT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HEK1.1224</text:p>
          </table:table-cell>
          <table:table-cell table:style-name="Normal_5f_Pool11" office:value-type="string" calcext:value-type="string">
            <text:p>TGCTGTTGACAGTGAGCGCTGGGCTATCAATGGAAGAAAATAGTGAAGCCACAGATGTATTTTCTTCCATTGATAGCCC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HEK1.671</text:p>
          </table:table-cell>
          <table:table-cell table:style-name="Normal_5f_Pool11" office:value-type="string" calcext:value-type="string">
            <text:p>TGCTGTTGACAGTGAGCGCCAGGAGTATTCTGACTGGAAATAGTGAAGCCACAGATGTATTTCCAGTCAGAATACTC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HEK1.162</text:p>
          </table:table-cell>
          <table:table-cell table:style-name="Normal_5f_Pool11" office:value-type="string" calcext:value-type="string">
            <text:p>TGCTGTTGACAGTGAGCGATAGACTGTCCAGAAAATATTATAGTGAAGCCACAGATGTATAATATTTTCTGGACAGTCTA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HEK1.935</text:p>
          </table:table-cell>
          <table:table-cell table:style-name="Normal_5f_Pool11" office:value-type="string" calcext:value-type="string">
            <text:p>TGCTGTTGACAGTGAGCGCAACAGTGCTTCTAGTGAAGAATAGTGAAGCCACAGATGTATTCTTCACTAGAAGCACTG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HEK1.1242</text:p>
          </table:table-cell>
          <table:table-cell table:style-name="Normal_5f_Pool11" office:value-type="string" calcext:value-type="string">
            <text:p>TGCTGTTGACAGTGAGCGCAAAGTTGTATGAATCAGGTTATAGTGAAGCCACAGATGTATAACCTGATTCATACAACT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HEK2.1285</text:p>
          </table:table-cell>
          <table:table-cell table:style-name="Normal_5f_Pool11" office:value-type="string" calcext:value-type="string">
            <text:p>TGCTGTTGACAGTGAGCGCTAGGACTCAAGTGTCACTGAATAGTGAAGCCACAGATGTATTCAGTGACACTTGAGTCCT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HEK2.1384</text:p>
          </table:table-cell>
          <table:table-cell table:style-name="Normal_5f_Pool11" office:value-type="string" calcext:value-type="string">
            <text:p>TGCTGTTGACAGTGAGCGCCAAGAAGTTGTTGGTAGTGGATAGTGAAGCCACAGATGTATCCACTACCAACAACTTCT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HEK2.1743</text:p>
          </table:table-cell>
          <table:table-cell table:style-name="Normal_5f_Pool11" office:value-type="string" calcext:value-type="string">
            <text:p>TGCTGTTGACAGTGAGCGCCAGTCACTGATGTACAATTAATAGTGAAGCCACAGATGTATTAATTGTACATCAGTGA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HEK2.925</text:p>
          </table:table-cell>
          <table:table-cell table:style-name="Normal_5f_Pool11" office:value-type="string" calcext:value-type="string">
            <text:p>TGCTGTTGACAGTGAGCGCTCCTTGCATCATCAAGATTAATAGTGAAGCCACAGATGTATTAATCTTGATGATGCAAGG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HEK2.1349</text:p>
          </table:table-cell>
          <table:table-cell table:style-name="Normal_5f_Pool11" office:value-type="string" calcext:value-type="string">
            <text:p>TGCTGTTGACAGTGAGCGATGGGCAGAAGTCTCAGAGAAATAGTGAAGCCACAGATGTATTTCTCTGAGACTTCTGCCC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HEK2.1454</text:p>
          </table:table-cell>
          <table:table-cell table:style-name="Normal_5f_Pool11" office:value-type="string" calcext:value-type="string">
            <text:p>TGCTGTTGACAGTGAGCGCCAGGATGAAGACATGAAGAGATAGTGAAGCCACAGATGTATCTCTTCATGTCTTCATC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RIP1.130</text:p>
          </table:table-cell>
          <table:table-cell table:style-name="Normal_5f_Pool11" office:value-type="string" calcext:value-type="string">
            <text:p>TGCTGTTGACAGTGAGCGACAAGTGCAACAAGGAGGTGTATAGTGAAGCCACAGATGTATACACCTCCTTGTTGCACT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RIP1.329</text:p>
          </table:table-cell>
          <table:table-cell table:style-name="Normal_5f_Pool11" office:value-type="string" calcext:value-type="string">
            <text:p>TGCTGTTGACAGTGAGCGAGAGAGCCACACTTTCAAGTAATAGTGAAGCCACAGATGTATTACTTGAAAGTGTGGCTCTC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RIP1.325</text:p>
          </table:table-cell>
          <table:table-cell table:style-name="Normal_5f_Pool11" office:value-type="string" calcext:value-type="string">
            <text:p>TGCTGTTGACAGTGAGCGAAGCCGAGAGCCACACTTTCAATAGTGAAGCCACAGATGTATTGAAAGTGTGGCTCTCGGC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RIP1.450</text:p>
          </table:table-cell>
          <table:table-cell table:style-name="Normal_5f_Pool11" office:value-type="string" calcext:value-type="string">
            <text:p>TGCTGTTGACAGTGAGCGCAATGCTCTCAGTAAACCTGAATAGTGAAGCCACAGATGTATTCAGGTTTACTGAGAGCAT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RIP1.330</text:p>
          </table:table-cell>
          <table:table-cell table:style-name="Normal_5f_Pool11" office:value-type="string" calcext:value-type="string">
            <text:p>TGCTGTTGACAGTGAGCGAAGAGCCACACTTTCAAGTAAATAGTGAAGCCACAGATGTATTTACTTGAAAGTGTGGCTC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RIP1.20</text:p>
          </table:table-cell>
          <table:table-cell table:style-name="Normal_5f_Pool11" office:value-type="string" calcext:value-type="string">
            <text:p>TGCTGTTGACAGTGAGCGACGGCTTGAACTCGCCTAAAGATAGTGAAGCCACAGATGTATCTTTAGGCGAGTTCAAGCC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DCLRE1B.2281</text:p>
          </table:table-cell>
          <table:table-cell table:style-name="Normal_5f_Pool11" office:value-type="string" calcext:value-type="string">
            <text:p>TGCTGTTGACAGTGAGCGACAGGTTATTGCTGTTGCTGTTTAGTGAAGCCACAGATGTAAACAGCAACAGCAATAAC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DCLRE1B.1898</text:p>
          </table:table-cell>
          <table:table-cell table:style-name="Normal_5f_Pool11" office:value-type="string" calcext:value-type="string">
            <text:p>TGCTGTTGACAGTGAGCGCCAGGAGAGTACAGAATGACAATAGTGAAGCCACAGATGTATTGTCATTCTGTACTCTC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DCLRE1B.3640</text:p>
          </table:table-cell>
          <table:table-cell table:style-name="Normal_5f_Pool11" office:value-type="string" calcext:value-type="string">
            <text:p>TGCTGTTGACAGTGAGCGCCACTTATTAGATATTGTTCAATAGTGAAGCCACAGATGTATTGAACAATATCTAATAAG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DCLRE1B.1499</text:p>
          </table:table-cell>
          <table:table-cell table:style-name="Normal_5f_Pool11" office:value-type="string" calcext:value-type="string">
            <text:p>TGCTGTTGACAGTGAGCGACCAGATCTCTATAGCAAAGAATAGTGAAGCCACAGATGTATTCTTTGCTATAGAGATCTG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DCLRE1B.1252</text:p>
          </table:table-cell>
          <table:table-cell table:style-name="Normal_5f_Pool11" office:value-type="string" calcext:value-type="string">
            <text:p>TGCTGTTGACAGTGAGCGCTCCGGACTCTGTACAGCAATATAGTGAAGCCACAGATGTATATTGCTGTACAGAGTCCGG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DCLRE1B.1581</text:p>
          </table:table-cell>
          <table:table-cell table:style-name="Normal_5f_Pool11" office:value-type="string" calcext:value-type="string">
            <text:p>TGCTGTTGACAGTGAGCGATGGGATTTTCAGTGCACTTAATAGTGAAGCCACAGATGTATTAAGTGCACTGAAAATCCC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DEK.2225</text:p>
          </table:table-cell>
          <table:table-cell table:style-name="Normal_5f_Pool11" office:value-type="string" calcext:value-type="string">
            <text:p>TGCTGTTGACAGTGAGCGACAGCTTCACGATTATGACTAATAGTGAAGCCACAGATGTATTAGTCATAATCGTGAAG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DEK.405</text:p>
          </table:table-cell>
          <table:table-cell table:style-name="Normal_5f_Pool11" office:value-type="string" calcext:value-type="string">
            <text:p>TGCTGTTGACAGTGAGCGCACCGATGAACTTAGAAATCTATAGTGAAGCCACAGATGTATAGATTTCTAAGTTCATCGG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DEK.448</text:p>
          </table:table-cell>
          <table:table-cell table:style-name="Normal_5f_Pool11" office:value-type="string" calcext:value-type="string">
            <text:p>TGCTGTTGACAGTGAGCGACAGGCACTGTGTCCTCATTAATAGTGAAGCCACAGATGTATTAATGAGGACACAGTGC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DEK.508</text:p>
          </table:table-cell>
          <table:table-cell table:style-name="Normal_5f_Pool11" office:value-type="string" calcext:value-type="string">
            <text:p>TGCTGTTGACAGTGAGCGCAAGGAAGTGTCCAATATAAAATAGTGAAGCCACAGATGTATTTTATATTGGACACTTC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DEK.829</text:p>
          </table:table-cell>
          <table:table-cell table:style-name="Normal_5f_Pool11" office:value-type="string" calcext:value-type="string">
            <text:p>TGCTGTTGACAGTGAGCGCCAGATGATGAAGATAAAGAAATAGTGAAGCCACAGATGTATTTCTTTATCTTCATCAT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DEK.1060</text:p>
          </table:table-cell>
          <table:table-cell table:style-name="Normal_5f_Pool11" office:value-type="string" calcext:value-type="string">
            <text:p>TGCTGTTGACAGTGAGCGCCAGATGAAGAGTTAAAGGAAATAGTGAAGCCACAGATGTATTTCCTTTAACTCTTCAT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DTL.4328</text:p>
          </table:table-cell>
          <table:table-cell table:style-name="Normal_5f_Pool11" office:value-type="string" calcext:value-type="string">
            <text:p>TGCTGTTGACAGTGAGCGCAAGGTCAACTGTAATGAGATATAGTGAAGCCACAGATGTATATCTCATTACAGTTGAC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DTL.533</text:p>
          </table:table-cell>
          <table:table-cell table:style-name="Normal_5f_Pool11" office:value-type="string" calcext:value-type="string">
            <text:p>TGCTGTTGACAGTGAGCGAAAGGCTTTGTTCGATTGTATATAGTGAAGCCACAGATGTATATACAATCGAACAAAGC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DTL.2710</text:p>
          </table:table-cell>
          <table:table-cell table:style-name="Normal_5f_Pool11" office:value-type="string" calcext:value-type="string">
            <text:p>TGCTGTTGACAGTGAGCGAGAGGATGAATGCTGTGTTTAATAGTGAAGCCACAGATGTATTAAACACAGCATTCATCCTC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DTL.534</text:p>
          </table:table-cell>
          <table:table-cell table:style-name="Normal_5f_Pool11" office:value-type="string" calcext:value-type="string">
            <text:p>TGCTGTTGACAGTGAGCGCAGGCTTTGTTCGATTGTATAATAGTGAAGCCACAGATGTATTATACAATCGAACAAAGCC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DTL.306</text:p>
          </table:table-cell>
          <table:table-cell table:style-name="Normal_5f_Pool11" office:value-type="string" calcext:value-type="string">
            <text:p>TGCTGTTGACAGTGAGCGATCCGACCCTGATGCTCTTCAATAGTGAAGCCACAGATGTATTGAAGAGCATCAGGGTCGG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DTL.3143</text:p>
          </table:table-cell>
          <table:table-cell table:style-name="Normal_5f_Pool11" office:value-type="string" calcext:value-type="string">
            <text:p>TGCTGTTGACAGTGAGCGCTCGGAGAAACTAGGAGAACAATAGTGAAGCCACAGATGTATTGTTCTCCTAGTTTCTCCG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EPHA2.1952</text:p>
          </table:table-cell>
          <table:table-cell table:style-name="Normal_5f_Pool11" office:value-type="string" calcext:value-type="string">
            <text:p>TGCTGTTGACAGTGAGCGAAGGCTGTGTTGAAGTTCACTATAGTGAAGCCACAGATGTATAGTGAACTTCAACACAGCC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EPHA2.501</text:p>
          </table:table-cell>
          <table:table-cell table:style-name="Normal_5f_Pool11" office:value-type="string" calcext:value-type="string">
            <text:p>TGCTGTTGACAGTGAGCGACAAGGAGACTTTCAACCTCTATAGTGAAGCCACAGATGTATAGAGGTTGAAAGTCTCCT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EPHA2.1949</text:p>
          </table:table-cell>
          <table:table-cell table:style-name="Normal_5f_Pool11" office:value-type="string" calcext:value-type="string">
            <text:p>TGCTGTTGACAGTGAGCGCACCAGGCTGTGTTGAAGTTCATAGTGAAGCCACAGATGTATGAACTTCAACACAGCCTGG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EPHA2.734</text:p>
          </table:table-cell>
          <table:table-cell table:style-name="Normal_5f_Pool11" office:value-type="string" calcext:value-type="string">
            <text:p>TGCTGTTGACAGTGAGCGCCCGTCCGTGTCTACTACAAGATAGTGAAGCCACAGATGTATCTTGTAGTAGACACGGACG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EPHA2.2977</text:p>
          </table:table-cell>
          <table:table-cell table:style-name="Normal_5f_Pool11" office:value-type="string" calcext:value-type="string">
            <text:p>TGCTGTTGACAGTGAGCGAAACGACGACATCAAGAGGATTTAGTGAAGCCACAGATGTAAATCCTCTTGATGTCGTCG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EPHA2.3362</text:p>
          </table:table-cell>
          <table:table-cell table:style-name="Normal_5f_Pool11" office:value-type="string" calcext:value-type="string">
            <text:p>TGCTGTTGACAGTGAGCGACACAGCCTTCGGACAGACATATAGTGAAGCCACAGATGTATATGTCTGTCCGAAGGCTG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EXO1.3053</text:p>
          </table:table-cell>
          <table:table-cell table:style-name="Normal_5f_Pool11" office:value-type="string" calcext:value-type="string">
            <text:p>TGCTGTTGACAGTGAGCGCAAGAAGCTAAATAGAAGAATATAGTGAAGCCACAGATGTATATTCTTCTATTTAGCTTCT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EXO1.584</text:p>
          </table:table-cell>
          <table:table-cell table:style-name="Normal_5f_Pool11" office:value-type="string" calcext:value-type="string">
            <text:p>TGCTGTTGACAGTGAGCGATAGAGAGATCTAGAAGAGAAATAGTGAAGCCACAGATGTATTTCTCTTCTAGATCTCTCTA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EXO1.1979</text:p>
          </table:table-cell>
          <table:table-cell table:style-name="Normal_5f_Pool11" office:value-type="string" calcext:value-type="string">
            <text:p>TGCTGTTGACAGTGAGCGCCAGATGTAGCACGTAATTCAATAGTGAAGCCACAGATGTATTGAATTACGTGCTACAT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EXO1.986</text:p>
          </table:table-cell>
          <table:table-cell table:style-name="Normal_5f_Pool11" office:value-type="string" calcext:value-type="string">
            <text:p>TGCTGTTGACAGTGAGCGCCAGGTTGTGACTACCTGTCATTAGTGAAGCCACAGATGTAATGACAGGTAGTCACAAC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EXO1.577</text:p>
          </table:table-cell>
          <table:table-cell table:style-name="Normal_5f_Pool11" office:value-type="string" calcext:value-type="string">
            <text:p>TGCTGTTGACAGTGAGCGCAAGGAAGTAGAGAGATCTAGATAGTGAAGCCACAGATGTATCTAGATCTCTCTACTTC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EXO1.1387</text:p>
          </table:table-cell>
          <table:table-cell table:style-name="Normal_5f_Pool11" office:value-type="string" calcext:value-type="string">
            <text:p>TGCTGTTGACAGTGAGCGCTGGGATGACAAAACATGTCAATAGTGAAGCCACAGATGTATTGACATGTTTTGTCATCCC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EYA2.2287</text:p>
          </table:table-cell>
          <table:table-cell table:style-name="Normal_5f_Pool11" office:value-type="string" calcext:value-type="string">
            <text:p>TGCTGTTGACAGTGAGCGAAAGGCAGTTCAAGCTGTTGAATAGTGAAGCCACAGATGTATTCAACAGCTTGAACTGC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EYA2.2418</text:p>
          </table:table-cell>
          <table:table-cell table:style-name="Normal_5f_Pool11" office:value-type="string" calcext:value-type="string">
            <text:p>TGCTGTTGACAGTGAGCGCTGGGTGCTTTGTGATGGATAATAGTGAAGCCACAGATGTATTATCCATCACAAAGCACCC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EYA2.466</text:p>
          </table:table-cell>
          <table:table-cell table:style-name="Normal_5f_Pool11" office:value-type="string" calcext:value-type="string">
            <text:p>TGCTGTTGACAGTGAGCGATGGACTCTGAGTGACAGACAATAGTGAAGCCACAGATGTATTGTCTGTCACTCAGAGTCCA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EYA2.415</text:p>
          </table:table-cell>
          <table:table-cell table:style-name="Normal_5f_Pool11" office:value-type="string" calcext:value-type="string">
            <text:p>TGCTGTTGACAGTGAGCGCAACAGCGATTGTCTGGATAAATAGTGAAGCCACAGATGTATTTATCCAGACAATCGCTG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EYA2.1195</text:p>
          </table:table-cell>
          <table:table-cell table:style-name="Normal_5f_Pool11" office:value-type="string" calcext:value-type="string">
            <text:p>TGCTGTTGACAGTGAGCGATGGGACTTGGATGAGACAATATAGTGAAGCCACAGATGTATATTGTCTCATCCAAGTCCCA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EYA2.1997</text:p>
          </table:table-cell>
          <table:table-cell table:style-name="Normal_5f_Pool11" office:value-type="string" calcext:value-type="string">
            <text:p>TGCTGTTGACAGTGAGCGCCGGAGTCTAGACTCTTCTGTATAGTGAAGCCACAGATGTATACAGAAGAGTCTAGACTCC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FANCI.2189</text:p>
          </table:table-cell>
          <table:table-cell table:style-name="Normal_5f_Pool11" office:value-type="string" calcext:value-type="string">
            <text:p>TGCTGTTGACAGTGAGCGATACGAAGACCTAGATGATATATAGTGAAGCCACAGATGTATATATCATCTAGGTCTTCGT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FANCI.3760</text:p>
          </table:table-cell>
          <table:table-cell table:style-name="Normal_5f_Pool11" office:value-type="string" calcext:value-type="string">
            <text:p>TGCTGTTGACAGTGAGCGCCAGCACCTCACGAGACTTCAATAGTGAAGCCACAGATGTATTGAAGTCTCGTGAGGTG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FANCI.3188</text:p>
          </table:table-cell>
          <table:table-cell table:style-name="Normal_5f_Pool11" office:value-type="string" calcext:value-type="string">
            <text:p>TGCTGTTGACAGTGAGCGCCAGGCCGAGAAGGTTCTAGAATAGTGAAGCCACAGATGTATTCTAGAACCTTCTCGGC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FANCI.704</text:p>
          </table:table-cell>
          <table:table-cell table:style-name="Normal_5f_Pool11" office:value-type="string" calcext:value-type="string">
            <text:p>TGCTGTTGACAGTGAGCGAAAGATGAATCTTCAAGAAATATAGTGAAGCCACAGATGTATATTTCTTGAAGATTCATC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FANCI.1280</text:p>
          </table:table-cell>
          <table:table-cell table:style-name="Normal_5f_Pool11" office:value-type="string" calcext:value-type="string">
            <text:p>TGCTGTTGACAGTGAGCGCAAGAAGGTTCTTGATGGAAAATAGTGAAGCCACAGATGTATTTTCCATCAAGAACCTT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FANCI.3191</text:p>
          </table:table-cell>
          <table:table-cell table:style-name="Normal_5f_Pool11" office:value-type="string" calcext:value-type="string">
            <text:p>TGCTGTTGACAGTGAGCGAGCCGAGAAGGTTCTAGAAGAATAGTGAAGCCACAGATGTATTCTTCTAGAACCTTCTCGGC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GADD45A.792</text:p>
          </table:table-cell>
          <table:table-cell table:style-name="Normal_5f_Pool11" office:value-type="string" calcext:value-type="string">
            <text:p>TGCTGTTGACAGTGAGCGCACCAAATATGTTAAAGTTTAATAGTGAAGCCACAGATGTATTAAACTTTAACATATTTGG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GADD45A.791</text:p>
          </table:table-cell>
          <table:table-cell table:style-name="Normal_5f_Pool11" office:value-type="string" calcext:value-type="string">
            <text:p>TGCTGTTGACAGTGAGCGCAACCAAATATGTTAAAGTTTATAGTGAAGCCACAGATGTATAAACTTTAACATATTTGG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GADD45A.765</text:p>
          </table:table-cell>
          <table:table-cell table:style-name="Normal_5f_Pool11" office:value-type="string" calcext:value-type="string">
            <text:p>TGCTGTTGACAGTGAGCGCTAGAATGGTTGAGTTACATTATAGTGAAGCCACAGATGTATAATGTAACTCAACCATTCT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GADD45A.683</text:p>
          </table:table-cell>
          <table:table-cell table:style-name="Normal_5f_Pool11" office:value-type="string" calcext:value-type="string">
            <text:p>TGCTGTTGACAGTGAGCGAAAGCTGTGTTGAAACAGAAAATAGTGAAGCCACAGATGTATTTTCTGTTTCAACACAG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GADD45A.635</text:p>
          </table:table-cell>
          <table:table-cell table:style-name="Normal_5f_Pool11" office:value-type="string" calcext:value-type="string">
            <text:p>TGCTGTTGACAGTGAGCGACCGGAGATAGATGACTTTGCATAGTGAAGCCACAGATGTATGCAAAGTCATCTATCTCCG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GADD45A.874</text:p>
          </table:table-cell>
          <table:table-cell table:style-name="Normal_5f_Pool11" office:value-type="string" calcext:value-type="string">
            <text:p>TGCTGTTGACAGTGAGCGCAGGGTTAATCATATTTGAAAATAGTGAAGCCACAGATGTATTTTCAAATATGATTAACCC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GTF2H3.712</text:p>
          </table:table-cell>
          <table:table-cell table:style-name="Normal_5f_Pool11" office:value-type="string" calcext:value-type="string">
            <text:p>TGCTGTTGACAGTGAGCGATGGGTGTTTCTTCCCGATCAATAGTGAAGCCACAGATGTATTGATCGGGAAGAAACACCCA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GTF2H3.462</text:p>
          </table:table-cell>
          <table:table-cell table:style-name="Normal_5f_Pool11" office:value-type="string" calcext:value-type="string">
            <text:p>TGCTGTTGACAGTGAGCGCTAGAATGAACAAGGAAGTTAATAGTGAAGCCACAGATGTATTAACTTCCTTGTTCATTCT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GTF2H3.827</text:p>
          </table:table-cell>
          <table:table-cell table:style-name="Normal_5f_Pool11" office:value-type="string" calcext:value-type="string">
            <text:p>TGCTGTTGACAGTGAGCGATCTGTTCTGTGTGTTTGTCAATAGTGAAGCCACAGATGTATTGACAAACACACAGAACAGA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GTF2H3.530</text:p>
          </table:table-cell>
          <table:table-cell table:style-name="Normal_5f_Pool11" office:value-type="string" calcext:value-type="string">
            <text:p>TGCTGTTGACAGTGAGCGAAAGACAGTGCGTTGCAGTATATAGTGAAGCCACAGATGTATATACTGCAACGCACTGT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GTF2H3.206</text:p>
          </table:table-cell>
          <table:table-cell table:style-name="Normal_5f_Pool11" office:value-type="string" calcext:value-type="string">
            <text:p>TGCTGTTGACAGTGAGCGCTAGCAAGTCACATTCAAGAAATAGTGAAGCCACAGATGTATTTCTTGAATGTGACTTGCT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GTF2H3.730</text:p>
          </table:table-cell>
          <table:table-cell table:style-name="Normal_5f_Pool11" office:value-type="string" calcext:value-type="string">
            <text:p>TGCTGTTGACAGTGAGCGCCAAGATCAGAGATCTCAGTTATAGTGAAGCCACAGATGTATAACTGAGATCTCTGATCT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HMGB2.635</text:p>
          </table:table-cell>
          <table:table-cell table:style-name="Normal_5f_Pool11" office:value-type="string" calcext:value-type="string">
            <text:p>TGCTGTTGACAGTGAGCGCGAGGATGAAGATGAAGAATAATAGTGAAGCCACAGATGTATTATTCTTCATCTTCATCCTC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HMGB2.1287</text:p>
          </table:table-cell>
          <table:table-cell table:style-name="Normal_5f_Pool11" office:value-type="string" calcext:value-type="string">
            <text:p>TGCTGTTGACAGTGAGCGAACGTTTCTGTTTATTAGCTAATAGTGAAGCCACAGATGTATTAGCTAATAAACAGAAACG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HMGB2.95</text:p>
          </table:table-cell>
          <table:table-cell table:style-name="Normal_5f_Pool11" office:value-type="string" calcext:value-type="string">
            <text:p>TGCTGTTGACAGTGAGCGACGGGAAGAGCACAAGAAGAAATAGTGAAGCCACAGATGTATTTCTTCTTGTGCTCTTCCC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HMGB2.629</text:p>
          </table:table-cell>
          <table:table-cell table:style-name="Normal_5f_Pool11" office:value-type="string" calcext:value-type="string">
            <text:p>TGCTGTTGACAGTGAGCGAGAGGAAGAGGATGAAGATGAATAGTGAAGCCACAGATGTATTCATCTTCATCCTCTTCCTC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HMGB2.1267</text:p>
          </table:table-cell>
          <table:table-cell table:style-name="Normal_5f_Pool11" office:value-type="string" calcext:value-type="string">
            <text:p>TGCTGTTGACAGTGAGCGAAACGTTAAGTTTTGTACTTGATAGTGAAGCCACAGATGTATCAAGTACAAAACTTAACG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HMGB2.94</text:p>
          </table:table-cell>
          <table:table-cell table:style-name="Normal_5f_Pool11" office:value-type="string" calcext:value-type="string">
            <text:p>TGCTGTTGACAGTGAGCGACCGGGAAGAGCACAAGAAGAATAGTGAAGCCACAGATGTATTCTTCTTGTGCTCTTCCCG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HMGN1.329</text:p>
          </table:table-cell>
          <table:table-cell table:style-name="Normal_5f_Pool11" office:value-type="string" calcext:value-type="string">
            <text:p>TGCTGTTGACAGTGAGCGAAAGGATAAATCTTCAGACAAATAGTGAAGCCACAGATGTATTTGTCTGAAGATTTATC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HMGN1.1060</text:p>
          </table:table-cell>
          <table:table-cell table:style-name="Normal_5f_Pool11" office:value-type="string" calcext:value-type="string">
            <text:p>TGCTGTTGACAGTGAGCGATACGTGCTGTTGAGTTGTGAATAGTGAAGCCACAGATGTATTCACAACTCAACAGCACGTA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HMGN1.1230</text:p>
          </table:table-cell>
          <table:table-cell table:style-name="Normal_5f_Pool11" office:value-type="string" calcext:value-type="string">
            <text:p>TGCTGTTGACAGTGAGCGCACGTATGTTAAGATTTGTGTATAGTGAAGCCACAGATGTATACACAAATCTTAACATACG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HMGN1.560</text:p>
          </table:table-cell>
          <table:table-cell table:style-name="Normal_5f_Pool11" office:value-type="string" calcext:value-type="string">
            <text:p>TGCTGTTGACAGTGAGCGCCCAGAGGAATATTTTTATCAATAGTGAAGCCACAGATGTATTGATAAAAATATTCCTCTG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HMGN1.607</text:p>
          </table:table-cell>
          <table:table-cell table:style-name="Normal_5f_Pool11" office:value-type="string" calcext:value-type="string">
            <text:p>TGCTGTTGACAGTGAGCGATAGCTCTAGAAACATTTTTAATAGTGAAGCCACAGATGTATTAAAAATGTTTCTAGAGCTA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HMGN1.846</text:p>
          </table:table-cell>
          <table:table-cell table:style-name="Normal_5f_Pool11" office:value-type="string" calcext:value-type="string">
            <text:p>TGCTGTTGACAGTGAGCGCTGGAGTCAGTCCTGCATTTAATAGTGAAGCCACAGATGTATTAAATGCAGGACTGACTCC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HMOX1.633</text:p>
          </table:table-cell>
          <table:table-cell table:style-name="Normal_5f_Pool11" office:value-type="string" calcext:value-type="string">
            <text:p>TGCTGTTGACAGTGAGCGACACCAAGTTCAAGCAGCTCTATAGTGAAGCCACAGATGTATAGAGCTGCTTGAACTTGG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HMOX1.693</text:p>
          </table:table-cell>
          <table:table-cell table:style-name="Normal_5f_Pool11" office:value-type="string" calcext:value-type="string">
            <text:p>TGCTGTTGACAGTGAGCGCCAGGCAGAGGGTGATAGAAGATAGTGAAGCCACAGATGTATCTTCTATCACCCTCTGC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HMOX1.1451</text:p>
          </table:table-cell>
          <table:table-cell table:style-name="Normal_5f_Pool11" office:value-type="string" calcext:value-type="string">
            <text:p>TGCTGTTGACAGTGAGCGATTGTGTTCTGTTGTTTTTATATAGTGAAGCCACAGATGTATATAAAAACAACAGAACACAA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HMOX1.1572</text:p>
          </table:table-cell>
          <table:table-cell table:style-name="Normal_5f_Pool11" office:value-type="string" calcext:value-type="string">
            <text:p>TGCTGTTGACAGTGAGCGCTTGTCTGATAGTAGCTTGAAATAGTGAAGCCACAGATGTATTTCAAGCTACTATCAGACA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HMOX1.333</text:p>
          </table:table-cell>
          <table:table-cell table:style-name="Normal_5f_Pool11" office:value-type="string" calcext:value-type="string">
            <text:p>TGCTGTTGACAGTGAGCGACCCTGTCTACTTCCCAGAAGATAGTGAAGCCACAGATGTATCTTCTGGGAAGTAGACAGG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HMOX1.1267</text:p>
          </table:table-cell>
          <table:table-cell table:style-name="Normal_5f_Pool11" office:value-type="string" calcext:value-type="string">
            <text:p>TGCTGTTGACAGTGAGCGACAGCTGTCTCAAACCTCCAAATAGTGAAGCCACAGATGTATTTGGAGGTTTGAGACAG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IKBKE.2198</text:p>
          </table:table-cell>
          <table:table-cell table:style-name="Normal_5f_Pool11" office:value-type="string" calcext:value-type="string">
            <text:p>TGCTGTTGACAGTGAGCGCAAGGTGAATTTCAGTCATTTATAGTGAAGCCACAGATGTATAAATGACTGAAATTCACCT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IKBKE.2110</text:p>
          </table:table-cell>
          <table:table-cell table:style-name="Normal_5f_Pool11" office:value-type="string" calcext:value-type="string">
            <text:p>TGCTGTTGACAGTGAGCGCCAAGATGAACTTCATCTACAATAGTGAAGCCACAGATGTATTGTAGATGAAGTTCATCT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IKBKE.3211</text:p>
          </table:table-cell>
          <table:table-cell table:style-name="Normal_5f_Pool11" office:value-type="string" calcext:value-type="string">
            <text:p>TGCTGTTGACAGTGAGCGACACCTTCAAGAAGTGGAATAATAGTGAAGCCACAGATGTATTATTCCACTTCTTGAAGG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IKBKE.2111</text:p>
          </table:table-cell>
          <table:table-cell table:style-name="Normal_5f_Pool11" office:value-type="string" calcext:value-type="string">
            <text:p>TGCTGTTGACAGTGAGCGAAAGATGAACTTCATCTACAAATAGTGAAGCCACAGATGTATTTGTAGATGAAGTTCATC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IKBKE.480</text:p>
          </table:table-cell>
          <table:table-cell table:style-name="Normal_5f_Pool11" office:value-type="string" calcext:value-type="string">
            <text:p>TGCTGTTGACAGTGAGCGAACAGACAGAAAGCATAACATATAGTGAAGCCACAGATGTATATGTTATGCTTTCTGTCTG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IKBKE.476</text:p>
          </table:table-cell>
          <table:table-cell table:style-name="Normal_5f_Pool11" office:value-type="string" calcext:value-type="string">
            <text:p>TGCTGTTGACAGTGAGCGATGCCACAGACAGAAAGCATAATAGTGAAGCCACAGATGTATTATGCTTTCTGTCTGTGGCA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KIAA0101.550</text:p>
          </table:table-cell>
          <table:table-cell table:style-name="Normal_5f_Pool11" office:value-type="string" calcext:value-type="string">
            <text:p>TGCTGTTGACAGTGAGCGCAAGTGTCTAGTTCTTGCTAAATAGTGAAGCCACAGATGTATTTAGCAAGAACTAGACACT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KIAA0101.483</text:p>
          </table:table-cell>
          <table:table-cell table:style-name="Normal_5f_Pool11" office:value-type="string" calcext:value-type="string">
            <text:p>TGCTGTTGACAGTGAGCGCAAGACTAATTATGGTAACTTATAGTGAAGCCACAGATGTATAAGTTACCATAATTAGTCT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KIAA0101.352</text:p>
          </table:table-cell>
          <table:table-cell table:style-name="Normal_5f_Pool11" office:value-type="string" calcext:value-type="string">
            <text:p>TGCTGTTGACAGTGAGCGCCCCTGGTATTCTAGAATGTAATAGTGAAGCCACAGATGTATTACATTCTAGAATACCAGG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KIAA0101.23</text:p>
          </table:table-cell>
          <table:table-cell table:style-name="Normal_5f_Pool11" office:value-type="string" calcext:value-type="string">
            <text:p>TGCTGTTGACAGTGAGCGACGGGAAAGAGACCAATATAAATAGTGAAGCCACAGATGTATTTATATTGGTCTCTTTCCC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KIAA0101.872</text:p>
          </table:table-cell>
          <table:table-cell table:style-name="Normal_5f_Pool11" office:value-type="string" calcext:value-type="string">
            <text:p>TGCTGTTGACAGTGAGCGCACGGTTGATAATGCCTCTACATAGTGAAGCCACAGATGTATGTAGAGGCATTATCAACCG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KIAA0101.502</text:p>
          </table:table-cell>
          <table:table-cell table:style-name="Normal_5f_Pool11" office:value-type="string" calcext:value-type="string">
            <text:p>TGCTGTTGACAGTGAGCGCTAGCTTAGTATTCAATATAATTAGTGAAGCCACAGATGTAATTATATTGAATACTAAGCT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LYN.2593</text:p>
          </table:table-cell>
          <table:table-cell table:style-name="Normal_5f_Pool11" office:value-type="string" calcext:value-type="string">
            <text:p>TGCTGTTGACAGTGAGCGACAGATTTGTTTTGACAATGTATAGTGAAGCCACAGATGTATACATTGTCAAAACAAAT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LYN.460</text:p>
          </table:table-cell>
          <table:table-cell table:style-name="Normal_5f_Pool11" office:value-type="string" calcext:value-type="string">
            <text:p>TGCTGTTGACAGTGAGCGCCCCGGACGACTTGTCTTTCAATAGTGAAGCCACAGATGTATTGAAAGACAAGTCGTCCGG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LYN.1428</text:p>
          </table:table-cell>
          <table:table-cell table:style-name="Normal_5f_Pool11" office:value-type="string" calcext:value-type="string">
            <text:p>TGCTGTTGACAGTGAGCGAAAGGTGCTAAGTTCCCTATTATAGTGAAGCCACAGATGTATAATAGGGAACTTAGCAC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LYN.838</text:p>
          </table:table-cell>
          <table:table-cell table:style-name="Normal_5f_Pool11" office:value-type="string" calcext:value-type="string">
            <text:p>TGCTGTTGACAGTGAGCGCCAGCGACATGATTAAACATTATAGTGAAGCCACAGATGTATAATGTTTAATCATGTCG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LYN.2266</text:p>
          </table:table-cell>
          <table:table-cell table:style-name="Normal_5f_Pool11" office:value-type="string" calcext:value-type="string">
            <text:p>TGCTGTTGACAGTGAGCGACAGGTGAAGTCAGCAGCTTAATAGTGAAGCCACAGATGTATTAAGCTGCTGACTTCAC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LYN.2842</text:p>
          </table:table-cell>
          <table:table-cell table:style-name="Normal_5f_Pool11" office:value-type="string" calcext:value-type="string">
            <text:p>TGCTGTTGACAGTGAGCGAAAGGAACATAAGTGACTACAATAGTGAAGCCACAGATGTATTGTAGTCACTTATGTTC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BD4.941</text:p>
          </table:table-cell>
          <table:table-cell table:style-name="Normal_5f_Pool11" office:value-type="string" calcext:value-type="string">
            <text:p>TGCTGTTGACAGTGAGCGCCAGGTTTTGTTCAAAGTGATATAGTGAAGCCACAGATGTATATCACTTTGAACAAAAC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BD4.1549</text:p>
          </table:table-cell>
          <table:table-cell table:style-name="Normal_5f_Pool11" office:value-type="string" calcext:value-type="string">
            <text:p>TGCTGTTGACAGTGAGCGAAAGCTTCTCATCGCTACTATATAGTGAAGCCACAGATGTATATAGTAGCGATGAGAAG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BD4.445</text:p>
          </table:table-cell>
          <table:table-cell table:style-name="Normal_5f_Pool11" office:value-type="string" calcext:value-type="string">
            <text:p>TGCTGTTGACAGTGAGCGCTGGGAAAGAGTTGTGAAGCAATAGTGAAGCCACAGATGTATTGCTTCACAACTCTTTCCC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BD4.985</text:p>
          </table:table-cell>
          <table:table-cell table:style-name="Normal_5f_Pool11" office:value-type="string" calcext:value-type="string">
            <text:p>TGCTGTTGACAGTGAGCGCAAAGCAGATGCTGAAAGTGAATAGTGAAGCCACAGATGTATTCACTTTCAGCATCTGCTT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BD4.1391</text:p>
          </table:table-cell>
          <table:table-cell table:style-name="Normal_5f_Pool11" office:value-type="string" calcext:value-type="string">
            <text:p>TGCTGTTGACAGTGAGCGACACGAACACAGATAGAAAGAATAGTGAAGCCACAGATGTATTCTTTCTATCTGTGTTCG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BD4.1432</text:p>
          </table:table-cell>
          <table:table-cell table:style-name="Normal_5f_Pool11" office:value-type="string" calcext:value-type="string">
            <text:p>TGCTGTTGACAGTGAGCGCTCCAGCAAATATAACAAAGAATAGTGAAGCCACAGATGTATTCTTTGTTATATTTGCTGG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ICA.982</text:p>
          </table:table-cell>
          <table:table-cell table:style-name="Normal_5f_Pool11" office:value-type="string" calcext:value-type="string">
            <text:p>TGCTGTTGACAGTGAGCGATCCGTTGTTGTAAGAAGAAAATAGTGAAGCCACAGATGTATTTTCTTCTTACAACAACGGA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ICA.605</text:p>
          </table:table-cell>
          <table:table-cell table:style-name="Normal_5f_Pool11" office:value-type="string" calcext:value-type="string">
            <text:p>TGCTGTTGACAGTGAGCGACAGGAACTACGGCGATATCTATAGTGAAGCCACAGATGTATAGATATCGCCGTAGTTC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ICA.1228</text:p>
          </table:table-cell>
          <table:table-cell table:style-name="Normal_5f_Pool11" office:value-type="string" calcext:value-type="string">
            <text:p>TGCTGTTGACAGTGAGCGAAGGCTGCAAAATGTTAGTAGATAGTGAAGCCACAGATGTATCTACTAACATTTTGCAGCC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ICA.1205</text:p>
          </table:table-cell>
          <table:table-cell table:style-name="Normal_5f_Pool11" office:value-type="string" calcext:value-type="string">
            <text:p>TGCTGTTGACAGTGAGCGCAAGCACTTATTTATTGTTGTTTAGTGAAGCCACAGATGTAAACAACAATAAATAAGTG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ICA.535</text:p>
          </table:table-cell>
          <table:table-cell table:style-name="Normal_5f_Pool11" office:value-type="string" calcext:value-type="string">
            <text:p>TGCTGTTGACAGTGAGCGCCAGGAATTTCTTGAAGGAAGATAGTGAAGCCACAGATGTATCTTCCTTCAAGAAATTC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ICA.567</text:p>
          </table:table-cell>
          <table:table-cell table:style-name="Normal_5f_Pool11" office:value-type="string" calcext:value-type="string">
            <text:p>TGCTGTTGACAGTGAGCGCCCAAGACACACTATCACGCTATAGTGAAGCCACAGATGTATAGCGTGATAGTGTGTCTTG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SX1.1658</text:p>
          </table:table-cell>
          <table:table-cell table:style-name="Normal_5f_Pool11" office:value-type="string" calcext:value-type="string">
            <text:p>TGCTGTTGACAGTGAGCGCTAAGACAAGTTCAACAACAAATAGTGAAGCCACAGATGTATTTGTTGTTGAACTTGTCTT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SX1.1705</text:p>
          </table:table-cell>
          <table:table-cell table:style-name="Normal_5f_Pool11" office:value-type="string" calcext:value-type="string">
            <text:p>TGCTGTTGACAGTGAGCGCCACAGATGTGTTGCAAAGGTATAGTGAAGCCACAGATGTATACCTTTGCAACACATCTG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SX1.1659</text:p>
          </table:table-cell>
          <table:table-cell table:style-name="Normal_5f_Pool11" office:value-type="string" calcext:value-type="string">
            <text:p>TGCTGTTGACAGTGAGCGCAAGACAAGTTCAACAACAAAATAGTGAAGCCACAGATGTATTTTGTTGTTGAACTTGTCT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SX1.1841</text:p>
          </table:table-cell>
          <table:table-cell table:style-name="Normal_5f_Pool11" office:value-type="string" calcext:value-type="string">
            <text:p>TGCTGTTGACAGTGAGCGCAGGGATTGTGTGTACTATGTATAGTGAAGCCACAGATGTATACATAGTACACACAATCCC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SX1.1842</text:p>
          </table:table-cell>
          <table:table-cell table:style-name="Normal_5f_Pool11" office:value-type="string" calcext:value-type="string">
            <text:p>TGCTGTTGACAGTGAGCGCGGGATTGTGTGTACTATGTAATAGTGAAGCCACAGATGTATTACATAGTACACACAATCCC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SX1.1429</text:p>
          </table:table-cell>
          <table:table-cell table:style-name="Normal_5f_Pool11" office:value-type="string" calcext:value-type="string">
            <text:p>TGCTGTTGACAGTGAGCGACCCAGCAGAATTGACAGTTGATAGTGAAGCCACAGATGTATCAACTGTCAATTCTGCTGG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UTYH.233</text:p>
          </table:table-cell>
          <table:table-cell table:style-name="Normal_5f_Pool11" office:value-type="string" calcext:value-type="string">
            <text:p>TGCTGTTGACAGTGAGCGCAAGCTGGTACGACCAAGAGAATAGTGAAGCCACAGATGTATTCTCTTGGTCGTACCAGCT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UTYH.356</text:p>
          </table:table-cell>
          <table:table-cell table:style-name="Normal_5f_Pool11" office:value-type="string" calcext:value-type="string">
            <text:p>TGCTGTTGACAGTGAGCGCTGCCACTGTGATCAACTACTATAGTGAAGCCACAGATGTATAGTAGTTGATCACAGTGGC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UTYH.1605</text:p>
          </table:table-cell>
          <table:table-cell table:style-name="Normal_5f_Pool11" office:value-type="string" calcext:value-type="string">
            <text:p>TGCTGTTGACAGTGAGCGCGAGAATCCTGTTGTTAGTAAATAGTGAAGCCACAGATGTATTTACTAACAACAGGATTCTC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UTYH.1277</text:p>
          </table:table-cell>
          <table:table-cell table:style-name="Normal_5f_Pool11" office:value-type="string" calcext:value-type="string">
            <text:p>TGCTGTTGACAGTGAGCGCCAAGCTGACATATCAAGTATATAGTGAAGCCACAGATGTATATACTTGATATGTCAGCT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UTYH.1272</text:p>
          </table:table-cell>
          <table:table-cell table:style-name="Normal_5f_Pool11" office:value-type="string" calcext:value-type="string">
            <text:p>TGCTGTTGACAGTGAGCGCCACATCAAGCTGACATATCAATAGTGAAGCCACAGATGTATTGATATGTCAGCTTGATG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UTYH.358</text:p>
          </table:table-cell>
          <table:table-cell table:style-name="Normal_5f_Pool11" office:value-type="string" calcext:value-type="string">
            <text:p>TGCTGTTGACAGTGAGCGACCACTGTGATCAACTACTATATAGTGAAGCCACAGATGTATATAGTAGTTGATCACAGTG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NUDT1.597</text:p>
          </table:table-cell>
          <table:table-cell table:style-name="Normal_5f_Pool11" office:value-type="string" calcext:value-type="string">
            <text:p>TGCTGTTGACAGTGAGCGCCTGGATGGAAGGGAAAATAAATAGTGAAGCCACAGATGTATTTATTTTCCCTTCCATCCA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NUDT1.605</text:p>
          </table:table-cell>
          <table:table-cell table:style-name="Normal_5f_Pool11" office:value-type="string" calcext:value-type="string">
            <text:p>TGCTGTTGACAGTGAGCGAAAGGGAAAATAAAGCTATCTATAGTGAAGCCACAGATGTATAGATAGCTTTATTTTCC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NUDT1.576</text:p>
          </table:table-cell>
          <table:table-cell table:style-name="Normal_5f_Pool11" office:value-type="string" calcext:value-type="string">
            <text:p>TGCTGTTGACAGTGAGCGACCGGGTTTCATCTGGAATTAATAGTGAAGCCACAGATGTATTAATTCCAGATGAAACCCG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NUDT1.388</text:p>
          </table:table-cell>
          <table:table-cell table:style-name="Normal_5f_Pool11" office:value-type="string" calcext:value-type="string">
            <text:p>TGCTGTTGACAGTGAGCGCTCCACTCCTGCTTCAGAAGAATAGTGAAGCCACAGATGTATTCTTCTGAAGCAGGAGTGG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NUDT1.390</text:p>
          </table:table-cell>
          <table:table-cell table:style-name="Normal_5f_Pool11" office:value-type="string" calcext:value-type="string">
            <text:p>TGCTGTTGACAGTGAGCGACACTCCTGCTTCAGAAGAAGATAGTGAAGCCACAGATGTATCTTCTTCTGAAGCAGGAG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NUDT1.415</text:p>
          </table:table-cell>
          <table:table-cell table:style-name="Normal_5f_Pool11" office:value-type="string" calcext:value-type="string">
            <text:p>TGCTGTTGACAGTGAGCGCCCACGGGTACTTCAAGTTCCATAGTGAAGCCACAGATGTATGGAACTTGAAGTACCCGTG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ARP3.964</text:p>
          </table:table-cell>
          <table:table-cell table:style-name="Normal_5f_Pool11" office:value-type="string" calcext:value-type="string">
            <text:p>TGCTGTTGACAGTGAGCGCCAGCAAGGAGATGTTCAAGAATAGTGAAGCCACAGATGTATTCTTGAACATCTCCTTG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ARP3.937</text:p>
          </table:table-cell>
          <table:table-cell table:style-name="Normal_5f_Pool11" office:value-type="string" calcext:value-type="string">
            <text:p>TGCTGTTGACAGTGAGCGACACGCAGAAGCTCATCACTAATAGTGAAGCCACAGATGTATTAGTGATGAGCTTCTGCG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ARP3.721</text:p>
          </table:table-cell>
          <table:table-cell table:style-name="Normal_5f_Pool11" office:value-type="string" calcext:value-type="string">
            <text:p>TGCTGTTGACAGTGAGCGAAAGGCTAGAAGATGCAAAGAATAGTGAAGCCACAGATGTATTCTTTGCATCTTCTAGCC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ARP3.2005</text:p>
          </table:table-cell>
          <table:table-cell table:style-name="Normal_5f_Pool11" office:value-type="string" calcext:value-type="string">
            <text:p>TGCTGTTGACAGTGAGCGCAGGCTGGACTGTGATCTTCAATAGTGAAGCCACAGATGTATTGAAGATCACAGTCCAGCC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ARP3.1382</text:p>
          </table:table-cell>
          <table:table-cell table:style-name="Normal_5f_Pool11" office:value-type="string" calcext:value-type="string">
            <text:p>TGCTGTTGACAGTGAGCGAAAGGTGATACAGACCTACTTATAGTGAAGCCACAGATGTATAAGTAGGTCTGTATCACC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ARP3.886</text:p>
          </table:table-cell>
          <table:table-cell table:style-name="Normal_5f_Pool11" office:value-type="string" calcext:value-type="string">
            <text:p>TGCTGTTGACAGTGAGCGACCCAGTGAGGACTGTGACTAATAGTGAAGCCACAGATGTATTAGTCACAGTCCTCACTGG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CNA.670</text:p>
          </table:table-cell>
          <table:table-cell table:style-name="Normal_5f_Pool11" office:value-type="string" calcext:value-type="string">
            <text:p>TGCTGTTGACAGTGAGCGCCAGACAAGTAATGTCGATAAATAGTGAAGCCACAGATGTATTTATCGACATTACTTGT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CNA.442</text:p>
          </table:table-cell>
          <table:table-cell table:style-name="Normal_5f_Pool11" office:value-type="string" calcext:value-type="string">
            <text:p>TGCTGTTGACAGTGAGCGACAGGAGAAAGTTTCAGACTATTAGTGAAGCCACAGATGTAATAGTCTGAAACTTTCTC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CNA.511</text:p>
          </table:table-cell>
          <table:table-cell table:style-name="Normal_5f_Pool11" office:value-type="string" calcext:value-type="string">
            <text:p>TGCTGTTGACAGTGAGCGCCAGGAGTACAGCTGTGTAGTATAGTGAAGCCACAGATGTATACTACACAGCTGTACTC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CNA.441</text:p>
          </table:table-cell>
          <table:table-cell table:style-name="Normal_5f_Pool11" office:value-type="string" calcext:value-type="string">
            <text:p>TGCTGTTGACAGTGAGCGCCCAGGAGAAAGTTTCAGACTATAGTGAAGCCACAGATGTATAGTCTGAAACTTTCTCCTG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CNA.339</text:p>
          </table:table-cell>
          <table:table-cell table:style-name="Normal_5f_Pool11" office:value-type="string" calcext:value-type="string">
            <text:p>TGCTGTTGACAGTGAGCGACAGTATGTCCAAAATACTAAATAGTGAAGCCACAGATGTATTTAGTATTTTGGACATA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CNA.337</text:p>
          </table:table-cell>
          <table:table-cell table:style-name="Normal_5f_Pool11" office:value-type="string" calcext:value-type="string">
            <text:p>TGCTGTTGACAGTGAGCGAACCAGTATGTCCAAAATACTATAGTGAAGCCACAGATGTATAGTATTTTGGACATACTGG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LK3.1601</text:p>
          </table:table-cell>
          <table:table-cell table:style-name="Normal_5f_Pool11" office:value-type="string" calcext:value-type="string">
            <text:p>TGCTGTTGACAGTGAGCGCCAGAAAGACTGTGCACTACAATAGTGAAGCCACAGATGTATTGTAGTGCACAGTCTTT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LK3.1157</text:p>
          </table:table-cell>
          <table:table-cell table:style-name="Normal_5f_Pool11" office:value-type="string" calcext:value-type="string">
            <text:p>TGCTGTTGACAGTGAGCGCTGGCAGAAAGAAGAAGAGTAATAGTGAAGCCACAGATGTATTACTCTTCTTCTTTCTGCC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LK3.1598</text:p>
          </table:table-cell>
          <table:table-cell table:style-name="Normal_5f_Pool11" office:value-type="string" calcext:value-type="string">
            <text:p>TGCTGTTGACAGTGAGCGACAACAGAAAGACTGTGCACTATAGTGAAGCCACAGATGTATAGTGCACAGTCTTTCTGT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LK3.407</text:p>
          </table:table-cell>
          <table:table-cell table:style-name="Normal_5f_Pool11" office:value-type="string" calcext:value-type="string">
            <text:p>TGCTGTTGACAGTGAGCGCTCAGCGCGAGAAGATCCTAAATAGTGAAGCCACAGATGTATTTAGGATCTTCTCGCGCTG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LK3.1160</text:p>
          </table:table-cell>
          <table:table-cell table:style-name="Normal_5f_Pool11" office:value-type="string" calcext:value-type="string">
            <text:p>TGCTGTTGACAGTGAGCGACAGAAAGAAGAAGAGTAAGAATAGTGAAGCCACAGATGTATTCTTACTCTTCTTCTTT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LK3.1496</text:p>
          </table:table-cell>
          <table:table-cell table:style-name="Normal_5f_Pool11" office:value-type="string" calcext:value-type="string">
            <text:p>TGCTGTTGACAGTGAGCGACAAGTGGGTTGACTACTCCAATAGTGAAGCCACAGATGTATTGGAGTAGTCAACCCACT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A1.716</text:p>
          </table:table-cell>
          <table:table-cell table:style-name="Normal_5f_Pool11" office:value-type="string" calcext:value-type="string">
            <text:p>TGCTGTTGACAGTGAGCGCCAGGTCGAGAGTACAGAAGAATAGTGAAGCCACAGATGTATTCTTCTGTACTCTCGAC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A1.4244</text:p>
          </table:table-cell>
          <table:table-cell table:style-name="Normal_5f_Pool11" office:value-type="string" calcext:value-type="string">
            <text:p>TGCTGTTGACAGTGAGCGCACCGATCATGAGAAAGATAAATAGTGAAGCCACAGATGTATTTATCTTTCTCATGATCGG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A1.1642</text:p>
          </table:table-cell>
          <table:table-cell table:style-name="Normal_5f_Pool11" office:value-type="string" calcext:value-type="string">
            <text:p>TGCTGTTGACAGTGAGCGCCAGCATGAAGACAATGCAGAATAGTGAAGCCACAGATGTATTCTGCATTGTCTTCATG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A1.3328</text:p>
          </table:table-cell>
          <table:table-cell table:style-name="Normal_5f_Pool11" office:value-type="string" calcext:value-type="string">
            <text:p>TGCTGTTGACAGTGAGCGACCGGGACACTATAGTGGAAAATAGTGAAGCCACAGATGTATTTTCCACTATAGTGTCCCG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A1.3812</text:p>
          </table:table-cell>
          <table:table-cell table:style-name="Normal_5f_Pool11" office:value-type="string" calcext:value-type="string">
            <text:p>TGCTGTTGACAGTGAGCGCCAGCTCACTGATGAAGAGAAATAGTGAAGCCACAGATGTATTTCTCTTCATCAGTGAG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A1.1759</text:p>
          </table:table-cell>
          <table:table-cell table:style-name="Normal_5f_Pool11" office:value-type="string" calcext:value-type="string">
            <text:p>TGCTGTTGACAGTGAGCGAACACTTCTGTGTTGTGTCTAATAGTGAAGCCACAGATGTATTAGACACAACACAGAAGTG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D2.242</text:p>
          </table:table-cell>
          <table:table-cell table:style-name="Normal_5f_Pool11" office:value-type="string" calcext:value-type="string">
            <text:p>TGCTGTTGACAGTGAGCGACCGGCAGTATGCCCACATTTATAGTGAAGCCACAGATGTATAAATGTGGGCATACTGCCG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D2.536</text:p>
          </table:table-cell>
          <table:table-cell table:style-name="Normal_5f_Pool11" office:value-type="string" calcext:value-type="string">
            <text:p>TGCTGTTGACAGTGAGCGCAGGCACCATTGACGTGTCAAATAGTGAAGCCACAGATGTATTTGACACGTCAATGGTGCC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D2.1591</text:p>
          </table:table-cell>
          <table:table-cell table:style-name="Normal_5f_Pool11" office:value-type="string" calcext:value-type="string">
            <text:p>TGCTGTTGACAGTGAGCGATGAGCACTTGCTGATGCGAAATAGTGAAGCCACAGATGTATTTCGCATCAGCAAGTGCTC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D2.1235</text:p>
          </table:table-cell>
          <table:table-cell table:style-name="Normal_5f_Pool11" office:value-type="string" calcext:value-type="string">
            <text:p>TGCTGTTGACAGTGAGCGACCCTGACACTCTAGGTTGTTATAGTGAAGCCACAGATGTATAACAACCTAGAGTGTCAGG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D2.860</text:p>
          </table:table-cell>
          <table:table-cell table:style-name="Normal_5f_Pool11" office:value-type="string" calcext:value-type="string">
            <text:p>TGCTGTTGACAGTGAGCGCGAGCAGGGATTCTATCAATAATAGTGAAGCCACAGATGTATTATTGATAGAATCCCTGCTC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D2.495</text:p>
          </table:table-cell>
          <table:table-cell table:style-name="Normal_5f_Pool11" office:value-type="string" calcext:value-type="string">
            <text:p>TGCTGTTGACAGTGAGCGAGAGCTGGTCTTGGAAGATGAATAGTGAAGCCACAGATGTATTCATCTTCCAAGACCAGCTC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D3.1719</text:p>
          </table:table-cell>
          <table:table-cell table:style-name="Normal_5f_Pool11" office:value-type="string" calcext:value-type="string">
            <text:p>TGCTGTTGACAGTGAGCGACAGGAGAAGGATTTACTCCAATAGTGAAGCCACAGATGTATTGGAGTAAATCCTTCTC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D3.2158</text:p>
          </table:table-cell>
          <table:table-cell table:style-name="Normal_5f_Pool11" office:value-type="string" calcext:value-type="string">
            <text:p>TGCTGTTGACAGTGAGCGCCAGGCAGAACACAAATAGAAATAGTGAAGCCACAGATGTATTTCTATTTGTGTTCTGC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D3.2162</text:p>
          </table:table-cell>
          <table:table-cell table:style-name="Normal_5f_Pool11" office:value-type="string" calcext:value-type="string">
            <text:p>TGCTGTTGACAGTGAGCGACAGAACACAAATAGAAATTTATAGTGAAGCCACAGATGTATAAATTTCTATTTGTGTT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D3.2582</text:p>
          </table:table-cell>
          <table:table-cell table:style-name="Normal_5f_Pool11" office:value-type="string" calcext:value-type="string">
            <text:p>TGCTGTTGACAGTGAGCGATAGGTCTAAACATCAAAGAAATAGTGAAGCCACAGATGTATTTCTTTGATGTTTAGACCTA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D3.798</text:p>
          </table:table-cell>
          <table:table-cell table:style-name="Normal_5f_Pool11" office:value-type="string" calcext:value-type="string">
            <text:p>TGCTGTTGACAGTGAGCGCAAGCTGCTATGAATAAATTTATAGTGAAGCCACAGATGTATAAATTTATTCATAGCAG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D3.307</text:p>
          </table:table-cell>
          <table:table-cell table:style-name="Normal_5f_Pool11" office:value-type="string" calcext:value-type="string">
            <text:p>TGCTGTTGACAGTGAGCGCTGCAGTAGTGAGAGAAGATAATAGTGAAGCCACAGATGTATTATCTTCTCTCACTACTGC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D4.917</text:p>
          </table:table-cell>
          <table:table-cell table:style-name="Normal_5f_Pool11" office:value-type="string" calcext:value-type="string">
            <text:p>TGCTGTTGACAGTGAGCGCTCACTAATGCTTATCAATAAATAGTGAAGCCACAGATGTATTTATTGATAAGCATTAGTG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D4.818</text:p>
          </table:table-cell>
          <table:table-cell table:style-name="Normal_5f_Pool11" office:value-type="string" calcext:value-type="string">
            <text:p>TGCTGTTGACAGTGAGCGCCAGTCAGACATGGACAGTTGATAGTGAAGCCACAGATGTATCAACTGTCCATGTCTGA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D4.713</text:p>
          </table:table-cell>
          <table:table-cell table:style-name="Normal_5f_Pool11" office:value-type="string" calcext:value-type="string">
            <text:p>TGCTGTTGACAGTGAGCGACAGAGTGCTTCTAGATGGAGATAGTGAAGCCACAGATGTATCTCCATCTAGAAGCACT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D4.648</text:p>
          </table:table-cell>
          <table:table-cell table:style-name="Normal_5f_Pool11" office:value-type="string" calcext:value-type="string">
            <text:p>TGCTGTTGACAGTGAGCGAAGGCTCAACTCCTCCATCTAATAGTGAAGCCACAGATGTATTAGATGGAGGAGTTGAGCC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D4.647</text:p>
          </table:table-cell>
          <table:table-cell table:style-name="Normal_5f_Pool11" office:value-type="string" calcext:value-type="string">
            <text:p>TGCTGTTGACAGTGAGCGCGAGGCTCAACTCCTCCATCTATAGTGAAGCCACAGATGTATAGATGGAGGAGTTGAGCCTC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D4.711</text:p>
          </table:table-cell>
          <table:table-cell table:style-name="Normal_5f_Pool11" office:value-type="string" calcext:value-type="string">
            <text:p>TGCTGTTGACAGTGAGCGCAGCAGAGTGCTTCTAGATGGATAGTGAAGCCACAGATGTATCCATCTAGAAGCACTCTGC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E2.935</text:p>
          </table:table-cell>
          <table:table-cell table:style-name="Normal_5f_Pool11" office:value-type="string" calcext:value-type="string">
            <text:p>TGCTGTTGACAGTGAGCGCCAGCTAGAAGAGGAGAATAAATAGTGAAGCCACAGATGTATTTATTCTCCTCTTCTAG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E2.1529</text:p>
          </table:table-cell>
          <table:table-cell table:style-name="Normal_5f_Pool11" office:value-type="string" calcext:value-type="string">
            <text:p>TGCTGTTGACAGTGAGCGACCCGATCTACTTGTCATTGCATAGTGAAGCCACAGATGTATGCAATGACAAGTAGATCGG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E2.1351</text:p>
          </table:table-cell>
          <table:table-cell table:style-name="Normal_5f_Pool11" office:value-type="string" calcext:value-type="string">
            <text:p>TGCTGTTGACAGTGAGCGCCCGTGAAGACTTAGTAAATAATAGTGAAGCCACAGATGTATTATTTACTAAGTCTTCACG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E2.401</text:p>
          </table:table-cell>
          <table:table-cell table:style-name="Normal_5f_Pool11" office:value-type="string" calcext:value-type="string">
            <text:p>TGCTGTTGACAGTGAGCGCTGCAGTCAGTCTGTTGATGAATAGTGAAGCCACAGATGTATTCATCAACAGACTGACTGC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E2.1018</text:p>
          </table:table-cell>
          <table:table-cell table:style-name="Normal_5f_Pool11" office:value-type="string" calcext:value-type="string">
            <text:p>TGCTGTTGACAGTGAGCGCTCGCATAATGTTTGCTGGTTATAGTGAAGCCACAGATGTATAACCAGCAAACATTATGCG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E2.583</text:p>
          </table:table-cell>
          <table:table-cell table:style-name="Normal_5f_Pool11" office:value-type="string" calcext:value-type="string">
            <text:p>TGCTGTTGACAGTGAGCGACGGAAGCAAATTCCAGCTTAATAGTGAAGCCACAGATGTATTAAGCTGGAATTTGCTTCC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M.2126</text:p>
          </table:table-cell>
          <table:table-cell table:style-name="Normal_5f_Pool11" office:value-type="string" calcext:value-type="string">
            <text:p>TGCTGTTGACAGTGAGCGATGGGAGGAAGATAATTTTCAATAGTGAAGCCACAGATGTATTGAAAATTATCTTCCTCCC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M.2129</text:p>
          </table:table-cell>
          <table:table-cell table:style-name="Normal_5f_Pool11" office:value-type="string" calcext:value-type="string">
            <text:p>TGCTGTTGACAGTGAGCGAGAGGAAGATAATTTTCAACTATAGTGAAGCCACAGATGTATAGTTGAAAATTATCTTCCTC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M.2577</text:p>
          </table:table-cell>
          <table:table-cell table:style-name="Normal_5f_Pool11" office:value-type="string" calcext:value-type="string">
            <text:p>TGCTGTTGACAGTGAGCGACAGACCACTCATCACATTAAATAGTGAAGCCACAGATGTATTTAATGTGATGAGTGGT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M.2119</text:p>
          </table:table-cell>
          <table:table-cell table:style-name="Normal_5f_Pool11" office:value-type="string" calcext:value-type="string">
            <text:p>TGCTGTTGACAGTGAGCGATAGGAGCTGGGAGGAAGATAATAGTGAAGCCACAGATGTATTATCTTCCTCCCAGCTCCTA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M.2576</text:p>
          </table:table-cell>
          <table:table-cell table:style-name="Normal_5f_Pool11" office:value-type="string" calcext:value-type="string">
            <text:p>TGCTGTTGACAGTGAGCGACCAGACCACTCATCACATTAATAGTGAAGCCACAGATGTATTAATGTGATGAGTGGTCTG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M.288</text:p>
          </table:table-cell>
          <table:table-cell table:style-name="Normal_5f_Pool11" office:value-type="string" calcext:value-type="string">
            <text:p>TGCTGTTGACAGTGAGCGCAGCGACACATGTTGTGATGGATAGTGAAGCCACAGATGTATCCATCACAACATGTGTCGC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Q.7671</text:p>
          </table:table-cell>
          <table:table-cell table:style-name="Normal_5f_Pool11" office:value-type="string" calcext:value-type="string">
            <text:p>TGCTGTTGACAGTGAGCGCCAGGATTGTCACGAAAGAGAATAGTGAAGCCACAGATGTATTCTCTTTCGTGACAATC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Q.1097</text:p>
          </table:table-cell>
          <table:table-cell table:style-name="Normal_5f_Pool11" office:value-type="string" calcext:value-type="string">
            <text:p>TGCTGTTGACAGTGAGCGCGAGGACCATGTTGTTAGTTTATAGTGAAGCCACAGATGTATAAACTAACAACATGGTCCTC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Q.4470</text:p>
          </table:table-cell>
          <table:table-cell table:style-name="Normal_5f_Pool11" office:value-type="string" calcext:value-type="string">
            <text:p>TGCTGTTGACAGTGAGCGAAAGGTTATCAAACACAAGAAATAGTGAAGCCACAGATGTATTTCTTGTGTTTGATAACC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Q.4307</text:p>
          </table:table-cell>
          <table:table-cell table:style-name="Normal_5f_Pool11" office:value-type="string" calcext:value-type="string">
            <text:p>TGCTGTTGACAGTGAGCGCAAGACTGTAGGTACTATGAAATAGTGAAGCCACAGATGTATTTCATAGTACCTACAGTCT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Q.6648</text:p>
          </table:table-cell>
          <table:table-cell table:style-name="Normal_5f_Pool11" office:value-type="string" calcext:value-type="string">
            <text:p>TGCTGTTGACAGTGAGCGATGGGAAGACAGTTCAGCACTATAGTGAAGCCACAGATGTATAGTGCTGAACTGTCTTCCC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Q.5556</text:p>
          </table:table-cell>
          <table:table-cell table:style-name="Normal_5f_Pool11" office:value-type="string" calcext:value-type="string">
            <text:p>TGCTGTTGACAGTGAGCGCCACAGGATGGATTACAGTTAATAGTGAAGCCACAGATGTATTAACTGTAATCCATCCTG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R2G.482</text:p>
          </table:table-cell>
          <table:table-cell table:style-name="Normal_5f_Pool11" office:value-type="string" calcext:value-type="string">
            <text:p>TGCTGTTGACAGTGAGCGCACCCACCATGTTACAAGACAATAGTGAAGCCACAGATGTATTGTCTTGTAACATGGTGGG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R2G.795</text:p>
          </table:table-cell>
          <table:table-cell table:style-name="Normal_5f_Pool11" office:value-type="string" calcext:value-type="string">
            <text:p>TGCTGTTGACAGTGAGCGCTCAGTATGTGTTCTAAGTATATAGTGAAGCCACAGATGTATATACTTAGAACACATACTG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R2G.796</text:p>
          </table:table-cell>
          <table:table-cell table:style-name="Normal_5f_Pool11" office:value-type="string" calcext:value-type="string">
            <text:p>TGCTGTTGACAGTGAGCGCCAGTATGTGTTCTAAGTATAATAGTGAAGCCACAGATGTATTATACTTAGAACACATA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R2G.526</text:p>
          </table:table-cell>
          <table:table-cell table:style-name="Normal_5f_Pool11" office:value-type="string" calcext:value-type="string">
            <text:p>TGCTGTTGACAGTGAGCGACAGGACGATGAGATCCGCTTATAGTGAAGCCACAGATGTATAAGCGGATCTCATCGTC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R2G.391</text:p>
          </table:table-cell>
          <table:table-cell table:style-name="Normal_5f_Pool11" office:value-type="string" calcext:value-type="string">
            <text:p>TGCTGTTGACAGTGAGCGAAAGGTTGGACTCTTCACAGAATAGTGAAGCCACAGATGTATTCTGTGAAGAGTCCAACC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R2G.105</text:p>
          </table:table-cell>
          <table:table-cell table:style-name="Normal_5f_Pool11" office:value-type="string" calcext:value-type="string">
            <text:p>TGCTGTTGACAGTGAGCGATGGGAAGATGTTCTACCATATTAGTGAAGCCACAGATGTAATATGGTAGAACATCTTCCC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R2H.577</text:p>
          </table:table-cell>
          <table:table-cell table:style-name="Normal_5f_Pool11" office:value-type="string" calcext:value-type="string">
            <text:p>TGCTGTTGACAGTGAGCGCCAGGTCATGGGCATTGTTCAATAGTGAAGCCACAGATGTATTGAACAATGCCCATGAC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R2H.505</text:p>
          </table:table-cell>
          <table:table-cell table:style-name="Normal_5f_Pool11" office:value-type="string" calcext:value-type="string">
            <text:p>TGCTGTTGACAGTGAGCGACAGAGTTTATCTCCTGATGAATAGTGAAGCCACAGATGTATTCATCAGGAGATAAACT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R2H.193</text:p>
          </table:table-cell>
          <table:table-cell table:style-name="Normal_5f_Pool11" office:value-type="string" calcext:value-type="string">
            <text:p>TGCTGTTGACAGTGAGCGCCAAGATGGATCTAATCTTAGATAGTGAAGCCACAGATGTATCTAAGATTAGATCCATCT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R2H.346</text:p>
          </table:table-cell>
          <table:table-cell table:style-name="Normal_5f_Pool11" office:value-type="string" calcext:value-type="string">
            <text:p>TGCTGTTGACAGTGAGCGCCCAGTTTGAGTATGTAATGTATAGTGAAGCCACAGATGTATACATTACATACTCAAACTG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R2H.347</text:p>
          </table:table-cell>
          <table:table-cell table:style-name="Normal_5f_Pool11" office:value-type="string" calcext:value-type="string">
            <text:p>TGCTGTTGACAGTGAGCGACAGTTTGAGTATGTAATGTATTAGTGAAGCCACAGATGTAATACATTACATACTCAAA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R2H.198</text:p>
          </table:table-cell>
          <table:table-cell table:style-name="Normal_5f_Pool11" office:value-type="string" calcext:value-type="string">
            <text:p>TGCTGTTGACAGTGAGCGCTGGATCTAATCTTAGATGTAATAGTGAAGCCACAGATGTATTACATCTAAGATTAGATCC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R2J.585</text:p>
          </table:table-cell>
          <table:table-cell table:style-name="Normal_5f_Pool11" office:value-type="string" calcext:value-type="string">
            <text:p>TGCTGTTGACAGTGAGCGCTAGGTTTTATATTCCTAATAATAGTGAAGCCACAGATGTATTATTAGGAATATAAAACCT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R2J.120</text:p>
          </table:table-cell>
          <table:table-cell table:style-name="Normal_5f_Pool11" office:value-type="string" calcext:value-type="string">
            <text:p>TGCTGTTGACAGTGAGCGACGAGAAGAAGATCACCATTAATAGTGAAGCCACAGATGTATTAATGGTGATCTTCTTCTC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R2J.916</text:p>
          </table:table-cell>
          <table:table-cell table:style-name="Normal_5f_Pool11" office:value-type="string" calcext:value-type="string">
            <text:p>TGCTGTTGACAGTGAGCGATCCACAGTAGAGTTTAATAAATAGTGAAGCCACAGATGTATTTATTAAACTCTACTGTGGA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R2J.563</text:p>
          </table:table-cell>
          <table:table-cell table:style-name="Normal_5f_Pool11" office:value-type="string" calcext:value-type="string">
            <text:p>TGCTGTTGACAGTGAGCGCCCGACGTGTCCTGTACATAGATAGTGAAGCCACAGATGTATCTATGTACAGGACACGTCG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R2J.162</text:p>
          </table:table-cell>
          <table:table-cell table:style-name="Normal_5f_Pool11" office:value-type="string" calcext:value-type="string">
            <text:p>TGCTGTTGACAGTGAGCGCTGCCTGTTTATTCACCATCAATAGTGAAGCCACAGATGTATTGATGGTGAATAAACAGGC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R2J.641</text:p>
          </table:table-cell>
          <table:table-cell table:style-name="Normal_5f_Pool11" office:value-type="string" calcext:value-type="string">
            <text:p>TGCTGTTGACAGTGAGCGAAGCGGTGACTTCGCAAGCAAATAGTGAAGCCACAGATGTATTTGCTTGCGAAGTCACCGC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PP4C.201</text:p>
          </table:table-cell>
          <table:table-cell table:style-name="Normal_5f_Pool11" office:value-type="string" calcext:value-type="string">
            <text:p>TGCTGTTGACAGTGAGCGACAGAGAGATCTTGGTAGAGGATAGTGAAGCCACAGATGTATCCTCTACCAAGATCTCT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PP4C.273</text:p>
          </table:table-cell>
          <table:table-cell table:style-name="Normal_5f_Pool11" office:value-type="string" calcext:value-type="string">
            <text:p>TGCTGTTGACAGTGAGCGCTGGACAATTCTATGACCTCAATAGTGAAGCCACAGATGTATTGAGGTCATAGAATTGTCC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PP4C.819</text:p>
          </table:table-cell>
          <table:table-cell table:style-name="Normal_5f_Pool11" office:value-type="string" calcext:value-type="string">
            <text:p>TGCTGTTGACAGTGAGCGCCCAACTGGTGATGGAAGGTTATAGTGAAGCCACAGATGTATAACCTTCCATCACCAGTTG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PP4C.834</text:p>
          </table:table-cell>
          <table:table-cell table:style-name="Normal_5f_Pool11" office:value-type="string" calcext:value-type="string">
            <text:p>TGCTGTTGACAGTGAGCGCAGGTTACAAGTGGCACTTCAATAGTGAAGCCACAGATGTATTGAAGTGCCACTTGTAACC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PP4C.1228</text:p>
          </table:table-cell>
          <table:table-cell table:style-name="Normal_5f_Pool11" office:value-type="string" calcext:value-type="string">
            <text:p>TGCTGTTGACAGTGAGCGAAACCATGAAGTTTCCAATAATTAGTGAAGCCACAGATGTAATTATTGGAAACTTCATGG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PP4C.469</text:p>
          </table:table-cell>
          <table:table-cell table:style-name="Normal_5f_Pool11" office:value-type="string" calcext:value-type="string">
            <text:p>TGCTGTTGACAGTGAGCGACAGGTCTATGGCTTCTACGATTAGTGAAGCCACAGATGTAATCGTAGAAGCCATAGAC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RKDC.6503</text:p>
          </table:table-cell>
          <table:table-cell table:style-name="Normal_5f_Pool11" office:value-type="string" calcext:value-type="string">
            <text:p>TGCTGTTGACAGTGAGCGAAAGCTTGTTATTAATACAGAATAGTGAAGCCACAGATGTATTCTGTATTAATAACAAGC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RKDC.3599</text:p>
          </table:table-cell>
          <table:table-cell table:style-name="Normal_5f_Pool11" office:value-type="string" calcext:value-type="string">
            <text:p>TGCTGTTGACAGTGAGCGACAGACAGAATGTCGACACAAATAGTGAAGCCACAGATGTATTTGTGTCGACATTCTGT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RKDC.11971</text:p>
          </table:table-cell>
          <table:table-cell table:style-name="Normal_5f_Pool11" office:value-type="string" calcext:value-type="string">
            <text:p>TGCTGTTGACAGTGAGCGCCACCATGGATGTGTTTGTCAATAGTGAAGCCACAGATGTATTGACAAACACATCCATGG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RKDC.6843</text:p>
          </table:table-cell>
          <table:table-cell table:style-name="Normal_5f_Pool11" office:value-type="string" calcext:value-type="string">
            <text:p>TGCTGTTGACAGTGAGCGCCCGGTAAAGATCCTAATTCTATAGTGAAGCCACAGATGTATAGAATTAGGATCTTTACCG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RKDC.7287</text:p>
          </table:table-cell>
          <table:table-cell table:style-name="Normal_5f_Pool11" office:value-type="string" calcext:value-type="string">
            <text:p>TGCTGTTGACAGTGAGCGCCAGAGCTGTACTTCCAGTTAATAGTGAAGCCACAGATGTATTAACTGGAAGTACAGCT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RKDC.3482</text:p>
          </table:table-cell>
          <table:table-cell table:style-name="Normal_5f_Pool11" office:value-type="string" calcext:value-type="string">
            <text:p>TGCTGTTGACAGTGAGCGAAAGCATGTTTCTTTAAATAAATAGTGAAGCCACAGATGTATTTATTTAAAGAAACATG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A2.784</text:p>
          </table:table-cell>
          <table:table-cell table:style-name="Normal_5f_Pool11" office:value-type="string" calcext:value-type="string">
            <text:p>TGCTGTTGACAGTGAGCGCCAGATAATCTATCTACTTAAATAGTGAAGCCACAGATGTATTTAAGTAGATAGATTAT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A2.1236</text:p>
          </table:table-cell>
          <table:table-cell table:style-name="Normal_5f_Pool11" office:value-type="string" calcext:value-type="string">
            <text:p>TGCTGTTGACAGTGAGCGCAGGGTGCTCTATGAGATTGTATAGTGAAGCCACAGATGTATACAATCTCATAGAGCACCC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A2.973</text:p>
          </table:table-cell>
          <table:table-cell table:style-name="Normal_5f_Pool11" office:value-type="string" calcext:value-type="string">
            <text:p>TGCTGTTGACAGTGAGCGAACAGTTGATTTCTGAAGACTATAGTGAAGCCACAGATGTATAGTCTTCAGAAATCAACTG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A2.930</text:p>
          </table:table-cell>
          <table:table-cell table:style-name="Normal_5f_Pool11" office:value-type="string" calcext:value-type="string">
            <text:p>TGCTGTTGACAGTGAGCGCTAGGAGTTGCTAAAATTTTAATAGTGAAGCCACAGATGTATTAAAATTTTAGCAACTCCT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A2.774</text:p>
          </table:table-cell>
          <table:table-cell table:style-name="Normal_5f_Pool11" office:value-type="string" calcext:value-type="string">
            <text:p>TGCTGTTGACAGTGAGCGCTCCAGAATTTCAGATAATCTATAGTGAAGCCACAGATGTATAGATTATCTGAAATTCTGG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A2.783</text:p>
          </table:table-cell>
          <table:table-cell table:style-name="Normal_5f_Pool11" office:value-type="string" calcext:value-type="string">
            <text:p>TGCTGTTGACAGTGAGCGCTCAGATAATCTATCTACTTAATAGTGAAGCCACAGATGTATTAAGTAGATAGATTATCTG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A4.524</text:p>
          </table:table-cell>
          <table:table-cell table:style-name="Normal_5f_Pool11" office:value-type="string" calcext:value-type="string">
            <text:p>TGCTGTTGACAGTGAGCGCAAGACCATGGATGTTAGTAAATAGTGAAGCCACAGATGTATTTACTAACATCCATGGTCT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A4.263</text:p>
          </table:table-cell>
          <table:table-cell table:style-name="Normal_5f_Pool11" office:value-type="string" calcext:value-type="string">
            <text:p>TGCTGTTGACAGTGAGCGCACAGCGCTGTGTGATATCAAATAGTGAAGCCACAGATGTATTTGATATCACACAGCGCTG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A4.266</text:p>
          </table:table-cell>
          <table:table-cell table:style-name="Normal_5f_Pool11" office:value-type="string" calcext:value-type="string">
            <text:p>TGCTGTTGACAGTGAGCGCGCGCTGTGTGATATCAAACAATAGTGAAGCCACAGATGTATTGTTTGATATCACACAGCGC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A4.436</text:p>
          </table:table-cell>
          <table:table-cell table:style-name="Normal_5f_Pool11" office:value-type="string" calcext:value-type="string">
            <text:p>TGCTGTTGACAGTGAGCGATGCAGCTGTGTCAATGTTGAATAGTGAAGCCACAGATGTATTCAACATTGACACAGCTGC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A4.882</text:p>
          </table:table-cell>
          <table:table-cell table:style-name="Normal_5f_Pool11" office:value-type="string" calcext:value-type="string">
            <text:p>TGCTGTTGACAGTGAGCGCAACGATGATGGTTACCCTTCATAGTGAAGCCACAGATGTATGAAGGGTAACCATCATCGT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A4.557</text:p>
          </table:table-cell>
          <table:table-cell table:style-name="Normal_5f_Pool11" office:value-type="string" calcext:value-type="string">
            <text:p>TGCTGTTGACAGTGAGCGCAAAGTGGAAATTGCAACACTATAGTGAAGCCACAGATGTATAGTGTTGCAATTTCCACT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A7.950</text:p>
          </table:table-cell>
          <table:table-cell table:style-name="Normal_5f_Pool11" office:value-type="string" calcext:value-type="string">
            <text:p>TGCTGTTGACAGTGAGCGCCACACTGAGTGTCCTACAATATAGTGAAGCCACAGATGTATATTGTAGGACACTCAGTG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A7.795</text:p>
          </table:table-cell>
          <table:table-cell table:style-name="Normal_5f_Pool11" office:value-type="string" calcext:value-type="string">
            <text:p>TGCTGTTGACAGTGAGCGAAAGTATGTTGCTGAAATTGAATAGTGAAGCCACAGATGTATTCAATTTCAGCAACATA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A7.952</text:p>
          </table:table-cell>
          <table:table-cell table:style-name="Normal_5f_Pool11" office:value-type="string" calcext:value-type="string">
            <text:p>TGCTGTTGACAGTGAGCGCCACTGAGTGTCCTACAATAAATAGTGAAGCCACAGATGTATTTATTGTAGGACACTCAG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A7.633</text:p>
          </table:table-cell>
          <table:table-cell table:style-name="Normal_5f_Pool11" office:value-type="string" calcext:value-type="string">
            <text:p>TGCTGTTGACAGTGAGCGAGAGAAGAACTATACTGACGAATAGTGAAGCCACAGATGTATTCGTCAGTATAGTTCTTCTC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A7.951</text:p>
          </table:table-cell>
          <table:table-cell table:style-name="Normal_5f_Pool11" office:value-type="string" calcext:value-type="string">
            <text:p>TGCTGTTGACAGTGAGCGAACACTGAGTGTCCTACAATAATAGTGAAGCCACAGATGTATTATTGTAGGACACTCAGTG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A7.451</text:p>
          </table:table-cell>
          <table:table-cell table:style-name="Normal_5f_Pool11" office:value-type="string" calcext:value-type="string">
            <text:p>TGCTGTTGACAGTGAGCGACCAGTCTGAAGCAGCGTTATATAGTGAAGCCACAGATGTATATAACGCTGCTTCAGACTG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B3.79</text:p>
          </table:table-cell>
          <table:table-cell table:style-name="Normal_5f_Pool11" office:value-type="string" calcext:value-type="string">
            <text:p>TGCTGTTGACAGTGAGCGCCATGTCTATTATGTCCTATAATAGTGAAGCCACAGATGTATTATAGGACATAATAGACA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B3.70</text:p>
          </table:table-cell>
          <table:table-cell table:style-name="Normal_5f_Pool11" office:value-type="string" calcext:value-type="string">
            <text:p>TGCTGTTGACAGTGAGCGCCACCGCAATCATGTCTATTATTAGTGAAGCCACAGATGTAATAATAGACATGATTGCGG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B3.640</text:p>
          </table:table-cell>
          <table:table-cell table:style-name="Normal_5f_Pool11" office:value-type="string" calcext:value-type="string">
            <text:p>TGCTGTTGACAGTGAGCGCCCACATCATCGAGAAGGACAATAGTGAAGCCACAGATGTATTGTCCTTCTCGATGATGTG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B3.187</text:p>
          </table:table-cell>
          <table:table-cell table:style-name="Normal_5f_Pool11" office:value-type="string" calcext:value-type="string">
            <text:p>TGCTGTTGACAGTGAGCGACACGGACTTCCAGAAGATCTTTAGTGAAGCCACAGATGTAAAGATCTTCTGGAAGTCCG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B3.641</text:p>
          </table:table-cell>
          <table:table-cell table:style-name="Normal_5f_Pool11" office:value-type="string" calcext:value-type="string">
            <text:p>TGCTGTTGACAGTGAGCGACACATCATCGAGAAGGACAAATAGTGAAGCCACAGATGTATTTGTCCTTCTCGATGATG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B3.76</text:p>
          </table:table-cell>
          <table:table-cell table:style-name="Normal_5f_Pool11" office:value-type="string" calcext:value-type="string">
            <text:p>TGCTGTTGACAGTGAGCGAAATCATGTCTATTATGTCCTATAGTGAAGCCACAGATGTATAGGACATAATAGACATGA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B4.389</text:p>
          </table:table-cell>
          <table:table-cell table:style-name="Normal_5f_Pool11" office:value-type="string" calcext:value-type="string">
            <text:p>TGCTGTTGACAGTGAGCGATGGGAGATGGACACAGCTATATAGTGAAGCCACAGATGTATATAGCTGTGTCCATCTCCC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B4.279</text:p>
          </table:table-cell>
          <table:table-cell table:style-name="Normal_5f_Pool11" office:value-type="string" calcext:value-type="string">
            <text:p>TGCTGTTGACAGTGAGCGATCGCATTATGCGAGTCAACAATAGTGAAGCCACAGATGTATTGTTGACTCGCATAATGCG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B4.762</text:p>
          </table:table-cell>
          <table:table-cell table:style-name="Normal_5f_Pool11" office:value-type="string" calcext:value-type="string">
            <text:p>TGCTGTTGACAGTGAGCGAACCATTGTCTACAGAGACCAATAGTGAAGCCACAGATGTATTGGTCTCTGTAGACAATGG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B4.401</text:p>
          </table:table-cell>
          <table:table-cell table:style-name="Normal_5f_Pool11" office:value-type="string" calcext:value-type="string">
            <text:p>TGCTGTTGACAGTGAGCGAACAGCTATAGTCCTAGAGCTATAGTGAAGCCACAGATGTATAGCTCTAGGACTATAGCTG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B4.758</text:p>
          </table:table-cell>
          <table:table-cell table:style-name="Normal_5f_Pool11" office:value-type="string" calcext:value-type="string">
            <text:p>TGCTGTTGACAGTGAGCGAAGGGACCATTGTCTACAGAGATAGTGAAGCCACAGATGTATCTCTGTAGACAATGGTCCC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B4.883</text:p>
          </table:table-cell>
          <table:table-cell table:style-name="Normal_5f_Pool11" office:value-type="string" calcext:value-type="string">
            <text:p>TGCTGTTGACAGTGAGCGCAAGATAGACTCTTCTTTTGTATAGTGAAGCCACAGATGTATACAAAAGAAGAGTCTAT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B8.264</text:p>
          </table:table-cell>
          <table:table-cell table:style-name="Normal_5f_Pool11" office:value-type="string" calcext:value-type="string">
            <text:p>TGCTGTTGACAGTGAGCGACAGGCTGTACTATCTGCGAAATAGTGAAGCCACAGATGTATTTCGCAGATAGTACAGC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B8.897</text:p>
          </table:table-cell>
          <table:table-cell table:style-name="Normal_5f_Pool11" office:value-type="string" calcext:value-type="string">
            <text:p>TGCTGTTGACAGTGAGCGACCCACTAAGTAGAATAAAGAATAGTGAAGCCACAGATGTATTCTTTATTCTACTTAGTGG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B8.585</text:p>
          </table:table-cell>
          <table:table-cell table:style-name="Normal_5f_Pool11" office:value-type="string" calcext:value-type="string">
            <text:p>TGCTGTTGACAGTGAGCGATGGAGGCGTTGTCAATATGTATAGTGAAGCCACAGATGTATACATATTGACAACGCCTCC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B8.899</text:p>
          </table:table-cell>
          <table:table-cell table:style-name="Normal_5f_Pool11" office:value-type="string" calcext:value-type="string">
            <text:p>TGCTGTTGACAGTGAGCGACACTAAGTAGAATAAAGAAAATAGTGAAGCCACAGATGTATTTTCTTTATTCTACTTAG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B8.613</text:p>
          </table:table-cell>
          <table:table-cell table:style-name="Normal_5f_Pool11" office:value-type="string" calcext:value-type="string">
            <text:p>TGCTGTTGACAGTGAGCGAAAGGAAGATGGTTGGGTGAAATAGTGAAGCCACAGATGTATTTCACCCAACCATCTTC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B8.898</text:p>
          </table:table-cell>
          <table:table-cell table:style-name="Normal_5f_Pool11" office:value-type="string" calcext:value-type="string">
            <text:p>TGCTGTTGACAGTGAGCGACCACTAAGTAGAATAAAGAAATAGTGAAGCCACAGATGTATTTCTTTATTCTACTTAGTG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B9.919</text:p>
          </table:table-cell>
          <table:table-cell table:style-name="Normal_5f_Pool11" office:value-type="string" calcext:value-type="string">
            <text:p>TGCTGTTGACAGTGAGCGCAGGGACTAAACTAGAAATATATAGTGAAGCCACAGATGTATATATTTCTAGTTTAGTCCC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B9.845</text:p>
          </table:table-cell>
          <table:table-cell table:style-name="Normal_5f_Pool11" office:value-type="string" calcext:value-type="string">
            <text:p>TGCTGTTGACAGTGAGCGCTCCCTCCTAGATGTCAGCATATAGTGAAGCCACAGATGTATATGCTGACATCTAGGAGGG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B9.520</text:p>
          </table:table-cell>
          <table:table-cell table:style-name="Normal_5f_Pool11" office:value-type="string" calcext:value-type="string">
            <text:p>TGCTGTTGACAGTGAGCGACAGCACCTTTATCTATGGTTATAGTGAAGCCACAGATGTATAACCATAGATAAAGGTG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B9.965</text:p>
          </table:table-cell>
          <table:table-cell table:style-name="Normal_5f_Pool11" office:value-type="string" calcext:value-type="string">
            <text:p>TGCTGTTGACAGTGAGCGCCACGTACTGAATGATTTTGAATAGTGAAGCCACAGATGTATTCAAAATCATTCAGTACG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B9.450</text:p>
          </table:table-cell>
          <table:table-cell table:style-name="Normal_5f_Pool11" office:value-type="string" calcext:value-type="string">
            <text:p>TGCTGTTGACAGTGAGCGAAAGGAGGTCAGGTATATGGAATAGTGAAGCCACAGATGTATTCCATATACCTGACCTC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B9.920</text:p>
          </table:table-cell>
          <table:table-cell table:style-name="Normal_5f_Pool11" office:value-type="string" calcext:value-type="string">
            <text:p>TGCTGTTGACAGTGAGCGCGGGACTAAACTAGAAATATAATAGTGAAGCCACAGATGTATTATATTTCTAGTTTAGTCCC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C4.852</text:p>
          </table:table-cell>
          <table:table-cell table:style-name="Normal_5f_Pool11" office:value-type="string" calcext:value-type="string">
            <text:p>TGCTGTTGACAGTGAGCGCCAGAATGTCAATGTCAAGGTATAGTGAAGCCACAGATGTATACCTTGACATTGACATT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C4.581</text:p>
          </table:table-cell>
          <table:table-cell table:style-name="Normal_5f_Pool11" office:value-type="string" calcext:value-type="string">
            <text:p>TGCTGTTGACAGTGAGCGATGGGAAGACCATGTTGGCAAATAGTGAAGCCACAGATGTATTTGCCAACATGGTCTTCCCA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C4.989</text:p>
          </table:table-cell>
          <table:table-cell table:style-name="Normal_5f_Pool11" office:value-type="string" calcext:value-type="string">
            <text:p>TGCTGTTGACAGTGAGCGACACTATCACTAGCAAGATGAATAGTGAAGCCACAGATGTATTCATCTTGCTAGTGATAG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C4.1306</text:p>
          </table:table-cell>
          <table:table-cell table:style-name="Normal_5f_Pool11" office:value-type="string" calcext:value-type="string">
            <text:p>TGCTGTTGACAGTGAGCGAAGGATTGGTTTCTTCAATAAATAGTGAAGCCACAGATGTATTTATTGAAGAAACCAATCC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C4.1154</text:p>
          </table:table-cell>
          <table:table-cell table:style-name="Normal_5f_Pool11" office:value-type="string" calcext:value-type="string">
            <text:p>TGCTGTTGACAGTGAGCGCAGCATACAAGACTGTCATCAATAGTGAAGCCACAGATGTATTGATGACAGTCTTGTATGC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C4.506</text:p>
          </table:table-cell>
          <table:table-cell table:style-name="Normal_5f_Pool11" office:value-type="string" calcext:value-type="string">
            <text:p>TGCTGTTGACAGTGAGCGCCACGCATTTCGAGCTCTACAATAGTGAAGCCACAGATGTATTGTAGAGCTCGAAATGCG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E2.790</text:p>
          </table:table-cell>
          <table:table-cell table:style-name="Normal_5f_Pool11" office:value-type="string" calcext:value-type="string">
            <text:p>TGCTGTTGACAGTGAGCGACGGGACTAGAAGGAAAATAAATAGTGAAGCCACAGATGTATTTATTTTCCTTCTAGTCCC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E2.789</text:p>
          </table:table-cell>
          <table:table-cell table:style-name="Normal_5f_Pool11" office:value-type="string" calcext:value-type="string">
            <text:p>TGCTGTTGACAGTGAGCGACCGGGACTAGAAGGAAAATAATAGTGAAGCCACAGATGTATTATTTTCCTTCTAGTCCCG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E2.799</text:p>
          </table:table-cell>
          <table:table-cell table:style-name="Normal_5f_Pool11" office:value-type="string" calcext:value-type="string">
            <text:p>TGCTGTTGACAGTGAGCGAAAGGAAAATAAATGATCTATATAGTGAAGCCACAGATGTATATAGATCATTTATTTTC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E2.283</text:p>
          </table:table-cell>
          <table:table-cell table:style-name="Normal_5f_Pool11" office:value-type="string" calcext:value-type="string">
            <text:p>TGCTGTTGACAGTGAGCGCCCCAAGGATGATGAGATGGAATAGTGAAGCCACAGATGTATTCCATCTCATCATCCTTGG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E2.457</text:p>
          </table:table-cell>
          <table:table-cell table:style-name="Normal_5f_Pool11" office:value-type="string" calcext:value-type="string">
            <text:p>TGCTGTTGACAGTGAGCGAAAGATTGAAGATGGAAATGATTAGTGAAGCCACAGATGTAATCATTTCCATCTTCAATC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E2.313</text:p>
          </table:table-cell>
          <table:table-cell table:style-name="Normal_5f_Pool11" office:value-type="string" calcext:value-type="string">
            <text:p>TGCTGTTGACAGTGAGCGACAGGAGAAGAAAGAAGTCCATTAGTGAAGCCACAGATGTAATGGACTTCTTTCTTCTC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TTG1.670</text:p>
          </table:table-cell>
          <table:table-cell table:style-name="Normal_5f_Pool11" office:value-type="string" calcext:value-type="string">
            <text:p>TGCTGTTGACAGTGAGCGCCAGAGTTTGTGTGTATTTGTATAGTGAAGCCACAGATGTATACAAATACACACAAACT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TTG1.328</text:p>
          </table:table-cell>
          <table:table-cell table:style-name="Normal_5f_Pool11" office:value-type="string" calcext:value-type="string">
            <text:p>TGCTGTTGACAGTGAGCGATGAGAAGACTGTTAAAGCAAATAGTGAAGCCACAGATGTATTTGCTTTAACAGTCTTCTC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TTG1.19</text:p>
          </table:table-cell>
          <table:table-cell table:style-name="Normal_5f_Pool11" office:value-type="string" calcext:value-type="string">
            <text:p>TGCTGTTGACAGTGAGCGACGGCTGTTAAGACCTGCAATATAGTGAAGCCACAGATGTATATTGCAGGTCTTAACAGCC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TTG1.237</text:p>
          </table:table-cell>
          <table:table-cell table:style-name="Normal_5f_Pool11" office:value-type="string" calcext:value-type="string">
            <text:p>TGCTGTTGACAGTGAGCGCTGGGAACTGTCAACAGAGCTATAGTGAAGCCACAGATGTATAGCTCTGTTGACAGTTCCC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TTG1.366</text:p>
          </table:table-cell>
          <table:table-cell table:style-name="Normal_5f_Pool11" office:value-type="string" calcext:value-type="string">
            <text:p>TGCTGTTGACAGTGAGCGCCAGATGATGCCTATCCAGAAATAGTGAAGCCACAGATGTATTTCTGGATAGGCATCAT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TTG1.8</text:p>
          </table:table-cell>
          <table:table-cell table:style-name="Normal_5f_Pool11" office:value-type="string" calcext:value-type="string">
            <text:p>TGCTGTTGACAGTGAGCGATCAGATGAATGCGGCTGTTAATAGTGAAGCCACAGATGTATTAACAGCCGCATTCATCTG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AD51.1899</text:p>
          </table:table-cell>
          <table:table-cell table:style-name="Normal_5f_Pool11" office:value-type="string" calcext:value-type="string">
            <text:p>TGCTGTTGACAGTGAGCGCAAAGTAGTTATTAGTAGTGAATAGTGAAGCCACAGATGTATTCACTACTAATAACTACTT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AD51.1236</text:p>
          </table:table-cell>
          <table:table-cell table:style-name="Normal_5f_Pool11" office:value-type="string" calcext:value-type="string">
            <text:p>TGCTGTTGACAGTGAGCGCAACAAGCTGTCTACTGGACAATAGTGAAGCCACAGATGTATTGTCCAGTAGACAGCTTGT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AD51.257</text:p>
          </table:table-cell>
          <table:table-cell table:style-name="Normal_5f_Pool11" office:value-type="string" calcext:value-type="string">
            <text:p>TGCTGTTGACAGTGAGCGAAACGATGTGAAGAAATTGGAATAGTGAAGCCACAGATGTATTCCAATTTCTTCACATCG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AD51.1825</text:p>
          </table:table-cell>
          <table:table-cell table:style-name="Normal_5f_Pool11" office:value-type="string" calcext:value-type="string">
            <text:p>TGCTGTTGACAGTGAGCGCCAGAGTGAGACCATGTTTCAATAGTGAAGCCACAGATGTATTGAAACATGGTCTCACT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AD51.438</text:p>
          </table:table-cell>
          <table:table-cell table:style-name="Normal_5f_Pool11" office:value-type="string" calcext:value-type="string">
            <text:p>TGCTGTTGACAGTGAGCGAACCCAGATCTGTCATACGCTATAGTGAAGCCACAGATGTATAGCGTATGACAGATCTGGG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AD51.341</text:p>
          </table:table-cell>
          <table:table-cell table:style-name="Normal_5f_Pool11" office:value-type="string" calcext:value-type="string">
            <text:p>TGCTGTTGACAGTGAGCGCAAGGGAATTAGTGAAGCCAAATAGTGAAGCCACAGATGTATTTGGCTTCACTAATTCCCT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AD51AP1.281</text:p>
          </table:table-cell>
          <table:table-cell table:style-name="Normal_5f_Pool11" office:value-type="string" calcext:value-type="string">
            <text:p>TGCTGTTGACAGTGAGCGCAAGGAGTTAAAACAAGATAAATAGTGAAGCCACAGATGTATTTATCTTGTTTTAACTC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AD51AP1.1713</text:p>
          </table:table-cell>
          <table:table-cell table:style-name="Normal_5f_Pool11" office:value-type="string" calcext:value-type="string">
            <text:p>TGCTGTTGACAGTGAGCGCTAGATGGTTATTCTCTAGAAATAGTGAAGCCACAGATGTATTTCTAGAGAATAACCATCT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AD51AP1.835</text:p>
          </table:table-cell>
          <table:table-cell table:style-name="Normal_5f_Pool11" office:value-type="string" calcext:value-type="string">
            <text:p>TGCTGTTGACAGTGAGCGACCCAGTAGAAAAGAAAGAGAATAGTGAAGCCACAGATGTATTCTCTTTCTTTTCTACTGG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AD51AP1.389</text:p>
          </table:table-cell>
          <table:table-cell table:style-name="Normal_5f_Pool11" office:value-type="string" calcext:value-type="string">
            <text:p>TGCTGTTGACAGTGAGCGAAAGCTCTACCAGAGAGACTTATAGTGAAGCCACAGATGTATAAGTCTCTCTGGTAGAGC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AD51AP1.845</text:p>
          </table:table-cell>
          <table:table-cell table:style-name="Normal_5f_Pool11" office:value-type="string" calcext:value-type="string">
            <text:p>TGCTGTTGACAGTGAGCGCAAGAAAGAGAAGAAATCTAAATAGTGAAGCCACAGATGTATTTAGATTTCTTCTCTTT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AD51AP1.999</text:p>
          </table:table-cell>
          <table:table-cell table:style-name="Normal_5f_Pool11" office:value-type="string" calcext:value-type="string">
            <text:p>TGCTGTTGACAGTGAGCGCCAGCTGAAAGCAAGAAACCTATAGTGAAGCCACAGATGTATAGGTTTCTTGCTTTCAG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BBP8.210</text:p>
          </table:table-cell>
          <table:table-cell table:style-name="Normal_5f_Pool11" office:value-type="string" calcext:value-type="string">
            <text:p>TGCTGTTGACAGTGAGCGAAAGGTTTACAAGTAAAAGTAATAGTGAAGCCACAGATGTATTACTTTTACTTGTAAACC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BBP8.899</text:p>
          </table:table-cell>
          <table:table-cell table:style-name="Normal_5f_Pool11" office:value-type="string" calcext:value-type="string">
            <text:p>TGCTGTTGACAGTGAGCGCCAAGAAGAATCTGAAACTCAATAGTGAAGCCACAGATGTATTGAGTTTCAGATTCTTCT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BBP8.2387</text:p>
          </table:table-cell>
          <table:table-cell table:style-name="Normal_5f_Pool11" office:value-type="string" calcext:value-type="string">
            <text:p>TGCTGTTGACAGTGAGCGCCACACTCATGGTGATAAACAATAGTGAAGCCACAGATGTATTGTTTATCACCATGAGTG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BBP8.1549</text:p>
          </table:table-cell>
          <table:table-cell table:style-name="Normal_5f_Pool11" office:value-type="string" calcext:value-type="string">
            <text:p>TGCTGTTGACAGTGAGCGCTGGAGACTGTGTGATGGATAATAGTGAAGCCACAGATGTATTATCCATCACACAGTCTCC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BBP8.1604</text:p>
          </table:table-cell>
          <table:table-cell table:style-name="Normal_5f_Pool11" office:value-type="string" calcext:value-type="string">
            <text:p>TGCTGTTGACAGTGAGCGCCAGCGTCAAGAGAAAAGCCAATAGTGAAGCCACAGATGTATTGGCTTTTCTCTTGACG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BBP8.164</text:p>
          </table:table-cell>
          <table:table-cell table:style-name="Normal_5f_Pool11" office:value-type="string" calcext:value-type="string">
            <text:p>TGCTGTTGACAGTGAGCGCAAGGACCTTTGGACAAAACTATAGTGAAGCCACAGATGTATAGTTTTGTCCAAAGGTCCT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ECQL.3277</text:p>
          </table:table-cell>
          <table:table-cell table:style-name="Normal_5f_Pool11" office:value-type="string" calcext:value-type="string">
            <text:p>TGCTGTTGACAGTGAGCGCAAGGAGTAAGTCATCAATATATAGTGAAGCCACAGATGTATATATTGATGACTTACTC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ECQL.3533</text:p>
          </table:table-cell>
          <table:table-cell table:style-name="Normal_5f_Pool11" office:value-type="string" calcext:value-type="string">
            <text:p>TGCTGTTGACAGTGAGCGCCAGTGTTGTATTGGAAAGATATAGTGAAGCCACAGATGTATATCTTTCCAATACAACA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ECQL.3256</text:p>
          </table:table-cell>
          <table:table-cell table:style-name="Normal_5f_Pool11" office:value-type="string" calcext:value-type="string">
            <text:p>TGCTGTTGACAGTGAGCGACAGAAGTACAATTCAACAAAATAGTGAAGCCACAGATGTATTTTGTTGAATTGTACTT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ECQL.2333</text:p>
          </table:table-cell>
          <table:table-cell table:style-name="Normal_5f_Pool11" office:value-type="string" calcext:value-type="string">
            <text:p>TGCTGTTGACAGTGAGCGCAAGATGGTTTATGCATGTATATAGTGAAGCCACAGATGTATATACATGCATAAACCAT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ECQL.2368</text:p>
          </table:table-cell>
          <table:table-cell table:style-name="Normal_5f_Pool11" office:value-type="string" calcext:value-type="string">
            <text:p>TGCTGTTGACAGTGAGCGATAGTTAGACAATAGTTTTTAATAGTGAAGCCACAGATGTATTAAAAACTATTGTCTAACTA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ECQL.710</text:p>
          </table:table-cell>
          <table:table-cell table:style-name="Normal_5f_Pool11" office:value-type="string" calcext:value-type="string">
            <text:p>TGCTGTTGACAGTGAGCGCAAGAGCTTATGTTACCAGTTATAGTGAAGCCACAGATGTATAACTGGTAACATAAGCT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FC2.955</text:p>
          </table:table-cell>
          <table:table-cell table:style-name="Normal_5f_Pool11" office:value-type="string" calcext:value-type="string">
            <text:p>TGCTGTTGACAGTGAGCGACAAGGCTGTGTCAGAAGACAATAGTGAAGCCACAGATGTATTGTCTTCTGACACAGCCT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FC2.956</text:p>
          </table:table-cell>
          <table:table-cell table:style-name="Normal_5f_Pool11" office:value-type="string" calcext:value-type="string">
            <text:p>TGCTGTTGACAGTGAGCGAAAGGCTGTGTCAGAAGACAATTAGTGAAGCCACAGATGTAATTGTCTTCTGACACAGCC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FC2.398</text:p>
          </table:table-cell>
          <table:table-cell table:style-name="Normal_5f_Pool11" office:value-type="string" calcext:value-type="string">
            <text:p>TGCTGTTGACAGTGAGCGAAACCATGGAAATCTACTCTAATAGTGAAGCCACAGATGTATTAGAGTAGATTTCCATGG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FC2.530</text:p>
          </table:table-cell>
          <table:table-cell table:style-name="Normal_5f_Pool11" office:value-type="string" calcext:value-type="string">
            <text:p>TGCTGTTGACAGTGAGCGACAGGCTGATGAATGTTATCGATAGTGAAGCCACAGATGTATCGATAACATTCATCAGC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FC2.1188</text:p>
          </table:table-cell>
          <table:table-cell table:style-name="Normal_5f_Pool11" office:value-type="string" calcext:value-type="string">
            <text:p>TGCTGTTGACAGTGAGCGCGAGGTCAGAAGTTCAAGACCATAGTGAAGCCACAGATGTATGGTCTTGAACTTCTGACCTC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FC2.821</text:p>
          </table:table-cell>
          <table:table-cell table:style-name="Normal_5f_Pool11" office:value-type="string" calcext:value-type="string">
            <text:p>TGCTGTTGACAGTGAGCGACAACATCTTTCGAGTGTGTAATAGTGAAGCCACAGATGTATTACACACTCGAAAGATGT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FC4.617</text:p>
          </table:table-cell>
          <table:table-cell table:style-name="Normal_5f_Pool11" office:value-type="string" calcext:value-type="string">
            <text:p>TGCTGTTGACAGTGAGCGACCGATTCTGTCTTATCTGTAATAGTGAAGCCACAGATGTATTACAGATAAGACAGAATCG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FC4.1062</text:p>
          </table:table-cell>
          <table:table-cell table:style-name="Normal_5f_Pool11" office:value-type="string" calcext:value-type="string">
            <text:p>TGCTGTTGACAGTGAGCGCCAGAAGTCTATTATCACAGAATAGTGAAGCCACAGATGTATTCTGTGATAATAGACTT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FC4.112</text:p>
          </table:table-cell>
          <table:table-cell table:style-name="Normal_5f_Pool11" office:value-type="string" calcext:value-type="string">
            <text:p>TGCTGTTGACAGTGAGCGCAAGGTACATCCATCAGTACTATAGTGAAGCCACAGATGTATAGTACTGATGGATGTAC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FC4.790</text:p>
          </table:table-cell>
          <table:table-cell table:style-name="Normal_5f_Pool11" office:value-type="string" calcext:value-type="string">
            <text:p>TGCTGTTGACAGTGAGCGCAAGTGTCAGAAGGAGACTTAATAGTGAAGCCACAGATGTATTAAGTCTCCTTCTGACA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FC4.769</text:p>
          </table:table-cell>
          <table:table-cell table:style-name="Normal_5f_Pool11" office:value-type="string" calcext:value-type="string">
            <text:p>TGCTGTTGACAGTGAGCGAAGGGAATAGCTTATCTTGTTATAGTGAAGCCACAGATGTATAACAAGATAAGCTATTCCC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FC4.854</text:p>
          </table:table-cell>
          <table:table-cell table:style-name="Normal_5f_Pool11" office:value-type="string" calcext:value-type="string">
            <text:p>TGCTGTTGACAGTGAGCGATGGAAAGGAGATCACAGAGAATAGTGAAGCCACAGATGTATTCTCTGTGATCTCCTTTCCA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FC5.1516</text:p>
          </table:table-cell>
          <table:table-cell table:style-name="Normal_5f_Pool11" office:value-type="string" calcext:value-type="string">
            <text:p>TGCTGTTGACAGTGAGCGATCCAAGTGTCTTCCTACTCAATAGTGAAGCCACAGATGTATTGAGTAGGAAGACACTTGGA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FC5.459</text:p>
          </table:table-cell>
          <table:table-cell table:style-name="Normal_5f_Pool11" office:value-type="string" calcext:value-type="string">
            <text:p>TGCTGTTGACAGTGAGCGATAGCACAAGGACAATATTTAATAGTGAAGCCACAGATGTATTAAATATTGTCCTTGTGCT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FC5.358</text:p>
          </table:table-cell>
          <table:table-cell table:style-name="Normal_5f_Pool11" office:value-type="string" calcext:value-type="string">
            <text:p>TGCTGTTGACAGTGAGCGCCAGCTATATAAAGACAAAGAATAGTGAAGCCACAGATGTATTCTTTGTCTTTATATAG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FC5.1719</text:p>
          </table:table-cell>
          <table:table-cell table:style-name="Normal_5f_Pool11" office:value-type="string" calcext:value-type="string">
            <text:p>TGCTGTTGACAGTGAGCGACAGGTTCCAAATTGATGTGTATAGTGAAGCCACAGATGTATACACATCAATTTGGAAC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FC5.1850</text:p>
          </table:table-cell>
          <table:table-cell table:style-name="Normal_5f_Pool11" office:value-type="string" calcext:value-type="string">
            <text:p>TGCTGTTGACAGTGAGCGCAAGGTTGAGCCTGACTGTAAATAGTGAAGCCACAGATGTATTTACAGTCAGGCTCAACCT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FC5.1490</text:p>
          </table:table-cell>
          <table:table-cell table:style-name="Normal_5f_Pool11" office:value-type="string" calcext:value-type="string">
            <text:p>TGCTGTTGACAGTGAGCGCACAGAAGACTTTCAAATTTAATAGTGAAGCCACAGATGTATTAAATTTGAAAGTCTTCTG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FWD3.1828</text:p>
          </table:table-cell>
          <table:table-cell table:style-name="Normal_5f_Pool11" office:value-type="string" calcext:value-type="string">
            <text:p>TGCTGTTGACAGTGAGCGACAGGAGTTAGTAGCTCAGAAATAGTGAAGCCACAGATGTATTTCTGAGCTACTAACTC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FWD3.437</text:p>
          </table:table-cell>
          <table:table-cell table:style-name="Normal_5f_Pool11" office:value-type="string" calcext:value-type="string">
            <text:p>TGCTGTTGACAGTGAGCGACAGCATCTTCGTTGCATTCAATAGTGAAGCCACAGATGTATTGAATGCAACGAAGATG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FWD3.1648</text:p>
          </table:table-cell>
          <table:table-cell table:style-name="Normal_5f_Pool11" office:value-type="string" calcext:value-type="string">
            <text:p>TGCTGTTGACAGTGAGCGCTCCCTAGACAACACTATTAAATAGTGAAGCCACAGATGTATTTAATAGTGTTGTCTAGGG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FWD3.842</text:p>
          </table:table-cell>
          <table:table-cell table:style-name="Normal_5f_Pool11" office:value-type="string" calcext:value-type="string">
            <text:p>TGCTGTTGACAGTGAGCGACAGAGCAAGAAGTTACATGTATAGTGAAGCCACAGATGTATACATGTAACTTCTTGCT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FWD3.1189</text:p>
          </table:table-cell>
          <table:table-cell table:style-name="Normal_5f_Pool11" office:value-type="string" calcext:value-type="string">
            <text:p>TGCTGTTGACAGTGAGCGAAAGGAACAGATGCTAAGGAAATAGTGAAGCCACAGATGTATTTCCTTAGCATCTGTTC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FWD3.4622</text:p>
          </table:table-cell>
          <table:table-cell table:style-name="Normal_5f_Pool11" office:value-type="string" calcext:value-type="string">
            <text:p>TGCTGTTGACAGTGAGCGCCAGAGCAAGACTCCATCTCAATAGTGAAGCCACAGATGTATTGAGATGGAGTCTTGCT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INT1.2069</text:p>
          </table:table-cell>
          <table:table-cell table:style-name="Normal_5f_Pool11" office:value-type="string" calcext:value-type="string">
            <text:p>TGCTGTTGACAGTGAGCGACACGTTTTTAGAGAAGTTAAATAGTGAAGCCACAGATGTATTTAACTTCTCTAAAAACG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INT1.1202</text:p>
          </table:table-cell>
          <table:table-cell table:style-name="Normal_5f_Pool11" office:value-type="string" calcext:value-type="string">
            <text:p>TGCTGTTGACAGTGAGCGAAACCGGCAGACTAATGTGTTATAGTGAAGCCACAGATGTATAACACATTAGTCTGCCGG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INT1.2552</text:p>
          </table:table-cell>
          <table:table-cell table:style-name="Normal_5f_Pool11" office:value-type="string" calcext:value-type="string">
            <text:p>TGCTGTTGACAGTGAGCGCCAACAAGATGTTGAGATTCTATAGTGAAGCCACAGATGTATAGAATCTCAACATCTTGT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INT1.335</text:p>
          </table:table-cell>
          <table:table-cell table:style-name="Normal_5f_Pool11" office:value-type="string" calcext:value-type="string">
            <text:p>TGCTGTTGACAGTGAGCGCACAGTTCTTATTGGAAGTAAATAGTGAAGCCACAGATGTATTTACTTCCAATAAGAACTG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INT1.2872</text:p>
          </table:table-cell>
          <table:table-cell table:style-name="Normal_5f_Pool11" office:value-type="string" calcext:value-type="string">
            <text:p>TGCTGTTGACAGTGAGCGAACGAGCAGAGATATTAAATTATAGTGAAGCCACAGATGTATAATTTAATATCTCTGCTCG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INT1.2738</text:p>
          </table:table-cell>
          <table:table-cell table:style-name="Normal_5f_Pool11" office:value-type="string" calcext:value-type="string">
            <text:p>TGCTGTTGACAGTGAGCGCTGGATTTATGGTGTTATTAAATAGTGAAGCCACAGATGTATTTAATAACACCATAAATCC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PA1.1652</text:p>
          </table:table-cell>
          <table:table-cell table:style-name="Normal_5f_Pool11" office:value-type="string" calcext:value-type="string">
            <text:p>TGCTGTTGACAGTGAGCGCCCGCATGATCCTGTCAGTAAATAGTGAAGCCACAGATGTATTTACTGACAGGATCATGCG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PA1.1838</text:p>
          </table:table-cell>
          <table:table-cell table:style-name="Normal_5f_Pool11" office:value-type="string" calcext:value-type="string">
            <text:p>TGCTGTTGACAGTGAGCGCCAGGGTCAAAGTGGAGACCTATAGTGAAGCCACAGATGTATAGGTCTCCACTTTGACC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PA1.915</text:p>
          </table:table-cell>
          <table:table-cell table:style-name="Normal_5f_Pool11" office:value-type="string" calcext:value-type="string">
            <text:p>TGCTGTTGACAGTGAGCGAAAGCAGTTCACAGCTGTTAAATAGTGAAGCCACAGATGTATTTAACAGCTGTGAACTGC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PA1.2502</text:p>
          </table:table-cell>
          <table:table-cell table:style-name="Normal_5f_Pool11" office:value-type="string" calcext:value-type="string">
            <text:p>TGCTGTTGACAGTGAGCGCTAGGGTAGAATGATTAATCAATAGTGAAGCCACAGATGTATTGATTAATCATTCTACCCT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PA1.914</text:p>
          </table:table-cell>
          <table:table-cell table:style-name="Normal_5f_Pool11" office:value-type="string" calcext:value-type="string">
            <text:p>TGCTGTTGACAGTGAGCGCCAAGCAGTTCACAGCTGTTAATAGTGAAGCCACAGATGTATTAACAGCTGTGAACTGCT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PA1.2033</text:p>
          </table:table-cell>
          <table:table-cell table:style-name="Normal_5f_Pool11" office:value-type="string" calcext:value-type="string">
            <text:p>TGCTGTTGACAGTGAGCGCCCGTGTGACGATCCCATGTTATAGTGAAGCCACAGATGTATAACATGGGATCGTCACACG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PA3.301</text:p>
          </table:table-cell>
          <table:table-cell table:style-name="Normal_5f_Pool11" office:value-type="string" calcext:value-type="string">
            <text:p>TGCTGTTGACAGTGAGCGATGGGATAGAGAAAGTGCTCAATAGTGAAGCCACAGATGTATTGAGCACTTTCTCTATCCC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PA3.1556</text:p>
          </table:table-cell>
          <table:table-cell table:style-name="Normal_5f_Pool11" office:value-type="string" calcext:value-type="string">
            <text:p>TGCTGTTGACAGTGAGCGCTACGATTGTAAATGAGCTATATAGTGAAGCCACAGATGTATATAGCTCATTTACAATCGT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PA3.58</text:p>
          </table:table-cell>
          <table:table-cell table:style-name="Normal_5f_Pool11" office:value-type="string" calcext:value-type="string">
            <text:p>TGCTGTTGACAGTGAGCGAAAGGAGGACAACACACATTTATAGTGAAGCCACAGATGTATAAATGTGTGTTGTCCTC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PA3.487</text:p>
          </table:table-cell>
          <table:table-cell table:style-name="Normal_5f_Pool11" office:value-type="string" calcext:value-type="string">
            <text:p>TGCTGTTGACAGTGAGCGCAAGCCTGAAGAAAGTGATCAATAGTGAAGCCACAGATGTATTGATCACTTTCTTCAGG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PA3.1416</text:p>
          </table:table-cell>
          <table:table-cell table:style-name="Normal_5f_Pool11" office:value-type="string" calcext:value-type="string">
            <text:p>TGCTGTTGACAGTGAGCGATACATCTTATGTCCAGTTTAATAGTGAAGCCACAGATGTATTAAACTGGACATAAGATGTA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PA3.1404</text:p>
          </table:table-cell>
          <table:table-cell table:style-name="Normal_5f_Pool11" office:value-type="string" calcext:value-type="string">
            <text:p>TGCTGTTGACAGTGAGCGACACCATCTTGTGTACATCTTATAGTGAAGCCACAGATGTATAAGATGTACACAAGATGG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HFM1.148</text:p>
          </table:table-cell>
          <table:table-cell table:style-name="Normal_5f_Pool11" office:value-type="string" calcext:value-type="string">
            <text:p>TGCTGTTGACAGTGAGCGACCGGTAGACTTAGGTCTGTTATAGTGAAGCCACAGATGTATAACAGACCTAAGTCTACCG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HFM1.345</text:p>
          </table:table-cell>
          <table:table-cell table:style-name="Normal_5f_Pool11" office:value-type="string" calcext:value-type="string">
            <text:p>TGCTGTTGACAGTGAGCGCTCCAGAAGAAGTGTTGAAGTATAGTGAAGCCACAGATGTATACTTCAACACTTCTTCTGG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HFM1.121</text:p>
          </table:table-cell>
          <table:table-cell table:style-name="Normal_5f_Pool11" office:value-type="string" calcext:value-type="string">
            <text:p>TGCTGTTGACAGTGAGCGAACAGTCGAGATGTCAGAGAAATAGTGAAGCCACAGATGTATTTCTCTGACATCTCGACTG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HFM1.122</text:p>
          </table:table-cell>
          <table:table-cell table:style-name="Normal_5f_Pool11" office:value-type="string" calcext:value-type="string">
            <text:p>TGCTGTTGACAGTGAGCGCCAGTCGAGATGTCAGAGAAAATAGTGAAGCCACAGATGTATTTTCTCTGACATCTCGA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HFM1.120</text:p>
          </table:table-cell>
          <table:table-cell table:style-name="Normal_5f_Pool11" office:value-type="string" calcext:value-type="string">
            <text:p>TGCTGTTGACAGTGAGCGAGACAGTCGAGATGTCAGAGAATAGTGAAGCCACAGATGTATTCTCTGACATCTCGACTGTC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HFM1.346</text:p>
          </table:table-cell>
          <table:table-cell table:style-name="Normal_5f_Pool11" office:value-type="string" calcext:value-type="string">
            <text:p>TGCTGTTGACAGTGAGCGCCCAGAAGAAGTGTTGAAGTAATAGTGAAGCCACAGATGTATTACTTCAACACTTCTTCTG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MC2.2489</text:p>
          </table:table-cell>
          <table:table-cell table:style-name="Normal_5f_Pool11" office:value-type="string" calcext:value-type="string">
            <text:p>TGCTGTTGACAGTGAGCGATAGCAAGAAGATGAAAGAAAATAGTGAAGCCACAGATGTATTTTCTTTCATCTTCTTGCT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MC2.1401</text:p>
          </table:table-cell>
          <table:table-cell table:style-name="Normal_5f_Pool11" office:value-type="string" calcext:value-type="string">
            <text:p>TGCTGTTGACAGTGAGCGAAAGGATCAAGAAGCTCTAGAATAGTGAAGCCACAGATGTATTCTAGAGCTTCTTGATC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MC2.2580</text:p>
          </table:table-cell>
          <table:table-cell table:style-name="Normal_5f_Pool11" office:value-type="string" calcext:value-type="string">
            <text:p>TGCTGTTGACAGTGAGCGCCAGCTTGAAGCTGTAAATGAATAGTGAAGCCACAGATGTATTCATTTACAGCTTCAAG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MC2.2118</text:p>
          </table:table-cell>
          <table:table-cell table:style-name="Normal_5f_Pool11" office:value-type="string" calcext:value-type="string">
            <text:p>TGCTGTTGACAGTGAGCGCCAGGATGAACTGAGAATCAAATAGTGAAGCCACAGATGTATTTGATTCTCAGTTCATC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MC2.2090</text:p>
          </table:table-cell>
          <table:table-cell table:style-name="Normal_5f_Pool11" office:value-type="string" calcext:value-type="string">
            <text:p>TGCTGTTGACAGTGAGCGCAACCAAGTTTCAAGAACTCAATAGTGAAGCCACAGATGTATTGAGTTCTTGAAACTTGGT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MC2.3995</text:p>
          </table:table-cell>
          <table:table-cell table:style-name="Normal_5f_Pool11" office:value-type="string" calcext:value-type="string">
            <text:p>TGCTGTTGACAGTGAGCGATAGCTGATCATCAGTGTTTAATAGTGAAGCCACAGATGTATTAAACACTGATGATCAGCTA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MC4.1199</text:p>
          </table:table-cell>
          <table:table-cell table:style-name="Normal_5f_Pool11" office:value-type="string" calcext:value-type="string">
            <text:p>TGCTGTTGACAGTGAGCGAAAGATGTTCAAGTTAGAGAAATAGTGAAGCCACAGATGTATTTCTCTAACTTGAACAT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MC4.4873</text:p>
          </table:table-cell>
          <table:table-cell table:style-name="Normal_5f_Pool11" office:value-type="string" calcext:value-type="string">
            <text:p>TGCTGTTGACAGTGAGCGCAAGGAATTAATTAAAGAGTTATAGTGAAGCCACAGATGTATAACTCTTTAATTAATTCCT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MC4.825</text:p>
          </table:table-cell>
          <table:table-cell table:style-name="Normal_5f_Pool11" office:value-type="string" calcext:value-type="string">
            <text:p>TGCTGTTGACAGTGAGCGATCGGAGAGTTGAAATATTAAATAGTGAAGCCACAGATGTATTTAATATTTCAACTCTCCGA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MC4.870</text:p>
          </table:table-cell>
          <table:table-cell table:style-name="Normal_5f_Pool11" office:value-type="string" calcext:value-type="string">
            <text:p>TGCTGTTGACAGTGAGCGCCAGGGTAAAGATGGTGGAAAATAGTGAAGCCACAGATGTATTTTCCACCATCTTTACC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MC4.4581</text:p>
          </table:table-cell>
          <table:table-cell table:style-name="Normal_5f_Pool11" office:value-type="string" calcext:value-type="string">
            <text:p>TGCTGTTGACAGTGAGCGACGGGTACTAAATGCATTTCAATAGTGAAGCCACAGATGTATTGAAATGCATTTAGTACCC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MC4.1099</text:p>
          </table:table-cell>
          <table:table-cell table:style-name="Normal_5f_Pool11" office:value-type="string" calcext:value-type="string">
            <text:p>TGCTGTTGACAGTGAGCGAAAAGCTAAGAATAAAGATGTATAGTGAAGCCACAGATGTATACATCTTTATTCTTAGCT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MC5.1579</text:p>
          </table:table-cell>
          <table:table-cell table:style-name="Normal_5f_Pool11" office:value-type="string" calcext:value-type="string">
            <text:p>TGCTGTTGACAGTGAGCGCCACGATCAATATGAAAGATAATAGTGAAGCCACAGATGTATTATCTTTCATATTGATCG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MC5.1136</text:p>
          </table:table-cell>
          <table:table-cell table:style-name="Normal_5f_Pool11" office:value-type="string" calcext:value-type="string">
            <text:p>TGCTGTTGACAGTGAGCGCCAGAAGCAAGATGTTATAGAATAGTGAAGCCACAGATGTATTCTATAACATCTTGCTT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MC5.3163</text:p>
          </table:table-cell>
          <table:table-cell table:style-name="Normal_5f_Pool11" office:value-type="string" calcext:value-type="string">
            <text:p>TGCTGTTGACAGTGAGCGCCAGAGTAGTTGATGAAATCAATAGTGAAGCCACAGATGTATTGATTTCATCAACTACT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MC5.3497</text:p>
          </table:table-cell>
          <table:table-cell table:style-name="Normal_5f_Pool11" office:value-type="string" calcext:value-type="string">
            <text:p>TGCTGTTGACAGTGAGCGCAAGGAGATTCACTAAAACGAATAGTGAAGCCACAGATGTATTCGTTTTAGTGAATCTC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MC5.2846</text:p>
          </table:table-cell>
          <table:table-cell table:style-name="Normal_5f_Pool11" office:value-type="string" calcext:value-type="string">
            <text:p>TGCTGTTGACAGTGAGCGCAAGAAAGTTGAACTAGATCAATAGTGAAGCCACAGATGTATTGATCTAGTTCAACTTT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MC5.2808</text:p>
          </table:table-cell>
          <table:table-cell table:style-name="Normal_5f_Pool11" office:value-type="string" calcext:value-type="string">
            <text:p>TGCTGTTGACAGTGAGCGAAAGAAGAAATAGAACAGTTAATAGTGAAGCCACAGATGTATTAACTGTTCTATTTCTT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NAI2.1565</text:p>
          </table:table-cell>
          <table:table-cell table:style-name="Normal_5f_Pool11" office:value-type="string" calcext:value-type="string">
            <text:p>TGCTGTTGACAGTGAGCGCCAGGAGAATGTATTAAAAGTATAGTGAAGCCACAGATGTATACTTTTAATACATTCTC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NAI2.1844</text:p>
          </table:table-cell>
          <table:table-cell table:style-name="Normal_5f_Pool11" office:value-type="string" calcext:value-type="string">
            <text:p>TGCTGTTGACAGTGAGCGCTAGTTGATGAGTCAATGTAAATAGTGAAGCCACAGATGTATTTACATTGACTCATCAACT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NAI2.1347</text:p>
          </table:table-cell>
          <table:table-cell table:style-name="Normal_5f_Pool11" office:value-type="string" calcext:value-type="string">
            <text:p>TGCTGTTGACAGTGAGCGCAAGAACAGTATTGCTTTGTAATAGTGAAGCCACAGATGTATTACAAAGCAATACTGTT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NAI2.988</text:p>
          </table:table-cell>
          <table:table-cell table:style-name="Normal_5f_Pool11" office:value-type="string" calcext:value-type="string">
            <text:p>TGCTGTTGACAGTGAGCGCCGCAATCAATGTTTACTCGAATAGTGAAGCCACAGATGTATTCGAGTAAACATTGATTGC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NAI2.489</text:p>
          </table:table-cell>
          <table:table-cell table:style-name="Normal_5f_Pool11" office:value-type="string" calcext:value-type="string">
            <text:p>TGCTGTTGACAGTGAGCGACCCATTAGTGATGAAGAGGAATAGTGAAGCCACAGATGTATTCCTCTTCATCACTAATGG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NAI2.1222</text:p>
          </table:table-cell>
          <table:table-cell table:style-name="Normal_5f_Pool11" office:value-type="string" calcext:value-type="string">
            <text:p>TGCTGTTGACAGTGAGCGCTGGCTAGATTGAGAGAATAAATAGTGAAGCCACAGATGTATTTATTCTCTCAATCTAGCC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IMELESS.4012</text:p>
          </table:table-cell>
          <table:table-cell table:style-name="Normal_5f_Pool11" office:value-type="string" calcext:value-type="string">
            <text:p>TGCTGTTGACAGTGAGCGACAGCAGCTCTCTGGAGATTTATAGTGAAGCCACAGATGTATAAATCTCCAGAGAGCTG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IMELESS.4984</text:p>
          </table:table-cell>
          <table:table-cell table:style-name="Normal_5f_Pool11" office:value-type="string" calcext:value-type="string">
            <text:p>TGCTGTTGACAGTGAGCGCAAGGATGGATAAATACTGCAATAGTGAAGCCACAGATGTATTGCAGTATTTATCCATC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IMELESS.4501</text:p>
          </table:table-cell>
          <table:table-cell table:style-name="Normal_5f_Pool11" office:value-type="string" calcext:value-type="string">
            <text:p>TGCTGTTGACAGTGAGCGATGGCTCAAACCTGTTGTCCTATAGTGAAGCCACAGATGTATAGGACAACAGGTTTGAGCCA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IMELESS.4750</text:p>
          </table:table-cell>
          <table:table-cell table:style-name="Normal_5f_Pool11" office:value-type="string" calcext:value-type="string">
            <text:p>TGCTGTTGACAGTGAGCGCCAGAGCAAGACTCTGTCTCAATAGTGAAGCCACAGATGTATTGAGACAGAGTCTTGCT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IMELESS.1561</text:p>
          </table:table-cell>
          <table:table-cell table:style-name="Normal_5f_Pool11" office:value-type="string" calcext:value-type="string">
            <text:p>TGCTGTTGACAGTGAGCGACAGCCGCATCATCAAGAACAATAGTGAAGCCACAGATGTATTGTTCTTGATGATGCGG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IMELESS.4820</text:p>
          </table:table-cell>
          <table:table-cell table:style-name="Normal_5f_Pool11" office:value-type="string" calcext:value-type="string">
            <text:p>TGCTGTTGACAGTGAGCGCTCCCTACAGAAGACACAGAAATAGTGAAGCCACAGATGTATTTCTGTGTCTTCTGTAGGG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IPIN.487</text:p>
          </table:table-cell>
          <table:table-cell table:style-name="Normal_5f_Pool11" office:value-type="string" calcext:value-type="string">
            <text:p>TGCTGTTGACAGTGAGCGCAAGGAAGTTCAGACCTGTTTATAGTGAAGCCACAGATGTATAAACAGGTCTGAACTTC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IPIN.757</text:p>
          </table:table-cell>
          <table:table-cell table:style-name="Normal_5f_Pool11" office:value-type="string" calcext:value-type="string">
            <text:p>TGCTGTTGACAGTGAGCGAACCCTAGGAAATGATATGTTATAGTGAAGCCACAGATGTATAACATATCATTTCCTAGGG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IPIN.283</text:p>
          </table:table-cell>
          <table:table-cell table:style-name="Normal_5f_Pool11" office:value-type="string" calcext:value-type="string">
            <text:p>TGCTGTTGACAGTGAGCGAAAGCTGGATGCTCAGAGATTATAGTGAAGCCACAGATGTATAATCTCTGAGCATCCAGC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IPIN.983</text:p>
          </table:table-cell>
          <table:table-cell table:style-name="Normal_5f_Pool11" office:value-type="string" calcext:value-type="string">
            <text:p>TGCTGTTGACAGTGAGCGAAAGCTAGATAAGTTTCCATTATAGTGAAGCCACAGATGTATAATGGAAACTTATCTAG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IPIN.1003</text:p>
          </table:table-cell>
          <table:table-cell table:style-name="Normal_5f_Pool11" office:value-type="string" calcext:value-type="string">
            <text:p>TGCTGTTGACAGTGAGCGCAAGAGAAAATGTATCTGTTAATAGTGAAGCCACAGATGTATTAACAGATACATTTTCTCT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IPIN.832</text:p>
          </table:table-cell>
          <table:table-cell table:style-name="Normal_5f_Pool11" office:value-type="string" calcext:value-type="string">
            <text:p>TGCTGTTGACAGTGAGCGCAAGGAGGAGTCAAATGGATTATAGTGAAGCCACAGATGTATAATCCATTTGACTCCTC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MEM161A.133</text:p>
          </table:table-cell>
          <table:table-cell table:style-name="Normal_5f_Pool11" office:value-type="string" calcext:value-type="string">
            <text:p>TGCTGTTGACAGTGAGCGCCGGCAGTTTGTTCCGATACAATAGTGAAGCCACAGATGTATTGTATCGGAACAAACTGCC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MEM161A.132</text:p>
          </table:table-cell>
          <table:table-cell table:style-name="Normal_5f_Pool11" office:value-type="string" calcext:value-type="string">
            <text:p>TGCTGTTGACAGTGAGCGCACGGCAGTTTGTTCCGATACATAGTGAAGCCACAGATGTATGTATCGGAACAAACTGCCG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MEM161A.457</text:p>
          </table:table-cell>
          <table:table-cell table:style-name="Normal_5f_Pool11" office:value-type="string" calcext:value-type="string">
            <text:p>TGCTGTTGACAGTGAGCGCCACAGTGACCTTCTCCATCAATAGTGAAGCCACAGATGTATTGATGGAGAAGGTCACTG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MEM161A.1125</text:p>
          </table:table-cell>
          <table:table-cell table:style-name="Normal_5f_Pool11" office:value-type="string" calcext:value-type="string">
            <text:p>TGCTGTTGACAGTGAGCGATCCGAGTCTACTGCTATGTGATAGTGAAGCCACAGATGTATCACATAGCAGTAGACTCGGA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MEM161A.1761</text:p>
          </table:table-cell>
          <table:table-cell table:style-name="Normal_5f_Pool11" office:value-type="string" calcext:value-type="string">
            <text:p>TGCTGTTGACAGTGAGCGCAAGGAGCATGCCGATTTTTAATAGTGAAGCCACAGATGTATTAAAAATCGGCATGCTC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MEM161A.130</text:p>
          </table:table-cell>
          <table:table-cell table:style-name="Normal_5f_Pool11" office:value-type="string" calcext:value-type="string">
            <text:p>TGCTGTTGACAGTGAGCGATAACGGCAGTTTGTTCCGATATAGTGAAGCCACAGATGTATATCGGAACAAACTGCCGTTA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OP2A.1196</text:p>
          </table:table-cell>
          <table:table-cell table:style-name="Normal_5f_Pool11" office:value-type="string" calcext:value-type="string">
            <text:p>TGCTGTTGACAGTGAGCGAAAGGGTGGTGTTGCAGTAAAATAGTGAAGCCACAGATGTATTTTACTGCAACACCACCC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OP2A.705</text:p>
          </table:table-cell>
          <table:table-cell table:style-name="Normal_5f_Pool11" office:value-type="string" calcext:value-type="string">
            <text:p>TGCTGTTGACAGTGAGCGACCAGTAGAGAATACAAGAAAATAGTGAAGCCACAGATGTATTTTCTTGTATTCTCTACTG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OP2A.3446</text:p>
          </table:table-cell>
          <table:table-cell table:style-name="Normal_5f_Pool11" office:value-type="string" calcext:value-type="string">
            <text:p>TGCTGTTGACAGTGAGCGCAAGGTTCCAGATGAAGAAGAATAGTGAAGCCACAGATGTATTCTTCTTCATCTGGAAC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OP2A.2129</text:p>
          </table:table-cell>
          <table:table-cell table:style-name="Normal_5f_Pool11" office:value-type="string" calcext:value-type="string">
            <text:p>TGCTGTTGACAGTGAGCGCCAGATAGATGATCGAAAGGAATAGTGAAGCCACAGATGTATTCCTTTCGATCATCTAT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OP2A.4060</text:p>
          </table:table-cell>
          <table:table-cell table:style-name="Normal_5f_Pool11" office:value-type="string" calcext:value-type="string">
            <text:p>TGCTGTTGACAGTGAGCGCTAGGAGCAGTGACGAAAGTAATAGTGAAGCCACAGATGTATTACTTTCGTCACTGCTCCT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OP2A.1701</text:p>
          </table:table-cell>
          <table:table-cell table:style-name="Normal_5f_Pool11" office:value-type="string" calcext:value-type="string">
            <text:p>TGCTGTTGACAGTGAGCGATGGGTCTTCAGTACAAGAAAATAGTGAAGCCACAGATGTATTTTCTTGTACTGAAGACCCA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RIAP1.171</text:p>
          </table:table-cell>
          <table:table-cell table:style-name="Normal_5f_Pool11" office:value-type="string" calcext:value-type="string">
            <text:p>TGCTGTTGACAGTGAGCGATACCAGCAGTGTGTTCAGAAATAGTGAAGCCACAGATGTATTTCTGAACACACTGCTGGT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RIAP1.177</text:p>
          </table:table-cell>
          <table:table-cell table:style-name="Normal_5f_Pool11" office:value-type="string" calcext:value-type="string">
            <text:p>TGCTGTTGACAGTGAGCGACAGTGTGTTCAGAAAGCAATATAGTGAAGCCACAGATGTATATTGCTTTCTGAACACA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RIAP1.175</text:p>
          </table:table-cell>
          <table:table-cell table:style-name="Normal_5f_Pool11" office:value-type="string" calcext:value-type="string">
            <text:p>TGCTGTTGACAGTGAGCGAAGCAGTGTGTTCAGAAAGCAATAGTGAAGCCACAGATGTATTGCTTTCTGAACACACTGC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RIAP1.472</text:p>
          </table:table-cell>
          <table:table-cell table:style-name="Normal_5f_Pool11" office:value-type="string" calcext:value-type="string">
            <text:p>TGCTGTTGACAGTGAGCGACAGGAACTGTGTGCTAAAATTTAGTGAAGCCACAGATGTAAATTTTAGCACACAGTTC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RIAP1.174</text:p>
          </table:table-cell>
          <table:table-cell table:style-name="Normal_5f_Pool11" office:value-type="string" calcext:value-type="string">
            <text:p>TGCTGTTGACAGTGAGCGACAGCAGTGTGTTCAGAAAGCATAGTGAAGCCACAGATGTATGCTTTCTGAACACACTG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RIAP1.198</text:p>
          </table:table-cell>
          <table:table-cell table:style-name="Normal_5f_Pool11" office:value-type="string" calcext:value-type="string">
            <text:p>TGCTGTTGACAGTGAGCGCAAGGAGAAAGAGATTCCTATTTAGTGAAGCCACAGATGTAAATAGGAATCTCTTTCTC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YMS.606</text:p>
          </table:table-cell>
          <table:table-cell table:style-name="Normal_5f_Pool11" office:value-type="string" calcext:value-type="string">
            <text:p>TGCTGTTGACAGTGAGCGCCAGGGAGTTGACCAACTGCAATAGTGAAGCCACAGATGTATTGCAGTTGGTCAACTCC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YMS.578</text:p>
          </table:table-cell>
          <table:table-cell table:style-name="Normal_5f_Pool11" office:value-type="string" calcext:value-type="string">
            <text:p>TGCTGTTGACAGTGAGCGCCAGAGATATGGAATCAGATTATAGTGAAGCCACAGATGTATAATCTGATTCCATATCT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YMS.626</text:p>
          </table:table-cell>
          <table:table-cell table:style-name="Normal_5f_Pool11" office:value-type="string" calcext:value-type="string">
            <text:p>TGCTGTTGACAGTGAGCGCAAGAGTGATTGACACCATCAATAGTGAAGCCACAGATGTATTGATGGTGTCAATCACT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YMS.1147</text:p>
          </table:table-cell>
          <table:table-cell table:style-name="Normal_5f_Pool11" office:value-type="string" calcext:value-type="string">
            <text:p>TGCTGTTGACAGTGAGCGCAAAGTTCTTTTTGCTCTAAAATAGTGAAGCCACAGATGTATTTTAGAGCAAAAAGAACT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YMS.1359</text:p>
          </table:table-cell>
          <table:table-cell table:style-name="Normal_5f_Pool11" office:value-type="string" calcext:value-type="string">
            <text:p>TGCTGTTGACAGTGAGCGCAAACATGTATGTGCATTTCAATAGTGAAGCCACAGATGTATTGAAATGCACATACATGT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YMS.977</text:p>
          </table:table-cell>
          <table:table-cell table:style-name="Normal_5f_Pool11" office:value-type="string" calcext:value-type="string">
            <text:p>TGCTGTTGACAGTGAGCGCCAGGATTCTTCGAAAAGTTGATAGTGAAGCCACAGATGTATCAACTTTTCGAAGAATC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BE2A.571</text:p>
          </table:table-cell>
          <table:table-cell table:style-name="Normal_5f_Pool11" office:value-type="string" calcext:value-type="string">
            <text:p>TGCTGTTGACAGTGAGCGACAGGATGTTATTTTTAACAAATAGTGAAGCCACAGATGTATTTGTTAAAAATAACATC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BE2A.178</text:p>
          </table:table-cell>
          <table:table-cell table:style-name="Normal_5f_Pool11" office:value-type="string" calcext:value-type="string">
            <text:p>TGCTGTTGACAGTGAGCGCAAGCGTGTTTCTGCAATAGTATAGTGAAGCCACAGATGTATACTATTGCAGAAACACG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BE2A.526</text:p>
          </table:table-cell>
          <table:table-cell table:style-name="Normal_5f_Pool11" office:value-type="string" calcext:value-type="string">
            <text:p>TGCTGTTGACAGTGAGCGCAAGATGAATTGTTATACAAGATAGTGAAGCCACAGATGTATCTTGTATAACAATTCATCT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BE2A.798</text:p>
          </table:table-cell>
          <table:table-cell table:style-name="Normal_5f_Pool11" office:value-type="string" calcext:value-type="string">
            <text:p>TGCTGTTGACAGTGAGCGAAAGGACTCAGCTAAAGGAGTATAGTGAAGCCACAGATGTATACTCCTTTAGCTGAGTC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BE2A.397</text:p>
          </table:table-cell>
          <table:table-cell table:style-name="Normal_5f_Pool11" office:value-type="string" calcext:value-type="string">
            <text:p>TGCTGTTGACAGTGAGCGCAACACCCTCTATGAAATCAAATAGTGAAGCCACAGATGTATTTGATTTCATAGAGGGTG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BE2A.490</text:p>
          </table:table-cell>
          <table:table-cell table:style-name="Normal_5f_Pool11" office:value-type="string" calcext:value-type="string">
            <text:p>TGCTGTTGACAGTGAGCGCCAGGCAGTTATTTTTATTATTTAGTGAAGCCACAGATGTAAATAATAAAAATAACTGC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IMC1.1450</text:p>
          </table:table-cell>
          <table:table-cell table:style-name="Normal_5f_Pool11" office:value-type="string" calcext:value-type="string">
            <text:p>TGCTGTTGACAGTGAGCGCAAGGAGGTTGGTAACAAGGAATAGTGAAGCCACAGATGTATTCCTTGTTACCAACCTCCT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IMC1.1431</text:p>
          </table:table-cell>
          <table:table-cell table:style-name="Normal_5f_Pool11" office:value-type="string" calcext:value-type="string">
            <text:p>TGCTGTTGACAGTGAGCGCCAGAATAATAATGGCAGATAATAGTGAAGCCACAGATGTATTATCTGCCATTATTATT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IMC1.1315</text:p>
          </table:table-cell>
          <table:table-cell table:style-name="Normal_5f_Pool11" office:value-type="string" calcext:value-type="string">
            <text:p>TGCTGTTGACAGTGAGCGACCAGAGAGTTCTGCAGAAGAATAGTGAAGCCACAGATGTATTCTTCTGCAGAACTCTCTG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IMC1.189</text:p>
          </table:table-cell>
          <table:table-cell table:style-name="Normal_5f_Pool11" office:value-type="string" calcext:value-type="string">
            <text:p>TGCTGTTGACAGTGAGCGCAACGAAGACAAAACAGTCGAATAGTGAAGCCACAGATGTATTCGACTGTTTTGTCTTCG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IMC1.2244</text:p>
          </table:table-cell>
          <table:table-cell table:style-name="Normal_5f_Pool11" office:value-type="string" calcext:value-type="string">
            <text:p>TGCTGTTGACAGTGAGCGCCCCTAGTTCATTGTTGAGCAATAGTGAAGCCACAGATGTATTGCTCAACAATGAACTAGG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IMC1.1465</text:p>
          </table:table-cell>
          <table:table-cell table:style-name="Normal_5f_Pool11" office:value-type="string" calcext:value-type="string">
            <text:p>TGCTGTTGACAGTGAGCGAAAGGAAGATGCTGAGAAGGAATAGTGAAGCCACAGATGTATTCCTTCTCAGCATCTTCC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NG.285</text:p>
          </table:table-cell>
          <table:table-cell table:style-name="Normal_5f_Pool11" office:value-type="string" calcext:value-type="string">
            <text:p>TGCTGTTGACAGTGAGCGAACCCAGATGTGTGACATAAAATAGTGAAGCCACAGATGTATTTTATGTCACACATCTGGG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NG.1317</text:p>
          </table:table-cell>
          <table:table-cell table:style-name="Normal_5f_Pool11" office:value-type="string" calcext:value-type="string">
            <text:p>TGCTGTTGACAGTGAGCGACAGCATAAGGATGTTTTGCAATAGTGAAGCCACAGATGTATTGCAAAACATCCTTATG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NG.1804</text:p>
          </table:table-cell>
          <table:table-cell table:style-name="Normal_5f_Pool11" office:value-type="string" calcext:value-type="string">
            <text:p>TGCTGTTGACAGTGAGCGCACGCGAGGTTTGTTAATAAAATAGTGAAGCCACAGATGTATTTTATTAACAAACCTCGCG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NG.743</text:p>
          </table:table-cell>
          <table:table-cell table:style-name="Normal_5f_Pool11" office:value-type="string" calcext:value-type="string">
            <text:p>TGCTGTTGACAGTGAGCGATAGACACTTTTCAAAGACCAATAGTGAAGCCACAGATGTATTGGTCTTTGAAAAGTGTCTA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NG.864</text:p>
          </table:table-cell>
          <table:table-cell table:style-name="Normal_5f_Pool11" office:value-type="string" calcext:value-type="string">
            <text:p>TGCTGTTGACAGTGAGCGACAGTTACGAAGTTCCACTGAATAGTGAAGCCACAGATGTATTCAGTGGAACTTCGTAA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NG.1375</text:p>
          </table:table-cell>
          <table:table-cell table:style-name="Normal_5f_Pool11" office:value-type="string" calcext:value-type="string">
            <text:p>TGCTGTTGACAGTGAGCGCCCTGATTGTAGTAGAGGTTAATAGTGAAGCCACAGATGTATTAACCTCTACTACAATCAG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SP1.962</text:p>
          </table:table-cell>
          <table:table-cell table:style-name="Normal_5f_Pool11" office:value-type="string" calcext:value-type="string">
            <text:p>TGCTGTTGACAGTGAGCGACAGAGACAAACTAGATCAAAATAGTGAAGCCACAGATGTATTTTGATCTAGTTTGTCT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SP1.261</text:p>
          </table:table-cell>
          <table:table-cell table:style-name="Normal_5f_Pool11" office:value-type="string" calcext:value-type="string">
            <text:p>TGCTGTTGACAGTGAGCGACAGCACAGTCTTCACCTATAATAGTGAAGCCACAGATGTATTATAGGTGAAGACTGTG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SP1.1065</text:p>
          </table:table-cell>
          <table:table-cell table:style-name="Normal_5f_Pool11" office:value-type="string" calcext:value-type="string">
            <text:p>TGCTGTTGACAGTGAGCGCCACAAAAGAAATCAAGAGTTATAGTGAAGCCACAGATGTATAACTCTTGATTTCTTTTG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SP1.3154</text:p>
          </table:table-cell>
          <table:table-cell table:style-name="Normal_5f_Pool11" office:value-type="string" calcext:value-type="string">
            <text:p>TGCTGTTGACAGTGAGCGATGGGAGGTCAATAAAATTTAATAGTGAAGCCACAGATGTATTAAATTTTATTGACCTCCC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SP1.960</text:p>
          </table:table-cell>
          <table:table-cell table:style-name="Normal_5f_Pool11" office:value-type="string" calcext:value-type="string">
            <text:p>TGCTGTTGACAGTGAGCGCACCAGAGACAAACTAGATCAATAGTGAAGCCACAGATGTATTGATCTAGTTTGTCTCTGG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SP1.424</text:p>
          </table:table-cell>
          <table:table-cell table:style-name="Normal_5f_Pool11" office:value-type="string" calcext:value-type="string">
            <text:p>TGCTGTTGACAGTGAGCGAAAGGAAGAAAGAAGCTCTAAATAGTGAAGCCACAGATGTATTTAGAGCTTCTTTCTTCC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WRN.4237</text:p>
          </table:table-cell>
          <table:table-cell table:style-name="Normal_5f_Pool11" office:value-type="string" calcext:value-type="string">
            <text:p>TGCTGTTGACAGTGAGCGACAGGAGACTCAGATTGTGTTATAGTGAAGCCACAGATGTATAACACAATCTGAGTCTC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WRN.5040</text:p>
          </table:table-cell>
          <table:table-cell table:style-name="Normal_5f_Pool11" office:value-type="string" calcext:value-type="string">
            <text:p>TGCTGTTGACAGTGAGCGACAGCAAGAAATTAATGGACAATAGTGAAGCCACAGATGTATTGTCCATTAATTTCTTG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WRN.1645</text:p>
          </table:table-cell>
          <table:table-cell table:style-name="Normal_5f_Pool11" office:value-type="string" calcext:value-type="string">
            <text:p>TGCTGTTGACAGTGAGCGCAAGGATATTTCAGAAAATCTATAGTGAAGCCACAGATGTATAGATTTTCTGAAATATC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WRN.4048</text:p>
          </table:table-cell>
          <table:table-cell table:style-name="Normal_5f_Pool11" office:value-type="string" calcext:value-type="string">
            <text:p>TGCTGTTGACAGTGAGCGAAAAGAGCATTGTTATAATCAATAGTGAAGCCACAGATGTATTGATTATAACAATGCTCT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WRN.4794</text:p>
          </table:table-cell>
          <table:table-cell table:style-name="Normal_5f_Pool11" office:value-type="string" calcext:value-type="string">
            <text:p>TGCTGTTGACAGTGAGCGCCAGAATGTTAGTTCCTGAAAATAGTGAAGCCACAGATGTATTTTCAGGAACTAACATT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WRN.5722</text:p>
          </table:table-cell>
          <table:table-cell table:style-name="Normal_5f_Pool11" office:value-type="string" calcext:value-type="string">
            <text:p>TGCTGTTGACAGTGAGCGCAACAATGTTTTTCATACTGAATAGTGAAGCCACAGATGTATTCAGTATGAAAAACATTG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YAP1.3184</text:p>
          </table:table-cell>
          <table:table-cell table:style-name="Normal_5f_Pool11" office:value-type="string" calcext:value-type="string">
            <text:p>TGCTGTTGACAGTGAGCGCTAGAGTAGTAATGAAATTCTATAGTGAAGCCACAGATGTATAGAATTTCATTACTACTCT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YAP1.3075</text:p>
          </table:table-cell>
          <table:table-cell table:style-name="Normal_5f_Pool11" office:value-type="string" calcext:value-type="string">
            <text:p>TGCTGTTGACAGTGAGCGCTAGGTTGATCACTCATAATAATAGTGAAGCCACAGATGTATTATTATGAGTGATCAACCT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YAP1.2155</text:p>
          </table:table-cell>
          <table:table-cell table:style-name="Normal_5f_Pool11" office:value-type="string" calcext:value-type="string">
            <text:p>TGCTGTTGACAGTGAGCGAAAGTAGTTTAGTGTTCTAGAATAGTGAAGCCACAGATGTATTCTAGAACACTAAACTA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YAP1.4244</text:p>
          </table:table-cell>
          <table:table-cell table:style-name="Normal_5f_Pool11" office:value-type="string" calcext:value-type="string">
            <text:p>TGCTGTTGACAGTGAGCGAAAGCATGTTGTTATAAGAATTTAGTGAAGCCACAGATGTAAATTCTTATAACAACATGC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YAP1.803</text:p>
          </table:table-cell>
          <table:table-cell table:style-name="Normal_5f_Pool11" office:value-type="string" calcext:value-type="string">
            <text:p>TGCTGTTGACAGTGAGCGCCAGGTGATACTATCAACCAAATAGTGAAGCCACAGATGTATTTGGTTGATAGTATCAC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YAP1.3579</text:p>
          </table:table-cell>
          <table:table-cell table:style-name="Normal_5f_Pool11" office:value-type="string" calcext:value-type="string">
            <text:p>TGCTGTTGACAGTGAGCGCTACCTCAGTGTTGTAGCAGTATAGTGAAGCCACAGATGTATACTGCTACAACACTGAGGT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AATF.1733</text:p>
          </table:table-cell>
          <table:table-cell table:style-name="Normal_5f_Pool11" office:value-type="string" calcext:value-type="string">
            <text:p>TGCTGTTGACAGTGAGCGCTCCAGAAGTTACGAAGCAAAATAGTGAAGCCACAGATGTATTTTGCTTCGTAACTTCTGG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AATF.1150</text:p>
          </table:table-cell>
          <table:table-cell table:style-name="Normal_5f_Pool11" office:value-type="string" calcext:value-type="string">
            <text:p>TGCTGTTGACAGTGAGCGATACCCAGACACTAGATATCTATAGTGAAGCCACAGATGTATAGATATCTAGTGTCTGGGTA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AATF.968</text:p>
          </table:table-cell>
          <table:table-cell table:style-name="Normal_5f_Pool11" office:value-type="string" calcext:value-type="string">
            <text:p>TGCTGTTGACAGTGAGCGAAAGGAAGGATCAAACTACAAATAGTGAAGCCACAGATGTATTTGTAGTTTGATCCTTC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AATF.1648</text:p>
          </table:table-cell>
          <table:table-cell table:style-name="Normal_5f_Pool11" office:value-type="string" calcext:value-type="string">
            <text:p>TGCTGTTGACAGTGAGCGACAGCTCCTTCGAGAACTCATATAGTGAAGCCACAGATGTATATGAGTTCTCGAAGGAG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AATF.1835</text:p>
          </table:table-cell>
          <table:table-cell table:style-name="Normal_5f_Pool11" office:value-type="string" calcext:value-type="string">
            <text:p>TGCTGTTGACAGTGAGCGACACCTATTGACCATACTACAATAGTGAAGCCACAGATGTATTGTAGTATGGTCAATAGG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AATF.969</text:p>
          </table:table-cell>
          <table:table-cell table:style-name="Normal_5f_Pool11" office:value-type="string" calcext:value-type="string">
            <text:p>TGCTGTTGACAGTGAGCGCAGGAAGGATCAAACTACAAAATAGTGAAGCCACAGATGTATTTTGTAGTTTGATCCTTCC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ABL1.1726</text:p>
          </table:table-cell>
          <table:table-cell table:style-name="Normal_5f_Pool11" office:value-type="string" calcext:value-type="string">
            <text:p>TGCTGTTGACAGTGAGCGCCAGCGCCTTGATCAAGAAGAATAGTGAAGCCACAGATGTATTCTTCTTGATCAAGGCG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ABL1.1729</text:p>
          </table:table-cell>
          <table:table-cell table:style-name="Normal_5f_Pool11" office:value-type="string" calcext:value-type="string">
            <text:p>TGCTGTTGACAGTGAGCGACGCCTTGATCAAGAAGAAGAATAGTGAAGCCACAGATGTATTCTTCTTCTTGATCAAGGC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ABL1.158</text:p>
          </table:table-cell>
          <table:table-cell table:style-name="Normal_5f_Pool11" office:value-type="string" calcext:value-type="string">
            <text:p>TGCTGTTGACAGTGAGCGCAACACTCTAAGCATAACTAAATAGTGAAGCCACAGATGTATTTAGTTATGCTTAGAGTGT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ABL1.787</text:p>
          </table:table-cell>
          <table:table-cell table:style-name="Normal_5f_Pool11" office:value-type="string" calcext:value-type="string">
            <text:p>TGCTGTTGACAGTGAGCGATGCAGTCATGAAAGAGATCAATAGTGAAGCCACAGATGTATTGATCTCTTTCATGACTGC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ABL1.853</text:p>
          </table:table-cell>
          <table:table-cell table:style-name="Normal_5f_Pool11" office:value-type="string" calcext:value-type="string">
            <text:p>TGCTGTTGACAGTGAGCGACCCGTTCTATATCATCACTGATAGTGAAGCCACAGATGTATCAGTGATGATATAGAACGG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ABL1.2949</text:p>
          </table:table-cell>
          <table:table-cell table:style-name="Normal_5f_Pool11" office:value-type="string" calcext:value-type="string">
            <text:p>TGCTGTTGACAGTGAGCGCCCCGAGTGTCTCTTCGGAAAATAGTGAAGCCACAGATGTATTTTCCGAAGAGACACTCGG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APEX2.1888</text:p>
          </table:table-cell>
          <table:table-cell table:style-name="Normal_5f_Pool11" office:value-type="string" calcext:value-type="string">
            <text:p>TGCTGTTGACAGTGAGCGACAGGAAGTTGTGTGATTTTAATAGTGAAGCCACAGATGTATTAAAATCACACAACTTC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APEX2.1346</text:p>
          </table:table-cell>
          <table:table-cell table:style-name="Normal_5f_Pool11" office:value-type="string" calcext:value-type="string">
            <text:p>TGCTGTTGACAGTGAGCGACCCGAAGACTCCAGAAGAGAATAGTGAAGCCACAGATGTATTCTCTTCTGGAGTCTTCGG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APEX2.1143</text:p>
          </table:table-cell>
          <table:table-cell table:style-name="Normal_5f_Pool11" office:value-type="string" calcext:value-type="string">
            <text:p>TGCTGTTGACAGTGAGCGAACGCTGCAGCACAACAATCAATAGTGAAGCCACAGATGTATTGATTGTTGTGCTGCAGCG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APEX2.1889</text:p>
          </table:table-cell>
          <table:table-cell table:style-name="Normal_5f_Pool11" office:value-type="string" calcext:value-type="string">
            <text:p>TGCTGTTGACAGTGAGCGAAGGAAGTTGTGTGATTTTAAATAGTGAAGCCACAGATGTATTTAAAATCACACAACTTCC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APEX2.1887</text:p>
          </table:table-cell>
          <table:table-cell table:style-name="Normal_5f_Pool11" office:value-type="string" calcext:value-type="string">
            <text:p>TGCTGTTGACAGTGAGCGACCAGGAAGTTGTGTGATTTTATAGTGAAGCCACAGATGTATAAAATCACACAACTTCCTG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APEX2.268</text:p>
          </table:table-cell>
          <table:table-cell table:style-name="Normal_5f_Pool11" office:value-type="string" calcext:value-type="string">
            <text:p>TGCTGTTGACAGTGAGCGAAGGGTTATAACTCCTATTTCATAGTGAAGCCACAGATGTATGAAATAGGAGTTATAACCC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BAX.115</text:p>
          </table:table-cell>
          <table:table-cell table:style-name="Normal_5f_Pool11" office:value-type="string" calcext:value-type="string">
            <text:p>TGCTGTTGACAGTGAGCGACAGCTCTGAGCAGATCATGAATAGTGAAGCCACAGATGTATTCATGATCTGCTCAGAG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BAX.277</text:p>
          </table:table-cell>
          <table:table-cell table:style-name="Normal_5f_Pool11" office:value-type="string" calcext:value-type="string">
            <text:p>TGCTGTTGACAGTGAGCGCTGCCAGCAAACTGGTGCTCAATAGTGAAGCCACAGATGTATTGAGCACCAGTTTGCTGGC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BAX.112</text:p>
          </table:table-cell>
          <table:table-cell table:style-name="Normal_5f_Pool11" office:value-type="string" calcext:value-type="string">
            <text:p>TGCTGTTGACAGTGAGCGACACCAGCTCTGAGCAGATCATTAGTGAAGCCACAGATGTAATGATCTGCTCAGAGCTGG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BAX.114</text:p>
          </table:table-cell>
          <table:table-cell table:style-name="Normal_5f_Pool11" office:value-type="string" calcext:value-type="string">
            <text:p>TGCTGTTGACAGTGAGCGCCCAGCTCTGAGCAGATCATGATAGTGAAGCCACAGATGTATCATGATCTGCTCAGAGCTG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BAX.220</text:p>
          </table:table-cell>
          <table:table-cell table:style-name="Normal_5f_Pool11" office:value-type="string" calcext:value-type="string">
            <text:p>TGCTGTTGACAGTGAGCGATGACATGTTTTCTGACGGCAATAGTGAAGCCACAGATGTATTGCCGTCAGAAAACATGTC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BAX.209</text:p>
          </table:table-cell>
          <table:table-cell table:style-name="Normal_5f_Pool11" office:value-type="string" calcext:value-type="string">
            <text:p>TGCTGTTGACAGTGAGCGACGAGTGGCAGCTGACATGTTTTAGTGAAGCCACAGATGTAAAACATGTCAGCTGCCACTC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BCL6.2472</text:p>
          </table:table-cell>
          <table:table-cell table:style-name="Normal_5f_Pool11" office:value-type="string" calcext:value-type="string">
            <text:p>TGCTGTTGACAGTGAGCGCTGGCAGAGTTGTAAATATATATAGTGAAGCCACAGATGTATATATATTTACAACTCTGCC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BCL6.2249</text:p>
          </table:table-cell>
          <table:table-cell table:style-name="Normal_5f_Pool11" office:value-type="string" calcext:value-type="string">
            <text:p>TGCTGTTGACAGTGAGCGCAAGGTGAACCATGTCAGCAAATAGTGAAGCCACAGATGTATTTGCTGACATGGTTCACCT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BCL6.2708</text:p>
          </table:table-cell>
          <table:table-cell table:style-name="Normal_5f_Pool11" office:value-type="string" calcext:value-type="string">
            <text:p>TGCTGTTGACAGTGAGCGACAAGTGAAGGTTTACAATTTATAGTGAAGCCACAGATGTATAAATTGTAAACCTTCACT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BCL6.1385</text:p>
          </table:table-cell>
          <table:table-cell table:style-name="Normal_5f_Pool11" office:value-type="string" calcext:value-type="string">
            <text:p>TGCTGTTGACAGTGAGCGACCGGCTCAATAACATCGTTAATAGTGAAGCCACAGATGTATTAACGATGTTATTGAGCCG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BCL6.859</text:p>
          </table:table-cell>
          <table:table-cell table:style-name="Normal_5f_Pool11" office:value-type="string" calcext:value-type="string">
            <text:p>TGCTGTTGACAGTGAGCGACACGAAGTGATATGCACTACATAGTGAAGCCACAGATGTATGTAGTGCATATCACTTCG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BCL6.2410</text:p>
          </table:table-cell>
          <table:table-cell table:style-name="Normal_5f_Pool11" office:value-type="string" calcext:value-type="string">
            <text:p>TGCTGTTGACAGTGAGCGCAGACTTCAGTATGTTGTCAAATAGTGAAGCCACAGATGTATTTGACAACATACTGAAGTC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CNA2.1130</text:p>
          </table:table-cell>
          <table:table-cell table:style-name="Normal_5f_Pool11" office:value-type="string" calcext:value-type="string">
            <text:p>TGCTGTTGACAGTGAGCGATAGCAGAGTTTGTGTACATTATAGTGAAGCCACAGATGTATAATGTACACAAACTCTGCTA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CNA2.2211</text:p>
          </table:table-cell>
          <table:table-cell table:style-name="Normal_5f_Pool11" office:value-type="string" calcext:value-type="string">
            <text:p>TGCTGTTGACAGTGAGCGCCAGACGAGAAATGCTCCAGAATAGTGAAGCCACAGATGTATTCTGGAGCATTTCTCGT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CNA2.1282</text:p>
          </table:table-cell>
          <table:table-cell table:style-name="Normal_5f_Pool11" office:value-type="string" calcext:value-type="string">
            <text:p>TGCTGTTGACAGTGAGCGCAACTGCAAAGTTGAAAGTTTATAGTGAAGCCACAGATGTATAAACTTTCAACTTTGCAG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CNA2.1511</text:p>
          </table:table-cell>
          <table:table-cell table:style-name="Normal_5f_Pool11" office:value-type="string" calcext:value-type="string">
            <text:p>TGCTGTTGACAGTGAGCGACACAGCATGCACAACAGTCAATAGTGAAGCCACAGATGTATTGACTGTTGTGCATGCTG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CNA2.808</text:p>
          </table:table-cell>
          <table:table-cell table:style-name="Normal_5f_Pool11" office:value-type="string" calcext:value-type="string">
            <text:p>TGCTGTTGACAGTGAGCGCAAGCCAGTGAGTGTTAATGAATAGTGAAGCCACAGATGTATTCATTAACACTCACTGG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CNA2.2073</text:p>
          </table:table-cell>
          <table:table-cell table:style-name="Normal_5f_Pool11" office:value-type="string" calcext:value-type="string">
            <text:p>TGCTGTTGACAGTGAGCGCTACAGTATTCAGAGATAGATATAGTGAAGCCACAGATGTATATCTATCTCTGAATACTGT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CND1.2467</text:p>
          </table:table-cell>
          <table:table-cell table:style-name="Normal_5f_Pool11" office:value-type="string" calcext:value-type="string">
            <text:p>TGCTGTTGACAGTGAGCGCCCGGAAGGTTTTTAAACACTATAGTGAAGCCACAGATGTATAGTGTTTAAAAACCTTCCG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CND1.4247</text:p>
          </table:table-cell>
          <table:table-cell table:style-name="Normal_5f_Pool11" office:value-type="string" calcext:value-type="string">
            <text:p>TGCTGTTGACAGTGAGCGCAAAGACAAACATGAAAGTCTATAGTGAAGCCACAGATGTATAGACTTTCATGTTTGTCT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CND1.1365</text:p>
          </table:table-cell>
          <table:table-cell table:style-name="Normal_5f_Pool11" office:value-type="string" calcext:value-type="string">
            <text:p>TGCTGTTGACAGTGAGCGAAGGGTTGTGCTACAGATGATATAGTGAAGCCACAGATGTATATCATCTGTAGCACAACCC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CND1.1689</text:p>
          </table:table-cell>
          <table:table-cell table:style-name="Normal_5f_Pool11" office:value-type="string" calcext:value-type="string">
            <text:p>TGCTGTTGACAGTGAGCGCAAGTCATTGTATGTTATTATATAGTGAAGCCACAGATGTATATAATAACATACAATGACT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CND1.3671</text:p>
          </table:table-cell>
          <table:table-cell table:style-name="Normal_5f_Pool11" office:value-type="string" calcext:value-type="string">
            <text:p>TGCTGTTGACAGTGAGCGCTAGCTTCTGGAATTTGTTCAATAGTGAAGCCACAGATGTATTGAACAAATTCCAGAAGCT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CND1.1910</text:p>
          </table:table-cell>
          <table:table-cell table:style-name="Normal_5f_Pool11" office:value-type="string" calcext:value-type="string">
            <text:p>TGCTGTTGACAGTGAGCGATCCTACGATACGCTACTATAATAGTGAAGCCACAGATGTATTATAGTAGCGTATCGTAGG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D74.672</text:p>
          </table:table-cell>
          <table:table-cell table:style-name="Normal_5f_Pool11" office:value-type="string" calcext:value-type="string">
            <text:p>TGCTGTTGACAGTGAGCGCCCCTTGGACAAGACAAACCAATAGTGAAGCCACAGATGTATTGGTTTGTCTTGTCCAAGG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D74.700</text:p>
          </table:table-cell>
          <table:table-cell table:style-name="Normal_5f_Pool11" office:value-type="string" calcext:value-type="string">
            <text:p>TGCTGTTGACAGTGAGCGCCAGCAGATAACAATGCAGCAATAGTGAAGCCACAGATGTATTGCTGCATTGTTATCTG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D74.867</text:p>
          </table:table-cell>
          <table:table-cell table:style-name="Normal_5f_Pool11" office:value-type="string" calcext:value-type="string">
            <text:p>TGCTGTTGACAGTGAGCGCCAGGGAGAAGGGATAACCCTATAGTGAAGCCACAGATGTATAGGGTTATCCCTTCTCC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D74.1097</text:p>
          </table:table-cell>
          <table:table-cell table:style-name="Normal_5f_Pool11" office:value-type="string" calcext:value-type="string">
            <text:p>TGCTGTTGACAGTGAGCGAGCCATGGTTCACATTAGAATATAGTGAAGCCACAGATGTATATTCTAATGTGAACCATGGC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D74.76</text:p>
          </table:table-cell>
          <table:table-cell table:style-name="Normal_5f_Pool11" office:value-type="string" calcext:value-type="string">
            <text:p>TGCTGTTGACAGTGAGCGACGCGACCTTATCTCCAACAATTAGTGAAGCCACAGATGTAATTGTTGGAGATAAGGTCGC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D74.1094</text:p>
          </table:table-cell>
          <table:table-cell table:style-name="Normal_5f_Pool11" office:value-type="string" calcext:value-type="string">
            <text:p>TGCTGTTGACAGTGAGCGAAGGGCCATGGTTCACATTAGATAGTGAAGCCACAGATGTATCTAATGTGAACCATGGCCC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EBPG.2068</text:p>
          </table:table-cell>
          <table:table-cell table:style-name="Normal_5f_Pool11" office:value-type="string" calcext:value-type="string">
            <text:p>TGCTGTTGACAGTGAGCGCTACGTCAGTGTTGGTAGTTTATAGTGAAGCCACAGATGTATAAACTACCAACACTGACGT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EBPG.2634</text:p>
          </table:table-cell>
          <table:table-cell table:style-name="Normal_5f_Pool11" office:value-type="string" calcext:value-type="string">
            <text:p>TGCTGTTGACAGTGAGCGACAGCTGATTGGTGTTACATAATAGTGAAGCCACAGATGTATTATGTAACACCAATCAG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EBPG.627</text:p>
          </table:table-cell>
          <table:table-cell table:style-name="Normal_5f_Pool11" office:value-type="string" calcext:value-type="string">
            <text:p>TGCTGTTGACAGTGAGCGAAAGGAATTAAGTGTACTCAAATAGTGAAGCCACAGATGTATTTGAGTACACTTAATTCC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EBPG.527</text:p>
          </table:table-cell>
          <table:table-cell table:style-name="Normal_5f_Pool11" office:value-type="string" calcext:value-type="string">
            <text:p>TGCTGTTGACAGTGAGCGACCGGTTGAAAAGCAAGCAGAATAGTGAAGCCACAGATGTATTCTGCTTGCTTTTCAACCG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EBPG.1404</text:p>
          </table:table-cell>
          <table:table-cell table:style-name="Normal_5f_Pool11" office:value-type="string" calcext:value-type="string">
            <text:p>TGCTGTTGACAGTGAGCGAAAGCAAATAGATTAAACACAATAGTGAAGCCACAGATGTATTGTGTTTAATCTATTTG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EBPG.3538</text:p>
          </table:table-cell>
          <table:table-cell table:style-name="Normal_5f_Pool11" office:value-type="string" calcext:value-type="string">
            <text:p>TGCTGTTGACAGTGAGCGCTAGGAGAATTGTTTTGTTTCATAGTGAAGCCACAGATGTATGAAACAAAACAATTCTCCT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EP164.1988</text:p>
          </table:table-cell>
          <table:table-cell table:style-name="Normal_5f_Pool11" office:value-type="string" calcext:value-type="string">
            <text:p>TGCTGTTGACAGTGAGCGAAAGCAAGAGAAGATGCAGCAATAGTGAAGCCACAGATGTATTGCTGCATCTTCTCTTGC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EP164.4689</text:p>
          </table:table-cell>
          <table:table-cell table:style-name="Normal_5f_Pool11" office:value-type="string" calcext:value-type="string">
            <text:p>TGCTGTTGACAGTGAGCGACACACATTCTGTGACTATATATAGTGAAGCCACAGATGTATATATAGTCACAGAATGTG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EP164.2692</text:p>
          </table:table-cell>
          <table:table-cell table:style-name="Normal_5f_Pool11" office:value-type="string" calcext:value-type="string">
            <text:p>TGCTGTTGACAGTGAGCGCGAGGAGGTTGGACAAGATGAATAGTGAAGCCACAGATGTATTCATCTTGTCCAACCTCCTC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EP164.947</text:p>
          </table:table-cell>
          <table:table-cell table:style-name="Normal_5f_Pool11" office:value-type="string" calcext:value-type="string">
            <text:p>TGCTGTTGACAGTGAGCGAAAGGATGTTTCTCTGGATTCATAGTGAAGCCACAGATGTATGAATCCAGAGAAACATC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EP164.424</text:p>
          </table:table-cell>
          <table:table-cell table:style-name="Normal_5f_Pool11" office:value-type="string" calcext:value-type="string">
            <text:p>TGCTGTTGACAGTGAGCGCTCGGAGCTTGGTGATCCAAGATAGTGAAGCCACAGATGTATCTTGGATCACCAAGCTCCG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EP164.4915</text:p>
          </table:table-cell>
          <table:table-cell table:style-name="Normal_5f_Pool11" office:value-type="string" calcext:value-type="string">
            <text:p>TGCTGTTGACAGTGAGCGAAAGGAGGTTGTGTGTATGGTTTAGTGAAGCCACAGATGTAAACCATACACACAACCTCC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IB1.928</text:p>
          </table:table-cell>
          <table:table-cell table:style-name="Normal_5f_Pool11" office:value-type="string" calcext:value-type="string">
            <text:p>TGCTGTTGACAGTGAGCGATCCGTTTGTGTTTGTACTAATTAGTGAAGCCACAGATGTAATTAGTACAAACACAAACGG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IB1.446</text:p>
          </table:table-cell>
          <table:table-cell table:style-name="Normal_5f_Pool11" office:value-type="string" calcext:value-type="string">
            <text:p>TGCTGTTGACAGTGAGCGACTCAGTGTGTTCAGTGACACATAGTGAAGCCACAGATGTATGTGTCACTGAACACACTGA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IB1.927</text:p>
          </table:table-cell>
          <table:table-cell table:style-name="Normal_5f_Pool11" office:value-type="string" calcext:value-type="string">
            <text:p>TGCTGTTGACAGTGAGCGACTCCGTTTGTGTTTGTACTAATAGTGAAGCCACAGATGTATTAGTACAAACACAAACGGA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IB1.934</text:p>
          </table:table-cell>
          <table:table-cell table:style-name="Normal_5f_Pool11" office:value-type="string" calcext:value-type="string">
            <text:p>TGCTGTTGACAGTGAGCGCTGTGTTTGTACTAATCAGTAATAGTGAAGCCACAGATGTATTACTGATTAGTACAAACAC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IB1.944</text:p>
          </table:table-cell>
          <table:table-cell table:style-name="Normal_5f_Pool11" office:value-type="string" calcext:value-type="string">
            <text:p>TGCTGTTGACAGTGAGCGCCTAATCAGTAATAAAGGTTTATAGTGAAGCCACAGATGTATAAACCTTTATTACTGATTA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IB1.444</text:p>
          </table:table-cell>
          <table:table-cell table:style-name="Normal_5f_Pool11" office:value-type="string" calcext:value-type="string">
            <text:p>TGCTGTTGACAGTGAGCGATCCTCAGTGTGTTCAGTGACATAGTGAAGCCACAGATGTATGTCACTGAACACACTGAGG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RY1.2715</text:p>
          </table:table-cell>
          <table:table-cell table:style-name="Normal_5f_Pool11" office:value-type="string" calcext:value-type="string">
            <text:p>TGCTGTTGACAGTGAGCGCAAGCAGTTACATATTGAAATATAGTGAAGCCACAGATGTATATTTCAATATGTAACTG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RY1.1370</text:p>
          </table:table-cell>
          <table:table-cell table:style-name="Normal_5f_Pool11" office:value-type="string" calcext:value-type="string">
            <text:p>TGCTGTTGACAGTGAGCGCTACTTCAGAAGTGATAGAAAATAGTGAAGCCACAGATGTATTTTCTATCACTTCTGAAGT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RY1.3114</text:p>
          </table:table-cell>
          <table:table-cell table:style-name="Normal_5f_Pool11" office:value-type="string" calcext:value-type="string">
            <text:p>TGCTGTTGACAGTGAGCGCCACAGACAGTATATGTTTTAATAGTGAAGCCACAGATGTATTAAAACATATACTGTCTG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RY1.1265</text:p>
          </table:table-cell>
          <table:table-cell table:style-name="Normal_5f_Pool11" office:value-type="string" calcext:value-type="string">
            <text:p>TGCTGTTGACAGTGAGCGCAGACAAGATCATAGAACTCAATAGTGAAGCCACAGATGTATTGAGTTCTATGATCTTGTC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RY1.1624</text:p>
          </table:table-cell>
          <table:table-cell table:style-name="Normal_5f_Pool11" office:value-type="string" calcext:value-type="string">
            <text:p>TGCTGTTGACAGTGAGCGATCCGATTTGGTTGTTTGTCATTAGTGAAGCCACAGATGTAATGACAAACAACCAAATCGG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RY1.1038</text:p>
          </table:table-cell>
          <table:table-cell table:style-name="Normal_5f_Pool11" office:value-type="string" calcext:value-type="string">
            <text:p>TGCTGTTGACAGTGAGCGCGAGGATCTTGATGCCAATCTATAGTGAAGCCACAGATGTATAGATTGGCATCAAGATCCTC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UL4A.1087</text:p>
          </table:table-cell>
          <table:table-cell table:style-name="Normal_5f_Pool11" office:value-type="string" calcext:value-type="string">
            <text:p>TGCTGTTGACAGTGAGCGCAAGCATGTGGATTCAAAGTTATAGTGAAGCCACAGATGTATAACTTTGAATCCACATG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UL4A.1837</text:p>
          </table:table-cell>
          <table:table-cell table:style-name="Normal_5f_Pool11" office:value-type="string" calcext:value-type="string">
            <text:p>TGCTGTTGACAGTGAGCGAAAGCACAAGTTGTTTAGAATATAGTGAAGCCACAGATGTATATTCTAAACAACTTGTGC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UL4A.1186</text:p>
          </table:table-cell>
          <table:table-cell table:style-name="Normal_5f_Pool11" office:value-type="string" calcext:value-type="string">
            <text:p>TGCTGTTGACAGTGAGCGACACGGTAAAGATGTCTTTGAATAGTGAAGCCACAGATGTATTCAAAGACATCTTTACCG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UL4A.394</text:p>
          </table:table-cell>
          <table:table-cell table:style-name="Normal_5f_Pool11" office:value-type="string" calcext:value-type="string">
            <text:p>TGCTGTTGACAGTGAGCGCACCCATATTATTAGTGATAAATAGTGAAGCCACAGATGTATTTATCACTAATAATATGGG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UL4A.1959</text:p>
          </table:table-cell>
          <table:table-cell table:style-name="Normal_5f_Pool11" office:value-type="string" calcext:value-type="string">
            <text:p>TGCTGTTGACAGTGAGCGCCAGAATAATGAAGATGAGAAATAGTGAAGCCACAGATGTATTTCTCATCTTCATTATT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UL4A.1838</text:p>
          </table:table-cell>
          <table:table-cell table:style-name="Normal_5f_Pool11" office:value-type="string" calcext:value-type="string">
            <text:p>TGCTGTTGACAGTGAGCGCAGCACAAGTTGTTTAGAATAATAGTGAAGCCACAGATGTATTATTCTAAACAACTTGTGC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UL4B.520</text:p>
          </table:table-cell>
          <table:table-cell table:style-name="Normal_5f_Pool11" office:value-type="string" calcext:value-type="string">
            <text:p>TGCTGTTGACAGTGAGCGATAAGAAGTTAGTGATCAAGAATAGTGAAGCCACAGATGTATTCTTGATCACTAACTTCTT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UL4B.3525</text:p>
          </table:table-cell>
          <table:table-cell table:style-name="Normal_5f_Pool11" office:value-type="string" calcext:value-type="string">
            <text:p>TGCTGTTGACAGTGAGCGAAACGTGTTTTGTAAATTGTTATAGTGAAGCCACAGATGTATAACAATTTACAAAACACG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UL4B.1626</text:p>
          </table:table-cell>
          <table:table-cell table:style-name="Normal_5f_Pool11" office:value-type="string" calcext:value-type="string">
            <text:p>TGCTGTTGACAGTGAGCGCTAGCTAAGTATGTAGATTCAATAGTGAAGCCACAGATGTATTGAATCTACATACTTAGCT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UL4B.1441</text:p>
          </table:table-cell>
          <table:table-cell table:style-name="Normal_5f_Pool11" office:value-type="string" calcext:value-type="string">
            <text:p>TGCTGTTGACAGTGAGCGCTGGCAGCACTATTGTAATTAATAGTGAAGCCACAGATGTATTAATTACAATAGTGCTGCC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UL4B.3623</text:p>
          </table:table-cell>
          <table:table-cell table:style-name="Normal_5f_Pool11" office:value-type="string" calcext:value-type="string">
            <text:p>TGCTGTTGACAGTGAGCGCTGGACCAATTGTAGATTGTTATAGTGAAGCCACAGATGTATAACAATCTACAATTGGTCC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CUL4B.4481</text:p>
          </table:table-cell>
          <table:table-cell table:style-name="Normal_5f_Pool11" office:value-type="string" calcext:value-type="string">
            <text:p>TGCTGTTGACAGTGAGCGCGAGATGTAGACTATTACACAATAGTGAAGCCACAGATGTATTGTGTAATAGTCTACATCTC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EGFR.573</text:p>
          </table:table-cell>
          <table:table-cell table:style-name="Normal_5f_Pool11" office:value-type="string" calcext:value-type="string">
            <text:p>TGCTGTTGACAGTGAGCGCGAGGAAATATGTACTACGAAATAGTGAAGCCACAGATGTATTTCGTAGTACATATTTCCTC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EGFR.1418</text:p>
          </table:table-cell>
          <table:table-cell table:style-name="Normal_5f_Pool11" office:value-type="string" calcext:value-type="string">
            <text:p>TGCTGTTGACAGTGAGCGCCAGGAACTGGATATTCTGAAATAGTGAAGCCACAGATGTATTTCAGAATATCCAGTTC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EGFR.1309</text:p>
          </table:table-cell>
          <table:table-cell table:style-name="Normal_5f_Pool11" office:value-type="string" calcext:value-type="string">
            <text:p>TGCTGTTGACAGTGAGCGATACGAATATTAAACACTTCAATAGTGAAGCCACAGATGTATTGAAGTGTTTAATATTCGT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EGFR.754</text:p>
          </table:table-cell>
          <table:table-cell table:style-name="Normal_5f_Pool11" office:value-type="string" calcext:value-type="string">
            <text:p>TGCTGTTGACAGTGAGCGCCAGCAGTGACTTTCTCAGCAATAGTGAAGCCACAGATGTATTGCTGAGAAAGTCACTG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EGFR.1219</text:p>
          </table:table-cell>
          <table:table-cell table:style-name="Normal_5f_Pool11" office:value-type="string" calcext:value-type="string">
            <text:p>TGCTGTTGACAGTGAGCGCCCGCAAGTGTAAGAAGTGCGATAGTGAAGCCACAGATGTATCGCACTTCTTACACTTGCG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EGFR.397</text:p>
          </table:table-cell>
          <table:table-cell table:style-name="Normal_5f_Pool11" office:value-type="string" calcext:value-type="string">
            <text:p>TGCTGTTGACAGTGAGCGCCAGCCTCCAGAGGATGTTCAATAGTGAAGCCACAGATGTATTGAACATCCTCTGGAGG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ERCC1.383</text:p>
          </table:table-cell>
          <table:table-cell table:style-name="Normal_5f_Pool11" office:value-type="string" calcext:value-type="string">
            <text:p>TGCTGTTGACAGTGAGCGCTGGCGACGTAATTCCCGACTATAGTGAAGCCACAGATGTATAGTCGGGAATTACGTCGCC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ERCC1.64</text:p>
          </table:table-cell>
          <table:table-cell table:style-name="Normal_5f_Pool11" office:value-type="string" calcext:value-type="string">
            <text:p>TGCTGTTGACAGTGAGCGACAGCAAGGAAGAAATTTGTGATAGTGAAGCCACAGATGTATCACAAATTTCTTCCTTG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ERCC1.561</text:p>
          </table:table-cell>
          <table:table-cell table:style-name="Normal_5f_Pool11" office:value-type="string" calcext:value-type="string">
            <text:p>TGCTGTTGACAGTGAGCGAAAGGAGCTGGCTAAGATGTGTTAGTGAAGCCACAGATGTAACACATCTTAGCCAGCTCC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ERCC1.192</text:p>
          </table:table-cell>
          <table:table-cell table:style-name="Normal_5f_Pool11" office:value-type="string" calcext:value-type="string">
            <text:p>TGCTGTTGACAGTGAGCGATACGCCGAATATGCCATCTCATAGTGAAGCCACAGATGTATGAGATGGCATATTCGGCGT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ERCC1.384</text:p>
          </table:table-cell>
          <table:table-cell table:style-name="Normal_5f_Pool11" office:value-type="string" calcext:value-type="string">
            <text:p>TGCTGTTGACAGTGAGCGCGGCGACGTAATTCCCGACTATTAGTGAAGCCACAGATGTAATAGTCGGGAATTACGTCGCC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ERCC1.123</text:p>
          </table:table-cell>
          <table:table-cell table:style-name="Normal_5f_Pool11" office:value-type="string" calcext:value-type="string">
            <text:p>TGCTGTTGACAGTGAGCGAAAGCCCTTATTCCGATCTACATAGTGAAGCCACAGATGTATGTAGATCGGAATAAGGGC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ERCC8.618</text:p>
          </table:table-cell>
          <table:table-cell table:style-name="Normal_5f_Pool11" office:value-type="string" calcext:value-type="string">
            <text:p>TGCTGTTGACAGTGAGCGCCAGGGTCACAGACAAGAAATATAGTGAAGCCACAGATGTATATTTCTTGTCTGTGACC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ERCC8.1424</text:p>
          </table:table-cell>
          <table:table-cell table:style-name="Normal_5f_Pool11" office:value-type="string" calcext:value-type="string">
            <text:p>TGCTGTTGACAGTGAGCGCAACAGACTTCTGTATAGTTTATAGTGAAGCCACAGATGTATAAACTATACAGAAGTCTG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ERCC8.772</text:p>
          </table:table-cell>
          <table:table-cell table:style-name="Normal_5f_Pool11" office:value-type="string" calcext:value-type="string">
            <text:p>TGCTGTTGACAGTGAGCGCCACAAGCTGTTGAATCAGCAATAGTGAAGCCACAGATGTATTGCTGATTCAACAGCTTG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ERCC8.1547</text:p>
          </table:table-cell>
          <table:table-cell table:style-name="Normal_5f_Pool11" office:value-type="string" calcext:value-type="string">
            <text:p>TGCTGTTGACAGTGAGCGCCAGCAGATTTTATGAACTATATAGTGAAGCCACAGATGTATATAGTTCATAAAATCTG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ERCC8.1196</text:p>
          </table:table-cell>
          <table:table-cell table:style-name="Normal_5f_Pool11" office:value-type="string" calcext:value-type="string">
            <text:p>TGCTGTTGACAGTGAGCGATACAACAAAATCACAATTAAATAGTGAAGCCACAGATGTATTTAATTGTGATTTTGTTGT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ERCC8.685</text:p>
          </table:table-cell>
          <table:table-cell table:style-name="Normal_5f_Pool11" office:value-type="string" calcext:value-type="string">
            <text:p>TGCTGTTGACAGTGAGCGACAAGTGCTGACAGTAGAGTAATAGTGAAGCCACAGATGTATTACTCTACTGTCAGCACT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FANCE.667</text:p>
          </table:table-cell>
          <table:table-cell table:style-name="Normal_5f_Pool11" office:value-type="string" calcext:value-type="string">
            <text:p>TGCTGTTGACAGTGAGCGACAGAGACAGCTCCAAAGTCTATAGTGAAGCCACAGATGTATAGACTTTGGAGCTGTCT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FANCE.982</text:p>
          </table:table-cell>
          <table:table-cell table:style-name="Normal_5f_Pool11" office:value-type="string" calcext:value-type="string">
            <text:p>TGCTGTTGACAGTGAGCGCTCGAATCTGGATGATGCTAAATAGTGAAGCCACAGATGTATTTAGCATCATCCAGATTCG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FANCE.2259</text:p>
          </table:table-cell>
          <table:table-cell table:style-name="Normal_5f_Pool11" office:value-type="string" calcext:value-type="string">
            <text:p>TGCTGTTGACAGTGAGCGACACCCAAAGTGTTGAGATTTATAGTGAAGCCACAGATGTATAAATCTCAACACTTTGGG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FANCE.2540</text:p>
          </table:table-cell>
          <table:table-cell table:style-name="Normal_5f_Pool11" office:value-type="string" calcext:value-type="string">
            <text:p>TGCTGTTGACAGTGAGCGCAAGCAAGTTCAATAATGAAAATAGTGAAGCCACAGATGTATTTTCATTATTGAACTTG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FANCE.2461</text:p>
          </table:table-cell>
          <table:table-cell table:style-name="Normal_5f_Pool11" office:value-type="string" calcext:value-type="string">
            <text:p>TGCTGTTGACAGTGAGCGAAAGCTCTTGTGCTCATGTATATAGTGAAGCCACAGATGTATATACATGAGCACAAGAG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FANCE.886</text:p>
          </table:table-cell>
          <table:table-cell table:style-name="Normal_5f_Pool11" office:value-type="string" calcext:value-type="string">
            <text:p>TGCTGTTGACAGTGAGCGCCCCGAACATAAGTCACTGGAATAGTGAAGCCACAGATGTATTCCAGTGACTTATGTTCGG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FANCG.1276</text:p>
          </table:table-cell>
          <table:table-cell table:style-name="Normal_5f_Pool11" office:value-type="string" calcext:value-type="string">
            <text:p>TGCTGTTGACAGTGAGCGCTCCACAGAGAGCACTGTTGTATAGTGAAGCCACAGATGTATACAACAGTGCTCTCTGTGG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FANCG.216</text:p>
          </table:table-cell>
          <table:table-cell table:style-name="Normal_5f_Pool11" office:value-type="string" calcext:value-type="string">
            <text:p>TGCTGTTGACAGTGAGCGACCGCGGGAACTAACTCTTCAATAGTGAAGCCACAGATGTATTGAAGAGTTAGTTCCCGCG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FANCG.2125</text:p>
          </table:table-cell>
          <table:table-cell table:style-name="Normal_5f_Pool11" office:value-type="string" calcext:value-type="string">
            <text:p>TGCTGTTGACAGTGAGCGACCCAGGTAATCGAGACACTTATAGTGAAGCCACAGATGTATAAGTGTCTCGATTACCTGG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FANCG.2611</text:p>
          </table:table-cell>
          <table:table-cell table:style-name="Normal_5f_Pool11" office:value-type="string" calcext:value-type="string">
            <text:p>TGCTGTTGACAGTGAGCGATCGAGTAAAATTTCATATTTATAGTGAAGCCACAGATGTATAAATATGAAATTTTACTCGA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FANCG.2443</text:p>
          </table:table-cell>
          <table:table-cell table:style-name="Normal_5f_Pool11" office:value-type="string" calcext:value-type="string">
            <text:p>TGCTGTTGACAGTGAGCGCAGGAATGTGACCATTCCTATATAGTGAAGCCACAGATGTATATAGGAATGGTCACATTCC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FANCG.1448</text:p>
          </table:table-cell>
          <table:table-cell table:style-name="Normal_5f_Pool11" office:value-type="string" calcext:value-type="string">
            <text:p>TGCTGTTGACAGTGAGCGACCGCAGTTTCTCATTGAGGTATAGTGAAGCCACAGATGTATACCTCAATGAGAAACTGCG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FOXM1.1812</text:p>
          </table:table-cell>
          <table:table-cell table:style-name="Normal_5f_Pool11" office:value-type="string" calcext:value-type="string">
            <text:p>TGCTGTTGACAGTGAGCGATCGGAAATGCTTGTGATTCAATAGTGAAGCCACAGATGTATTGAATCACAAGCATTTCCG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FOXM1.711</text:p>
          </table:table-cell>
          <table:table-cell table:style-name="Normal_5f_Pool11" office:value-type="string" calcext:value-type="string">
            <text:p>TGCTGTTGACAGTGAGCGCAGGGATGTGAATCTTCCTAGATAGTGAAGCCACAGATGTATCTAGGAAGATTCACATCCC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FOXM1.3444</text:p>
          </table:table-cell>
          <table:table-cell table:style-name="Normal_5f_Pool11" office:value-type="string" calcext:value-type="string">
            <text:p>TGCTGTTGACAGTGAGCGAAACACTAACTACTCAATAAAATAGTGAAGCCACAGATGTATTTTATTGAGTAGTTAGTG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FOXM1.787</text:p>
          </table:table-cell>
          <table:table-cell table:style-name="Normal_5f_Pool11" office:value-type="string" calcext:value-type="string">
            <text:p>TGCTGTTGACAGTGAGCGACAGGCTGCACTATCAACAATATAGTGAAGCCACAGATGTATATTGTTGATAGTGCAGC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FOXM1.445</text:p>
          </table:table-cell>
          <table:table-cell table:style-name="Normal_5f_Pool11" office:value-type="string" calcext:value-type="string">
            <text:p>TGCTGTTGACAGTGAGCGACAGCTGGGATCAAGATTATTATAGTGAAGCCACAGATGTATAATAATCTTGATCCCAG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FOXM1.1274</text:p>
          </table:table-cell>
          <table:table-cell table:style-name="Normal_5f_Pool11" office:value-type="string" calcext:value-type="string">
            <text:p>TGCTGTTGACAGTGAGCGCCCGCCGGAACATGACCATCAATAGTGAAGCCACAGATGTATTGATGGTCATGTTCCGGCG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GTSE1.3056</text:p>
          </table:table-cell>
          <table:table-cell table:style-name="Normal_5f_Pool11" office:value-type="string" calcext:value-type="string">
            <text:p>TGCTGTTGACAGTGAGCGCTAGTTAGATATTCTAGATTTATAGTGAAGCCACAGATGTATAAATCTAGAATATCTAACT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GTSE1.1039</text:p>
          </table:table-cell>
          <table:table-cell table:style-name="Normal_5f_Pool11" office:value-type="string" calcext:value-type="string">
            <text:p>TGCTGTTGACAGTGAGCGACGGGATGTTCTCCCTGACAAATAGTGAAGCCACAGATGTATTTGTCAGGGAGAACATCCC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GTSE1.2799</text:p>
          </table:table-cell>
          <table:table-cell table:style-name="Normal_5f_Pool11" office:value-type="string" calcext:value-type="string">
            <text:p>TGCTGTTGACAGTGAGCGCAAGAAACATGTTTTAGTAGAATAGTGAAGCCACAGATGTATTCTACTAAAACATGTTT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GTSE1.2463</text:p>
          </table:table-cell>
          <table:table-cell table:style-name="Normal_5f_Pool11" office:value-type="string" calcext:value-type="string">
            <text:p>TGCTGTTGACAGTGAGCGCCAGCCCTAAAGTGGTTTTCAATAGTGAAGCCACAGATGTATTGAAAACCACTTTAGGG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GTSE1.1562</text:p>
          </table:table-cell>
          <table:table-cell table:style-name="Normal_5f_Pool11" office:value-type="string" calcext:value-type="string">
            <text:p>TGCTGTTGACAGTGAGCGCGACGGCGAGATTCCTGTCTAATAGTGAAGCCACAGATGTATTAGACAGGAATCTCGCCGTC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GTSE1.2424</text:p>
          </table:table-cell>
          <table:table-cell table:style-name="Normal_5f_Pool11" office:value-type="string" calcext:value-type="string">
            <text:p>TGCTGTTGACAGTGAGCGCCAAGTTCTAAGCCGAACCAAATAGTGAAGCCACAGATGTATTTGGTTCGGCTTAGAACT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HMGB1.2309</text:p>
          </table:table-cell>
          <table:table-cell table:style-name="Normal_5f_Pool11" office:value-type="string" calcext:value-type="string">
            <text:p>TGCTGTTGACAGTGAGCGCGAGGTTTTAAATACTAGTTAATAGTGAAGCCACAGATGTATTAACTAGTATTTAAAACCTC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HMGB1.2683</text:p>
          </table:table-cell>
          <table:table-cell table:style-name="Normal_5f_Pool11" office:value-type="string" calcext:value-type="string">
            <text:p>TGCTGTTGACAGTGAGCGCTAGATGGAAGTTTCTACTGTATAGTGAAGCCACAGATGTATACAGTAGAAACTTCCATCT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HMGB1.1726</text:p>
          </table:table-cell>
          <table:table-cell table:style-name="Normal_5f_Pool11" office:value-type="string" calcext:value-type="string">
            <text:p>TGCTGTTGACAGTGAGCGCAAGCGTGAGCTTAAAATACAATAGTGAAGCCACAGATGTATTGTATTTTAAGCTCACG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HMGB1.1534</text:p>
          </table:table-cell>
          <table:table-cell table:style-name="Normal_5f_Pool11" office:value-type="string" calcext:value-type="string">
            <text:p>TGCTGTTGACAGTGAGCGAAAGAGTAATCAATCTACTCAATAGTGAAGCCACAGATGTATTGAGTAGATTGATTACT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HMGB1.2936</text:p>
          </table:table-cell>
          <table:table-cell table:style-name="Normal_5f_Pool11" office:value-type="string" calcext:value-type="string">
            <text:p>TGCTGTTGACAGTGAGCGACCCTAGAAGTTGGATGTCTAATAGTGAAGCCACAGATGTATTAGACATCCAACTTCTAGG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HMGB1.3100</text:p>
          </table:table-cell>
          <table:table-cell table:style-name="Normal_5f_Pool11" office:value-type="string" calcext:value-type="string">
            <text:p>TGCTGTTGACAGTGAGCGCCAAGAAAAGACTAAATCTATATAGTGAAGCCACAGATGTATATAGATTTAGTCTTTTCT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IFI16.306</text:p>
          </table:table-cell>
          <table:table-cell table:style-name="Normal_5f_Pool11" office:value-type="string" calcext:value-type="string">
            <text:p>TGCTGTTGACAGTGAGCGCCAAGAACATTGTTCTACTAAATAGTGAAGCCACAGATGTATTTAGTAGAACAATGTTCT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IFI16.52</text:p>
          </table:table-cell>
          <table:table-cell table:style-name="Normal_5f_Pool11" office:value-type="string" calcext:value-type="string">
            <text:p>TGCTGTTGACAGTGAGCGACAGCACTAGTCAGCTAACTAATAGTGAAGCCACAGATGTATTAGTTAGCTGACTAGTG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IFI16.304</text:p>
          </table:table-cell>
          <table:table-cell table:style-name="Normal_5f_Pool11" office:value-type="string" calcext:value-type="string">
            <text:p>TGCTGTTGACAGTGAGCGCTACAAGAACATTGTTCTACTATAGTGAAGCCACAGATGTATAGTAGAACAATGTTCTTGT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IFI16.1198</text:p>
          </table:table-cell>
          <table:table-cell table:style-name="Normal_5f_Pool11" office:value-type="string" calcext:value-type="string">
            <text:p>TGCTGTTGACAGTGAGCGAAAGATTGATATTCTTCACAAATAGTGAAGCCACAGATGTATTTGTGAAGAATATCAAT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IFI16.1032</text:p>
          </table:table-cell>
          <table:table-cell table:style-name="Normal_5f_Pool11" office:value-type="string" calcext:value-type="string">
            <text:p>TGCTGTTGACAGTGAGCGACAGCTTGAAGGAGAAATTCAATAGTGAAGCCACAGATGTATTGAATTTCTCCTTCAAG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IFI16.307</text:p>
          </table:table-cell>
          <table:table-cell table:style-name="Normal_5f_Pool11" office:value-type="string" calcext:value-type="string">
            <text:p>TGCTGTTGACAGTGAGCGAAAGAACATTGTTCTACTAAAATAGTGAAGCCACAGATGTATTTTAGTAGAACAATGTTC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KIF22.1114</text:p>
          </table:table-cell>
          <table:table-cell table:style-name="Normal_5f_Pool11" office:value-type="string" calcext:value-type="string">
            <text:p>TGCTGTTGACAGTGAGCGACAGGTCCAAGGAGGTGATCAATAGTGAAGCCACAGATGTATTGATCACCTCCTTGGAC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KIF22.326</text:p>
          </table:table-cell>
          <table:table-cell table:style-name="Normal_5f_Pool11" office:value-type="string" calcext:value-type="string">
            <text:p>TGCTGTTGACAGTGAGCGACAGGACATCTATGCAGGTTCATAGTGAAGCCACAGATGTATGAACCTGCATAGATGTC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KIF22.544</text:p>
          </table:table-cell>
          <table:table-cell table:style-name="Normal_5f_Pool11" office:value-type="string" calcext:value-type="string">
            <text:p>TGCTGTTGACAGTGAGCGACATGTCTTACCTAGAGATCTATAGTGAAGCCACAGATGTATAGATCTCTAGGTAAGACA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KIF22.1474</text:p>
          </table:table-cell>
          <table:table-cell table:style-name="Normal_5f_Pool11" office:value-type="string" calcext:value-type="string">
            <text:p>TGCTGTTGACAGTGAGCGCGAGGCTTAAGACGAAGCAAAATAGTGAAGCCACAGATGTATTTTGCTTCGTCTTAAGCCTC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KIF22.1423</text:p>
          </table:table-cell>
          <table:table-cell table:style-name="Normal_5f_Pool11" office:value-type="string" calcext:value-type="string">
            <text:p>TGCTGTTGACAGTGAGCGAAGAGCGGATGGTGCTAATGAATAGTGAAGCCACAGATGTATTCATTAGCACCATCCGCTC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KIF22.1177</text:p>
          </table:table-cell>
          <table:table-cell table:style-name="Normal_5f_Pool11" office:value-type="string" calcext:value-type="string">
            <text:p>TGCTGTTGACAGTGAGCGAACCTGTTAAGCTGTCTCAGAATAGTGAAGCCACAGATGTATTCTGAGACAGCTTAACAGG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LIG1.1384</text:p>
          </table:table-cell>
          <table:table-cell table:style-name="Normal_5f_Pool11" office:value-type="string" calcext:value-type="string">
            <text:p>TGCTGTTGACAGTGAGCGACAAGAAGATAGACATCATCAATAGTGAAGCCACAGATGTATTGATGATGTCTATCTTCT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LIG1.1385</text:p>
          </table:table-cell>
          <table:table-cell table:style-name="Normal_5f_Pool11" office:value-type="string" calcext:value-type="string">
            <text:p>TGCTGTTGACAGTGAGCGAAAGAAGATAGACATCATCAAATAGTGAAGCCACAGATGTATTTGATGATGTCTATCTTC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LIG1.1882</text:p>
          </table:table-cell>
          <table:table-cell table:style-name="Normal_5f_Pool11" office:value-type="string" calcext:value-type="string">
            <text:p>TGCTGTTGACAGTGAGCGCCAGCAGGAATCAGGAAGACAATAGTGAAGCCACAGATGTATTGTCTTCCTGATTCCTG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LIG1.3048</text:p>
          </table:table-cell>
          <table:table-cell table:style-name="Normal_5f_Pool11" office:value-type="string" calcext:value-type="string">
            <text:p>TGCTGTTGACAGTGAGCGCCCCGTCATTTCTTTCAATAAATAGTGAAGCCACAGATGTATTTATTGAAAGAAATGACGG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LIG1.1000</text:p>
          </table:table-cell>
          <table:table-cell table:style-name="Normal_5f_Pool11" office:value-type="string" calcext:value-type="string">
            <text:p>TGCTGTTGACAGTGAGCGACCGGACGTTTGAGAAGATCGATAGTGAAGCCACAGATGTATCGATCTTCTCAAACGTCCG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LIG1.2812</text:p>
          </table:table-cell>
          <table:table-cell table:style-name="Normal_5f_Pool11" office:value-type="string" calcext:value-type="string">
            <text:p>TGCTGTTGACAGTGAGCGCCCGGAAGCAAAGTCAGATTCATAGTGAAGCCACAGATGTATGAATCTGACTTTGCTTCCG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CM7.1879</text:p>
          </table:table-cell>
          <table:table-cell table:style-name="Normal_5f_Pool11" office:value-type="string" calcext:value-type="string">
            <text:p>TGCTGTTGACAGTGAGCGCCAGGCTAATGGAGATGTCAAATAGTGAAGCCACAGATGTATTTGACATCTCCATTAGC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CM7.880</text:p>
          </table:table-cell>
          <table:table-cell table:style-name="Normal_5f_Pool11" office:value-type="string" calcext:value-type="string">
            <text:p>TGCTGTTGACAGTGAGCGCTCGGATTGTGAAGATGAACAATAGTGAAGCCACAGATGTATTGTTCATCTTCACAATCCG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CM7.8</text:p>
          </table:table-cell>
          <table:table-cell table:style-name="Normal_5f_Pool11" office:value-type="string" calcext:value-type="string">
            <text:p>TGCTGTTGACAGTGAGCGCAAGGTTAAGAAGTTCTTACAATAGTGAAGCCACAGATGTATTGTAAGAACTTCTTAAC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CM7.52</text:p>
          </table:table-cell>
          <table:table-cell table:style-name="Normal_5f_Pool11" office:value-type="string" calcext:value-type="string">
            <text:p>TGCTGTTGACAGTGAGCGCCGGGAAGAAGCAGTTCAAGTATAGTGAAGCCACAGATGTATACTTGAACTGCTTCTTCCC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CM7.674</text:p>
          </table:table-cell>
          <table:table-cell table:style-name="Normal_5f_Pool11" office:value-type="string" calcext:value-type="string">
            <text:p>TGCTGTTGACAGTGAGCGACAGGAGATGAAGATGCAAGAATAGTGAAGCCACAGATGTATTCTTGCATCTTCATCTC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CM7.16</text:p>
          </table:table-cell>
          <table:table-cell table:style-name="Normal_5f_Pool11" office:value-type="string" calcext:value-type="string">
            <text:p>TGCTGTTGACAGTGAGCGCGAAGTTCTTACAAGAGTTCTATAGTGAAGCCACAGATGTATAGAACTCTTGTAAGAACTTC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CM9.632</text:p>
          </table:table-cell>
          <table:table-cell table:style-name="Normal_5f_Pool11" office:value-type="string" calcext:value-type="string">
            <text:p>TGCTGTTGACAGTGAGCGCCAGGAACAGGTTCAAAGGCTATAGTGAAGCCACAGATGTATAGCCTTTGAACCTGTTC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CM9.469</text:p>
          </table:table-cell>
          <table:table-cell table:style-name="Normal_5f_Pool11" office:value-type="string" calcext:value-type="string">
            <text:p>TGCTGTTGACAGTGAGCGACAAGCATGTGTTTGTGATCAATAGTGAAGCCACAGATGTATTGATCACAAACACATGCT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CM9.446</text:p>
          </table:table-cell>
          <table:table-cell table:style-name="Normal_5f_Pool11" office:value-type="string" calcext:value-type="string">
            <text:p>TGCTGTTGACAGTGAGCGACGGGATTACATGTGTAACAAATAGTGAAGCCACAGATGTATTTGTTACACATGTAATCCC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CM9.6</text:p>
          </table:table-cell>
          <table:table-cell table:style-name="Normal_5f_Pool11" office:value-type="string" calcext:value-type="string">
            <text:p>TGCTGTTGACAGTGAGCGCTACCTAGATTCAAGATGAATATAGTGAAGCCACAGATGTATATTCATCTTGAATCTAGGT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CM9.1087</text:p>
          </table:table-cell>
          <table:table-cell table:style-name="Normal_5f_Pool11" office:value-type="string" calcext:value-type="string">
            <text:p>TGCTGTTGACAGTGAGCGAAGGGAAATCTCAGTTCCTCAATAGTGAAGCCACAGATGTATTGAGGAACTGAGATTTCCC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CM9.299</text:p>
          </table:table-cell>
          <table:table-cell table:style-name="Normal_5f_Pool11" office:value-type="string" calcext:value-type="string">
            <text:p>TGCTGTTGACAGTGAGCGCCAGAATCTTCATGCCAGGATATAGTGAAGCCACAGATGTATATCCTGGCATGAAGATT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LH1.1212</text:p>
          </table:table-cell>
          <table:table-cell table:style-name="Normal_5f_Pool11" office:value-type="string" calcext:value-type="string">
            <text:p>TGCTGTTGACAGTGAGCGCCGGGAAGATTCTGATGTGGAATAGTGAAGCCACAGATGTATTCCACATCAGAATCTTCCC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LH1.355</text:p>
          </table:table-cell>
          <table:table-cell table:style-name="Normal_5f_Pool11" office:value-type="string" calcext:value-type="string">
            <text:p>TGCTGTTGACAGTGAGCGACAGGCATTAGTTTCTCAGTTATAGTGAAGCCACAGATGTATAACTGAGAAACTAATGC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LH1.356</text:p>
          </table:table-cell>
          <table:table-cell table:style-name="Normal_5f_Pool11" office:value-type="string" calcext:value-type="string">
            <text:p>TGCTGTTGACAGTGAGCGAAGGCATTAGTTTCTCAGTTAATAGTGAAGCCACAGATGTATTAACTGAGAAACTAATGCC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LH1.2111</text:p>
          </table:table-cell>
          <table:table-cell table:style-name="Normal_5f_Pool11" office:value-type="string" calcext:value-type="string">
            <text:p>TGCTGTTGACAGTGAGCGCCCGATACAAAGTGTTGTATCATAGTGAAGCCACAGATGTATGATACAACACTTTGTATCG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LH1.2132</text:p>
          </table:table-cell>
          <table:table-cell table:style-name="Normal_5f_Pool11" office:value-type="string" calcext:value-type="string">
            <text:p>TGCTGTTGACAGTGAGCGCAAGTGTGATATACAAAGTGTATAGTGAAGCCACAGATGTATACACTTTGTATATCACA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LH1.2216</text:p>
          </table:table-cell>
          <table:table-cell table:style-name="Normal_5f_Pool11" office:value-type="string" calcext:value-type="string">
            <text:p>TGCTGTTGACAGTGAGCGCCAGTGGATTGATTATAAATAATAGTGAAGCCACAGATGTATTATTTATAATCAATCCA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NDA.1167</text:p>
          </table:table-cell>
          <table:table-cell table:style-name="Normal_5f_Pool11" office:value-type="string" calcext:value-type="string">
            <text:p>TGCTGTTGACAGTGAGCGCTGGGTTGTTTATGTTACAAAATAGTGAAGCCACAGATGTATTTTGTAACATAAACAACCC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NDA.104</text:p>
          </table:table-cell>
          <table:table-cell table:style-name="Normal_5f_Pool11" office:value-type="string" calcext:value-type="string">
            <text:p>TGCTGTTGACAGTGAGCGCACGGACAGTGATTCTGTCCTATAGTGAAGCCACAGATGTATAGGACAGAATCACTGTCCG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NDA.1365</text:p>
          </table:table-cell>
          <table:table-cell table:style-name="Normal_5f_Pool11" office:value-type="string" calcext:value-type="string">
            <text:p>TGCTGTTGACAGTGAGCGCCAGCTTCATCAAGGTCATCAATAGTGAAGCCACAGATGTATTGATGACCTTGATGAAG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NDA.457</text:p>
          </table:table-cell>
          <table:table-cell table:style-name="Normal_5f_Pool11" office:value-type="string" calcext:value-type="string">
            <text:p>TGCTGTTGACAGTGAGCGAAAGTCAAAAGTTGCTAAGAAATAGTGAAGCCACAGATGTATTTCTTAGCAACTTTTGA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NDA.1433</text:p>
          </table:table-cell>
          <table:table-cell table:style-name="Normal_5f_Pool11" office:value-type="string" calcext:value-type="string">
            <text:p>TGCTGTTGACAGTGAGCGCAAGCTGAAATGCAACAAACAATAGTGAAGCCACAGATGTATTGTTTGTTGCATTTCAG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NDA.1119</text:p>
          </table:table-cell>
          <table:table-cell table:style-name="Normal_5f_Pool11" office:value-type="string" calcext:value-type="string">
            <text:p>TGCTGTTGACAGTGAGCGATCCCAAGATCAGTCAACTTTATAGTGAAGCCACAGATGTATAAAGTTGACTGATCTTGGG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SH6.2742</text:p>
          </table:table-cell>
          <table:table-cell table:style-name="Normal_5f_Pool11" office:value-type="string" calcext:value-type="string">
            <text:p>TGCTGTTGACAGTGAGCGCAGGATTCAAAGTAATGTGTAATAGTGAAGCCACAGATGTATTACACATTACTTTGAATCC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SH6.2569</text:p>
          </table:table-cell>
          <table:table-cell table:style-name="Normal_5f_Pool11" office:value-type="string" calcext:value-type="string">
            <text:p>TGCTGTTGACAGTGAGCGATCCGAAGTTGTAGAGCTTCTATAGTGAAGCCACAGATGTATAGAAGCTCTACAACTTCGG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SH6.805</text:p>
          </table:table-cell>
          <table:table-cell table:style-name="Normal_5f_Pool11" office:value-type="string" calcext:value-type="string">
            <text:p>TGCTGTTGACAGTGAGCGCAAGAGTGAAGAAGATAATGAATAGTGAAGCCACAGATGTATTCATTATCTTCTTCACTCT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SH6.2570</text:p>
          </table:table-cell>
          <table:table-cell table:style-name="Normal_5f_Pool11" office:value-type="string" calcext:value-type="string">
            <text:p>TGCTGTTGACAGTGAGCGCCCGAAGTTGTAGAGCTTCTAATAGTGAAGCCACAGATGTATTAGAAGCTCTACAACTTCG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SH6.3908</text:p>
          </table:table-cell>
          <table:table-cell table:style-name="Normal_5f_Pool11" office:value-type="string" calcext:value-type="string">
            <text:p>TGCTGTTGACAGTGAGCGCTAGTAGAAGATTATTCTCAAATAGTGAAGCCACAGATGTATTTGAGAATAATCTTCTACT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MSH6.3222</text:p>
          </table:table-cell>
          <table:table-cell table:style-name="Normal_5f_Pool11" office:value-type="string" calcext:value-type="string">
            <text:p>TGCTGTTGACAGTGAGCGCACGGAGGGATGTATCATTGAATAGTGAAGCCACAGATGTATTCAATGATACATCCCTCCG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NEIL3.1471</text:p>
          </table:table-cell>
          <table:table-cell table:style-name="Normal_5f_Pool11" office:value-type="string" calcext:value-type="string">
            <text:p>TGCTGTTGACAGTGAGCGATACAATCAGTTCAGAATCTAATAGTGAAGCCACAGATGTATTAGATTCTGAACTGATTGT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NEIL3.641</text:p>
          </table:table-cell>
          <table:table-cell table:style-name="Normal_5f_Pool11" office:value-type="string" calcext:value-type="string">
            <text:p>TGCTGTTGACAGTGAGCGACGGATGCTAGGTGATGTGCTATAGTGAAGCCACAGATGTATAGCACATCACCTAGCATCC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NEIL3.734</text:p>
          </table:table-cell>
          <table:table-cell table:style-name="Normal_5f_Pool11" office:value-type="string" calcext:value-type="string">
            <text:p>TGCTGTTGACAGTGAGCGACCAGCTGTTAAAGTTTGTCAATAGTGAAGCCACAGATGTATTGACAAACTTTAACAGCTG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NEIL3.993</text:p>
          </table:table-cell>
          <table:table-cell table:style-name="Normal_5f_Pool11" office:value-type="string" calcext:value-type="string">
            <text:p>TGCTGTTGACAGTGAGCGATACCGACTAGAAATACTATAATAGTGAAGCCACAGATGTATTATAGTATTTCTAGTCGGT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NEIL3.519</text:p>
          </table:table-cell>
          <table:table-cell table:style-name="Normal_5f_Pool11" office:value-type="string" calcext:value-type="string">
            <text:p>TGCTGTTGACAGTGAGCGCCAGTAGAACTCAGAAACTCAATAGTGAAGCCACAGATGTATTGAGTTTCTGAGTTCTA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NEIL3.608</text:p>
          </table:table-cell>
          <table:table-cell table:style-name="Normal_5f_Pool11" office:value-type="string" calcext:value-type="string">
            <text:p>TGCTGTTGACAGTGAGCGAAGAGCAGAAAGTGAAGTTAAATAGTGAAGCCACAGATGTATTTAACTTCACTTTCTGCTC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NIPBL.5041</text:p>
          </table:table-cell>
          <table:table-cell table:style-name="Normal_5f_Pool11" office:value-type="string" calcext:value-type="string">
            <text:p>TGCTGTTGACAGTGAGCGACAGAAGAAGATTCAAATAAAATAGTGAAGCCACAGATGTATTTTATTTGAATCTTCTT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NIPBL.3193</text:p>
          </table:table-cell>
          <table:table-cell table:style-name="Normal_5f_Pool11" office:value-type="string" calcext:value-type="string">
            <text:p>TGCTGTTGACAGTGAGCGAAAGGAGATTCTAATAAATCAATAGTGAAGCCACAGATGTATTGATTTATTAGAATCTCC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NIPBL.3275</text:p>
          </table:table-cell>
          <table:table-cell table:style-name="Normal_5f_Pool11" office:value-type="string" calcext:value-type="string">
            <text:p>TGCTGTTGACAGTGAGCGCCAAGAGTAAAGTAGACACTAATAGTGAAGCCACAGATGTATTAGTGTCTACTTTACTCT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NIPBL.1981</text:p>
          </table:table-cell>
          <table:table-cell table:style-name="Normal_5f_Pool11" office:value-type="string" calcext:value-type="string">
            <text:p>TGCTGTTGACAGTGAGCGCAAGAAGTTCAAGATAAAGATATAGTGAAGCCACAGATGTATATCTTTATCTTGAACTT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NIPBL.8041</text:p>
          </table:table-cell>
          <table:table-cell table:style-name="Normal_5f_Pool11" office:value-type="string" calcext:value-type="string">
            <text:p>TGCTGTTGACAGTGAGCGCCAGATTCAGAAGACGATATAATAGTGAAGCCACAGATGTATTATATCGTCTTCTGAAT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NIPBL.3501</text:p>
          </table:table-cell>
          <table:table-cell table:style-name="Normal_5f_Pool11" office:value-type="string" calcext:value-type="string">
            <text:p>TGCTGTTGACAGTGAGCGCAAGCCTGTAGTTGTGCTACAATAGTGAAGCCACAGATGTATTGTAGCACAACTACAGGCT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NPM1.323</text:p>
          </table:table-cell>
          <table:table-cell table:style-name="Normal_5f_Pool11" office:value-type="string" calcext:value-type="string">
            <text:p>TGCTGTTGACAGTGAGCGACCGACAAAGATTATCACTTTATAGTGAAGCCACAGATGTATAAAGTGATAATCTTTGTCG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NPM1.888</text:p>
          </table:table-cell>
          <table:table-cell table:style-name="Normal_5f_Pool11" office:value-type="string" calcext:value-type="string">
            <text:p>TGCTGTTGACAGTGAGCGATAGTTCTGTAGAAGACATTAATAGTGAAGCCACAGATGTATTAATGTCTTCTACAGAACT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NPM1.343</text:p>
          </table:table-cell>
          <table:table-cell table:style-name="Normal_5f_Pool11" office:value-type="string" calcext:value-type="string">
            <text:p>TGCTGTTGACAGTGAGCGCAAGGTGGATAATGATGAAAATTAGTGAAGCCACAGATGTAATTTTCATCATTATCCACCT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NPM1.409</text:p>
          </table:table-cell>
          <table:table-cell table:style-name="Normal_5f_Pool11" office:value-type="string" calcext:value-type="string">
            <text:p>TGCTGTTGACAGTGAGCGCAAGGATGAGTTGCACATTGTTTAGTGAAGCCACAGATGTAAACAATGTGCAACTCATC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NPM1.452</text:p>
          </table:table-cell>
          <table:table-cell table:style-name="Normal_5f_Pool11" office:value-type="string" calcext:value-type="string">
            <text:p>TGCTGTTGACAGTGAGCGAAAGGCAGTCCAATTAAAGTAATAGTGAAGCCACAGATGTATTACTTTAATTGGACTGC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NPM1.104</text:p>
          </table:table-cell>
          <table:table-cell table:style-name="Normal_5f_Pool11" office:value-type="string" calcext:value-type="string">
            <text:p>TGCTGTTGACAGTGAGCGATCGCGAGATCTTCAGGGTCTATAGTGAAGCCACAGATGTATAGACCCTGAAGATCTCGCG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NUPR1.762</text:p>
          </table:table-cell>
          <table:table-cell table:style-name="Normal_5f_Pool11" office:value-type="string" calcext:value-type="string">
            <text:p>TGCTGTTGACAGTGAGCGACCAGAAAAGAAAGCTACAGAATAGTGAAGCCACAGATGTATTCTGTAGCTTTCTTTTCTG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NUPR1.208</text:p>
          </table:table-cell>
          <table:table-cell table:style-name="Normal_5f_Pool11" office:value-type="string" calcext:value-type="string">
            <text:p>TGCTGTTGACAGTGAGCGAAGGAAAGCAGAGACAGACAAATAGTGAAGCCACAGATGTATTTGTCTGTCTCTGCTTTCC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NUPR1.460</text:p>
          </table:table-cell>
          <table:table-cell table:style-name="Normal_5f_Pool11" office:value-type="string" calcext:value-type="string">
            <text:p>TGCTGTTGACAGTGAGCGCCGAGAGGAAACTGGTGACCAATAGTGAAGCCACAGATGTATTGGTCACCAGTTTCCTCTC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NUPR1.220</text:p>
          </table:table-cell>
          <table:table-cell table:style-name="Normal_5f_Pool11" office:value-type="string" calcext:value-type="string">
            <text:p>TGCTGTTGACAGTGAGCGAACAGACAAAGCGTTAGGAGAATAGTGAAGCCACAGATGTATTCTCCTAACGCTTTGTCTG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NUPR1.551</text:p>
          </table:table-cell>
          <table:table-cell table:style-name="Normal_5f_Pool11" office:value-type="string" calcext:value-type="string">
            <text:p>TGCTGTTGACAGTGAGCGCTGGACACTACACCCAGCAATATAGTGAAGCCACAGATGTATATTGCTGGGTGTAGTGTCC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NUPR1.227</text:p>
          </table:table-cell>
          <table:table-cell table:style-name="Normal_5f_Pool11" office:value-type="string" calcext:value-type="string">
            <text:p>TGCTGTTGACAGTGAGCGCAAGCGTTAGGAGAAGAAGAGATAGTGAAGCCACAGATGTATCTCTTCTTCTCCTAACG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ARP4.1887</text:p>
          </table:table-cell>
          <table:table-cell table:style-name="Normal_5f_Pool11" office:value-type="string" calcext:value-type="string">
            <text:p>TGCTGTTGACAGTGAGCGCAAGGTTGAAGATTACCAGTTATAGTGAAGCCACAGATGTATAACTGGTAATCTTCAAC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ARP4.4709</text:p>
          </table:table-cell>
          <table:table-cell table:style-name="Normal_5f_Pool11" office:value-type="string" calcext:value-type="string">
            <text:p>TGCTGTTGACAGTGAGCGCCAGCTGCTTTTTACAAATAAATAGTGAAGCCACAGATGTATTTATTTGTAAAAAGCAG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ARP4.2277</text:p>
          </table:table-cell>
          <table:table-cell table:style-name="Normal_5f_Pool11" office:value-type="string" calcext:value-type="string">
            <text:p>TGCTGTTGACAGTGAGCGCAAGGCTAAGGTTCTTATAAAATAGTGAAGCCACAGATGTATTTTATAAGAACCTTAGCCT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ARP4.1061</text:p>
          </table:table-cell>
          <table:table-cell table:style-name="Normal_5f_Pool11" office:value-type="string" calcext:value-type="string">
            <text:p>TGCTGTTGACAGTGAGCGCAAAGATGATGACAGAGTTTTATAGTGAAGCCACAGATGTATAAAACTCTGTCATCATCT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ARP4.704</text:p>
          </table:table-cell>
          <table:table-cell table:style-name="Normal_5f_Pool11" office:value-type="string" calcext:value-type="string">
            <text:p>TGCTGTTGACAGTGAGCGAAAGACAGTTTGCTATAAAGAATAGTGAAGCCACAGATGTATTCTTTATAGCAAACTGT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ARP4.3169</text:p>
          </table:table-cell>
          <table:table-cell table:style-name="Normal_5f_Pool11" office:value-type="string" calcext:value-type="string">
            <text:p>TGCTGTTGACAGTGAGCGACCGGAGTATTTGAATATTTTATAGTGAAGCCACAGATGTATAAAATATTCAAATACTCCG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AXIP1.3385</text:p>
          </table:table-cell>
          <table:table-cell table:style-name="Normal_5f_Pool11" office:value-type="string" calcext:value-type="string">
            <text:p>TGCTGTTGACAGTGAGCGACAGGAAGACAGATATAATAAATAGTGAAGCCACAGATGTATTTATTATATCTGTCTTC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AXIP1.1443</text:p>
          </table:table-cell>
          <table:table-cell table:style-name="Normal_5f_Pool11" office:value-type="string" calcext:value-type="string">
            <text:p>TGCTGTTGACAGTGAGCGCCAGCTACAGTTTCCACAGCAATAGTGAAGCCACAGATGTATTGCTGTGGAAACTGTAG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AXIP1.2509</text:p>
          </table:table-cell>
          <table:table-cell table:style-name="Normal_5f_Pool11" office:value-type="string" calcext:value-type="string">
            <text:p>TGCTGTTGACAGTGAGCGACAGAGTTGTTGATGAGTATAATAGTGAAGCCACAGATGTATTATACTCATCAACAACT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AXIP1.1422</text:p>
          </table:table-cell>
          <table:table-cell table:style-name="Normal_5f_Pool11" office:value-type="string" calcext:value-type="string">
            <text:p>TGCTGTTGACAGTGAGCGCCCGCATCAGTTTTCACAGCAATAGTGAAGCCACAGATGTATTGCTGTGAAAACTGATGCG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AXIP1.152</text:p>
          </table:table-cell>
          <table:table-cell table:style-name="Normal_5f_Pool11" office:value-type="string" calcext:value-type="string">
            <text:p>TGCTGTTGACAGTGAGCGCAGCGAAGGAAGTTTCCTACAATAGTGAAGCCACAGATGTATTGTAGGAAACTTCCTTCGC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AXIP1.2078</text:p>
          </table:table-cell>
          <table:table-cell table:style-name="Normal_5f_Pool11" office:value-type="string" calcext:value-type="string">
            <text:p>TGCTGTTGACAGTGAGCGCCACAGTCTTAAAGAAGAAGAATAGTGAAGCCACAGATGTATTCTTCTTCTTTAAGACTG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LK1.837</text:p>
          </table:table-cell>
          <table:table-cell table:style-name="Normal_5f_Pool11" office:value-type="string" calcext:value-type="string">
            <text:p>TGCTGTTGACAGTGAGCGCCCGGATCAAGAAGAATGAATATAGTGAAGCCACAGATGTATATTCATTCTTCTTGATCCG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LK1.2084</text:p>
          </table:table-cell>
          <table:table-cell table:style-name="Normal_5f_Pool11" office:value-type="string" calcext:value-type="string">
            <text:p>TGCTGTTGACAGTGAGCGACACCATATGAATTGTACAGAATAGTGAAGCCACAGATGTATTCTGTACAATTCATATGG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LK1.900</text:p>
          </table:table-cell>
          <table:table-cell table:style-name="Normal_5f_Pool11" office:value-type="string" calcext:value-type="string">
            <text:p>TGCTGTTGACAGTGAGCGCCCAGAAGATGCTTCAGACAGATAGTGAAGCCACAGATGTATCTGTCTGAAGCATCTTCTG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LK1.1189</text:p>
          </table:table-cell>
          <table:table-cell table:style-name="Normal_5f_Pool11" office:value-type="string" calcext:value-type="string">
            <text:p>TGCTGTTGACAGTGAGCGACAGCAGCTGCACAGTGTCAATTAGTGAAGCCACAGATGTAATTGACACTGTGCAGCTG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LK1.291</text:p>
          </table:table-cell>
          <table:table-cell table:style-name="Normal_5f_Pool11" office:value-type="string" calcext:value-type="string">
            <text:p>TGCTGTTGACAGTGAGCGCCGCGGGCAAGATTGTGCCTAATAGTGAAGCCACAGATGTATTAGGCACAATCTTGCCCGC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LK1.2152</text:p>
          </table:table-cell>
          <table:table-cell table:style-name="Normal_5f_Pool11" office:value-type="string" calcext:value-type="string">
            <text:p>TGCTGTTGACAGTGAGCGCTAAACAGATGTGAATATTCAATAGTGAAGCCACAGATGTATTGAATATTCACATCTGTTT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D1.2232</text:p>
          </table:table-cell>
          <table:table-cell table:style-name="Normal_5f_Pool11" office:value-type="string" calcext:value-type="string">
            <text:p>TGCTGTTGACAGTGAGCGATCAGATGATCGAGAAAACCAATAGTGAAGCCACAGATGTATTGGTTTTCTCGATCATCTGA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D1.348</text:p>
          </table:table-cell>
          <table:table-cell table:style-name="Normal_5f_Pool11" office:value-type="string" calcext:value-type="string">
            <text:p>TGCTGTTGACAGTGAGCGCACAGTTGGAGATTGACCATTATAGTGAAGCCACAGATGTATAATGGTCAATCTCCAACTG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D1.2226</text:p>
          </table:table-cell>
          <table:table-cell table:style-name="Normal_5f_Pool11" office:value-type="string" calcext:value-type="string">
            <text:p>TGCTGTTGACAGTGAGCGCCGGACGTCAGATGATCGAGAATAGTGAAGCCACAGATGTATTCTCGATCATCTGACGTCC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D1.639</text:p>
          </table:table-cell>
          <table:table-cell table:style-name="Normal_5f_Pool11" office:value-type="string" calcext:value-type="string">
            <text:p>TGCTGTTGACAGTGAGCGACCGAGAGAGCATGTTTGGGTATAGTGAAGCCACAGATGTATACCCAAACATGCTCTCTCG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D1.349</text:p>
          </table:table-cell>
          <table:table-cell table:style-name="Normal_5f_Pool11" office:value-type="string" calcext:value-type="string">
            <text:p>TGCTGTTGACAGTGAGCGCCAGTTGGAGATTGACCATTATTAGTGAAGCCACAGATGTAATAATGGTCAATCTCCAA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D1.1236</text:p>
          </table:table-cell>
          <table:table-cell table:style-name="Normal_5f_Pool11" office:value-type="string" calcext:value-type="string">
            <text:p>TGCTGTTGACAGTGAGCGCCACCGGTTACAACATCCAGAATAGTGAAGCCACAGATGTATTCTGGATGTTGTAACCGG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I.5098</text:p>
          </table:table-cell>
          <table:table-cell table:style-name="Normal_5f_Pool11" office:value-type="string" calcext:value-type="string">
            <text:p>TGCTGTTGACAGTGAGCGCCAGCTCGAGTTTGTTGTTGTTTAGTGAAGCCACAGATGTAAACAACAACAAACTCGAG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I.1675</text:p>
          </table:table-cell>
          <table:table-cell table:style-name="Normal_5f_Pool11" office:value-type="string" calcext:value-type="string">
            <text:p>TGCTGTTGACAGTGAGCGCCCAGTAGATATTCAAGAAGAATAGTGAAGCCACAGATGTATTCTTCTTGAATATCTACTG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I.408</text:p>
          </table:table-cell>
          <table:table-cell table:style-name="Normal_5f_Pool11" office:value-type="string" calcext:value-type="string">
            <text:p>TGCTGTTGACAGTGAGCGATCCACAGTTGGTATTAGTTAATAGTGAAGCCACAGATGTATTAACTAATACCAACTGTGGA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I.5001</text:p>
          </table:table-cell>
          <table:table-cell table:style-name="Normal_5f_Pool11" office:value-type="string" calcext:value-type="string">
            <text:p>TGCTGTTGACAGTGAGCGCCAGGCAGATGCTGTTAGCTATTAGTGAAGCCACAGATGTAATAGCTAACAGCATCTGC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I.4414</text:p>
          </table:table-cell>
          <table:table-cell table:style-name="Normal_5f_Pool11" office:value-type="string" calcext:value-type="string">
            <text:p>TGCTGTTGACAGTGAGCGATAGGACTGTATACAAATGATATAGTGAAGCCACAGATGTATATCATTTGTATACAGTCCT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I.5287</text:p>
          </table:table-cell>
          <table:table-cell table:style-name="Normal_5f_Pool11" office:value-type="string" calcext:value-type="string">
            <text:p>TGCTGTTGACAGTGAGCGAAAGATCTAGTGTTTTGTACTATAGTGAAGCCACAGATGTATAGTACAAAACACTAGATC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R2D.1498</text:p>
          </table:table-cell>
          <table:table-cell table:style-name="Normal_5f_Pool11" office:value-type="string" calcext:value-type="string">
            <text:p>TGCTGTTGACAGTGAGCGACACCTCCAAGATAACAAAGAATAGTGAAGCCACAGATGTATTCTTTGTTATCTTGGAGG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R2D.1708</text:p>
          </table:table-cell>
          <table:table-cell table:style-name="Normal_5f_Pool11" office:value-type="string" calcext:value-type="string">
            <text:p>TGCTGTTGACAGTGAGCGACAGGCTGGATGTGAAGCTACATAGTGAAGCCACAGATGTATGTAGCTTCACATCCAGC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R2D.888</text:p>
          </table:table-cell>
          <table:table-cell table:style-name="Normal_5f_Pool11" office:value-type="string" calcext:value-type="string">
            <text:p>TGCTGTTGACAGTGAGCGCCCAGTTTTACCTAGATACTAATAGTGAAGCCACAGATGTATTAGTATCTAGGTAAAACTG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R2D.859</text:p>
          </table:table-cell>
          <table:table-cell table:style-name="Normal_5f_Pool11" office:value-type="string" calcext:value-type="string">
            <text:p>TGCTGTTGACAGTGAGCGACAGAAGATAGTAGACTTTATATAGTGAAGCCACAGATGTATATAAAGTCTACTATCTT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R2D.889</text:p>
          </table:table-cell>
          <table:table-cell table:style-name="Normal_5f_Pool11" office:value-type="string" calcext:value-type="string">
            <text:p>TGCTGTTGACAGTGAGCGACAGTTTTACCTAGATACTAAATAGTGAAGCCACAGATGTATTTAGTATCTAGGTAAAA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OLR2D.899</text:p>
          </table:table-cell>
          <table:table-cell table:style-name="Normal_5f_Pool11" office:value-type="string" calcext:value-type="string">
            <text:p>TGCTGTTGACAGTGAGCGATAGATACTAAAGGAAGAATTATAGTGAAGCCACAGATGTATAATTCTTCCTTTAGTATCT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B1.751</text:p>
          </table:table-cell>
          <table:table-cell table:style-name="Normal_5f_Pool11" office:value-type="string" calcext:value-type="string">
            <text:p>TGCTGTTGACAGTGAGCGCCCGGATCTGCATAGTGACCAATAGTGAAGCCACAGATGTATTGGTCACTATGCAGATCCG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B1.378</text:p>
          </table:table-cell>
          <table:table-cell table:style-name="Normal_5f_Pool11" office:value-type="string" calcext:value-type="string">
            <text:p>TGCTGTTGACAGTGAGCGAAAGCAAGACTAAAGATGTATATAGTGAAGCCACAGATGTATATACATCTTTAGTCTTG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B1.878</text:p>
          </table:table-cell>
          <table:table-cell table:style-name="Normal_5f_Pool11" office:value-type="string" calcext:value-type="string">
            <text:p>TGCTGTTGACAGTGAGCGCTGGATGGTTTTGTTTATTAAATAGTGAAGCCACAGATGTATTTAATAAACAAAACCATCC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B1.466</text:p>
          </table:table-cell>
          <table:table-cell table:style-name="Normal_5f_Pool11" office:value-type="string" calcext:value-type="string">
            <text:p>TGCTGTTGACAGTGAGCGAAAGGCGCTTCTTTCCATACTATAGTGAAGCCACAGATGTATAGTATGGAAAGAAGCGCC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B1.379</text:p>
          </table:table-cell>
          <table:table-cell table:style-name="Normal_5f_Pool11" office:value-type="string" calcext:value-type="string">
            <text:p>TGCTGTTGACAGTGAGCGCAGCAAGACTAAAGATGTATAATAGTGAAGCCACAGATGTATTATACATCTTTAGTCTTGC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B1.359</text:p>
          </table:table-cell>
          <table:table-cell table:style-name="Normal_5f_Pool11" office:value-type="string" calcext:value-type="string">
            <text:p>TGCTGTTGACAGTGAGCGCACGCTGACAAAGATTATTGAATAGTGAAGCCACAGATGTATTCAATAATCTTTGTCAGCG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D13.1429</text:p>
          </table:table-cell>
          <table:table-cell table:style-name="Normal_5f_Pool11" office:value-type="string" calcext:value-type="string">
            <text:p>TGCTGTTGACAGTGAGCGCCAGACTGTTCTTGCTCTAAAATAGTGAAGCCACAGATGTATTTTAGAGCAAGAACAGT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D13.649</text:p>
          </table:table-cell>
          <table:table-cell table:style-name="Normal_5f_Pool11" office:value-type="string" calcext:value-type="string">
            <text:p>TGCTGTTGACAGTGAGCGCCCAGTAAATACTATCAAACAATAGTGAAGCCACAGATGTATTGTTTGATAGTATTTACTG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D13.1645</text:p>
          </table:table-cell>
          <table:table-cell table:style-name="Normal_5f_Pool11" office:value-type="string" calcext:value-type="string">
            <text:p>TGCTGTTGACAGTGAGCGACGGTTTGAGAATGTTCCTATATAGTGAAGCCACAGATGTATATAGGAACATTCTCAAACC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D13.1428</text:p>
          </table:table-cell>
          <table:table-cell table:style-name="Normal_5f_Pool11" office:value-type="string" calcext:value-type="string">
            <text:p>TGCTGTTGACAGTGAGCGCACAGACTGTTCTTGCTCTAAATAGTGAAGCCACAGATGTATTTAGAGCAAGAACAGTCTG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D13.425</text:p>
          </table:table-cell>
          <table:table-cell table:style-name="Normal_5f_Pool11" office:value-type="string" calcext:value-type="string">
            <text:p>TGCTGTTGACAGTGAGCGCTAGACAGATGACTGATCCTAATAGTGAAGCCACAGATGTATTAGGATCAGTCATCTGTCT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D13.621</text:p>
          </table:table-cell>
          <table:table-cell table:style-name="Normal_5f_Pool11" office:value-type="string" calcext:value-type="string">
            <text:p>TGCTGTTGACAGTGAGCGCTCGGTTCACAGTCGTTTCTATTAGTGAAGCCACAGATGTAATAGAAACGACTGTGAACCG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D9.716</text:p>
          </table:table-cell>
          <table:table-cell table:style-name="Normal_5f_Pool11" office:value-type="string" calcext:value-type="string">
            <text:p>TGCTGTTGACAGTGAGCGACAGCTTAGACTTGTTCCAACATAGTGAAGCCACAGATGTATGTTGGAACAAGTCTAAG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D9.1064</text:p>
          </table:table-cell>
          <table:table-cell table:style-name="Normal_5f_Pool11" office:value-type="string" calcext:value-type="string">
            <text:p>TGCTGTTGACAGTGAGCGACAGGTACTGGTGTGATTATTATAGTGAAGCCACAGATGTATAATAATCACACCAGTAC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D9.1536</text:p>
          </table:table-cell>
          <table:table-cell table:style-name="Normal_5f_Pool11" office:value-type="string" calcext:value-type="string">
            <text:p>TGCTGTTGACAGTGAGCGACAGTGTCGTGATCAAGGTTCATAGTGAAGCCACAGATGTATGAACCTTGATCACGACA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D9.1853</text:p>
          </table:table-cell>
          <table:table-cell table:style-name="Normal_5f_Pool11" office:value-type="string" calcext:value-type="string">
            <text:p>TGCTGTTGACAGTGAGCGAAACGAGTAGATCAGACCTCTTTAGTGAAGCCACAGATGTAAAGAGGTCTGATCTACTCG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D9.2306</text:p>
          </table:table-cell>
          <table:table-cell table:style-name="Normal_5f_Pool11" office:value-type="string" calcext:value-type="string">
            <text:p>TGCTGTTGACAGTGAGCGCAAAGTCTCAGACTATAATAAATAGTGAAGCCACAGATGTATTTATTATAGTCTGAGACTT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D9.2130</text:p>
          </table:table-cell>
          <table:table-cell table:style-name="Normal_5f_Pool11" office:value-type="string" calcext:value-type="string">
            <text:p>TGCTGTTGACAGTGAGCGCGCCACAGGTTCTCACACTCAATAGTGAAGCCACAGATGTATTGAGTGTGAGAACCTGTGGC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E1.135</text:p>
          </table:table-cell>
          <table:table-cell table:style-name="Normal_5f_Pool11" office:value-type="string" calcext:value-type="string">
            <text:p>TGCTGTTGACAGTGAGCGAAAGGTGGATGTGTTTCGTGAATAGTGAAGCCACAGATGTATTCACGAAACACATCCACC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E1.967</text:p>
          </table:table-cell>
          <table:table-cell table:style-name="Normal_5f_Pool11" office:value-type="string" calcext:value-type="string">
            <text:p>TGCTGTTGACAGTGAGCGCCAGGCACAATAAATATAGTTATAGTGAAGCCACAGATGTATAACTATATTTATTGTGC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E1.299</text:p>
          </table:table-cell>
          <table:table-cell table:style-name="Normal_5f_Pool11" office:value-type="string" calcext:value-type="string">
            <text:p>TGCTGTTGACAGTGAGCGCTCCAGTCAAGGAGAAAGAGAATAGTGAAGCCACAGATGTATTCTCTTTCTCCTTGACTGG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E1.300</text:p>
          </table:table-cell>
          <table:table-cell table:style-name="Normal_5f_Pool11" office:value-type="string" calcext:value-type="string">
            <text:p>TGCTGTTGACAGTGAGCGCCCAGTCAAGGAGAAAGAGAAATAGTGAAGCCACAGATGTATTTCTCTTTCTCCTTGACTG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E1.339</text:p>
          </table:table-cell>
          <table:table-cell table:style-name="Normal_5f_Pool11" office:value-type="string" calcext:value-type="string">
            <text:p>TGCTGTTGACAGTGAGCGACAGGAGAAGGAAGACAAGGATTAGTGAAGCCACAGATGTAATCCTTGTCTTCCTTCTC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E1.231</text:p>
          </table:table-cell>
          <table:table-cell table:style-name="Normal_5f_Pool11" office:value-type="string" calcext:value-type="string">
            <text:p>TGCTGTTGACAGTGAGCGCAAGGAGCCAGCTCTCAATGAATAGTGAAGCCACAGATGTATTCATTGAGAGCTGGCTC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F1.3105</text:p>
          </table:table-cell>
          <table:table-cell table:style-name="Normal_5f_Pool11" office:value-type="string" calcext:value-type="string">
            <text:p>TGCTGTTGACAGTGAGCGCTAGCAGCTTTATTGAGATATATAGTGAAGCCACAGATGTATATATCTCAATAAAGCTGCT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F1.1151</text:p>
          </table:table-cell>
          <table:table-cell table:style-name="Normal_5f_Pool11" office:value-type="string" calcext:value-type="string">
            <text:p>TGCTGTTGACAGTGAGCGATCGACCAGATGCAGTGCTATATAGTGAAGCCACAGATGTATATAGCACTGCATCTGGTCG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F1.3000</text:p>
          </table:table-cell>
          <table:table-cell table:style-name="Normal_5f_Pool11" office:value-type="string" calcext:value-type="string">
            <text:p>TGCTGTTGACAGTGAGCGAAAGGAGCAAGTTGGAGTGTTTTAGTGAAGCCACAGATGTAAAACACTCCAACTTGCTCC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F1.2485</text:p>
          </table:table-cell>
          <table:table-cell table:style-name="Normal_5f_Pool11" office:value-type="string" calcext:value-type="string">
            <text:p>TGCTGTTGACAGTGAGCGCCAGGCAGAGGTGCAGATTCAATAGTGAAGCCACAGATGTATTGAATCTGCACCTCTGC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F1.2981</text:p>
          </table:table-cell>
          <table:table-cell table:style-name="Normal_5f_Pool11" office:value-type="string" calcext:value-type="string">
            <text:p>TGCTGTTGACAGTGAGCGCCCAGTCATGAGTAATCATCAATAGTGAAGCCACAGATGTATTGATGATTACTCATGACTG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SMF1.2760</text:p>
          </table:table-cell>
          <table:table-cell table:style-name="Normal_5f_Pool11" office:value-type="string" calcext:value-type="string">
            <text:p>TGCTGTTGACAGTGAGCGCAAGTCCGAAAAGATAGTTATATAGTGAAGCCACAGATGTATATAACTATCTTTTCGGA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YCARD.140</text:p>
          </table:table-cell>
          <table:table-cell table:style-name="Normal_5f_Pool11" office:value-type="string" calcext:value-type="string">
            <text:p>TGCTGTTGACAGTGAGCGACCGAGGAGCTCAAGAAGTTCATAGTGAAGCCACAGATGTATGAACTTCTTGAGCTCCTCG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YCARD.141</text:p>
          </table:table-cell>
          <table:table-cell table:style-name="Normal_5f_Pool11" office:value-type="string" calcext:value-type="string">
            <text:p>TGCTGTTGACAGTGAGCGACGAGGAGCTCAAGAAGTTCAATAGTGAAGCCACAGATGTATTGAACTTCTTGAGCTCCTC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YCARD.517</text:p>
          </table:table-cell>
          <table:table-cell table:style-name="Normal_5f_Pool11" office:value-type="string" calcext:value-type="string">
            <text:p>TGCTGTTGACAGTGAGCGAAAGCTCTTCAGTTTCACACCATAGTGAAGCCACAGATGTATGGTGTGAAACTGAAGAG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YCARD.514</text:p>
          </table:table-cell>
          <table:table-cell table:style-name="Normal_5f_Pool11" office:value-type="string" calcext:value-type="string">
            <text:p>TGCTGTTGACAGTGAGCGACGGAAGCTCTTCAGTTTCACATAGTGAAGCCACAGATGTATGTGAAACTGAAGAGCTTCC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YCARD.146</text:p>
          </table:table-cell>
          <table:table-cell table:style-name="Normal_5f_Pool11" office:value-type="string" calcext:value-type="string">
            <text:p>TGCTGTTGACAGTGAGCGAAGCTCAAGAAGTTCAAGCTGATAGTGAAGCCACAGATGTATCAGCTTGAACTTCTTGAGC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PYCARD.147</text:p>
          </table:table-cell>
          <table:table-cell table:style-name="Normal_5f_Pool11" office:value-type="string" calcext:value-type="string">
            <text:p>TGCTGTTGACAGTGAGCGCGCTCAAGAAGTTCAAGCTGAATAGTGAAGCCACAGATGTATTCAGCTTGAACTTCTTGAGC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AD54L.1129</text:p>
          </table:table-cell>
          <table:table-cell table:style-name="Normal_5f_Pool11" office:value-type="string" calcext:value-type="string">
            <text:p>TGCTGTTGACAGTGAGCGCCAGCTTGGTACATTTTGTTAATAGTGAAGCCACAGATGTATTAACAAAATGTACCAAG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AD54L.1563</text:p>
          </table:table-cell>
          <table:table-cell table:style-name="Normal_5f_Pool11" office:value-type="string" calcext:value-type="string">
            <text:p>TGCTGTTGACAGTGAGCGCTCCCTCCTGGTTACAGCTCTATAGTGAAGCCACAGATGTATAGAGCTGTAACCAGGAGGG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AD54L.1957</text:p>
          </table:table-cell>
          <table:table-cell table:style-name="Normal_5f_Pool11" office:value-type="string" calcext:value-type="string">
            <text:p>TGCTGTTGACAGTGAGCGCAAAGAAGACTTGCTATATCTATAGTGAAGCCACAGATGTATAGATATAGCAAGTCTTCT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AD54L.1753</text:p>
          </table:table-cell>
          <table:table-cell table:style-name="Normal_5f_Pool11" office:value-type="string" calcext:value-type="string">
            <text:p>TGCTGTTGACAGTGAGCGCTGGCACGATGTCCATTAAGAATAGTGAAGCCACAGATGTATTCTTAATGGACATCGTGCC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AD54L.1018</text:p>
          </table:table-cell>
          <table:table-cell table:style-name="Normal_5f_Pool11" office:value-type="string" calcext:value-type="string">
            <text:p>TGCTGTTGACAGTGAGCGCCAGGCTCAAGAACTCTGAGAATAGTGAAGCCACAGATGTATTCTCAGAGTTCTTGAGC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AD54L.862</text:p>
          </table:table-cell>
          <table:table-cell table:style-name="Normal_5f_Pool11" office:value-type="string" calcext:value-type="string">
            <text:p>TGCTGTTGACAGTGAGCGATAAGGATGAAATAGACCAAAATAGTGAAGCCACAGATGTATTTTGGTCTATTTCATCCTT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AD9A.2083</text:p>
          </table:table-cell>
          <table:table-cell table:style-name="Normal_5f_Pool11" office:value-type="string" calcext:value-type="string">
            <text:p>TGCTGTTGACAGTGAGCGAACGCTGCTATTGATTCATTAATAGTGAAGCCACAGATGTATTAATGAATCAATAGCAGCG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AD9A.1591</text:p>
          </table:table-cell>
          <table:table-cell table:style-name="Normal_5f_Pool11" office:value-type="string" calcext:value-type="string">
            <text:p>TGCTGTTGACAGTGAGCGCCAGGCTCACCTTCCTAAGGAATAGTGAAGCCACAGATGTATTCCTTAGGAAGGTGAGC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AD9A.256</text:p>
          </table:table-cell>
          <table:table-cell table:style-name="Normal_5f_Pool11" office:value-type="string" calcext:value-type="string">
            <text:p>TGCTGTTGACAGTGAGCGACCCGCTCTTCTTCCAGCAATATAGTGAAGCCACAGATGTATATTGCTGGAAGAAGAGCGG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AD9A.1749</text:p>
          </table:table-cell>
          <table:table-cell table:style-name="Normal_5f_Pool11" office:value-type="string" calcext:value-type="string">
            <text:p>TGCTGTTGACAGTGAGCGCTGGCGCTGACTTGGAATTCTATAGTGAAGCCACAGATGTATAGAATTCCAAGTCAGCGCC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AD9A.1858</text:p>
          </table:table-cell>
          <table:table-cell table:style-name="Normal_5f_Pool11" office:value-type="string" calcext:value-type="string">
            <text:p>TGCTGTTGACAGTGAGCGACAGGCAGTGTCTTAGATGTGATAGTGAAGCCACAGATGTATCACATCTAAGACACTGC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AD9A.307</text:p>
          </table:table-cell>
          <table:table-cell table:style-name="Normal_5f_Pool11" office:value-type="string" calcext:value-type="string">
            <text:p>TGCTGTTGACAGTGAGCGCGCGCTGTAAGATCCTGATGAATAGTGAAGCCACAGATGTATTCATCAGGATCTTACAGCGC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ASSF1.1132</text:p>
          </table:table-cell>
          <table:table-cell table:style-name="Normal_5f_Pool11" office:value-type="string" calcext:value-type="string">
            <text:p>TGCTGTTGACAGTGAGCGAAAGAGTCTTGGTTTCTCTCTATAGTGAAGCCACAGATGTATAGAGAGAAACCAAGACT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ASSF1.365</text:p>
          </table:table-cell>
          <table:table-cell table:style-name="Normal_5f_Pool11" office:value-type="string" calcext:value-type="string">
            <text:p>TGCTGTTGACAGTGAGCGACCGCAAGTTTGCACTCTTTGATAGTGAAGCCACAGATGTATCAAAGAGTGCAAACTTGCG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ASSF1.128</text:p>
          </table:table-cell>
          <table:table-cell table:style-name="Normal_5f_Pool11" office:value-type="string" calcext:value-type="string">
            <text:p>TGCTGTTGACAGTGAGCGCCACAGGCTTCATCAAGGTTCATAGTGAAGCCACAGATGTATGAACCTTGATGAAGCCTG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ASSF1.943</text:p>
          </table:table-cell>
          <table:table-cell table:style-name="Normal_5f_Pool11" office:value-type="string" calcext:value-type="string">
            <text:p>TGCTGTTGACAGTGAGCGATGCAGACAGAAGTCTCCTCAATAGTGAAGCCACAGATGTATTGAGGAGACTTCTGTCTGCA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ASSF1.53</text:p>
          </table:table-cell>
          <table:table-cell table:style-name="Normal_5f_Pool11" office:value-type="string" calcext:value-type="string">
            <text:p>TGCTGTTGACAGTGAGCGCTGAGCAGAAGATCAAGGAGTATAGTGAAGCCACAGATGTATACTCCTTGATCTTCTGCTC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ASSF1.43</text:p>
          </table:table-cell>
          <table:table-cell table:style-name="Normal_5f_Pool11" office:value-type="string" calcext:value-type="string">
            <text:p>TGCTGTTGACAGTGAGCGAAAGCTGAGATTGAGCAGAAGATAGTGAAGCCACAGATGTATCTTCTGCTCAATCTCAGC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ECQL4.1105</text:p>
          </table:table-cell>
          <table:table-cell table:style-name="Normal_5f_Pool11" office:value-type="string" calcext:value-type="string">
            <text:p>TGCTGTTGACAGTGAGCGCACGGCTCAACATGAAGCAGAATAGTGAAGCCACAGATGTATTCTGCTTCATGTTGAGCCG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ECQL4.3772</text:p>
          </table:table-cell>
          <table:table-cell table:style-name="Normal_5f_Pool11" office:value-type="string" calcext:value-type="string">
            <text:p>TGCTGTTGACAGTGAGCGAAGGCTCCAAAATGCAGAATAATAGTGAAGCCACAGATGTATTATTCTGCATTTTGGAGCC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ECQL4.3190</text:p>
          </table:table-cell>
          <table:table-cell table:style-name="Normal_5f_Pool11" office:value-type="string" calcext:value-type="string">
            <text:p>TGCTGTTGACAGTGAGCGCCCAGATATGTGACTTCCTCTATAGTGAAGCCACAGATGTATAGAGGAAGTCACATATCTG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ECQL4.1111</text:p>
          </table:table-cell>
          <table:table-cell table:style-name="Normal_5f_Pool11" office:value-type="string" calcext:value-type="string">
            <text:p>TGCTGTTGACAGTGAGCGCCAACATGAAGCAGAAACACTATAGTGAAGCCACAGATGTATAGTGTTTCTGCTTCATGT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ECQL4.1337</text:p>
          </table:table-cell>
          <table:table-cell table:style-name="Normal_5f_Pool11" office:value-type="string" calcext:value-type="string">
            <text:p>TGCTGTTGACAGTGAGCGACCACTGGTTCCTTCACCACAATAGTGAAGCCACAGATGTATTGTGGTGAAGGAACCAGTG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ECQL4.2800</text:p>
          </table:table-cell>
          <table:table-cell table:style-name="Normal_5f_Pool11" office:value-type="string" calcext:value-type="string">
            <text:p>TGCTGTTGACAGTGAGCGACATCGAGACTTTGCTGTGCTATAGTGAAGCCACAGATGTATAGCACAGCAAAGTCTCGA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EV3L.9808</text:p>
          </table:table-cell>
          <table:table-cell table:style-name="Normal_5f_Pool11" office:value-type="string" calcext:value-type="string">
            <text:p>TGCTGTTGACAGTGAGCGAAAGGATGTTCACTGTCTGTTATAGTGAAGCCACAGATGTATAACAGACAGTGAACATCC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EV3L.9559</text:p>
          </table:table-cell>
          <table:table-cell table:style-name="Normal_5f_Pool11" office:value-type="string" calcext:value-type="string">
            <text:p>TGCTGTTGACAGTGAGCGCCAGGAGCAACTTGTAAAGATATAGTGAAGCCACAGATGTATATCTTTACAAGTTGCTC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EV3L.10172</text:p>
          </table:table-cell>
          <table:table-cell table:style-name="Normal_5f_Pool11" office:value-type="string" calcext:value-type="string">
            <text:p>TGCTGTTGACAGTGAGCGCAACGAGCAAAATAATGTGCAATAGTGAAGCCACAGATGTATTGCACATTATTTTGCTCG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EV3L.2005</text:p>
          </table:table-cell>
          <table:table-cell table:style-name="Normal_5f_Pool11" office:value-type="string" calcext:value-type="string">
            <text:p>TGCTGTTGACAGTGAGCGCCACAAAGATGCTGCTACATTATAGTGAAGCCACAGATGTATAATGTAGCAGCATCTTTG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EV3L.8673</text:p>
          </table:table-cell>
          <table:table-cell table:style-name="Normal_5f_Pool11" office:value-type="string" calcext:value-type="string">
            <text:p>TGCTGTTGACAGTGAGCGCCAGTATGTTTGTGCTACTGAATAGTGAAGCCACAGATGTATTCAGTAGCACAAACATA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EV3L.1309</text:p>
          </table:table-cell>
          <table:table-cell table:style-name="Normal_5f_Pool11" office:value-type="string" calcext:value-type="string">
            <text:p>TGCTGTTGACAGTGAGCGACAGGAGTTCTCTGCTGAGTTATAGTGAAGCCACAGATGTATAACTCAGCAGAGAACTC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PS27L.362</text:p>
          </table:table-cell>
          <table:table-cell table:style-name="Normal_5f_Pool11" office:value-type="string" calcext:value-type="string">
            <text:p>TGCTGTTGACAGTGAGCGAAAGGGTGTTCATTTAGAAGAATAGTGAAGCCACAGATGTATTCTTCTAAATGAACACC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PS27L.289</text:p>
          </table:table-cell>
          <table:table-cell table:style-name="Normal_5f_Pool11" office:value-type="string" calcext:value-type="string">
            <text:p>TGCTGTTGACAGTGAGCGCCAGACAGTGGTTCTTTGTGTATAGTGAAGCCACAGATGTATACACAAAGAACCACTGT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PS27L.1041</text:p>
          </table:table-cell>
          <table:table-cell table:style-name="Normal_5f_Pool11" office:value-type="string" calcext:value-type="string">
            <text:p>TGCTGTTGACAGTGAGCGACAGAACTTAAACTATAATTAATAGTGAAGCCACAGATGTATTAATTATAGTTTAAGTT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PS27L.475</text:p>
          </table:table-cell>
          <table:table-cell table:style-name="Normal_5f_Pool11" office:value-type="string" calcext:value-type="string">
            <text:p>TGCTGTTGACAGTGAGCGCTACCAAGATAATGTAATTACATAGTGAAGCCACAGATGTATGTAATTACATTATCTTGGT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PS27L.359</text:p>
          </table:table-cell>
          <table:table-cell table:style-name="Normal_5f_Pool11" office:value-type="string" calcext:value-type="string">
            <text:p>TGCTGTTGACAGTGAGCGCCAGAAGGGTGTTCATTTAGAATAGTGAAGCCACAGATGTATTCTAAATGAACACCCTT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PS27L.363</text:p>
          </table:table-cell>
          <table:table-cell table:style-name="Normal_5f_Pool11" office:value-type="string" calcext:value-type="string">
            <text:p>TGCTGTTGACAGTGAGCGCAGGGTGTTCATTTAGAAGAAATAGTGAAGCCACAGATGTATTTCTTCTAAATGAACACCC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UVBL1.487</text:p>
          </table:table-cell>
          <table:table-cell table:style-name="Normal_5f_Pool11" office:value-type="string" calcext:value-type="string">
            <text:p>TGCTGTTGACAGTGAGCGAAAGGAAGTTTATGAAGGTGAATAGTGAAGCCACAGATGTATTCACCTTCATAAACTTCC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UVBL1.907</text:p>
          </table:table-cell>
          <table:table-cell table:style-name="Normal_5f_Pool11" office:value-type="string" calcext:value-type="string">
            <text:p>TGCTGTTGACAGTGAGCGAAAGACAGAAATCACAGACAAATAGTGAAGCCACAGATGTATTTGTCTGTGATTTCTGT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UVBL1.1673</text:p>
          </table:table-cell>
          <table:table-cell table:style-name="Normal_5f_Pool11" office:value-type="string" calcext:value-type="string">
            <text:p>TGCTGTTGACAGTGAGCGCTACCTGGTGTGTTTTCTATAATAGTGAAGCCACAGATGTATTATAGAAAACACACCAGGT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UVBL1.500</text:p>
          </table:table-cell>
          <table:table-cell table:style-name="Normal_5f_Pool11" office:value-type="string" calcext:value-type="string">
            <text:p>TGCTGTTGACAGTGAGCGAAAGGTGAAGTCACAGAGCTAATAGTGAAGCCACAGATGTATTAGCTCTGTGACTTCAC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UVBL1.991</text:p>
          </table:table-cell>
          <table:table-cell table:style-name="Normal_5f_Pool11" office:value-type="string" calcext:value-type="string">
            <text:p>TGCTGTTGACAGTGAGCGACCGGGTGTGCTGTTTGTTGATTAGTGAAGCCACAGATGTAATCAACAAACAGCACACCCG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RUVBL1.906</text:p>
          </table:table-cell>
          <table:table-cell table:style-name="Normal_5f_Pool11" office:value-type="string" calcext:value-type="string">
            <text:p>TGCTGTTGACAGTGAGCGCGAAGACAGAAATCACAGACAATAGTGAAGCCACAGATGTATTGTCTGTGATTTCTGTCTTC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FPQ.2323</text:p>
          </table:table-cell>
          <table:table-cell table:style-name="Normal_5f_Pool11" office:value-type="string" calcext:value-type="string">
            <text:p>TGCTGTTGACAGTGAGCGCTAGCAGTTTATTGACCTAATATAGTGAAGCCACAGATGTATATTAGGTCAATAAACTGCT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FPQ.1022</text:p>
          </table:table-cell>
          <table:table-cell table:style-name="Normal_5f_Pool11" office:value-type="string" calcext:value-type="string">
            <text:p>TGCTGTTGACAGTGAGCGAGAGGATGAATTCAAAAGACTATAGTGAAGCCACAGATGTATAGTCTTTTGAATTCATCCTC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FPQ.1063</text:p>
          </table:table-cell>
          <table:table-cell table:style-name="Normal_5f_Pool11" office:value-type="string" calcext:value-type="string">
            <text:p>TGCTGTTGACAGTGAGCGAAGGAGAAGTTTTTATCAACAATAGTGAAGCCACAGATGTATTGTTGATAAAAACTTCTCC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FPQ.1743</text:p>
          </table:table-cell>
          <table:table-cell table:style-name="Normal_5f_Pool11" office:value-type="string" calcext:value-type="string">
            <text:p>TGCTGTTGACAGTGAGCGAAAGAACTTCACAATCAAGAAATAGTGAAGCCACAGATGTATTTCTTGATTGTGAAGTT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FPQ.2208</text:p>
          </table:table-cell>
          <table:table-cell table:style-name="Normal_5f_Pool11" office:value-type="string" calcext:value-type="string">
            <text:p>TGCTGTTGACAGTGAGCGACCCGATTTTAGATGTGATATTTAGTGAAGCCACAGATGTAAATATCACATCTAAAATCGG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FPQ.1766</text:p>
          </table:table-cell>
          <table:table-cell table:style-name="Normal_5f_Pool11" office:value-type="string" calcext:value-type="string">
            <text:p>TGCTGTTGACAGTGAGCGACAGAAACGTAAAGAAATGCAATAGTGAAGCCACAGATGTATTGCATTTCTTTACGTTT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MARCA5.2607</text:p>
          </table:table-cell>
          <table:table-cell table:style-name="Normal_5f_Pool11" office:value-type="string" calcext:value-type="string">
            <text:p>TGCTGTTGACAGTGAGCGAAAGGAGAAGACTATAGAGAAATAGTGAAGCCACAGATGTATTTCTCTATAGTCTTCTCCT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MARCA5.1445</text:p>
          </table:table-cell>
          <table:table-cell table:style-name="Normal_5f_Pool11" office:value-type="string" calcext:value-type="string">
            <text:p>TGCTGTTGACAGTGAGCGAAAGACTACAAATAGACTATTATAGTGAAGCCACAGATGTATAATAGTCTATTTGTAGTC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MARCA5.3455</text:p>
          </table:table-cell>
          <table:table-cell table:style-name="Normal_5f_Pool11" office:value-type="string" calcext:value-type="string">
            <text:p>TGCTGTTGACAGTGAGCGACAGAGGAGATGTAATACCTTATAGTGAAGCCACAGATGTATAAGGTATTACATCTCCT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MARCA5.2936</text:p>
          </table:table-cell>
          <table:table-cell table:style-name="Normal_5f_Pool11" office:value-type="string" calcext:value-type="string">
            <text:p>TGCTGTTGACAGTGAGCGCTCCCTTAATGATGAAGAGTTATAGTGAAGCCACAGATGTATAACTCTTCATCATTAAGGG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MARCA5.3186</text:p>
          </table:table-cell>
          <table:table-cell table:style-name="Normal_5f_Pool11" office:value-type="string" calcext:value-type="string">
            <text:p>TGCTGTTGACAGTGAGCGAAGGCGAGAATTCAAAGAAGAATAGTGAAGCCACAGATGTATTCTTCTTTGAATTCTCGCC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MARCA5.2294</text:p>
          </table:table-cell>
          <table:table-cell table:style-name="Normal_5f_Pool11" office:value-type="string" calcext:value-type="string">
            <text:p>TGCTGTTGACAGTGAGCGCAACACTGTAGAAGAAAGAATATAGTGAAGCCACAGATGTATATTCTTTCTTCTACAGTGT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MC6.1192</text:p>
          </table:table-cell>
          <table:table-cell table:style-name="Normal_5f_Pool11" office:value-type="string" calcext:value-type="string">
            <text:p>TGCTGTTGACAGTGAGCGAAAGGATATTCAAGACAAACTATAGTGAAGCCACAGATGTATAGTTTGTCTTGAATATCC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MC6.1268</text:p>
          </table:table-cell>
          <table:table-cell table:style-name="Normal_5f_Pool11" office:value-type="string" calcext:value-type="string">
            <text:p>TGCTGTTGACAGTGAGCGACAGATGTTGTTGCTAAGAAAATAGTGAAGCCACAGATGTATTTTCTTAGCAACAACAT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MC6.1189</text:p>
          </table:table-cell>
          <table:table-cell table:style-name="Normal_5f_Pool11" office:value-type="string" calcext:value-type="string">
            <text:p>TGCTGTTGACAGTGAGCGATACAAGGATATTCAAGACAAATAGTGAAGCCACAGATGTATTTGTCTTGAATATCCTTGTA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MC6.1267</text:p>
          </table:table-cell>
          <table:table-cell table:style-name="Normal_5f_Pool11" office:value-type="string" calcext:value-type="string">
            <text:p>TGCTGTTGACAGTGAGCGCGCAGATGTTGTTGCTAAGAAATAGTGAAGCCACAGATGTATTTCTTAGCAACAACATCTGC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MC6.3466</text:p>
          </table:table-cell>
          <table:table-cell table:style-name="Normal_5f_Pool11" office:value-type="string" calcext:value-type="string">
            <text:p>TGCTGTTGACAGTGAGCGCCAAGAAGAAGATGATGACCAATAGTGAAGCCACAGATGTATTGGTCATCATCTTCTTCT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MC6.2040</text:p>
          </table:table-cell>
          <table:table-cell table:style-name="Normal_5f_Pool11" office:value-type="string" calcext:value-type="string">
            <text:p>TGCTGTTGACAGTGAGCGCAGAGACAGTGCTACTAATCAATAGTGAAGCCACAGATGTATTGATTAGTAGCACTGTCTC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SRP1.2236</text:p>
          </table:table-cell>
          <table:table-cell table:style-name="Normal_5f_Pool11" office:value-type="string" calcext:value-type="string">
            <text:p>TGCTGTTGACAGTGAGCGCAAGCGAGAGCTTCAAGAGCAATAGTGAAGCCACAGATGTATTGCTCTTGAAGCTCTCGCT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SRP1.1951</text:p>
          </table:table-cell>
          <table:table-cell table:style-name="Normal_5f_Pool11" office:value-type="string" calcext:value-type="string">
            <text:p>TGCTGTTGACAGTGAGCGACCGAGAGAAGATCAAGTCAGATAGTGAAGCCACAGATGTATCTGACTTGATCTTCTCTCG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SRP1.2168</text:p>
          </table:table-cell>
          <table:table-cell table:style-name="Normal_5f_Pool11" office:value-type="string" calcext:value-type="string">
            <text:p>TGCTGTTGACAGTGAGCGCAAGGTAAAGATGGAAAAGAAATAGTGAAGCCACAGATGTATTTCTTTTCCATCTTTACC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SRP1.2149</text:p>
          </table:table-cell>
          <table:table-cell table:style-name="Normal_5f_Pool11" office:value-type="string" calcext:value-type="string">
            <text:p>TGCTGTTGACAGTGAGCGAAAAGAAGAAGAAGAAAGTAAATAGTGAAGCCACAGATGTATTTACTTTCTTCTTCTTCT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SRP1.2143</text:p>
          </table:table-cell>
          <table:table-cell table:style-name="Normal_5f_Pool11" office:value-type="string" calcext:value-type="string">
            <text:p>TGCTGTTGACAGTGAGCGCCAAGTCAAAGAAGAAGAAGAATAGTGAAGCCACAGATGTATTCTTCTTCTTCTTTGACT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SSRP1.2321</text:p>
          </table:table-cell>
          <table:table-cell table:style-name="Normal_5f_Pool11" office:value-type="string" calcext:value-type="string">
            <text:p>TGCTGTTGACAGTGAGCGAAGCGAGGACTCTGAAGAAGAATAGTGAAGCCACAGATGTATTCTTCTTCAGAGTCCTCGC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DG.1009</text:p>
          </table:table-cell>
          <table:table-cell table:style-name="Normal_5f_Pool11" office:value-type="string" calcext:value-type="string">
            <text:p>TGCTGTTGACAGTGAGCGCCAGAAACTCTCTGCTATGTTATAGTGAAGCCACAGATGTATAACATAGCAGAGAGTTT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DG.2804</text:p>
          </table:table-cell>
          <table:table-cell table:style-name="Normal_5f_Pool11" office:value-type="string" calcext:value-type="string">
            <text:p>TGCTGTTGACAGTGAGCGAAAGCTGTGTAAAAGTCATTTATAGTGAAGCCACAGATGTATAAATGACTTTTACACAGC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DG.2347</text:p>
          </table:table-cell>
          <table:table-cell table:style-name="Normal_5f_Pool11" office:value-type="string" calcext:value-type="string">
            <text:p>TGCTGTTGACAGTGAGCGATACATGAGATGTACTAAAATATAGTGAAGCCACAGATGTATATTTTAGTACATCTCATGTA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DG.821</text:p>
          </table:table-cell>
          <table:table-cell table:style-name="Normal_5f_Pool11" office:value-type="string" calcext:value-type="string">
            <text:p>TGCTGTTGACAGTGAGCGACAGCAAAGATCTCTCCAGTAATAGTGAAGCCACAGATGTATTACTGGAGAGATCTTTG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DG.1077</text:p>
          </table:table-cell>
          <table:table-cell table:style-name="Normal_5f_Pool11" office:value-type="string" calcext:value-type="string">
            <text:p>TGCTGTTGACAGTGAGCGAAAAGTTCATTACTACATAAAATAGTGAAGCCACAGATGTATTTTATGTAGTAATGAACTT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DG.3107</text:p>
          </table:table-cell>
          <table:table-cell table:style-name="Normal_5f_Pool11" office:value-type="string" calcext:value-type="string">
            <text:p>TGCTGTTGACAGTGAGCGCTGAGTAGTAAATGTTGATATATAGTGAAGCCACAGATGTATATATCAACATTTACTACTC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P53.1054</text:p>
          </table:table-cell>
          <table:table-cell table:style-name="Normal_5f_Pool11" office:value-type="string" calcext:value-type="string">
            <text:p>TGCTGTTGACAGTGAGCGAAGGGATGTTTGGGAGATGTAATAGTGAAGCCACAGATGTATTACATCTCCCAAACATCCC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P53.326</text:p>
          </table:table-cell>
          <table:table-cell table:style-name="Normal_5f_Pool11" office:value-type="string" calcext:value-type="string">
            <text:p>TGCTGTTGACAGTGAGCGCCCACTACAACTACATGTGTAATAGTGAAGCCACAGATGTATTACACATGTAGTTGTAGTG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P53.204</text:p>
          </table:table-cell>
          <table:table-cell table:style-name="Normal_5f_Pool11" office:value-type="string" calcext:value-type="string">
            <text:p>TGCTGTTGACAGTGAGCGCCAGCATCTTATCCGAGTGGAATAGTGAAGCCACAGATGTATTCCACTCGGATAAGATG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P53.325</text:p>
          </table:table-cell>
          <table:table-cell table:style-name="Normal_5f_Pool11" office:value-type="string" calcext:value-type="string">
            <text:p>TGCTGTTGACAGTGAGCGCTCCACTACAACTACATGTGTATAGTGAAGCCACAGATGTATACACATGTAGTTGTAGTGG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P53.1347</text:p>
          </table:table-cell>
          <table:table-cell table:style-name="Normal_5f_Pool11" office:value-type="string" calcext:value-type="string">
            <text:p>TGCTGTTGACAGTGAGCGATCGGTGGGTTGGTAGTTTCTATAGTGAAGCCACAGATGTATAGAAACTACCAACCCACCGA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P53.1026</text:p>
          </table:table-cell>
          <table:table-cell table:style-name="Normal_5f_Pool11" office:value-type="string" calcext:value-type="string">
            <text:p>TGCTGTTGACAGTGAGCGACAGCTTAGATTTTAAGGTTTTTAGTGAAGCCACAGATGTAAAAACCTTAAAATCTAAGC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RIM28.2588</text:p>
          </table:table-cell>
          <table:table-cell table:style-name="Normal_5f_Pool11" office:value-type="string" calcext:value-type="string">
            <text:p>TGCTGTTGACAGTGAGCGACCGCATGTTCAAGCAATTCAATAGTGAAGCCACAGATGTATTGAATTGCTTGAACATGCG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RIM28.1648</text:p>
          </table:table-cell>
          <table:table-cell table:style-name="Normal_5f_Pool11" office:value-type="string" calcext:value-type="string">
            <text:p>TGCTGTTGACAGTGAGCGCCAGGAGATGATCCCTACTCAATAGTGAAGCCACAGATGTATTGAGTAGGGATCATCTC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RIM28.1839</text:p>
          </table:table-cell>
          <table:table-cell table:style-name="Normal_5f_Pool11" office:value-type="string" calcext:value-type="string">
            <text:p>TGCTGTTGACAGTGAGCGATACAACCTTATTGTTATTGAATAGTGAAGCCACAGATGTATTCAATAACAATAAGGTTGT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RIM28.2591</text:p>
          </table:table-cell>
          <table:table-cell table:style-name="Normal_5f_Pool11" office:value-type="string" calcext:value-type="string">
            <text:p>TGCTGTTGACAGTGAGCGACATGTTCAAGCAATTCAACAATAGTGAAGCCACAGATGTATTGTTGAATTGCTTGAACA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RIM28.2596</text:p>
          </table:table-cell>
          <table:table-cell table:style-name="Normal_5f_Pool11" office:value-type="string" calcext:value-type="string">
            <text:p>TGCTGTTGACAGTGAGCGCTCAAGCAATTCAACAAGTTAATAGTGAAGCCACAGATGTATTAACTTGTTGAATTGCTTG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RIM28.2192</text:p>
          </table:table-cell>
          <table:table-cell table:style-name="Normal_5f_Pool11" office:value-type="string" calcext:value-type="string">
            <text:p>TGCTGTTGACAGTGAGCGAAGGCGATCTGGTTATGTGCAATAGTGAAGCCACAGATGTATTGCACATAACCAGATCGCCT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RIP13.858</text:p>
          </table:table-cell>
          <table:table-cell table:style-name="Normal_5f_Pool11" office:value-type="string" calcext:value-type="string">
            <text:p>TGCTGTTGACAGTGAGCGCCAGGATTTGATTGATGATAAATAGTGAAGCCACAGATGTATTTATCATCAATCAAATC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RIP13.264</text:p>
          </table:table-cell>
          <table:table-cell table:style-name="Normal_5f_Pool11" office:value-type="string" calcext:value-type="string">
            <text:p>TGCTGTTGACAGTGAGCGCAACCTGAGTGTTAGAAAGCTATAGTGAAGCCACAGATGTATAGCTTTCTAACACTCAGG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RIP13.839</text:p>
          </table:table-cell>
          <table:table-cell table:style-name="Normal_5f_Pool11" office:value-type="string" calcext:value-type="string">
            <text:p>TGCTGTTGACAGTGAGCGACAAGATGTTTCAGAAGATTCATAGTGAAGCCACAGATGTATGAATCTTCTGAAACATCTT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RIP13.836</text:p>
          </table:table-cell>
          <table:table-cell table:style-name="Normal_5f_Pool11" office:value-type="string" calcext:value-type="string">
            <text:p>TGCTGTTGACAGTGAGCGCAACCAAGATGTTTCAGAAGATTAGTGAAGCCACAGATGTAATCTTCTGAAACATCTTGGTT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RIP13.993</text:p>
          </table:table-cell>
          <table:table-cell table:style-name="Normal_5f_Pool11" office:value-type="string" calcext:value-type="string">
            <text:p>TGCTGTTGACAGTGAGCGAACCCAAATTGATCAGATTAAATAGTGAAGCCACAGATGTATTTAATCTGATCAATTTGGG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TRIP13.487</text:p>
          </table:table-cell>
          <table:table-cell table:style-name="Normal_5f_Pool11" office:value-type="string" calcext:value-type="string">
            <text:p>TGCTGTTGACAGTGAGCGAAGGAAGAGACAGAAAACATAATAGTGAAGCCACAGATGTATTATGTTTTCTGTCTCTTCC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BE2D3.1105</text:p>
          </table:table-cell>
          <table:table-cell table:style-name="Normal_5f_Pool11" office:value-type="string" calcext:value-type="string">
            <text:p>TGCTGTTGACAGTGAGCGAAGGCTTGGAGCTATTAGTTAATAGTGAAGCCACAGATGTATTAACTAATAGCTCCAAGCC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BE2D3.364</text:p>
          </table:table-cell>
          <table:table-cell table:style-name="Normal_5f_Pool11" office:value-type="string" calcext:value-type="string">
            <text:p>TGCTGTTGACAGTGAGCGCAACAGACAGAGATAAGTACAATAGTGAAGCCACAGATGTATTGTACTTATCTCTGTCTG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BE2D3.1668</text:p>
          </table:table-cell>
          <table:table-cell table:style-name="Normal_5f_Pool11" office:value-type="string" calcext:value-type="string">
            <text:p>TGCTGTTGACAGTGAGCGCTGGGTCAAAATTTGCAAAATATAGTGAAGCCACAGATGTATATTTTGCAAATTTTGACCC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BE2D3.948</text:p>
          </table:table-cell>
          <table:table-cell table:style-name="Normal_5f_Pool11" office:value-type="string" calcext:value-type="string">
            <text:p>TGCTGTTGACAGTGAGCGCTAGCATCAGCAGAACAGAAAATAGTGAAGCCACAGATGTATTTTCTGTTCTGCTGATGCT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BE2D3.1849</text:p>
          </table:table-cell>
          <table:table-cell table:style-name="Normal_5f_Pool11" office:value-type="string" calcext:value-type="string">
            <text:p>TGCTGTTGACAGTGAGCGCAAAGTCAATGCTATTGGAAAATAGTGAAGCCACAGATGTATTTTCCAATAGCATTGACTT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UBE2D3.1182</text:p>
          </table:table-cell>
          <table:table-cell table:style-name="Normal_5f_Pool11" office:value-type="string" calcext:value-type="string">
            <text:p>TGCTGTTGACAGTGAGCGCTGGATGAGTGATCAACTAATATAGTGAAGCCACAGATGTATATTAGTTGATCACTCATCC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ZFYVE26.8169</text:p>
          </table:table-cell>
          <table:table-cell table:style-name="Normal_5f_Pool11" office:value-type="string" calcext:value-type="string">
            <text:p>TGCTGTTGACAGTGAGCGACCGGGTTGTCCTGTTTGTATATAGTGAAGCCACAGATGTATATACAAACAGGACAACCCG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ZFYVE26.6095</text:p>
          </table:table-cell>
          <table:table-cell table:style-name="Normal_5f_Pool11" office:value-type="string" calcext:value-type="string">
            <text:p>TGCTGTTGACAGTGAGCGACGCCAAGATGATGTTCGTCAATAGTGAAGCCACAGATGTATTGACGAACATCATCTTGGC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ZFYVE26.4112</text:p>
          </table:table-cell>
          <table:table-cell table:style-name="Normal_5f_Pool11" office:value-type="string" calcext:value-type="string">
            <text:p>TGCTGTTGACAGTGAGCGACCCGAGGTTAAAGGTCAGCAATAGTGAAGCCACAGATGTATTGCTGACCTTTAACCTCGGG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ZFYVE26.6459</text:p>
          </table:table-cell>
          <table:table-cell table:style-name="Normal_5f_Pool11" office:value-type="string" calcext:value-type="string">
            <text:p>TGCTGTTGACAGTGAGCGACAGGATGTGGTTGAGTACCTATAGTGAAGCCACAGATGTATAGGTACTCAACCACATCCTG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ZFYVE26.9195</text:p>
          </table:table-cell>
          <table:table-cell table:style-name="Normal_5f_Pool11" office:value-type="string" calcext:value-type="string">
            <text:p>TGCTGTTGACAGTGAGCGCACCAAGATTTTTAGTAGTAAATAGTGAAGCCACAGATGTATTTACTACTAAAAATCTTGG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1" office:value-type="string" calcext:value-type="string">
            <text:p>ZFYVE26.6158</text:p>
          </table:table-cell>
          <table:table-cell table:style-name="Normal_5f_Pool11" office:value-type="string" calcext:value-type="string">
            <text:p>TGCTGTTGACAGTGAGCGCCAGCAAGGTAGATGTGCTGAATAGTGAAGCCACAGATGTATTCAGCACATCTACCTTGCTG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Default" office:value-type="string" calcext:value-type="string">
            <text:p>ASCC3.310</text:p>
          </table:table-cell>
          <table:table-cell table:style-name="Default" office:value-type="string" calcext:value-type="string">
            <text:p>TGCTGTTGACAGTGAGCGCTGGATCACTGATTGAATAATATAGTGAAGCCACAGATGTATATTATTCAATCAGTGATCC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Default" office:value-type="string" calcext:value-type="string">
            <text:p>ASCC3.200</text:p>
          </table:table-cell>
          <table:table-cell table:style-name="Default" office:value-type="string" calcext:value-type="string">
            <text:p>TGCTGTTGACAGTGAGCGAGGCGTGGGAAGTTAAAGTAAATAGTGAAGCCACAGATGTATTTACTTTAACTTCCCACGCC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Default" office:value-type="string" calcext:value-type="string">
            <text:p>ASCC3.504</text:p>
          </table:table-cell>
          <table:table-cell table:style-name="Default" office:value-type="string" calcext:value-type="string">
            <text:p>TGCTGTTGACAGTGAGCGATGGAGAAGAGTAAAATGCAAATAGTGAAGCCACAGATGTATTTGCATTTTACTCTTCTCC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Default" office:value-type="string" calcext:value-type="string">
            <text:p>ASCC3.360</text:p>
          </table:table-cell>
          <table:table-cell table:style-name="Default" office:value-type="string" calcext:value-type="string">
            <text:p>TGCTGTTGACAGTGAGCGCTGCGTTCCTTTTCAAATGTCATAGTGAAGCCACAGATGTATGACATTTGAAAAGGAACGC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Default" office:value-type="string" calcext:value-type="string">
            <text:p>ASCC3.459</text:p>
          </table:table-cell>
          <table:table-cell table:style-name="Default" office:value-type="string" calcext:value-type="string">
            <text:p>TGCTGTTGACAGTGAGCGCTGGGCCTGACATGGAAGAAGATAGTGAAGCCACAGATGTATCTTCTTCCATGTCAGGCCC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Default" office:value-type="string" calcext:value-type="string">
            <text:p>ASCC3.465</text:p>
          </table:table-cell>
          <table:table-cell table:style-name="Default" office:value-type="string" calcext:value-type="string">
            <text:p>TGCTGTTGACAGTGAGCGATGACATGGAAGAAGATAATAATAGTGAAGCCACAGATGTATTATTATCTTCTTCCATGTCA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Default" office:value-type="string" calcext:value-type="string">
            <text:p>MIF.375</text:p>
          </table:table-cell>
          <table:table-cell table:style-name="Default" office:value-type="string" calcext:value-type="string">
            <text:p>TGCTGTTGACAGTGAGCGCCAGGGTCTACATCAACTATTATAGTGAAGCCACAGATGTATAATAGTTGATGTAGACCCTG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Default" office:value-type="string" calcext:value-type="string">
            <text:p>MIF.95</text:p>
          </table:table-cell>
          <table:table-cell table:style-name="Default" office:value-type="string" calcext:value-type="string">
            <text:p>TGCTGTTGACAGTGAGCGCTCATGCCGATGTTCATCGTAATAGTGAAGCCACAGATGTATTACGATGAACATCGGCATG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Default" office:value-type="string" calcext:value-type="string">
            <text:p>MIF.372</text:p>
          </table:table-cell>
          <table:table-cell table:style-name="Default" office:value-type="string" calcext:value-type="string">
            <text:p>TGCTGTTGACAGTGAGCGAGGACAGGGTCTACATCAACTATAGTGAAGCCACAGATGTATAGTTGATGTAGACCCTGTCCG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Default" office:value-type="string" calcext:value-type="string">
            <text:p>MIF.380</text:p>
          </table:table-cell>
          <table:table-cell table:style-name="Default" office:value-type="string" calcext:value-type="string">
            <text:p>TGCTGTTGACAGTGAGCGATCTACATCAACTATTACGACATAGTGAAGCCACAGATGTATGTCGTAATAGTTGATGTAGA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Default" office:value-type="string" calcext:value-type="string">
            <text:p>MIF.98</text:p>
          </table:table-cell>
          <table:table-cell table:style-name="Default" office:value-type="string" calcext:value-type="string">
            <text:p>TGCTGTTGACAGTGAGCGCTGCCGATGTTCATCGTAAACATAGTGAAGCCACAGATGTATGTTTACGATGAACATCGGCA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Default" office:value-type="string" calcext:value-type="string">
            <text:p>MIF.378</text:p>
          </table:table-cell>
          <table:table-cell table:style-name="Default" office:value-type="string" calcext:value-type="string">
            <text:p>TGCTGTTGACAGTGAGCGAGGTCTACATCAACTATTACGATAGTGAAGCCACAGATGTATCGTAATAGTTGATGTAGACC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Default" office:value-type="string" calcext:value-type="string">
            <text:p>RFC1.3419</text:p>
          </table:table-cell>
          <table:table-cell table:style-name="Default" office:value-type="string" calcext:value-type="string">
            <text:p>TGCTGTTGACAGTGAGCGCTCGGAATACAATGAAGAATTATAGTGAAGCCACAGATGTATAATTCTTCATTGTATTCCGAA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Default" office:value-type="string" calcext:value-type="string">
            <text:p>RFC1.3887</text:p>
          </table:table-cell>
          <table:table-cell table:style-name="Default" office:value-type="string" calcext:value-type="string">
            <text:p>TGCTGTTGACAGTGAGCGATCAGATTTTAGTTAACAATAATAGTGAAGCCACAGATGTATTATTGTTAACTAAAATCTGA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Default" office:value-type="string" calcext:value-type="string">
            <text:p>RFC1.791</text:p>
          </table:table-cell>
          <table:table-cell table:style-name="Default" office:value-type="string" calcext:value-type="string">
            <text:p>TGCTGTTGACAGTGAGCGAAGGCAGTTGCATGAAGATGAATAGTGAAGCCACAGATGTATTCATCTTCATGCAACTGCCTC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Default" office:value-type="string" calcext:value-type="string">
            <text:p>RFC1.956</text:p>
          </table:table-cell>
          <table:table-cell table:style-name="Default" office:value-type="string" calcext:value-type="string">
            <text:p>TGCTGTTGACAGTGAGCGCACAGCACAAGTTTCAGATGAATAGTGAAGCCACAGATGTATTCATCTGAAACTTGTGCTG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Default" office:value-type="string" calcext:value-type="string">
            <text:p>RFC1.1267</text:p>
          </table:table-cell>
          <table:table-cell table:style-name="Default" office:value-type="string" calcext:value-type="string">
            <text:p>TGCTGTTGACAGTGAGCGCACGCACTAATTATCAAGCTTATAGTGAAGCCACAGATGTATAAGCTTGATAATTAGTGCG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Default" office:value-type="string" calcext:value-type="string">
            <text:p>RFC1.1454</text:p>
          </table:table-cell>
          <table:table-cell table:style-name="Default" office:value-type="string" calcext:value-type="string">
            <text:p>TGCTGTTGACAGTGAGCGCACAGGAAATGTCAGCAAGAAATAGTGAAGCCACAGATGTATTTCTTGCTGACATTTCCTGTTTGCCTACTGCCTCGGA</text:p>
          </table:table-cell>
          <table:table-cell office:value-type="string" calcext:value-type="string">
            <text:p>Pool11</text:p>
          </table:table-cell>
        </table:table-row>
        <table:table-row table:style-name="ro1">
          <table:table-cell table:style-name="Normal_5f_Pool12" office:value-type="string" calcext:value-type="string">
            <text:p>ACTR5.1911</text:p>
          </table:table-cell>
          <table:table-cell table:style-name="Normal_5f_Pool12" office:value-type="string" calcext:value-type="string">
            <text:p>TGCTGTTGACAGTGAGCGCCAGGACTGTGATTGTGCTAGATAGTGAAGCCACAGATGTATCTAGCACAATCACAGTC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CTR5.1038</text:p>
          </table:table-cell>
          <table:table-cell table:style-name="Normal_5f_Pool12" office:value-type="string" calcext:value-type="string">
            <text:p>TGCTGTTGACAGTGAGCGACAGATGGATCAGTTTCACAAATAGTGAAGCCACAGATGTATTTGTGAAACTGATCCAT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CTR5.1653</text:p>
          </table:table-cell>
          <table:table-cell table:style-name="Normal_5f_Pool12" office:value-type="string" calcext:value-type="string">
            <text:p>TGCTGTTGACAGTGAGCGAAACCACCTAGATGATAATGAATAGTGAAGCCACAGATGTATTCATTATCATCTAGGTGG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CTR5.1685</text:p>
          </table:table-cell>
          <table:table-cell table:style-name="Normal_5f_Pool12" office:value-type="string" calcext:value-type="string">
            <text:p>TGCTGTTGACAGTGAGCGACAGGAAAGAGTATGAAGAAAATAGTGAAGCCACAGATGTATTTTCTTCATACTCTTTC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CTR5.1037</text:p>
          </table:table-cell>
          <table:table-cell table:style-name="Normal_5f_Pool12" office:value-type="string" calcext:value-type="string">
            <text:p>TGCTGTTGACAGTGAGCGACCAGATGGATCAGTTTCACAATAGTGAAGCCACAGATGTATTGTGAAACTGATCCATCTG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CTR5.625</text:p>
          </table:table-cell>
          <table:table-cell table:style-name="Normal_5f_Pool12" office:value-type="string" calcext:value-type="string">
            <text:p>TGCTGTTGACAGTGAGCGAAAGGGAGATTAGATGCTAAAATAGTGAAGCCACAGATGTATTTTAGCATCTAATCTCCC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BTG2.2612</text:p>
          </table:table-cell>
          <table:table-cell table:style-name="Normal_5f_Pool12" office:value-type="string" calcext:value-type="string">
            <text:p>TGCTGTTGACAGTGAGCGCAAGGTTACTAATTGTATGATATAGTGAAGCCACAGATGTATATCATACAATTAGTAAC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BTG2.1585</text:p>
          </table:table-cell>
          <table:table-cell table:style-name="Normal_5f_Pool12" office:value-type="string" calcext:value-type="string">
            <text:p>TGCTGTTGACAGTGAGCGATAGGACAAGAGTTCTCAGTCATAGTGAAGCCACAGATGTATGACTGAGAACTCTTGTCCT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BTG2.2574</text:p>
          </table:table-cell>
          <table:table-cell table:style-name="Normal_5f_Pool12" office:value-type="string" calcext:value-type="string">
            <text:p>TGCTGTTGACAGTGAGCGATAGTAGTATGTTTGTAAGCTATAGTGAAGCCACAGATGTATAGCTTACAAACATACTACT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BTG2.1806</text:p>
          </table:table-cell>
          <table:table-cell table:style-name="Normal_5f_Pool12" office:value-type="string" calcext:value-type="string">
            <text:p>TGCTGTTGACAGTGAGCGACCGACACTAAATAAAAGCCAATAGTGAAGCCACAGATGTATTGGCTTTTATTTAGTGTCG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BTG2.678</text:p>
          </table:table-cell>
          <table:table-cell table:style-name="Normal_5f_Pool12" office:value-type="string" calcext:value-type="string">
            <text:p>TGCTGTTGACAGTGAGCGCAAGGAGGAAAAGAAACCAAAATAGTGAAGCCACAGATGTATTTTGGTTTCTTTTCCTC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BTG2.1147</text:p>
          </table:table-cell>
          <table:table-cell table:style-name="Normal_5f_Pool12" office:value-type="string" calcext:value-type="string">
            <text:p>TGCTGTTGACAGTGAGCGCCATGACTTGTTTCTAATTCTATAGTGAAGCCACAGATGTATAGAATTAGAAACAAGTCA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ASP9.1279</text:p>
          </table:table-cell>
          <table:table-cell table:style-name="Normal_5f_Pool12" office:value-type="string" calcext:value-type="string">
            <text:p>TGCTGTTGACAGTGAGCGACAGCTTCCAGATTGACGACAATAGTGAAGCCACAGATGTATTGTCGTCAATCTGGAAG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ASP9.888</text:p>
          </table:table-cell>
          <table:table-cell table:style-name="Normal_5f_Pool12" office:value-type="string" calcext:value-type="string">
            <text:p>TGCTGTTGACAGTGAGCGACAGTGACATCTTTGTGTCCTATAGTGAAGCCACAGATGTATAGGACACAAAGATGTCA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ASP9.290</text:p>
          </table:table-cell>
          <table:table-cell table:style-name="Normal_5f_Pool12" office:value-type="string" calcext:value-type="string">
            <text:p>TGCTGTTGACAGTGAGCGATCGGTGCTCTTGAGAGTTTGATAGTGAAGCCACAGATGTATCAAACTCTCAAGAGCACCG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ASP9.128</text:p>
          </table:table-cell>
          <table:table-cell table:style-name="Normal_5f_Pool12" office:value-type="string" calcext:value-type="string">
            <text:p>TGCTGTTGACAGTGAGCGATGGCTTCGTTTCTGCGAACTATAGTGAAGCCACAGATGTATAGTTCGCAGAAACGAAGCC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ASP9.1419</text:p>
          </table:table-cell>
          <table:table-cell table:style-name="Normal_5f_Pool12" office:value-type="string" calcext:value-type="string">
            <text:p>TGCTGTTGACAGTGAGCGACAGGGATTAACCTCTGCACTATAGTGAAGCCACAGATGTATAGTGCAGAGGTTAATCC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ASP9.1048</text:p>
          </table:table-cell>
          <table:table-cell table:style-name="Normal_5f_Pool12" office:value-type="string" calcext:value-type="string">
            <text:p>TGCTGTTGACAGTGAGCGCTCGGTGAAAGGGATTTATAAATAGTGAAGCCACAGATGTATTTATAAATCCCTTTCACCG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DYRK2.2562</text:p>
          </table:table-cell>
          <table:table-cell table:style-name="Normal_5f_Pool12" office:value-type="string" calcext:value-type="string">
            <text:p>TGCTGTTGACAGTGAGCGCCAGAATCAAAGTGACATTCTATAGTGAAGCCACAGATGTATAGAATGTCACTTTGATTC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DYRK2.3230</text:p>
          </table:table-cell>
          <table:table-cell table:style-name="Normal_5f_Pool12" office:value-type="string" calcext:value-type="string">
            <text:p>TGCTGTTGACAGTGAGCGCAAAGTTCAACCTCAAGTTAAATAGTGAAGCCACAGATGTATTTAACTTGAGGTTGAACT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DYRK2.4768</text:p>
          </table:table-cell>
          <table:table-cell table:style-name="Normal_5f_Pool12" office:value-type="string" calcext:value-type="string">
            <text:p>TGCTGTTGACAGTGAGCGACAGCGTGTTCATTACCACTTATAGTGAAGCCACAGATGTATAAGTGGTAATGAACACG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DYRK2.4546</text:p>
          </table:table-cell>
          <table:table-cell table:style-name="Normal_5f_Pool12" office:value-type="string" calcext:value-type="string">
            <text:p>TGCTGTTGACAGTGAGCGATAGTTTGATTGTCATGTCAAATAGTGAAGCCACAGATGTATTTGACATGACAATCAAACT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DYRK2.1335</text:p>
          </table:table-cell>
          <table:table-cell table:style-name="Normal_5f_Pool12" office:value-type="string" calcext:value-type="string">
            <text:p>TGCTGTTGACAGTGAGCGACAGGGTAGAAGCGGTATTAAATAGTGAAGCCACAGATGTATTTAATACCGCTTCTACC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DYRK2.4338</text:p>
          </table:table-cell>
          <table:table-cell table:style-name="Normal_5f_Pool12" office:value-type="string" calcext:value-type="string">
            <text:p>TGCTGTTGACAGTGAGCGCCCGCACAAAACTGGTTCTTAATAGTGAAGCCACAGATGTATTAAGAACCAGTTTTGTGCG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KIN.530</text:p>
          </table:table-cell>
          <table:table-cell table:style-name="Normal_5f_Pool12" office:value-type="string" calcext:value-type="string">
            <text:p>TGCTGTTGACAGTGAGCGACAGGACCTTGATGATGAAGAATAGTGAAGCCACAGATGTATTCTTCATCATCAAGGTC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KIN.1574</text:p>
          </table:table-cell>
          <table:table-cell table:style-name="Normal_5f_Pool12" office:value-type="string" calcext:value-type="string">
            <text:p>TGCTGTTGACAGTGAGCGATAGTAGAGTAGTAAAGTTGAATAGTGAAGCCACAGATGTATTCAACTTTACTACTCTACT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KIN.953</text:p>
          </table:table-cell>
          <table:table-cell table:style-name="Normal_5f_Pool12" office:value-type="string" calcext:value-type="string">
            <text:p>TGCTGTTGACAGTGAGCGCAAGGCTATTGTTAAGGAAGTATAGTGAAGCCACAGATGTATACTTCCTTAACAATAGC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KIN.965</text:p>
          </table:table-cell>
          <table:table-cell table:style-name="Normal_5f_Pool12" office:value-type="string" calcext:value-type="string">
            <text:p>TGCTGTTGACAGTGAGCGCAAGGAAGTAATTGACAAATATTAGTGAAGCCACAGATGTAATATTTGTCAATTACTTCCT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KIN.527</text:p>
          </table:table-cell>
          <table:table-cell table:style-name="Normal_5f_Pool12" office:value-type="string" calcext:value-type="string">
            <text:p>TGCTGTTGACAGTGAGCGCAAGCAGGACCTTGATGATGAATAGTGAAGCCACAGATGTATTCATCATCAAGGTCCTG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KIN.1184</text:p>
          </table:table-cell>
          <table:table-cell table:style-name="Normal_5f_Pool12" office:value-type="string" calcext:value-type="string">
            <text:p>TGCTGTTGACAGTGAGCGCCGCAGAGTTGAAGGAATTCAATAGTGAAGCCACAGATGTATTGAATTCCTTCAACTCTGC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SMCE4A.1004</text:p>
          </table:table-cell>
          <table:table-cell table:style-name="Normal_5f_Pool12" office:value-type="string" calcext:value-type="string">
            <text:p>TGCTGTTGACAGTGAGCGCCGGGATGGTTTTGCAAGAATATAGTGAAGCCACAGATGTATATTCTTGCAAAACCATCCC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SMCE4A.1097</text:p>
          </table:table-cell>
          <table:table-cell table:style-name="Normal_5f_Pool12" office:value-type="string" calcext:value-type="string">
            <text:p>TGCTGTTGACAGTGAGCGCAACACACAAGTTAGAAATCAATAGTGAAGCCACAGATGTATTGATTTCTAACTTGTGTGT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SMCE4A.1311</text:p>
          </table:table-cell>
          <table:table-cell table:style-name="Normal_5f_Pool12" office:value-type="string" calcext:value-type="string">
            <text:p>TGCTGTTGACAGTGAGCGCAAGGCAGATTGTTTTTAGTAATAGTGAAGCCACAGATGTATTACTAAAAACAATCTGC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SMCE4A.1312</text:p>
          </table:table-cell>
          <table:table-cell table:style-name="Normal_5f_Pool12" office:value-type="string" calcext:value-type="string">
            <text:p>TGCTGTTGACAGTGAGCGCAGGCAGATTGTTTTTAGTAAATAGTGAAGCCACAGATGTATTTACTAAAAACAATCTGCC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SMCE4A.759</text:p>
          </table:table-cell>
          <table:table-cell table:style-name="Normal_5f_Pool12" office:value-type="string" calcext:value-type="string">
            <text:p>TGCTGTTGACAGTGAGCGACACGAGTTGATCGTCCAAGAATAGTGAAGCCACAGATGTATTCTTGGACGATCAACTCG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SMCE4A.1336</text:p>
          </table:table-cell>
          <table:table-cell table:style-name="Normal_5f_Pool12" office:value-type="string" calcext:value-type="string">
            <text:p>TGCTGTTGACAGTGAGCGATAGCTTTTGATAGTTAATAAATAGTGAAGCCACAGATGTATTTATTAACTATCAAAAGCT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INP.231</text:p>
          </table:table-cell>
          <table:table-cell table:style-name="Normal_5f_Pool12" office:value-type="string" calcext:value-type="string">
            <text:p>TGCTGTTGACAGTGAGCGCAAAGGTGTGTCTGGAATATAATAGTGAAGCCACAGATGTATTATATTCCAGACACACCT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INP.77</text:p>
          </table:table-cell>
          <table:table-cell table:style-name="Normal_5f_Pool12" office:value-type="string" calcext:value-type="string">
            <text:p>TGCTGTTGACAGTGAGCGACGGCTGATTGGCACAATTTAATAGTGAAGCCACAGATGTATTAAATTGTGCCAATCAGCC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INP.165</text:p>
          </table:table-cell>
          <table:table-cell table:style-name="Normal_5f_Pool12" office:value-type="string" calcext:value-type="string">
            <text:p>TGCTGTTGACAGTGAGCGCCAGTTTATTGAATAAAGACAATAGTGAAGCCACAGATGTATTGTCTTTATTCAATAAAC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INP.177</text:p>
          </table:table-cell>
          <table:table-cell table:style-name="Normal_5f_Pool12" office:value-type="string" calcext:value-type="string">
            <text:p>TGCTGTTGACAGTGAGCGCTAAAGACAAGATAGAACTAGATAGTGAAGCCACAGATGTATCTAGTTCTATCTTGTCTTT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INP.125</text:p>
          </table:table-cell>
          <table:table-cell table:style-name="Normal_5f_Pool12" office:value-type="string" calcext:value-type="string">
            <text:p>TGCTGTTGACAGTGAGCGACAGGTTTTACCACTGCAAATATAGTGAAGCCACAGATGTATATTTGCAGTGGTAAAAC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INP.76</text:p>
          </table:table-cell>
          <table:table-cell table:style-name="Normal_5f_Pool12" office:value-type="string" calcext:value-type="string">
            <text:p>TGCTGTTGACAGTGAGCGCGCGGCTGATTGGCACAATTTATAGTGAAGCCACAGATGTATAAATTGTGCCAATCAGCCGC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YA3.4852</text:p>
          </table:table-cell>
          <table:table-cell table:style-name="Normal_5f_Pool12" office:value-type="string" calcext:value-type="string">
            <text:p>TGCTGTTGACAGTGAGCGACAGGTTCAAGCGATTCTCCTATAGTGAAGCCACAGATGTATAGGAGAATCGCTTGAAC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YA3.3811</text:p>
          </table:table-cell>
          <table:table-cell table:style-name="Normal_5f_Pool12" office:value-type="string" calcext:value-type="string">
            <text:p>TGCTGTTGACAGTGAGCGCTCCAGAGATGTTGCAGCACAATAGTGAAGCCACAGATGTATTGTGCTGCAACATCTCTGG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YA3.1440</text:p>
          </table:table-cell>
          <table:table-cell table:style-name="Normal_5f_Pool12" office:value-type="string" calcext:value-type="string">
            <text:p>TGCTGTTGACAGTGAGCGCCCGGAAAGTGAGAGAAATCTATAGTGAAGCCACAGATGTATAGATTTCTCTCACTTTCCG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YA3.5833</text:p>
          </table:table-cell>
          <table:table-cell table:style-name="Normal_5f_Pool12" office:value-type="string" calcext:value-type="string">
            <text:p>TGCTGTTGACAGTGAGCGCAAGGACGACTTCTACTCAAAATAGTGAAGCCACAGATGTATTTTGAGTAGAAGTCGTCCT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YA3.5156</text:p>
          </table:table-cell>
          <table:table-cell table:style-name="Normal_5f_Pool12" office:value-type="string" calcext:value-type="string">
            <text:p>TGCTGTTGACAGTGAGCGATGGCTTGACTTTCGAATGTAATAGTGAAGCCACAGATGTATTACATTCGAAAGTCAAGCC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YA3.1657</text:p>
          </table:table-cell>
          <table:table-cell table:style-name="Normal_5f_Pool12" office:value-type="string" calcext:value-type="string">
            <text:p>TGCTGTTGACAGTGAGCGAAAGGTTCTCCTATATGGACTATAGTGAAGCCACAGATGTATAGTCCATATAGGAGAACC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ACROD1.1226</text:p>
          </table:table-cell>
          <table:table-cell table:style-name="Normal_5f_Pool12" office:value-type="string" calcext:value-type="string">
            <text:p>TGCTGTTGACAGTGAGCGACCCGAGGAGCCTAATAAAGATTAGTGAAGCCACAGATGTAATCTTTATTAGGCTCCTCGG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ACROD1.68</text:p>
          </table:table-cell>
          <table:table-cell table:style-name="Normal_5f_Pool12" office:value-type="string" calcext:value-type="string">
            <text:p>TGCTGTTGACAGTGAGCGAAGCGCCGTAAATAGAGTCCAATAGTGAAGCCACAGATGTATTGGACTCTATTTACGGCGC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ACROD1.559</text:p>
          </table:table-cell>
          <table:table-cell table:style-name="Normal_5f_Pool12" office:value-type="string" calcext:value-type="string">
            <text:p>TGCTGTTGACAGTGAGCGAGACAAGCAGCTCAATGAGAAATAGTGAAGCCACAGATGTATTTCTCATTGAGCTGCTTGTC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ACROD1.546</text:p>
          </table:table-cell>
          <table:table-cell table:style-name="Normal_5f_Pool12" office:value-type="string" calcext:value-type="string">
            <text:p>TGCTGTTGACAGTGAGCGACAGGTATAAAAAGGACAAGCATAGTGAAGCCACAGATGTATGCTTGTCCTTTTTATAC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ACROD1.468</text:p>
          </table:table-cell>
          <table:table-cell table:style-name="Normal_5f_Pool12" office:value-type="string" calcext:value-type="string">
            <text:p>TGCTGTTGACAGTGAGCGACAAGGACTTTGTCAGGCTGAATAGTGAAGCCACAGATGTATTCAGCCTGACAAAGTCCT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ACROD1.555</text:p>
          </table:table-cell>
          <table:table-cell table:style-name="Normal_5f_Pool12" office:value-type="string" calcext:value-type="string">
            <text:p>TGCTGTTGACAGTGAGCGCAAAGGACAAGCAGCTCAATGATAGTGAAGCCACAGATGTATCATTGAGCTGCTTGTCCT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MS1.591</text:p>
          </table:table-cell>
          <table:table-cell table:style-name="Normal_5f_Pool12" office:value-type="string" calcext:value-type="string">
            <text:p>TGCTGTTGACAGTGAGCGCTCGGTGGTCAGTGTTGTAAAATAGTGAAGCCACAGATGTATTTTACAACACTGACCACCG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MS1.2377</text:p>
          </table:table-cell>
          <table:table-cell table:style-name="Normal_5f_Pool12" office:value-type="string" calcext:value-type="string">
            <text:p>TGCTGTTGACAGTGAGCGCCAGCGAATGGTTTCAAGATAATAGTGAAGCCACAGATGTATTATCTTGAAACCATTCG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MS1.1091</text:p>
          </table:table-cell>
          <table:table-cell table:style-name="Normal_5f_Pool12" office:value-type="string" calcext:value-type="string">
            <text:p>TGCTGTTGACAGTGAGCGCAAGGATTGTCTTTGTACATAATAGTGAAGCCACAGATGTATTATGTACAAAGACAATCCT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MS1.717</text:p>
          </table:table-cell>
          <table:table-cell table:style-name="Normal_5f_Pool12" office:value-type="string" calcext:value-type="string">
            <text:p>TGCTGTTGACAGTGAGCGAAAGGCTGTTGATGCACCTGTATAGTGAAGCCACAGATGTATACAGGTGCATCAACAGCC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MS1.504</text:p>
          </table:table-cell>
          <table:table-cell table:style-name="Normal_5f_Pool12" office:value-type="string" calcext:value-type="string">
            <text:p>TGCTGTTGACAGTGAGCGATAGCAGGAAGCTGCTCTGTTATAGTGAAGCCACAGATGTATAACAGAGCAGCTTCCTGCT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MS1.2523</text:p>
          </table:table-cell>
          <table:table-cell table:style-name="Normal_5f_Pool12" office:value-type="string" calcext:value-type="string">
            <text:p>TGCTGTTGACAGTGAGCGCAAGGAAGTTTATGAATGTAGATAGTGAAGCCACAGATGTATCTACATTCATAAACTTC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DKN1B.942</text:p>
          </table:table-cell>
          <table:table-cell table:style-name="Normal_5f_Pool12" office:value-type="string" calcext:value-type="string">
            <text:p>TGCTGTTGACAGTGAGCGCACCGACGATTCTTCTACTCAATAGTGAAGCCACAGATGTATTGAGTAGAAGAATCGTCGG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DKN1B.2008</text:p>
          </table:table-cell>
          <table:table-cell table:style-name="Normal_5f_Pool12" office:value-type="string" calcext:value-type="string">
            <text:p>TGCTGTTGACAGTGAGCGCCAGGAAAGTGTTATTTTTCAATAGTGAAGCCACAGATGTATTGAAAAATAACACTTTC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DKN1B.943</text:p>
          </table:table-cell>
          <table:table-cell table:style-name="Normal_5f_Pool12" office:value-type="string" calcext:value-type="string">
            <text:p>TGCTGTTGACAGTGAGCGCCCGACGATTCTTCTACTCAAATAGTGAAGCCACAGATGTATTTGAGTAGAAGAATCGTCG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DKN1B.1898</text:p>
          </table:table-cell>
          <table:table-cell table:style-name="Normal_5f_Pool12" office:value-type="string" calcext:value-type="string">
            <text:p>TGCTGTTGACAGTGAGCGCCACAGTCAAAATAATTCTAAATAGTGAAGCCACAGATGTATTTAGAATTATTTTGACTG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DKN1B.2027</text:p>
          </table:table-cell>
          <table:table-cell table:style-name="Normal_5f_Pool12" office:value-type="string" calcext:value-type="string">
            <text:p>TGCTGTTGACAGTGAGCGAAAGGAAGGTTCATGTAGAGAATAGTGAAGCCACAGATGTATTCTCTACATGAACCTTCC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DKN1B.2028</text:p>
          </table:table-cell>
          <table:table-cell table:style-name="Normal_5f_Pool12" office:value-type="string" calcext:value-type="string">
            <text:p>TGCTGTTGACAGTGAGCGCAGGAAGGTTCATGTAGAGAAATAGTGAAGCCACAGATGTATTTCTCTACATGAACCTTCC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PP2R5C.1200</text:p>
          </table:table-cell>
          <table:table-cell table:style-name="Normal_5f_Pool12" office:value-type="string" calcext:value-type="string">
            <text:p>TGCTGTTGACAGTGAGCGCTGGGTTAAAATAGAAAATCTATAGTGAAGCCACAGATGTATAGATTTTCTATTTTAACCC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PP2R5C.795</text:p>
          </table:table-cell>
          <table:table-cell table:style-name="Normal_5f_Pool12" office:value-type="string" calcext:value-type="string">
            <text:p>TGCTGTTGACAGTGAGCGCAAGACTCACAGTCCAAAAGAATAGTGAAGCCACAGATGTATTCTTTTGGACTGTGAGT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PP2R5C.118</text:p>
          </table:table-cell>
          <table:table-cell table:style-name="Normal_5f_Pool12" office:value-type="string" calcext:value-type="string">
            <text:p>TGCTGTTGACAGTGAGCGCAACGAGCTGCTTTAAGTGAAATAGTGAAGCCACAGATGTATTTCACTTAAAGCAGCTCG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PP2R5C.828</text:p>
          </table:table-cell>
          <table:table-cell table:style-name="Normal_5f_Pool12" office:value-type="string" calcext:value-type="string">
            <text:p>TGCTGTTGACAGTGAGCGCAACGAATTAGAAGAGATTTTATAGTGAAGCCACAGATGTATAAAATCTCTTCTAATTCG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PP2R5C.1151</text:p>
          </table:table-cell>
          <table:table-cell table:style-name="Normal_5f_Pool12" office:value-type="string" calcext:value-type="string">
            <text:p>TGCTGTTGACAGTGAGCGCAGCAGAGAAACTAAAAGAGAATAGTGAAGCCACAGATGTATTCTCTTTTAGTTTCTCTGC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PP2R5C.623</text:p>
          </table:table-cell>
          <table:table-cell table:style-name="Normal_5f_Pool12" office:value-type="string" calcext:value-type="string">
            <text:p>TGCTGTTGACAGTGAGCGCACCACTAAAAGAAGAGCACAATAGTGAAGCCACAGATGTATTGTGCTCTTCTTTTAGTGG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IRT6.1525</text:p>
          </table:table-cell>
          <table:table-cell table:style-name="Normal_5f_Pool12" office:value-type="string" calcext:value-type="string">
            <text:p>TGCTGTTGACAGTGAGCGCAAAGTCCTCAATGCAATAAAATAGTGAAGCCACAGATGTATTTTATTGCATTGAGGACT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IRT6.463</text:p>
          </table:table-cell>
          <table:table-cell table:style-name="Normal_5f_Pool12" office:value-type="string" calcext:value-type="string">
            <text:p>TGCTGTTGACAGTGAGCGCCGGGAACATGTTTGTGGAAGATAGTGAAGCCACAGATGTATCTTCCACAAACATGTTCCC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IRT6.477</text:p>
          </table:table-cell>
          <table:table-cell table:style-name="Normal_5f_Pool12" office:value-type="string" calcext:value-type="string">
            <text:p>TGCTGTTGACAGTGAGCGATGGAAGAATGTGCCAAGTGTATAGTGAAGCCACAGATGTATACACTTGGCACATTCTTCC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IRT6.461</text:p>
          </table:table-cell>
          <table:table-cell table:style-name="Normal_5f_Pool12" office:value-type="string" calcext:value-type="string">
            <text:p>TGCTGTTGACAGTGAGCGACACGGGAACATGTTTGTGGAATAGTGAAGCCACAGATGTATTCCACAAACATGTTCCCG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IRT6.487</text:p>
          </table:table-cell>
          <table:table-cell table:style-name="Normal_5f_Pool12" office:value-type="string" calcext:value-type="string">
            <text:p>TGCTGTTGACAGTGAGCGATGCCAAGTGTAAGACGCAGTATAGTGAAGCCACAGATGTATACTGCGTCTTACACTTGGC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IRT6.1289</text:p>
          </table:table-cell>
          <table:table-cell table:style-name="Normal_5f_Pool12" office:value-type="string" calcext:value-type="string">
            <text:p>TGCTGTTGACAGTGAGCGACAGCCTCTGACTTGCTGTGTTTAGTGAAGCCACAGATGTAAACACAGCAAGTCAGAGG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BCL3.1796</text:p>
          </table:table-cell>
          <table:table-cell table:style-name="Normal_5f_Pool12" office:value-type="string" calcext:value-type="string">
            <text:p>TGCTGTTGACAGTGAGCGAACGGATCACGATGTAAATTATTAGTGAAGCCACAGATGTAATAATTTACATCGTGATCCG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BCL3.1795</text:p>
          </table:table-cell>
          <table:table-cell table:style-name="Normal_5f_Pool12" office:value-type="string" calcext:value-type="string">
            <text:p>TGCTGTTGACAGTGAGCGACACGGATCACGATGTAAATTATAGTGAAGCCACAGATGTATAATTTACATCGTGATCCG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BCL3.1802</text:p>
          </table:table-cell>
          <table:table-cell table:style-name="Normal_5f_Pool12" office:value-type="string" calcext:value-type="string">
            <text:p>TGCTGTTGACAGTGAGCGCCACGATGTAAATTATTAAGCATAGTGAAGCCACAGATGTATGCTTAATAATTTACATCG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BCL3.1803</text:p>
          </table:table-cell>
          <table:table-cell table:style-name="Normal_5f_Pool12" office:value-type="string" calcext:value-type="string">
            <text:p>TGCTGTTGACAGTGAGCGAACGATGTAAATTATTAAGCATTAGTGAAGCCACAGATGTAATGCTTAATAATTTACATCG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BCL3.560</text:p>
          </table:table-cell>
          <table:table-cell table:style-name="Normal_5f_Pool12" office:value-type="string" calcext:value-type="string">
            <text:p>TGCTGTTGACAGTGAGCGAGGAGCTCGACATCTACAACAATAGTGAAGCCACAGATGTATTGTTGTAGATGTCGAGCTCC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BCL3.1792</text:p>
          </table:table-cell>
          <table:table-cell table:style-name="Normal_5f_Pool12" office:value-type="string" calcext:value-type="string">
            <text:p>TGCTGTTGACAGTGAGCGAGGGCACGGATCACGATGTAAATAGTGAAGCCACAGATGTATTTACATCGTGATCCGTGCCC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HUS1.457</text:p>
          </table:table-cell>
          <table:table-cell table:style-name="Normal_5f_Pool12" office:value-type="string" calcext:value-type="string">
            <text:p>TGCTGTTGACAGTGAGCGATGGAGCTGTTATCTATGTCAATAGTGAAGCCACAGATGTATTGACATAGATAACAGCTCC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HUS1.822</text:p>
          </table:table-cell>
          <table:table-cell table:style-name="Normal_5f_Pool12" office:value-type="string" calcext:value-type="string">
            <text:p>TGCTGTTGACAGTGAGCGCCAGTTTCTTGCTGGACAACAATAGTGAAGCCACAGATGTATTGTTGTCCAGCAAGAAA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HUS1.285</text:p>
          </table:table-cell>
          <table:table-cell table:style-name="Normal_5f_Pool12" office:value-type="string" calcext:value-type="string">
            <text:p>TGCTGTTGACAGTGAGCGCCAGGAGAACTTCTTCAACGAATAGTGAAGCCACAGATGTATTCGTTGAAGAAGTTCTC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HUS1.2698</text:p>
          </table:table-cell>
          <table:table-cell table:style-name="Normal_5f_Pool12" office:value-type="string" calcext:value-type="string">
            <text:p>TGCTGTTGACAGTGAGCGCTAGGATGGAATATTTTGTTAATAGTGAAGCCACAGATGTATTAACAAAATATTCCATCCT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HUS1.1703</text:p>
          </table:table-cell>
          <table:table-cell table:style-name="Normal_5f_Pool12" office:value-type="string" calcext:value-type="string">
            <text:p>TGCTGTTGACAGTGAGCGAACCCTTCTATTTAGAGTAGAATAGTGAAGCCACAGATGTATTCTACTCTAAATAGAAGGG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HUS1.2794</text:p>
          </table:table-cell>
          <table:table-cell table:style-name="Normal_5f_Pool12" office:value-type="string" calcext:value-type="string">
            <text:p>TGCTGTTGACAGTGAGCGACAGCTGCAGTGAGAAAACTTATAGTGAAGCCACAGATGTATAAGTTTTCTCACTGCAG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EK6.2070</text:p>
          </table:table-cell>
          <table:table-cell table:style-name="Normal_5f_Pool12" office:value-type="string" calcext:value-type="string">
            <text:p>TGCTGTTGACAGTGAGCGCCAGGATTAACTGTGAAGACTATAGTGAAGCCACAGATGTATAGTCTTCACAGTTAATC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EK6.1892</text:p>
          </table:table-cell>
          <table:table-cell table:style-name="Normal_5f_Pool12" office:value-type="string" calcext:value-type="string">
            <text:p>TGCTGTTGACAGTGAGCGCCAGACAGAATTTGAAATAAAATAGTGAAGCCACAGATGTATTTTATTTCAAATTCTGT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EK6.1915</text:p>
          </table:table-cell>
          <table:table-cell table:style-name="Normal_5f_Pool12" office:value-type="string" calcext:value-type="string">
            <text:p>TGCTGTTGACAGTGAGCGCTGCAAGTTAGCTAATACAAAATAGTGAAGCCACAGATGTATTTTGTATTAGCTAACTTGC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EK6.1891</text:p>
          </table:table-cell>
          <table:table-cell table:style-name="Normal_5f_Pool12" office:value-type="string" calcext:value-type="string">
            <text:p>TGCTGTTGACAGTGAGCGAACAGACAGAATTTGAAATAAATAGTGAAGCCACAGATGTATTTATTTCAAATTCTGTCTG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EK6.2437</text:p>
          </table:table-cell>
          <table:table-cell table:style-name="Normal_5f_Pool12" office:value-type="string" calcext:value-type="string">
            <text:p>TGCTGTTGACAGTGAGCGATGGGAGTTACTTAGAATTCATTAGTGAAGCCACAGATGTAATGAATTCTAAGTAACTCCC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EK6.699</text:p>
          </table:table-cell>
          <table:table-cell table:style-name="Normal_5f_Pool12" office:value-type="string" calcext:value-type="string">
            <text:p>TGCTGTTGACAGTGAGCGCCGGCTACAACTTCAAGTCCGATAGTGAAGCCACAGATGTATCGGACTTGAAGTTGTAGCC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WIST1.1022</text:p>
          </table:table-cell>
          <table:table-cell table:style-name="Normal_5f_Pool12" office:value-type="string" calcext:value-type="string">
            <text:p>TGCTGTTGACAGTGAGCGAAAGGAGAAAATGGACAGTCTATAGTGAAGCCACAGATGTATAGACTGTCCATTTTCTCC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WIST1.811</text:p>
          </table:table-cell>
          <table:table-cell table:style-name="Normal_5f_Pool12" office:value-type="string" calcext:value-type="string">
            <text:p>TGCTGTTGACAGTGAGCGACAGGTACATCGACTTCCTCTATAGTGAAGCCACAGATGTATAGAGGAAGTCGATGTAC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WIST1.1105</text:p>
          </table:table-cell>
          <table:table-cell table:style-name="Normal_5f_Pool12" office:value-type="string" calcext:value-type="string">
            <text:p>TGCTGTTGACAGTGAGCGAAAGAGCAAAATCCAAATTCAATAGTGAAGCCACAGATGTATTGAATTTGGATTTTGCTC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WIST1.781</text:p>
          </table:table-cell>
          <table:table-cell table:style-name="Normal_5f_Pool12" office:value-type="string" calcext:value-type="string">
            <text:p>TGCTGTTGACAGTGAGCGCGAGCAAGATTCAGACCCTCAATAGTGAAGCCACAGATGTATTGAGGGTCTGAATCTTGCTC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WIST1.770</text:p>
          </table:table-cell>
          <table:table-cell table:style-name="Normal_5f_Pool12" office:value-type="string" calcext:value-type="string">
            <text:p>TGCTGTTGACAGTGAGCGATCGGACAAGCTGAGCAAGATTTAGTGAAGCCACAGATGTAAATCTTGCTCAGCTTGTCCG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WIST1.1577</text:p>
          </table:table-cell>
          <table:table-cell table:style-name="Normal_5f_Pool12" office:value-type="string" calcext:value-type="string">
            <text:p>TGCTGTTGACAGTGAGCGACGGTGTCTAAATGCATTCATATAGTGAAGCCACAGATGTATATGAATGCATTTAGACACC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KIAA0415.2524</text:p>
          </table:table-cell>
          <table:table-cell table:style-name="Normal_5f_Pool12" office:value-type="string" calcext:value-type="string">
            <text:p>TGCTGTTGACAGTGAGCGAAGGGACTTCGGTGCAGATTAATAGTGAAGCCACAGATGTATTAATCTGCACCGAAGTCCC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KIAA0415.2523</text:p>
          </table:table-cell>
          <table:table-cell table:style-name="Normal_5f_Pool12" office:value-type="string" calcext:value-type="string">
            <text:p>TGCTGTTGACAGTGAGCGACAGGGACTTCGGTGCAGATTATAGTGAAGCCACAGATGTATAATCTGCACCGAAGTCC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KIAA0415.5221</text:p>
          </table:table-cell>
          <table:table-cell table:style-name="Normal_5f_Pool12" office:value-type="string" calcext:value-type="string">
            <text:p>TGCTGTTGACAGTGAGCGCTAGACACTCTGTATCTAGCTATAGTGAAGCCACAGATGTATAGCTAGATACAGAGTGTCT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KIAA0415.2072</text:p>
          </table:table-cell>
          <table:table-cell table:style-name="Normal_5f_Pool12" office:value-type="string" calcext:value-type="string">
            <text:p>TGCTGTTGACAGTGAGCGACACCGTGGAGCAGATCAACAATAGTGAAGCCACAGATGTATTGTTGATCTGCTCCACGG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KIAA0415.2082</text:p>
          </table:table-cell>
          <table:table-cell table:style-name="Normal_5f_Pool12" office:value-type="string" calcext:value-type="string">
            <text:p>TGCTGTTGACAGTGAGCGACAGATCAACAAGTTCTTCGAATAGTGAAGCCACAGATGTATTCGAAGAACTTGTTGAT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KIAA0415.5181</text:p>
          </table:table-cell>
          <table:table-cell table:style-name="Normal_5f_Pool12" office:value-type="string" calcext:value-type="string">
            <text:p>TGCTGTTGACAGTGAGCGCCAGCACCTTGTGTCTAGCTCATAGTGAAGCCACAGATGTATGAGCTAGACACAAGGTGC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OBFC2A.3291</text:p>
          </table:table-cell>
          <table:table-cell table:style-name="Normal_5f_Pool12" office:value-type="string" calcext:value-type="string">
            <text:p>TGCTGTTGACAGTGAGCGCCAGGTCATCAGTCATTAGTTATAGTGAAGCCACAGATGTATAACTAATGACTGATGACC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OBFC2A.2571</text:p>
          </table:table-cell>
          <table:table-cell table:style-name="Normal_5f_Pool12" office:value-type="string" calcext:value-type="string">
            <text:p>TGCTGTTGACAGTGAGCGACACAAGTTTATTTGTGGTCTATAGTGAAGCCACAGATGTATAGACCACAAATAAACTTG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OBFC2A.2121</text:p>
          </table:table-cell>
          <table:table-cell table:style-name="Normal_5f_Pool12" office:value-type="string" calcext:value-type="string">
            <text:p>TGCTGTTGACAGTGAGCGACAGCTTTATTCAGAAATATAATAGTGAAGCCACAGATGTATTATATTTCTGAATAAAG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OBFC2A.1020</text:p>
          </table:table-cell>
          <table:table-cell table:style-name="Normal_5f_Pool12" office:value-type="string" calcext:value-type="string">
            <text:p>TGCTGTTGACAGTGAGCGAAAGGAACAGCTAGTAATCAAATAGTGAAGCCACAGATGTATTTGATTACTAGCTGTTCC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OBFC2A.2749</text:p>
          </table:table-cell>
          <table:table-cell table:style-name="Normal_5f_Pool12" office:value-type="string" calcext:value-type="string">
            <text:p>TGCTGTTGACAGTGAGCGCTAGAGAGTATGTTTCATAAAATAGTGAAGCCACAGATGTATTTTATGAAACATACTCTCT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OBFC2A.861</text:p>
          </table:table-cell>
          <table:table-cell table:style-name="Normal_5f_Pool12" office:value-type="string" calcext:value-type="string">
            <text:p>TGCTGTTGACAGTGAGCGACACAGAGTGAACAGAAGAATATAGTGAAGCCACAGATGTATATTCTTCTGTTCACTCTG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SF1A.345</text:p>
          </table:table-cell>
          <table:table-cell table:style-name="Normal_5f_Pool12" office:value-type="string" calcext:value-type="string">
            <text:p>TGCTGTTGACAGTGAGCGCAAGGTTCAGGTGAACAATGTATAGTGAAGCCACAGATGTATACATTGTTCACCTGAAC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SF1A.1326</text:p>
          </table:table-cell>
          <table:table-cell table:style-name="Normal_5f_Pool12" office:value-type="string" calcext:value-type="string">
            <text:p>TGCTGTTGACAGTGAGCGAAACAAAGTTTACTTCAACTAATAGTGAAGCCACAGATGTATTAGTTGAAGTAAACTTTG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SF1A.1322</text:p>
          </table:table-cell>
          <table:table-cell table:style-name="Normal_5f_Pool12" office:value-type="string" calcext:value-type="string">
            <text:p>TGCTGTTGACAGTGAGCGAAAAGAACAAAGTTTACTTCAATAGTGAAGCCACAGATGTATTGAAGTAAACTTTGTTCT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SF1A.909</text:p>
          </table:table-cell>
          <table:table-cell table:style-name="Normal_5f_Pool12" office:value-type="string" calcext:value-type="string">
            <text:p>TGCTGTTGACAGTGAGCGCAACTCACTAAATGTCATGTTATAGTGAAGCCACAGATGTATAACATGACATTTAGTGAG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SF1A.2373</text:p>
          </table:table-cell>
          <table:table-cell table:style-name="Normal_5f_Pool12" office:value-type="string" calcext:value-type="string">
            <text:p>TGCTGTTGACAGTGAGCGCTAACTAGTTCATAGATTTTAATAGTGAAGCCACAGATGTATTAAAATCTATGAACTAGTT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SF1A.1286</text:p>
          </table:table-cell>
          <table:table-cell table:style-name="Normal_5f_Pool12" office:value-type="string" calcext:value-type="string">
            <text:p>TGCTGTTGACAGTGAGCGACAGACAGTCTTTGGACCACTATAGTGAAGCCACAGATGTATAGTGGTCCAAAGACTGT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CNK.2571</text:p>
          </table:table-cell>
          <table:table-cell table:style-name="Normal_5f_Pool12" office:value-type="string" calcext:value-type="string">
            <text:p>TGCTGTTGACAGTGAGCGCTCAGTCAGTTATCCAAATAAATAGTGAAGCCACAGATGTATTTATTTGGATAACTGACTG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CNK.2515</text:p>
          </table:table-cell>
          <table:table-cell table:style-name="Normal_5f_Pool12" office:value-type="string" calcext:value-type="string">
            <text:p>TGCTGTTGACAGTGAGCGCAAGTGTGAATGTAACAACATATAGTGAAGCCACAGATGTATATGTTGTTACATTCACACT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CNK.636</text:p>
          </table:table-cell>
          <table:table-cell table:style-name="Normal_5f_Pool12" office:value-type="string" calcext:value-type="string">
            <text:p>TGCTGTTGACAGTGAGCGCAAGCAACTCAAAGGTGATAAATAGTGAAGCCACAGATGTATTTATCACCTTTGAGTTG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CNK.834</text:p>
          </table:table-cell>
          <table:table-cell table:style-name="Normal_5f_Pool12" office:value-type="string" calcext:value-type="string">
            <text:p>TGCTGTTGACAGTGAGCGATGGGAGCAGTTTGTTCAAGATTAGTGAAGCCACAGATGTAATCTTGAACAAACTGCTCCC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CNK.135</text:p>
          </table:table-cell>
          <table:table-cell table:style-name="Normal_5f_Pool12" office:value-type="string" calcext:value-type="string">
            <text:p>TGCTGTTGACAGTGAGCGAAAGGAGAATAAAGAAAATTCATAGTGAAGCCACAGATGTATGAATTTTCTTTATTCTCC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CNK.2572</text:p>
          </table:table-cell>
          <table:table-cell table:style-name="Normal_5f_Pool12" office:value-type="string" calcext:value-type="string">
            <text:p>TGCTGTTGACAGTGAGCGCCAGTCAGTTATCCAAATAAAATAGTGAAGCCACAGATGTATTTTATTTGGATAACTGAC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SNK1E.1966</text:p>
          </table:table-cell>
          <table:table-cell table:style-name="Normal_5f_Pool12" office:value-type="string" calcext:value-type="string">
            <text:p>TGCTGTTGACAGTGAGCGCCCCGTTCTCCTGTGTCTACTATAGTGAAGCCACAGATGTATAGTAGACACAGGAGAACGG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SNK1E.699</text:p>
          </table:table-cell>
          <table:table-cell table:style-name="Normal_5f_Pool12" office:value-type="string" calcext:value-type="string">
            <text:p>TGCTGTTGACAGTGAGCGCTCAGCGAGAAGAAGATGTCAATAGTGAAGCCACAGATGTATTGACATCTTCTTCTCGCTG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SNK1E.1355</text:p>
          </table:table-cell>
          <table:table-cell table:style-name="Normal_5f_Pool12" office:value-type="string" calcext:value-type="string">
            <text:p>TGCTGTTGACAGTGAGCGCACCACTCAAAAGAACAACAAATAGTGAAGCCACAGATGTATTTGTTGTTCTTTTGAGTGG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SNK1E.694</text:p>
          </table:table-cell>
          <table:table-cell table:style-name="Normal_5f_Pool12" office:value-type="string" calcext:value-type="string">
            <text:p>TGCTGTTGACAGTGAGCGCACGGATCAGCGAGAAGAAGATTAGTGAAGCCACAGATGTAATCTTCTTCTCGCTGATCCG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SNK1E.67</text:p>
          </table:table-cell>
          <table:table-cell table:style-name="Normal_5f_Pool12" office:value-type="string" calcext:value-type="string">
            <text:p>TGCTGTTGACAGTGAGCGACGGGTCCTTCGGAGATATCTATAGTGAAGCCACAGATGTATAGATATCTCCGAAGGACCC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SNK1E.2392</text:p>
          </table:table-cell>
          <table:table-cell table:style-name="Normal_5f_Pool12" office:value-type="string" calcext:value-type="string">
            <text:p>TGCTGTTGACAGTGAGCGCAAGCTTTTTATTACTTTGTAATAGTGAAGCCACAGATGTATTACAAAGTAATAAAAAG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H2AFX.1434</text:p>
          </table:table-cell>
          <table:table-cell table:style-name="Normal_5f_Pool12" office:value-type="string" calcext:value-type="string">
            <text:p>TGCTGTTGACAGTGAGCGAAAGCACCTAGATACCAGCACATAGTGAAGCCACAGATGTATGTGCTGGTATCTAGGTGC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H2AFX.1555</text:p>
          </table:table-cell>
          <table:table-cell table:style-name="Normal_5f_Pool12" office:value-type="string" calcext:value-type="string">
            <text:p>TGCTGTTGACAGTGAGCGCTAGATGGACTAATTTTATTAATAGTGAAGCCACAGATGTATTAATAAAATTAGTCCATCT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H2AFX.22</text:p>
          </table:table-cell>
          <table:table-cell table:style-name="Normal_5f_Pool12" office:value-type="string" calcext:value-type="string">
            <text:p>TGCTGTTGACAGTGAGCGAGGCGTCTGTTCTAGTGTTTGATAGTGAAGCCACAGATGTATCAAACACTAGAACAGACGCC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H2AFX.1524</text:p>
          </table:table-cell>
          <table:table-cell table:style-name="Normal_5f_Pool12" office:value-type="string" calcext:value-type="string">
            <text:p>TGCTGTTGACAGTGAGCGACACGACTAGAACCTTAGGCATTAGTGAAGCCACAGATGTAATGCCTAAGGTTCTAGTCG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H2AFX.20</text:p>
          </table:table-cell>
          <table:table-cell table:style-name="Normal_5f_Pool12" office:value-type="string" calcext:value-type="string">
            <text:p>TGCTGTTGACAGTGAGCGACGGGCGTCTGTTCTAGTGTTTTAGTGAAGCCACAGATGTAAAACACTAGAACAGACGCCC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H2AFX.1435</text:p>
          </table:table-cell>
          <table:table-cell table:style-name="Normal_5f_Pool12" office:value-type="string" calcext:value-type="string">
            <text:p>TGCTGTTGACAGTGAGCGCAGCACCTAGATACCAGCACAATAGTGAAGCCACAGATGTATTGTGCTGGTATCTAGGTGC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ING4.556</text:p>
          </table:table-cell>
          <table:table-cell table:style-name="Normal_5f_Pool12" office:value-type="string" calcext:value-type="string">
            <text:p>TGCTGTTGACAGTGAGCGAAACGGAAGAAGAAATAGATAATAGTGAAGCCACAGATGTATTATCTATTTCTTCTTCCG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ING4.1194</text:p>
          </table:table-cell>
          <table:table-cell table:style-name="Normal_5f_Pool12" office:value-type="string" calcext:value-type="string">
            <text:p>TGCTGTTGACAGTGAGCGATAGAGACACTGTTTTAGTAAATAGTGAAGCCACAGATGTATTTACTAAAACAGTGTCTCT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ING4.363</text:p>
          </table:table-cell>
          <table:table-cell table:style-name="Normal_5f_Pool12" office:value-type="string" calcext:value-type="string">
            <text:p>TGCTGTTGACAGTGAGCGACCGGACTCAAAAGGAGAAGAATAGTGAAGCCACAGATGTATTCTTCTCCTTTTGAGTCCG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ING4.319</text:p>
          </table:table-cell>
          <table:table-cell table:style-name="Normal_5f_Pool12" office:value-type="string" calcext:value-type="string">
            <text:p>TGCTGTTGACAGTGAGCGCCAGATTGAGTCAAGTGACTATTAGTGAAGCCACAGATGTAATAGTCACTTGACTCAAT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ING4.1147</text:p>
          </table:table-cell>
          <table:table-cell table:style-name="Normal_5f_Pool12" office:value-type="string" calcext:value-type="string">
            <text:p>TGCTGTTGACAGTGAGCGCTGGGTAGGTAAATAAAAGCTATAGTGAAGCCACAGATGTATAGCTTTTATTTACCTACCC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ING4.310</text:p>
          </table:table-cell>
          <table:table-cell table:style-name="Normal_5f_Pool12" office:value-type="string" calcext:value-type="string">
            <text:p>TGCTGTTGACAGTGAGCGAAAGGAGAAACAGATTGAGTCATAGTGAAGCCACAGATGTATGACTCAATCTGTTTCTCC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KDM1A.1031</text:p>
          </table:table-cell>
          <table:table-cell table:style-name="Normal_5f_Pool12" office:value-type="string" calcext:value-type="string">
            <text:p>TGCTGTTGACAGTGAGCGACAGCAGCTCGACAGTTACAAATAGTGAAGCCACAGATGTATTTGTAACTGTCGAGCTG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KDM1A.904</text:p>
          </table:table-cell>
          <table:table-cell table:style-name="Normal_5f_Pool12" office:value-type="string" calcext:value-type="string">
            <text:p>TGCTGTTGACAGTGAGCGACACCGAGTTCACAGTTATTTATAGTGAAGCCACAGATGTATAAATAACTGTGAACTCGG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KDM1A.2772</text:p>
          </table:table-cell>
          <table:table-cell table:style-name="Normal_5f_Pool12" office:value-type="string" calcext:value-type="string">
            <text:p>TGCTGTTGACAGTGAGCGAAAGGCTCTTCTAGCAATACTATAGTGAAGCCACAGATGTATAGTATTGCTAGAAGAGCC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KDM1A.1034</text:p>
          </table:table-cell>
          <table:table-cell table:style-name="Normal_5f_Pool12" office:value-type="string" calcext:value-type="string">
            <text:p>TGCTGTTGACAGTGAGCGACAGCTCGACAGTTACAAAGTTTAGTGAAGCCACAGATGTAAACTTTGTAACTGTCGAG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KDM1A.1587</text:p>
          </table:table-cell>
          <table:table-cell table:style-name="Normal_5f_Pool12" office:value-type="string" calcext:value-type="string">
            <text:p>TGCTGTTGACAGTGAGCGACGAGTTCTTAGTGAAAAGCAATAGTGAAGCCACAGATGTATTGCTTTTCACTAAGAACTC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KDM1A.1316</text:p>
          </table:table-cell>
          <table:table-cell table:style-name="Normal_5f_Pool12" office:value-type="string" calcext:value-type="string">
            <text:p>TGCTGTTGACAGTGAGCGATAGAAGCTACATCTTACCTTATAGTGAAGCCACAGATGTATAAGGTAAGATGTAGCTTCT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COA6.4926</text:p>
          </table:table-cell>
          <table:table-cell table:style-name="Normal_5f_Pool12" office:value-type="string" calcext:value-type="string">
            <text:p>TGCTGTTGACAGTGAGCGACAGGATCTGTCTTCTTCTAAATAGTGAAGCCACAGATGTATTTAGAAGAAGACAGATC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COA6.6985</text:p>
          </table:table-cell>
          <table:table-cell table:style-name="Normal_5f_Pool12" office:value-type="string" calcext:value-type="string">
            <text:p>TGCTGTTGACAGTGAGCGCAAGGATTTGTACAATGTGAAATAGTGAAGCCACAGATGTATTTCACATTGTACAAATCCT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COA6.6496</text:p>
          </table:table-cell>
          <table:table-cell table:style-name="Normal_5f_Pool12" office:value-type="string" calcext:value-type="string">
            <text:p>TGCTGTTGACAGTGAGCGCAGCGAAGAAAATCCAAGTAAATAGTGAAGCCACAGATGTATTTACTTGGATTTTCTTCGC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COA6.4629</text:p>
          </table:table-cell>
          <table:table-cell table:style-name="Normal_5f_Pool12" office:value-type="string" calcext:value-type="string">
            <text:p>TGCTGTTGACAGTGAGCGCCAGGTAAACATTGAACTAAAATAGTGAAGCCACAGATGTATTTTAGTTCAATGTTTAC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COA6.6650</text:p>
          </table:table-cell>
          <table:table-cell table:style-name="Normal_5f_Pool12" office:value-type="string" calcext:value-type="string">
            <text:p>TGCTGTTGACAGTGAGCGAAACCTGTTTCATAAAGTGCAATAGTGAAGCCACAGATGTATTGCACTTTATGAAACAGG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COA6.1107</text:p>
          </table:table-cell>
          <table:table-cell table:style-name="Normal_5f_Pool12" office:value-type="string" calcext:value-type="string">
            <text:p>TGCTGTTGACAGTGAGCGACAGCAGCAGCAACAACAACAATAGTGAAGCCACAGATGTATTGTTGTTGTTGCTGCTG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B7.213</text:p>
          </table:table-cell>
          <table:table-cell table:style-name="Normal_5f_Pool12" office:value-type="string" calcext:value-type="string">
            <text:p>TGCTGTTGACAGTGAGCGCAGGGATGGTTGTTGCTGACAATAGTGAAGCCACAGATGTATTGTCAGCAACAACCATCCC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B7.400</text:p>
          </table:table-cell>
          <table:table-cell table:style-name="Normal_5f_Pool12" office:value-type="string" calcext:value-type="string">
            <text:p>TGCTGTTGACAGTGAGCGACAGATGCTTTTCAGGTATCAATAGTGAAGCCACAGATGTATTGATACCTGAAAAGCAT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B7.936</text:p>
          </table:table-cell>
          <table:table-cell table:style-name="Normal_5f_Pool12" office:value-type="string" calcext:value-type="string">
            <text:p>TGCTGTTGACAGTGAGCGACCGAATGAAACTCAACTCAATTAGTGAAGCCACAGATGTAATTGAGTTGAGTTTCATTCG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B7.935</text:p>
          </table:table-cell>
          <table:table-cell table:style-name="Normal_5f_Pool12" office:value-type="string" calcext:value-type="string">
            <text:p>TGCTGTTGACAGTGAGCGCGCCGAATGAAACTCAACTCAATAGTGAAGCCACAGATGTATTGAGTTGAGTTTCATTCGGC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B7.923</text:p>
          </table:table-cell>
          <table:table-cell table:style-name="Normal_5f_Pool12" office:value-type="string" calcext:value-type="string">
            <text:p>TGCTGTTGACAGTGAGCGATGGCTAGTGTTTGCCGAATGATAGTGAAGCCACAGATGTATCATTCGGCAAACACTAGCC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B7.818</text:p>
          </table:table-cell>
          <table:table-cell table:style-name="Normal_5f_Pool12" office:value-type="string" calcext:value-type="string">
            <text:p>TGCTGTTGACAGTGAGCGATGGAAGAAACAGTCCAAACAATAGTGAAGCCACAGATGTATTGTTTGGACTGTTTCTTCC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BM14.1421</text:p>
          </table:table-cell>
          <table:table-cell table:style-name="Normal_5f_Pool12" office:value-type="string" calcext:value-type="string">
            <text:p>TGCTGTTGACAGTGAGCGACAGGAAGACATGATAGCTAAATAGTGAAGCCACAGATGTATTTAGCTATCATGTCTTC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BM14.3764</text:p>
          </table:table-cell>
          <table:table-cell table:style-name="Normal_5f_Pool12" office:value-type="string" calcext:value-type="string">
            <text:p>TGCTGTTGACAGTGAGCGATGGGTTTTATGTCTAGATTTATAGTGAAGCCACAGATGTATAAATCTAGACATAAAACCC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BM14.1281</text:p>
          </table:table-cell>
          <table:table-cell table:style-name="Normal_5f_Pool12" office:value-type="string" calcext:value-type="string">
            <text:p>TGCTGTTGACAGTGAGCGACAAGTAGGTGGTGTTAGAAAATAGTGAAGCCACAGATGTATTTTCTAACACCACCTACT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BM14.1420</text:p>
          </table:table-cell>
          <table:table-cell table:style-name="Normal_5f_Pool12" office:value-type="string" calcext:value-type="string">
            <text:p>TGCTGTTGACAGTGAGCGCCCAGGAAGACATGATAGCTAATAGTGAAGCCACAGATGTATTAGCTATCATGTCTTCCTG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BM14.3650</text:p>
          </table:table-cell>
          <table:table-cell table:style-name="Normal_5f_Pool12" office:value-type="string" calcext:value-type="string">
            <text:p>TGCTGTTGACAGTGAGCGAGACCTAGTATATACTATGTAATAGTGAAGCCACAGATGTATTACATAGTATATACTAGGTC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BM14.1315</text:p>
          </table:table-cell>
          <table:table-cell table:style-name="Normal_5f_Pool12" office:value-type="string" calcext:value-type="string">
            <text:p>TGCTGTTGACAGTGAGCGCTCCCTTTTGTATGGACTACAATAGTGAAGCCACAGATGTATTGTAGTCCATACAAAAGGG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FWD2.1858</text:p>
          </table:table-cell>
          <table:table-cell table:style-name="Normal_5f_Pool12" office:value-type="string" calcext:value-type="string">
            <text:p>TGCTGTTGACAGTGAGCGCAGGCTAATGTGTGCTGTGTTATAGTGAAGCCACAGATGTATAACACAGCACACATTAGCC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FWD2.1517</text:p>
          </table:table-cell>
          <table:table-cell table:style-name="Normal_5f_Pool12" office:value-type="string" calcext:value-type="string">
            <text:p>TGCTGTTGACAGTGAGCGCTACAAAGAAGATTAAAGTCTATAGTGAAGCCACAGATGTATAGACTTTAATCTTCTTTGT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FWD2.2268</text:p>
          </table:table-cell>
          <table:table-cell table:style-name="Normal_5f_Pool12" office:value-type="string" calcext:value-type="string">
            <text:p>TGCTGTTGACAGTGAGCGCAAAGAAGATGATACAAATGAATAGTGAAGCCACAGATGTATTCATTTGTATCATCTTCT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FWD2.1511</text:p>
          </table:table-cell>
          <table:table-cell table:style-name="Normal_5f_Pool12" office:value-type="string" calcext:value-type="string">
            <text:p>TGCTGTTGACAGTGAGCGATGGAGTTACAAAGAAGATTAATAGTGAAGCCACAGATGTATTAATCTTCTTTGTAACTCC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FWD2.1297</text:p>
          </table:table-cell>
          <table:table-cell table:style-name="Normal_5f_Pool12" office:value-type="string" calcext:value-type="string">
            <text:p>TGCTGTTGACAGTGAGCGAAGCAGTGTTACTTTTCTACAATAGTGAAGCCACAGATGTATTGTAGAAAAGTAACACTGC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FWD2.2263</text:p>
          </table:table-cell>
          <table:table-cell table:style-name="Normal_5f_Pool12" office:value-type="string" calcext:value-type="string">
            <text:p>TGCTGTTGACAGTGAGCGAACCGAAAAGAAGATGATACAATAGTGAAGCCACAGATGTATTGTATCATCTTCTTTTCGG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PS27A.733</text:p>
          </table:table-cell>
          <table:table-cell table:style-name="Normal_5f_Pool12" office:value-type="string" calcext:value-type="string">
            <text:p>TGCTGTTGACAGTGAGCGACAGAAGTTATATTTAATGTAATAGTGAAGCCACAGATGTATTACATTAAATATAACTT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PS27A.80</text:p>
          </table:table-cell>
          <table:table-cell table:style-name="Normal_5f_Pool12" office:value-type="string" calcext:value-type="string">
            <text:p>TGCTGTTGACAGTGAGCGCCGGATACGATAGAAAATGTAATAGTGAAGCCACAGATGTATTACATTTTCTATCGTATCC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PS27A.75</text:p>
          </table:table-cell>
          <table:table-cell table:style-name="Normal_5f_Pool12" office:value-type="string" calcext:value-type="string">
            <text:p>TGCTGTTGACAGTGAGCGCACCCTCGGATACGATAGAAAATAGTGAAGCCACAGATGTATTTTCTATCGTATCCGAGGG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PS27A.340</text:p>
          </table:table-cell>
          <table:table-cell table:style-name="Normal_5f_Pool12" office:value-type="string" calcext:value-type="string">
            <text:p>TGCTGTTGACAGTGAGCGCAAGGTGGATGAGAATGGCAAATAGTGAAGCCACAGATGTATTTGCCATTCTCATCCACCT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PS27A.477</text:p>
          </table:table-cell>
          <table:table-cell table:style-name="Normal_5f_Pool12" office:value-type="string" calcext:value-type="string">
            <text:p>TGCTGTTGACAGTGAGCGCACCAGAAGACAAGTAACTGTATAGTGAAGCCACAGATGTATACAGTTACTTGTCTTCTGG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PS27A.282</text:p>
          </table:table-cell>
          <table:table-cell table:style-name="Normal_5f_Pool12" office:value-type="string" calcext:value-type="string">
            <text:p>TGCTGTTGACAGTGAGCGATCCCAAGAAGAATAAGCACAATAGTGAAGCCACAGATGTATTGTGCTTATTCTTCTTGGG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MARCAD1.2661</text:p>
          </table:table-cell>
          <table:table-cell table:style-name="Normal_5f_Pool12" office:value-type="string" calcext:value-type="string">
            <text:p>TGCTGTTGACAGTGAGCGAAAGGGTGATAGAGTTGTGTTATAGTGAAGCCACAGATGTATAACACAACTCTATCACCC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MARCAD1.1401</text:p>
          </table:table-cell>
          <table:table-cell table:style-name="Normal_5f_Pool12" office:value-type="string" calcext:value-type="string">
            <text:p>TGCTGTTGACAGTGAGCGACAAGAAAGAGATGTAGTTATATAGTGAAGCCACAGATGTATATAACTACATCTCTTTCT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MARCAD1.2110</text:p>
          </table:table-cell>
          <table:table-cell table:style-name="Normal_5f_Pool12" office:value-type="string" calcext:value-type="string">
            <text:p>TGCTGTTGACAGTGAGCGCTACGAAGAATGTTTTCCTCTATAGTGAAGCCACAGATGTATAGAGGAAAACATTCTTCGT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MARCAD1.807</text:p>
          </table:table-cell>
          <table:table-cell table:style-name="Normal_5f_Pool12" office:value-type="string" calcext:value-type="string">
            <text:p>TGCTGTTGACAGTGAGCGACAGGAAAGTATTGTACTGAAATAGTGAAGCCACAGATGTATTTCAGTACAATACTTTC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MARCAD1.1337</text:p>
          </table:table-cell>
          <table:table-cell table:style-name="Normal_5f_Pool12" office:value-type="string" calcext:value-type="string">
            <text:p>TGCTGTTGACAGTGAGCGCCACAAAGATGTCCAAAACTAATAGTGAAGCCACAGATGTATTAGTTTTGGACATCTTTG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MARCAD1.1284</text:p>
          </table:table-cell>
          <table:table-cell table:style-name="Normal_5f_Pool12" office:value-type="string" calcext:value-type="string">
            <text:p>TGCTGTTGACAGTGAGCGCAAGGCTCAGAAGATAACAGAATAGTGAAGCCACAGATGTATTCTGTTATCTTCTGAGC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MC3.1337</text:p>
          </table:table-cell>
          <table:table-cell table:style-name="Normal_5f_Pool12" office:value-type="string" calcext:value-type="string">
            <text:p>TGCTGTTGACAGTGAGCGCCAGGCTATTAATGACAAGAAATAGTGAAGCCACAGATGTATTTCTTGTCATTAATAGCC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MC3.1442</text:p>
          </table:table-cell>
          <table:table-cell table:style-name="Normal_5f_Pool12" office:value-type="string" calcext:value-type="string">
            <text:p>TGCTGTTGACAGTGAGCGACAGGATCTTAATGAAGTCAAATAGTGAAGCCACAGATGTATTTGACTTCATTAAGATC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MC3.995</text:p>
          </table:table-cell>
          <table:table-cell table:style-name="Normal_5f_Pool12" office:value-type="string" calcext:value-type="string">
            <text:p>TGCTGTTGACAGTGAGCGCCAGCTTAGTGCTGAAAGACAATAGTGAAGCCACAGATGTATTGTCTTTCAGCACTAAG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MC3.905</text:p>
          </table:table-cell>
          <table:table-cell table:style-name="Normal_5f_Pool12" office:value-type="string" calcext:value-type="string">
            <text:p>TGCTGTTGACAGTGAGCGCCAGCAGGATGCAAGAGATAAATAGTGAAGCCACAGATGTATTTATCTCTTGCATCCTGC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MC3.860</text:p>
          </table:table-cell>
          <table:table-cell table:style-name="Normal_5f_Pool12" office:value-type="string" calcext:value-type="string">
            <text:p>TGCTGTTGACAGTGAGCGCAAGCGAGAGACTAGTGGAGAATAGTGAAGCCACAGATGTATTCTCCACTAGTCTCTCGCT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MC3.3107</text:p>
          </table:table-cell>
          <table:table-cell table:style-name="Normal_5f_Pool12" office:value-type="string" calcext:value-type="string">
            <text:p>TGCTGTTGACAGTGAGCGATCCGAGCAGAAAGAAAAGTTATAGTGAAGCCACAGATGTATAACTTTTCTTTCTGCTCGG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MG1.16041</text:p>
          </table:table-cell>
          <table:table-cell table:style-name="Normal_5f_Pool12" office:value-type="string" calcext:value-type="string">
            <text:p>TGCTGTTGACAGTGAGCGCAAGGTTCAGTCTCAAAAGATATAGTGAAGCCACAGATGTATATCTTTTGAGACTGAAC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MG1.12438</text:p>
          </table:table-cell>
          <table:table-cell table:style-name="Normal_5f_Pool12" office:value-type="string" calcext:value-type="string">
            <text:p>TGCTGTTGACAGTGAGCGCTACATTGTTGATGATAGATTATAGTGAAGCCACAGATGTATAATCTATCATCAACAATGT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MG1.1653</text:p>
          </table:table-cell>
          <table:table-cell table:style-name="Normal_5f_Pool12" office:value-type="string" calcext:value-type="string">
            <text:p>TGCTGTTGACAGTGAGCGCCAGATGTTCTGTACAGAGTAATAGTGAAGCCACAGATGTATTACTCTGTACAGAACAT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MG1.14585</text:p>
          </table:table-cell>
          <table:table-cell table:style-name="Normal_5f_Pool12" office:value-type="string" calcext:value-type="string">
            <text:p>TGCTGTTGACAGTGAGCGAAGGGTTTGTAATACAAAGAAATAGTGAAGCCACAGATGTATTTCTTTGTATTACAAACCC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MG1.8964</text:p>
          </table:table-cell>
          <table:table-cell table:style-name="Normal_5f_Pool12" office:value-type="string" calcext:value-type="string">
            <text:p>TGCTGTTGACAGTGAGCGACAGAAGCACTTCGATGTTTAATAGTGAAGCCACAGATGTATTAAACATCGAAGTGCTT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MG1.1877</text:p>
          </table:table-cell>
          <table:table-cell table:style-name="Normal_5f_Pool12" office:value-type="string" calcext:value-type="string">
            <text:p>TGCTGTTGACAGTGAGCGAACGCTGATTGTTGAACAGATATAGTGAAGCCACAGATGTATATCTGTTCAACAATCAGCG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AOK1.10008</text:p>
          </table:table-cell>
          <table:table-cell table:style-name="Normal_5f_Pool12" office:value-type="string" calcext:value-type="string">
            <text:p>TGCTGTTGACAGTGAGCGATCGGATGTAAATAACATTTAATAGTGAAGCCACAGATGTATTAAATGTTATTTACATCCG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AOK1.421</text:p>
          </table:table-cell>
          <table:table-cell table:style-name="Normal_5f_Pool12" office:value-type="string" calcext:value-type="string">
            <text:p>TGCTGTTGACAGTGAGCGCAAGGAAGTCAAGTTTCTACAATAGTGAAGCCACAGATGTATTGTAGAAACTTGACTTCCT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AOK1.4803</text:p>
          </table:table-cell>
          <table:table-cell table:style-name="Normal_5f_Pool12" office:value-type="string" calcext:value-type="string">
            <text:p>TGCTGTTGACAGTGAGCGCCACCATAGAGTTCACACAAAATAGTGAAGCCACAGATGTATTTTGTGTGAACTCTATGG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AOK1.11517</text:p>
          </table:table-cell>
          <table:table-cell table:style-name="Normal_5f_Pool12" office:value-type="string" calcext:value-type="string">
            <text:p>TGCTGTTGACAGTGAGCGCTACCAAGTTGTCAGAACATAATAGTGAAGCCACAGATGTATTATGTTCTGACAACTTGGT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AOK1.10050</text:p>
          </table:table-cell>
          <table:table-cell table:style-name="Normal_5f_Pool12" office:value-type="string" calcext:value-type="string">
            <text:p>TGCTGTTGACAGTGAGCGACCGGACTGTTCCAATCTGATATAGTGAAGCCACAGATGTATATCAGATTGGAACAGTCCG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AOK1.11459</text:p>
          </table:table-cell>
          <table:table-cell table:style-name="Normal_5f_Pool12" office:value-type="string" calcext:value-type="string">
            <text:p>TGCTGTTGACAGTGAGCGCTACCTTATAGTTCATATATAATAGTGAAGCCACAGATGTATTATATATGAACTATAAGGT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P53BP1.746</text:p>
          </table:table-cell>
          <table:table-cell table:style-name="Normal_5f_Pool12" office:value-type="string" calcext:value-type="string">
            <text:p>TGCTGTTGACAGTGAGCGCAAGGATGTACATGTTGTAAAATAGTGAAGCCACAGATGTATTTTACAACATGTACATCCT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P53BP1.5912</text:p>
          </table:table-cell>
          <table:table-cell table:style-name="Normal_5f_Pool12" office:value-type="string" calcext:value-type="string">
            <text:p>TGCTGTTGACAGTGAGCGCCACGATTATGTTTCTCACTAATAGTGAAGCCACAGATGTATTAGTGAGAAACATAATCG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P53BP1.5913</text:p>
          </table:table-cell>
          <table:table-cell table:style-name="Normal_5f_Pool12" office:value-type="string" calcext:value-type="string">
            <text:p>TGCTGTTGACAGTGAGCGAACGATTATGTTTCTCACTAAATAGTGAAGCCACAGATGTATTTAGTGAGAAACATAATCG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P53BP1.2429</text:p>
          </table:table-cell>
          <table:table-cell table:style-name="Normal_5f_Pool12" office:value-type="string" calcext:value-type="string">
            <text:p>TGCTGTTGACAGTGAGCGAAAGGAAGAAAAGAGTGTAGAATAGTGAAGCCACAGATGTATTCTACACTCTTTTCTTCC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P53BP1.1796</text:p>
          </table:table-cell>
          <table:table-cell table:style-name="Normal_5f_Pool12" office:value-type="string" calcext:value-type="string">
            <text:p>TGCTGTTGACAGTGAGCGAAGGGATGACATTAGTATTTTATAGTGAAGCCACAGATGTATAAAATACTAATGTCATCCC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P53BP1.3222</text:p>
          </table:table-cell>
          <table:table-cell table:style-name="Normal_5f_Pool12" office:value-type="string" calcext:value-type="string">
            <text:p>TGCTGTTGACAGTGAGCGAAAGGAGAAGAGGAGAAAGAAATAGTGAAGCCACAGATGTATTTCTTTCTCCTCTTCTCC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WRNIP1.1484</text:p>
          </table:table-cell>
          <table:table-cell table:style-name="Normal_5f_Pool12" office:value-type="string" calcext:value-type="string">
            <text:p>TGCTGTTGACAGTGAGCGATAGGAAGATGTTCTGTAAGAATAGTGAAGCCACAGATGTATTCTTACAGAACATCTTCCT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WRNIP1.1373</text:p>
          </table:table-cell>
          <table:table-cell table:style-name="Normal_5f_Pool12" office:value-type="string" calcext:value-type="string">
            <text:p>TGCTGTTGACAGTGAGCGACGCCATGTTCATAGAGGATAATAGTGAAGCCACAGATGTATTATCCTCTATGAACATGGC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WRNIP1.1229</text:p>
          </table:table-cell>
          <table:table-cell table:style-name="Normal_5f_Pool12" office:value-type="string" calcext:value-type="string">
            <text:p>TGCTGTTGACAGTGAGCGATCGAGTGATTGTTCTTGAGAATAGTGAAGCCACAGATGTATTCTCAAGAACAATCACTCG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WRNIP1.2540</text:p>
          </table:table-cell>
          <table:table-cell table:style-name="Normal_5f_Pool12" office:value-type="string" calcext:value-type="string">
            <text:p>TGCTGTTGACAGTGAGCGCAAGGTCTTACGAGCCAATAAATAGTGAAGCCACAGATGTATTTATTGGCTCGTAAGAC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WRNIP1.2127</text:p>
          </table:table-cell>
          <table:table-cell table:style-name="Normal_5f_Pool12" office:value-type="string" calcext:value-type="string">
            <text:p>TGCTGTTGACAGTGAGCGCCAGCAGAAGGATGTTGCTTTTTAGTGAAGCCACAGATGTAAAAAGCAACATCCTTCTG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WRNIP1.2342</text:p>
          </table:table-cell>
          <table:table-cell table:style-name="Normal_5f_Pool12" office:value-type="string" calcext:value-type="string">
            <text:p>TGCTGTTGACAGTGAGCGACAGCTTTGTGCAATGAATTAATAGTGAAGCCACAGATGTATTAATTCATTGCACAAAG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LKBH3.597</text:p>
          </table:table-cell>
          <table:table-cell table:style-name="Normal_5f_Pool12" office:value-type="string" calcext:value-type="string">
            <text:p>TGCTGTTGACAGTGAGCGCCAGAGAGTTTGTGTTCAAAGATAGTGAAGCCACAGATGTATCTTTGAACACAAACTCT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LKBH3.396</text:p>
          </table:table-cell>
          <table:table-cell table:style-name="Normal_5f_Pool12" office:value-type="string" calcext:value-type="string">
            <text:p>TGCTGTTGACAGTGAGCGCCAGGAACAAAATCTTCTGAAATAGTGAAGCCACAGATGTATTTCAGAAGATTTTGTTC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LKBH3.594</text:p>
          </table:table-cell>
          <table:table-cell table:style-name="Normal_5f_Pool12" office:value-type="string" calcext:value-type="string">
            <text:p>TGCTGTTGACAGTGAGCGATGACAGAGAGTTTGTGTTCAATAGTGAAGCCACAGATGTATTGAACACAAACTCTCTGTC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LKBH3.598</text:p>
          </table:table-cell>
          <table:table-cell table:style-name="Normal_5f_Pool12" office:value-type="string" calcext:value-type="string">
            <text:p>TGCTGTTGACAGTGAGCGAAGAGAGTTTGTGTTCAAAGAATAGTGAAGCCACAGATGTATTCTTTGAACACAAACTCTC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LKBH3.1080</text:p>
          </table:table-cell>
          <table:table-cell table:style-name="Normal_5f_Pool12" office:value-type="string" calcext:value-type="string">
            <text:p>TGCTGTTGACAGTGAGCGAACGCACATTTGAGATGAGAAATAGTGAAGCCACAGATGTATTTCTCATCTCAAATGTGCG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LKBH3.811</text:p>
          </table:table-cell>
          <table:table-cell table:style-name="Normal_5f_Pool12" office:value-type="string" calcext:value-type="string">
            <text:p>TGCTGTTGACAGTGAGCGCGAGGATATAACTTATCAGCAATAGTGAAGCCACAGATGTATTGCTGATAAGTTATATCCTC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BRIP1.7789</text:p>
          </table:table-cell>
          <table:table-cell table:style-name="Normal_5f_Pool12" office:value-type="string" calcext:value-type="string">
            <text:p>TGCTGTTGACAGTGAGCGCAAGGTAGAGATTGTTTATCAATAGTGAAGCCACAGATGTATTGATAAACAATCTCTACCT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BRIP1.2011</text:p>
          </table:table-cell>
          <table:table-cell table:style-name="Normal_5f_Pool12" office:value-type="string" calcext:value-type="string">
            <text:p>TGCTGTTGACAGTGAGCGCTGGGTTGTTGGTTCTACCAAATAGTGAAGCCACAGATGTATTTGGTAGAACCAACAACCC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BRIP1.1469</text:p>
          </table:table-cell>
          <table:table-cell table:style-name="Normal_5f_Pool12" office:value-type="string" calcext:value-type="string">
            <text:p>TGCTGTTGACAGTGAGCGCCAGGTTGTCATTTTAGATGAATAGTGAAGCCACAGATGTATTCATCTAAAATGACAAC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BRIP1.952</text:p>
          </table:table-cell>
          <table:table-cell table:style-name="Normal_5f_Pool12" office:value-type="string" calcext:value-type="string">
            <text:p>TGCTGTTGACAGTGAGCGATAGGTGCTGTTGTTCTACTAATAGTGAAGCCACAGATGTATTAGTAGAACAACAGCACCT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BRIP1.1988</text:p>
          </table:table-cell>
          <table:table-cell table:style-name="Normal_5f_Pool12" office:value-type="string" calcext:value-type="string">
            <text:p>TGCTGTTGACAGTGAGCGCCAGATTGATATTTCAGACAAATAGTGAAGCCACAGATGTATTTGTCTGAAATATCAATC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BRIP1.2684</text:p>
          </table:table-cell>
          <table:table-cell table:style-name="Normal_5f_Pool12" office:value-type="string" calcext:value-type="string">
            <text:p>TGCTGTTGACAGTGAGCGCCAGGTTGAACTAAAACGACAATAGTGAAGCCACAGATGTATTGTCGTTTTAGTTCAAC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19orf40.617</text:p>
          </table:table-cell>
          <table:table-cell table:style-name="Normal_5f_Pool12" office:value-type="string" calcext:value-type="string">
            <text:p>TGCTGTTGACAGTGAGCGCCCCAGGAGTTGGAAAAGTTAATAGTGAAGCCACAGATGTATTAACTTTTCCAACTCCTGG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19orf40.814</text:p>
          </table:table-cell>
          <table:table-cell table:style-name="Normal_5f_Pool12" office:value-type="string" calcext:value-type="string">
            <text:p>TGCTGTTGACAGTGAGCGACAGGATCTTGTTTTCAGCTTTTAGTGAAGCCACAGATGTAAAAGCTGAAAACAAGATC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19orf40.618</text:p>
          </table:table-cell>
          <table:table-cell table:style-name="Normal_5f_Pool12" office:value-type="string" calcext:value-type="string">
            <text:p>TGCTGTTGACAGTGAGCGACCAGGAGTTGGAAAAGTTAAATAGTGAAGCCACAGATGTATTTAACTTTTCCAACTCCTG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19orf40.616</text:p>
          </table:table-cell>
          <table:table-cell table:style-name="Normal_5f_Pool12" office:value-type="string" calcext:value-type="string">
            <text:p>TGCTGTTGACAGTGAGCGCTCCCAGGAGTTGGAAAAGTTATAGTGAAGCCACAGATGTATAACTTTTCCAACTCCTGGG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19orf40.322</text:p>
          </table:table-cell>
          <table:table-cell table:style-name="Normal_5f_Pool12" office:value-type="string" calcext:value-type="string">
            <text:p>TGCTGTTGACAGTGAGCGACAGGAAATGGCTACAGAAAGATAGTGAAGCCACAGATGTATCTTTCTGTAGCCATTTC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19orf40.351</text:p>
          </table:table-cell>
          <table:table-cell table:style-name="Normal_5f_Pool12" office:value-type="string" calcext:value-type="string">
            <text:p>TGCTGTTGACAGTGAGCGCCGGGTTAGAAATTCCAATAATTAGTGAAGCCACAGATGTAATTATTGGAATTTCTAACCC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DKN2A.757</text:p>
          </table:table-cell>
          <table:table-cell table:style-name="Normal_5f_Pool12" office:value-type="string" calcext:value-type="string">
            <text:p>TGCTGTTGACAGTGAGCGACAGAACCAAAGCTCAAATAAATAGTGAAGCCACAGATGTATTTATTTGAGCTTTGGTT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DKN2A.320</text:p>
          </table:table-cell>
          <table:table-cell table:style-name="Normal_5f_Pool12" office:value-type="string" calcext:value-type="string">
            <text:p>TGCTGTTGACAGTGAGCGACCCGATTGAAAGAACCAGAGATAGTGAAGCCACAGATGTATCTCTGGTTCTTTCAATCGG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DKN2A.503</text:p>
          </table:table-cell>
          <table:table-cell table:style-name="Normal_5f_Pool12" office:value-type="string" calcext:value-type="string">
            <text:p>TGCTGTTGACAGTGAGCGATACCGTAAATGTCCATTTATATAGTGAAGCCACAGATGTATATAAATGGACATTTACGGT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DKN2A.429</text:p>
          </table:table-cell>
          <table:table-cell table:style-name="Normal_5f_Pool12" office:value-type="string" calcext:value-type="string">
            <text:p>TGCTGTTGACAGTGAGCGCTCGTAGTTTTCATTTAGAAAATAGTGAAGCCACAGATGTATTTTCTAAATGAAAACTACG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DKN2A.424</text:p>
          </table:table-cell>
          <table:table-cell table:style-name="Normal_5f_Pool12" office:value-type="string" calcext:value-type="string">
            <text:p>TGCTGTTGACAGTGAGCGACGCTTTCGTAGTTTTCATTTATAGTGAAGCCACAGATGTATAAATGAAAACTACGAAAGC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DKN2A.665</text:p>
          </table:table-cell>
          <table:table-cell table:style-name="Normal_5f_Pool12" office:value-type="string" calcext:value-type="string">
            <text:p>TGCTGTTGACAGTGAGCGACGGAAGCTGTCGACTTCATGATAGTGAAGCCACAGATGTATCATGAAGTCGACAGCTTCC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HAF1A.1388</text:p>
          </table:table-cell>
          <table:table-cell table:style-name="Normal_5f_Pool12" office:value-type="string" calcext:value-type="string">
            <text:p>TGCTGTTGACAGTGAGCGCACGGTTAAGAGAAGAAGAGAATAGTGAAGCCACAGATGTATTCTCTTCTTCTCTTAACCG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HAF1A.3082</text:p>
          </table:table-cell>
          <table:table-cell table:style-name="Normal_5f_Pool12" office:value-type="string" calcext:value-type="string">
            <text:p>TGCTGTTGACAGTGAGCGACCCAAAGTGTGCAGAGTTCTATAGTGAAGCCACAGATGTATAGAACTCTGCACACTTTGG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HAF1A.183</text:p>
          </table:table-cell>
          <table:table-cell table:style-name="Normal_5f_Pool12" office:value-type="string" calcext:value-type="string">
            <text:p>TGCTGTTGACAGTGAGCGCCCAGTTAAGAAGTTAATACAATAGTGAAGCCACAGATGTATTGTATTAACTTCTTAACTG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HAF1A.1374</text:p>
          </table:table-cell>
          <table:table-cell table:style-name="Normal_5f_Pool12" office:value-type="string" calcext:value-type="string">
            <text:p>TGCTGTTGACAGTGAGCGCAAGGAAGAAGAGAAACGGTTATAGTGAAGCCACAGATGTATAACCGTTTCTCTTCTTC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HAF1A.3032</text:p>
          </table:table-cell>
          <table:table-cell table:style-name="Normal_5f_Pool12" office:value-type="string" calcext:value-type="string">
            <text:p>TGCTGTTGACAGTGAGCGCACCGACTCAATTCCTGTGTAATAGTGAAGCCACAGATGTATTACACAGGAATTGAGTCGG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HAF1A.1140</text:p>
          </table:table-cell>
          <table:table-cell table:style-name="Normal_5f_Pool12" office:value-type="string" calcext:value-type="string">
            <text:p>TGCTGTTGACAGTGAGCGACAGCTCAAGTTACGTGCAGAATAGTGAAGCCACAGATGTATTCTGCACGTAACTTGAG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LU.1959</text:p>
          </table:table-cell>
          <table:table-cell table:style-name="Normal_5f_Pool12" office:value-type="string" calcext:value-type="string">
            <text:p>TGCTGTTGACAGTGAGCGCAAGGAATACACTGAAAGTTAATAGTGAAGCCACAGATGTATTAACTTTCAGTGTATTC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LU.1848</text:p>
          </table:table-cell>
          <table:table-cell table:style-name="Normal_5f_Pool12" office:value-type="string" calcext:value-type="string">
            <text:p>TGCTGTTGACAGTGAGCGAAAGAGAGATGTGTTTCAACAATAGTGAAGCCACAGATGTATTGTTGAAACACATCTCTC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LU.155</text:p>
          </table:table-cell>
          <table:table-cell table:style-name="Normal_5f_Pool12" office:value-type="string" calcext:value-type="string">
            <text:p>TGCTGTTGACAGTGAGCGATACGTCAATAAGGAAATTCAATAGTGAAGCCACAGATGTATTGAATTTCCTTATTGACGT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LU.1844</text:p>
          </table:table-cell>
          <table:table-cell table:style-name="Normal_5f_Pool12" office:value-type="string" calcext:value-type="string">
            <text:p>TGCTGTTGACAGTGAGCGCCAGGAAGAGAGATGTGTTTCATAGTGAAGCCACAGATGTATGAAACACATCTCTCTTCC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LU.1897</text:p>
          </table:table-cell>
          <table:table-cell table:style-name="Normal_5f_Pool12" office:value-type="string" calcext:value-type="string">
            <text:p>TGCTGTTGACAGTGAGCGAAAGCTTTTCTGTTCTATTATATAGTGAAGCCACAGATGTATATAATAGAACAGAAAAGC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LU.1940</text:p>
          </table:table-cell>
          <table:table-cell table:style-name="Normal_5f_Pool12" office:value-type="string" calcext:value-type="string">
            <text:p>TGCTGTTGACAGTGAGCGAAAGGTGCGACAATCTCCTAAATAGTGAAGCCACAGATGTATTTAGGAGATTGTCGCACC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DDIT3.113</text:p>
          </table:table-cell>
          <table:table-cell table:style-name="Normal_5f_Pool12" office:value-type="string" calcext:value-type="string">
            <text:p>TGCTGTTGACAGTGAGCGAAAGGAAGTGTATCTTCATACATAGTGAAGCCACAGATGTATGTATGAAGATACACTTCC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DDIT3.94</text:p>
          </table:table-cell>
          <table:table-cell table:style-name="Normal_5f_Pool12" office:value-type="string" calcext:value-type="string">
            <text:p>TGCTGTTGACAGTGAGCGATGAGGAGAGAGTGTTCAAGAATAGTGAAGCCACAGATGTATTCTTGAACACTCTCTCCTC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DDIT3.833</text:p>
          </table:table-cell>
          <table:table-cell table:style-name="Normal_5f_Pool12" office:value-type="string" calcext:value-type="string">
            <text:p>TGCTGTTGACAGTGAGCGCCAGCTTGTATATAGAGATTGTTAGTGAAGCCACAGATGTAACAATCTCTATATACAAGC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DDIT3.252</text:p>
          </table:table-cell>
          <table:table-cell table:style-name="Normal_5f_Pool12" office:value-type="string" calcext:value-type="string">
            <text:p>TGCTGTTGACAGTGAGCGCGAGGTCCTGTCTTCAGATGAATAGTGAAGCCACAGATGTATTCATCTGAAGACAGGACCTC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DDIT3.6</text:p>
          </table:table-cell>
          <table:table-cell table:style-name="Normal_5f_Pool12" office:value-type="string" calcext:value-type="string">
            <text:p>TGCTGTTGACAGTGAGCGAAGGTCAGAGACTTAAGTCTAATAGTGAAGCCACAGATGTATTAGACTTAAGTCTCTGACC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DTX3L.4927</text:p>
          </table:table-cell>
          <table:table-cell table:style-name="Normal_5f_Pool12" office:value-type="string" calcext:value-type="string">
            <text:p>TGCTGTTGACAGTGAGCGCACGGTTCTTCAAGTCAGATTATAGTGAAGCCACAGATGTATAATCTGACTTGAAGAACCG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DTX3L.3497</text:p>
          </table:table-cell>
          <table:table-cell table:style-name="Normal_5f_Pool12" office:value-type="string" calcext:value-type="string">
            <text:p>TGCTGTTGACAGTGAGCGCTAGTCTGTTTGTGTTGCTATATAGTGAAGCCACAGATGTATATAGCAACACAAACAGACT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DTX3L.4710</text:p>
          </table:table-cell>
          <table:table-cell table:style-name="Normal_5f_Pool12" office:value-type="string" calcext:value-type="string">
            <text:p>TGCTGTTGACAGTGAGCGACAGGTTTAACAGACAAAATAATAGTGAAGCCACAGATGTATTATTTTGTCTGTTAAAC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DTX3L.1591</text:p>
          </table:table-cell>
          <table:table-cell table:style-name="Normal_5f_Pool12" office:value-type="string" calcext:value-type="string">
            <text:p>TGCTGTTGACAGTGAGCGCAAGGCGAAGCAGTATGTTCTATAGTGAAGCCACAGATGTATAGAACATACTGCTTCGC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DTX3L.1006</text:p>
          </table:table-cell>
          <table:table-cell table:style-name="Normal_5f_Pool12" office:value-type="string" calcext:value-type="string">
            <text:p>TGCTGTTGACAGTGAGCGAAAGCAAGAATGTGTCTCTTTATAGTGAAGCCACAGATGTATAAAGAGACACATTCTTGC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DTX3L.4053</text:p>
          </table:table-cell>
          <table:table-cell table:style-name="Normal_5f_Pool12" office:value-type="string" calcext:value-type="string">
            <text:p>TGCTGTTGACAGTGAGCGCAAGAGACAAGTCCTTACTATATAGTGAAGCCACAGATGTATATAGTAAGGACTTGTCTCT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2F1.919</text:p>
          </table:table-cell>
          <table:table-cell table:style-name="Normal_5f_Pool12" office:value-type="string" calcext:value-type="string">
            <text:p>TGCTGTTGACAGTGAGCGACAGATGGTTATGGTGATCAAATAGTGAAGCCACAGATGTATTTGATCACCATAACCAT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2F1.918</text:p>
          </table:table-cell>
          <table:table-cell table:style-name="Normal_5f_Pool12" office:value-type="string" calcext:value-type="string">
            <text:p>TGCTGTTGACAGTGAGCGCGCAGATGGTTATGGTGATCAATAGTGAAGCCACAGATGTATTGATCACCATAACCATCTGC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2F1.1538</text:p>
          </table:table-cell>
          <table:table-cell table:style-name="Normal_5f_Pool12" office:value-type="string" calcext:value-type="string">
            <text:p>TGCTGTTGACAGTGAGCGACAGCCTGTTTGGAAACATTTATAGTGAAGCCACAGATGTATAAATGTTTCCAAACAGG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2F1.2681</text:p>
          </table:table-cell>
          <table:table-cell table:style-name="Normal_5f_Pool12" office:value-type="string" calcext:value-type="string">
            <text:p>TGCTGTTGACAGTGAGCGCCCAGTAAAGGTTTTTGTTGTATAGTGAAGCCACAGATGTATACAACAAAAACCTTTACTG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2F1.908</text:p>
          </table:table-cell>
          <table:table-cell table:style-name="Normal_5f_Pool12" office:value-type="string" calcext:value-type="string">
            <text:p>TGCTGTTGACAGTGAGCGAACCCTGCAGAGCAGATGGTTATAGTGAAGCCACAGATGTATAACCATCTGCTCTGCAGGG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2F1.1643</text:p>
          </table:table-cell>
          <table:table-cell table:style-name="Normal_5f_Pool12" office:value-type="string" calcext:value-type="string">
            <text:p>TGCTGTTGACAGTGAGCGCAGGAGTCTGTGTGGTGTGTATTAGTGAAGCCACAGATGTAATACACACCACACAGACTCC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2F7.1593</text:p>
          </table:table-cell>
          <table:table-cell table:style-name="Normal_5f_Pool12" office:value-type="string" calcext:value-type="string">
            <text:p>TGCTGTTGACAGTGAGCGCTAGACAGAAAATAGAAGACAATAGTGAAGCCACAGATGTATTGTCTTCTATTTTCTGTCT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2F7.1423</text:p>
          </table:table-cell>
          <table:table-cell table:style-name="Normal_5f_Pool12" office:value-type="string" calcext:value-type="string">
            <text:p>TGCTGTTGACAGTGAGCGACAGATTCAAGTCTGTGCAAAATAGTGAAGCCACAGATGTATTTTGCACAGACTTGAAT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2F7.1583</text:p>
          </table:table-cell>
          <table:table-cell table:style-name="Normal_5f_Pool12" office:value-type="string" calcext:value-type="string">
            <text:p>TGCTGTTGACAGTGAGCGACAGCTGTCTATAGACAGAAAATAGTGAAGCCACAGATGTATTTTCTGTCTATAGACAG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2F7.442</text:p>
          </table:table-cell>
          <table:table-cell table:style-name="Normal_5f_Pool12" office:value-type="string" calcext:value-type="string">
            <text:p>TGCTGTTGACAGTGAGCGCCCAGTTAAGTTTGTTGACAGATAGTGAAGCCACAGATGTATCTGTCAACAAACTTAACTG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2F7.288</text:p>
          </table:table-cell>
          <table:table-cell table:style-name="Normal_5f_Pool12" office:value-type="string" calcext:value-type="string">
            <text:p>TGCTGTTGACAGTGAGCGACAGACTAGATTTTGCAGTTGATAGTGAAGCCACAGATGTATCAACTGCAAAATCTAGT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2F7.3900</text:p>
          </table:table-cell>
          <table:table-cell table:style-name="Normal_5f_Pool12" office:value-type="string" calcext:value-type="string">
            <text:p>TGCTGTTGACAGTGAGCGCCAGGATGGTAGAAAGTGATTATAGTGAAGCCACAGATGTATAATCACTTTCTACCATCC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GLN3.1245</text:p>
          </table:table-cell>
          <table:table-cell table:style-name="Normal_5f_Pool12" office:value-type="string" calcext:value-type="string">
            <text:p>TGCTGTTGACAGTGAGCGACCAGATGAAGTTACTTGCTAATAGTGAAGCCACAGATGTATTAGCAAGTAACTTCATCTG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GLN3.2036</text:p>
          </table:table-cell>
          <table:table-cell table:style-name="Normal_5f_Pool12" office:value-type="string" calcext:value-type="string">
            <text:p>TGCTGTTGACAGTGAGCGCAAGCAAGGTGATGTATTTTAATAGTGAAGCCACAGATGTATTAAAATACATCACCTTG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GLN3.1892</text:p>
          </table:table-cell>
          <table:table-cell table:style-name="Normal_5f_Pool12" office:value-type="string" calcext:value-type="string">
            <text:p>TGCTGTTGACAGTGAGCGATAGGTCTACTGATATACAATATAGTGAAGCCACAGATGTATATTGTATATCAGTAGACCT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GLN3.1402</text:p>
          </table:table-cell>
          <table:table-cell table:style-name="Normal_5f_Pool12" office:value-type="string" calcext:value-type="string">
            <text:p>TGCTGTTGACAGTGAGCGCAAGGAGGAGGTTTGAAAAGAATAGTGAAGCCACAGATGTATTCTTTTCAAACCTCCTC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GLN3.1318</text:p>
          </table:table-cell>
          <table:table-cell table:style-name="Normal_5f_Pool12" office:value-type="string" calcext:value-type="string">
            <text:p>TGCTGTTGACAGTGAGCGCTCGGTAATACTATCAAGAGAATAGTGAAGCCACAGATGTATTCTCTTGATAGTATTACCG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GLN3.2516</text:p>
          </table:table-cell>
          <table:table-cell table:style-name="Normal_5f_Pool12" office:value-type="string" calcext:value-type="string">
            <text:p>TGCTGTTGACAGTGAGCGCCACCTTCTAAATTACTATGTATAGTGAAGCCACAGATGTATACATAGTAATTTAGAAGG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ANCC.2643</text:p>
          </table:table-cell>
          <table:table-cell table:style-name="Normal_5f_Pool12" office:value-type="string" calcext:value-type="string">
            <text:p>TGCTGTTGACAGTGAGCGACAGGATTAATTCAGTTAGTTATAGTGAAGCCACAGATGTATAACTAACTGAATTAATC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ANCC.2135</text:p>
          </table:table-cell>
          <table:table-cell table:style-name="Normal_5f_Pool12" office:value-type="string" calcext:value-type="string">
            <text:p>TGCTGTTGACAGTGAGCGATCAGTCAGACATGTTCACTAATAGTGAAGCCACAGATGTATTAGTGAACATGTCTGACTG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ANCC.3071</text:p>
          </table:table-cell>
          <table:table-cell table:style-name="Normal_5f_Pool12" office:value-type="string" calcext:value-type="string">
            <text:p>TGCTGTTGACAGTGAGCGCCAGGGACATTCTGGAATTGTATAGTGAAGCCACAGATGTATACAATTCCAGAATGTCCC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ANCC.568</text:p>
          </table:table-cell>
          <table:table-cell table:style-name="Normal_5f_Pool12" office:value-type="string" calcext:value-type="string">
            <text:p>TGCTGTTGACAGTGAGCGACACAGAATTCTGGACAATCAATAGTGAAGCCACAGATGTATTGATTGTCCAGAATTCTG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ANCC.4379</text:p>
          </table:table-cell>
          <table:table-cell table:style-name="Normal_5f_Pool12" office:value-type="string" calcext:value-type="string">
            <text:p>TGCTGTTGACAGTGAGCGATAGACTCTCCCTGATAGTTTATAGTGAAGCCACAGATGTATAAACTATCAGGGAGAGTCT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ANCC.1073</text:p>
          </table:table-cell>
          <table:table-cell table:style-name="Normal_5f_Pool12" office:value-type="string" calcext:value-type="string">
            <text:p>TGCTGTTGACAGTGAGCGAAAGGATCGAATGCTTTATAAATAGTGAAGCCACAGATGTATTTATAAAGCATTCGATCC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EN1.1749</text:p>
          </table:table-cell>
          <table:table-cell table:style-name="Normal_5f_Pool12" office:value-type="string" calcext:value-type="string">
            <text:p>TGCTGTTGACAGTGAGCGAAGGCAGTTTAATGGACACTAATAGTGAAGCCACAGATGTATTAGTGTCCATTAAACTGCC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EN1.1572</text:p>
          </table:table-cell>
          <table:table-cell table:style-name="Normal_5f_Pool12" office:value-type="string" calcext:value-type="string">
            <text:p>TGCTGTTGACAGTGAGCGCTAAGAGCTACAGCTAGAGAAATAGTGAAGCCACAGATGTATTTCTCTAGCTGTAGCTCTT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EN1.779</text:p>
          </table:table-cell>
          <table:table-cell table:style-name="Normal_5f_Pool12" office:value-type="string" calcext:value-type="string">
            <text:p>TGCTGTTGACAGTGAGCGACAGCACAATGATGAGTGCAAATAGTGAAGCCACAGATGTATTTGCACTCATCATTGTG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EN1.2084</text:p>
          </table:table-cell>
          <table:table-cell table:style-name="Normal_5f_Pool12" office:value-type="string" calcext:value-type="string">
            <text:p>TGCTGTTGACAGTGAGCGAAAACTCGAACTTGCTATGTAATAGTGAAGCCACAGATGTATTACATAGCAAGTTCGAGT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EN1.1837</text:p>
          </table:table-cell>
          <table:table-cell table:style-name="Normal_5f_Pool12" office:value-type="string" calcext:value-type="string">
            <text:p>TGCTGTTGACAGTGAGCGAGAGACAAAAGATGTACAGAAATAGTGAAGCCACAGATGTATTTCTGTACATCTTTTGTCTC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EN1.1767</text:p>
          </table:table-cell>
          <table:table-cell table:style-name="Normal_5f_Pool12" office:value-type="string" calcext:value-type="string">
            <text:p>TGCTGTTGACAGTGAGCGATAAGTCCATTGTTACATGAAATAGTGAAGCCACAGATGTATTTCATGTAACAATGGACTT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OXO1.3397</text:p>
          </table:table-cell>
          <table:table-cell table:style-name="Normal_5f_Pool12" office:value-type="string" calcext:value-type="string">
            <text:p>TGCTGTTGACAGTGAGCGACAGGAAAGTGATGTATAGTTATAGTGAAGCCACAGATGTATAACTATACATCACTTTC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OXO1.3704</text:p>
          </table:table-cell>
          <table:table-cell table:style-name="Normal_5f_Pool12" office:value-type="string" calcext:value-type="string">
            <text:p>TGCTGTTGACAGTGAGCGACAGGTGGAGGTTGGTTTTGTATAGTGAAGCCACAGATGTATACAAAACCAACCTCCAC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OXO1.4982</text:p>
          </table:table-cell>
          <table:table-cell table:style-name="Normal_5f_Pool12" office:value-type="string" calcext:value-type="string">
            <text:p>TGCTGTTGACAGTGAGCGCTAGAGCTATTCAGATATTTTATAGTGAAGCCACAGATGTATAAAATATCTGAATAGCTCT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OXO1.3174</text:p>
          </table:table-cell>
          <table:table-cell table:style-name="Normal_5f_Pool12" office:value-type="string" calcext:value-type="string">
            <text:p>TGCTGTTGACAGTGAGCGATAGAGTCTACTTTGTTACATATAGTGAAGCCACAGATGTATATGTAACAAAGTAGACTCT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OXO1.2939</text:p>
          </table:table-cell>
          <table:table-cell table:style-name="Normal_5f_Pool12" office:value-type="string" calcext:value-type="string">
            <text:p>TGCTGTTGACAGTGAGCGATAGCCTGTTATCAATCTGCTATAGTGAAGCCACAGATGTATAGCAGATTGATAACAGGCT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OXO1.2313</text:p>
          </table:table-cell>
          <table:table-cell table:style-name="Normal_5f_Pool12" office:value-type="string" calcext:value-type="string">
            <text:p>TGCTGTTGACAGTGAGCGCCACAGTGTCAAGACAACGACATAGTGAAGCCACAGATGTATGTCGTTGTCTTGACACTG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LH3.2472</text:p>
          </table:table-cell>
          <table:table-cell table:style-name="Normal_5f_Pool12" office:value-type="string" calcext:value-type="string">
            <text:p>TGCTGTTGACAGTGAGCGATAGGATCTTTAGAGAAGTTTATAGTGAAGCCACAGATGTATAAACTTCTCTAAAGATCCT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LH3.2720</text:p>
          </table:table-cell>
          <table:table-cell table:style-name="Normal_5f_Pool12" office:value-type="string" calcext:value-type="string">
            <text:p>TGCTGTTGACAGTGAGCGAAAGGATGAAGATTGTTTAGAATAGTGAAGCCACAGATGTATTCTAAACAATCTTCATCC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LH3.3680</text:p>
          </table:table-cell>
          <table:table-cell table:style-name="Normal_5f_Pool12" office:value-type="string" calcext:value-type="string">
            <text:p>TGCTGTTGACAGTGAGCGCCCAGAGGTTGCTGTTGATGTATAGTGAAGCCACAGATGTATACATCAACAGCAACCTCTG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LH3.3300</text:p>
          </table:table-cell>
          <table:table-cell table:style-name="Normal_5f_Pool12" office:value-type="string" calcext:value-type="string">
            <text:p>TGCTGTTGACAGTGAGCGCAAGCAAGAGCTTGTTCTGAAATAGTGAAGCCACAGATGTATTTCAGAACAAGCTCTTG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LH3.5185</text:p>
          </table:table-cell>
          <table:table-cell table:style-name="Normal_5f_Pool12" office:value-type="string" calcext:value-type="string">
            <text:p>TGCTGTTGACAGTGAGCGCAACTCAGAGACTGATGTTCAATAGTGAAGCCACAGATGTATTGAACATCAGTCTCTGAG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LH3.646</text:p>
          </table:table-cell>
          <table:table-cell table:style-name="Normal_5f_Pool12" office:value-type="string" calcext:value-type="string">
            <text:p>TGCTGTTGACAGTGAGCGATGGGACTACTGTAACAGTGTATAGTGAAGCCACAGATGTATACACTGTTACAGTAGTCCC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ORF4L2.1348</text:p>
          </table:table-cell>
          <table:table-cell table:style-name="Normal_5f_Pool12" office:value-type="string" calcext:value-type="string">
            <text:p>TGCTGTTGACAGTGAGCGCAAGGTTCAACTTAATGTATATTAGTGAAGCCACAGATGTAATATACATTAAGTTGAAC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ORF4L2.1119</text:p>
          </table:table-cell>
          <table:table-cell table:style-name="Normal_5f_Pool12" office:value-type="string" calcext:value-type="string">
            <text:p>TGCTGTTGACAGTGAGCGCTCCGTTCTGTTTTAAACAGAATAGTGAAGCCACAGATGTATTCTGTTTAAAACAGAACGG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ORF4L2.251</text:p>
          </table:table-cell>
          <table:table-cell table:style-name="Normal_5f_Pool12" office:value-type="string" calcext:value-type="string">
            <text:p>TGCTGTTGACAGTGAGCGCCAGCTGGTCCACAGCAGAAAATAGTGAAGCCACAGATGTATTTTCTGCTGTGGACCAG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ORF4L2.1207</text:p>
          </table:table-cell>
          <table:table-cell table:style-name="Normal_5f_Pool12" office:value-type="string" calcext:value-type="string">
            <text:p>TGCTGTTGACAGTGAGCGCAAGAAGAAACATTCAGTAGAATAGTGAAGCCACAGATGTATTCTACTGAATGTTTCTT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ORF4L2.170</text:p>
          </table:table-cell>
          <table:table-cell table:style-name="Normal_5f_Pool12" office:value-type="string" calcext:value-type="string">
            <text:p>TGCTGTTGACAGTGAGCGACAGAAGAAGAGAACTTCAAAATAGTGAAGCCACAGATGTATTTTGAAGTTCTCTTCTT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ORF4L2.1120</text:p>
          </table:table-cell>
          <table:table-cell table:style-name="Normal_5f_Pool12" office:value-type="string" calcext:value-type="string">
            <text:p>TGCTGTTGACAGTGAGCGCCCGTTCTGTTTTAAACAGAAATAGTGAAGCCACAGATGTATTTCTGTTTAAAACAGAACG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RE11A.2297</text:p>
          </table:table-cell>
          <table:table-cell table:style-name="Normal_5f_Pool12" office:value-type="string" calcext:value-type="string">
            <text:p>TGCTGTTGACAGTGAGCGAAAGCTAAGAGTTTACAGTTTATAGTGAAGCCACAGATGTATAAACTGTAAACTCTTAGC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RE11A.4841</text:p>
          </table:table-cell>
          <table:table-cell table:style-name="Normal_5f_Pool12" office:value-type="string" calcext:value-type="string">
            <text:p>TGCTGTTGACAGTGAGCGCTACGAAGTTAGTGTAGTTGCATAGTGAAGCCACAGATGTATGCAACTACACTAACTTCGT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RE11A.1478</text:p>
          </table:table-cell>
          <table:table-cell table:style-name="Normal_5f_Pool12" office:value-type="string" calcext:value-type="string">
            <text:p>TGCTGTTGACAGTGAGCGCAGGGTAGAAGATCTTGTAAAATAGTGAAGCCACAGATGTATTTTACAAGATCTTCTACCC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RE11A.3334</text:p>
          </table:table-cell>
          <table:table-cell table:style-name="Normal_5f_Pool12" office:value-type="string" calcext:value-type="string">
            <text:p>TGCTGTTGACAGTGAGCGCCAGCTTTACTTTAAAATTCAATAGTGAAGCCACAGATGTATTGAATTTTAAAGTAAAG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RE11A.4497</text:p>
          </table:table-cell>
          <table:table-cell table:style-name="Normal_5f_Pool12" office:value-type="string" calcext:value-type="string">
            <text:p>TGCTGTTGACAGTGAGCGATAGGAAATTCTTGAAAATATATAGTGAAGCCACAGATGTATATATTTTCAAGAATTTCCT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RE11A.712</text:p>
          </table:table-cell>
          <table:table-cell table:style-name="Normal_5f_Pool12" office:value-type="string" calcext:value-type="string">
            <text:p>TGCTGTTGACAGTGAGCGAAAGCACAAAGATTGCGCTATATAGTGAAGCCACAGATGTATATAGCGCAATCTTTGTGC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RPS26.938</text:p>
          </table:table-cell>
          <table:table-cell table:style-name="Normal_5f_Pool12" office:value-type="string" calcext:value-type="string">
            <text:p>TGCTGTTGACAGTGAGCGACAGGTCATCTGAGTATCATTATAGTGAAGCCACAGATGTATAATGATACTCAGATGAC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RPS26.733</text:p>
          </table:table-cell>
          <table:table-cell table:style-name="Normal_5f_Pool12" office:value-type="string" calcext:value-type="string">
            <text:p>TGCTGTTGACAGTGAGCGCAAAGCAGTTGGTGTTGCTTATTAGTGAAGCCACAGATGTAATAAGCAACACCAACTGCTT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RPS26.516</text:p>
          </table:table-cell>
          <table:table-cell table:style-name="Normal_5f_Pool12" office:value-type="string" calcext:value-type="string">
            <text:p>TGCTGTTGACAGTGAGCGACAGCTGCAGGAAGAGGTGAAATAGTGAAGCCACAGATGTATTTCACCTCTTCCTGCAG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RPS26.998</text:p>
          </table:table-cell>
          <table:table-cell table:style-name="Normal_5f_Pool12" office:value-type="string" calcext:value-type="string">
            <text:p>TGCTGTTGACAGTGAGCGATGCCTGCTTCCTGTTTTTGTATAGTGAAGCCACAGATGTATACAAAAACAGGAAGCAGGC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RPS26.959</text:p>
          </table:table-cell>
          <table:table-cell table:style-name="Normal_5f_Pool12" office:value-type="string" calcext:value-type="string">
            <text:p>TGCTGTTGACAGTGAGCGCAGAGTAGTGATGGGAAGATTATAGTGAAGCCACAGATGTATAATCTTCCCATCACTACTC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RPS26.882</text:p>
          </table:table-cell>
          <table:table-cell table:style-name="Normal_5f_Pool12" office:value-type="string" calcext:value-type="string">
            <text:p>TGCTGTTGACAGTGAGCGATAGAGTGGTTTCCATCTCACATAGTGAAGCCACAGATGTATGTGAGATGGAAACCACTCT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EK11.1410</text:p>
          </table:table-cell>
          <table:table-cell table:style-name="Normal_5f_Pool12" office:value-type="string" calcext:value-type="string">
            <text:p>TGCTGTTGACAGTGAGCGCCAGCAGCTGAGTGTTGATGTATAGTGAAGCCACAGATGTATACATCAACACTCAGCTGC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EK11.1608</text:p>
          </table:table-cell>
          <table:table-cell table:style-name="Normal_5f_Pool12" office:value-type="string" calcext:value-type="string">
            <text:p>TGCTGTTGACAGTGAGCGACACGAACTTGAATCAATTGTATAGTGAAGCCACAGATGTATACAATTGATTCAAGTTCG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EK11.208</text:p>
          </table:table-cell>
          <table:table-cell table:style-name="Normal_5f_Pool12" office:value-type="string" calcext:value-type="string">
            <text:p>TGCTGTTGACAGTGAGCGATGGAATGTTAAGTTTCTATAATAGTGAAGCCACAGATGTATTATAGAAACTTAACATTCC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EK11.728</text:p>
          </table:table-cell>
          <table:table-cell table:style-name="Normal_5f_Pool12" office:value-type="string" calcext:value-type="string">
            <text:p>TGCTGTTGACAGTGAGCGCTCGAGACTTAAAGTCAAAGAATAGTGAAGCCACAGATGTATTCTTTGACTTTAAGTCTCG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EK11.1191</text:p>
          </table:table-cell>
          <table:table-cell table:style-name="Normal_5f_Pool12" office:value-type="string" calcext:value-type="string">
            <text:p>TGCTGTTGACAGTGAGCGCCAGAAGGAGGCTGCTCATATATAGTGAAGCCACAGATGTATATATGAGCAGCCTCCTTC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EK11.717</text:p>
          </table:table-cell>
          <table:table-cell table:style-name="Normal_5f_Pool12" office:value-type="string" calcext:value-type="string">
            <text:p>TGCTGTTGACAGTGAGCGAAGGATACTTCATCGAGACTTATAGTGAAGCCACAGATGTATAAGTCTCGATGAAGTATCC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SMCE1.490</text:p>
          </table:table-cell>
          <table:table-cell table:style-name="Normal_5f_Pool12" office:value-type="string" calcext:value-type="string">
            <text:p>TGCTGTTGACAGTGAGCGAAACCTGGTTGATCAACTTAAATAGTGAAGCCACAGATGTATTTAAGTTGATCAACCAGG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SMCE1.549</text:p>
          </table:table-cell>
          <table:table-cell table:style-name="Normal_5f_Pool12" office:value-type="string" calcext:value-type="string">
            <text:p>TGCTGTTGACAGTGAGCGCGCAGAAGTTTGTTCAAAACAATAGTGAAGCCACAGATGTATTGTTTTGAACAAACTTCTGC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SMCE1.510</text:p>
          </table:table-cell>
          <table:table-cell table:style-name="Normal_5f_Pool12" office:value-type="string" calcext:value-type="string">
            <text:p>TGCTGTTGACAGTGAGCGCAGGCAAGAAGATGAGGAAGAATAGTGAAGCCACAGATGTATTCTTCCTCATCTTCTTGCC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SMCE1.394</text:p>
          </table:table-cell>
          <table:table-cell table:style-name="Normal_5f_Pool12" office:value-type="string" calcext:value-type="string">
            <text:p>TGCTGTTGACAGTGAGCGCACGGATTTTGCAGAGAATGAATAGTGAAGCCACAGATGTATTCATTCTCTGCAAAATCCG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SMCE1.656</text:p>
          </table:table-cell>
          <table:table-cell table:style-name="Normal_5f_Pool12" office:value-type="string" calcext:value-type="string">
            <text:p>TGCTGTTGACAGTGAGCGAACGCGGTGAAGATCTGCAATATAGTGAAGCCACAGATGTATATTGCAGATCTTCACCGCG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SMCE1.282</text:p>
          </table:table-cell>
          <table:table-cell table:style-name="Normal_5f_Pool12" office:value-type="string" calcext:value-type="string">
            <text:p>TGCTGTTGACAGTGAGCGCCAGTGTCTTGGAGTCCTTGTATAGTGAAGCCACAGATGTATACAAGGACTCCAAGACA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ARP9.1731</text:p>
          </table:table-cell>
          <table:table-cell table:style-name="Normal_5f_Pool12" office:value-type="string" calcext:value-type="string">
            <text:p>TGCTGTTGACAGTGAGCGAAAGGACAGAGTTAGAGATTGATAGTGAAGCCACAGATGTATCAATCTCTAACTCTGTCC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ARP9.1116</text:p>
          </table:table-cell>
          <table:table-cell table:style-name="Normal_5f_Pool12" office:value-type="string" calcext:value-type="string">
            <text:p>TGCTGTTGACAGTGAGCGACCAGTTGGTACTGGTCACAAATAGTGAAGCCACAGATGTATTTGTGACCAGTACCAACTG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ARP9.1948</text:p>
          </table:table-cell>
          <table:table-cell table:style-name="Normal_5f_Pool12" office:value-type="string" calcext:value-type="string">
            <text:p>TGCTGTTGACAGTGAGCGCGAGCTTCTAGATCAAAAGAAATAGTGAAGCCACAGATGTATTTCTTTTGATCTAGAAGCTC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ARP9.1998</text:p>
          </table:table-cell>
          <table:table-cell table:style-name="Normal_5f_Pool12" office:value-type="string" calcext:value-type="string">
            <text:p>TGCTGTTGACAGTGAGCGCAAAGGTGGAGAAGATAGACAATAGTGAAGCCACAGATGTATTGTCTATCTTCTCCACCTT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ARP9.1136</text:p>
          </table:table-cell>
          <table:table-cell table:style-name="Normal_5f_Pool12" office:value-type="string" calcext:value-type="string">
            <text:p>TGCTGTTGACAGTGAGCGCAAGGATTTAACTTGTTCTGTATAGTGAAGCCACAGATGTATACAGAACAAGTTAAATC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ARP9.193</text:p>
          </table:table-cell>
          <table:table-cell table:style-name="Normal_5f_Pool12" office:value-type="string" calcext:value-type="string">
            <text:p>TGCTGTTGACAGTGAGCGACACAATGACTTCAAAATTTTATAGTGAAGCCACAGATGTATAAAATTTTGAAGTCATTG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GAP2.1546</text:p>
          </table:table-cell>
          <table:table-cell table:style-name="Normal_5f_Pool12" office:value-type="string" calcext:value-type="string">
            <text:p>TGCTGTTGACAGTGAGCGCCAGATGCAGATCTCTACTGTATAGTGAAGCCACAGATGTATACAGTAGAGATCTGCATC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GAP2.393</text:p>
          </table:table-cell>
          <table:table-cell table:style-name="Normal_5f_Pool12" office:value-type="string" calcext:value-type="string">
            <text:p>TGCTGTTGACAGTGAGCGCCGCGTTGCTAGTGCTCACTTATAGTGAAGCCACAGATGTATAAGTGAGCACTAGCAACGC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GAP2.1414</text:p>
          </table:table-cell>
          <table:table-cell table:style-name="Normal_5f_Pool12" office:value-type="string" calcext:value-type="string">
            <text:p>TGCTGTTGACAGTGAGCGAGAGGTGGTGTTCTATACCTAATAGTGAAGCCACAGATGTATTAGGTATAGAACACCACCTC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GAP2.1415</text:p>
          </table:table-cell>
          <table:table-cell table:style-name="Normal_5f_Pool12" office:value-type="string" calcext:value-type="string">
            <text:p>TGCTGTTGACAGTGAGCGAAGGTGGTGTTCTATACCTAAATAGTGAAGCCACAGATGTATTTAGGTATAGAACACCACC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GAP2.1180</text:p>
          </table:table-cell>
          <table:table-cell table:style-name="Normal_5f_Pool12" office:value-type="string" calcext:value-type="string">
            <text:p>TGCTGTTGACAGTGAGCGCTAGGACTAATGTATTTCATGATAGTGAAGCCACAGATGTATCATGAAATACATTAGTCCT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GAP2.615</text:p>
          </table:table-cell>
          <table:table-cell table:style-name="Normal_5f_Pool12" office:value-type="string" calcext:value-type="string">
            <text:p>TGCTGTTGACAGTGAGCGCTCGGCACAACATGTATTGTGATAGTGAAGCCACAGATGTATCACAATACATGTTGTGCCG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HLDA3.686</text:p>
          </table:table-cell>
          <table:table-cell table:style-name="Normal_5f_Pool12" office:value-type="string" calcext:value-type="string">
            <text:p>TGCTGTTGACAGTGAGCGCAGGCCTGGTCAAGTTCAAGAATAGTGAAGCCACAGATGTATTCTTGAACTTGACCAGGCC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HLDA3.782</text:p>
          </table:table-cell>
          <table:table-cell table:style-name="Normal_5f_Pool12" office:value-type="string" calcext:value-type="string">
            <text:p>TGCTGTTGACAGTGAGCGACACCATCTTTCCTTCATGCTATAGTGAAGCCACAGATGTATAGCATGAAGGAAAGATGG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HLDA3.964</text:p>
          </table:table-cell>
          <table:table-cell table:style-name="Normal_5f_Pool12" office:value-type="string" calcext:value-type="string">
            <text:p>TGCTGTTGACAGTGAGCGAAGGGCTGAGGATGAAGATGCATAGTGAAGCCACAGATGTATGCATCTTCATCCTCAGCCC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HLDA3.689</text:p>
          </table:table-cell>
          <table:table-cell table:style-name="Normal_5f_Pool12" office:value-type="string" calcext:value-type="string">
            <text:p>TGCTGTTGACAGTGAGCGACCTGGTCAAGTTCAAGAACCATAGTGAAGCCACAGATGTATGGTTCTTGAACTTGACCAG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HLDA3.1210</text:p>
          </table:table-cell>
          <table:table-cell table:style-name="Normal_5f_Pool12" office:value-type="string" calcext:value-type="string">
            <text:p>TGCTGTTGACAGTGAGCGAAGCCTGGTACCAAAAGGAGTATAGTGAAGCCACAGATGTATACTCCTTTTGGTACCAGGC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HLDA3.683</text:p>
          </table:table-cell>
          <table:table-cell table:style-name="Normal_5f_Pool12" office:value-type="string" calcext:value-type="string">
            <text:p>TGCTGTTGACAGTGAGCGACCTAGGCCTGGTCAAGTTCAATAGTGAAGCCACAGATGTATTGAACTTGACCAGGCCTAG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NKP.744</text:p>
          </table:table-cell>
          <table:table-cell table:style-name="Normal_5f_Pool12" office:value-type="string" calcext:value-type="string">
            <text:p>TGCTGTTGACAGTGAGCGCCAAGCTGGTGATCTTCACCAATAGTGAAGCCACAGATGTATTGGTGAAGATCACCAGCT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NKP.1239</text:p>
          </table:table-cell>
          <table:table-cell table:style-name="Normal_5f_Pool12" office:value-type="string" calcext:value-type="string">
            <text:p>TGCTGTTGACAGTGAGCGACGGGAAGTCCACCTTTCTCAATAGTGAAGCCACAGATGTATTGAGAAAGGTGGACTTCCC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NKP.1530</text:p>
          </table:table-cell>
          <table:table-cell table:style-name="Normal_5f_Pool12" office:value-type="string" calcext:value-type="string">
            <text:p>TGCTGTTGACAGTGAGCGACGTGTCAGACATGGTCATGTATAGTGAAGCCACAGATGTATACATGACCATGTCTGACAC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NKP.678</text:p>
          </table:table-cell>
          <table:table-cell table:style-name="Normal_5f_Pool12" office:value-type="string" calcext:value-type="string">
            <text:p>TGCTGTTGACAGTGAGCGACAGTGACTGGAGGATCTTGTATAGTGAAGCCACAGATGTATACAAGATCCTCCAGTCA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NKP.560</text:p>
          </table:table-cell>
          <table:table-cell table:style-name="Normal_5f_Pool12" office:value-type="string" calcext:value-type="string">
            <text:p>TGCTGTTGACAGTGAGCGCTGGAGAAGTTGCTAGTGTTCATAGTGAAGCCACAGATGTATGAACACTAGCAACTTCTCC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NKP.521</text:p>
          </table:table-cell>
          <table:table-cell table:style-name="Normal_5f_Pool12" office:value-type="string" calcext:value-type="string">
            <text:p>TGCTGTTGACAGTGAGCGCAGAAGCGTATGCGGAAGTCAATAGTGAAGCCACAGATGTATTGACTTCCGCATACGCTTC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OLE.4212</text:p>
          </table:table-cell>
          <table:table-cell table:style-name="Normal_5f_Pool12" office:value-type="string" calcext:value-type="string">
            <text:p>TGCTGTTGACAGTGAGCGATCGCTCCAACATGGTCTACAATAGTGAAGCCACAGATGTATTGTAGACCATGTTGGAGCG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OLE.972</text:p>
          </table:table-cell>
          <table:table-cell table:style-name="Normal_5f_Pool12" office:value-type="string" calcext:value-type="string">
            <text:p>TGCTGTTGACAGTGAGCGCCAGGGAGATTGTTTCAGAAGATAGTGAAGCCACAGATGTATCTTCTGAAACAATCTCC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OLE.1113</text:p>
          </table:table-cell>
          <table:table-cell table:style-name="Normal_5f_Pool12" office:value-type="string" calcext:value-type="string">
            <text:p>TGCTGTTGACAGTGAGCGACACCATCATGGTCACCTACAATAGTGAAGCCACAGATGTATTGTAGGTGACCATGATGG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OLE.2189</text:p>
          </table:table-cell>
          <table:table-cell table:style-name="Normal_5f_Pool12" office:value-type="string" calcext:value-type="string">
            <text:p>TGCTGTTGACAGTGAGCGAAGGCGAAATACGAGAAGAGAATAGTGAAGCCACAGATGTATTCTCTTCTCGTATTTCGCC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OLE.6243</text:p>
          </table:table-cell>
          <table:table-cell table:style-name="Normal_5f_Pool12" office:value-type="string" calcext:value-type="string">
            <text:p>TGCTGTTGACAGTGAGCGCCACTCAGAAGATTCAGAAGAATAGTGAAGCCACAGATGTATTCTTCTGAATCTTCTGAG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OLE.2661</text:p>
          </table:table-cell>
          <table:table-cell table:style-name="Normal_5f_Pool12" office:value-type="string" calcext:value-type="string">
            <text:p>TGCTGTTGACAGTGAGCGCCCCAGAAAATTTTGTCTTCAATAGTGAAGCCACAGATGTATTGAAGACAAAATTTTCTGG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OLR2L.378</text:p>
          </table:table-cell>
          <table:table-cell table:style-name="Normal_5f_Pool12" office:value-type="string" calcext:value-type="string">
            <text:p>TGCTGTTGACAGTGAGCGCAAGGTCTTTCAGAACCACTAATAGTGAAGCCACAGATGTATTAGTGGTTCTGAAAGAC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OLR2L.860</text:p>
          </table:table-cell>
          <table:table-cell table:style-name="Normal_5f_Pool12" office:value-type="string" calcext:value-type="string">
            <text:p>TGCTGTTGACAGTGAGCGATGGGAGGTTGCCACTGCAAAATAGTGAAGCCACAGATGTATTTTGCAGTGGCAACCTCCC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OLR2L.716</text:p>
          </table:table-cell>
          <table:table-cell table:style-name="Normal_5f_Pool12" office:value-type="string" calcext:value-type="string">
            <text:p>TGCTGTTGACAGTGAGCGCCACTTGAGTCCAGAAATTCAATAGTGAAGCCACAGATGTATTGAATTTCTGGACTCAAG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OLR2L.371</text:p>
          </table:table-cell>
          <table:table-cell table:style-name="Normal_5f_Pool12" office:value-type="string" calcext:value-type="string">
            <text:p>TGCTGTTGACAGTGAGCGCTCCAGTAAAGGTCTTTCAGAATAGTGAAGCCACAGATGTATTCTGAAAGACCTTTACTGG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OLR2L.377</text:p>
          </table:table-cell>
          <table:table-cell table:style-name="Normal_5f_Pool12" office:value-type="string" calcext:value-type="string">
            <text:p>TGCTGTTGACAGTGAGCGCAAAGGTCTTTCAGAACCACTATAGTGAAGCCACAGATGTATAGTGGTTCTGAAAGACCTT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OLR2L.710</text:p>
          </table:table-cell>
          <table:table-cell table:style-name="Normal_5f_Pool12" office:value-type="string" calcext:value-type="string">
            <text:p>TGCTGTTGACAGTGAGCGAGAGGATCACTTGAGTCCAGAATAGTGAAGCCACAGATGTATTCTGGACTCAAGTGATCCTC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RMT6.1519</text:p>
          </table:table-cell>
          <table:table-cell table:style-name="Normal_5f_Pool12" office:value-type="string" calcext:value-type="string">
            <text:p>TGCTGTTGACAGTGAGCGAACGGATGAAAATGTCAGTTTTTAGTGAAGCCACAGATGTAAAAACTGACATTTTCATCCG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RMT6.2301</text:p>
          </table:table-cell>
          <table:table-cell table:style-name="Normal_5f_Pool12" office:value-type="string" calcext:value-type="string">
            <text:p>TGCTGTTGACAGTGAGCGAAAGTGTGAATCTTGTTATCAATAGTGAAGCCACAGATGTATTGATAACAAGATTCACAC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RMT6.2524</text:p>
          </table:table-cell>
          <table:table-cell table:style-name="Normal_5f_Pool12" office:value-type="string" calcext:value-type="string">
            <text:p>TGCTGTTGACAGTGAGCGAGAGCTTCTGTATGCTAAGAAATAGTGAAGCCACAGATGTATTTCTTAGCATACAGAAGCTC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RMT6.204</text:p>
          </table:table-cell>
          <table:table-cell table:style-name="Normal_5f_Pool12" office:value-type="string" calcext:value-type="string">
            <text:p>TGCTGTTGACAGTGAGCGCCCAGCTGTACTACGAGTGCTATAGTGAAGCCACAGATGTATAGCACTCGTAGTACAGCTG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RMT6.1822</text:p>
          </table:table-cell>
          <table:table-cell table:style-name="Normal_5f_Pool12" office:value-type="string" calcext:value-type="string">
            <text:p>TGCTGTTGACAGTGAGCGCTAGGGTGCTAAAGTTGATGAATAGTGAAGCCACAGATGTATTCATCAACTTTAGCACCCT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RMT6.2125</text:p>
          </table:table-cell>
          <table:table-cell table:style-name="Normal_5f_Pool12" office:value-type="string" calcext:value-type="string">
            <text:p>TGCTGTTGACAGTGAGCGACAGCTAGAAAAGTATACTCATTAGTGAAGCCACAGATGTAATGAGTATACTTTTCTAG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A5.1179</text:p>
          </table:table-cell>
          <table:table-cell table:style-name="Normal_5f_Pool12" office:value-type="string" calcext:value-type="string">
            <text:p>TGCTGTTGACAGTGAGCGACCAGTGGTTAATAGATGTTAATAGTGAAGCCACAGATGTATTAACATCTATTAACCACTG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A5.2757</text:p>
          </table:table-cell>
          <table:table-cell table:style-name="Normal_5f_Pool12" office:value-type="string" calcext:value-type="string">
            <text:p>TGCTGTTGACAGTGAGCGCACGGTTTTTAGTAATAAGATATAGTGAAGCCACAGATGTATATCTTATTACTAAAAACCG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A5.3339</text:p>
          </table:table-cell>
          <table:table-cell table:style-name="Normal_5f_Pool12" office:value-type="string" calcext:value-type="string">
            <text:p>TGCTGTTGACAGTGAGCGCAAGGAACAAATTGTTCACCAATAGTGAAGCCACAGATGTATTGGTGAACAATTTGTTC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A5.1417</text:p>
          </table:table-cell>
          <table:table-cell table:style-name="Normal_5f_Pool12" office:value-type="string" calcext:value-type="string">
            <text:p>TGCTGTTGACAGTGAGCGAAAGGACTAAGAATTAAATTAATAGTGAAGCCACAGATGTATTAATTTAATTCTTAGTCC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A5.1890</text:p>
          </table:table-cell>
          <table:table-cell table:style-name="Normal_5f_Pool12" office:value-type="string" calcext:value-type="string">
            <text:p>TGCTGTTGACAGTGAGCGCAGGAAGTTGTACTATATGTTATAGTGAAGCCACAGATGTATAACATATAGTACAACTTCC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A5.1408</text:p>
          </table:table-cell>
          <table:table-cell table:style-name="Normal_5f_Pool12" office:value-type="string" calcext:value-type="string">
            <text:p>TGCTGTTGACAGTGAGCGCTACGAAGTGAAGGACTAAGAATAGTGAAGCCACAGATGTATTCTTAGTCCTTCACTTCGT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B10.958</text:p>
          </table:table-cell>
          <table:table-cell table:style-name="Normal_5f_Pool12" office:value-type="string" calcext:value-type="string">
            <text:p>TGCTGTTGACAGTGAGCGCAACCCAGAAAATACAGTTAAATAGTGAAGCCACAGATGTATTTAACTGTATTTTCTGGG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B10.962</text:p>
          </table:table-cell>
          <table:table-cell table:style-name="Normal_5f_Pool12" office:value-type="string" calcext:value-type="string">
            <text:p>TGCTGTTGACAGTGAGCGACAGAAAATACAGTTAAACAAATAGTGAAGCCACAGATGTATTTGTTTAACTGTATTTT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B10.961</text:p>
          </table:table-cell>
          <table:table-cell table:style-name="Normal_5f_Pool12" office:value-type="string" calcext:value-type="string">
            <text:p>TGCTGTTGACAGTGAGCGACCAGAAAATACAGTTAAACAATAGTGAAGCCACAGATGTATTGTTTAACTGTATTTTCTG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B10.740</text:p>
          </table:table-cell>
          <table:table-cell table:style-name="Normal_5f_Pool12" office:value-type="string" calcext:value-type="string">
            <text:p>TGCTGTTGACAGTGAGCGAACGCATGTGTGATCACAAAGATAGTGAAGCCACAGATGTATCTTTGTGATCACACATGCG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B10.857</text:p>
          </table:table-cell>
          <table:table-cell table:style-name="Normal_5f_Pool12" office:value-type="string" calcext:value-type="string">
            <text:p>TGCTGTTGACAGTGAGCGCCCCAGACAGTGAAGCCACTAATAGTGAAGCCACAGATGTATTAGTGGCTTCACTGTCTGG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B10.737</text:p>
          </table:table-cell>
          <table:table-cell table:style-name="Normal_5f_Pool12" office:value-type="string" calcext:value-type="string">
            <text:p>TGCTGTTGACAGTGAGCGATGGACGCATGTGTGATCACAATAGTGAAGCCACAGATGTATTGTGATCACACATGCGTCC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D14.977</text:p>
          </table:table-cell>
          <table:table-cell table:style-name="Normal_5f_Pool12" office:value-type="string" calcext:value-type="string">
            <text:p>TGCTGTTGACAGTGAGCGCTAGGACATGAACCAAGACAAATAGTGAAGCCACAGATGTATTTGTCTTGGTTCATGTCCT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D14.1576</text:p>
          </table:table-cell>
          <table:table-cell table:style-name="Normal_5f_Pool12" office:value-type="string" calcext:value-type="string">
            <text:p>TGCTGTTGACAGTGAGCGCCAGGGTCTTTGCAGATTCTAATAGTGAAGCCACAGATGTATTAGAATCTGCAAAGACCC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D14.1445</text:p>
          </table:table-cell>
          <table:table-cell table:style-name="Normal_5f_Pool12" office:value-type="string" calcext:value-type="string">
            <text:p>TGCTGTTGACAGTGAGCGATCTGTTGTTCCTAATGCTCAATAGTGAAGCCACAGATGTATTGAGCATTAGGAACAACAG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D14.1036</text:p>
          </table:table-cell>
          <table:table-cell table:style-name="Normal_5f_Pool12" office:value-type="string" calcext:value-type="string">
            <text:p>TGCTGTTGACAGTGAGCGACAGGCATTAATTCATGGACTATAGTGAAGCCACAGATGTATAGTCCATGAATTAATGC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D14.1237</text:p>
          </table:table-cell>
          <table:table-cell table:style-name="Normal_5f_Pool12" office:value-type="string" calcext:value-type="string">
            <text:p>TGCTGTTGACAGTGAGCGCAAGGCTGTAGAAGAAGAAGATTAGTGAAGCCACAGATGTAATCTTCTTCTTCTACAGCCT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D14.1238</text:p>
          </table:table-cell>
          <table:table-cell table:style-name="Normal_5f_Pool12" office:value-type="string" calcext:value-type="string">
            <text:p>TGCTGTTGACAGTGAGCGCAGGCTGTAGAAGAAGAAGATATAGTGAAGCCACAGATGTATATCTTCTTCTTCTACAGCC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D2.792</text:p>
          </table:table-cell>
          <table:table-cell table:style-name="Normal_5f_Pool12" office:value-type="string" calcext:value-type="string">
            <text:p>TGCTGTTGACAGTGAGCGATGGGTGTGTTCCGAAAGTTTATAGTGAAGCCACAGATGTATAAACTTTCGGAACACACCC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D2.890</text:p>
          </table:table-cell>
          <table:table-cell table:style-name="Normal_5f_Pool12" office:value-type="string" calcext:value-type="string">
            <text:p>TGCTGTTGACAGTGAGCGAAAGGATGTGGTAGTACAGAAATAGTGAAGCCACAGATGTATTTCTGTACTACCACATCC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D2.2885</text:p>
          </table:table-cell>
          <table:table-cell table:style-name="Normal_5f_Pool12" office:value-type="string" calcext:value-type="string">
            <text:p>TGCTGTTGACAGTGAGCGATGAGATAAGGTTGTTCAATAATAGTGAAGCCACAGATGTATTATTGAACAACCTTATCTC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D2.2891</text:p>
          </table:table-cell>
          <table:table-cell table:style-name="Normal_5f_Pool12" office:value-type="string" calcext:value-type="string">
            <text:p>TGCTGTTGACAGTGAGCGCAAGGTTGTTCAATAAAGACTTTAGTGAAGCCACAGATGTAAAGTCTTTATTGAACAACCT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D2.889</text:p>
          </table:table-cell>
          <table:table-cell table:style-name="Normal_5f_Pool12" office:value-type="string" calcext:value-type="string">
            <text:p>TGCTGTTGACAGTGAGCGACAAGGATGTGGTAGTACAGAATAGTGAAGCCACAGATGTATTCTGTACTACCACATCCT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D2.1924</text:p>
          </table:table-cell>
          <table:table-cell table:style-name="Normal_5f_Pool12" office:value-type="string" calcext:value-type="string">
            <text:p>TGCTGTTGACAGTGAGCGCCAAGAAGGAAAAGAAAGACAATAGTGAAGCCACAGATGTATTGTCTTTCTTTTCCTTCT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D7.370</text:p>
          </table:table-cell>
          <table:table-cell table:style-name="Normal_5f_Pool12" office:value-type="string" calcext:value-type="string">
            <text:p>TGCTGTTGACAGTGAGCGCTGGAATGTTTAAGAAAGTCAATAGTGAAGCCACAGATGTATTGACTTTCTTAAACATTCC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D7.1627</text:p>
          </table:table-cell>
          <table:table-cell table:style-name="Normal_5f_Pool12" office:value-type="string" calcext:value-type="string">
            <text:p>TGCTGTTGACAGTGAGCGCTACCTTCAAAGATACAATTAATAGTGAAGCCACAGATGTATTAATTGTATCTTTGAAGGT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D7.1004</text:p>
          </table:table-cell>
          <table:table-cell table:style-name="Normal_5f_Pool12" office:value-type="string" calcext:value-type="string">
            <text:p>TGCTGTTGACAGTGAGCGACAGGAGAAAGAAGAGAGCAAATAGTGAAGCCACAGATGTATTTGCTCTCTTCTTTCTC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D7.1628</text:p>
          </table:table-cell>
          <table:table-cell table:style-name="Normal_5f_Pool12" office:value-type="string" calcext:value-type="string">
            <text:p>TGCTGTTGACAGTGAGCGCACCTTCAAAGATACAATTAAATAGTGAAGCCACAGATGTATTTAATTGTATCTTTGAAGG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D7.230</text:p>
          </table:table-cell>
          <table:table-cell table:style-name="Normal_5f_Pool12" office:value-type="string" calcext:value-type="string">
            <text:p>TGCTGTTGACAGTGAGCGAAAGCGTGTTGTTGGTGTGCTTTAGTGAAGCCACAGATGTAAAGCACACCAACAACACGC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D7.653</text:p>
          </table:table-cell>
          <table:table-cell table:style-name="Normal_5f_Pool12" office:value-type="string" calcext:value-type="string">
            <text:p>TGCTGTTGACAGTGAGCGCCACTTGTTACGAGATATCAAATAGTGAAGCCACAGATGTATTTGATATCTCGTAACAAG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D8.713</text:p>
          </table:table-cell>
          <table:table-cell table:style-name="Normal_5f_Pool12" office:value-type="string" calcext:value-type="string">
            <text:p>TGCTGTTGACAGTGAGCGCACAGACCAATGTCTACATCAATAGTGAAGCCACAGATGTATTGATGTAGACATTGGTCTG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D8.329</text:p>
          </table:table-cell>
          <table:table-cell table:style-name="Normal_5f_Pool12" office:value-type="string" calcext:value-type="string">
            <text:p>TGCTGTTGACAGTGAGCGACGGCATGTACGAGCAACTCAATAGTGAAGCCACAGATGTATTGAGTTGCTCGTACATGCC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D8.44</text:p>
          </table:table-cell>
          <table:table-cell table:style-name="Normal_5f_Pool12" office:value-type="string" calcext:value-type="string">
            <text:p>TGCTGTTGACAGTGAGCGATCCAACTGACATGTTCATTAATAGTGAAGCCACAGATGTATTAATGAACATGTCAGTTGG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D8.1135</text:p>
          </table:table-cell>
          <table:table-cell table:style-name="Normal_5f_Pool12" office:value-type="string" calcext:value-type="string">
            <text:p>TGCTGTTGACAGTGAGCGAACGAGTTATTTAAAACAGTTATAGTGAAGCCACAGATGTATAACTGTTTTAAATAACTCG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D8.1227</text:p>
          </table:table-cell>
          <table:table-cell table:style-name="Normal_5f_Pool12" office:value-type="string" calcext:value-type="string">
            <text:p>TGCTGTTGACAGTGAGCGCCGGCAGAGAGACAAGTTCTTATAGTGAAGCCACAGATGTATAAGAACTTGTCTCTCTGCC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D8.914</text:p>
          </table:table-cell>
          <table:table-cell table:style-name="Normal_5f_Pool12" office:value-type="string" calcext:value-type="string">
            <text:p>TGCTGTTGACAGTGAGCGACACCCGGATCCTCTTCTTCAATAGTGAAGCCACAGATGTATTGAAGAAGAGGATCCGGG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1.774</text:p>
          </table:table-cell>
          <table:table-cell table:style-name="Normal_5f_Pool12" office:value-type="string" calcext:value-type="string">
            <text:p>TGCTGTTGACAGTGAGCGACAGCACCAATGTTATTAATAATAGTGAAGCCACAGATGTATTATTAATAACATTGGTG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1.1876</text:p>
          </table:table-cell>
          <table:table-cell table:style-name="Normal_5f_Pool12" office:value-type="string" calcext:value-type="string">
            <text:p>TGCTGTTGACAGTGAGCGATAGAGACTAGATCTTAAAGTATAGTGAAGCCACAGATGTATACTTTAAGATCTAGTCTCT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1.556</text:p>
          </table:table-cell>
          <table:table-cell table:style-name="Normal_5f_Pool12" office:value-type="string" calcext:value-type="string">
            <text:p>TGCTGTTGACAGTGAGCGCCAGGAAGAGTCTGTTACTTTTTAGTGAAGCCACAGATGTAAAAAGTAACAGACTCTTCC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1.654</text:p>
          </table:table-cell>
          <table:table-cell table:style-name="Normal_5f_Pool12" office:value-type="string" calcext:value-type="string">
            <text:p>TGCTGTTGACAGTGAGCGCTCGAATGTGTTACCAAGGTTATAGTGAAGCCACAGATGTATAACCTTGGTAACACATTCG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1.541</text:p>
          </table:table-cell>
          <table:table-cell table:style-name="Normal_5f_Pool12" office:value-type="string" calcext:value-type="string">
            <text:p>TGCTGTTGACAGTGAGCGCCAGGAGTTTAAAGTTCAGGAATAGTGAAGCCACAGATGTATTCCTGAACTTTAAACTCC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1.495</text:p>
          </table:table-cell>
          <table:table-cell table:style-name="Normal_5f_Pool12" office:value-type="string" calcext:value-type="string">
            <text:p>TGCTGTTGACAGTGAGCGCTGCAAAGTGTGTGCAAGCAAATAGTGAAGCCACAGATGTATTTGCTTGCACACACTTTGC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17.537</text:p>
          </table:table-cell>
          <table:table-cell table:style-name="Normal_5f_Pool12" office:value-type="string" calcext:value-type="string">
            <text:p>TGCTGTTGACAGTGAGCGCCAGGAAGAGTGTTCTATCTCATAGTGAAGCCACAGATGTATGAGATAGAACACTCTTCC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17.162</text:p>
          </table:table-cell>
          <table:table-cell table:style-name="Normal_5f_Pool12" office:value-type="string" calcext:value-type="string">
            <text:p>TGCTGTTGACAGTGAGCGCAAGGAGCATGGTATTCAAGTATAGTGAAGCCACAGATGTATACTTGAATACCATGCTC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17.538</text:p>
          </table:table-cell>
          <table:table-cell table:style-name="Normal_5f_Pool12" office:value-type="string" calcext:value-type="string">
            <text:p>TGCTGTTGACAGTGAGCGAAGGAAGAGTGTTCTATCTCAATAGTGAAGCCACAGATGTATTGAGATAGAACACTCTTCC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17.541</text:p>
          </table:table-cell>
          <table:table-cell table:style-name="Normal_5f_Pool12" office:value-type="string" calcext:value-type="string">
            <text:p>TGCTGTTGACAGTGAGCGAAAGAGTGTTCTATCTCAAATATAGTGAAGCCACAGATGTATATTTGAGATAGAACACTC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17.1289</text:p>
          </table:table-cell>
          <table:table-cell table:style-name="Normal_5f_Pool12" office:value-type="string" calcext:value-type="string">
            <text:p>TGCTGTTGACAGTGAGCGATCAGTGGTTTCTAATAAATAATAGTGAAGCCACAGATGTATTATTTATTAGAAACCACTG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17.2109</text:p>
          </table:table-cell>
          <table:table-cell table:style-name="Normal_5f_Pool12" office:value-type="string" calcext:value-type="string">
            <text:p>TGCTGTTGACAGTGAGCGCTAGGATGCAATTACGAGTGTATAGTGAAGCCACAGATGTATACACTCGTAATTGCATCCT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54B.1267</text:p>
          </table:table-cell>
          <table:table-cell table:style-name="Normal_5f_Pool12" office:value-type="string" calcext:value-type="string">
            <text:p>TGCTGTTGACAGTGAGCGCCAGGACCACAAAGTTGAAGAATAGTGAAGCCACAGATGTATTCTTCAACTTTGTGGTCC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54B.1544</text:p>
          </table:table-cell>
          <table:table-cell table:style-name="Normal_5f_Pool12" office:value-type="string" calcext:value-type="string">
            <text:p>TGCTGTTGACAGTGAGCGCTAGGCTCTTTGTCATCTTATATAGTGAAGCCACAGATGTATATAAGATGACAAAGAGCCT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54B.2062</text:p>
          </table:table-cell>
          <table:table-cell table:style-name="Normal_5f_Pool12" office:value-type="string" calcext:value-type="string">
            <text:p>TGCTGTTGACAGTGAGCGACACGAACTTCGACCTACTGAATAGTGAAGCCACAGATGTATTCAGTAGGTCGAAGTTCG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54B.2926</text:p>
          </table:table-cell>
          <table:table-cell table:style-name="Normal_5f_Pool12" office:value-type="string" calcext:value-type="string">
            <text:p>TGCTGTTGACAGTGAGCGCTACAGTATATGTTGCAAAATATAGTGAAGCCACAGATGTATATTTTGCAACATATACTGT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54B.548</text:p>
          </table:table-cell>
          <table:table-cell table:style-name="Normal_5f_Pool12" office:value-type="string" calcext:value-type="string">
            <text:p>TGCTGTTGACAGTGAGCGCAAGGAAAGTCATTTATATTAATAGTGAAGCCACAGATGTATTAATATAAATGACTTTC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54B.1088</text:p>
          </table:table-cell>
          <table:table-cell table:style-name="Normal_5f_Pool12" office:value-type="string" calcext:value-type="string">
            <text:p>TGCTGTTGACAGTGAGCGCTAGGGAAGACATTGCAATGTATAGTGAAGCCACAGATGTATACATTGCAATGTCTTCCCT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BBP5.4233</text:p>
          </table:table-cell>
          <table:table-cell table:style-name="Normal_5f_Pool12" office:value-type="string" calcext:value-type="string">
            <text:p>TGCTGTTGACAGTGAGCGCTCGGATGTTTATTAAAGAAAATAGTGAAGCCACAGATGTATTTTCTTTAATAAACATCCG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BBP5.3255</text:p>
          </table:table-cell>
          <table:table-cell table:style-name="Normal_5f_Pool12" office:value-type="string" calcext:value-type="string">
            <text:p>TGCTGTTGACAGTGAGCGCTAGGATAGAAATCAAAGTAGATAGTGAAGCCACAGATGTATCTACTTTGATTTCTATCCT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BBP5.3160</text:p>
          </table:table-cell>
          <table:table-cell table:style-name="Normal_5f_Pool12" office:value-type="string" calcext:value-type="string">
            <text:p>TGCTGTTGACAGTGAGCGCCAGAATGAGACTCTATCTCAATAGTGAAGCCACAGATGTATTGAGATAGAGTCTCATT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BBP5.2491</text:p>
          </table:table-cell>
          <table:table-cell table:style-name="Normal_5f_Pool12" office:value-type="string" calcext:value-type="string">
            <text:p>TGCTGTTGACAGTGAGCGAAACCACATAGTTCAAATCAAATAGTGAAGCCACAGATGTATTTGATTTGAACTATGTGG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BBP5.2405</text:p>
          </table:table-cell>
          <table:table-cell table:style-name="Normal_5f_Pool12" office:value-type="string" calcext:value-type="string">
            <text:p>TGCTGTTGACAGTGAGCGACAGGTGTCTCTCAACAAGCTATAGTGAAGCCACAGATGTATAGCTTGTTGAGAGACAC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BBP5.4120</text:p>
          </table:table-cell>
          <table:table-cell table:style-name="Normal_5f_Pool12" office:value-type="string" calcext:value-type="string">
            <text:p>TGCTGTTGACAGTGAGCGCCAGAGCAAGACTCCATCTCAATAGTGAAGCCACAGATGTATTGAGATGGAGTCTTGCT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DM1.197</text:p>
          </table:table-cell>
          <table:table-cell table:style-name="Normal_5f_Pool12" office:value-type="string" calcext:value-type="string">
            <text:p>TGCTGTTGACAGTGAGCGAACCAGACATAAGGCAGTTCAATAGTGAAGCCACAGATGTATTGAACTGCCTTATGTCTGG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DM1.152</text:p>
          </table:table-cell>
          <table:table-cell table:style-name="Normal_5f_Pool12" office:value-type="string" calcext:value-type="string">
            <text:p>TGCTGTTGACAGTGAGCGACGGAAGCAGCTTTTTCAGAAATAGTGAAGCCACAGATGTATTTCTGAAAAAGCTGCTTCC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DM1.151</text:p>
          </table:table-cell>
          <table:table-cell table:style-name="Normal_5f_Pool12" office:value-type="string" calcext:value-type="string">
            <text:p>TGCTGTTGACAGTGAGCGCCCGGAAGCAGCTTTTTCAGAATAGTGAAGCCACAGATGTATTCTGAAAAAGCTGCTTCCG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DM1.85</text:p>
          </table:table-cell>
          <table:table-cell table:style-name="Normal_5f_Pool12" office:value-type="string" calcext:value-type="string">
            <text:p>TGCTGTTGACAGTGAGCGATGGTTTCTATGCCGTCATTAATAGTGAAGCCACAGATGTATTAATGACGGCATAGAAACC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DM1.199</text:p>
          </table:table-cell>
          <table:table-cell table:style-name="Normal_5f_Pool12" office:value-type="string" calcext:value-type="string">
            <text:p>TGCTGTTGACAGTGAGCGACAGACATAAGGCAGTTCAACATAGTGAAGCCACAGATGTATGTTGAACTGCCTTATGT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DM1.258</text:p>
          </table:table-cell>
          <table:table-cell table:style-name="Normal_5f_Pool12" office:value-type="string" calcext:value-type="string">
            <text:p>TGCTGTTGACAGTGAGCGATGGCGAATTACTACTTTGGTTTAGTGAAGCCACAGATGTAAACCAAAGTAGTAATTCGCC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ECQL5.138</text:p>
          </table:table-cell>
          <table:table-cell table:style-name="Normal_5f_Pool12" office:value-type="string" calcext:value-type="string">
            <text:p>TGCTGTTGACAGTGAGCGACCGGTTCTGTGTTCTTGGCTATAGTGAAGCCACAGATGTATAGCCAAGAACACAGAACCG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ECQL5.1307</text:p>
          </table:table-cell>
          <table:table-cell table:style-name="Normal_5f_Pool12" office:value-type="string" calcext:value-type="string">
            <text:p>TGCTGTTGACAGTGAGCGACAGGAAAAGAGAGGAAACAAATAGTGAAGCCACAGATGTATTTGTTTCCTCTCTTTTC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ECQL5.830</text:p>
          </table:table-cell>
          <table:table-cell table:style-name="Normal_5f_Pool12" office:value-type="string" calcext:value-type="string">
            <text:p>TGCTGTTGACAGTGAGCGAAACCTCTTCTATGATGTGCAATAGTGAAGCCACAGATGTATTGCACATCATAGAAGAGG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ECQL5.268</text:p>
          </table:table-cell>
          <table:table-cell table:style-name="Normal_5f_Pool12" office:value-type="string" calcext:value-type="string">
            <text:p>TGCTGTTGACAGTGAGCGATGCGACCATGGCTGTAGTAAATAGTGAAGCCACAGATGTATTTACTACAGCCATGGTCGC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ECQL5.18</text:p>
          </table:table-cell>
          <table:table-cell table:style-name="Normal_5f_Pool12" office:value-type="string" calcext:value-type="string">
            <text:p>TGCTGTTGACAGTGAGCGATGGGTTCTGCCTAAAGCTGAATAGTGAAGCCACAGATGTATTCAGCTTTAGGCAGAACCC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ECQL5.139</text:p>
          </table:table-cell>
          <table:table-cell table:style-name="Normal_5f_Pool12" office:value-type="string" calcext:value-type="string">
            <text:p>TGCTGTTGACAGTGAGCGACGGTTCTGTGTTCTTGGCTAATAGTGAAGCCACAGATGTATTAGCCAAGAACACAGAACC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EV1.3317</text:p>
          </table:table-cell>
          <table:table-cell table:style-name="Normal_5f_Pool12" office:value-type="string" calcext:value-type="string">
            <text:p>TGCTGTTGACAGTGAGCGACAGCGTATGATCAAAGACAAATAGTGAAGCCACAGATGTATTTGTCTTTGATCATACG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EV1.2785</text:p>
          </table:table-cell>
          <table:table-cell table:style-name="Normal_5f_Pool12" office:value-type="string" calcext:value-type="string">
            <text:p>TGCTGTTGACAGTGAGCGACAAGTTCAGAAAGCTAAGAAATAGTGAAGCCACAGATGTATTTCTTAGCTTTCTGAACT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EV1.3025</text:p>
          </table:table-cell>
          <table:table-cell table:style-name="Normal_5f_Pool12" office:value-type="string" calcext:value-type="string">
            <text:p>TGCTGTTGACAGTGAGCGACAGCTGGATCAGTCTGTTTTATAGTGAAGCCACAGATGTATAAAACAGACTGATCCAG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EV1.1241</text:p>
          </table:table-cell>
          <table:table-cell table:style-name="Normal_5f_Pool12" office:value-type="string" calcext:value-type="string">
            <text:p>TGCTGTTGACAGTGAGCGCAACCTTCAGACTGCAATTTTATAGTGAAGCCACAGATGTATAAAATTGCAGTCTGAAGG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EV1.4313</text:p>
          </table:table-cell>
          <table:table-cell table:style-name="Normal_5f_Pool12" office:value-type="string" calcext:value-type="string">
            <text:p>TGCTGTTGACAGTGAGCGAAAGCAACTACTGTTTATTATATAGTGAAGCCACAGATGTATATAATAAACAGTAGTTGC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EV1.3413</text:p>
          </table:table-cell>
          <table:table-cell table:style-name="Normal_5f_Pool12" office:value-type="string" calcext:value-type="string">
            <text:p>TGCTGTTGACAGTGAGCGACAGCAGTGAAAGAAAAGAAAATAGTGAAGCCACAGATGTATTTTCTTTTCTTTCACTG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IF1.692</text:p>
          </table:table-cell>
          <table:table-cell table:style-name="Normal_5f_Pool12" office:value-type="string" calcext:value-type="string">
            <text:p>TGCTGTTGACAGTGAGCGACAGCTTATGACTACTAAATTATAGTGAAGCCACAGATGTATAATTTAGTAGTCATAAG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IF1.8793</text:p>
          </table:table-cell>
          <table:table-cell table:style-name="Normal_5f_Pool12" office:value-type="string" calcext:value-type="string">
            <text:p>TGCTGTTGACAGTGAGCGCCAGCAAGTCATAGAAAGTTTATAGTGAAGCCACAGATGTATAAACTTTCTATGACTTG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IF1.7806</text:p>
          </table:table-cell>
          <table:table-cell table:style-name="Normal_5f_Pool12" office:value-type="string" calcext:value-type="string">
            <text:p>TGCTGTTGACAGTGAGCGCTAGGAAGTTTGTTACTGGTTATAGTGAAGCCACAGATGTATAACCAGTAACAAACTTCCT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IF1.3604</text:p>
          </table:table-cell>
          <table:table-cell table:style-name="Normal_5f_Pool12" office:value-type="string" calcext:value-type="string">
            <text:p>TGCTGTTGACAGTGAGCGCCAGCAGTAGTTCAGTTTCTAATAGTGAAGCCACAGATGTATTAGAAACTGAACTACTGC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IF1.7989</text:p>
          </table:table-cell>
          <table:table-cell table:style-name="Normal_5f_Pool12" office:value-type="string" calcext:value-type="string">
            <text:p>TGCTGTTGACAGTGAGCGACAGCAGTTGACTGAAAATTTATAGTGAAGCCACAGATGTATAAATTTTCAGTCAACTG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IF1.8911</text:p>
          </table:table-cell>
          <table:table-cell table:style-name="Normal_5f_Pool12" office:value-type="string" calcext:value-type="string">
            <text:p>TGCTGTTGACAGTGAGCGCTGGGTCTAAGATATTCATATATAGTGAAGCCACAGATGTATATATGAATATCTTAGACCC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PA2.1687</text:p>
          </table:table-cell>
          <table:table-cell table:style-name="Normal_5f_Pool12" office:value-type="string" calcext:value-type="string">
            <text:p>TGCTGTTGACAGTGAGCGCTACAGTCATATGTTTAATAAATAGTGAAGCCACAGATGTATTTATTAAACATATGACTGT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PA2.1128</text:p>
          </table:table-cell>
          <table:table-cell table:style-name="Normal_5f_Pool12" office:value-type="string" calcext:value-type="string">
            <text:p>TGCTGTTGACAGTGAGCGCCAGCTGGACCTAGTTTCACAATAGTGAAGCCACAGATGTATTGTGAAACTAGGTCCAG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PA2.545</text:p>
          </table:table-cell>
          <table:table-cell table:style-name="Normal_5f_Pool12" office:value-type="string" calcext:value-type="string">
            <text:p>TGCTGTTGACAGTGAGCGCACCAACATTGTTTACAAAATATAGTGAAGCCACAGATGTATATTTTGTAAACAATGTTGG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PA2.913</text:p>
          </table:table-cell>
          <table:table-cell table:style-name="Normal_5f_Pool12" office:value-type="string" calcext:value-type="string">
            <text:p>TGCTGTTGACAGTGAGCGCCCAGGTGTTGAATTTGATTAATAGTGAAGCCACAGATGTATTAATCAAATTCAACACCTG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PA2.1688</text:p>
          </table:table-cell>
          <table:table-cell table:style-name="Normal_5f_Pool12" office:value-type="string" calcext:value-type="string">
            <text:p>TGCTGTTGACAGTGAGCGCACAGTCATATGTTTAATAAAATAGTGAAGCCACAGATGTATTTTATTAAACATATGACTG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PA2.1413</text:p>
          </table:table-cell>
          <table:table-cell table:style-name="Normal_5f_Pool12" office:value-type="string" calcext:value-type="string">
            <text:p>TGCTGTTGACAGTGAGCGCCAGGAGTTTCTCTTCTTAAAATAGTGAAGCCACAGATGTATTTTAAGAAGAGAAACTCC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UVBL2.509</text:p>
          </table:table-cell>
          <table:table-cell table:style-name="Normal_5f_Pool12" office:value-type="string" calcext:value-type="string">
            <text:p>TGCTGTTGACAGTGAGCGACACAGAGATGGAGACCATCTATAGTGAAGCCACAGATGTATAGATGGTCTCCATCTCTG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UVBL2.1331</text:p>
          </table:table-cell>
          <table:table-cell table:style-name="Normal_5f_Pool12" office:value-type="string" calcext:value-type="string">
            <text:p>TGCTGTTGACAGTGAGCGACACGCAGTACATGAAGGAGTATAGTGAAGCCACAGATGTATACTCCTTCATGTACTGCG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UVBL2.1100</text:p>
          </table:table-cell>
          <table:table-cell table:style-name="Normal_5f_Pool12" office:value-type="string" calcext:value-type="string">
            <text:p>TGCTGTTGACAGTGAGCGCCAGCGAGAAAGACACGAAGCATAGTGAAGCCACAGATGTATGCTTCGTGTCTTTCTCG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UVBL2.45</text:p>
          </table:table-cell>
          <table:table-cell table:style-name="Normal_5f_Pool12" office:value-type="string" calcext:value-type="string">
            <text:p>TGCTGTTGACAGTGAGCGACCGGAGATCCGTGATGTAACATAGTGAAGCCACAGATGTATGTTACATCACGGATCTCCG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UVBL2.932</text:p>
          </table:table-cell>
          <table:table-cell table:style-name="Normal_5f_Pool12" office:value-type="string" calcext:value-type="string">
            <text:p>TGCTGTTGACAGTGAGCGCCGAGAGCTTCTCCTTCCTCAATAGTGAAGCCACAGATGTATTGAGGAAGGAGAAGCTCTC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UVBL2.1442</text:p>
          </table:table-cell>
          <table:table-cell table:style-name="Normal_5f_Pool12" office:value-type="string" calcext:value-type="string">
            <text:p>TGCTGTTGACAGTGAGCGAACCAGAGTTCTGACACTGTGATAGTGAAGCCACAGATGTATCACAGTGTCAGAACTCTGG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ETD8.2534</text:p>
          </table:table-cell>
          <table:table-cell table:style-name="Normal_5f_Pool12" office:value-type="string" calcext:value-type="string">
            <text:p>TGCTGTTGACAGTGAGCGCCACGACGGTGCTACCTAAGAATAGTGAAGCCACAGATGTATTCTTAGGTAGCACCGTCG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ETD8.254</text:p>
          </table:table-cell>
          <table:table-cell table:style-name="Normal_5f_Pool12" office:value-type="string" calcext:value-type="string">
            <text:p>TGCTGTTGACAGTGAGCGCCAGGAAGAGAACTCAGTTACATAGTGAAGCCACAGATGTATGTAACTGAGTTCTCTTCC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ETD8.374</text:p>
          </table:table-cell>
          <table:table-cell table:style-name="Normal_5f_Pool12" office:value-type="string" calcext:value-type="string">
            <text:p>TGCTGTTGACAGTGAGCGATCCGAGGAACAGAAGATCAAATAGTGAAGCCACAGATGTATTTGATCTTCTGTTCCTCGG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ETD8.1826</text:p>
          </table:table-cell>
          <table:table-cell table:style-name="Normal_5f_Pool12" office:value-type="string" calcext:value-type="string">
            <text:p>TGCTGTTGACAGTGAGCGATGGGTTAATTCTTTATAGAAATAGTGAAGCCACAGATGTATTTCTATAAAGAATTAACCC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ETD8.2535</text:p>
          </table:table-cell>
          <table:table-cell table:style-name="Normal_5f_Pool12" office:value-type="string" calcext:value-type="string">
            <text:p>TGCTGTTGACAGTGAGCGAACGACGGTGCTACCTAAGAAATAGTGAAGCCACAGATGTATTTCTTAGGTAGCACCGTCG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ETD8.925</text:p>
          </table:table-cell>
          <table:table-cell table:style-name="Normal_5f_Pool12" office:value-type="string" calcext:value-type="string">
            <text:p>TGCTGTTGACAGTGAGCGAAAGACTGATCAATCACAGCAATAGTGAAGCCACAGATGTATTGCTGTGATTGATCAGTC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GK1.1815</text:p>
          </table:table-cell>
          <table:table-cell table:style-name="Normal_5f_Pool12" office:value-type="string" calcext:value-type="string">
            <text:p>TGCTGTTGACAGTGAGCGCACGGTTAATAACTAAAATTTATAGTGAAGCCACAGATGTATAAATTTTAGTTATTAACCG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GK1.832</text:p>
          </table:table-cell>
          <table:table-cell table:style-name="Normal_5f_Pool12" office:value-type="string" calcext:value-type="string">
            <text:p>TGCTGTTGACAGTGAGCGCCACAGCTGAAATGTACGACAATAGTGAAGCCACAGATGTATTGTCGTACATTTCAGCTG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GK1.1622</text:p>
          </table:table-cell>
          <table:table-cell table:style-name="Normal_5f_Pool12" office:value-type="string" calcext:value-type="string">
            <text:p>TGCTGTTGACAGTGAGCGCTCGCAGTGTTTCAGTTCTTTATAGTGAAGCCACAGATGTATAAAGAACTGAAACACTGCG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GK1.2115</text:p>
          </table:table-cell>
          <table:table-cell table:style-name="Normal_5f_Pool12" office:value-type="string" calcext:value-type="string">
            <text:p>TGCTGTTGACAGTGAGCGACACCATTTTAATGTACTGTAATAGTGAAGCCACAGATGTATTACAGTACATTAAAATGG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GK1.367</text:p>
          </table:table-cell>
          <table:table-cell table:style-name="Normal_5f_Pool12" office:value-type="string" calcext:value-type="string">
            <text:p>TGCTGTTGACAGTGAGCGCGCGGAATGTTCTGTTGAAGAATAGTGAAGCCACAGATGTATTCTTCAACAGAACATTCCGC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GK1.280</text:p>
          </table:table-cell>
          <table:table-cell table:style-name="Normal_5f_Pool12" office:value-type="string" calcext:value-type="string">
            <text:p>TGCTGTTGACAGTGAGCGCCAAGGCAGAAGAAGTGTTCTATAGTGAAGCCACAGATGTATAGAACACTTCTTCTGCCT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PDYA.126</text:p>
          </table:table-cell>
          <table:table-cell table:style-name="Normal_5f_Pool12" office:value-type="string" calcext:value-type="string">
            <text:p>TGCTGTTGACAGTGAGCGCAGCGTCCTATTTGTAAAGATATAGTGAAGCCACAGATGTATATCTTTACAAATAGGACGC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PDYA.492</text:p>
          </table:table-cell>
          <table:table-cell table:style-name="Normal_5f_Pool12" office:value-type="string" calcext:value-type="string">
            <text:p>TGCTGTTGACAGTGAGCGCTCCCTAATTTCTTAAAGTTAATAGTGAAGCCACAGATGTATTAACTTTAAGAAATTAGGG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PDYA.416</text:p>
          </table:table-cell>
          <table:table-cell table:style-name="Normal_5f_Pool12" office:value-type="string" calcext:value-type="string">
            <text:p>TGCTGTTGACAGTGAGCGCACAGTTGAAGAAGATGAAGAATAGTGAAGCCACAGATGTATTCTTCATCTTCTTCAACTG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PDYA.52</text:p>
          </table:table-cell>
          <table:table-cell table:style-name="Normal_5f_Pool12" office:value-type="string" calcext:value-type="string">
            <text:p>TGCTGTTGACAGTGAGCGAACCACCTACTGTCACTGTTTATAGTGAAGCCACAGATGTATAAACAGTGACAGTAGGTGG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PDYA.634</text:p>
          </table:table-cell>
          <table:table-cell table:style-name="Normal_5f_Pool12" office:value-type="string" calcext:value-type="string">
            <text:p>TGCTGTTGACAGTGAGCGATGGAGCTGTCAGAAACTACAATAGTGAAGCCACAGATGTATTGTAGTTTCTGACAGCTCC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PDYA.58</text:p>
          </table:table-cell>
          <table:table-cell table:style-name="Normal_5f_Pool12" office:value-type="string" calcext:value-type="string">
            <text:p>TGCTGTTGACAGTGAGCGATACTGTCACTGTTTATGTAAATAGTGAAGCCACAGATGTATTTACATAAACAGTGACAGT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DP1.1736</text:p>
          </table:table-cell>
          <table:table-cell table:style-name="Normal_5f_Pool12" office:value-type="string" calcext:value-type="string">
            <text:p>TGCTGTTGACAGTGAGCGCCAGTTTCAAAGTGAAACAGAATAGTGAAGCCACAGATGTATTCTGTTTCACTTTGAAA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DP1.1815</text:p>
          </table:table-cell>
          <table:table-cell table:style-name="Normal_5f_Pool12" office:value-type="string" calcext:value-type="string">
            <text:p>TGCTGTTGACAGTGAGCGCCCAGAACTGTATGGAAGTAAATAGTGAAGCCACAGATGTATTTACTTCCATACAGTTCTG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DP1.2049</text:p>
          </table:table-cell>
          <table:table-cell table:style-name="Normal_5f_Pool12" office:value-type="string" calcext:value-type="string">
            <text:p>TGCTGTTGACAGTGAGCGCTGGATGTTGGTTATACTTTTATAGTGAAGCCACAGATGTATAAAAGTATAACCAACATCC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DP1.2318</text:p>
          </table:table-cell>
          <table:table-cell table:style-name="Normal_5f_Pool12" office:value-type="string" calcext:value-type="string">
            <text:p>TGCTGTTGACAGTGAGCGCCACCTTATATACAATAACCTATAGTGAAGCCACAGATGTATAGGTTATTGTATATAAGG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DP1.1424</text:p>
          </table:table-cell>
          <table:table-cell table:style-name="Normal_5f_Pool12" office:value-type="string" calcext:value-type="string">
            <text:p>TGCTGTTGACAGTGAGCGCGCGGACCAGTTTAGAAGGATATAGTGAAGCCACAGATGTATATCCTTCTAAACTGGTCCGC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DP1.2447</text:p>
          </table:table-cell>
          <table:table-cell table:style-name="Normal_5f_Pool12" office:value-type="string" calcext:value-type="string">
            <text:p>TGCTGTTGACAGTGAGCGAGAGCATCATGTCAGCACTCAATAGTGAAGCCACAGATGTATTGAGTGCTGACATGATGCTC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MEM109.1807</text:p>
          </table:table-cell>
          <table:table-cell table:style-name="Normal_5f_Pool12" office:value-type="string" calcext:value-type="string">
            <text:p>TGCTGTTGACAGTGAGCGATGGCTGCTTTGTGTCAAGAAATAGTGAAGCCACAGATGTATTTCTTGACACAAAGCAGCC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MEM109.71</text:p>
          </table:table-cell>
          <table:table-cell table:style-name="Normal_5f_Pool12" office:value-type="string" calcext:value-type="string">
            <text:p>TGCTGTTGACAGTGAGCGCCAGCCCAGATATAGTCACTTATAGTGAAGCCACAGATGTATAAGTGACTATATCTGGG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MEM109.2271</text:p>
          </table:table-cell>
          <table:table-cell table:style-name="Normal_5f_Pool12" office:value-type="string" calcext:value-type="string">
            <text:p>TGCTGTTGACAGTGAGCGCCAGGTTTGATGTGGAATCACATAGTGAAGCCACAGATGTATGTGATTCCACATCAAACC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MEM109.1127</text:p>
          </table:table-cell>
          <table:table-cell table:style-name="Normal_5f_Pool12" office:value-type="string" calcext:value-type="string">
            <text:p>TGCTGTTGACAGTGAGCGCCACCGCCAGTGTCATACCAAATAGTGAAGCCACAGATGTATTTGGTATGACACTGGCGG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MEM109.1428</text:p>
          </table:table-cell>
          <table:table-cell table:style-name="Normal_5f_Pool12" office:value-type="string" calcext:value-type="string">
            <text:p>TGCTGTTGACAGTGAGCGACCGTTGGTCTCTCATGACTTATAGTGAAGCCACAGATGTATAAGTCATGAGAGACCAACG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MEM109.2316</text:p>
          </table:table-cell>
          <table:table-cell table:style-name="Normal_5f_Pool12" office:value-type="string" calcext:value-type="string">
            <text:p>TGCTGTTGACAGTGAGCGCCAGTGCTTGGTTGGTTTTAAATAGTGAAGCCACAGATGTATTTAAAACCAACCAAGCAC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REX1.1465</text:p>
          </table:table-cell>
          <table:table-cell table:style-name="Normal_5f_Pool12" office:value-type="string" calcext:value-type="string">
            <text:p>TGCTGTTGACAGTGAGCGAAAGGAAAATCTGACGAATAAATAGTGAAGCCACAGATGTATTTATTCGTCAGATTTTCC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REX1.1461</text:p>
          </table:table-cell>
          <table:table-cell table:style-name="Normal_5f_Pool12" office:value-type="string" calcext:value-type="string">
            <text:p>TGCTGTTGACAGTGAGCGACAAGAAGGAAAATCTGACGAATAGTGAAGCCACAGATGTATTCGTCAGATTTTCCTTCT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REX1.1241</text:p>
          </table:table-cell>
          <table:table-cell table:style-name="Normal_5f_Pool12" office:value-type="string" calcext:value-type="string">
            <text:p>TGCTGTTGACAGTGAGCGACAAGACCATCTGCTGTCACAATAGTGAAGCCACAGATGTATTGTGACAGCAGATGGTCT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REX1.1464</text:p>
          </table:table-cell>
          <table:table-cell table:style-name="Normal_5f_Pool12" office:value-type="string" calcext:value-type="string">
            <text:p>TGCTGTTGACAGTGAGCGCGAAGGAAAATCTGACGAATAATAGTGAAGCCACAGATGTATTATTCGTCAGATTTTCCTTC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REX1.801</text:p>
          </table:table-cell>
          <table:table-cell table:style-name="Normal_5f_Pool12" office:value-type="string" calcext:value-type="string">
            <text:p>TGCTGTTGACAGTGAGCGAGCGTCAATGTTTTGATGACAATAGTGAAGCCACAGATGTATTGTCATCAAAACATTGACGC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REX1.1274</text:p>
          </table:table-cell>
          <table:table-cell table:style-name="Normal_5f_Pool12" office:value-type="string" calcext:value-type="string">
            <text:p>TGCTGTTGACAGTGAGCGATGGCCACAACCAGGAACACTATAGTGAAGCCACAGATGTATAGTGTTCCTGGTTGTGGCC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RIP12.4215</text:p>
          </table:table-cell>
          <table:table-cell table:style-name="Normal_5f_Pool12" office:value-type="string" calcext:value-type="string">
            <text:p>TGCTGTTGACAGTGAGCGCCAGGCTGAAGATGAAAGAGAATAGTGAAGCCACAGATGTATTCTCTTTCATCTTCAGC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RIP12.2450</text:p>
          </table:table-cell>
          <table:table-cell table:style-name="Normal_5f_Pool12" office:value-type="string" calcext:value-type="string">
            <text:p>TGCTGTTGACAGTGAGCGACCGGATCATTGAGCAAATCAATAGTGAAGCCACAGATGTATTGATTTGCTCAATGATCCG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RIP12.3177</text:p>
          </table:table-cell>
          <table:table-cell table:style-name="Normal_5f_Pool12" office:value-type="string" calcext:value-type="string">
            <text:p>TGCTGTTGACAGTGAGCGAAAAGTAGACAATCAAGCTAAATAGTGAAGCCACAGATGTATTTAGCTTGATTGTCTACT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RIP12.1006</text:p>
          </table:table-cell>
          <table:table-cell table:style-name="Normal_5f_Pool12" office:value-type="string" calcext:value-type="string">
            <text:p>TGCTGTTGACAGTGAGCGCTAGCAAGTTTAAGAAAATCTATAGTGAAGCCACAGATGTATAGATTTTCTTAAACTTGCT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RIP12.2881</text:p>
          </table:table-cell>
          <table:table-cell table:style-name="Normal_5f_Pool12" office:value-type="string" calcext:value-type="string">
            <text:p>TGCTGTTGACAGTGAGCGAAAGGTGTAATGCATCAAGTAATAGTGAAGCCACAGATGTATTACTTGATGCATTACACC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RIP12.1431</text:p>
          </table:table-cell>
          <table:table-cell table:style-name="Normal_5f_Pool12" office:value-type="string" calcext:value-type="string">
            <text:p>TGCTGTTGACAGTGAGCGACAGCTACTACAAGGATTGCAATAGTGAAGCCACAGATGTATTGCAATCCTTGTAGTAG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USP16.1386</text:p>
          </table:table-cell>
          <table:table-cell table:style-name="Normal_5f_Pool12" office:value-type="string" calcext:value-type="string">
            <text:p>TGCTGTTGACAGTGAGCGCCAGAGTGGTAAGAAAAGTGTATAGTGAAGCCACAGATGTATACACTTTTCTTACCACTC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USP16.2613</text:p>
          </table:table-cell>
          <table:table-cell table:style-name="Normal_5f_Pool12" office:value-type="string" calcext:value-type="string">
            <text:p>TGCTGTTGACAGTGAGCGACAAGCTGTGCCTACAACTAAATAGTGAAGCCACAGATGTATTTAGTTGTAGGCACAGCT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USP16.363</text:p>
          </table:table-cell>
          <table:table-cell table:style-name="Normal_5f_Pool12" office:value-type="string" calcext:value-type="string">
            <text:p>TGCTGTTGACAGTGAGCGCAAGACTGACAATAAAGTGAAATAGTGAAGCCACAGATGTATTTCACTTTATTGTCAGTCT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USP16.1591</text:p>
          </table:table-cell>
          <table:table-cell table:style-name="Normal_5f_Pool12" office:value-type="string" calcext:value-type="string">
            <text:p>TGCTGTTGACAGTGAGCGAAAGGAAAAGTTCTTCATTTAATAGTGAAGCCACAGATGTATTAAATGAAGAACTTTTCC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USP16.1428</text:p>
          </table:table-cell>
          <table:table-cell table:style-name="Normal_5f_Pool12" office:value-type="string" calcext:value-type="string">
            <text:p>TGCTGTTGACAGTGAGCGAACAGTGGAGGATGAAGATCAATAGTGAAGCCACAGATGTATTGATCTTCATCCTCCACTG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USP16.1110</text:p>
          </table:table-cell>
          <table:table-cell table:style-name="Normal_5f_Pool12" office:value-type="string" calcext:value-type="string">
            <text:p>TGCTGTTGACAGTGAGCGACAGGAGCTGCTTCGCTACTTATAGTGAAGCCACAGATGTATAAGTAGCGAAGCAGCTC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VAV3.1592</text:p>
          </table:table-cell>
          <table:table-cell table:style-name="Normal_5f_Pool12" office:value-type="string" calcext:value-type="string">
            <text:p>TGCTGTTGACAGTGAGCGCTAGGATTATTTTGGAAATATATAGTGAAGCCACAGATGTATATATTTCCAAAATAATCCT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VAV3.2674</text:p>
          </table:table-cell>
          <table:table-cell table:style-name="Normal_5f_Pool12" office:value-type="string" calcext:value-type="string">
            <text:p>TGCTGTTGACAGTGAGCGATAGCATGTATTGTTTATTTTATAGTGAAGCCACAGATGTATAAAATAAACAATACATGCT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VAV3.2225</text:p>
          </table:table-cell>
          <table:table-cell table:style-name="Normal_5f_Pool12" office:value-type="string" calcext:value-type="string">
            <text:p>TGCTGTTGACAGTGAGCGACAGGAGCATTAAGTTCTGAAATAGTGAAGCCACAGATGTATTTCAGAACTTAATGCTC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VAV3.733</text:p>
          </table:table-cell>
          <table:table-cell table:style-name="Normal_5f_Pool12" office:value-type="string" calcext:value-type="string">
            <text:p>TGCTGTTGACAGTGAGCGCAGGAGATGTGGTGAAGATTTATAGTGAAGCCACAGATGTATAAATCTTCACCACATCTCC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VAV3.402</text:p>
          </table:table-cell>
          <table:table-cell table:style-name="Normal_5f_Pool12" office:value-type="string" calcext:value-type="string">
            <text:p>TGCTGTTGACAGTGAGCGCAAGAGTCAGGAGAATATGCAATAGTGAAGCCACAGATGTATTGCATATTCTCCTGACT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VAV3.1729</text:p>
          </table:table-cell>
          <table:table-cell table:style-name="Normal_5f_Pool12" office:value-type="string" calcext:value-type="string">
            <text:p>TGCTGTTGACAGTGAGCGCTAGCAGCAGTATCTATTAATATAGTGAAGCCACAGATGTATATTAATAGATACTGCTGCT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XAB2.1140</text:p>
          </table:table-cell>
          <table:table-cell table:style-name="Normal_5f_Pool12" office:value-type="string" calcext:value-type="string">
            <text:p>TGCTGTTGACAGTGAGCGACCGGGAGATCATCAACACCTATAGTGAAGCCACAGATGTATAGGTGTTGATGATCTCCCG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XAB2.1461</text:p>
          </table:table-cell>
          <table:table-cell table:style-name="Normal_5f_Pool12" office:value-type="string" calcext:value-type="string">
            <text:p>TGCTGTTGACAGTGAGCGCCCGCGTGTACAAGTCACTGAATAGTGAAGCCACAGATGTATTCAGTGACTTGTACACGCG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XAB2.2638</text:p>
          </table:table-cell>
          <table:table-cell table:style-name="Normal_5f_Pool12" office:value-type="string" calcext:value-type="string">
            <text:p>TGCTGTTGACAGTGAGCGCCAGCTACGTTTGTACATCAAATAGTGAAGCCACAGATGTATTTGATGTACAAACGTAG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XAB2.903</text:p>
          </table:table-cell>
          <table:table-cell table:style-name="Normal_5f_Pool12" office:value-type="string" calcext:value-type="string">
            <text:p>TGCTGTTGACAGTGAGCGCCACACAGGTGTTTGACAGCTATAGTGAAGCCACAGATGTATAGCTGTCAAACACCTGTG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XAB2.1905</text:p>
          </table:table-cell>
          <table:table-cell table:style-name="Normal_5f_Pool12" office:value-type="string" calcext:value-type="string">
            <text:p>TGCTGTTGACAGTGAGCGACCAGCAGTATGACATGTTCAATAGTGAAGCCACAGATGTATTGAACATGTCATACTGCTG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XAB2.180</text:p>
          </table:table-cell>
          <table:table-cell table:style-name="Normal_5f_Pool12" office:value-type="string" calcext:value-type="string">
            <text:p>TGCTGTTGACAGTGAGCGACAGGCTCAATCAGCTATACGATAGTGAAGCCACAGATGTATCGTATAGCTGATTGAGC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XRCC1.1947</text:p>
          </table:table-cell>
          <table:table-cell table:style-name="Normal_5f_Pool12" office:value-type="string" calcext:value-type="string">
            <text:p>TGCTGTTGACAGTGAGCGACCCGATGGATCTACAGTTGCATAGTGAAGCCACAGATGTATGCAACTGTAGATCCATCGG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XRCC1.197</text:p>
          </table:table-cell>
          <table:table-cell table:style-name="Normal_5f_Pool12" office:value-type="string" calcext:value-type="string">
            <text:p>TGCTGTTGACAGTGAGCGAAAGGCAGACACTTACCGAAAATAGTGAAGCCACAGATGTATTTTCGGTAAGTGTCTGCC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XRCC1.2016</text:p>
          </table:table-cell>
          <table:table-cell table:style-name="Normal_5f_Pool12" office:value-type="string" calcext:value-type="string">
            <text:p>TGCTGTTGACAGTGAGCGAAAGCCTGAAGTATGTGCTATATAGTGAAGCCACAGATGTATATAGCACATACTTCAGGC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XRCC1.1397</text:p>
          </table:table-cell>
          <table:table-cell table:style-name="Normal_5f_Pool12" office:value-type="string" calcext:value-type="string">
            <text:p>TGCTGTTGACAGTGAGCGACCCAAGCTTCCTCAGAAGCAATAGTGAAGCCACAGATGTATTGCTTCTGAGGAAGCTTGG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XRCC1.1859</text:p>
          </table:table-cell>
          <table:table-cell table:style-name="Normal_5f_Pool12" office:value-type="string" calcext:value-type="string">
            <text:p>TGCTGTTGACAGTGAGCGACGGGTTCAGTTTGTGATCACATAGTGAAGCCACAGATGTATGTGATCACAAACTGAACCC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XRCC1.1505</text:p>
          </table:table-cell>
          <table:table-cell table:style-name="Normal_5f_Pool12" office:value-type="string" calcext:value-type="string">
            <text:p>TGCTGTTGACAGTGAGCGCCCAGTGCTCCAGGAAGATATATAGTGAAGCCACAGATGTATATATCTTCCTGGAGCACTG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XRCC3.359</text:p>
          </table:table-cell>
          <table:table-cell table:style-name="Normal_5f_Pool12" office:value-type="string" calcext:value-type="string">
            <text:p>TGCTGTTGACAGTGAGCGACAGAATTATTGCTGCAATTAATAGTGAAGCCACAGATGTATTAATTGCAGCAATAATT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XRCC3.76</text:p>
          </table:table-cell>
          <table:table-cell table:style-name="Normal_5f_Pool12" office:value-type="string" calcext:value-type="string">
            <text:p>TGCTGTTGACAGTGAGCGACAGGGAGACACTTAAGGGAAATAGTGAAGCCACAGATGTATTTCCCTTAAGTGTCTCC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XRCC3.893</text:p>
          </table:table-cell>
          <table:table-cell table:style-name="Normal_5f_Pool12" office:value-type="string" calcext:value-type="string">
            <text:p>TGCTGTTGACAGTGAGCGCCACCTTGTTGGAGTGTGTGAATAGTGAAGCCACAGATGTATTCACACACTCCAACAAGG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XRCC3.357</text:p>
          </table:table-cell>
          <table:table-cell table:style-name="Normal_5f_Pool12" office:value-type="string" calcext:value-type="string">
            <text:p>TGCTGTTGACAGTGAGCGCCCCAGAATTATTGCTGCAATTTAGTGAAGCCACAGATGTAAATTGCAGCAATAATTCTGG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XRCC3.320</text:p>
          </table:table-cell>
          <table:table-cell table:style-name="Normal_5f_Pool12" office:value-type="string" calcext:value-type="string">
            <text:p>TGCTGTTGACAGTGAGCGACACCGACAAAATGGATTTGGATAGTGAAGCCACAGATGTATCCAAATCCATTTTGTCGG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XRCC3.234</text:p>
          </table:table-cell>
          <table:table-cell table:style-name="Normal_5f_Pool12" office:value-type="string" calcext:value-type="string">
            <text:p>TGCTGTTGACAGTGAGCGCCAGGCTTTGAATTGAAGGCGATAGTGAAGCCACAGATGTATCGCCTTCAATTCAAAGC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ZAK.1120</text:p>
          </table:table-cell>
          <table:table-cell table:style-name="Normal_5f_Pool12" office:value-type="string" calcext:value-type="string">
            <text:p>TGCTGTTGACAGTGAGCGACAGGAGCTTAAAGAACGAGAATAGTGAAGCCACAGATGTATTCTCGTTCTTTAAGCTC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ZAK.1130</text:p>
          </table:table-cell>
          <table:table-cell table:style-name="Normal_5f_Pool12" office:value-type="string" calcext:value-type="string">
            <text:p>TGCTGTTGACAGTGAGCGCAAGAACGAGAAAGACGTTTAATAGTGAAGCCACAGATGTATTAAACGTCTTTCTCGTT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ZAK.34</text:p>
          </table:table-cell>
          <table:table-cell table:style-name="Normal_5f_Pool12" office:value-type="string" calcext:value-type="string">
            <text:p>TGCTGTTGACAGTGAGCGAAGGCGGAATGTTCAACTCCTATAGTGAAGCCACAGATGTATAGGAGTTGAACATTCCGCC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ZAK.597</text:p>
          </table:table-cell>
          <table:table-cell table:style-name="Normal_5f_Pool12" office:value-type="string" calcext:value-type="string">
            <text:p>TGCTGTTGACAGTGAGCGCCAGAGACCTCAAGTCAAGAAATAGTGAAGCCACAGATGTATTTCTTGACTTGAGGTCT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ZAK.390</text:p>
          </table:table-cell>
          <table:table-cell table:style-name="Normal_5f_Pool12" office:value-type="string" calcext:value-type="string">
            <text:p>TGCTGTTGACAGTGAGCGCCAGAAACATCATCCAGTTTTATAGTGAAGCCACAGATGTATAAAACTGGATGATGTTT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ZAK.607</text:p>
          </table:table-cell>
          <table:table-cell table:style-name="Normal_5f_Pool12" office:value-type="string" calcext:value-type="string">
            <text:p>TGCTGTTGACAGTGAGCGAAAGTCAAGAAACGTTGTTATATAGTGAAGCCACAGATGTATATAACAACGTTTCTTGAC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CTR8.1756</text:p>
          </table:table-cell>
          <table:table-cell table:style-name="Normal_5f_Pool12" office:value-type="string" calcext:value-type="string">
            <text:p>TGCTGTTGACAGTGAGCGACAGCACAGAATTCTCAACAAATAGTGAAGCCACAGATGTATTTGTTGAGAATTCTGTG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CTR8.526</text:p>
          </table:table-cell>
          <table:table-cell table:style-name="Normal_5f_Pool12" office:value-type="string" calcext:value-type="string">
            <text:p>TGCTGTTGACAGTGAGCGACAGATGCGACCTGCAATTTTATAGTGAAGCCACAGATGTATAAAATTGCAGGTCGCAT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CTR8.1046</text:p>
          </table:table-cell>
          <table:table-cell table:style-name="Normal_5f_Pool12" office:value-type="string" calcext:value-type="string">
            <text:p>TGCTGTTGACAGTGAGCGCCAAGATGTTTTTACTGGCTAATAGTGAAGCCACAGATGTATTAGCCAGTAAAAACATCT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CTR8.2037</text:p>
          </table:table-cell>
          <table:table-cell table:style-name="Normal_5f_Pool12" office:value-type="string" calcext:value-type="string">
            <text:p>TGCTGTTGACAGTGAGCGCTACAGAATATGTGTATTGTAATAGTGAAGCCACAGATGTATTACAATACACATATTCTGT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CTR8.826</text:p>
          </table:table-cell>
          <table:table-cell table:style-name="Normal_5f_Pool12" office:value-type="string" calcext:value-type="string">
            <text:p>TGCTGTTGACAGTGAGCGCAAGCAGCATGTGAAAGAACTATAGTGAAGCCACAGATGTATAGTTCTTTCACATGCTGCT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CTR8.2010</text:p>
          </table:table-cell>
          <table:table-cell table:style-name="Normal_5f_Pool12" office:value-type="string" calcext:value-type="string">
            <text:p>TGCTGTTGACAGTGAGCGCAACAAGCTTCTTGGTATAAAATAGTGAAGCCACAGATGTATTTTATACCAAGAAGCTTG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LKBH2.657</text:p>
          </table:table-cell>
          <table:table-cell table:style-name="Normal_5f_Pool12" office:value-type="string" calcext:value-type="string">
            <text:p>TGCTGTTGACAGTGAGCGACACCGAGATGATGAAAGAGAATAGTGAAGCCACAGATGTATTCTCTTTCATCATCTCGG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LKBH2.111</text:p>
          </table:table-cell>
          <table:table-cell table:style-name="Normal_5f_Pool12" office:value-type="string" calcext:value-type="string">
            <text:p>TGCTGTTGACAGTGAGCGACACGGACGTGTTGCAGTGATATAGTGAAGCCACAGATGTATATCACTGCAACACGTCCG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LKBH2.806</text:p>
          </table:table-cell>
          <table:table-cell table:style-name="Normal_5f_Pool12" office:value-type="string" calcext:value-type="string">
            <text:p>TGCTGTTGACAGTGAGCGCCGGGAGCTTACTAATGATGAATAGTGAAGCCACAGATGTATTCATCATTAGTAAGCTCCC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LKBH2.393</text:p>
          </table:table-cell>
          <table:table-cell table:style-name="Normal_5f_Pool12" office:value-type="string" calcext:value-type="string">
            <text:p>TGCTGTTGACAGTGAGCGACAAGAGTTGGAGAAAGAAGTATAGTGAAGCCACAGATGTATACTTCTTTCTCCAACTCT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LKBH2.238</text:p>
          </table:table-cell>
          <table:table-cell table:style-name="Normal_5f_Pool12" office:value-type="string" calcext:value-type="string">
            <text:p>TGCTGTTGACAGTGAGCGAGAGGAGACAAAGAAAGCACAATAGTGAAGCCACAGATGTATTGTGCTTTCTTTGTCTCCTC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LKBH2.905</text:p>
          </table:table-cell>
          <table:table-cell table:style-name="Normal_5f_Pool12" office:value-type="string" calcext:value-type="string">
            <text:p>TGCTGTTGACAGTGAGCGCTCGTAAAATTTTGCTTACTAATAGTGAAGCCACAGATGTATTAGTAAGCAAAATTTTACG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LKBH8.2485</text:p>
          </table:table-cell>
          <table:table-cell table:style-name="Normal_5f_Pool12" office:value-type="string" calcext:value-type="string">
            <text:p>TGCTGTTGACAGTGAGCGCAGGGATGTAATTATATGTTAATAGTGAAGCCACAGATGTATTAACATATAATTACATCCC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LKBH8.618</text:p>
          </table:table-cell>
          <table:table-cell table:style-name="Normal_5f_Pool12" office:value-type="string" calcext:value-type="string">
            <text:p>TGCTGTTGACAGTGAGCGCCAGAAGATACAGACAATCAAATAGTGAAGCCACAGATGTATTTGATTGTCTGTATCTT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LKBH8.2484</text:p>
          </table:table-cell>
          <table:table-cell table:style-name="Normal_5f_Pool12" office:value-type="string" calcext:value-type="string">
            <text:p>TGCTGTTGACAGTGAGCGCTAGGGATGTAATTATATGTTATAGTGAAGCCACAGATGTATAACATATAATTACATCCCT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LKBH8.1082</text:p>
          </table:table-cell>
          <table:table-cell table:style-name="Normal_5f_Pool12" office:value-type="string" calcext:value-type="string">
            <text:p>TGCTGTTGACAGTGAGCGAACCAGTGATGTTGGAGACTTATAGTGAAGCCACAGATGTATAAGTCTCCAACATCACTGG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LKBH8.617</text:p>
          </table:table-cell>
          <table:table-cell table:style-name="Normal_5f_Pool12" office:value-type="string" calcext:value-type="string">
            <text:p>TGCTGTTGACAGTGAGCGAACAGAAGATACAGACAATCAATAGTGAAGCCACAGATGTATTGATTGTCTGTATCTTCTG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LKBH8.2643</text:p>
          </table:table-cell>
          <table:table-cell table:style-name="Normal_5f_Pool12" office:value-type="string" calcext:value-type="string">
            <text:p>TGCTGTTGACAGTGAGCGCAACGTTTAGTCAATCAGATAATAGTGAAGCCACAGATGTATTATCTGATTGACTAAACGT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PLF.325</text:p>
          </table:table-cell>
          <table:table-cell table:style-name="Normal_5f_Pool12" office:value-type="string" calcext:value-type="string">
            <text:p>TGCTGTTGACAGTGAGCGCCAGCTGCGAATCAAACCGATATAGTGAAGCCACAGATGTATATCGGTTTGATTCGCAGC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PLF.821</text:p>
          </table:table-cell>
          <table:table-cell table:style-name="Normal_5f_Pool12" office:value-type="string" calcext:value-type="string">
            <text:p>TGCTGTTGACAGTGAGCGCAAGAAGAAATCTGCAAAGATATAGTGAAGCCACAGATGTATATCTTTGCAGATTTCTT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PLF.2777</text:p>
          </table:table-cell>
          <table:table-cell table:style-name="Normal_5f_Pool12" office:value-type="string" calcext:value-type="string">
            <text:p>TGCTGTTGACAGTGAGCGCAAGAATCTTTGTTAAATGCTATAGTGAAGCCACAGATGTATAGCATTTAACAAAGATT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PLF.3624</text:p>
          </table:table-cell>
          <table:table-cell table:style-name="Normal_5f_Pool12" office:value-type="string" calcext:value-type="string">
            <text:p>TGCTGTTGACAGTGAGCGACACGTGAACTATATATTTCAATAGTGAAGCCACAGATGTATTGAAATATATAGTTCACG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PLF.3762</text:p>
          </table:table-cell>
          <table:table-cell table:style-name="Normal_5f_Pool12" office:value-type="string" calcext:value-type="string">
            <text:p>TGCTGTTGACAGTGAGCGCAACGATACAGTTTTAATGCAATAGTGAAGCCACAGATGTATTGCATTAAAACTGTATCGT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PLF.952</text:p>
          </table:table-cell>
          <table:table-cell table:style-name="Normal_5f_Pool12" office:value-type="string" calcext:value-type="string">
            <text:p>TGCTGTTGACAGTGAGCGCCAGGAAGAGTCTACCATTTCATAGTGAAGCCACAGATGTATGAAATGGTAGACTCTTCC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PTX.105</text:p>
          </table:table-cell>
          <table:table-cell table:style-name="Normal_5f_Pool12" office:value-type="string" calcext:value-type="string">
            <text:p>TGCTGTTGACAGTGAGCGAACCAAGATCACTGATAAGAAATAGTGAAGCCACAGATGTATTTCTTATCAGTGATCTTGG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PTX.1502</text:p>
          </table:table-cell>
          <table:table-cell table:style-name="Normal_5f_Pool12" office:value-type="string" calcext:value-type="string">
            <text:p>TGCTGTTGACAGTGAGCGCAAGGTGGTTGGTGAATGAAAATAGTGAAGCCACAGATGTATTTTCATTCACCAACCAC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PTX.758</text:p>
          </table:table-cell>
          <table:table-cell table:style-name="Normal_5f_Pool12" office:value-type="string" calcext:value-type="string">
            <text:p>TGCTGTTGACAGTGAGCGATGGGTTGCTTGTGAACTTCTATAGTGAAGCCACAGATGTATAGAAGTTCACAAGCAACCC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PTX.1264</text:p>
          </table:table-cell>
          <table:table-cell table:style-name="Normal_5f_Pool12" office:value-type="string" calcext:value-type="string">
            <text:p>TGCTGTTGACAGTGAGCGCTCAGTTCTTCACAGTGAGAAATAGTGAAGCCACAGATGTATTTCTCACTGTGAAGAACTG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PTX.879</text:p>
          </table:table-cell>
          <table:table-cell table:style-name="Normal_5f_Pool12" office:value-type="string" calcext:value-type="string">
            <text:p>TGCTGTTGACAGTGAGCGCTGGGTTTGTCATAGATGTATTTAGTGAAGCCACAGATGTAAATACATCTATGACAAACCC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PTX.978</text:p>
          </table:table-cell>
          <table:table-cell table:style-name="Normal_5f_Pool12" office:value-type="string" calcext:value-type="string">
            <text:p>TGCTGTTGACAGTGAGCGCAGCCATGTTCACACTGACCTATAGTGAAGCCACAGATGTATAGGTCAGTGTGAACATGGC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TAD5.3282</text:p>
          </table:table-cell>
          <table:table-cell table:style-name="Normal_5f_Pool12" office:value-type="string" calcext:value-type="string">
            <text:p>TGCTGTTGACAGTGAGCGCTCCGAGTGTCATAGTAAACAATAGTGAAGCCACAGATGTATTGTTTACTATGACACTCGG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TAD5.3352</text:p>
          </table:table-cell>
          <table:table-cell table:style-name="Normal_5f_Pool12" office:value-type="string" calcext:value-type="string">
            <text:p>TGCTGTTGACAGTGAGCGAAAGCAGAAAATTCTAAGTCAATAGTGAAGCCACAGATGTATTGACTTAGAATTTTCTGC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TAD5.1657</text:p>
          </table:table-cell>
          <table:table-cell table:style-name="Normal_5f_Pool12" office:value-type="string" calcext:value-type="string">
            <text:p>TGCTGTTGACAGTGAGCGATAGGAAGAGATGATAATTCTATAGTGAAGCCACAGATGTATAGAATTATCATCTCTTCCT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TAD5.580</text:p>
          </table:table-cell>
          <table:table-cell table:style-name="Normal_5f_Pool12" office:value-type="string" calcext:value-type="string">
            <text:p>TGCTGTTGACAGTGAGCGCTAGGGAAAGAGTGCAAGATAATAGTGAAGCCACAGATGTATTATCTTGCACTCTTTCCCT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TAD5.1431</text:p>
          </table:table-cell>
          <table:table-cell table:style-name="Normal_5f_Pool12" office:value-type="string" calcext:value-type="string">
            <text:p>TGCTGTTGACAGTGAGCGCCAGACAGTTCAGAAAAGAAAATAGTGAAGCCACAGATGTATTTTCTTTTCTGAACTGT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TAD5.2583</text:p>
          </table:table-cell>
          <table:table-cell table:style-name="Normal_5f_Pool12" office:value-type="string" calcext:value-type="string">
            <text:p>TGCTGTTGACAGTGAGCGCACAGAAGATTCTGTTATAATATAGTGAAGCCACAGATGTATATTATAACAGAATCTTCTG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TM.924</text:p>
          </table:table-cell>
          <table:table-cell table:style-name="Normal_5f_Pool12" office:value-type="string" calcext:value-type="string">
            <text:p>TGCTGTTGACAGTGAGCGCCAAGATGTTCATAGAGTTTTATAGTGAAGCCACAGATGTATAAAACTCTATGAACATCT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TM.8670</text:p>
          </table:table-cell>
          <table:table-cell table:style-name="Normal_5f_Pool12" office:value-type="string" calcext:value-type="string">
            <text:p>TGCTGTTGACAGTGAGCGCCAGCGAAGTGGTGTTCTTGAATAGTGAAGCCACAGATGTATTCAAGAACACCACTTCGC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TM.12581</text:p>
          </table:table-cell>
          <table:table-cell table:style-name="Normal_5f_Pool12" office:value-type="string" calcext:value-type="string">
            <text:p>TGCTGTTGACAGTGAGCGCAGGCAAGAAGATAGTAAATTATAGTGAAGCCACAGATGTATAATTTACTATCTTCTTGCC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TM.4713</text:p>
          </table:table-cell>
          <table:table-cell table:style-name="Normal_5f_Pool12" office:value-type="string" calcext:value-type="string">
            <text:p>TGCTGTTGACAGTGAGCGCCACCTGTTTGTTAGTTTATTATAGTGAAGCCACAGATGTATAATAAACTAACAAACAGG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TM.3334</text:p>
          </table:table-cell>
          <table:table-cell table:style-name="Normal_5f_Pool12" office:value-type="string" calcext:value-type="string">
            <text:p>TGCTGTTGACAGTGAGCGAACCAAGATGTTTGTAAAACTATAGTGAAGCCACAGATGTATAGTTTTACAAACATCTTGG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TM.383</text:p>
          </table:table-cell>
          <table:table-cell table:style-name="Normal_5f_Pool12" office:value-type="string" calcext:value-type="string">
            <text:p>TGCTGTTGACAGTGAGCGAAACCATGAGTCTAGTACTTAATAGTGAAGCCACAGATGTATTAAGTACTAGACTCATGG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TRIP.2028</text:p>
          </table:table-cell>
          <table:table-cell table:style-name="Normal_5f_Pool12" office:value-type="string" calcext:value-type="string">
            <text:p>TGCTGTTGACAGTGAGCGCCACGGTGATGTTGCACAGACATAGTGAAGCCACAGATGTATGTCTGTGCAACATCACCG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TRIP.342</text:p>
          </table:table-cell>
          <table:table-cell table:style-name="Normal_5f_Pool12" office:value-type="string" calcext:value-type="string">
            <text:p>TGCTGTTGACAGTGAGCGCCAGAGAAACTGTTCCAATTAATAGTGAAGCCACAGATGTATTAATTGGAACAGTTTCT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TRIP.932</text:p>
          </table:table-cell>
          <table:table-cell table:style-name="Normal_5f_Pool12" office:value-type="string" calcext:value-type="string">
            <text:p>TGCTGTTGACAGTGAGCGAACAGCTGGAGACAGAGATCAATAGTGAAGCCACAGATGTATTGATCTCTGTCTCCAGCTG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TRIP.933</text:p>
          </table:table-cell>
          <table:table-cell table:style-name="Normal_5f_Pool12" office:value-type="string" calcext:value-type="string">
            <text:p>TGCTGTTGACAGTGAGCGCCAGCTGGAGACAGAGATCAAATAGTGAAGCCACAGATGTATTTGATCTCTGTCTCCAG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TRIP.697</text:p>
          </table:table-cell>
          <table:table-cell table:style-name="Normal_5f_Pool12" office:value-type="string" calcext:value-type="string">
            <text:p>TGCTGTTGACAGTGAGCGCTCCCATGTCAGTCCTAGGAAATAGTGAAGCCACAGATGTATTTCCTAGGACTGACATGGG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ATRIP.658</text:p>
          </table:table-cell>
          <table:table-cell table:style-name="Normal_5f_Pool12" office:value-type="string" calcext:value-type="string">
            <text:p>TGCTGTTGACAGTGAGCGAACCAGTGAACGAGCAAATAAATAGTGAAGCCACAGATGTATTTATTTGCTCGTTCACTGG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BAG6.2220</text:p>
          </table:table-cell>
          <table:table-cell table:style-name="Normal_5f_Pool12" office:value-type="string" calcext:value-type="string">
            <text:p>TGCTGTTGACAGTGAGCGACCGGTTGCTGGAGTTGTGTAATAGTGAAGCCACAGATGTATTACACAACTCCAGCAACCG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BAG6.2799</text:p>
          </table:table-cell>
          <table:table-cell table:style-name="Normal_5f_Pool12" office:value-type="string" calcext:value-type="string">
            <text:p>TGCTGTTGACAGTGAGCGCCACAGTATTTAAGAAATAAAATAGTGAAGCCACAGATGTATTTTATTTCTTAAATACTG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BAG6.538</text:p>
          </table:table-cell>
          <table:table-cell table:style-name="Normal_5f_Pool12" office:value-type="string" calcext:value-type="string">
            <text:p>TGCTGTTGACAGTGAGCGAAGGGATATACAGACCTTACTATAGTGAAGCCACAGATGTATAGTAAGGTCTGTATATCCC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BAG6.453</text:p>
          </table:table-cell>
          <table:table-cell table:style-name="Normal_5f_Pool12" office:value-type="string" calcext:value-type="string">
            <text:p>TGCTGTTGACAGTGAGCGATGCTGTGGATGTTCACATCAATAGTGAAGCCACAGATGTATTGATGTGAACATCCACAGC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BAG6.918</text:p>
          </table:table-cell>
          <table:table-cell table:style-name="Normal_5f_Pool12" office:value-type="string" calcext:value-type="string">
            <text:p>TGCTGTTGACAGTGAGCGACACCACGGACTACAATAACAATAGTGAAGCCACAGATGTATTGTTATTGTAGTCCGTGG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BAG6.1152</text:p>
          </table:table-cell>
          <table:table-cell table:style-name="Normal_5f_Pool12" office:value-type="string" calcext:value-type="string">
            <text:p>TGCTGTTGACAGTGAGCGACACTGTGACCATGACAGGAAATAGTGAAGCCACAGATGTATTTCCTGTCATGGTCACAG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17orf70.1417</text:p>
          </table:table-cell>
          <table:table-cell table:style-name="Normal_5f_Pool12" office:value-type="string" calcext:value-type="string">
            <text:p>TGCTGTTGACAGTGAGCGCCAGAGAGTGCAGGTCAGAAAATAGTGAAGCCACAGATGTATTTTCTGACCTGCACTCT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17orf70.2850</text:p>
          </table:table-cell>
          <table:table-cell table:style-name="Normal_5f_Pool12" office:value-type="string" calcext:value-type="string">
            <text:p>TGCTGTTGACAGTGAGCGATAGGAGCAGAACGCTCATGAATAGTGAAGCCACAGATGTATTCATGAGCGTTCTGCTCCT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17orf70.518</text:p>
          </table:table-cell>
          <table:table-cell table:style-name="Normal_5f_Pool12" office:value-type="string" calcext:value-type="string">
            <text:p>TGCTGTTGACAGTGAGCGACCGATGGAAGATGCAGCTGTTTAGTGAAGCCACAGATGTAAACAGCTGCATCTTCCATCG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17orf70.2424</text:p>
          </table:table-cell>
          <table:table-cell table:style-name="Normal_5f_Pool12" office:value-type="string" calcext:value-type="string">
            <text:p>TGCTGTTGACAGTGAGCGAGCCGTGGAGATTCAAGTGGAATAGTGAAGCCACAGATGTATTCCACTTGAATCTCCACGGC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17orf70.1475</text:p>
          </table:table-cell>
          <table:table-cell table:style-name="Normal_5f_Pool12" office:value-type="string" calcext:value-type="string">
            <text:p>TGCTGTTGACAGTGAGCGCGAGAGTGTCTTTTCTAAAGAATAGTGAAGCCACAGATGTATTCTTTAGAAAAGACACTCTC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17orf70.1420</text:p>
          </table:table-cell>
          <table:table-cell table:style-name="Normal_5f_Pool12" office:value-type="string" calcext:value-type="string">
            <text:p>TGCTGTTGACAGTGAGCGAAGAGTGCAGGTCAGAAAATAATAGTGAAGCCACAGATGTATTATTTTCTGACCTGCACTC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DC14B.4213</text:p>
          </table:table-cell>
          <table:table-cell table:style-name="Normal_5f_Pool12" office:value-type="string" calcext:value-type="string">
            <text:p>TGCTGTTGACAGTGAGCGCCAGCTTCTCTTTCTACATTAATAGTGAAGCCACAGATGTATTAATGTAGAAAGAGAAG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DC14B.151</text:p>
          </table:table-cell>
          <table:table-cell table:style-name="Normal_5f_Pool12" office:value-type="string" calcext:value-type="string">
            <text:p>TGCTGTTGACAGTGAGCGACAAGATCAATAAGAAATTAAATAGTGAAGCCACAGATGTATTTAATTTCTTATTGATCT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DC14B.4787</text:p>
          </table:table-cell>
          <table:table-cell table:style-name="Normal_5f_Pool12" office:value-type="string" calcext:value-type="string">
            <text:p>TGCTGTTGACAGTGAGCGATGGGTTGTAACTGGTTTTATATAGTGAAGCCACAGATGTATATAAAACCAGTTACAACCC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DC14B.4631</text:p>
          </table:table-cell>
          <table:table-cell table:style-name="Normal_5f_Pool12" office:value-type="string" calcext:value-type="string">
            <text:p>TGCTGTTGACAGTGAGCGCCAGCGTATATTTCTAATCATATAGTGAAGCCACAGATGTATATGATTAGAAATATACG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DC14B.1252</text:p>
          </table:table-cell>
          <table:table-cell table:style-name="Normal_5f_Pool12" office:value-type="string" calcext:value-type="string">
            <text:p>TGCTGTTGACAGTGAGCGAAAGGAAGACTCTAGGACTGAATAGTGAAGCCACAGATGTATTCAGTCCTAGAGTCTTCC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DC14B.3578</text:p>
          </table:table-cell>
          <table:table-cell table:style-name="Normal_5f_Pool12" office:value-type="string" calcext:value-type="string">
            <text:p>TGCTGTTGACAGTGAGCGCTAGAGTCGTTGTTATAGAAGATAGTGAAGCCACAGATGTATCTTCTATAACAACGACTCT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DCA5.565</text:p>
          </table:table-cell>
          <table:table-cell table:style-name="Normal_5f_Pool12" office:value-type="string" calcext:value-type="string">
            <text:p>TGCTGTTGACAGTGAGCGACAGAGACTTGGAAATGTCTAATAGTGAAGCCACAGATGTATTAGACATTTCCAAGTCT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DCA5.1552</text:p>
          </table:table-cell>
          <table:table-cell table:style-name="Normal_5f_Pool12" office:value-type="string" calcext:value-type="string">
            <text:p>TGCTGTTGACAGTGAGCGATCAGACCATAAGTGTGTACTATAGTGAAGCCACAGATGTATAGTACACACTTATGGTCTG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DCA5.1575</text:p>
          </table:table-cell>
          <table:table-cell table:style-name="Normal_5f_Pool12" office:value-type="string" calcext:value-type="string">
            <text:p>TGCTGTTGACAGTGAGCGCCAGAAGCTGTGTTTTCTAGTTTAGTGAAGCCACAGATGTAAACTAGAAAACACAGCTT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DCA5.809</text:p>
          </table:table-cell>
          <table:table-cell table:style-name="Normal_5f_Pool12" office:value-type="string" calcext:value-type="string">
            <text:p>TGCTGTTGACAGTGAGCGCCAGAAACGTAAGAAGAAGAAATAGTGAAGCCACAGATGTATTTCTTCTTCTTACGTTT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DCA5.461</text:p>
          </table:table-cell>
          <table:table-cell table:style-name="Normal_5f_Pool12" office:value-type="string" calcext:value-type="string">
            <text:p>TGCTGTTGACAGTGAGCGCAAGGAGGACCTTTTCAAGACATAGTGAAGCCACAGATGTATGTCTTGAAAAGGTCCTCCT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DCA5.1839</text:p>
          </table:table-cell>
          <table:table-cell table:style-name="Normal_5f_Pool12" office:value-type="string" calcext:value-type="string">
            <text:p>TGCTGTTGACAGTGAGCGAGCCCTAGAAGAGAAAGTTGAATAGTGAAGCCACAGATGTATTCAACTTTCTCTTCTAGGGC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DK7.911</text:p>
          </table:table-cell>
          <table:table-cell table:style-name="Normal_5f_Pool12" office:value-type="string" calcext:value-type="string">
            <text:p>TGCTGTTGACAGTGAGCGCTCCAGATTATGTGACATTTAATAGTGAAGCCACAGATGTATTAAATGTCACATAATCTGG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DK7.605</text:p>
          </table:table-cell>
          <table:table-cell table:style-name="Normal_5f_Pool12" office:value-type="string" calcext:value-type="string">
            <text:p>TGCTGTTGACAGTGAGCGCCAACTTGTTGCTAGATGAAAATAGTGAAGCCACAGATGTATTTTCATCTAGCAACAAGT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DK7.894</text:p>
          </table:table-cell>
          <table:table-cell table:style-name="Normal_5f_Pool12" office:value-type="string" calcext:value-type="string">
            <text:p>TGCTGTTGACAGTGAGCGACCGGACATGTGTAGTCTTCCATAGTGAAGCCACAGATGTATGGAAGACTACACATGTCCG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DK7.771</text:p>
          </table:table-cell>
          <table:table-cell table:style-name="Normal_5f_Pool12" office:value-type="string" calcext:value-type="string">
            <text:p>TGCTGTTGACAGTGAGCGATGGGCTGTTGGCTGTATATTATAGTGAAGCCACAGATGTATAATATACAGCCAACAGCCC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DK7.317</text:p>
          </table:table-cell>
          <table:table-cell table:style-name="Normal_5f_Pool12" office:value-type="string" calcext:value-type="string">
            <text:p>TGCTGTTGACAGTGAGCGCTGGACATAGATCAGAAGCTAATAGTGAAGCCACAGATGTATTAGCTTCTGATCTATGTCC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DK7.381</text:p>
          </table:table-cell>
          <table:table-cell table:style-name="Normal_5f_Pool12" office:value-type="string" calcext:value-type="string">
            <text:p>TGCTGTTGACAGTGAGCGCCAGGAGCTAAGTCATCCAAATTAGTGAAGCCACAGATGTAATTTGGATGACTTAGCTC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DK9.2329</text:p>
          </table:table-cell>
          <table:table-cell table:style-name="Normal_5f_Pool12" office:value-type="string" calcext:value-type="string">
            <text:p>TGCTGTTGACAGTGAGCGAAAGAGACATTCTGGAGGTCAATAGTGAAGCCACAGATGTATTGACCTCCAGAATGTCTC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DK9.1749</text:p>
          </table:table-cell>
          <table:table-cell table:style-name="Normal_5f_Pool12" office:value-type="string" calcext:value-type="string">
            <text:p>TGCTGTTGACAGTGAGCGATCCGTTAGAATTAAAAGTTGATAGTGAAGCCACAGATGTATCAACTTTTAATTCTAACGG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DK9.1685</text:p>
          </table:table-cell>
          <table:table-cell table:style-name="Normal_5f_Pool12" office:value-type="string" calcext:value-type="string">
            <text:p>TGCTGTTGACAGTGAGCGCCAGGAGAATTTTACTGTGTTTTAGTGAAGCCACAGATGTAAAACACAGTAAAATTCTC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DK9.1880</text:p>
          </table:table-cell>
          <table:table-cell table:style-name="Normal_5f_Pool12" office:value-type="string" calcext:value-type="string">
            <text:p>TGCTGTTGACAGTGAGCGCTGGGACTTGATTGTCAAGTCATAGTGAAGCCACAGATGTATGACTTGACAATCAAGTCCC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DK9.1750</text:p>
          </table:table-cell>
          <table:table-cell table:style-name="Normal_5f_Pool12" office:value-type="string" calcext:value-type="string">
            <text:p>TGCTGTTGACAGTGAGCGCCCGTTAGAATTAAAAGTTGAATAGTGAAGCCACAGATGTATTCAACTTTTAATTCTAACG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DK9.326</text:p>
          </table:table-cell>
          <table:table-cell table:style-name="Normal_5f_Pool12" office:value-type="string" calcext:value-type="string">
            <text:p>TGCTGTTGACAGTGAGCGAAAGATCCTTCAGCTTCTAAAATAGTGAAGCCACAGATGTATTTTAGAAGCTGAAGGATC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DDX5.1392</text:p>
          </table:table-cell>
          <table:table-cell table:style-name="Normal_5f_Pool12" office:value-type="string" calcext:value-type="string">
            <text:p>TGCTGTTGACAGTGAGCGATGGGTTCTAAATGAATTCAAATAGTGAAGCCACAGATGTATTTGAATTCATTTAGAACCC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DDX5.2304</text:p>
          </table:table-cell>
          <table:table-cell table:style-name="Normal_5f_Pool12" office:value-type="string" calcext:value-type="string">
            <text:p>TGCTGTTGACAGTGAGCGACAGTGTTTTCACAAAAGTAAATAGTGAAGCCACAGATGTATTTACTTTTGTGAAAACA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DDX5.1978</text:p>
          </table:table-cell>
          <table:table-cell table:style-name="Normal_5f_Pool12" office:value-type="string" calcext:value-type="string">
            <text:p>TGCTGTTGACAGTGAGCGCACGGAAGTAATGTTCCAAATATAGTGAAGCCACAGATGTATATTTGGAACATTACTTCCG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DDX5.1038</text:p>
          </table:table-cell>
          <table:table-cell table:style-name="Normal_5f_Pool12" office:value-type="string" calcext:value-type="string">
            <text:p>TGCTGTTGACAGTGAGCGAAAGATTGTGGATCAAATAAGATAGTGAAGCCACAGATGTATCTTATTTGATCCACAATC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DDX5.2086</text:p>
          </table:table-cell>
          <table:table-cell table:style-name="Normal_5f_Pool12" office:value-type="string" calcext:value-type="string">
            <text:p>TGCTGTTGACAGTGAGCGCCCCAATAAGACTTTAGAAGTATAGTGAAGCCACAGATGTATACTTCTAAAGTCTTATTGG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DDX5.1034</text:p>
          </table:table-cell>
          <table:table-cell table:style-name="Normal_5f_Pool12" office:value-type="string" calcext:value-type="string">
            <text:p>TGCTGTTGACAGTGAGCGCAAGGAAGATTGTGGATCAAATTAGTGAAGCCACAGATGTAATTTGATCCACAATCTTCCT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EPD1.4070</text:p>
          </table:table-cell>
          <table:table-cell table:style-name="Normal_5f_Pool12" office:value-type="string" calcext:value-type="string">
            <text:p>TGCTGTTGACAGTGAGCGACAGGGTTAGCATTAAAGTCAATAGTGAAGCCACAGATGTATTGACTTTAATGCTAACC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EPD1.2341</text:p>
          </table:table-cell>
          <table:table-cell table:style-name="Normal_5f_Pool12" office:value-type="string" calcext:value-type="string">
            <text:p>TGCTGTTGACAGTGAGCGAACGAGCGATGATGACACCAAATAGTGAAGCCACAGATGTATTTGGTGTCATCATCGCTCG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EPD1.2340</text:p>
          </table:table-cell>
          <table:table-cell table:style-name="Normal_5f_Pool12" office:value-type="string" calcext:value-type="string">
            <text:p>TGCTGTTGACAGTGAGCGACACGAGCGATGATGACACCAATAGTGAAGCCACAGATGTATTGGTGTCATCATCGCTCG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EPD1.4635</text:p>
          </table:table-cell>
          <table:table-cell table:style-name="Normal_5f_Pool12" office:value-type="string" calcext:value-type="string">
            <text:p>TGCTGTTGACAGTGAGCGCAGCTACAGTGTTCATAGTTTATAGTGAAGCCACAGATGTATAAACTATGAACACTGTAGC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EPD1.2245</text:p>
          </table:table-cell>
          <table:table-cell table:style-name="Normal_5f_Pool12" office:value-type="string" calcext:value-type="string">
            <text:p>TGCTGTTGACAGTGAGCGATAGCCGAGTTCTACACTGAAATAGTGAAGCCACAGATGTATTTCAGTGTAGAACTCGGCT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EPD1.1524</text:p>
          </table:table-cell>
          <table:table-cell table:style-name="Normal_5f_Pool12" office:value-type="string" calcext:value-type="string">
            <text:p>TGCTGTTGACAGTGAGCGAAAGCTTCTAGCTGTGCAAGAATAGTGAAGCCACAGATGTATTCTTGCACAGCTAGAAGC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ME1.626</text:p>
          </table:table-cell>
          <table:table-cell table:style-name="Normal_5f_Pool12" office:value-type="string" calcext:value-type="string">
            <text:p>TGCTGTTGACAGTGAGCGACAGCAGCTTGGCAGTAACCAATAGTGAAGCCACAGATGTATTGGTTACTGCCAAGCTG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ME1.336</text:p>
          </table:table-cell>
          <table:table-cell table:style-name="Normal_5f_Pool12" office:value-type="string" calcext:value-type="string">
            <text:p>TGCTGTTGACAGTGAGCGCAGCAGTGAAAGTGAAGATGAATAGTGAAGCCACAGATGTATTCATCTTCACTTTCACTGC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ME1.2134</text:p>
          </table:table-cell>
          <table:table-cell table:style-name="Normal_5f_Pool12" office:value-type="string" calcext:value-type="string">
            <text:p>TGCTGTTGACAGTGAGCGCTCCAAAAGAATTAGCATCAAATAGTGAAGCCACAGATGTATTTGATGCTAATTCTTTTGG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ME1.2101</text:p>
          </table:table-cell>
          <table:table-cell table:style-name="Normal_5f_Pool12" office:value-type="string" calcext:value-type="string">
            <text:p>TGCTGTTGACAGTGAGCGATCCACTCAGACACTTATTTAATAGTGAAGCCACAGATGTATTAAATAAGTGTCTGAGTGG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ME1.1632</text:p>
          </table:table-cell>
          <table:table-cell table:style-name="Normal_5f_Pool12" office:value-type="string" calcext:value-type="string">
            <text:p>TGCTGTTGACAGTGAGCGCCAGCAGTGTTTTTCGGATAAATAGTGAAGCCACAGATGTATTTATCCGAAAAACACTGC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ME1.295</text:p>
          </table:table-cell>
          <table:table-cell table:style-name="Normal_5f_Pool12" office:value-type="string" calcext:value-type="string">
            <text:p>TGCTGTTGACAGTGAGCGCTAGCTGAAACTGTCACACAAATAGTGAAGCCACAGATGTATTTGTGTGACAGTTTCAGCT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P300.4862</text:p>
          </table:table-cell>
          <table:table-cell table:style-name="Normal_5f_Pool12" office:value-type="string" calcext:value-type="string">
            <text:p>TGCTGTTGACAGTGAGCGAAAGCTACTGAAGATAGATTAATAGTGAAGCCACAGATGTATTAATCTATCTTCAGTAGC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P300.2316</text:p>
          </table:table-cell>
          <table:table-cell table:style-name="Normal_5f_Pool12" office:value-type="string" calcext:value-type="string">
            <text:p>TGCTGTTGACAGTGAGCGCCCAGAAAGAACTAGAAGAAAATAGTGAAGCCACAGATGTATTTTCTTCTAGTTCTTTCTG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P300.3929</text:p>
          </table:table-cell>
          <table:table-cell table:style-name="Normal_5f_Pool12" office:value-type="string" calcext:value-type="string">
            <text:p>TGCTGTTGACAGTGAGCGCACGGCAAACAGTTGTGCACAATAGTGAAGCCACAGATGTATTGTGCACAACTGTTTGCCG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P300.517</text:p>
          </table:table-cell>
          <table:table-cell table:style-name="Normal_5f_Pool12" office:value-type="string" calcext:value-type="string">
            <text:p>TGCTGTTGACAGTGAGCGACACGACTTACCAGATGAATTATAGTGAAGCCACAGATGTATAATTCATCTGGTAAGTCG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P300.4871</text:p>
          </table:table-cell>
          <table:table-cell table:style-name="Normal_5f_Pool12" office:value-type="string" calcext:value-type="string">
            <text:p>TGCTGTTGACAGTGAGCGAAAGATAGATTAACAAGTGCAATAGTGAAGCCACAGATGTATTGCACTTGTTAATCTATC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P300.8487</text:p>
          </table:table-cell>
          <table:table-cell table:style-name="Normal_5f_Pool12" office:value-type="string" calcext:value-type="string">
            <text:p>TGCTGTTGACAGTGAGCGATGGGATGATTTTAACATGCAATAGTGAAGCCACAGATGTATTGCATGTTAAAATCATCCC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RCC4.1003</text:p>
          </table:table-cell>
          <table:table-cell table:style-name="Normal_5f_Pool12" office:value-type="string" calcext:value-type="string">
            <text:p>TGCTGTTGACAGTGAGCGACAGCACCTCGATGTTTATAAATAGTGAAGCCACAGATGTATTTATAAACATCGAGGTG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RCC4.1373</text:p>
          </table:table-cell>
          <table:table-cell table:style-name="Normal_5f_Pool12" office:value-type="string" calcext:value-type="string">
            <text:p>TGCTGTTGACAGTGAGCGAAAGGAAGACAGTTCAAAGAGATAGTGAAGCCACAGATGTATCTCTTTGAACTGTCTTCC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RCC4.626</text:p>
          </table:table-cell>
          <table:table-cell table:style-name="Normal_5f_Pool12" office:value-type="string" calcext:value-type="string">
            <text:p>TGCTGTTGACAGTGAGCGCCAGCACAAACCTGAAGTTGTATAGTGAAGCCACAGATGTATACAACTTCAGGTTTGTG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RCC4.592</text:p>
          </table:table-cell>
          <table:table-cell table:style-name="Normal_5f_Pool12" office:value-type="string" calcext:value-type="string">
            <text:p>TGCTGTTGACAGTGAGCGAAAGGTTCCATGTAGCAGTAAATAGTGAAGCCACAGATGTATTTACTGCTACATGGAACC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RCC4.1377</text:p>
          </table:table-cell>
          <table:table-cell table:style-name="Normal_5f_Pool12" office:value-type="string" calcext:value-type="string">
            <text:p>TGCTGTTGACAGTGAGCGAAAGACAGTTCAAAGAGAATTATAGTGAAGCCACAGATGTATAATTCTCTTTGAACTGTC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RCC4.746</text:p>
          </table:table-cell>
          <table:table-cell table:style-name="Normal_5f_Pool12" office:value-type="string" calcext:value-type="string">
            <text:p>TGCTGTTGACAGTGAGCGCTCGCTTGAAGTGGAAGATTTATAGTGAAGCCACAGATGTATAAATCTTCCACTTCAAGCG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RCC5.3431</text:p>
          </table:table-cell>
          <table:table-cell table:style-name="Normal_5f_Pool12" office:value-type="string" calcext:value-type="string">
            <text:p>TGCTGTTGACAGTGAGCGCCAGGAGAAAGAAGATGCTAAATAGTGAAGCCACAGATGTATTTAGCATCTTCTTTCTC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RCC5.3654</text:p>
          </table:table-cell>
          <table:table-cell table:style-name="Normal_5f_Pool12" office:value-type="string" calcext:value-type="string">
            <text:p>TGCTGTTGACAGTGAGCGCCAGATTCTAAACGAAAGAATATAGTGAAGCCACAGATGTATATTCTTTCGTTTAGAATC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RCC5.2721</text:p>
          </table:table-cell>
          <table:table-cell table:style-name="Normal_5f_Pool12" office:value-type="string" calcext:value-type="string">
            <text:p>TGCTGTTGACAGTGAGCGCCCGGACAGATGTTCCTGGAAATAGTGAAGCCACAGATGTATTTCCAGGAACATCTGTCCG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RCC5.2911</text:p>
          </table:table-cell>
          <table:table-cell table:style-name="Normal_5f_Pool12" office:value-type="string" calcext:value-type="string">
            <text:p>TGCTGTTGACAGTGAGCGCAAACAAGTTTGTAGAATATTATAGTGAAGCCACAGATGTATAATATTCTACAAACTTGT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RCC5.1613</text:p>
          </table:table-cell>
          <table:table-cell table:style-name="Normal_5f_Pool12" office:value-type="string" calcext:value-type="string">
            <text:p>TGCTGTTGACAGTGAGCGCGACGATGACGAAGATGTAAAATAGTGAAGCCACAGATGTATTTTACATCTTCGTCATCGTC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RCC5.1160</text:p>
          </table:table-cell>
          <table:table-cell table:style-name="Normal_5f_Pool12" office:value-type="string" calcext:value-type="string">
            <text:p>TGCTGTTGACAGTGAGCGACAGCATATAGAACATGTCCAATAGTGAAGCCACAGATGTATTGGACATGTTCTATATG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YA4.2068</text:p>
          </table:table-cell>
          <table:table-cell table:style-name="Normal_5f_Pool12" office:value-type="string" calcext:value-type="string">
            <text:p>TGCTGTTGACAGTGAGCGAAAGGTTCTACTCTATAGTTTATAGTGAAGCCACAGATGTATAAACTATAGAGTAGAACC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YA4.4298</text:p>
          </table:table-cell>
          <table:table-cell table:style-name="Normal_5f_Pool12" office:value-type="string" calcext:value-type="string">
            <text:p>TGCTGTTGACAGTGAGCGCTAGCTTGAAAATAGCAGTTAATAGTGAAGCCACAGATGTATTAACTGCTATTTTCAAGCT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YA4.639</text:p>
          </table:table-cell>
          <table:table-cell table:style-name="Normal_5f_Pool12" office:value-type="string" calcext:value-type="string">
            <text:p>TGCTGTTGACAGTGAGCGACAGCACATCAGTTACTACAAATAGTGAAGCCACAGATGTATTTGTAGTAACTGATGTG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YA4.5388</text:p>
          </table:table-cell>
          <table:table-cell table:style-name="Normal_5f_Pool12" office:value-type="string" calcext:value-type="string">
            <text:p>TGCTGTTGACAGTGAGCGAAAGGGTTTCTGTTATGTATTATAGTGAAGCCACAGATGTATAATACATAACAGAAACCC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YA4.3877</text:p>
          </table:table-cell>
          <table:table-cell table:style-name="Normal_5f_Pool12" office:value-type="string" calcext:value-type="string">
            <text:p>TGCTGTTGACAGTGAGCGACACCTGCAGTTCTGTGTTTAATAGTGAAGCCACAGATGTATTAAACACAGAACTGCAGG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EYA4.1851</text:p>
          </table:table-cell>
          <table:table-cell table:style-name="Normal_5f_Pool12" office:value-type="string" calcext:value-type="string">
            <text:p>TGCTGTTGACAGTGAGCGCCAGAAGAGTAAAAGAATTATATAGTGAAGCCACAGATGTATATAATTCTTTTACTCTT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AM175A.1146</text:p>
          </table:table-cell>
          <table:table-cell table:style-name="Normal_5f_Pool12" office:value-type="string" calcext:value-type="string">
            <text:p>TGCTGTTGACAGTGAGCGATCGGTTGTTAGATACACAAGATAGTGAAGCCACAGATGTATCTTGTGTATCTAACAACCG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AM175A.799</text:p>
          </table:table-cell>
          <table:table-cell table:style-name="Normal_5f_Pool12" office:value-type="string" calcext:value-type="string">
            <text:p>TGCTGTTGACAGTGAGCGCAAGGATGTAAACAGATTAAAATAGTGAAGCCACAGATGTATTTTAATCTGTTTACATC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AM175A.2573</text:p>
          </table:table-cell>
          <table:table-cell table:style-name="Normal_5f_Pool12" office:value-type="string" calcext:value-type="string">
            <text:p>TGCTGTTGACAGTGAGCGCCCCGATATCTGATGTTACAAATAGTGAAGCCACAGATGTATTTGTAACATCAGATATCGG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AM175A.430</text:p>
          </table:table-cell>
          <table:table-cell table:style-name="Normal_5f_Pool12" office:value-type="string" calcext:value-type="string">
            <text:p>TGCTGTTGACAGTGAGCGACAGGAGCATTTTTCAAACCAATAGTGAAGCCACAGATGTATTGGTTTGAAAAATGCTC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AM175A.1927</text:p>
          </table:table-cell>
          <table:table-cell table:style-name="Normal_5f_Pool12" office:value-type="string" calcext:value-type="string">
            <text:p>TGCTGTTGACAGTGAGCGCCACAACTATAACACAACACAATAGTGAAGCCACAGATGTATTGTGTTGTGTTATAGTTG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AM175A.2642</text:p>
          </table:table-cell>
          <table:table-cell table:style-name="Normal_5f_Pool12" office:value-type="string" calcext:value-type="string">
            <text:p>TGCTGTTGACAGTGAGCGCACCCTGTAAAGAGATAATTAATAGTGAAGCCACAGATGTATTAATTATCTCTTTACAGGG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ANCA.473</text:p>
          </table:table-cell>
          <table:table-cell table:style-name="Normal_5f_Pool12" office:value-type="string" calcext:value-type="string">
            <text:p>TGCTGTTGACAGTGAGCGCAAGAAGCTGTCTTCCCTGTTATAGTGAAGCCACAGATGTATAACAGGGAAGACAGCTT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ANCA.268</text:p>
          </table:table-cell>
          <table:table-cell table:style-name="Normal_5f_Pool12" office:value-type="string" calcext:value-type="string">
            <text:p>TGCTGTTGACAGTGAGCGCCAGCAAAGTGATTGACTGTGATAGTGAAGCCACAGATGTATCACAGTCAATCACTTTGC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ANCA.237</text:p>
          </table:table-cell>
          <table:table-cell table:style-name="Normal_5f_Pool12" office:value-type="string" calcext:value-type="string">
            <text:p>TGCTGTTGACAGTGAGCGATAGAAGGTCCACTGTGTAAAATAGTGAAGCCACAGATGTATTTTACACAGTGGACCTTCT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ANCA.297</text:p>
          </table:table-cell>
          <table:table-cell table:style-name="Normal_5f_Pool12" office:value-type="string" calcext:value-type="string">
            <text:p>TGCTGTTGACAGTGAGCGAAGGCCTATGCTAATCATTCTATAGTGAAGCCACAGATGTATAGAATGATTAGCATAGGCC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ANCA.842</text:p>
          </table:table-cell>
          <table:table-cell table:style-name="Normal_5f_Pool12" office:value-type="string" calcext:value-type="string">
            <text:p>TGCTGTTGACAGTGAGCGAACGGTTGATGTACTGCAGAGATAGTGAAGCCACAGATGTATCTCTGCAGTACATCAACCG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ANCA.492</text:p>
          </table:table-cell>
          <table:table-cell table:style-name="Normal_5f_Pool12" office:value-type="string" calcext:value-type="string">
            <text:p>TGCTGTTGACAGTGAGCGCTAGAGTTTGCTCAGTATTTATTAGTGAAGCCACAGATGTAATAAATACTGAGCAAACTCT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ANCD2.3854</text:p>
          </table:table-cell>
          <table:table-cell table:style-name="Normal_5f_Pool12" office:value-type="string" calcext:value-type="string">
            <text:p>TGCTGTTGACAGTGAGCGACAGCAGATTCATGAAGAGAAATAGTGAAGCCACAGATGTATTTCTCTTCATGAATCTG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ANCD2.1774</text:p>
          </table:table-cell>
          <table:table-cell table:style-name="Normal_5f_Pool12" office:value-type="string" calcext:value-type="string">
            <text:p>TGCTGTTGACAGTGAGCGATAGCACCGTATTCAAGTACAATAGTGAAGCCACAGATGTATTGTACTTGAATACGGTGCT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ANCD2.263</text:p>
          </table:table-cell>
          <table:table-cell table:style-name="Normal_5f_Pool12" office:value-type="string" calcext:value-type="string">
            <text:p>TGCTGTTGACAGTGAGCGCACGGGAGAGAGTCAGAATCAATAGTGAAGCCACAGATGTATTGATTCTGACTCTCTCCCG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ANCD2.2330</text:p>
          </table:table-cell>
          <table:table-cell table:style-name="Normal_5f_Pool12" office:value-type="string" calcext:value-type="string">
            <text:p>TGCTGTTGACAGTGAGCGAGAGGAGATTGATGGTCTACTATAGTGAAGCCACAGATGTATAGTAGACCATCAATCTCCTC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ANCD2.1249</text:p>
          </table:table-cell>
          <table:table-cell table:style-name="Normal_5f_Pool12" office:value-type="string" calcext:value-type="string">
            <text:p>TGCTGTTGACAGTGAGCGCTAGCACCAATACTCAGACAAATAGTGAAGCCACAGATGTATTTGTCTGAGTATTGGTGCT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ANCD2.4043</text:p>
          </table:table-cell>
          <table:table-cell table:style-name="Normal_5f_Pool12" office:value-type="string" calcext:value-type="string">
            <text:p>TGCTGTTGACAGTGAGCGACGGGAAGATGTTCTGAGCTTATAGTGAAGCCACAGATGTATAAGCTCAGAACATCTTCCC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ANCL.901</text:p>
          </table:table-cell>
          <table:table-cell table:style-name="Normal_5f_Pool12" office:value-type="string" calcext:value-type="string">
            <text:p>TGCTGTTGACAGTGAGCGACAGAAAATAGTGTGTTACAAATAGTGAAGCCACAGATGTATTTGTAACACACTATTTT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ANCL.646</text:p>
          </table:table-cell>
          <table:table-cell table:style-name="Normal_5f_Pool12" office:value-type="string" calcext:value-type="string">
            <text:p>TGCTGTTGACAGTGAGCGCTGGCAGCAATAGAATCACTAATAGTGAAGCCACAGATGTATTAGTGATTCTATTGCTGCC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ANCL.210</text:p>
          </table:table-cell>
          <table:table-cell table:style-name="Normal_5f_Pool12" office:value-type="string" calcext:value-type="string">
            <text:p>TGCTGTTGACAGTGAGCGCCAACTGAAGAATGCAAGATTATAGTGAAGCCACAGATGTATAATCTTGCATTCTTCAGT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ANCL.1111</text:p>
          </table:table-cell>
          <table:table-cell table:style-name="Normal_5f_Pool12" office:value-type="string" calcext:value-type="string">
            <text:p>TGCTGTTGACAGTGAGCGATAACTAGTAGACAGAGTTTTATAGTGAAGCCACAGATGTATAAAACTCTGTCTACTAGTT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ANCL.749</text:p>
          </table:table-cell>
          <table:table-cell table:style-name="Normal_5f_Pool12" office:value-type="string" calcext:value-type="string">
            <text:p>TGCTGTTGACAGTGAGCGAACGCAGAATTGCATTAGGTAATAGTGAAGCCACAGATGTATTACCTAATGCAATTCTGCG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ANCL.900</text:p>
          </table:table-cell>
          <table:table-cell table:style-name="Normal_5f_Pool12" office:value-type="string" calcext:value-type="string">
            <text:p>TGCTGTTGACAGTGAGCGCCCAGAAAATAGTGTGTTACAATAGTGAAGCCACAGATGTATTGTAACACACTATTTTCTG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ANCM.6498</text:p>
          </table:table-cell>
          <table:table-cell table:style-name="Normal_5f_Pool12" office:value-type="string" calcext:value-type="string">
            <text:p>TGCTGTTGACAGTGAGCGCAAGGATAGTTTAAGAAAGTAATAGTGAAGCCACAGATGTATTACTTTCTTAAACTATCCT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ANCM.7089</text:p>
          </table:table-cell>
          <table:table-cell table:style-name="Normal_5f_Pool12" office:value-type="string" calcext:value-type="string">
            <text:p>TGCTGTTGACAGTGAGCGACAGGACTGTGAGTCAATTAAATAGTGAAGCCACAGATGTATTTAATTGACTCACAGTC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ANCM.2874</text:p>
          </table:table-cell>
          <table:table-cell table:style-name="Normal_5f_Pool12" office:value-type="string" calcext:value-type="string">
            <text:p>TGCTGTTGACAGTGAGCGCCAGAGTGTCAGTTTACAAATATAGTGAAGCCACAGATGTATATTTGTAAACTGACACT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ANCM.5762</text:p>
          </table:table-cell>
          <table:table-cell table:style-name="Normal_5f_Pool12" office:value-type="string" calcext:value-type="string">
            <text:p>TGCTGTTGACAGTGAGCGACAGAGTATGTTTGAAAGAATATAGTGAAGCCACAGATGTATATTCTTTCAAACATACT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ANCM.2183</text:p>
          </table:table-cell>
          <table:table-cell table:style-name="Normal_5f_Pool12" office:value-type="string" calcext:value-type="string">
            <text:p>TGCTGTTGACAGTGAGCGCAGGGACAGTGATGAAATTAAATAGTGAAGCCACAGATGTATTTAATTTCATCACTGTCCC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ANCM.5176</text:p>
          </table:table-cell>
          <table:table-cell table:style-name="Normal_5f_Pool12" office:value-type="string" calcext:value-type="string">
            <text:p>TGCTGTTGACAGTGAGCGAAAGCACTGTTAAGAAGAACAATAGTGAAGCCACAGATGTATTGTTCTTCTTAACAGTGC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BXO31.3187</text:p>
          </table:table-cell>
          <table:table-cell table:style-name="Normal_5f_Pool12" office:value-type="string" calcext:value-type="string">
            <text:p>TGCTGTTGACAGTGAGCGATGGGAGAAAGACTCACGAGAATAGTGAAGCCACAGATGTATTCTCGTGAGTCTTTCTCCC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BXO31.3139</text:p>
          </table:table-cell>
          <table:table-cell table:style-name="Normal_5f_Pool12" office:value-type="string" calcext:value-type="string">
            <text:p>TGCTGTTGACAGTGAGCGACAGAGTCAGAGAATTGGCAAATAGTGAAGCCACAGATGTATTTGCCAATTCTCTGACT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BXO31.454</text:p>
          </table:table-cell>
          <table:table-cell table:style-name="Normal_5f_Pool12" office:value-type="string" calcext:value-type="string">
            <text:p>TGCTGTTGACAGTGAGCGAAAGCTGCTTCACCGATATAGATAGTGAAGCCACAGATGTATCTATATCGGTGAAGCAGC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BXO31.382</text:p>
          </table:table-cell>
          <table:table-cell table:style-name="Normal_5f_Pool12" office:value-type="string" calcext:value-type="string">
            <text:p>TGCTGTTGACAGTGAGCGCGAGGAGTATGGTGTTTGCGAATAGTGAAGCCACAGATGTATTCGCAAACACCATACTCCTC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BXO31.586</text:p>
          </table:table-cell>
          <table:table-cell table:style-name="Normal_5f_Pool12" office:value-type="string" calcext:value-type="string">
            <text:p>TGCTGTTGACAGTGAGCGACACGTCGATGACCCTATGAGATAGTGAAGCCACAGATGTATCTCATAGGGTCATCGACG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BXO31.3580</text:p>
          </table:table-cell>
          <table:table-cell table:style-name="Normal_5f_Pool12" office:value-type="string" calcext:value-type="string">
            <text:p>TGCTGTTGACAGTGAGCGAACGCACGTGCTTCTGATTAAATAGTGAAGCCACAGATGTATTTAATCAGAAGCACGTGCG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OXN3.6055</text:p>
          </table:table-cell>
          <table:table-cell table:style-name="Normal_5f_Pool12" office:value-type="string" calcext:value-type="string">
            <text:p>TGCTGTTGACAGTGAGCGACAGCACTGTGATCTAATTTAATAGTGAAGCCACAGATGTATTAAATTAGATCACAGTG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OXN3.598</text:p>
          </table:table-cell>
          <table:table-cell table:style-name="Normal_5f_Pool12" office:value-type="string" calcext:value-type="string">
            <text:p>TGCTGTTGACAGTGAGCGACAGAGTATAGACAAAATCTAATAGTGAAGCCACAGATGTATTAGATTTTGTCTATACT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OXN3.2752</text:p>
          </table:table-cell>
          <table:table-cell table:style-name="Normal_5f_Pool12" office:value-type="string" calcext:value-type="string">
            <text:p>TGCTGTTGACAGTGAGCGCAACAAAGTTCTTGTAAGGTAATAGTGAAGCCACAGATGTATTACCTTACAAGAACTTTGT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OXN3.4741</text:p>
          </table:table-cell>
          <table:table-cell table:style-name="Normal_5f_Pool12" office:value-type="string" calcext:value-type="string">
            <text:p>TGCTGTTGACAGTGAGCGAAAGCCTATTTGTGAAAGAATATAGTGAAGCCACAGATGTATATTCTTTCACAAATAGGC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OXN3.1474</text:p>
          </table:table-cell>
          <table:table-cell table:style-name="Normal_5f_Pool12" office:value-type="string" calcext:value-type="string">
            <text:p>TGCTGTTGACAGTGAGCGCCAGCATGTCAGGAGATTTCTATAGTGAAGCCACAGATGTATAGAAATCTCCTGACATGC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FOXN3.592</text:p>
          </table:table-cell>
          <table:table-cell table:style-name="Normal_5f_Pool12" office:value-type="string" calcext:value-type="string">
            <text:p>TGCTGTTGACAGTGAGCGCTAGACCCAGAGTATAGACAAATAGTGAAGCCACAGATGTATTTGTCTATACTCTGGGTCT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GADD45G.367</text:p>
          </table:table-cell>
          <table:table-cell table:style-name="Normal_5f_Pool12" office:value-type="string" calcext:value-type="string">
            <text:p>TGCTGTTGACAGTGAGCGATGCGAGAACGACATCGACATATAGTGAAGCCACAGATGTATATGTCGATGTCGTTCTCGC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GADD45G.1032</text:p>
          </table:table-cell>
          <table:table-cell table:style-name="Normal_5f_Pool12" office:value-type="string" calcext:value-type="string">
            <text:p>TGCTGTTGACAGTGAGCGAAAGCTTTGAATTTTACAATAATAGTGAAGCCACAGATGTATTATTGTAAAATTCAAAGC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GADD45G.995</text:p>
          </table:table-cell>
          <table:table-cell table:style-name="Normal_5f_Pool12" office:value-type="string" calcext:value-type="string">
            <text:p>TGCTGTTGACAGTGAGCGACGGGCAATGCTTCGTTTTCTATAGTGAAGCCACAGATGTATAGAAAACGAAGCATTGCCC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GADD45G.105</text:p>
          </table:table-cell>
          <table:table-cell table:style-name="Normal_5f_Pool12" office:value-type="string" calcext:value-type="string">
            <text:p>TGCTGTTGACAGTGAGCGCTCGCACTATGACTCTGGAAGATAGTGAAGCCACAGATGTATCTTCCAGAGTCATAGTGCG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GADD45G.1033</text:p>
          </table:table-cell>
          <table:table-cell table:style-name="Normal_5f_Pool12" office:value-type="string" calcext:value-type="string">
            <text:p>TGCTGTTGACAGTGAGCGCAGCTTTGAATTTTACAATAAATAGTGAAGCCACAGATGTATTTATTGTAAAATTCAAAGC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GADD45G.106</text:p>
          </table:table-cell>
          <table:table-cell table:style-name="Normal_5f_Pool12" office:value-type="string" calcext:value-type="string">
            <text:p>TGCTGTTGACAGTGAGCGCCGCACTATGACTCTGGAAGAATAGTGAAGCCACAGATGTATTCTTCCAGAGTCATAGTGC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GEN1.550</text:p>
          </table:table-cell>
          <table:table-cell table:style-name="Normal_5f_Pool12" office:value-type="string" calcext:value-type="string">
            <text:p>TGCTGTTGACAGTGAGCGACACATGTTGACTGTTACACAATAGTGAAGCCACAGATGTATTGTGTAACAGTCAACATG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GEN1.3519</text:p>
          </table:table-cell>
          <table:table-cell table:style-name="Normal_5f_Pool12" office:value-type="string" calcext:value-type="string">
            <text:p>TGCTGTTGACAGTGAGCGACAGGATCACGTAGCTAACTAATAGTGAAGCCACAGATGTATTAGTTAGCTACGTGATC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GEN1.5265</text:p>
          </table:table-cell>
          <table:table-cell table:style-name="Normal_5f_Pool12" office:value-type="string" calcext:value-type="string">
            <text:p>TGCTGTTGACAGTGAGCGACAGGTATATACCCAAGATAAATAGTGAAGCCACAGATGTATTTATCTTGGGTATATAC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GEN1.2214</text:p>
          </table:table-cell>
          <table:table-cell table:style-name="Normal_5f_Pool12" office:value-type="string" calcext:value-type="string">
            <text:p>TGCTGTTGACAGTGAGCGCTCCAGAGACTCTAAAATTCTATAGTGAAGCCACAGATGTATAGAATTTTAGAGTCTCTGG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GEN1.5089</text:p>
          </table:table-cell>
          <table:table-cell table:style-name="Normal_5f_Pool12" office:value-type="string" calcext:value-type="string">
            <text:p>TGCTGTTGACAGTGAGCGCCACCCAATGTCTACAATCAAATAGTGAAGCCACAGATGTATTTGATTGTAGACATTGGG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GEN1.258</text:p>
          </table:table-cell>
          <table:table-cell table:style-name="Normal_5f_Pool12" office:value-type="string" calcext:value-type="string">
            <text:p>TGCTGTTGACAGTGAGCGCAAGCTGAAAGCTGATGTCATATAGTGAAGCCACAGATGTATATGACATCAGCTTTCAG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GTF2H1.1039</text:p>
          </table:table-cell>
          <table:table-cell table:style-name="Normal_5f_Pool12" office:value-type="string" calcext:value-type="string">
            <text:p>TGCTGTTGACAGTGAGCGCACGGTCTAAGATATAATTTAATAGTGAAGCCACAGATGTATTAAATTATATCTTAGACCG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GTF2H1.3225</text:p>
          </table:table-cell>
          <table:table-cell table:style-name="Normal_5f_Pool12" office:value-type="string" calcext:value-type="string">
            <text:p>TGCTGTTGACAGTGAGCGCTGGGATCAACTTAATGTTTAATAGTGAAGCCACAGATGTATTAAACATTAAGTTGATCCC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GTF2H1.1038</text:p>
          </table:table-cell>
          <table:table-cell table:style-name="Normal_5f_Pool12" office:value-type="string" calcext:value-type="string">
            <text:p>TGCTGTTGACAGTGAGCGCAACGGTCTAAGATATAATTTATAGTGAAGCCACAGATGTATAAATTATATCTTAGACCGT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GTF2H1.2797</text:p>
          </table:table-cell>
          <table:table-cell table:style-name="Normal_5f_Pool12" office:value-type="string" calcext:value-type="string">
            <text:p>TGCTGTTGACAGTGAGCGCAACGATAAATATTGCACTGAATAGTGAAGCCACAGATGTATTCAGTGCAATATTTATCG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GTF2H1.3180</text:p>
          </table:table-cell>
          <table:table-cell table:style-name="Normal_5f_Pool12" office:value-type="string" calcext:value-type="string">
            <text:p>TGCTGTTGACAGTGAGCGCAAAGATGTTCTTGTTTCTGAATAGTGAAGCCACAGATGTATTCAGAAACAAGAACATCT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GTF2H1.1085</text:p>
          </table:table-cell>
          <table:table-cell table:style-name="Normal_5f_Pool12" office:value-type="string" calcext:value-type="string">
            <text:p>TGCTGTTGACAGTGAGCGCTAGGACCTATCCAGCAGTAAATAGTGAAGCCACAGATGTATTTACTGCTGGATAGGTCCT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GTF2H2.1403</text:p>
          </table:table-cell>
          <table:table-cell table:style-name="Normal_5f_Pool12" office:value-type="string" calcext:value-type="string">
            <text:p>TGCTGTTGACAGTGAGCGACAGCATGTAGTATACATTGTATAGTGAAGCCACAGATGTATACAATGTATACTACATG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GTF2H2.170</text:p>
          </table:table-cell>
          <table:table-cell table:style-name="Normal_5f_Pool12" office:value-type="string" calcext:value-type="string">
            <text:p>TGCTGTTGACAGTGAGCGACAGAGGAAGATTATTGAATAATAGTGAAGCCACAGATGTATTATTCAATAATCTTCCT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GTF2H2.866</text:p>
          </table:table-cell>
          <table:table-cell table:style-name="Normal_5f_Pool12" office:value-type="string" calcext:value-type="string">
            <text:p>TGCTGTTGACAGTGAGCGATACCATGTTATTTTAGATGAATAGTGAAGCCACAGATGTATTCATCTAAAATAACATGGT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GTF2H2.1784</text:p>
          </table:table-cell>
          <table:table-cell table:style-name="Normal_5f_Pool12" office:value-type="string" calcext:value-type="string">
            <text:p>TGCTGTTGACAGTGAGCGCTCAGTGTAAGATGAAAATTTATAGTGAAGCCACAGATGTATAAATTTTCATCTTACACTG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GTF2H2.939</text:p>
          </table:table-cell>
          <table:table-cell table:style-name="Normal_5f_Pool12" office:value-type="string" calcext:value-type="string">
            <text:p>TGCTGTTGACAGTGAGCGCCAAGTTCTGAATGCTCACTTATAGTGAAGCCACAGATGTATAAGTGAGCATTCAGAACT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GTF2H2.172</text:p>
          </table:table-cell>
          <table:table-cell table:style-name="Normal_5f_Pool12" office:value-type="string" calcext:value-type="string">
            <text:p>TGCTGTTGACAGTGAGCGCGAGGAAGATTATTGAATAATATAGTGAAGCCACAGATGTATATTATTCAATAATCTTCCTC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IER3.1193</text:p>
          </table:table-cell>
          <table:table-cell table:style-name="Normal_5f_Pool12" office:value-type="string" calcext:value-type="string">
            <text:p>TGCTGTTGACAGTGAGCGCTCGCCTAGTATGTTCTGTGAATAGTGAAGCCACAGATGTATTCACAGAACATACTAGGCG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IER3.606</text:p>
          </table:table-cell>
          <table:table-cell table:style-name="Normal_5f_Pool12" office:value-type="string" calcext:value-type="string">
            <text:p>TGCTGTTGACAGTGAGCGACAACTTGAACTCAGAACACTATAGTGAAGCCACAGATGTATAGTGTTCTGAGTTCAAGT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IER3.931</text:p>
          </table:table-cell>
          <table:table-cell table:style-name="Normal_5f_Pool12" office:value-type="string" calcext:value-type="string">
            <text:p>TGCTGTTGACAGTGAGCGATGCGGCAAAGTAGGAGAAGAATAGTGAAGCCACAGATGTATTCTTCTCCTACTTTGCCGC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IER3.1051</text:p>
          </table:table-cell>
          <table:table-cell table:style-name="Normal_5f_Pool12" office:value-type="string" calcext:value-type="string">
            <text:p>TGCTGTTGACAGTGAGCGCCCGTCTGTCTACTGTGTGAGATAGTGAAGCCACAGATGTATCTCACACAGTAGACAGACG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IER3.933</text:p>
          </table:table-cell>
          <table:table-cell table:style-name="Normal_5f_Pool12" office:value-type="string" calcext:value-type="string">
            <text:p>TGCTGTTGACAGTGAGCGACGGCAAAGTAGGAGAAGAAATTAGTGAAGCCACAGATGTAATTTCTTCTCCTACTTTGCC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IER3.600</text:p>
          </table:table-cell>
          <table:table-cell table:style-name="Normal_5f_Pool12" office:value-type="string" calcext:value-type="string">
            <text:p>TGCTGTTGACAGTGAGCGCCCGAGGCAACTTGAACTCAGATAGTGAAGCCACAGATGTATCTGAGTTCAAGTTGCCTCG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ING2.1042</text:p>
          </table:table-cell>
          <table:table-cell table:style-name="Normal_5f_Pool12" office:value-type="string" calcext:value-type="string">
            <text:p>TGCTGTTGACAGTGAGCGCTAGGGTAAATGCATAAGACTATAGTGAAGCCACAGATGTATAGTCTTATGCATTTACCCT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ING2.561</text:p>
          </table:table-cell>
          <table:table-cell table:style-name="Normal_5f_Pool12" office:value-type="string" calcext:value-type="string">
            <text:p>TGCTGTTGACAGTGAGCGAAACCAGAAAGATCTTCAAGAATAGTGAAGCCACAGATGTATTCTTGAAGATCTTTCTGG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ING2.392</text:p>
          </table:table-cell>
          <table:table-cell table:style-name="Normal_5f_Pool12" office:value-type="string" calcext:value-type="string">
            <text:p>TGCTGTTGACAGTGAGCGAAGAGCACTAATTAATAGTCAATAGTGAAGCCACAGATGTATTGACTATTAATTAGTGCTC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ING2.1101</text:p>
          </table:table-cell>
          <table:table-cell table:style-name="Normal_5f_Pool12" office:value-type="string" calcext:value-type="string">
            <text:p>TGCTGTTGACAGTGAGCGCAAAGTTGTTGTACTTTGAAAATAGTGAAGCCACAGATGTATTTTCAAAGTACAACAACT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ING2.525</text:p>
          </table:table-cell>
          <table:table-cell table:style-name="Normal_5f_Pool12" office:value-type="string" calcext:value-type="string">
            <text:p>TGCTGTTGACAGTGAGCGAAACGAGCCTCAGATAAAGCAATAGTGAAGCCACAGATGTATTGCTTTATCTGAGGCTCG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ING2.506</text:p>
          </table:table-cell>
          <table:table-cell table:style-name="Normal_5f_Pool12" office:value-type="string" calcext:value-type="string">
            <text:p>TGCTGTTGACAGTGAGCGACAAGATCCTGCTGAAAGTGAATAGTGAAGCCACAGATGTATTCACTTTCAGCAGGATCT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INO80E.119</text:p>
          </table:table-cell>
          <table:table-cell table:style-name="Normal_5f_Pool12" office:value-type="string" calcext:value-type="string">
            <text:p>TGCTGTTGACAGTGAGCGAACGGCGAAGTGGACTACAAAATAGTGAAGCCACAGATGTATTTTGTAGTCCACTTCGCCG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INO80E.244</text:p>
          </table:table-cell>
          <table:table-cell table:style-name="Normal_5f_Pool12" office:value-type="string" calcext:value-type="string">
            <text:p>TGCTGTTGACAGTGAGCGACGGGACAAGAGTTTCCTCCTATAGTGAAGCCACAGATGTATAGGAGGAAACTCTTGTCCC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INO80E.118</text:p>
          </table:table-cell>
          <table:table-cell table:style-name="Normal_5f_Pool12" office:value-type="string" calcext:value-type="string">
            <text:p>TGCTGTTGACAGTGAGCGAGACGGCGAAGTGGACTACAAATAGTGAAGCCACAGATGTATTTGTAGTCCACTTCGCCGTC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INO80E.162</text:p>
          </table:table-cell>
          <table:table-cell table:style-name="Normal_5f_Pool12" office:value-type="string" calcext:value-type="string">
            <text:p>TGCTGTTGACAGTGAGCGAGAAGCTCAAGTTCCTCATCTATAGTGAAGCCACAGATGTATAGATGAGGAACTTGAGCTTC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INO80E.277</text:p>
          </table:table-cell>
          <table:table-cell table:style-name="Normal_5f_Pool12" office:value-type="string" calcext:value-type="string">
            <text:p>TGCTGTTGACAGTGAGCGACAGTACGAGAACGTGGATGAATAGTGAAGCCACAGATGTATTCATCCACGTTCTCGTA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INO80E.1152</text:p>
          </table:table-cell>
          <table:table-cell table:style-name="Normal_5f_Pool12" office:value-type="string" calcext:value-type="string">
            <text:p>TGCTGTTGACAGTGAGCGCCAATGAAGTTTCTGTATTAAATAGTGAAGCCACAGATGTATTTAATACAGAAACTTCAT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INTS3.1500</text:p>
          </table:table-cell>
          <table:table-cell table:style-name="Normal_5f_Pool12" office:value-type="string" calcext:value-type="string">
            <text:p>TGCTGTTGACAGTGAGCGACGGGTGCGATTTGGTCAACAATAGTGAAGCCACAGATGTATTGTTGACCAAATCGCACCC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INTS3.4114</text:p>
          </table:table-cell>
          <table:table-cell table:style-name="Normal_5f_Pool12" office:value-type="string" calcext:value-type="string">
            <text:p>TGCTGTTGACAGTGAGCGCCAGGTCTTGGTTTGTTCTGAATAGTGAAGCCACAGATGTATTCAGAACAAACCAAGACC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INTS3.4444</text:p>
          </table:table-cell>
          <table:table-cell table:style-name="Normal_5f_Pool12" office:value-type="string" calcext:value-type="string">
            <text:p>TGCTGTTGACAGTGAGCGCAAAGTTGTTTTTAAATGACAATAGTGAAGCCACAGATGTATTGTCATTTAAAAACAACT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INTS3.2546</text:p>
          </table:table-cell>
          <table:table-cell table:style-name="Normal_5f_Pool12" office:value-type="string" calcext:value-type="string">
            <text:p>TGCTGTTGACAGTGAGCGACAGCTTCTCTCTACTTCTAGATAGTGAAGCCACAGATGTATCTAGAAGTAGAGAGAAG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INTS3.2781</text:p>
          </table:table-cell>
          <table:table-cell table:style-name="Normal_5f_Pool12" office:value-type="string" calcext:value-type="string">
            <text:p>TGCTGTTGACAGTGAGCGATACACAGAGTTTCCAGATGAATAGTGAAGCCACAGATGTATTCATCTGGAAACTCTGTGT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INTS3.2892</text:p>
          </table:table-cell>
          <table:table-cell table:style-name="Normal_5f_Pool12" office:value-type="string" calcext:value-type="string">
            <text:p>TGCTGTTGACAGTGAGCGCAACCTGGTTATGTTTCGAAAATAGTGAAGCCACAGATGTATTTTCGAAACATAACCAGGT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INTS7.2321</text:p>
          </table:table-cell>
          <table:table-cell table:style-name="Normal_5f_Pool12" office:value-type="string" calcext:value-type="string">
            <text:p>TGCTGTTGACAGTGAGCGAAAGAATGATGTCTGTATATAATAGTGAAGCCACAGATGTATTATATACAGACATCATTC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INTS7.1126</text:p>
          </table:table-cell>
          <table:table-cell table:style-name="Normal_5f_Pool12" office:value-type="string" calcext:value-type="string">
            <text:p>TGCTGTTGACAGTGAGCGACCCAAGAGTGCTGTTACCATATAGTGAAGCCACAGATGTATATGGTAACAGCACTCTTGG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INTS7.650</text:p>
          </table:table-cell>
          <table:table-cell table:style-name="Normal_5f_Pool12" office:value-type="string" calcext:value-type="string">
            <text:p>TGCTGTTGACAGTGAGCGAACCAGTAGACTTGAAGCTAAATAGTGAAGCCACAGATGTATTTAGCTTCAAGTCTACTGG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INTS7.2318</text:p>
          </table:table-cell>
          <table:table-cell table:style-name="Normal_5f_Pool12" office:value-type="string" calcext:value-type="string">
            <text:p>TGCTGTTGACAGTGAGCGCAAGAAGAATGATGTCTGTATATAGTGAAGCCACAGATGTATATACAGACATCATTCTT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INTS7.4096</text:p>
          </table:table-cell>
          <table:table-cell table:style-name="Normal_5f_Pool12" office:value-type="string" calcext:value-type="string">
            <text:p>TGCTGTTGACAGTGAGCGCTAGCACAGTATGGTAGATATATAGTGAAGCCACAGATGTATATATCTACCATACTGTGCT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INTS7.649</text:p>
          </table:table-cell>
          <table:table-cell table:style-name="Normal_5f_Pool12" office:value-type="string" calcext:value-type="string">
            <text:p>TGCTGTTGACAGTGAGCGCCACCAGTAGACTTGAAGCTAATAGTGAAGCCACAGATGTATTAGCTTCAAGTCTACTGG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IRF3.168</text:p>
          </table:table-cell>
          <table:table-cell table:style-name="Normal_5f_Pool12" office:value-type="string" calcext:value-type="string">
            <text:p>TGCTGTTGACAGTGAGCGACAGCCTCGAGTTTGAGAGCTATAGTGAAGCCACAGATGTATAGCTCTCAAACTCGAGG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IRF3.88</text:p>
          </table:table-cell>
          <table:table-cell table:style-name="Normal_5f_Pool12" office:value-type="string" calcext:value-type="string">
            <text:p>TGCTGTTGACAGTGAGCGCAAAGTTGGTTTTATTTCAAGATAGTGAAGCCACAGATGTATCTTGAAATAAAACCAACTT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IRF3.89</text:p>
          </table:table-cell>
          <table:table-cell table:style-name="Normal_5f_Pool12" office:value-type="string" calcext:value-type="string">
            <text:p>TGCTGTTGACAGTGAGCGCAAGTTGGTTTTATTTCAAGAATAGTGAAGCCACAGATGTATTCTTGAAATAAAACCAA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IRF3.79</text:p>
          </table:table-cell>
          <table:table-cell table:style-name="Normal_5f_Pool12" office:value-type="string" calcext:value-type="string">
            <text:p>TGCTGTTGACAGTGAGCGCAAGAATGATAAAGTTGGTTTTTAGTGAAGCCACAGATGTAAAAACCAACTTTATCATT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IRF3.64</text:p>
          </table:table-cell>
          <table:table-cell table:style-name="Normal_5f_Pool12" office:value-type="string" calcext:value-type="string">
            <text:p>TGCTGTTGACAGTGAGCGCTGGGTCTGTTACCCAAAGAATTAGTGAAGCCACAGATGTAATTCTTTGGGTAACAGACCC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IRF3.324</text:p>
          </table:table-cell>
          <table:table-cell table:style-name="Normal_5f_Pool12" office:value-type="string" calcext:value-type="string">
            <text:p>TGCTGTTGACAGTGAGCGAGAAGACATTCTGGATGAGTTATAGTGAAGCCACAGATGTATAACTCATCCAGAATGTCTTC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LIG3.2407</text:p>
          </table:table-cell>
          <table:table-cell table:style-name="Normal_5f_Pool12" office:value-type="string" calcext:value-type="string">
            <text:p>TGCTGTTGACAGTGAGCGACAGCTGGTTGAAGGTCAACAATAGTGAAGCCACAGATGTATTGTTGACCTTCAACCAG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LIG3.2011</text:p>
          </table:table-cell>
          <table:table-cell table:style-name="Normal_5f_Pool12" office:value-type="string" calcext:value-type="string">
            <text:p>TGCTGTTGACAGTGAGCGCCCGGATCATGTTCTCAGAAATTAGTGAAGCCACAGATGTAATTTCTGAGAACATGATCCG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LIG3.1636</text:p>
          </table:table-cell>
          <table:table-cell table:style-name="Normal_5f_Pool12" office:value-type="string" calcext:value-type="string">
            <text:p>TGCTGTTGACAGTGAGCGCTGGCATGTTCTCTGAGATCAATAGTGAAGCCACAGATGTATTGATCTCAGAGAACATGCC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LIG3.2404</text:p>
          </table:table-cell>
          <table:table-cell table:style-name="Normal_5f_Pool12" office:value-type="string" calcext:value-type="string">
            <text:p>TGCTGTTGACAGTGAGCGCACCCAGCTGGTTGAAGGTCAATAGTGAAGCCACAGATGTATTGACCTTCAACCAGCTGGG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LIG3.215</text:p>
          </table:table-cell>
          <table:table-cell table:style-name="Normal_5f_Pool12" office:value-type="string" calcext:value-type="string">
            <text:p>TGCTGTTGACAGTGAGCGCCACTGGCGTGATGTAAGACAATAGTGAAGCCACAGATGTATTGTCTTACATCACGCCAG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LIG3.752</text:p>
          </table:table-cell>
          <table:table-cell table:style-name="Normal_5f_Pool12" office:value-type="string" calcext:value-type="string">
            <text:p>TGCTGTTGACAGTGAGCGACAGGTGACTTCTCCAGTGAAATAGTGAAGCCACAGATGTATTTCACTGGAGAAGTCAC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AD2L2.907</text:p>
          </table:table-cell>
          <table:table-cell table:style-name="Normal_5f_Pool12" office:value-type="string" calcext:value-type="string">
            <text:p>TGCTGTTGACAGTGAGCGATGCTGTGAGTTGTTTCAATAATAGTGAAGCCACAGATGTATTATTGAAACAACTCACAGC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AD2L2.883</text:p>
          </table:table-cell>
          <table:table-cell table:style-name="Normal_5f_Pool12" office:value-type="string" calcext:value-type="string">
            <text:p>TGCTGTTGACAGTGAGCGACAACACTGTCTGTCTCAAATATAGTGAAGCCACAGATGTATATTTGAGACAGACAGTGT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AD2L2.611</text:p>
          </table:table-cell>
          <table:table-cell table:style-name="Normal_5f_Pool12" office:value-type="string" calcext:value-type="string">
            <text:p>TGCTGTTGACAGTGAGCGCAAGATGCAGCTTTACGTGGAATAGTGAAGCCACAGATGTATTCCACGTAAAGCTGCAT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AD2L2.245</text:p>
          </table:table-cell>
          <table:table-cell table:style-name="Normal_5f_Pool12" office:value-type="string" calcext:value-type="string">
            <text:p>TGCTGTTGACAGTGAGCGAGAGAAGAATGATGTGGAGAAATAGTGAAGCCACAGATGTATTTCTCCACATCATTCTTCTC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AD2L2.908</text:p>
          </table:table-cell>
          <table:table-cell table:style-name="Normal_5f_Pool12" office:value-type="string" calcext:value-type="string">
            <text:p>TGCTGTTGACAGTGAGCGCGCTGTGAGTTGTTTCAATAAATAGTGAAGCCACAGATGTATTTATTGAAACAACTCACAGC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AD2L2.490</text:p>
          </table:table-cell>
          <table:table-cell table:style-name="Normal_5f_Pool12" office:value-type="string" calcext:value-type="string">
            <text:p>TGCTGTTGACAGTGAGCGATCGCAACATGGAGAAGATCCATAGTGAAGCCACAGATGTATGGATCTTCTCCATGTTGCG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APK14.692</text:p>
          </table:table-cell>
          <table:table-cell table:style-name="Normal_5f_Pool12" office:value-type="string" calcext:value-type="string">
            <text:p>TGCTGTTGACAGTGAGCGCCAGAGAACTGCGGTTACTTAATAGTGAAGCCACAGATGTATTAAGTAACCGCAGTTCT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APK14.1005</text:p>
          </table:table-cell>
          <table:table-cell table:style-name="Normal_5f_Pool12" office:value-type="string" calcext:value-type="string">
            <text:p>TGCTGTTGACAGTGAGCGACACACAGATGATGAAATGACATAGTGAAGCCACAGATGTATGTCATTTCATCATCTGTG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APK14.764</text:p>
          </table:table-cell>
          <table:table-cell table:style-name="Normal_5f_Pool12" office:value-type="string" calcext:value-type="string">
            <text:p>TGCTGTTGACAGTGAGCGAAAGGTCTCTGGAGGAATTCAATAGTGAAGCCACAGATGTATTGAATTCCTCCAGAGACC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APK14.1089</text:p>
          </table:table-cell>
          <table:table-cell table:style-name="Normal_5f_Pool12" office:value-type="string" calcext:value-type="string">
            <text:p>TGCTGTTGACAGTGAGCGACAGACAGTTGATATTTGGTCATAGTGAAGCCACAGATGTATGACCAAATATCAACTGT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APK14.663</text:p>
          </table:table-cell>
          <table:table-cell table:style-name="Normal_5f_Pool12" office:value-type="string" calcext:value-type="string">
            <text:p>TGCTGTTGACAGTGAGCGCCAGTCCATCATTCATGCGAAATAGTGAAGCCACAGATGTATTTCGCATGAATGATGGAC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APK14.941</text:p>
          </table:table-cell>
          <table:table-cell table:style-name="Normal_5f_Pool12" office:value-type="string" calcext:value-type="string">
            <text:p>TGCTGTTGACAGTGAGCGCACCTAGTAATCTAGCTGTGAATAGTGAAGCCACAGATGTATTCACAGCTAGATTACTAGG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APKAPK2.1394</text:p>
          </table:table-cell>
          <table:table-cell table:style-name="Normal_5f_Pool12" office:value-type="string" calcext:value-type="string">
            <text:p>TGCTGTTGACAGTGAGCGATACGAGCAGATCAAGATAAAATAGTGAAGCCACAGATGTATTTTATCTTGATCTGCTCGT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APKAPK2.3027</text:p>
          </table:table-cell>
          <table:table-cell table:style-name="Normal_5f_Pool12" office:value-type="string" calcext:value-type="string">
            <text:p>TGCTGTTGACAGTGAGCGAAGCGAAATTGTCTTTACTAAATAGTGAAGCCACAGATGTATTTAGTAAAGACAATTTCGC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APKAPK2.2991</text:p>
          </table:table-cell>
          <table:table-cell table:style-name="Normal_5f_Pool12" office:value-type="string" calcext:value-type="string">
            <text:p>TGCTGTTGACAGTGAGCGCCCAGCACTCGATTGTTGTAAATAGTGAAGCCACAGATGTATTTACAACAATCGAGTGCTG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APKAPK2.756</text:p>
          </table:table-cell>
          <table:table-cell table:style-name="Normal_5f_Pool12" office:value-type="string" calcext:value-type="string">
            <text:p>TGCTGTTGACAGTGAGCGACAGGCATTCACAGAAAGAGAATAGTGAAGCCACAGATGTATTCTCTTTCTGTGAATGC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APKAPK2.766</text:p>
          </table:table-cell>
          <table:table-cell table:style-name="Normal_5f_Pool12" office:value-type="string" calcext:value-type="string">
            <text:p>TGCTGTTGACAGTGAGCGCCAGAAAGAGAAGCATCCGAAATAGTGAAGCCACAGATGTATTTCGGATGCTTCTCTTT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APKAPK2.440</text:p>
          </table:table-cell>
          <table:table-cell table:style-name="Normal_5f_Pool12" office:value-type="string" calcext:value-type="string">
            <text:p>TGCTGTTGACAGTGAGCGACGGCCTGCAGATCAAGAAGAATAGTGAAGCCACAGATGTATTCTTCTTGATCTGCAGGCC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ASTL.1203</text:p>
          </table:table-cell>
          <table:table-cell table:style-name="Normal_5f_Pool12" office:value-type="string" calcext:value-type="string">
            <text:p>TGCTGTTGACAGTGAGCGCAACCTAGACAAGATTATTCAATAGTGAAGCCACAGATGTATTGAATAATCTTGTCTAGG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ASTL.1230</text:p>
          </table:table-cell>
          <table:table-cell table:style-name="Normal_5f_Pool12" office:value-type="string" calcext:value-type="string">
            <text:p>TGCTGTTGACAGTGAGCGACAGGACAAGTGTTATCGCTTATAGTGAAGCCACAGATGTATAAGCGATAACACTTGTC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ASTL.1360</text:p>
          </table:table-cell>
          <table:table-cell table:style-name="Normal_5f_Pool12" office:value-type="string" calcext:value-type="string">
            <text:p>TGCTGTTGACAGTGAGCGACCCTATGTCTGTAGATCAAAATAGTGAAGCCACAGATGTATTTTGATCTACAGACATAGG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ASTL.1358</text:p>
          </table:table-cell>
          <table:table-cell table:style-name="Normal_5f_Pool12" office:value-type="string" calcext:value-type="string">
            <text:p>TGCTGTTGACAGTGAGCGCTGCCCTATGTCTGTAGATCAATAGTGAAGCCACAGATGTATTGATCTACAGACATAGGGC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ASTL.1457</text:p>
          </table:table-cell>
          <table:table-cell table:style-name="Normal_5f_Pool12" office:value-type="string" calcext:value-type="string">
            <text:p>TGCTGTTGACAGTGAGCGAAAGTGTCTAACTTCTAATTTATAGTGAAGCCACAGATGTATAAATTAGAAGTTAGACAC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ASTL.1388</text:p>
          </table:table-cell>
          <table:table-cell table:style-name="Normal_5f_Pool12" office:value-type="string" calcext:value-type="string">
            <text:p>TGCTGTTGACAGTGAGCGCACGCCTTATTCTAGCAAATTATAGTGAAGCCACAGATGTATAATTTGCTAGAATAAGGCG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CM8.3408</text:p>
          </table:table-cell>
          <table:table-cell table:style-name="Normal_5f_Pool12" office:value-type="string" calcext:value-type="string">
            <text:p>TGCTGTTGACAGTGAGCGATAGCCATGTGTTAATTGTTAATAGTGAAGCCACAGATGTATTAACAATTAACACATGGCT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CM8.1295</text:p>
          </table:table-cell>
          <table:table-cell table:style-name="Normal_5f_Pool12" office:value-type="string" calcext:value-type="string">
            <text:p>TGCTGTTGACAGTGAGCGACAGGTCGGATTCCACGAACAATAGTGAAGCCACAGATGTATTGTTCGTGGAATCCGAC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CM8.3638</text:p>
          </table:table-cell>
          <table:table-cell table:style-name="Normal_5f_Pool12" office:value-type="string" calcext:value-type="string">
            <text:p>TGCTGTTGACAGTGAGCGCTCCCATGTCAAGAATACAAAATAGTGAAGCCACAGATGTATTTTGTATTCTTGACATGGG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CM8.3412</text:p>
          </table:table-cell>
          <table:table-cell table:style-name="Normal_5f_Pool12" office:value-type="string" calcext:value-type="string">
            <text:p>TGCTGTTGACAGTGAGCGACATGTGTTAATTGTTAAATAATAGTGAAGCCACAGATGTATTATTTAACAATTAACACA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CM8.2842</text:p>
          </table:table-cell>
          <table:table-cell table:style-name="Normal_5f_Pool12" office:value-type="string" calcext:value-type="string">
            <text:p>TGCTGTTGACAGTGAGCGCTACCAGCTTCAAACTATGTAATAGTGAAGCCACAGATGTATTACATAGTTTGAAGCTGGT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CM8.1000</text:p>
          </table:table-cell>
          <table:table-cell table:style-name="Normal_5f_Pool12" office:value-type="string" calcext:value-type="string">
            <text:p>TGCTGTTGACAGTGAGCGCCAGCTCAAGAATGTCAGAGCATAGTGAAGCCACAGATGTATGCTCTGACATTCTTGAG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CRS1.143</text:p>
          </table:table-cell>
          <table:table-cell table:style-name="Normal_5f_Pool12" office:value-type="string" calcext:value-type="string">
            <text:p>TGCTGTTGACAGTGAGCGACAGGTTCATCAAGAGGAAGAATAGTGAAGCCACAGATGTATTCTTCCTCTTGATGAAC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CRS1.345</text:p>
          </table:table-cell>
          <table:table-cell table:style-name="Normal_5f_Pool12" office:value-type="string" calcext:value-type="string">
            <text:p>TGCTGTTGACAGTGAGCGAAAGCGTGTGAAGAAGAGTAAATAGTGAAGCCACAGATGTATTTACTCTTCTTCACACGC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CRS1.134</text:p>
          </table:table-cell>
          <table:table-cell table:style-name="Normal_5f_Pool12" office:value-type="string" calcext:value-type="string">
            <text:p>TGCTGTTGACAGTGAGCGAAAGCTCCTCCAGGTTCATCAATAGTGAAGCCACAGATGTATTGATGAACCTGGAGGAGC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CRS1.1667</text:p>
          </table:table-cell>
          <table:table-cell table:style-name="Normal_5f_Pool12" office:value-type="string" calcext:value-type="string">
            <text:p>TGCTGTTGACAGTGAGCGCTAGCCTCAGACTCTTCTTTTATAGTGAAGCCACAGATGTATAAAAGAAGAGTCTGAGGCT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CRS1.1160</text:p>
          </table:table-cell>
          <table:table-cell table:style-name="Normal_5f_Pool12" office:value-type="string" calcext:value-type="string">
            <text:p>TGCTGTTGACAGTGAGCGACCGGAAACAAGGTGTCATCAATAGTGAAGCCACAGATGTATTGATGACACCTTGTTTCCG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CRS1.344</text:p>
          </table:table-cell>
          <table:table-cell table:style-name="Normal_5f_Pool12" office:value-type="string" calcext:value-type="string">
            <text:p>TGCTGTTGACAGTGAGCGACAAGCGTGTGAAGAAGAGTAATAGTGAAGCCACAGATGTATTACTCTTCTTCACACGCT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DC1.5940</text:p>
          </table:table-cell>
          <table:table-cell table:style-name="Normal_5f_Pool12" office:value-type="string" calcext:value-type="string">
            <text:p>TGCTGTTGACAGTGAGCGACCAGAAGACAGTGATTATCAATAGTGAAGCCACAGATGTATTGATAATCACTGTCTTCTG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DC1.5819</text:p>
          </table:table-cell>
          <table:table-cell table:style-name="Normal_5f_Pool12" office:value-type="string" calcext:value-type="string">
            <text:p>TGCTGTTGACAGTGAGCGACAGCAGGTAGATCTAGGTTCATAGTGAAGCCACAGATGTATGAACCTAGATCTACCTG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DC1.1558</text:p>
          </table:table-cell>
          <table:table-cell table:style-name="Normal_5f_Pool12" office:value-type="string" calcext:value-type="string">
            <text:p>TGCTGTTGACAGTGAGCGACAGGCTGGTAGTGATACAGATTAGTGAAGCCACAGATGTAATCTGTATCACTACCAGC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DC1.3228</text:p>
          </table:table-cell>
          <table:table-cell table:style-name="Normal_5f_Pool12" office:value-type="string" calcext:value-type="string">
            <text:p>TGCTGTTGACAGTGAGCGCTCCAGCCGAGTTAGAAGAGAATAGTGAAGCCACAGATGTATTCTCTTCTAACTCGGCTGG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DC1.1180</text:p>
          </table:table-cell>
          <table:table-cell table:style-name="Normal_5f_Pool12" office:value-type="string" calcext:value-type="string">
            <text:p>TGCTGTTGACAGTGAGCGACAGTCTGAAGCTGAAGTTGTATAGTGAAGCCACAGATGTATACAACTTCAGCTTCAGA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DC1.3049</text:p>
          </table:table-cell>
          <table:table-cell table:style-name="Normal_5f_Pool12" office:value-type="string" calcext:value-type="string">
            <text:p>TGCTGTTGACAGTGAGCGACAGAGACAAGAATCTGACAAATAGTGAAGCCACAGATGTATTTGTCAGATTCTTGTCT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DM2.618</text:p>
          </table:table-cell>
          <table:table-cell table:style-name="Normal_5f_Pool12" office:value-type="string" calcext:value-type="string">
            <text:p>TGCTGTTGACAGTGAGCGCCAGGAACTTGGTAGTAGTCAATAGTGAAGCCACAGATGTATTGACTACTACCAAGTTC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DM2.1457</text:p>
          </table:table-cell>
          <table:table-cell table:style-name="Normal_5f_Pool12" office:value-type="string" calcext:value-type="string">
            <text:p>TGCTGTTGACAGTGAGCGAAAGCTTCACAATCACAAGAAATAGTGAAGCCACAGATGTATTTCTTGTGATTGTGAAGC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DM2.7294</text:p>
          </table:table-cell>
          <table:table-cell table:style-name="Normal_5f_Pool12" office:value-type="string" calcext:value-type="string">
            <text:p>TGCTGTTGACAGTGAGCGAAAGGTGTTCAGAAGTAACAAATAGTGAAGCCACAGATGTATTTGTTACTTCTGAACACC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DM2.970</text:p>
          </table:table-cell>
          <table:table-cell table:style-name="Normal_5f_Pool12" office:value-type="string" calcext:value-type="string">
            <text:p>TGCTGTTGACAGTGAGCGCCCGGATCTTGATGCTGGTGTATAGTGAAGCCACAGATGTATACACCAGCATCAAGATCCG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DM2.3926</text:p>
          </table:table-cell>
          <table:table-cell table:style-name="Normal_5f_Pool12" office:value-type="string" calcext:value-type="string">
            <text:p>TGCTGTTGACAGTGAGCGACAAGGTGTTCAGATTGTATAATAGTGAAGCCACAGATGTATTATACAATCTGAACACCT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DM2.2735</text:p>
          </table:table-cell>
          <table:table-cell table:style-name="Normal_5f_Pool12" office:value-type="string" calcext:value-type="string">
            <text:p>TGCTGTTGACAGTGAGCGACAGCCAAGAATTAGTATTTAATAGTGAAGCCACAGATGTATTAAATACTAATTCTTGG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DM4.5207</text:p>
          </table:table-cell>
          <table:table-cell table:style-name="Normal_5f_Pool12" office:value-type="string" calcext:value-type="string">
            <text:p>TGCTGTTGACAGTGAGCGCAAGGAAGACAATTGTTAACTATAGTGAAGCCACAGATGTATAGTTAACAATTGTCTTC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DM4.5211</text:p>
          </table:table-cell>
          <table:table-cell table:style-name="Normal_5f_Pool12" office:value-type="string" calcext:value-type="string">
            <text:p>TGCTGTTGACAGTGAGCGAAAGACAATTGTTAACTAGATATAGTGAAGCCACAGATGTATATCTAGTTAACAATTGTC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DM4.2689</text:p>
          </table:table-cell>
          <table:table-cell table:style-name="Normal_5f_Pool12" office:value-type="string" calcext:value-type="string">
            <text:p>TGCTGTTGACAGTGAGCGACCCTAGAATTGTCAAACTTAATAGTGAAGCCACAGATGTATTAAGTTTGACAATTCTAGG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DM4.5064</text:p>
          </table:table-cell>
          <table:table-cell table:style-name="Normal_5f_Pool12" office:value-type="string" calcext:value-type="string">
            <text:p>TGCTGTTGACAGTGAGCGCAAGGGTCAAGGTCATTTGTAATAGTGAAGCCACAGATGTATTACAAATGACCTTGACCCT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DM4.784</text:p>
          </table:table-cell>
          <table:table-cell table:style-name="Normal_5f_Pool12" office:value-type="string" calcext:value-type="string">
            <text:p>TGCTGTTGACAGTGAGCGCTCCAAGGTAGCTGTAAGAAAATAGTGAAGCCACAGATGTATTTTCTTACAGCTACCTTGG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DM4.3243</text:p>
          </table:table-cell>
          <table:table-cell table:style-name="Normal_5f_Pool12" office:value-type="string" calcext:value-type="string">
            <text:p>TGCTGTTGACAGTGAGCGCTAGCGAAACTGTCTCAGAAAATAGTGAAGCCACAGATGTATTTTCTGAGACAGTTTCGCT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PG.454</text:p>
          </table:table-cell>
          <table:table-cell table:style-name="Normal_5f_Pool12" office:value-type="string" calcext:value-type="string">
            <text:p>TGCTGTTGACAGTGAGCGCCGGCATGTACTTCTGCATGAATAGTGAAGCCACAGATGTATTCATGCAGAAGTACATGCC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PG.180</text:p>
          </table:table-cell>
          <table:table-cell table:style-name="Normal_5f_Pool12" office:value-type="string" calcext:value-type="string">
            <text:p>TGCTGTTGACAGTGAGCGCACCGCAGCATCTATTTCTCAATAGTGAAGCCACAGATGTATTGAGAAATAGATGCTGCGG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PG.403</text:p>
          </table:table-cell>
          <table:table-cell table:style-name="Normal_5f_Pool12" office:value-type="string" calcext:value-type="string">
            <text:p>TGCTGTTGACAGTGAGCGACAACCGAGGCATGTTCATGAATAGTGAAGCCACAGATGTATTCATGAACATGCCTCGGT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PG.453</text:p>
          </table:table-cell>
          <table:table-cell table:style-name="Normal_5f_Pool12" office:value-type="string" calcext:value-type="string">
            <text:p>TGCTGTTGACAGTGAGCGCACGGCATGTACTTCTGCATGATAGTGAAGCCACAGATGTATCATGCAGAAGTACATGCCG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PG.433</text:p>
          </table:table-cell>
          <table:table-cell table:style-name="Normal_5f_Pool12" office:value-type="string" calcext:value-type="string">
            <text:p>TGCTGTTGACAGTGAGCGACCTGTACGTGTACATCATTTATAGTGAAGCCACAGATGTATAAATGATGTACACGTACAG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PG.906</text:p>
          </table:table-cell>
          <table:table-cell table:style-name="Normal_5f_Pool12" office:value-type="string" calcext:value-type="string">
            <text:p>TGCTGTTGACAGTGAGCGCAACCGAATAAATGTTTTATTTTAGTGAAGCCACAGATGTAAAATAAAACATTTATTCGG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RPS11.465</text:p>
          </table:table-cell>
          <table:table-cell table:style-name="Normal_5f_Pool12" office:value-type="string" calcext:value-type="string">
            <text:p>TGCTGTTGACAGTGAGCGACAGGTAGTCTCTGCTAGTAATTAGTGAAGCCACAGATGTAATTACTAGCAGAGACTAC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RPS11.1124</text:p>
          </table:table-cell>
          <table:table-cell table:style-name="Normal_5f_Pool12" office:value-type="string" calcext:value-type="string">
            <text:p>TGCTGTTGACAGTGAGCGATCAGATGAAAGTAAAATATAATAGTGAAGCCACAGATGTATTATATTTTACTTTCATCTG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RPS11.577</text:p>
          </table:table-cell>
          <table:table-cell table:style-name="Normal_5f_Pool12" office:value-type="string" calcext:value-type="string">
            <text:p>TGCTGTTGACAGTGAGCGACAGCGGCGAGAGCTAAACAAATAGTGAAGCCACAGATGTATTTGTTTAGCTCTCGCCG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RPS11.1204</text:p>
          </table:table-cell>
          <table:table-cell table:style-name="Normal_5f_Pool12" office:value-type="string" calcext:value-type="string">
            <text:p>TGCTGTTGACAGTGAGCGCCCCAAGATTTCTAGAGCTAATTAGTGAAGCCACAGATGTAATTAGCTCTAGAAATCTTGG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RPS11.404</text:p>
          </table:table-cell>
          <table:table-cell table:style-name="Normal_5f_Pool12" office:value-type="string" calcext:value-type="string">
            <text:p>TGCTGTTGACAGTGAGCGACAAGCAGAAAGTTGAACAGAATAGTGAAGCCACAGATGTATTCTGTTCAACTTTCTGCT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RPS11.1202</text:p>
          </table:table-cell>
          <table:table-cell table:style-name="Normal_5f_Pool12" office:value-type="string" calcext:value-type="string">
            <text:p>TGCTGTTGACAGTGAGCGCTACCCAAGATTTCTAGAGCTATAGTGAAGCCACAGATGTATAGCTCTAGAAATCTTGGGT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SH3.2782</text:p>
          </table:table-cell>
          <table:table-cell table:style-name="Normal_5f_Pool12" office:value-type="string" calcext:value-type="string">
            <text:p>TGCTGTTGACAGTGAGCGAAAGGAGATTACTGCAGACCAATAGTGAAGCCACAGATGTATTGGTCTGCAGTAATCTCC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SH3.1116</text:p>
          </table:table-cell>
          <table:table-cell table:style-name="Normal_5f_Pool12" office:value-type="string" calcext:value-type="string">
            <text:p>TGCTGTTGACAGTGAGCGCCACAGACTGTTTGTTCATGTATAGTGAAGCCACAGATGTATACATGAACAAACAGTCTG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SH3.1899</text:p>
          </table:table-cell>
          <table:table-cell table:style-name="Normal_5f_Pool12" office:value-type="string" calcext:value-type="string">
            <text:p>TGCTGTTGACAGTGAGCGCCAGAATCAGACTGATATGAAATAGTGAAGCCACAGATGTATTTCATATCAGTCTGATT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SH3.2502</text:p>
          </table:table-cell>
          <table:table-cell table:style-name="Normal_5f_Pool12" office:value-type="string" calcext:value-type="string">
            <text:p>TGCTGTTGACAGTGAGCGCCAGGAGTTTATGATAGAAATATAGTGAAGCCACAGATGTATATTTCTATCATAAACTC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SH3.3288</text:p>
          </table:table-cell>
          <table:table-cell table:style-name="Normal_5f_Pool12" office:value-type="string" calcext:value-type="string">
            <text:p>TGCTGTTGACAGTGAGCGCCCGCCAGTTTGTGAACTAGAATAGTGAAGCCACAGATGTATTCTAGTTCACAAACTGGCG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SH3.2394</text:p>
          </table:table-cell>
          <table:table-cell table:style-name="Normal_5f_Pool12" office:value-type="string" calcext:value-type="string">
            <text:p>TGCTGTTGACAGTGAGCGCAAGAGGAAGGATGAAATTCAATAGTGAAGCCACAGATGTATTGAATTTCATCCTTCCT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UC1.376</text:p>
          </table:table-cell>
          <table:table-cell table:style-name="Normal_5f_Pool12" office:value-type="string" calcext:value-type="string">
            <text:p>TGCTGTTGACAGTGAGCGACAGCAGCCTCTCTTACACAAATAGTGAAGCCACAGATGTATTTGTGTAAGAGAGGCTG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UC1.349</text:p>
          </table:table-cell>
          <table:table-cell table:style-name="Normal_5f_Pool12" office:value-type="string" calcext:value-type="string">
            <text:p>TGCTGTTGACAGTGAGCGCTGAGAAGGTTTCTGCAGGTAATAGTGAAGCCACAGATGTATTACCTGCAGAAACCTTCTC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UC1.178</text:p>
          </table:table-cell>
          <table:table-cell table:style-name="Normal_5f_Pool12" office:value-type="string" calcext:value-type="string">
            <text:p>TGCTGTTGACAGTGAGCGCGCCCAGCTCTACTGAGAAGAATAGTGAAGCCACAGATGTATTCTTCTCAGTAGAGCTGGGC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UC1.350</text:p>
          </table:table-cell>
          <table:table-cell table:style-name="Normal_5f_Pool12" office:value-type="string" calcext:value-type="string">
            <text:p>TGCTGTTGACAGTGAGCGCGAGAAGGTTTCTGCAGGTAATTAGTGAAGCCACAGATGTAATTACCTGCAGAAACCTTCTC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UC1.179</text:p>
          </table:table-cell>
          <table:table-cell table:style-name="Normal_5f_Pool12" office:value-type="string" calcext:value-type="string">
            <text:p>TGCTGTTGACAGTGAGCGACCCAGCTCTACTGAGAAGAATTAGTGAAGCCACAGATGTAATTCTTCTCAGTAGAGCTGG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UC1.409</text:p>
          </table:table-cell>
          <table:table-cell table:style-name="Normal_5f_Pool12" office:value-type="string" calcext:value-type="string">
            <text:p>TGCTGTTGACAGTGAGCGAAGCCACTTCTGCCAACTTGTATAGTGAAGCCACAGATGTATACAAGTTGGCAGAAGTGGC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UM1.3293</text:p>
          </table:table-cell>
          <table:table-cell table:style-name="Normal_5f_Pool12" office:value-type="string" calcext:value-type="string">
            <text:p>TGCTGTTGACAGTGAGCGACAGGGTCAGACGTGCTGTTAATAGTGAAGCCACAGATGTATTAACAGCACGTCTGACC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UM1.1504</text:p>
          </table:table-cell>
          <table:table-cell table:style-name="Normal_5f_Pool12" office:value-type="string" calcext:value-type="string">
            <text:p>TGCTGTTGACAGTGAGCGACACTTTGATTGTAAAGAGAAATAGTGAAGCCACAGATGTATTTCTCTTTACAATCAAAG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UM1.3541</text:p>
          </table:table-cell>
          <table:table-cell table:style-name="Normal_5f_Pool12" office:value-type="string" calcext:value-type="string">
            <text:p>TGCTGTTGACAGTGAGCGCTCGGAACACGATTGTCTCAGATAGTGAAGCCACAGATGTATCTGAGACAATCGTGTTCCG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UM1.1481</text:p>
          </table:table-cell>
          <table:table-cell table:style-name="Normal_5f_Pool12" office:value-type="string" calcext:value-type="string">
            <text:p>TGCTGTTGACAGTGAGCGCCAGTGTCTCTTAAAAGTTTAATAGTGAAGCCACAGATGTATTAAACTTTTAAGAGACA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UM1.596</text:p>
          </table:table-cell>
          <table:table-cell table:style-name="Normal_5f_Pool12" office:value-type="string" calcext:value-type="string">
            <text:p>TGCTGTTGACAGTGAGCGCCAAGTTCGTTCACTTGTGAAATAGTGAAGCCACAGATGTATTTCACAAGTGAACGAACT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UM1.624</text:p>
          </table:table-cell>
          <table:table-cell table:style-name="Normal_5f_Pool12" office:value-type="string" calcext:value-type="string">
            <text:p>TGCTGTTGACAGTGAGCGACGAGTGCAAAGTGGACCACAATAGTGAAGCCACAGATGTATTGTGGTCCACTTTGCACTC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YO6.5316</text:p>
          </table:table-cell>
          <table:table-cell table:style-name="Normal_5f_Pool12" office:value-type="string" calcext:value-type="string">
            <text:p>TGCTGTTGACAGTGAGCGCAAGGAGTTTTGTTGTATTTTATAGTGAAGCCACAGATGTATAAAATACAACAAAACTCCT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YO6.4289</text:p>
          </table:table-cell>
          <table:table-cell table:style-name="Normal_5f_Pool12" office:value-type="string" calcext:value-type="string">
            <text:p>TGCTGTTGACAGTGAGCGCAAGGTTAATTATGGTAGCAAATAGTGAAGCCACAGATGTATTTGCTACCATAATTAACCT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YO6.979</text:p>
          </table:table-cell>
          <table:table-cell table:style-name="Normal_5f_Pool12" office:value-type="string" calcext:value-type="string">
            <text:p>TGCTGTTGACAGTGAGCGATAGGATCTGTGTTCAAGGCAATAGTGAAGCCACAGATGTATTGCCTTGAACACAGATCCT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YO6.4854</text:p>
          </table:table-cell>
          <table:table-cell table:style-name="Normal_5f_Pool12" office:value-type="string" calcext:value-type="string">
            <text:p>TGCTGTTGACAGTGAGCGCAAGGAAATTCAGATTGTTTAATAGTGAAGCCACAGATGTATTAAACAATCTGAATTTC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YO6.2159</text:p>
          </table:table-cell>
          <table:table-cell table:style-name="Normal_5f_Pool12" office:value-type="string" calcext:value-type="string">
            <text:p>TGCTGTTGACAGTGAGCGCAACAACAAAGATACTAAACAATAGTGAAGCCACAGATGTATTGTTTAGTATCTTTGTTGT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MYO6.5906</text:p>
          </table:table-cell>
          <table:table-cell table:style-name="Normal_5f_Pool12" office:value-type="string" calcext:value-type="string">
            <text:p>TGCTGTTGACAGTGAGCGCTAGGCACTAGATGGAAAATTATAGTGAAGCCACAGATGTATAATTTTCCATCTAGTGCCT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OBFC2B.361</text:p>
          </table:table-cell>
          <table:table-cell table:style-name="Normal_5f_Pool12" office:value-type="string" calcext:value-type="string">
            <text:p>TGCTGTTGACAGTGAGCGCAAGGTTGTCTGACACTATATATAGTGAAGCCACAGATGTATATATAGTGTCAGACAAC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OBFC2B.359</text:p>
          </table:table-cell>
          <table:table-cell table:style-name="Normal_5f_Pool12" office:value-type="string" calcext:value-type="string">
            <text:p>TGCTGTTGACAGTGAGCGCCAAAGGTTGTCTGACACTATATAGTGAAGCCACAGATGTATATAGTGTCAGACAACCTT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OBFC2B.1264</text:p>
          </table:table-cell>
          <table:table-cell table:style-name="Normal_5f_Pool12" office:value-type="string" calcext:value-type="string">
            <text:p>TGCTGTTGACAGTGAGCGCAAGAGCGAAACTCCATCTCAATAGTGAAGCCACAGATGTATTGAGATGGAGTTTCGCTCT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OBFC2B.203</text:p>
          </table:table-cell>
          <table:table-cell table:style-name="Normal_5f_Pool12" office:value-type="string" calcext:value-type="string">
            <text:p>TGCTGTTGACAGTGAGCGAAGGCCGAGTGACCAAGACAAATAGTGAAGCCACAGATGTATTTGTCTTGGTCACTCGGCC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OBFC2B.714</text:p>
          </table:table-cell>
          <table:table-cell table:style-name="Normal_5f_Pool12" office:value-type="string" calcext:value-type="string">
            <text:p>TGCTGTTGACAGTGAGCGAAACCCTGTTAGTAACGGCAAATAGTGAAGCCACAGATGTATTTGCCGTTACTAACAGGG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OBFC2B.1369</text:p>
          </table:table-cell>
          <table:table-cell table:style-name="Normal_5f_Pool12" office:value-type="string" calcext:value-type="string">
            <text:p>TGCTGTTGACAGTGAGCGAAAGTCTCTCCTTCCTAATAAATAGTGAAGCCACAGATGTATTTATTAGGAAGGAGAGAC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DNL2.409</text:p>
          </table:table-cell>
          <table:table-cell table:style-name="Normal_5f_Pool12" office:value-type="string" calcext:value-type="string">
            <text:p>TGCTGTTGACAGTGAGCGCCCAGAAGAAGATTCCGATCAATAGTGAAGCCACAGATGTATTGATCGGAATCTTCTTCTG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DNL2.883</text:p>
          </table:table-cell>
          <table:table-cell table:style-name="Normal_5f_Pool12" office:value-type="string" calcext:value-type="string">
            <text:p>TGCTGTTGACAGTGAGCGACAGCAAGATGAAAGTTCTTAATAGTGAAGCCACAGATGTATTAAGAACTTTCATCTTG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DNL2.1150</text:p>
          </table:table-cell>
          <table:table-cell table:style-name="Normal_5f_Pool12" office:value-type="string" calcext:value-type="string">
            <text:p>TGCTGTTGACAGTGAGCGCTAGGATGTGTTTGCAAAGTTTTAGTGAAGCCACAGATGTAAAACTTTGCAAACACATCCT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DNL2.1623</text:p>
          </table:table-cell>
          <table:table-cell table:style-name="Normal_5f_Pool12" office:value-type="string" calcext:value-type="string">
            <text:p>TGCTGTTGACAGTGAGCGATACTGTAGTTATTACAATAAATAGTGAAGCCACAGATGTATTTATTGTAATAACTACAGT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DNL2.100</text:p>
          </table:table-cell>
          <table:table-cell table:style-name="Normal_5f_Pool12" office:value-type="string" calcext:value-type="string">
            <text:p>TGCTGTTGACAGTGAGCGACGCCGGAGACATGTTGCAAAATAGTGAAGCCACAGATGTATTTTGCAACATGTCTCCGGC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DNL2.1200</text:p>
          </table:table-cell>
          <table:table-cell table:style-name="Normal_5f_Pool12" office:value-type="string" calcext:value-type="string">
            <text:p>TGCTGTTGACAGTGAGCGACAGATTTTCATCTATAAACAATAGTGAAGCCACAGATGTATTGTTTATAGATGAAAAT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FATC2.2515</text:p>
          </table:table-cell>
          <table:table-cell table:style-name="Normal_5f_Pool12" office:value-type="string" calcext:value-type="string">
            <text:p>TGCTGTTGACAGTGAGCGACCGGTCAGTGACCAAAAGGAATAGTGAAGCCACAGATGTATTCCTTTTGGTCACTGACCG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FATC2.2460</text:p>
          </table:table-cell>
          <table:table-cell table:style-name="Normal_5f_Pool12" office:value-type="string" calcext:value-type="string">
            <text:p>TGCTGTTGACAGTGAGCGACACAGTCATTCAGCAGCAGAATAGTGAAGCCACAGATGTATTCTGCTGCTGAATGACTG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FATC2.1833</text:p>
          </table:table-cell>
          <table:table-cell table:style-name="Normal_5f_Pool12" office:value-type="string" calcext:value-type="string">
            <text:p>TGCTGTTGACAGTGAGCGAACCTGTAAAAGTGAACTTCTATAGTGAAGCCACAGATGTATAGAAGTTCACTTTTACAGG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FATC2.58</text:p>
          </table:table-cell>
          <table:table-cell table:style-name="Normal_5f_Pool12" office:value-type="string" calcext:value-type="string">
            <text:p>TGCTGTTGACAGTGAGCGACCCGATGATGTCCTGGACTATTAGTGAAGCCACAGATGTAATAGTCCAGGACATCATCGG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FATC2.1207</text:p>
          </table:table-cell>
          <table:table-cell table:style-name="Normal_5f_Pool12" office:value-type="string" calcext:value-type="string">
            <text:p>TGCTGTTGACAGTGAGCGCCAGCTCCATGGCTACATGGAATAGTGAAGCCACAGATGTATTCCATGTAGCCATGGAGC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FATC2.1691</text:p>
          </table:table-cell>
          <table:table-cell table:style-name="Normal_5f_Pool12" office:value-type="string" calcext:value-type="string">
            <text:p>TGCTGTTGACAGTGAGCGCCCGAGTCCAAAGTTGTGTTTATAGTGAAGCCACAGATGTATAAACACAACTTTGGACTCG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FRKB.4337</text:p>
          </table:table-cell>
          <table:table-cell table:style-name="Normal_5f_Pool12" office:value-type="string" calcext:value-type="string">
            <text:p>TGCTGTTGACAGTGAGCGCTAGGAGTTTTGTGTCCAGAAATAGTGAAGCCACAGATGTATTTCTGGACACAAAACTCCT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FRKB.980</text:p>
          </table:table-cell>
          <table:table-cell table:style-name="Normal_5f_Pool12" office:value-type="string" calcext:value-type="string">
            <text:p>TGCTGTTGACAGTGAGCGCAAAGAAGAAGAAGAAAATAAATAGTGAAGCCACAGATGTATTTATTTTCTTCTTCTTCT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FRKB.981</text:p>
          </table:table-cell>
          <table:table-cell table:style-name="Normal_5f_Pool12" office:value-type="string" calcext:value-type="string">
            <text:p>TGCTGTTGACAGTGAGCGCAAGAAGAAGAAGAAAATAAAATAGTGAAGCCACAGATGTATTTTATTTTCTTCTTCTT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FRKB.3873</text:p>
          </table:table-cell>
          <table:table-cell table:style-name="Normal_5f_Pool12" office:value-type="string" calcext:value-type="string">
            <text:p>TGCTGTTGACAGTGAGCGATCCACTGTTGTTGTGACTACATAGTGAAGCCACAGATGTATGTAGTCACAACAACAGTGG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FRKB.4158</text:p>
          </table:table-cell>
          <table:table-cell table:style-name="Normal_5f_Pool12" office:value-type="string" calcext:value-type="string">
            <text:p>TGCTGTTGACAGTGAGCGATAGGAGAATATTCTGTTGAAATAGTGAAGCCACAGATGTATTTCAACAGAATATTCTCCT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FRKB.1419</text:p>
          </table:table-cell>
          <table:table-cell table:style-name="Normal_5f_Pool12" office:value-type="string" calcext:value-type="string">
            <text:p>TGCTGTTGACAGTGAGCGCTCCCAAGATAATGAAAAGGAATAGTGAAGCCACAGATGTATTCCTTTTCATTATCTTGGG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SMCE2.467</text:p>
          </table:table-cell>
          <table:table-cell table:style-name="Normal_5f_Pool12" office:value-type="string" calcext:value-type="string">
            <text:p>TGCTGTTGACAGTGAGCGCAAGGCTGTTCAATCTACAATATAGTGAAGCCACAGATGTATATTGTAGATTGAACAGC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SMCE2.1168</text:p>
          </table:table-cell>
          <table:table-cell table:style-name="Normal_5f_Pool12" office:value-type="string" calcext:value-type="string">
            <text:p>TGCTGTTGACAGTGAGCGCTAAGTGTTCTATAATGTTAAATAGTGAAGCCACAGATGTATTTAACATTATAGAACACTT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SMCE2.638</text:p>
          </table:table-cell>
          <table:table-cell table:style-name="Normal_5f_Pool12" office:value-type="string" calcext:value-type="string">
            <text:p>TGCTGTTGACAGTGAGCGCAAGAAGCAATGTGGTCTTCAATAGTGAAGCCACAGATGTATTGAAGACCACATTGCTT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SMCE2.468</text:p>
          </table:table-cell>
          <table:table-cell table:style-name="Normal_5f_Pool12" office:value-type="string" calcext:value-type="string">
            <text:p>TGCTGTTGACAGTGAGCGCAGGCTGTTCAATCTACAATAATAGTGAAGCCACAGATGTATTATTGTAGATTGAACAGCC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SMCE2.243</text:p>
          </table:table-cell>
          <table:table-cell table:style-name="Normal_5f_Pool12" office:value-type="string" calcext:value-type="string">
            <text:p>TGCTGTTGACAGTGAGCGCCCAGTTCAAATTCAGGTTCAATAGTGAAGCCACAGATGTATTGAACCTGAATTTGAACTG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NSMCE2.1136</text:p>
          </table:table-cell>
          <table:table-cell table:style-name="Normal_5f_Pool12" office:value-type="string" calcext:value-type="string">
            <text:p>TGCTGTTGACAGTGAGCGCCACAACAGAAATGCAATCATATAGTGAAGCCACAGATGTATATGATTGCATTTCTGTTG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ARP1.1706</text:p>
          </table:table-cell>
          <table:table-cell table:style-name="Normal_5f_Pool12" office:value-type="string" calcext:value-type="string">
            <text:p>TGCTGTTGACAGTGAGCGAAAGGAGGAAGGTATCAACAAATAGTGAAGCCACAGATGTATTTGTTGATACCTTCCTCC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ARP1.3450</text:p>
          </table:table-cell>
          <table:table-cell table:style-name="Normal_5f_Pool12" office:value-type="string" calcext:value-type="string">
            <text:p>TGCTGTTGACAGTGAGCGACAGGTAGATAAAACTGACATATAGTGAAGCCACAGATGTATATGTCAGTTTTATCTAC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ARP1.1952</text:p>
          </table:table-cell>
          <table:table-cell table:style-name="Normal_5f_Pool12" office:value-type="string" calcext:value-type="string">
            <text:p>TGCTGTTGACAGTGAGCGCACGGTGATCGGTAGCAACAAATAGTGAAGCCACAGATGTATTTGTTGCTACCGATCACCG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ARP1.2999</text:p>
          </table:table-cell>
          <table:table-cell table:style-name="Normal_5f_Pool12" office:value-type="string" calcext:value-type="string">
            <text:p>TGCTGTTGACAGTGAGCGAAAGGGCAAGCACAGTGTCAAATAGTGAAGCCACAGATGTATTTGACACTGTGCTTGCCC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ARP1.929</text:p>
          </table:table-cell>
          <table:table-cell table:style-name="Normal_5f_Pool12" office:value-type="string" calcext:value-type="string">
            <text:p>TGCTGTTGACAGTGAGCGCAAGAAAGTGTGTTCAACTAATTAGTGAAGCCACAGATGTAATTAGTTGAACACACTTT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ARP1.1378</text:p>
          </table:table-cell>
          <table:table-cell table:style-name="Normal_5f_Pool12" office:value-type="string" calcext:value-type="string">
            <text:p>TGCTGTTGACAGTGAGCGACCGGAACAAGGATGAAGTGAATAGTGAAGCCACAGATGTATTCACTTCATCCTTGTTCCG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12orf48.2026</text:p>
          </table:table-cell>
          <table:table-cell table:style-name="Normal_5f_Pool12" office:value-type="string" calcext:value-type="string">
            <text:p>TGCTGTTGACAGTGAGCGACAGAATTTTCACAAAGTTTAATAGTGAAGCCACAGATGTATTAAACTTTGTGAAAATT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12orf48.2774</text:p>
          </table:table-cell>
          <table:table-cell table:style-name="Normal_5f_Pool12" office:value-type="string" calcext:value-type="string">
            <text:p>TGCTGTTGACAGTGAGCGCCGGAGTGGAACTATAATACAATAGTGAAGCCACAGATGTATTGTATTATAGTTCCACTCC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12orf48.486</text:p>
          </table:table-cell>
          <table:table-cell table:style-name="Normal_5f_Pool12" office:value-type="string" calcext:value-type="string">
            <text:p>TGCTGTTGACAGTGAGCGCAACACAGTATCTCCTAGTCAATAGTGAAGCCACAGATGTATTGACTAGGAGATACTGTGT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12orf48.1308</text:p>
          </table:table-cell>
          <table:table-cell table:style-name="Normal_5f_Pool12" office:value-type="string" calcext:value-type="string">
            <text:p>TGCTGTTGACAGTGAGCGCCAGGTGAATAATTCGATAAAATAGTGAAGCCACAGATGTATTTTATCGAATTATTCAC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12orf48.1647</text:p>
          </table:table-cell>
          <table:table-cell table:style-name="Normal_5f_Pool12" office:value-type="string" calcext:value-type="string">
            <text:p>TGCTGTTGACAGTGAGCGCCAGGTGGATTTGGATGGTGAATAGTGAAGCCACAGATGTATTCACCATCCAAATCCAC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12orf48.1399</text:p>
          </table:table-cell>
          <table:table-cell table:style-name="Normal_5f_Pool12" office:value-type="string" calcext:value-type="string">
            <text:p>TGCTGTTGACAGTGAGCGCCCCAATTTGCTTGTACTTATATAGTGAAGCCACAGATGTATATAAGTACAAGCAAATTGG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LRDD.2215</text:p>
          </table:table-cell>
          <table:table-cell table:style-name="Normal_5f_Pool12" office:value-type="string" calcext:value-type="string">
            <text:p>TGCTGTTGACAGTGAGCGACAGAATCTGCTTTGTCTTCTATAGTGAAGCCACAGATGTATAGAAGACAAAGCAGATT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LRDD.604</text:p>
          </table:table-cell>
          <table:table-cell table:style-name="Normal_5f_Pool12" office:value-type="string" calcext:value-type="string">
            <text:p>TGCTGTTGACAGTGAGCGATGCGCTCTTGCTGTCTCACAATAGTGAAGCCACAGATGTATTGTGAGACAGCAAGAGCGC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LRDD.2946</text:p>
          </table:table-cell>
          <table:table-cell table:style-name="Normal_5f_Pool12" office:value-type="string" calcext:value-type="string">
            <text:p>TGCTGTTGACAGTGAGCGACACTGTTTCTTTCACCTCAAATAGTGAAGCCACAGATGTATTTGAGGTGAAAGAAACAG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LRDD.198</text:p>
          </table:table-cell>
          <table:table-cell table:style-name="Normal_5f_Pool12" office:value-type="string" calcext:value-type="string">
            <text:p>TGCTGTTGACAGTGAGCGACAGGAGATGCTTCAGAGGATTTAGTGAAGCCACAGATGTAAATCCTCTGAAGCATCTC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LRDD.673</text:p>
          </table:table-cell>
          <table:table-cell table:style-name="Normal_5f_Pool12" office:value-type="string" calcext:value-type="string">
            <text:p>TGCTGTTGACAGTGAGCGACTTCCTCACAGTGACACACAATAGTGAAGCCACAGATGTATTGTGTGTCACTGTGAGGAA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LRDD.2236</text:p>
          </table:table-cell>
          <table:table-cell table:style-name="Normal_5f_Pool12" office:value-type="string" calcext:value-type="string">
            <text:p>TGCTGTTGACAGTGAGCGCCTCGCACCTGAAGAATGTGAATAGTGAAGCCACAGATGTATTCACATTCTTCAGGTGCGA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ML.114</text:p>
          </table:table-cell>
          <table:table-cell table:style-name="Normal_5f_Pool12" office:value-type="string" calcext:value-type="string">
            <text:p>TGCTGTTGACAGTGAGCGATAAACCGAGAATCGAAACTAATAGTGAAGCCACAGATGTATTAGTTTCGATTCTCGGTTT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ML.886</text:p>
          </table:table-cell>
          <table:table-cell table:style-name="Normal_5f_Pool12" office:value-type="string" calcext:value-type="string">
            <text:p>TGCTGTTGACAGTGAGCGACAGGAGCAGGATAGTGCCTTTTAGTGAAGCCACAGATGTAAAAGGCACTATCCTGCTC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ML.1325</text:p>
          </table:table-cell>
          <table:table-cell table:style-name="Normal_5f_Pool12" office:value-type="string" calcext:value-type="string">
            <text:p>TGCTGTTGACAGTGAGCGCAAGATGCAGCTGTATCCAAGATAGTGAAGCCACAGATGTATCTTGGATACAGCTGCAT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ML.687</text:p>
          </table:table-cell>
          <table:table-cell table:style-name="Normal_5f_Pool12" office:value-type="string" calcext:value-type="string">
            <text:p>TGCTGTTGACAGTGAGCGACCGCAAGACCAACAACATCTTTAGTGAAGCCACAGATGTAAAGATGTTGTTGGTCTTGCG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ML.1331</text:p>
          </table:table-cell>
          <table:table-cell table:style-name="Normal_5f_Pool12" office:value-type="string" calcext:value-type="string">
            <text:p>TGCTGTTGACAGTGAGCGACAGCTGTATCCAAGAAAGCCATAGTGAAGCCACAGATGTATGGCTTTCTTGGATACAG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ML.1263</text:p>
          </table:table-cell>
          <table:table-cell table:style-name="Normal_5f_Pool12" office:value-type="string" calcext:value-type="string">
            <text:p>TGCTGTTGACAGTGAGCGACGATGGCTTCGACGAGTTCAATAGTGAAGCCACAGATGTATTGAACTCGTCGAAGCCATC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OLH.7677</text:p>
          </table:table-cell>
          <table:table-cell table:style-name="Normal_5f_Pool12" office:value-type="string" calcext:value-type="string">
            <text:p>TGCTGTTGACAGTGAGCGCCAGGAGGAAGTTGTTCAACTATAGTGAAGCCACAGATGTATAGTTGAACAACTTCCTC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OLH.7699</text:p>
          </table:table-cell>
          <table:table-cell table:style-name="Normal_5f_Pool12" office:value-type="string" calcext:value-type="string">
            <text:p>TGCTGTTGACAGTGAGCGAAGGCTTGTTAGTAGCAAGTTATAGTGAAGCCACAGATGTATAACTTGCTACTAACAAGCC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OLH.284</text:p>
          </table:table-cell>
          <table:table-cell table:style-name="Normal_5f_Pool12" office:value-type="string" calcext:value-type="string">
            <text:p>TGCTGTTGACAGTGAGCGACAGGTGTTTGTTACCTTGAAATAGTGAAGCCACAGATGTATTTCAAGGTAACAAACAC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OLH.6168</text:p>
          </table:table-cell>
          <table:table-cell table:style-name="Normal_5f_Pool12" office:value-type="string" calcext:value-type="string">
            <text:p>TGCTGTTGACAGTGAGCGCCCCGAATAGCTGAGACTACAATAGTGAAGCCACAGATGTATTGTAGTCTCAGCTATTCGG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OLH.943</text:p>
          </table:table-cell>
          <table:table-cell table:style-name="Normal_5f_Pool12" office:value-type="string" calcext:value-type="string">
            <text:p>TGCTGTTGACAGTGAGCGCCAGCTGGAATTTCACACAATATAGTGAAGCCACAGATGTATATTGTGTGAAATTCCAGC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OLH.4859</text:p>
          </table:table-cell>
          <table:table-cell table:style-name="Normal_5f_Pool12" office:value-type="string" calcext:value-type="string">
            <text:p>TGCTGTTGACAGTGAGCGACACGTGAAGTCAGGAGTTCAATAGTGAAGCCACAGATGTATTGAACTCCTGACTTCACG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OLR2E.1244</text:p>
          </table:table-cell>
          <table:table-cell table:style-name="Normal_5f_Pool12" office:value-type="string" calcext:value-type="string">
            <text:p>TGCTGTTGACAGTGAGCGCAAAGATGTTTTGAGCAAATAATAGTGAAGCCACAGATGTATTATTTGCTCAAAACATCTT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OLR2E.1623</text:p>
          </table:table-cell>
          <table:table-cell table:style-name="Normal_5f_Pool12" office:value-type="string" calcext:value-type="string">
            <text:p>TGCTGTTGACAGTGAGCGCCAGTAGCTTTATTAAGATGTATAGTGAAGCCACAGATGTATACATCTTAATAAAGCTA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OLR2E.1218</text:p>
          </table:table-cell>
          <table:table-cell table:style-name="Normal_5f_Pool12" office:value-type="string" calcext:value-type="string">
            <text:p>TGCTGTTGACAGTGAGCGATAGGAGGTTGGGTGTTTTCAATAGTGAAGCCACAGATGTATTGAAAACACCCAACCTCCT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OLR2E.1245</text:p>
          </table:table-cell>
          <table:table-cell table:style-name="Normal_5f_Pool12" office:value-type="string" calcext:value-type="string">
            <text:p>TGCTGTTGACAGTGAGCGCAAGATGTTTTGAGCAAATAAATAGTGAAGCCACAGATGTATTTATTTGCTCAAAACAT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OLR2E.1226</text:p>
          </table:table-cell>
          <table:table-cell table:style-name="Normal_5f_Pool12" office:value-type="string" calcext:value-type="string">
            <text:p>TGCTGTTGACAGTGAGCGCTGGGTGTTTTCAAATGGTAAATAGTGAAGCCACAGATGTATTTACCATTTGAAAACACCC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OLR2E.2213</text:p>
          </table:table-cell>
          <table:table-cell table:style-name="Normal_5f_Pool12" office:value-type="string" calcext:value-type="string">
            <text:p>TGCTGTTGACAGTGAGCGCTCGCTTGAGCTCAGGAGTTAATAGTGAAGCCACAGATGTATTAACTCCTGAGCTCAAGCG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OLR2F.1308</text:p>
          </table:table-cell>
          <table:table-cell table:style-name="Normal_5f_Pool12" office:value-type="string" calcext:value-type="string">
            <text:p>TGCTGTTGACAGTGAGCGACAGGTGTTACATTAAGTCAGATAGTGAAGCCACAGATGTATCTGACTTAATGTAACAC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OLR2F.1301</text:p>
          </table:table-cell>
          <table:table-cell table:style-name="Normal_5f_Pool12" office:value-type="string" calcext:value-type="string">
            <text:p>TGCTGTTGACAGTGAGCGATGGGTTCCAGGTGTTACATTATAGTGAAGCCACAGATGTATAATGTAACACCTGGAACCC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OLR2F.113</text:p>
          </table:table-cell>
          <table:table-cell table:style-name="Normal_5f_Pool12" office:value-type="string" calcext:value-type="string">
            <text:p>TGCTGTTGACAGTGAGCGACGAGGGTGTCATGTCAGACAATAGTGAAGCCACAGATGTATTGTCTGACATGACACCCTC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OLR2F.1451</text:p>
          </table:table-cell>
          <table:table-cell table:style-name="Normal_5f_Pool12" office:value-type="string" calcext:value-type="string">
            <text:p>TGCTGTTGACAGTGAGCGAGAGGGTGTATATTGACATGAATAGTGAAGCCACAGATGTATTCATGTCAATATACACCCTC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OLR2F.281</text:p>
          </table:table-cell>
          <table:table-cell table:style-name="Normal_5f_Pool12" office:value-type="string" calcext:value-type="string">
            <text:p>TGCTGTTGACAGTGAGCGACACACCATACATGACCAAGTATAGTGAAGCCACAGATGTATACTTGGTCATGTATGGTG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OLR2F.182</text:p>
          </table:table-cell>
          <table:table-cell table:style-name="Normal_5f_Pool12" office:value-type="string" calcext:value-type="string">
            <text:p>TGCTGTTGACAGTGAGCGCAGGGCTAGATGACTTGGAGAATAGTGAAGCCACAGATGTATTCTCCAAGTCATCTAGCCC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A1_105</text:p>
          </table:table-cell>
          <table:table-cell table:style-name="Normal_5f_Pool12" office:value-type="string" calcext:value-type="string">
            <text:p>TGCTGTTGACAGTGAGCGAACAGTTGGTCTGAAATCAAAATAGTGAAGCCACAGATGTATTTTGATTTCAGACCAACTG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A1_234</text:p>
          </table:table-cell>
          <table:table-cell table:style-name="Normal_5f_Pool12" office:value-type="string" calcext:value-type="string">
            <text:p>TGCTGTTGACAGTGAGCGCACTGCTGATGCTAGACTGTTATAGTGAAGCCACAGATGTATAACAGTCTAGCATCAGCAG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A1_270</text:p>
          </table:table-cell>
          <table:table-cell table:style-name="Normal_5f_Pool12" office:value-type="string" calcext:value-type="string">
            <text:p>TGCTGTTGACAGTGAGCGCCAGGAGTGTTTGGATTCCAGATAGTGAAGCCACAGATGTATCTGGAATCCAAACACTCC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A1_285</text:p>
          </table:table-cell>
          <table:table-cell table:style-name="Normal_5f_Pool12" office:value-type="string" calcext:value-type="string">
            <text:p>TGCTGTTGACAGTGAGCGCTCCAGATTTGTATTCGATAGATAGTGAAGCCACAGATGTATCTATCGAATACAAATCTGG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A1_53</text:p>
          </table:table-cell>
          <table:table-cell table:style-name="Normal_5f_Pool12" office:value-type="string" calcext:value-type="string">
            <text:p>TGCTGTTGACAGTGAGCGACAGGATTCATCAAATTGAATATAGTGAAGCCACAGATGTATATTCAATTTGATGAATC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A1_63</text:p>
          </table:table-cell>
          <table:table-cell table:style-name="Normal_5f_Pool12" office:value-type="string" calcext:value-type="string">
            <text:p>TGCTGTTGACAGTGAGCGCCAAATTGAATATGCAATGGAATAGTGAAGCCACAGATGTATTCCATTGCATATTCAATT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A3.780</text:p>
          </table:table-cell>
          <table:table-cell table:style-name="Normal_5f_Pool12" office:value-type="string" calcext:value-type="string">
            <text:p>TGCTGTTGACAGTGAGCGCTCAGATGATGATAATATGTAATAGTGAAGCCACAGATGTATTACATATTATCATCATCTG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A3.648</text:p>
          </table:table-cell>
          <table:table-cell table:style-name="Normal_5f_Pool12" office:value-type="string" calcext:value-type="string">
            <text:p>TGCTGTTGACAGTGAGCGCAAGGATAAAGCTTTTGAACTATAGTGAAGCCACAGATGTATAGTTCAAAAGCTTTATCCT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A3.733</text:p>
          </table:table-cell>
          <table:table-cell table:style-name="Normal_5f_Pool12" office:value-type="string" calcext:value-type="string">
            <text:p>TGCTGTTGACAGTGAGCGAAAGAAGCAGAGAAATATGCTATAGTGAAGCCACAGATGTATAGCATATTTCTCTGCTTC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A3.359</text:p>
          </table:table-cell>
          <table:table-cell table:style-name="Normal_5f_Pool12" office:value-type="string" calcext:value-type="string">
            <text:p>TGCTGTTGACAGTGAGCGCTGGCTACAACATTCCACTAAATAGTGAAGCCACAGATGTATTTAGTGGAATGTTGTAGCC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A3.839</text:p>
          </table:table-cell>
          <table:table-cell table:style-name="Normal_5f_Pool12" office:value-type="string" calcext:value-type="string">
            <text:p>TGCTGTTGACAGTGAGCGCCCAGTCCAATGTAACTATTTATAGTGAAGCCACAGATGTATAAATAGTTACATTGGACTG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A3.334</text:p>
          </table:table-cell>
          <table:table-cell table:style-name="Normal_5f_Pool12" office:value-type="string" calcext:value-type="string">
            <text:p>TGCTGTTGACAGTGAGCGAAAGCTTCCAACTTCAGATCTATAGTGAAGCCACAGATGTATAGATCTGAAGTTGGAAGC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A6.968</text:p>
          </table:table-cell>
          <table:table-cell table:style-name="Normal_5f_Pool12" office:value-type="string" calcext:value-type="string">
            <text:p>TGCTGTTGACAGTGAGCGAACCGAAGTGGTTAGGACTCTATAGTGAAGCCACAGATGTATAGAGTCCTAACCACTTCGG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A6.170</text:p>
          </table:table-cell>
          <table:table-cell table:style-name="Normal_5f_Pool12" office:value-type="string" calcext:value-type="string">
            <text:p>TGCTGTTGACAGTGAGCGATCGGCTCTACCAAGTAGAATATAGTGAAGCCACAGATGTATATTCTACTTGGTAGAGCCG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A6.302</text:p>
          </table:table-cell>
          <table:table-cell table:style-name="Normal_5f_Pool12" office:value-type="string" calcext:value-type="string">
            <text:p>TGCTGTTGACAGTGAGCGACACAGTGACTCACTTATTCAATAGTGAAGCCACAGATGTATTGAATAAGTGAGTCACTG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A6.270</text:p>
          </table:table-cell>
          <table:table-cell table:style-name="Normal_5f_Pool12" office:value-type="string" calcext:value-type="string">
            <text:p>TGCTGTTGACAGTGAGCGAAAGAAAGTACCTGACAAATTATAGTGAAGCCACAGATGTATAATTTGTCAGGTACTTTC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A6.580</text:p>
          </table:table-cell>
          <table:table-cell table:style-name="Normal_5f_Pool12" office:value-type="string" calcext:value-type="string">
            <text:p>TGCTGTTGACAGTGAGCGACAGGTTACTACTGTGGGTTTATAGTGAAGCCACAGATGTATAAACCCACAGTAGTAAC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A6.437</text:p>
          </table:table-cell>
          <table:table-cell table:style-name="Normal_5f_Pool12" office:value-type="string" calcext:value-type="string">
            <text:p>TGCTGTTGACAGTGAGCGCTCCTGTGGACATGCTGTGTAATAGTGAAGCCACAGATGTATTACACAGCATGTCCACAGG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B2.2637</text:p>
          </table:table-cell>
          <table:table-cell table:style-name="Normal_5f_Pool12" office:value-type="string" calcext:value-type="string">
            <text:p>TGCTGTTGACAGTGAGCGACAGTGGAGTGCTGCTACTAAATAGTGAAGCCACAGATGTATTTAGTAGCAGCACTCCA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B2.3185</text:p>
          </table:table-cell>
          <table:table-cell table:style-name="Normal_5f_Pool12" office:value-type="string" calcext:value-type="string">
            <text:p>TGCTGTTGACAGTGAGCGCTACAGAAAAGTTGCAAAGATATAGTGAAGCCACAGATGTATATCTTTGCAACTTTTCTGT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B2.2244</text:p>
          </table:table-cell>
          <table:table-cell table:style-name="Normal_5f_Pool12" office:value-type="string" calcext:value-type="string">
            <text:p>TGCTGTTGACAGTGAGCGCTAGCTAGATTCCTGAGTGTAATAGTGAAGCCACAGATGTATTACACTCAGGAATCTAGCT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B2.4106</text:p>
          </table:table-cell>
          <table:table-cell table:style-name="Normal_5f_Pool12" office:value-type="string" calcext:value-type="string">
            <text:p>TGCTGTTGACAGTGAGCGCAAGCCTGTGTTCCAACTAAAATAGTGAAGCCACAGATGTATTTTAGTTGGAACACAGG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B2.540</text:p>
          </table:table-cell>
          <table:table-cell table:style-name="Normal_5f_Pool12" office:value-type="string" calcext:value-type="string">
            <text:p>TGCTGTTGACAGTGAGCGACAGGTCTCAGTTTACCTAATATAGTGAAGCCACAGATGTATATTAGGTAAACTGAGAC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B2.3260</text:p>
          </table:table-cell>
          <table:table-cell table:style-name="Normal_5f_Pool12" office:value-type="string" calcext:value-type="string">
            <text:p>TGCTGTTGACAGTGAGCGCTACCACAGTATGTTTGTCAAATAGTGAAGCCACAGATGTATTTGACAAACATACTGTGGT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B6.385</text:p>
          </table:table-cell>
          <table:table-cell table:style-name="Normal_5f_Pool12" office:value-type="string" calcext:value-type="string">
            <text:p>TGCTGTTGACAGTGAGCGCTAAGGAGATGTGTTACCGATATAGTGAAGCCACAGATGTATATCGGTAACACATCTCCTT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B6.578</text:p>
          </table:table-cell>
          <table:table-cell table:style-name="Normal_5f_Pool12" office:value-type="string" calcext:value-type="string">
            <text:p>TGCTGTTGACAGTGAGCGAACCAAGGAAGAGTGTCTGCAATAGTGAAGCCACAGATGTATTGCAGACACTCTTCCTTGG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B6.759</text:p>
          </table:table-cell>
          <table:table-cell table:style-name="Normal_5f_Pool12" office:value-type="string" calcext:value-type="string">
            <text:p>TGCTGTTGACAGTGAGCGATGGGATTCTAGTATGCAATAATAGTGAAGCCACAGATGTATTATTGCATACTAGAATCCC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B6.756</text:p>
          </table:table-cell>
          <table:table-cell table:style-name="Normal_5f_Pool12" office:value-type="string" calcext:value-type="string">
            <text:p>TGCTGTTGACAGTGAGCGCTCCTGGGATTCTAGTATGCAATAGTGAAGCCACAGATGTATTGCATACTAGAATCCCAGG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B6.544</text:p>
          </table:table-cell>
          <table:table-cell table:style-name="Normal_5f_Pool12" office:value-type="string" calcext:value-type="string">
            <text:p>TGCTGTTGACAGTGAGCGCTGGCTATGTTGATGCTACCTATAGTGAAGCCACAGATGTATAGGTAGCATCAACATAGCC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B6.582</text:p>
          </table:table-cell>
          <table:table-cell table:style-name="Normal_5f_Pool12" office:value-type="string" calcext:value-type="string">
            <text:p>TGCTGTTGACAGTGAGCGCAGGAAGAGTGTCTGCAATTCATAGTGAAGCCACAGATGTATGAATTGCAGACACTCTTCC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D3.1545</text:p>
          </table:table-cell>
          <table:table-cell table:style-name="Normal_5f_Pool12" office:value-type="string" calcext:value-type="string">
            <text:p>TGCTGTTGACAGTGAGCGACAAGGAGATGATTGACATCTATAGTGAAGCCACAGATGTATAGATGTCAATCATCTCCT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D3.1546</text:p>
          </table:table-cell>
          <table:table-cell table:style-name="Normal_5f_Pool12" office:value-type="string" calcext:value-type="string">
            <text:p>TGCTGTTGACAGTGAGCGAAAGGAGATGATTGACATCTATTAGTGAAGCCACAGATGTAATAGATGTCAATCATCTCC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D3.397</text:p>
          </table:table-cell>
          <table:table-cell table:style-name="Normal_5f_Pool12" office:value-type="string" calcext:value-type="string">
            <text:p>TGCTGTTGACAGTGAGCGACACGTGAAACAGCTAGAGAAATAGTGAAGCCACAGATGTATTTCTCTAGCTGTTTCACG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D3.1366</text:p>
          </table:table-cell>
          <table:table-cell table:style-name="Normal_5f_Pool12" office:value-type="string" calcext:value-type="string">
            <text:p>TGCTGTTGACAGTGAGCGAAACGTGATTAAGACAGGTGTATAGTGAAGCCACAGATGTATACACCTGTCTTAATCACG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D3.489</text:p>
          </table:table-cell>
          <table:table-cell table:style-name="Normal_5f_Pool12" office:value-type="string" calcext:value-type="string">
            <text:p>TGCTGTTGACAGTGAGCGCCAACCACTATGTTCTGTATAATAGTGAAGCCACAGATGTATTATACAGAACATAGTGGT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D3.2109</text:p>
          </table:table-cell>
          <table:table-cell table:style-name="Normal_5f_Pool12" office:value-type="string" calcext:value-type="string">
            <text:p>TGCTGTTGACAGTGAGCGCTCGATTATGATTTTTAAACAATAGTGAAGCCACAGATGTATTGTTTAAAAATCATAATCG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D5.2136</text:p>
          </table:table-cell>
          <table:table-cell table:style-name="Normal_5f_Pool12" office:value-type="string" calcext:value-type="string">
            <text:p>TGCTGTTGACAGTGAGCGCCAGCAAGACTCTGTCTCAAAATAGTGAAGCCACAGATGTATTTTGAGACAGAGTCTTG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D5.1653</text:p>
          </table:table-cell>
          <table:table-cell table:style-name="Normal_5f_Pool12" office:value-type="string" calcext:value-type="string">
            <text:p>TGCTGTTGACAGTGAGCGCCAGATGTTACTTTGTTACCAATAGTGAAGCCACAGATGTATTGGTAACAAAGTAACATC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D5.2705</text:p>
          </table:table-cell>
          <table:table-cell table:style-name="Normal_5f_Pool12" office:value-type="string" calcext:value-type="string">
            <text:p>TGCTGTTGACAGTGAGCGCTCCAGTGTTCTTCTCTCTAAATAGTGAAGCCACAGATGTATTTAGAGAGAAGAACACTGG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D5.336</text:p>
          </table:table-cell>
          <table:table-cell table:style-name="Normal_5f_Pool12" office:value-type="string" calcext:value-type="string">
            <text:p>TGCTGTTGACAGTGAGCGACAGATTGGAAGAATTGTTGAATAGTGAAGCCACAGATGTATTCAACAATTCTTCCAAT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D5.570</text:p>
          </table:table-cell>
          <table:table-cell table:style-name="Normal_5f_Pool12" office:value-type="string" calcext:value-type="string">
            <text:p>TGCTGTTGACAGTGAGCGAAGGGTGTATGAGCTAATTATATAGTGAAGCCACAGATGTATATAATTAGCTCATACACCC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PSMD5.3157</text:p>
          </table:table-cell>
          <table:table-cell table:style-name="Normal_5f_Pool12" office:value-type="string" calcext:value-type="string">
            <text:p>TGCTGTTGACAGTGAGCGCCAGAATTATTTTCATCTTATATAGTGAAGCCACAGATGTATATAAGATGAAAATAATTC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18.4731</text:p>
          </table:table-cell>
          <table:table-cell table:style-name="Normal_5f_Pool12" office:value-type="string" calcext:value-type="string">
            <text:p>TGCTGTTGACAGTGAGCGACAGGTTCAGATATTCAGAATATAGTGAAGCCACAGATGTATATTCTGAATATCTGAAC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18.1478</text:p>
          </table:table-cell>
          <table:table-cell table:style-name="Normal_5f_Pool12" office:value-type="string" calcext:value-type="string">
            <text:p>TGCTGTTGACAGTGAGCGCAACGATCTTCAAGACACAGAATAGTGAAGCCACAGATGTATTCTGTGTCTTGAAGATCG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18.2112</text:p>
          </table:table-cell>
          <table:table-cell table:style-name="Normal_5f_Pool12" office:value-type="string" calcext:value-type="string">
            <text:p>TGCTGTTGACAGTGAGCGACCCGAGGTTAATGTAGTTGTTTAGTGAAGCCACAGATGTAAACAACTACATTAACCTCGG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18.1667</text:p>
          </table:table-cell>
          <table:table-cell table:style-name="Normal_5f_Pool12" office:value-type="string" calcext:value-type="string">
            <text:p>TGCTGTTGACAGTGAGCGAAAGGAAAGATGCTAAATTCTATAGTGAAGCCACAGATGTATAGAATTTAGCATCTTTCC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18.523</text:p>
          </table:table-cell>
          <table:table-cell table:style-name="Normal_5f_Pool12" office:value-type="string" calcext:value-type="string">
            <text:p>TGCTGTTGACAGTGAGCGATACATCAGAGTTGTTGATAAATAGTGAAGCCACAGATGTATTTATCAACAACTCTGATGT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18.1392</text:p>
          </table:table-cell>
          <table:table-cell table:style-name="Normal_5f_Pool12" office:value-type="string" calcext:value-type="string">
            <text:p>TGCTGTTGACAGTGAGCGCCAGAATCAGATTCATGCAATATAGTGAAGCCACAGATGTATATTGCATGAATCTGATTC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50.2665</text:p>
          </table:table-cell>
          <table:table-cell table:style-name="Normal_5f_Pool12" office:value-type="string" calcext:value-type="string">
            <text:p>TGCTGTTGACAGTGAGCGACAGAATGTCAATAGAGACATATAGTGAAGCCACAGATGTATATGTCTCTATTGACATT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50.5725</text:p>
          </table:table-cell>
          <table:table-cell table:style-name="Normal_5f_Pool12" office:value-type="string" calcext:value-type="string">
            <text:p>TGCTGTTGACAGTGAGCGCCACGAGTAAGATTAAGAGCAATAGTGAAGCCACAGATGTATTGCTCTTAATCTTACTCG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50.2971</text:p>
          </table:table-cell>
          <table:table-cell table:style-name="Normal_5f_Pool12" office:value-type="string" calcext:value-type="string">
            <text:p>TGCTGTTGACAGTGAGCGACAGGAACAGATTCAACATCTATAGTGAAGCCACAGATGTATAGATGTTGAATCTGTTC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50.1493</text:p>
          </table:table-cell>
          <table:table-cell table:style-name="Normal_5f_Pool12" office:value-type="string" calcext:value-type="string">
            <text:p>TGCTGTTGACAGTGAGCGCTCCGAGCTAGAGATTCATTAATAGTGAAGCCACAGATGTATTAATGAATCTCTAGCTCGG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50.4381</text:p>
          </table:table-cell>
          <table:table-cell table:style-name="Normal_5f_Pool12" office:value-type="string" calcext:value-type="string">
            <text:p>TGCTGTTGACAGTGAGCGCCAGAAAGTGTATAATAAGAAATAGTGAAGCCACAGATGTATTTCTTATTATACACTTTC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50.6549</text:p>
          </table:table-cell>
          <table:table-cell table:style-name="Normal_5f_Pool12" office:value-type="string" calcext:value-type="string">
            <text:p>TGCTGTTGACAGTGAGCGACACCTACTAAATACTGTGTAATAGTGAAGCCACAGATGTATTACACAGTATTTAGTAGG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51L1.1025</text:p>
          </table:table-cell>
          <table:table-cell table:style-name="Normal_5f_Pool12" office:value-type="string" calcext:value-type="string">
            <text:p>TGCTGTTGACAGTGAGCGCCAGAGAGAAGACAGATTCTTATAGTGAAGCCACAGATGTATAAGAATCTGTCTTCTCTC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51L1.317</text:p>
          </table:table-cell>
          <table:table-cell table:style-name="Normal_5f_Pool12" office:value-type="string" calcext:value-type="string">
            <text:p>TGCTGTTGACAGTGAGCGCCACCAGCATTCTTATCTACTATAGTGAAGCCACAGATGTATAGTAGATAAGAATGCTGG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51L1.631</text:p>
          </table:table-cell>
          <table:table-cell table:style-name="Normal_5f_Pool12" office:value-type="string" calcext:value-type="string">
            <text:p>TGCTGTTGACAGTGAGCGAACCTGTGATGAAGTTCTACAATAGTGAAGCCACAGATGTATTGTAGAACTTCATCACAGG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51L1.562</text:p>
          </table:table-cell>
          <table:table-cell table:style-name="Normal_5f_Pool12" office:value-type="string" calcext:value-type="string">
            <text:p>TGCTGTTGACAGTGAGCGCCCCAGATATTTTAACACTGAATAGTGAAGCCACAGATGTATTCAGTGTTAAAATATCTGG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51L1.834</text:p>
          </table:table-cell>
          <table:table-cell table:style-name="Normal_5f_Pool12" office:value-type="string" calcext:value-type="string">
            <text:p>TGCTGTTGACAGTGAGCGCCCCAGTTATCTTGACGAATCATAGTGAAGCCACAGATGTATGATTCGTCAAGATAACTGG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51L1.733</text:p>
          </table:table-cell>
          <table:table-cell table:style-name="Normal_5f_Pool12" office:value-type="string" calcext:value-type="string">
            <text:p>TGCTGTTGACAGTGAGCGCAAGGAGTTTGATGCACAACTTTAGTGAAGCCACAGATGTAAAGTTGTGCATCAAACTC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52.1059</text:p>
          </table:table-cell>
          <table:table-cell table:style-name="Normal_5f_Pool12" office:value-type="string" calcext:value-type="string">
            <text:p>TGCTGTTGACAGTGAGCGACAGGAGTGACTCAAGAATTAATAGTGAAGCCACAGATGTATTAATTCTTGAGTCACTC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52.1971</text:p>
          </table:table-cell>
          <table:table-cell table:style-name="Normal_5f_Pool12" office:value-type="string" calcext:value-type="string">
            <text:p>TGCTGTTGACAGTGAGCGCAAGGAAGGAAATAATCATCTATAGTGAAGCCACAGATGTATAGATGATTATTTCCTTCCT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52.1337</text:p>
          </table:table-cell>
          <table:table-cell table:style-name="Normal_5f_Pool12" office:value-type="string" calcext:value-type="string">
            <text:p>TGCTGTTGACAGTGAGCGACAGGACATGAAGAAAAGGAAATAGTGAAGCCACAGATGTATTTCCTTTTCTTCATGTC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52.461</text:p>
          </table:table-cell>
          <table:table-cell table:style-name="Normal_5f_Pool12" office:value-type="string" calcext:value-type="string">
            <text:p>TGCTGTTGACAGTGAGCGAAAGGATGGTTCATATCATGAATAGTGAAGCCACAGATGTATTCATGATATGAACCATCC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52.2400</text:p>
          </table:table-cell>
          <table:table-cell table:style-name="Normal_5f_Pool12" office:value-type="string" calcext:value-type="string">
            <text:p>TGCTGTTGACAGTGAGCGCCAGAGTTTTTGTATAAGAAGATAGTGAAGCCACAGATGTATCTTCTTATACAAAAACT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52.1885</text:p>
          </table:table-cell>
          <table:table-cell table:style-name="Normal_5f_Pool12" office:value-type="string" calcext:value-type="string">
            <text:p>TGCTGTTGACAGTGAGCGACAGGCTACAATCTTCATTTAATAGTGAAGCCACAGATGTATTAAATGAAGATTGTAGC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9B.1027</text:p>
          </table:table-cell>
          <table:table-cell table:style-name="Normal_5f_Pool12" office:value-type="string" calcext:value-type="string">
            <text:p>TGCTGTTGACAGTGAGCGCAAGGTCAGATCTGATTGAAAATAGTGAAGCCACAGATGTATTTTCAATCAGATCTGAC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9B.1242</text:p>
          </table:table-cell>
          <table:table-cell table:style-name="Normal_5f_Pool12" office:value-type="string" calcext:value-type="string">
            <text:p>TGCTGTTGACAGTGAGCGACAGGGTCTCTGTGTCTCAGAATAGTGAAGCCACAGATGTATTCTGAGACACAGAGACC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9B.1124</text:p>
          </table:table-cell>
          <table:table-cell table:style-name="Normal_5f_Pool12" office:value-type="string" calcext:value-type="string">
            <text:p>TGCTGTTGACAGTGAGCGCAAGGAGACTCTCACAAACATATAGTGAAGCCACAGATGTATATGTTTGTGAGAGTCTCCT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9B.1607</text:p>
          </table:table-cell>
          <table:table-cell table:style-name="Normal_5f_Pool12" office:value-type="string" calcext:value-type="string">
            <text:p>TGCTGTTGACAGTGAGCGACCCAAACCTGTTTACAGTCAATAGTGAAGCCACAGATGTATTGACTGTAAACAGGTTTGG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9B.198</text:p>
          </table:table-cell>
          <table:table-cell table:style-name="Normal_5f_Pool12" office:value-type="string" calcext:value-type="string">
            <text:p>TGCTGTTGACAGTGAGCGACAGTTCAAGCTCTATCACGAATAGTGAAGCCACAGATGTATTCGTGATAGAGCTTGAA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AD9B.1610</text:p>
          </table:table-cell>
          <table:table-cell table:style-name="Normal_5f_Pool12" office:value-type="string" calcext:value-type="string">
            <text:p>TGCTGTTGACAGTGAGCGAAAACCTGTTTACAGTCAATTATAGTGAAGCCACAGATGTATAATTGACTGTAAACAGGT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FC3.591</text:p>
          </table:table-cell>
          <table:table-cell table:style-name="Normal_5f_Pool12" office:value-type="string" calcext:value-type="string">
            <text:p>TGCTGTTGACAGTGAGCGACAGATTGATCTTGTGCTGCAATAGTGAAGCCACAGATGTATTGCAGCACAAGATCAAT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FC3.807</text:p>
          </table:table-cell>
          <table:table-cell table:style-name="Normal_5f_Pool12" office:value-type="string" calcext:value-type="string">
            <text:p>TGCTGTTGACAGTGAGCGCAGCCTGCAGAGTGCAACAATATAGTGAAGCCACAGATGTATATTGTTGCACTCTGCAGGC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FC3.258</text:p>
          </table:table-cell>
          <table:table-cell table:style-name="Normal_5f_Pool12" office:value-type="string" calcext:value-type="string">
            <text:p>TGCTGTTGACAGTGAGCGCAAAGACAAGAATTATGTGTATTAGTGAAGCCACAGATGTAATACACATAATTCTTGTCT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FC3.461</text:p>
          </table:table-cell>
          <table:table-cell table:style-name="Normal_5f_Pool12" office:value-type="string" calcext:value-type="string">
            <text:p>TGCTGTTGACAGTGAGCGACACAATCACAACAACTTGAAATAGTGAAGCCACAGATGTATTTCAAGTTGTTGTGATTG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FC3.694</text:p>
          </table:table-cell>
          <table:table-cell table:style-name="Normal_5f_Pool12" office:value-type="string" calcext:value-type="string">
            <text:p>TGCTGTTGACAGTGAGCGACACGTGTTATCTACTGTGTGTTAGTGAAGCCACAGATGTAACACACAGTAGATAACACG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FC3.262</text:p>
          </table:table-cell>
          <table:table-cell table:style-name="Normal_5f_Pool12" office:value-type="string" calcext:value-type="string">
            <text:p>TGCTGTTGACAGTGAGCGAACAAGAATTATGTGTATTCTATAGTGAAGCCACAGATGTATAGAATACACATAATTCTTG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NF169.7296</text:p>
          </table:table-cell>
          <table:table-cell table:style-name="Normal_5f_Pool12" office:value-type="string" calcext:value-type="string">
            <text:p>TGCTGTTGACAGTGAGCGCTGGGTTCAAGTTTGCATCAAATAGTGAAGCCACAGATGTATTTGATGCAAACTTGAACCC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NF169.4654</text:p>
          </table:table-cell>
          <table:table-cell table:style-name="Normal_5f_Pool12" office:value-type="string" calcext:value-type="string">
            <text:p>TGCTGTTGACAGTGAGCGCTAGGTAGAGTGGTCTAGGTTATAGTGAAGCCACAGATGTATAACCTAGACCACTCTACCT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NF169.6859</text:p>
          </table:table-cell>
          <table:table-cell table:style-name="Normal_5f_Pool12" office:value-type="string" calcext:value-type="string">
            <text:p>TGCTGTTGACAGTGAGCGAACCAGTTTAGAGATCAGTCAATAGTGAAGCCACAGATGTATTGACTGATCTCTAAACTGG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NF169.6088</text:p>
          </table:table-cell>
          <table:table-cell table:style-name="Normal_5f_Pool12" office:value-type="string" calcext:value-type="string">
            <text:p>TGCTGTTGACAGTGAGCGATAGGAGAGTGAGAAAAGAGAATAGTGAAGCCACAGATGTATTCTCTTTTCTCACTCTCCT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NF169.588</text:p>
          </table:table-cell>
          <table:table-cell table:style-name="Normal_5f_Pool12" office:value-type="string" calcext:value-type="string">
            <text:p>TGCTGTTGACAGTGAGCGCAAGCTGAGAGAAGAAAAGTTATAGTGAAGCCACAGATGTATAACTTTTCTTCTCTCAG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NF169.4502</text:p>
          </table:table-cell>
          <table:table-cell table:style-name="Normal_5f_Pool12" office:value-type="string" calcext:value-type="string">
            <text:p>TGCTGTTGACAGTGAGCGCCAAGTGCAGAATGAAGAACAATAGTGAAGCCACAGATGTATTGTTCTTCATTCTGCACT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PA4.1452</text:p>
          </table:table-cell>
          <table:table-cell table:style-name="Normal_5f_Pool12" office:value-type="string" calcext:value-type="string">
            <text:p>TGCTGTTGACAGTGAGCGATACAGAAAATGTAGAAATTTATAGTGAAGCCACAGATGTATAAATTTCTACATTTTCTGT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PA4.202</text:p>
          </table:table-cell>
          <table:table-cell table:style-name="Normal_5f_Pool12" office:value-type="string" calcext:value-type="string">
            <text:p>TGCTGTTGACAGTGAGCGACAGATGCATTCTGGTAGTTGATAGTGAAGCCACAGATGTATCAACTACCAGAATGCAT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PA4.720</text:p>
          </table:table-cell>
          <table:table-cell table:style-name="Normal_5f_Pool12" office:value-type="string" calcext:value-type="string">
            <text:p>TGCTGTTGACAGTGAGCGCCAGTGGTTTGGTAGAGAGAAATAGTGAAGCCACAGATGTATTTCTCTCTACCAAACCA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PA4.767</text:p>
          </table:table-cell>
          <table:table-cell table:style-name="Normal_5f_Pool12" office:value-type="string" calcext:value-type="string">
            <text:p>TGCTGTTGACAGTGAGCGCCGGAGTATATGTCAAAGTGTTTAGTGAAGCCACAGATGTAAACACTTTGACATATACTCC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PA4.533</text:p>
          </table:table-cell>
          <table:table-cell table:style-name="Normal_5f_Pool12" office:value-type="string" calcext:value-type="string">
            <text:p>TGCTGTTGACAGTGAGCGCTCAGGACGTTGTACCGTGTAATAGTGAAGCCACAGATGTATTACACGGTACAACGTCCTG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PA4.779</text:p>
          </table:table-cell>
          <table:table-cell table:style-name="Normal_5f_Pool12" office:value-type="string" calcext:value-type="string">
            <text:p>TGCTGTTGACAGTGAGCGCCAAAGTGTTTGGTATCCTCAATAGTGAAGCCACAGATGTATTGAGGATACCAAACACTT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PAIN.232</text:p>
          </table:table-cell>
          <table:table-cell table:style-name="Normal_5f_Pool12" office:value-type="string" calcext:value-type="string">
            <text:p>TGCTGTTGACAGTGAGCGACGGGACGAGAAGTCAACATAATAGTGAAGCCACAGATGTATTATGTTGACTTCTCGTCCC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PAIN.441</text:p>
          </table:table-cell>
          <table:table-cell table:style-name="Normal_5f_Pool12" office:value-type="string" calcext:value-type="string">
            <text:p>TGCTGTTGACAGTGAGCGACCGGTCGATAAAACAACACTTTAGTGAAGCCACAGATGTAAAGTGTTGTTTTATCGACCG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PAIN.794</text:p>
          </table:table-cell>
          <table:table-cell table:style-name="Normal_5f_Pool12" office:value-type="string" calcext:value-type="string">
            <text:p>TGCTGTTGACAGTGAGCGATCAGTGGAGAATTGTCCAGAATAGTGAAGCCACAGATGTATTCTGGACAATTCTCCACTG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PAIN.231</text:p>
          </table:table-cell>
          <table:table-cell table:style-name="Normal_5f_Pool12" office:value-type="string" calcext:value-type="string">
            <text:p>TGCTGTTGACAGTGAGCGAGCGGGACGAGAAGTCAACATATAGTGAAGCCACAGATGTATATGTTGACTTCTCGTCCCGC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PAIN.739</text:p>
          </table:table-cell>
          <table:table-cell table:style-name="Normal_5f_Pool12" office:value-type="string" calcext:value-type="string">
            <text:p>TGCTGTTGACAGTGAGCGATCAGAACAGCTTTCTAGTTCATAGTGAAGCCACAGATGTATGAACTAGAAAGCTGTTCTG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PAIN.287</text:p>
          </table:table-cell>
          <table:table-cell table:style-name="Normal_5f_Pool12" office:value-type="string" calcext:value-type="string">
            <text:p>TGCTGTTGACAGTGAGCGAAGCCTGAGACTTGTGTATCTATAGTGAAGCCACAGATGTATAGATACACAAGTCTCAGGC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TEL1.1899</text:p>
          </table:table-cell>
          <table:table-cell table:style-name="Normal_5f_Pool12" office:value-type="string" calcext:value-type="string">
            <text:p>TGCTGTTGACAGTGAGCGACCAGATCACGTTTCAGACCAATAGTGAAGCCACAGATGTATTGGTCTGAAACGTGATCTG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TEL1.823</text:p>
          </table:table-cell>
          <table:table-cell table:style-name="Normal_5f_Pool12" office:value-type="string" calcext:value-type="string">
            <text:p>TGCTGTTGACAGTGAGCGCCAGGCTGATATGCCCAAGATATAGTGAAGCCACAGATGTATATCTTGGGCATATCAGC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TEL1.1480</text:p>
          </table:table-cell>
          <table:table-cell table:style-name="Normal_5f_Pool12" office:value-type="string" calcext:value-type="string">
            <text:p>TGCTGTTGACAGTGAGCGAAAGCAGCAAGCCGACATCATATAGTGAAGCCACAGATGTATATGATGTCGGCTTGCTGC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TEL1.1341</text:p>
          </table:table-cell>
          <table:table-cell table:style-name="Normal_5f_Pool12" office:value-type="string" calcext:value-type="string">
            <text:p>TGCTGTTGACAGTGAGCGATCGCTCCTGTCATTTCTACAATAGTGAAGCCACAGATGTATTGTAGAAATGACAGGAGCG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TEL1.1594</text:p>
          </table:table-cell>
          <table:table-cell table:style-name="Normal_5f_Pool12" office:value-type="string" calcext:value-type="string">
            <text:p>TGCTGTTGACAGTGAGCGAAACGTGGAGAAGATGTGTGAATAGTGAAGCCACAGATGTATTCACACATCTTCTCCACG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RTEL1.1140</text:p>
          </table:table-cell>
          <table:table-cell table:style-name="Normal_5f_Pool12" office:value-type="string" calcext:value-type="string">
            <text:p>TGCTGTTGACAGTGAGCGCCACGGACATCCCAAAGATTATTAGTGAAGCCACAGATGTAATAATCTTTGGGATGTCCG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ETX.3936</text:p>
          </table:table-cell>
          <table:table-cell table:style-name="Normal_5f_Pool12" office:value-type="string" calcext:value-type="string">
            <text:p>TGCTGTTGACAGTGAGCGCAAGGACAGAATAGAAGTTCAATAGTGAAGCCACAGATGTATTGAACTTCTATTCTGTC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ETX.115</text:p>
          </table:table-cell>
          <table:table-cell table:style-name="Normal_5f_Pool12" office:value-type="string" calcext:value-type="string">
            <text:p>TGCTGTTGACAGTGAGCGCTCCGTGTTTGTTCACAACTAATAGTGAAGCCACAGATGTATTAGTTGTGAACAAACACGG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ETX.8820</text:p>
          </table:table-cell>
          <table:table-cell table:style-name="Normal_5f_Pool12" office:value-type="string" calcext:value-type="string">
            <text:p>TGCTGTTGACAGTGAGCGACAGCACGGTTATGTTAGGTAATAGTGAAGCCACAGATGTATTACCTAACATAACCGTG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ETX.2486</text:p>
          </table:table-cell>
          <table:table-cell table:style-name="Normal_5f_Pool12" office:value-type="string" calcext:value-type="string">
            <text:p>TGCTGTTGACAGTGAGCGCAAGGATGATGCTCTTGCTAAATAGTGAAGCCACAGATGTATTTAGCAAGAGCATCATC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ETX.4505</text:p>
          </table:table-cell>
          <table:table-cell table:style-name="Normal_5f_Pool12" office:value-type="string" calcext:value-type="string">
            <text:p>TGCTGTTGACAGTGAGCGACAGTGTGATTCTGTAGTGTTATAGTGAAGCCACAGATGTATAACACTACAGAATCACA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ETX.3476</text:p>
          </table:table-cell>
          <table:table-cell table:style-name="Normal_5f_Pool12" office:value-type="string" calcext:value-type="string">
            <text:p>TGCTGTTGACAGTGAGCGCGACGATAATAATTCAGTTCAATAGTGAAGCCACAGATGTATTGAACTGAATTATTATCGTC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MARCB1.1652</text:p>
          </table:table-cell>
          <table:table-cell table:style-name="Normal_5f_Pool12" office:value-type="string" calcext:value-type="string">
            <text:p>TGCTGTTGACAGTGAGCGCAAGGCAACAGGTCATGTTCAATAGTGAAGCCACAGATGTATTGAACATGACCTGTTGC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MARCB1.327</text:p>
          </table:table-cell>
          <table:table-cell table:style-name="Normal_5f_Pool12" office:value-type="string" calcext:value-type="string">
            <text:p>TGCTGTTGACAGTGAGCGCTCCGAGGTTCTCTGTACAAGATAGTGAAGCCACAGATGTATCTTGTACAGAGAACCTCGG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MARCB1.442</text:p>
          </table:table-cell>
          <table:table-cell table:style-name="Normal_5f_Pool12" office:value-type="string" calcext:value-type="string">
            <text:p>TGCTGTTGACAGTGAGCGACACCAGTGTGACCCTGTTAAATAGTGAAGCCACAGATGTATTTAACAGGGTCACACTGG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MARCB1.490</text:p>
          </table:table-cell>
          <table:table-cell table:style-name="Normal_5f_Pool12" office:value-type="string" calcext:value-type="string">
            <text:p>TGCTGTTGACAGTGAGCGCTGGCAACGATGAGAAGTACAATAGTGAAGCCACAGATGTATTGTACTTCTCATCGTTGCC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MARCB1.1627</text:p>
          </table:table-cell>
          <table:table-cell table:style-name="Normal_5f_Pool12" office:value-type="string" calcext:value-type="string">
            <text:p>TGCTGTTGACAGTGAGCGAAGGGCTAGTAACAGTTTTTAATAGTGAAGCCACAGATGTATTAAAAACTGTTACTAGCCC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MARCB1.1664</text:p>
          </table:table-cell>
          <table:table-cell table:style-name="Normal_5f_Pool12" office:value-type="string" calcext:value-type="string">
            <text:p>TGCTGTTGACAGTGAGCGCCATGTTCAATTTCTTCAACAATAGTGAAGCCACAGATGTATTGTTGAAGAAATTGAACA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MC1A.9361</text:p>
          </table:table-cell>
          <table:table-cell table:style-name="Normal_5f_Pool12" office:value-type="string" calcext:value-type="string">
            <text:p>TGCTGTTGACAGTGAGCGACAGGAGCTACAATGCAGAAAATAGTGAAGCCACAGATGTATTTTCTGCATTGTAGCTC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MC1A.6246</text:p>
          </table:table-cell>
          <table:table-cell table:style-name="Normal_5f_Pool12" office:value-type="string" calcext:value-type="string">
            <text:p>TGCTGTTGACAGTGAGCGACAGGTCTTCCAAGTCATTCAATAGTGAAGCCACAGATGTATTGAATGACTTGGAAGAC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MC1A.8008</text:p>
          </table:table-cell>
          <table:table-cell table:style-name="Normal_5f_Pool12" office:value-type="string" calcext:value-type="string">
            <text:p>TGCTGTTGACAGTGAGCGCAAGGTGTGAACTGTTAAGGTATAGTGAAGCCACAGATGTATACCTTAACAGTTCACACCT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MC1A.1303</text:p>
          </table:table-cell>
          <table:table-cell table:style-name="Normal_5f_Pool12" office:value-type="string" calcext:value-type="string">
            <text:p>TGCTGTTGACAGTGAGCGCACGGAAGAAAGTAGAGACAGATAGTGAAGCCACAGATGTATCTGTCTCTACTTTCTTCCG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MC1A.2231</text:p>
          </table:table-cell>
          <table:table-cell table:style-name="Normal_5f_Pool12" office:value-type="string" calcext:value-type="string">
            <text:p>TGCTGTTGACAGTGAGCGCCAGACCAAGACACGACATCTATAGTGAAGCCACAGATGTATAGATGTCGTGTCTTGGT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MC1A.6002</text:p>
          </table:table-cell>
          <table:table-cell table:style-name="Normal_5f_Pool12" office:value-type="string" calcext:value-type="string">
            <text:p>TGCTGTTGACAGTGAGCGATCAGACCTGGTTCAAATTCTATAGTGAAGCCACAGATGTATAGAATTTGAACCAGGTCTG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MUG1.602</text:p>
          </table:table-cell>
          <table:table-cell table:style-name="Normal_5f_Pool12" office:value-type="string" calcext:value-type="string">
            <text:p>TGCTGTTGACAGTGAGCGCCACTGTTTTGTCCACAATCTATAGTGAAGCCACAGATGTATAGATTGTGGACAAAACAG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MUG1.1345</text:p>
          </table:table-cell>
          <table:table-cell table:style-name="Normal_5f_Pool12" office:value-type="string" calcext:value-type="string">
            <text:p>TGCTGTTGACAGTGAGCGCCCCATCCTTATAGAACAGTTATAGTGAAGCCACAGATGTATAACTGTTCTATAAGGATGG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MUG1.1279</text:p>
          </table:table-cell>
          <table:table-cell table:style-name="Normal_5f_Pool12" office:value-type="string" calcext:value-type="string">
            <text:p>TGCTGTTGACAGTGAGCGCGCCCTAGACAGTAACTTCTAATAGTGAAGCCACAGATGTATTAGAAGTTACTGTCTAGGGC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MUG1.1278</text:p>
          </table:table-cell>
          <table:table-cell table:style-name="Normal_5f_Pool12" office:value-type="string" calcext:value-type="string">
            <text:p>TGCTGTTGACAGTGAGCGATGCCCTAGACAGTAACTTCTATAGTGAAGCCACAGATGTATAGAAGTTACTGTCTAGGGC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MUG1.1303</text:p>
          </table:table-cell>
          <table:table-cell table:style-name="Normal_5f_Pool12" office:value-type="string" calcext:value-type="string">
            <text:p>TGCTGTTGACAGTGAGCGCCACGTTTACTATTTCAGAGGATAGTGAAGCCACAGATGTATCCTCTGAAATAGTAAACG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MUG1.485</text:p>
          </table:table-cell>
          <table:table-cell table:style-name="Normal_5f_Pool12" office:value-type="string" calcext:value-type="string">
            <text:p>TGCTGTTGACAGTGAGCGACAAGAGCATCCTAAACGACCATAGTGAAGCCACAGATGTATGGTCGTTTAGGATGCTCT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NW1.431</text:p>
          </table:table-cell>
          <table:table-cell table:style-name="Normal_5f_Pool12" office:value-type="string" calcext:value-type="string">
            <text:p>TGCTGTTGACAGTGAGCGACCCGATGAAGAAGCTATTAAATAGTGAAGCCACAGATGTATTTAATAGCTTCTTCATCGG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NW1.658</text:p>
          </table:table-cell>
          <table:table-cell table:style-name="Normal_5f_Pool12" office:value-type="string" calcext:value-type="string">
            <text:p>TGCTGTTGACAGTGAGCGAAAGGTTCAAGATTAATAAGAATAGTGAAGCCACAGATGTATTCTTATTAATCTTGAACC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NW1.293</text:p>
          </table:table-cell>
          <table:table-cell table:style-name="Normal_5f_Pool12" office:value-type="string" calcext:value-type="string">
            <text:p>TGCTGTTGACAGTGAGCGCCAGGTGGATTCTGAAGGAAAATAGTGAAGCCACAGATGTATTTTCCTTCAGAATCCACC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NW1.1989</text:p>
          </table:table-cell>
          <table:table-cell table:style-name="Normal_5f_Pool12" office:value-type="string" calcext:value-type="string">
            <text:p>TGCTGTTGACAGTGAGCGCGAGGAGGAAGATGTTCACATATAGTGAAGCCACAGATGTATATGTGAACATCTTCCTCCTC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NW1.619</text:p>
          </table:table-cell>
          <table:table-cell table:style-name="Normal_5f_Pool12" office:value-type="string" calcext:value-type="string">
            <text:p>TGCTGTTGACAGTGAGCGCTCGGATGGTAGAAATGCAGAATAGTGAAGCCACAGATGTATTCTGCATTTCTACCATCCG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NW1.727</text:p>
          </table:table-cell>
          <table:table-cell table:style-name="Normal_5f_Pool12" office:value-type="string" calcext:value-type="string">
            <text:p>TGCTGTTGACAGTGAGCGATAGCCGAAAGATGACTGTAAATAGTGAAGCCACAGATGTATTTACAGTCATCTTTCGGCT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1orf124.2626</text:p>
          </table:table-cell>
          <table:table-cell table:style-name="Normal_5f_Pool12" office:value-type="string" calcext:value-type="string">
            <text:p>TGCTGTTGACAGTGAGCGCTAGCTGTTTTCTCAAAATTTATAGTGAAGCCACAGATGTATAAATTTTGAGAAAACAGCT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1orf124.2369</text:p>
          </table:table-cell>
          <table:table-cell table:style-name="Normal_5f_Pool12" office:value-type="string" calcext:value-type="string">
            <text:p>TGCTGTTGACAGTGAGCGACACAATCTAGACTACAAAGTATAGTGAAGCCACAGATGTATACTTTGTAGTCTAGATTG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1orf124.1676</text:p>
          </table:table-cell>
          <table:table-cell table:style-name="Normal_5f_Pool12" office:value-type="string" calcext:value-type="string">
            <text:p>TGCTGTTGACAGTGAGCGCACGACCTAGGCTAGAAGATAATAGTGAAGCCACAGATGTATTATCTTCTAGCCTAGGTCG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1orf124.2514</text:p>
          </table:table-cell>
          <table:table-cell table:style-name="Normal_5f_Pool12" office:value-type="string" calcext:value-type="string">
            <text:p>TGCTGTTGACAGTGAGCGACAGATTTTAAGTTAAAGAATATAGTGAAGCCACAGATGTATATTCTTTAACTTAAAAT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1orf124.589</text:p>
          </table:table-cell>
          <table:table-cell table:style-name="Normal_5f_Pool12" office:value-type="string" calcext:value-type="string">
            <text:p>TGCTGTTGACAGTGAGCGAAGGCACTGTTTGTTCAGTTTATAGTGAAGCCACAGATGTATAAACTGAACAAACAGTGCC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1orf124.2508</text:p>
          </table:table-cell>
          <table:table-cell table:style-name="Normal_5f_Pool12" office:value-type="string" calcext:value-type="string">
            <text:p>TGCTGTTGACAGTGAGCGATGGCAGCAGATTTTAAGTTAATAGTGAAGCCACAGATGTATTAACTTAAAATCTGCTGCC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TK11.928</text:p>
          </table:table-cell>
          <table:table-cell table:style-name="Normal_5f_Pool12" office:value-type="string" calcext:value-type="string">
            <text:p>TGCTGTTGACAGTGAGCGACGGGACTGACGTGTAGAACAATAGTGAAGCCACAGATGTATTGTTCTACACGTCAGTCCC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TK11.1396</text:p>
          </table:table-cell>
          <table:table-cell table:style-name="Normal_5f_Pool12" office:value-type="string" calcext:value-type="string">
            <text:p>TGCTGTTGACAGTGAGCGAAACGTGAAGAAGGAAATTCAATAGTGAAGCCACAGATGTATTGAATTTCCTTCTTCACG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TK11.1449</text:p>
          </table:table-cell>
          <table:table-cell table:style-name="Normal_5f_Pool12" office:value-type="string" calcext:value-type="string">
            <text:p>TGCTGTTGACAGTGAGCGCCCAGCTGGTGGATGTGTTATATAGTGAAGCCACAGATGTATATAACACATCCACCAGCTG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TK11.3123</text:p>
          </table:table-cell>
          <table:table-cell table:style-name="Normal_5f_Pool12" office:value-type="string" calcext:value-type="string">
            <text:p>TGCTGTTGACAGTGAGCGACAGGAGTGTGCGGTCAATATTTAGTGAAGCCACAGATGTAAATATTGACCGCACACTC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TK11.1347</text:p>
          </table:table-cell>
          <table:table-cell table:style-name="Normal_5f_Pool12" office:value-type="string" calcext:value-type="string">
            <text:p>TGCTGTTGACAGTGAGCGCCAAGATCCTCAAGAAGAAGAATAGTGAAGCCACAGATGTATTCTTCTTCTTGAGGATCT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TK11.1468</text:p>
          </table:table-cell>
          <table:table-cell table:style-name="Normal_5f_Pool12" office:value-type="string" calcext:value-type="string">
            <text:p>TGCTGTTGACAGTGAGCGCTACAACGAAGAGAAGCAGAAATAGTGAAGCCACAGATGTATTTCTGCTTCTCTTCGTTGT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TRA13.107</text:p>
          </table:table-cell>
          <table:table-cell table:style-name="Normal_5f_Pool12" office:value-type="string" calcext:value-type="string">
            <text:p>TGCTGTTGACAGTGAGCGAAAGGATGACAAGACCAAAGAATAGTGAAGCCACAGATGTATTCTTTGGTCTTGTCATCC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TRA13.698</text:p>
          </table:table-cell>
          <table:table-cell table:style-name="Normal_5f_Pool12" office:value-type="string" calcext:value-type="string">
            <text:p>TGCTGTTGACAGTGAGCGCAAGCAACATCAATAAATCAAATAGTGAAGCCACAGATGTATTTGATTTATTGATGTTG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TRA13.699</text:p>
          </table:table-cell>
          <table:table-cell table:style-name="Normal_5f_Pool12" office:value-type="string" calcext:value-type="string">
            <text:p>TGCTGTTGACAGTGAGCGCAGCAACATCAATAAATCAAAATAGTGAAGCCACAGATGTATTTTGATTTATTGATGTTGC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TRA13.543</text:p>
          </table:table-cell>
          <table:table-cell table:style-name="Normal_5f_Pool12" office:value-type="string" calcext:value-type="string">
            <text:p>TGCTGTTGACAGTGAGCGACAGCAGGTAGCCTGTGTGTTTTAGTGAAGCCACAGATGTAAAACACACAGGCTACCTG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TRA13.675</text:p>
          </table:table-cell>
          <table:table-cell table:style-name="Normal_5f_Pool12" office:value-type="string" calcext:value-type="string">
            <text:p>TGCTGTTGACAGTGAGCGACAGGCTATAAATTTGTTCTCATAGTGAAGCCACAGATGTATGAGAACAAATTTATAGC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STRA13.551</text:p>
          </table:table-cell>
          <table:table-cell table:style-name="Normal_5f_Pool12" office:value-type="string" calcext:value-type="string">
            <text:p>TGCTGTTGACAGTGAGCGCAGCCTGTGTGTTTGACAAACATAGTGAAGCCACAGATGTATGTTTGTCAAACACACAGGC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9orf119.942</text:p>
          </table:table-cell>
          <table:table-cell table:style-name="Normal_5f_Pool12" office:value-type="string" calcext:value-type="string">
            <text:p>TGCTGTTGACAGTGAGCGATACATGTACTTTATTTGTCAATAGTGAAGCCACAGATGTATTGACAAATAAAGTACATGT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9orf119.746</text:p>
          </table:table-cell>
          <table:table-cell table:style-name="Normal_5f_Pool12" office:value-type="string" calcext:value-type="string">
            <text:p>TGCTGTTGACAGTGAGCGCCAGAAGGGTGTGGACATGATATAGTGAAGCCACAGATGTATATCATGTCCACACCCTT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9orf119.623</text:p>
          </table:table-cell>
          <table:table-cell table:style-name="Normal_5f_Pool12" office:value-type="string" calcext:value-type="string">
            <text:p>TGCTGTTGACAGTGAGCGACAGATGCTGATGGGCAAACTATAGTGAAGCCACAGATGTATAGTTTGCCCATCAGCAT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9orf119.592</text:p>
          </table:table-cell>
          <table:table-cell table:style-name="Normal_5f_Pool12" office:value-type="string" calcext:value-type="string">
            <text:p>TGCTGTTGACAGTGAGCGCTCACGAGTACAATGACATCAATAGTGAAGCCACAGATGTATTGATGTCATTGTACTCGTG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9orf119.664</text:p>
          </table:table-cell>
          <table:table-cell table:style-name="Normal_5f_Pool12" office:value-type="string" calcext:value-type="string">
            <text:p>TGCTGTTGACAGTGAGCGACACCAAAGAGTTGTATCCAGATAGTGAAGCCACAGATGTATCTGGATACAACTCTTTGG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9orf119.535</text:p>
          </table:table-cell>
          <table:table-cell table:style-name="Normal_5f_Pool12" office:value-type="string" calcext:value-type="string">
            <text:p>TGCTGTTGACAGTGAGCGACCAGTTCGTATCTGAAGGCTATAGTGAAGCCACAGATGTATAGCCTTCAGATACGAACTG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19orf39.873</text:p>
          </table:table-cell>
          <table:table-cell table:style-name="Normal_5f_Pool12" office:value-type="string" calcext:value-type="string">
            <text:p>TGCTGTTGACAGTGAGCGCCCCAATCAATATGTTGTTTATTAGTGAAGCCACAGATGTAATAAACAACATATTGATTGG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19orf39.1262</text:p>
          </table:table-cell>
          <table:table-cell table:style-name="Normal_5f_Pool12" office:value-type="string" calcext:value-type="string">
            <text:p>TGCTGTTGACAGTGAGCGAAACGTTGTTACTAAGATTCATTAGTGAAGCCACAGATGTAATGAATCTTAGTAACAACG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19orf39.799</text:p>
          </table:table-cell>
          <table:table-cell table:style-name="Normal_5f_Pool12" office:value-type="string" calcext:value-type="string">
            <text:p>TGCTGTTGACAGTGAGCGACAGATCCAAAGACCTAAACAATAGTGAAGCCACAGATGTATTGTTTAGGTCTTTGGAT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19orf39.1255</text:p>
          </table:table-cell>
          <table:table-cell table:style-name="Normal_5f_Pool12" office:value-type="string" calcext:value-type="string">
            <text:p>TGCTGTTGACAGTGAGCGCTGCACTCAACGTTGTTACTAATAGTGAAGCCACAGATGTATTAGTAACAACGTTGAGTGC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19orf39.1198</text:p>
          </table:table-cell>
          <table:table-cell table:style-name="Normal_5f_Pool12" office:value-type="string" calcext:value-type="string">
            <text:p>TGCTGTTGACAGTGAGCGCAAGCGAGACTCCATCTCAAAATAGTGAAGCCACAGATGTATTTTGAGATGGAGTCTCG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C19orf39.787</text:p>
          </table:table-cell>
          <table:table-cell table:style-name="Normal_5f_Pool12" office:value-type="string" calcext:value-type="string">
            <text:p>TGCTGTTGACAGTGAGCGCCAGGGACATATGCAGATCCAATAGTGAAGCCACAGATGTATTGGATCTGCATATGTCCC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CEA1.785</text:p>
          </table:table-cell>
          <table:table-cell table:style-name="Normal_5f_Pool12" office:value-type="string" calcext:value-type="string">
            <text:p>TGCTGTTGACAGTGAGCGAAAGAAGCTATATATCAAGAAATAGTGAAGCCACAGATGTATTTCTTGATATATAGCTTC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CEA1.2102</text:p>
          </table:table-cell>
          <table:table-cell table:style-name="Normal_5f_Pool12" office:value-type="string" calcext:value-type="string">
            <text:p>TGCTGTTGACAGTGAGCGCAAGGATTGTATAATTCATTAATAGTGAAGCCACAGATGTATTAATGAATTATACAATCCT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CEA1.404</text:p>
          </table:table-cell>
          <table:table-cell table:style-name="Normal_5f_Pool12" office:value-type="string" calcext:value-type="string">
            <text:p>TGCTGTTGACAGTGAGCGCTCGGAATGTCAGTTAATGCTATAGTGAAGCCACAGATGTATAGCATTAACTGACATTCCG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CEA1.2250</text:p>
          </table:table-cell>
          <table:table-cell table:style-name="Normal_5f_Pool12" office:value-type="string" calcext:value-type="string">
            <text:p>TGCTGTTGACAGTGAGCGCCAGTACAGATCTTACAATTAATAGTGAAGCCACAGATGTATTAATTGTAAGATCTGTA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CEA1.2070</text:p>
          </table:table-cell>
          <table:table-cell table:style-name="Normal_5f_Pool12" office:value-type="string" calcext:value-type="string">
            <text:p>TGCTGTTGACAGTGAGCGCTCGGAAATCTATACTGACCAATAGTGAAGCCACAGATGTATTGGTCAGTATAGATTTCCG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CEA1.366</text:p>
          </table:table-cell>
          <table:table-cell table:style-name="Normal_5f_Pool12" office:value-type="string" calcext:value-type="string">
            <text:p>TGCTGTTGACAGTGAGCGCCAAGATGGTGCAGAAGAAGAATAGTGAAGCCACAGATGTATTCTTCTTCTGCACCATCT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OPBP1.576</text:p>
          </table:table-cell>
          <table:table-cell table:style-name="Normal_5f_Pool12" office:value-type="string" calcext:value-type="string">
            <text:p>TGCTGTTGACAGTGAGCGACAGGAGAAGTTGGTAGCAAAATAGTGAAGCCACAGATGTATTTTGCTACCAACTTCTC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OPBP1.5311</text:p>
          </table:table-cell>
          <table:table-cell table:style-name="Normal_5f_Pool12" office:value-type="string" calcext:value-type="string">
            <text:p>TGCTGTTGACAGTGAGCGCAAGATGTGTTTACATAGATAATAGTGAAGCCACAGATGTATTATCTATGTAAACACATCT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OPBP1.5310</text:p>
          </table:table-cell>
          <table:table-cell table:style-name="Normal_5f_Pool12" office:value-type="string" calcext:value-type="string">
            <text:p>TGCTGTTGACAGTGAGCGCTAAGATGTGTTTACATAGATATAGTGAAGCCACAGATGTATATCTATGTAAACACATCTT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OPBP1.3155</text:p>
          </table:table-cell>
          <table:table-cell table:style-name="Normal_5f_Pool12" office:value-type="string" calcext:value-type="string">
            <text:p>TGCTGTTGACAGTGAGCGACGGCTCTGTAATAGTCGACTATAGTGAAGCCACAGATGTATAGTCGACTATTACAGAGCC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OPBP1.2146</text:p>
          </table:table-cell>
          <table:table-cell table:style-name="Normal_5f_Pool12" office:value-type="string" calcext:value-type="string">
            <text:p>TGCTGTTGACAGTGAGCGCTGGAGCAAGTGTTCAAGAATATAGTGAAGCCACAGATGTATATTCTTGAACACTTGCTCC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OPBP1.1953</text:p>
          </table:table-cell>
          <table:table-cell table:style-name="Normal_5f_Pool12" office:value-type="string" calcext:value-type="string">
            <text:p>TGCTGTTGACAGTGAGCGATGGGAGAAGTTGTTACAAATATAGTGAAGCCACAGATGTATATTTGTAACAACTTCTCCC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OPORS.2852</text:p>
          </table:table-cell>
          <table:table-cell table:style-name="Normal_5f_Pool12" office:value-type="string" calcext:value-type="string">
            <text:p>TGCTGTTGACAGTGAGCGCAAAGATGTAGTTACAATAGAATAGTGAAGCCACAGATGTATTCTATTGTAACTACATCTT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OPORS.1625</text:p>
          </table:table-cell>
          <table:table-cell table:style-name="Normal_5f_Pool12" office:value-type="string" calcext:value-type="string">
            <text:p>TGCTGTTGACAGTGAGCGCAAGGATGAACAAATAAATAAATAGTGAAGCCACAGATGTATTTATTTATTTGTTCATC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OPORS.1644</text:p>
          </table:table-cell>
          <table:table-cell table:style-name="Normal_5f_Pool12" office:value-type="string" calcext:value-type="string">
            <text:p>TGCTGTTGACAGTGAGCGCAAGGTCATTGTGATTCTAGTATAGTGAAGCCACAGATGTATACTAGAATCACAATGAC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OPORS.1583</text:p>
          </table:table-cell>
          <table:table-cell table:style-name="Normal_5f_Pool12" office:value-type="string" calcext:value-type="string">
            <text:p>TGCTGTTGACAGTGAGCGCAGCGATGTTAGTAGATGCTCATAGTGAAGCCACAGATGTATGAGCATCTACTAACATCGC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OPORS.1660</text:p>
          </table:table-cell>
          <table:table-cell table:style-name="Normal_5f_Pool12" office:value-type="string" calcext:value-type="string">
            <text:p>TGCTGTTGACAGTGAGCGATAGTACAAGAATCAAATCAAATAGTGAAGCCACAGATGTATTTGATTTGATTCTTGTACT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TOPORS.1803</text:p>
          </table:table-cell>
          <table:table-cell table:style-name="Normal_5f_Pool12" office:value-type="string" calcext:value-type="string">
            <text:p>TGCTGTTGACAGTGAGCGCCAGATTCACGTTCTCAGAGTATAGTGAAGCCACAGATGTATACTCTGAGAACGTGAATC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UACA.3005</text:p>
          </table:table-cell>
          <table:table-cell table:style-name="Normal_5f_Pool12" office:value-type="string" calcext:value-type="string">
            <text:p>TGCTGTTGACAGTGAGCGAAAGCAAGAGAATGACAAGTTATAGTGAAGCCACAGATGTATAACTTGTCATTCTCTTGC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UACA.3542</text:p>
          </table:table-cell>
          <table:table-cell table:style-name="Normal_5f_Pool12" office:value-type="string" calcext:value-type="string">
            <text:p>TGCTGTTGACAGTGAGCGATCGGAGGTTCAGAATACTAAATAGTGAAGCCACAGATGTATTTAGTATTCTGAACCTCCG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UACA.2840</text:p>
          </table:table-cell>
          <table:table-cell table:style-name="Normal_5f_Pool12" office:value-type="string" calcext:value-type="string">
            <text:p>TGCTGTTGACAGTGAGCGAAAGGAGCTCGACACAATACAATAGTGAAGCCACAGATGTATTGTATTGTGTCGAGCTCC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UACA.3798</text:p>
          </table:table-cell>
          <table:table-cell table:style-name="Normal_5f_Pool12" office:value-type="string" calcext:value-type="string">
            <text:p>TGCTGTTGACAGTGAGCGAAACGATGTGATAAGTCCTTAATAGTGAAGCCACAGATGTATTAAGGACTTATCACATCGT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UACA.1991</text:p>
          </table:table-cell>
          <table:table-cell table:style-name="Normal_5f_Pool12" office:value-type="string" calcext:value-type="string">
            <text:p>TGCTGTTGACAGTGAGCGCCAGGTTAAGAGCAGATTAGAATAGTGAAGCCACAGATGTATTCTAATCTGCTCTTAAC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UACA.3545</text:p>
          </table:table-cell>
          <table:table-cell table:style-name="Normal_5f_Pool12" office:value-type="string" calcext:value-type="string">
            <text:p>TGCTGTTGACAGTGAGCGAGAGGTTCAGAATACTAAACAATAGTGAAGCCACAGATGTATTGTTTAGTATTCTGAACCTC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UHRF1.1675</text:p>
          </table:table-cell>
          <table:table-cell table:style-name="Normal_5f_Pool12" office:value-type="string" calcext:value-type="string">
            <text:p>TGCTGTTGACAGTGAGCGCCCGCTACGATGGCATCTACAATAGTGAAGCCACAGATGTATTGTAGATGCCATCGTAGCG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UHRF1.3624</text:p>
          </table:table-cell>
          <table:table-cell table:style-name="Normal_5f_Pool12" office:value-type="string" calcext:value-type="string">
            <text:p>TGCTGTTGACAGTGAGCGCCACCTCCTTATTCTTAGATTATAGTGAAGCCACAGATGTATAATCTAAGAATAAGGAGG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UHRF1.3440</text:p>
          </table:table-cell>
          <table:table-cell table:style-name="Normal_5f_Pool12" office:value-type="string" calcext:value-type="string">
            <text:p>TGCTGTTGACAGTGAGCGCACCAAGAAAGATATAACGTTATAGTGAAGCCACAGATGTATAACGTTATATCTTTCTTGG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UHRF1.676</text:p>
          </table:table-cell>
          <table:table-cell table:style-name="Normal_5f_Pool12" office:value-type="string" calcext:value-type="string">
            <text:p>TGCTGTTGACAGTGAGCGACCAGGTGGTCATGCTCAACTATAGTGAAGCCACAGATGTATAGTTGAGCATGACCACCTG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UHRF1.2005</text:p>
          </table:table-cell>
          <table:table-cell table:style-name="Normal_5f_Pool12" office:value-type="string" calcext:value-type="string">
            <text:p>TGCTGTTGACAGTGAGCGACCGGACATCCAAGAAAACCAATAGTGAAGCCACAGATGTATTGGTTTTCTTGGATGTCCG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UHRF1.2059</text:p>
          </table:table-cell>
          <table:table-cell table:style-name="Normal_5f_Pool12" office:value-type="string" calcext:value-type="string">
            <text:p>TGCTGTTGACAGTGAGCGACAGCCTCATCAGAGAGGACAATAGTGAAGCCACAGATGTATTGTCCTCTCTGATGAGG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UPF1.693</text:p>
          </table:table-cell>
          <table:table-cell table:style-name="Normal_5f_Pool12" office:value-type="string" calcext:value-type="string">
            <text:p>TGCTGTTGACAGTGAGCGACAGCAAGAAGTGGTTCTGCAATAGTGAAGCCACAGATGTATTGCAGAACCACTTCTTG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UPF1.567</text:p>
          </table:table-cell>
          <table:table-cell table:style-name="Normal_5f_Pool12" office:value-type="string" calcext:value-type="string">
            <text:p>TGCTGTTGACAGTGAGCGACCAGTTGTTGGCTGAGTTGAATAGTGAAGCCACAGATGTATTCAACTCAGCCAACAACTG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UPF1.2277</text:p>
          </table:table-cell>
          <table:table-cell table:style-name="Normal_5f_Pool12" office:value-type="string" calcext:value-type="string">
            <text:p>TGCTGTTGACAGTGAGCGACCCAGTGGTGATGTGCAAGAATAGTGAAGCCACAGATGTATTCTTGCACATCACCACTGG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UPF1.4234</text:p>
          </table:table-cell>
          <table:table-cell table:style-name="Normal_5f_Pool12" office:value-type="string" calcext:value-type="string">
            <text:p>TGCTGTTGACAGTGAGCGCAAGTTTGTCTGTAAAATCTTATAGTGAAGCCACAGATGTATAAGATTTTACAGACAAACTT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UPF1.3716</text:p>
          </table:table-cell>
          <table:table-cell table:style-name="Normal_5f_Pool12" office:value-type="string" calcext:value-type="string">
            <text:p>TGCTGTTGACAGTGAGCGCTACCTGTTTTCCACTGCTAAATAGTGAAGCCACAGATGTATTTAGCAGTGGAAAACAGGT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UPF1.1047</text:p>
          </table:table-cell>
          <table:table-cell table:style-name="Normal_5f_Pool12" office:value-type="string" calcext:value-type="string">
            <text:p>TGCTGTTGACAGTGAGCGCCACGGCACAGCAGATCAACAATAGTGAAGCCACAGATGTATTGTTGATCTGCTGTGCCG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USP28.2177</text:p>
          </table:table-cell>
          <table:table-cell table:style-name="Normal_5f_Pool12" office:value-type="string" calcext:value-type="string">
            <text:p>TGCTGTTGACAGTGAGCGCCAGGACTACTCTACATCACAATAGTGAAGCCACAGATGTATTGTGATGTAGAGTAGTC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USP28.788</text:p>
          </table:table-cell>
          <table:table-cell table:style-name="Normal_5f_Pool12" office:value-type="string" calcext:value-type="string">
            <text:p>TGCTGTTGACAGTGAGCGCCAGCAGCAAGATGTGAGTGAATAGTGAAGCCACAGATGTATTCACTCACATCTTGCTG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USP28.236</text:p>
          </table:table-cell>
          <table:table-cell table:style-name="Normal_5f_Pool12" office:value-type="string" calcext:value-type="string">
            <text:p>TGCTGTTGACAGTGAGCGCCAAGACACTGTTGCTACAGAATAGTGAAGCCACAGATGTATTCTGTAGCAACAGTGTCT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USP28.3474</text:p>
          </table:table-cell>
          <table:table-cell table:style-name="Normal_5f_Pool12" office:value-type="string" calcext:value-type="string">
            <text:p>TGCTGTTGACAGTGAGCGCAAGGCAGAAAGCAGTGTATTATAGTGAAGCCACAGATGTATAATACACTGCTTTCTGC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USP28.3702</text:p>
          </table:table-cell>
          <table:table-cell table:style-name="Normal_5f_Pool12" office:value-type="string" calcext:value-type="string">
            <text:p>TGCTGTTGACAGTGAGCGATACAAGAGATTAGAAATATAATAGTGAAGCCACAGATGTATTATATTTCTAATCTCTTGT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USP28.592</text:p>
          </table:table-cell>
          <table:table-cell table:style-name="Normal_5f_Pool12" office:value-type="string" calcext:value-type="string">
            <text:p>TGCTGTTGACAGTGAGCGCTCGAAGACTTGTTCTCAGTTATAGTGAAGCCACAGATGTATAACTGAGAACAAGTCTTCG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XPC.3518</text:p>
          </table:table-cell>
          <table:table-cell table:style-name="Normal_5f_Pool12" office:value-type="string" calcext:value-type="string">
            <text:p>TGCTGTTGACAGTGAGCGATAGATTGTATTCATTACTAGATAGTGAAGCCACAGATGTATCTAGTAATGAATACAATCT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XPC.3483</text:p>
          </table:table-cell>
          <table:table-cell table:style-name="Normal_5f_Pool12" office:value-type="string" calcext:value-type="string">
            <text:p>TGCTGTTGACAGTGAGCGCTAAGGAAATGTTAGTAAAATATAGTGAAGCCACAGATGTATATTTTACTAACATTTCCTT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XPC.3391</text:p>
          </table:table-cell>
          <table:table-cell table:style-name="Normal_5f_Pool12" office:value-type="string" calcext:value-type="string">
            <text:p>TGCTGTTGACAGTGAGCGATGGGATCTAGTTTTCCAAGTATAGTGAAGCCACAGATGTATACTTGGAAAACTAGATCCC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XPC.337</text:p>
          </table:table-cell>
          <table:table-cell table:style-name="Normal_5f_Pool12" office:value-type="string" calcext:value-type="string">
            <text:p>TGCTGTTGACAGTGAGCGAAAGGTGACTGTTAAATCTGAATAGTGAAGCCACAGATGTATTCAGATTTAACAGTCACC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XPC.939</text:p>
          </table:table-cell>
          <table:table-cell table:style-name="Normal_5f_Pool12" office:value-type="string" calcext:value-type="string">
            <text:p>TGCTGTTGACAGTGAGCGACCGGCTGGTATTGTCTCTACATAGTGAAGCCACAGATGTATGTAGAGACAATACCAGCCG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XPC.3440</text:p>
          </table:table-cell>
          <table:table-cell table:style-name="Normal_5f_Pool12" office:value-type="string" calcext:value-type="string">
            <text:p>TGCTGTTGACAGTGAGCGCAAGCTAAAATCAGGAAAGAAATAGTGAAGCCACAGATGTATTTCTTTCCTGATTTTAG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XRCC2.1751</text:p>
          </table:table-cell>
          <table:table-cell table:style-name="Normal_5f_Pool12" office:value-type="string" calcext:value-type="string">
            <text:p>TGCTGTTGACAGTGAGCGACAGCTTCAAACTATACTACAATAGTGAAGCCACAGATGTATTGTAGTATAGTTTGAAG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XRCC2.1481</text:p>
          </table:table-cell>
          <table:table-cell table:style-name="Normal_5f_Pool12" office:value-type="string" calcext:value-type="string">
            <text:p>TGCTGTTGACAGTGAGCGCCAGAATGGATTTGTTAAACTATAGTGAAGCCACAGATGTATAGTTTAACAAATCCATT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XRCC2.1789</text:p>
          </table:table-cell>
          <table:table-cell table:style-name="Normal_5f_Pool12" office:value-type="string" calcext:value-type="string">
            <text:p>TGCTGTTGACAGTGAGCGCCAGCATAGTACTGGCACAAAATAGTGAAGCCACAGATGTATTTTGTGCCAGTACTATGCT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XRCC2.2280</text:p>
          </table:table-cell>
          <table:table-cell table:style-name="Normal_5f_Pool12" office:value-type="string" calcext:value-type="string">
            <text:p>TGCTGTTGACAGTGAGCGACAGCATCTATACGTAATTTAATAGTGAAGCCACAGATGTATTAAATTACGTATAGATG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XRCC2.2542</text:p>
          </table:table-cell>
          <table:table-cell table:style-name="Normal_5f_Pool12" office:value-type="string" calcext:value-type="string">
            <text:p>TGCTGTTGACAGTGAGCGCTACACTGTTGGTGGAAATGTATAGTGAAGCCACAGATGTATACATTTCCACCAACAGTGT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XRCC2.811</text:p>
          </table:table-cell>
          <table:table-cell table:style-name="Normal_5f_Pool12" office:value-type="string" calcext:value-type="string">
            <text:p>TGCTGTTGACAGTGAGCGATCCAAACAAGATGATTCTCAATAGTGAAGCCACAGATGTATTGAGAATCATCTTGTTTGG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XRCC5.3136</text:p>
          </table:table-cell>
          <table:table-cell table:style-name="Normal_5f_Pool12" office:value-type="string" calcext:value-type="string">
            <text:p>TGCTGTTGACAGTGAGCGCAAGAGAGAAAGTTTCGTTATATAGTGAAGCCACAGATGTATATAACGAAACTTTCTCT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XRCC5.1984</text:p>
          </table:table-cell>
          <table:table-cell table:style-name="Normal_5f_Pool12" office:value-type="string" calcext:value-type="string">
            <text:p>TGCTGTTGACAGTGAGCGACAGCTCATAAATCACATCGAATAGTGAAGCCACAGATGTATTCGATGTGATTTATGAGCT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XRCC5.1013</text:p>
          </table:table-cell>
          <table:table-cell table:style-name="Normal_5f_Pool12" office:value-type="string" calcext:value-type="string">
            <text:p>TGCTGTTGACAGTGAGCGCAAGAAACAGTTTATTGCTTAATAGTGAAGCCACAGATGTATTAAGCAATAAACTGTTTCT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XRCC5.1696</text:p>
          </table:table-cell>
          <table:table-cell table:style-name="Normal_5f_Pool12" office:value-type="string" calcext:value-type="string">
            <text:p>TGCTGTTGACAGTGAGCGCCCCGCTGAGGTGACAACAAAATAGTGAAGCCACAGATGTATTTTGTTGTCACCTCAGCGG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XRCC5.577</text:p>
          </table:table-cell>
          <table:table-cell table:style-name="Normal_5f_Pool12" office:value-type="string" calcext:value-type="string">
            <text:p>TGCTGTTGACAGTGAGCGCCAGCTGGATATTATAATTCATTAGTGAAGCCACAGATGTAATGAATTATAATATCCAGCT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XRCC5.967</text:p>
          </table:table-cell>
          <table:table-cell table:style-name="Normal_5f_Pool12" office:value-type="string" calcext:value-type="string">
            <text:p>TGCTGTTGACAGTGAGCGCTGGACAGTTGTGGATGCAAAATAGTGAAGCCACAGATGTATTTTGCATCCACAACTGTCC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XRCC6.842</text:p>
          </table:table-cell>
          <table:table-cell table:style-name="Normal_5f_Pool12" office:value-type="string" calcext:value-type="string">
            <text:p>TGCTGTTGACAGTGAGCGACAGGTTAAAGCTGAAGCTCAATAGTGAAGCCACAGATGTATTGAGCTTCAGCTTTAACCTG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XRCC6.563</text:p>
          </table:table-cell>
          <table:table-cell table:style-name="Normal_5f_Pool12" office:value-type="string" calcext:value-type="string">
            <text:p>TGCTGTTGACAGTGAGCGCGAGGATCATGCTGTTCACCAATAGTGAAGCCACAGATGTATTGGTGAACAGCATGATCCTC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XRCC6.1682</text:p>
          </table:table-cell>
          <table:table-cell table:style-name="Normal_5f_Pool12" office:value-type="string" calcext:value-type="string">
            <text:p>TGCTGTTGACAGTGAGCGCAGGGAAAGTTACCAAGAGAAATAGTGAAGCCACAGATGTATTTCTCTTGGTAACTTTCCCT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XRCC6.1599</text:p>
          </table:table-cell>
          <table:table-cell table:style-name="Normal_5f_Pool12" office:value-type="string" calcext:value-type="string">
            <text:p>TGCTGTTGACAGTGAGCGAAAGGTTGAAGCAATGAATAAATAGTGAAGCCACAGATGTATTTATTCATTGCTTCAACC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XRCC6.481</text:p>
          </table:table-cell>
          <table:table-cell table:style-name="Normal_5f_Pool12" office:value-type="string" calcext:value-type="string">
            <text:p>TGCTGTTGACAGTGAGCGAACGGATCTGACTACTCACTCATAGTGAAGCCACAGATGTATGAGTGAGTAGTCAGATCCG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Normal_5f_Pool12" office:value-type="string" calcext:value-type="string">
            <text:p>XRCC6.1695</text:p>
          </table:table-cell>
          <table:table-cell table:style-name="Normal_5f_Pool12" office:value-type="string" calcext:value-type="string">
            <text:p>TGCTGTTGACAGTGAGCGAAAGAGAAAACACGATAATGAATAGTGAAGCCACAGATGTATTCATTATCGTGTTTTCTCT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Default" office:value-type="string" calcext:value-type="string">
            <text:p>AP5S1.1455</text:p>
          </table:table-cell>
          <table:table-cell table:style-name="Default" office:value-type="string" calcext:value-type="string">
            <text:p>TGCTGTTGACAGTGAGCGCCCCACAGTCATCGAAACACAATAGTGAAGCCACAGATGTATTGTGTTTCGATGACTGTGGG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Default" office:value-type="string" calcext:value-type="string">
            <text:p>AP5S1.1720</text:p>
          </table:table-cell>
          <table:table-cell table:style-name="Default" office:value-type="string" calcext:value-type="string">
            <text:p>TGCTGTTGACAGTGAGCGAAGAGAAGTTGCTGTCAGATGATAGTGAAGCCACAGATGTATCATCTGACAGCAACTTCTCT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Default" office:value-type="string" calcext:value-type="string">
            <text:p>AP5S1.1670</text:p>
          </table:table-cell>
          <table:table-cell table:style-name="Default" office:value-type="string" calcext:value-type="string">
            <text:p>TGCTGTTGACAGTGAGCGAACCAGGCAGGCTCGAGATAAATAGTGAAGCCACAGATGTATTTATCTCGAGCCTGCCTGGT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Default" office:value-type="string" calcext:value-type="string">
            <text:p>AP5S1.1454</text:p>
          </table:table-cell>
          <table:table-cell table:style-name="Default" office:value-type="string" calcext:value-type="string">
            <text:p>TGCTGTTGACAGTGAGCGCTCCCACAGTCATCGAAACACATAGTGAAGCCACAGATGTATGTGTTTCGATGACTGTGGGA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Default" office:value-type="string" calcext:value-type="string">
            <text:p>AP5S1.1717</text:p>
          </table:table-cell>
          <table:table-cell table:style-name="Default" office:value-type="string" calcext:value-type="string">
            <text:p>TGCTGTTGACAGTGAGCGCGGGAGAGAAGTTGCTGTCAGATAGTGAAGCCACAGATGTATCTGACAGCAACTTCTCTCCC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Default" office:value-type="string" calcext:value-type="string">
            <text:p>AP5S1.1456</text:p>
          </table:table-cell>
          <table:table-cell table:style-name="Default" office:value-type="string" calcext:value-type="string">
            <text:p>TGCTGTTGACAGTGAGCGACCACAGTCATCGAAACACAAATAGTGAAGCCACAGATGTATTTGTGTTTCGATGACTGTG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Default" office:value-type="string" calcext:value-type="string">
            <text:p>RHNO1.1197</text:p>
          </table:table-cell>
          <table:table-cell table:style-name="Default" office:value-type="string" calcext:value-type="string">
            <text:p>TGCTGTTGACAGTGAGCGACGAGATTTGTTTTCTAAGATATAGTGAAGCCACAGATGTATATCTTAGAAAACAAATCTC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Default" office:value-type="string" calcext:value-type="string">
            <text:p>RHNO1.1371</text:p>
          </table:table-cell>
          <table:table-cell table:style-name="Default" office:value-type="string" calcext:value-type="string">
            <text:p>TGCTGTTGACAGTGAGCGCTCCATCAGTAATACAGCAATATAGTGAAGCCACAGATGTATATTGCTGTATTACTGATGGAA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Default" office:value-type="string" calcext:value-type="string">
            <text:p>RHNO1.890</text:p>
          </table:table-cell>
          <table:table-cell table:style-name="Default" office:value-type="string" calcext:value-type="string">
            <text:p>TGCTGTTGACAGTGAGCGATGGAGTCATAAAGGAATTCAATAGTGAAGCCACAGATGTATTGAATTCCTTTATGACTCCA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Default" office:value-type="string" calcext:value-type="string">
            <text:p>RHNO1.1192</text:p>
          </table:table-cell>
          <table:table-cell table:style-name="Default" office:value-type="string" calcext:value-type="string">
            <text:p>TGCTGTTGACAGTGAGCGACCAGCCGAGATTTGTTTTCTATAGTGAAGCCACAGATGTATAGAAAACAAATCTCGGCTGGG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Default" office:value-type="string" calcext:value-type="string">
            <text:p>RHNO1.1426</text:p>
          </table:table-cell>
          <table:table-cell table:style-name="Default" office:value-type="string" calcext:value-type="string">
            <text:p>TGCTGTTGACAGTGAGCGCCCACTACTCATTAATCCTTAATAGTGAAGCCACAGATGTATTAAGGATTAATGAGTAGTGGT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table:style-name="Default" office:value-type="string" calcext:value-type="string">
            <text:p>RHNO1.1747</text:p>
          </table:table-cell>
          <table:table-cell table:style-name="Default" office:value-type="string" calcext:value-type="string">
            <text:p>TGCTGTTGACAGTGAGCGATGGGAAAATGGTTTCTTAGAATAGTGAAGCCACAGATGTATTCTAAGAAACCATTTTCCCACTGCCTACTGCCTCGGA</text:p>
          </table:table-cell>
          <table:table-cell office:value-type="string" calcext:value-type="string">
            <text:p>Pool12</text:p>
          </table:table-cell>
        </table:table-row>
        <table:table-row table:style-name="ro1">
          <table:table-cell office:value-type="string" calcext:value-type="string">
            <text:p>DNA2.1047</text:p>
          </table:table-cell>
          <table:table-cell office:value-type="string" calcext:value-type="string">
            <text:p>TGCTGTTGACAGTGAGCGCCAGGTTGTTCTGTACACTCTATAGTGAAGCCACAGATGTATAGAGTGTACAGAACAAC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NA2.2559</text:p>
          </table:table-cell>
          <table:table-cell office:value-type="string" calcext:value-type="string">
            <text:p>TGCTGTTGACAGTGAGCGCAAGAGTGCTGTTGTACAGTTATAGTGAAGCCACAGATGTATAACTGTACAACAGCACTCT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NA2.3740</text:p>
          </table:table-cell>
          <table:table-cell office:value-type="string" calcext:value-type="string">
            <text:p>TGCTGTTGACAGTGAGCGCCAGATGTGTTTTCACTCTAAATAGTGAAGCCACAGATGTATTTAGAGTGAAAACACAT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NA2.3066</text:p>
          </table:table-cell>
          <table:table-cell office:value-type="string" calcext:value-type="string">
            <text:p>TGCTGTTGACAGTGAGCGCAAGGATGGAACTGTTGGTGAATAGTGAAGCCACAGATGTATTCACCAACAGTTCCATCCT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NA2.2833</text:p>
          </table:table-cell>
          <table:table-cell office:value-type="string" calcext:value-type="string">
            <text:p>TGCTGTTGACAGTGAGCGCAAGGTGGTGTGAGCAATGTAATAGTGAAGCCACAGATGTATTACATTGCTCACACCAC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NA2.4023</text:p>
          </table:table-cell>
          <table:table-cell office:value-type="string" calcext:value-type="string">
            <text:p>TGCTGTTGACAGTGAGCGCAAGATGTTTTGTAAAACAAAATAGTGAAGCCACAGATGTATTTTGTTTTACAAAACAT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9orf102.3924</text:p>
          </table:table-cell>
          <table:table-cell office:value-type="string" calcext:value-type="string">
            <text:p>TGCTGTTGACAGTGAGCGCAAGCAAGAGACTTGTCTCAAATAGTGAAGCCACAGATGTATTTGAGACAAGTCTCTTG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9orf102.3007</text:p>
          </table:table-cell>
          <table:table-cell office:value-type="string" calcext:value-type="string">
            <text:p>TGCTGTTGACAGTGAGCGCCAGATGTTTCTTATTCCTCAATAGTGAAGCCACAGATGTATTGAGGAATAAGAAACAT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9orf102.2114</text:p>
          </table:table-cell>
          <table:table-cell office:value-type="string" calcext:value-type="string">
            <text:p>TGCTGTTGACAGTGAGCGCCAAGATTGTAAAAGAGTTCAATAGTGAAGCCACAGATGTATTGAACTCTTTTACAATCT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9orf102.1699</text:p>
          </table:table-cell>
          <table:table-cell office:value-type="string" calcext:value-type="string">
            <text:p>TGCTGTTGACAGTGAGCGCAAAGGAGAAATTGTTGTTATATAGTGAAGCCACAGATGTATATAACAACAATTTCTCCT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9orf102.3079</text:p>
          </table:table-cell>
          <table:table-cell office:value-type="string" calcext:value-type="string">
            <text:p>TGCTGTTGACAGTGAGCGCCCGGAATACTAAGGATATTAATAGTGAAGCCACAGATGTATTAATATCCTTAGTATTCCG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9orf102.2108</text:p>
          </table:table-cell>
          <table:table-cell office:value-type="string" calcext:value-type="string">
            <text:p>TGCTGTTGACAGTGAGCGCAAGACTCAAGATTGTAAAAGATAGTGAAGCCACAGATGTATCTTTTACAATCTTGAGT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YA1.3212</text:p>
          </table:table-cell>
          <table:table-cell office:value-type="string" calcext:value-type="string">
            <text:p>TGCTGTTGACAGTGAGCGCCCCGAAGTAGTTGAAGAGCTATAGTGAAGCCACAGATGTATAGCTCTTCAACTACTTCGG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YA1.1476</text:p>
          </table:table-cell>
          <table:table-cell office:value-type="string" calcext:value-type="string">
            <text:p>TGCTGTTGACAGTGAGCGCAAAGTGGTGTATGTTGTTATATAGTGAAGCCACAGATGTATATAACAACATACACCACT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YA1.2864</text:p>
          </table:table-cell>
          <table:table-cell office:value-type="string" calcext:value-type="string">
            <text:p>TGCTGTTGACAGTGAGCGCAAGGAAGACACACGATGCTAATAGTGAAGCCACAGATGTATTAGCATCGTGTGTCTTC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YA1.511</text:p>
          </table:table-cell>
          <table:table-cell office:value-type="string" calcext:value-type="string">
            <text:p>TGCTGTTGACAGTGAGCGCCAGGAAATAATTCACTCACAATAGTGAAGCCACAGATGTATTGTGAGTGAATTATTTC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YA1.27</text:p>
          </table:table-cell>
          <table:table-cell office:value-type="string" calcext:value-type="string">
            <text:p>TGCTGTTGACAGTGAGCGCCAGATGTTGCTGTTTCCTCAATAGTGAAGCCACAGATGTATTGAGGAAACAGCAACAT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YA1.1884</text:p>
          </table:table-cell>
          <table:table-cell office:value-type="string" calcext:value-type="string">
            <text:p>TGCTGTTGACAGTGAGCGAACGGTTCAAACCTGTGAAGAATAGTGAAGCCACAGATGTATTCTTCACAGGTTTGAACCG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INO80B.296</text:p>
          </table:table-cell>
          <table:table-cell office:value-type="string" calcext:value-type="string">
            <text:p>TGCTGTTGACAGTGAGCGATCAGCTCAAACTCAAAATCAATAGTGAAGCCACAGATGTATTGATTTTGAGTTTGAGCTG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INO80B.213</text:p>
          </table:table-cell>
          <table:table-cell office:value-type="string" calcext:value-type="string">
            <text:p>TGCTGTTGACAGTGAGCGCCACAAGAAGCACAAGAAGAAATAGTGAAGCCACAGATGTATTTCTTCTTGTGCTTCTTG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INO80B.224</text:p>
          </table:table-cell>
          <table:table-cell office:value-type="string" calcext:value-type="string">
            <text:p>TGCTGTTGACAGTGAGCGCCAAGAAGAAACACAAGAAGAATAGTGAAGCCACAGATGTATTCTTCTTGTGTTTCTTCT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INO80B.225</text:p>
          </table:table-cell>
          <table:table-cell office:value-type="string" calcext:value-type="string">
            <text:p>TGCTGTTGACAGTGAGCGAAAGAAGAAACACAAGAAGAAATAGTGAAGCCACAGATGTATTTCTTCTTGTGTTTCTTCT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INO80B.291</text:p>
          </table:table-cell>
          <table:table-cell office:value-type="string" calcext:value-type="string">
            <text:p>TGCTGTTGACAGTGAGCGAAAGCCTCAGCTCAAACTCAAATAGTGAAGCCACAGATGTATTTGAGTTTGAGCTGAGGCT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INO80B.212</text:p>
          </table:table-cell>
          <table:table-cell office:value-type="string" calcext:value-type="string">
            <text:p>TGCTGTTGACAGTGAGCGCACACAAGAAGCACAAGAAGAATAGTGAAGCCACAGATGTATTCTTCTTGTGCTTCTTGTG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AP2K6.1628</text:p>
          </table:table-cell>
          <table:table-cell office:value-type="string" calcext:value-type="string">
            <text:p>TGCTGTTGACAGTGAGCGATACGGTAGTGATGAAATTATATAGTGAAGCCACAGATGTATATAATTTCATCACTACCGT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AP2K6.707</text:p>
          </table:table-cell>
          <table:table-cell office:value-type="string" calcext:value-type="string">
            <text:p>TGCTGTTGACAGTGAGCGATACAAACAAGTTATTGATAAATAGTGAAGCCACAGATGTATTTATCAATAACTTGTTTGT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AP2K6.1629</text:p>
          </table:table-cell>
          <table:table-cell office:value-type="string" calcext:value-type="string">
            <text:p>TGCTGTTGACAGTGAGCGCACGGTAGTGATGAAATTATAATAGTGAAGCCACAGATGTATTATAATTTCATCACTACCG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AP2K6.903</text:p>
          </table:table-cell>
          <table:table-cell office:value-type="string" calcext:value-type="string">
            <text:p>TGCTGTTGACAGTGAGCGATGGACTCTGTTGCTAAAACAATAGTGAAGCCACAGATGTATTGTTTTAGCAACAGAGTCC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AP2K6.1566</text:p>
          </table:table-cell>
          <table:table-cell office:value-type="string" calcext:value-type="string">
            <text:p>TGCTGTTGACAGTGAGCGAAAGCTTCTCAGACTTCTCTTATAGTGAAGCCACAGATGTATAAGAGAAGTCTGAGAAGCT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AP2K6.616</text:p>
          </table:table-cell>
          <table:table-cell office:value-type="string" calcext:value-type="string">
            <text:p>TGCTGTTGACAGTGAGCGATCCATTCACTGTCACCTTTTATAGTGAAGCCACAGATGTATAAAAGGTGACAGTGAATGG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SH4.628</text:p>
          </table:table-cell>
          <table:table-cell office:value-type="string" calcext:value-type="string">
            <text:p>TGCTGTTGACAGTGAGCGCAAGGTGATCACTAAACTTAAATAGTGAAGCCACAGATGTATTTAAGTTTAGTGATCAC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SH4.872</text:p>
          </table:table-cell>
          <table:table-cell office:value-type="string" calcext:value-type="string">
            <text:p>TGCTGTTGACAGTGAGCGACAGCTGTTGCAGCTTTGTTAATAGTGAAGCCACAGATGTATTAACAAAGCTGCAACAG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SH4.2162</text:p>
          </table:table-cell>
          <table:table-cell office:value-type="string" calcext:value-type="string">
            <text:p>TGCTGTTGACAGTGAGCGACAGCAGAATATTCTTCCTTTATAGTGAAGCCACAGATGTATAAAGGAAGAATATTCTG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SH4.728</text:p>
          </table:table-cell>
          <table:table-cell office:value-type="string" calcext:value-type="string">
            <text:p>TGCTGTTGACAGTGAGCGCCAGAAAATTTCAAGAATGTTATAGTGAAGCCACAGATGTATAACATTCTTGAAATTTT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SH4.1039</text:p>
          </table:table-cell>
          <table:table-cell office:value-type="string" calcext:value-type="string">
            <text:p>TGCTGTTGACAGTGAGCGCCACACTCTCTTTGGTGTTCTATAGTGAAGCCACAGATGTATAGAACACCAAAGAGAGTG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SH4.3133</text:p>
          </table:table-cell>
          <table:table-cell office:value-type="string" calcext:value-type="string">
            <text:p>TGCTGTTGACAGTGAGCGCTACTTACAAGTTATAGTTTAATAGTGAAGCCACAGATGTATTAAACTATAACTTGTAAGT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ARG.3049</text:p>
          </table:table-cell>
          <table:table-cell office:value-type="string" calcext:value-type="string">
            <text:p>TGCTGTTGACAGTGAGCGCTAAGCTGTTGCTACGATACTATAGTGAAGCCACAGATGTATAGTATCGTAGCAACAGCTT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ARG.2511</text:p>
          </table:table-cell>
          <table:table-cell office:value-type="string" calcext:value-type="string">
            <text:p>TGCTGTTGACAGTGAGCGACAGGACTTGTGCAAGAAGAAATAGTGAAGCCACAGATGTATTTCTTCTTGCACAAGTC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ARG.2190</text:p>
          </table:table-cell>
          <table:table-cell office:value-type="string" calcext:value-type="string">
            <text:p>TGCTGTTGACAGTGAGCGACACGACGAAATGCTAAGATGATAGTGAAGCCACAGATGTATCATCTTAGCATTTCGTCG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ARG.848</text:p>
          </table:table-cell>
          <table:table-cell office:value-type="string" calcext:value-type="string">
            <text:p>TGCTGTTGACAGTGAGCGCCACAGTGACACAGATAGTGAATAGTGAAGCCACAGATGTATTCACTATCTGTGTCACTG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ARG.1778</text:p>
          </table:table-cell>
          <table:table-cell office:value-type="string" calcext:value-type="string">
            <text:p>TGCTGTTGACAGTGAGCGATGGGATAACAAGCATGTTAAATAGTGAAGCCACAGATGTATTTAACATGCTTGTTATCCC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ARG.2426</text:p>
          </table:table-cell>
          <table:table-cell office:value-type="string" calcext:value-type="string">
            <text:p>TGCTGTTGACAGTGAGCGCTACGAAGGTACCATAGAAGAATAGTGAAGCCACAGATGTATTCTTCTATGGTACCTTCGT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L.1556</text:p>
          </table:table-cell>
          <table:table-cell office:value-type="string" calcext:value-type="string">
            <text:p>TGCTGTTGACAGTGAGCGACAAGAGGAGAATGGTCAGCAATAGTGAAGCCACAGATGTATTGCTGACCATTCTCCTCT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L.1835</text:p>
          </table:table-cell>
          <table:table-cell office:value-type="string" calcext:value-type="string">
            <text:p>TGCTGTTGACAGTGAGCGAAAGGATGTCTTCAGGCTCTTATAGTGAAGCCACAGATGTATAAGAGCCTGAAGACATC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L.1010</text:p>
          </table:table-cell>
          <table:table-cell office:value-type="string" calcext:value-type="string">
            <text:p>TGCTGTTGACAGTGAGCGACAGCCCATCTCTGATGATGAATAGTGAAGCCACAGATGTATTCATCATCAGAGATGGG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L.420</text:p>
          </table:table-cell>
          <table:table-cell office:value-type="string" calcext:value-type="string">
            <text:p>TGCTGTTGACAGTGAGCGACGGGATCCAGCCATACTTCAATAGTGAAGCCACAGATGTATTGAAGTATGGCTGGATCCC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L.607</text:p>
          </table:table-cell>
          <table:table-cell office:value-type="string" calcext:value-type="string">
            <text:p>TGCTGTTGACAGTGAGCGACCGGGCAGAACTCTTTGAGAATAGTGAAGCCACAGATGTATTCTCAAAGAGTTCTGCCCG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L.1331</text:p>
          </table:table-cell>
          <table:table-cell office:value-type="string" calcext:value-type="string">
            <text:p>TGCTGTTGACAGTGAGCGAAGGGAGGAGGCTACAGAGATTTAGTGAAGCCACAGATGTAAATCTCTGTAGCCTCCTCCC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EIR5.551</text:p>
          </table:table-cell>
          <table:table-cell office:value-type="string" calcext:value-type="string">
            <text:p>TGCTGTTGACAGTGAGCGATCAGTTACAGTTGTTAATAAATAGTGAAGCCACAGATGTATTTATTAACAACTGTAACTG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EIR5.517</text:p>
          </table:table-cell>
          <table:table-cell office:value-type="string" calcext:value-type="string">
            <text:p>TGCTGTTGACAGTGAGCGATAGTCAAAATGTATAGATCAATAGTGAAGCCACAGATGTATTGATCTATACATTTTGACT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EIR5.1378</text:p>
          </table:table-cell>
          <table:table-cell office:value-type="string" calcext:value-type="string">
            <text:p>TGCTGTTGACAGTGAGCGATAGCAGGTAATTAAACTTATATAGTGAAGCCACAGATGTATATAAGTTTAATTACCTGCT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EIR5.503</text:p>
          </table:table-cell>
          <table:table-cell office:value-type="string" calcext:value-type="string">
            <text:p>TGCTGTTGACAGTGAGCGCTCGGAGGCTAAAACTAGTCAATAGTGAAGCCACAGATGTATTGACTAGTTTTAGCCTCCG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EIR5.853</text:p>
          </table:table-cell>
          <table:table-cell office:value-type="string" calcext:value-type="string">
            <text:p>TGCTGTTGACAGTGAGCGATGCGATCTTGACTCACTGCAATAGTGAAGCCACAGATGTATTGCAGTGAGTCAAGATCGC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EIR5.288</text:p>
          </table:table-cell>
          <table:table-cell office:value-type="string" calcext:value-type="string">
            <text:p>TGCTGTTGACAGTGAGCGCCAAGAAAGTTTTAAACATATATAGTGAAGCCACAGATGTATATATGTTTAAAACTTTCT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UPT16H.3249</text:p>
          </table:table-cell>
          <table:table-cell office:value-type="string" calcext:value-type="string">
            <text:p>TGCTGTTGACAGTGAGCGACAGAAGAGTCAGACTATTCTATAGTGAAGCCACAGATGTATAGAATAGTCTGACTCTT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UPT16H.3356</text:p>
          </table:table-cell>
          <table:table-cell office:value-type="string" calcext:value-type="string">
            <text:p>TGCTGTTGACAGTGAGCGCTACGAGGAAGAAGAAGAACAATAGTGAAGCCACAGATGTATTGTTCTTCTTCTTCCTCGT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UPT16H.742</text:p>
          </table:table-cell>
          <table:table-cell office:value-type="string" calcext:value-type="string">
            <text:p>TGCTGTTGACAGTGAGCGCTGGAGTGTTCAGCAAAGACAATAGTGAAGCCACAGATGTATTGTCTTTGCTGAACACTCC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UPT16H.1858</text:p>
          </table:table-cell>
          <table:table-cell office:value-type="string" calcext:value-type="string">
            <text:p>TGCTGTTGACAGTGAGCGACAAGTCTAATGTGTCCTATAATAGTGAAGCCACAGATGTATTATAGGACACATTAGACT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UPT16H.1227</text:p>
          </table:table-cell>
          <table:table-cell office:value-type="string" calcext:value-type="string">
            <text:p>TGCTGTTGACAGTGAGCGAAAGAAGTTCAAGAAAATTATATAGTGAAGCCACAGATGTATATAATTTTCTTGAACTTCT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UPT16H.2921</text:p>
          </table:table-cell>
          <table:table-cell office:value-type="string" calcext:value-type="string">
            <text:p>TGCTGTTGACAGTGAGCGATACAAGGACTACAGCAAGAAATAGTGAAGCCACAGATGTATTTCTTGCTGTAGTCCTTGT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WAC.2928</text:p>
          </table:table-cell>
          <table:table-cell office:value-type="string" calcext:value-type="string">
            <text:p>TGCTGTTGACAGTGAGCGCTGGAAGGATGTTTGTGTTGTATAGTGAAGCCACAGATGTATACAACACAAACATCCTTCC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WAC.1429</text:p>
          </table:table-cell>
          <table:table-cell office:value-type="string" calcext:value-type="string">
            <text:p>TGCTGTTGACAGTGAGCGACCCGATCCACGTGTTCATTAATAGTGAAGCCACAGATGTATTAATGAACACGTGGATCGG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WAC.2804</text:p>
          </table:table-cell>
          <table:table-cell office:value-type="string" calcext:value-type="string">
            <text:p>TGCTGTTGACAGTGAGCGCCAGGAAATTGTGTATGAGATATAGTGAAGCCACAGATGTATATCTCATACACAATTTC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WAC.2869</text:p>
          </table:table-cell>
          <table:table-cell office:value-type="string" calcext:value-type="string">
            <text:p>TGCTGTTGACAGTGAGCGACAAGTGGTTGTCATTTGTTAATAGTGAAGCCACAGATGTATTAACAAATGACAACCACT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WAC.1578</text:p>
          </table:table-cell>
          <table:table-cell office:value-type="string" calcext:value-type="string">
            <text:p>TGCTGTTGACAGTGAGCGATCCGAAATTTGTACTGAATTATAGTGAAGCCACAGATGTATAATTCAGTACAAATTTCGG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WAC.2729</text:p>
          </table:table-cell>
          <table:table-cell office:value-type="string" calcext:value-type="string">
            <text:p>TGCTGTTGACAGTGAGCGCCAGAACTGTTCTTGTTGAATATAGTGAAGCCACAGATGTATATTCAACAAGAACAGTT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RCC2.867</text:p>
          </table:table-cell>
          <table:table-cell office:value-type="string" calcext:value-type="string">
            <text:p>TGCTGTTGACAGTGAGCGCCAGGATCAAAGAGACAGACGATAGTGAAGCCACAGATGTATCGTCTGTCTCTTTGATC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RCC2.315</text:p>
          </table:table-cell>
          <table:table-cell office:value-type="string" calcext:value-type="string">
            <text:p>TGCTGTTGACAGTGAGCGCTCGAAAGTTGCTCAACTTCTATAGTGAAGCCACAGATGTATAGAAGTTGAGCAACTTTCG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RCC2.856</text:p>
          </table:table-cell>
          <table:table-cell office:value-type="string" calcext:value-type="string">
            <text:p>TGCTGTTGACAGTGAGCGAAAGACGGTGCTCAGGATCAAATAGTGAAGCCACAGATGTATTTGATCCTGAGCACCGT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RCC2.624</text:p>
          </table:table-cell>
          <table:table-cell office:value-type="string" calcext:value-type="string">
            <text:p>TGCTGTTGACAGTGAGCGACCCATACTTCCTTGCTCGATATAGTGAAGCCACAGATGTATATCGAGCAAGGAAGTATGG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RCC2.192</text:p>
          </table:table-cell>
          <table:table-cell office:value-type="string" calcext:value-type="string">
            <text:p>TGCTGTTGACAGTGAGCGACGGGAAGACAGTATCCCTGTTTAGTGAAGCCACAGATGTAAACAGGGATACTGTCTTCCC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RCC2.519</text:p>
          </table:table-cell>
          <table:table-cell office:value-type="string" calcext:value-type="string">
            <text:p>TGCTGTTGACAGTGAGCGACCGATTCTATGAGGAATTTGATAGTGAAGCCACAGATGTATCAAATTCCTCATAGAATCG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NAT1.511</text:p>
          </table:table-cell>
          <table:table-cell office:value-type="string" calcext:value-type="string">
            <text:p>TGCTGTTGACAGTGAGCGCAACAAAGATGTTATTCAGAAATAGTGAAGCCACAGATGTATTTCTGAATAACATCTTTG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NAT1.1063</text:p>
          </table:table-cell>
          <table:table-cell office:value-type="string" calcext:value-type="string">
            <text:p>TGCTGTTGACAGTGAGCGCAAGGAGAAAATTTCAGAACTATAGTGAAGCCACAGATGTATAGTTCTGAAATTTTCTCCT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NAT1.334</text:p>
          </table:table-cell>
          <table:table-cell office:value-type="string" calcext:value-type="string">
            <text:p>TGCTGTTGACAGTGAGCGAAAGGAGGTTGAGATCAGGAAATAGTGAAGCCACAGATGTATTTCCTGATCTCAACCTCCT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NAT1.383</text:p>
          </table:table-cell>
          <table:table-cell office:value-type="string" calcext:value-type="string">
            <text:p>TGCTGTTGACAGTGAGCGAAAGAAGATTTTCCTAGTCTAATAGTGAAGCCACAGATGTATTAGACTAGGAAAATCTT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NAT1.985</text:p>
          </table:table-cell>
          <table:table-cell office:value-type="string" calcext:value-type="string">
            <text:p>TGCTGTTGACAGTGAGCGCAAGCAGACTTATAAAATTATATAGTGAAGCCACAGATGTATATAATTTTATAAGTCTG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NAT1.966</text:p>
          </table:table-cell>
          <table:table-cell office:value-type="string" calcext:value-type="string">
            <text:p>TGCTGTTGACAGTGAGCGACAGGGAGCTAGCAAAAGTAAATAGTGAAGCCACAGATGTATTTACTTTTGCTAGCTCC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ARP2.1796</text:p>
          </table:table-cell>
          <table:table-cell office:value-type="string" calcext:value-type="string">
            <text:p>TGCTGTTGACAGTGAGCGCAAGCAGTGTTGTACTTGTGAATAGTGAAGCCACAGATGTATTCACAAGTACAACACTGCT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ARP2.212</text:p>
          </table:table-cell>
          <table:table-cell office:value-type="string" calcext:value-type="string">
            <text:p>TGCTGTTGACAGTGAGCGCCAGGACAGAAGACAAGCAAGATAGTGAAGCCACAGATGTATCTTGCTTGTCTTCTGTC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ARP2.1765</text:p>
          </table:table-cell>
          <table:table-cell office:value-type="string" calcext:value-type="string">
            <text:p>TGCTGTTGACAGTGAGCGCAACCAGAGATCTGATCTTCAATAGTGAAGCCACAGATGTATTGAAGATCAGATCTCTGG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ARP2.356</text:p>
          </table:table-cell>
          <table:table-cell office:value-type="string" calcext:value-type="string">
            <text:p>TGCTGTTGACAGTGAGCGCTCAGACCAATCTCCAGTTCAATAGTGAAGCCACAGATGTATTGAACTGGAGATTGGTCTG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ARP2.306</text:p>
          </table:table-cell>
          <table:table-cell office:value-type="string" calcext:value-type="string">
            <text:p>TGCTGTTGACAGTGAGCGAAAGGCTCATGTGTATTGTGAATAGTGAAGCCACAGATGTATTCACAATACACATGAGC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ARP2.206</text:p>
          </table:table-cell>
          <table:table-cell office:value-type="string" calcext:value-type="string">
            <text:p>TGCTGTTGACAGTGAGCGCTAAGGACAGGACAGAAGACAATAGTGAAGCCACAGATGTATTGTCTTCTGTCCTGTCCTT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HF1.1921</text:p>
          </table:table-cell>
          <table:table-cell office:value-type="string" calcext:value-type="string">
            <text:p>TGCTGTTGACAGTGAGCGATGGGATGTACCTGGAGAGATATAGTGAAGCCACAGATGTATATCTCTCCAGGTACATCCC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HF1.2146</text:p>
          </table:table-cell>
          <table:table-cell office:value-type="string" calcext:value-type="string">
            <text:p>TGCTGTTGACAGTGAGCGCCCCGGACTCTGTATGATTGAATAGTGAAGCCACAGATGTATTCAATCATACAGAGTCCGG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HF1.789</text:p>
          </table:table-cell>
          <table:table-cell office:value-type="string" calcext:value-type="string">
            <text:p>TGCTGTTGACAGTGAGCGCCCGACAGCAGAGTTACTGTTATAGTGAAGCCACAGATGTATAACAGTAACTCTGCTGTCG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HF1.1026</text:p>
          </table:table-cell>
          <table:table-cell office:value-type="string" calcext:value-type="string">
            <text:p>TGCTGTTGACAGTGAGCGCCAGTGTTTGCTGTAAGAAGAATAGTGAAGCCACAGATGTATTCTTCTTACAGCAAACA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HF1.1025</text:p>
          </table:table-cell>
          <table:table-cell office:value-type="string" calcext:value-type="string">
            <text:p>TGCTGTTGACAGTGAGCGATCAGTGTTTGCTGTAAGAAGATAGTGAAGCCACAGATGTATCTTCTTACAGCAAACACTG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HF1.2052</text:p>
          </table:table-cell>
          <table:table-cell office:value-type="string" calcext:value-type="string">
            <text:p>TGCTGTTGACAGTGAGCGCTCCTTTGATGTTATTTTGTTATAGTGAAGCCACAGATGTATAACAAAATAACATCAAAGG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B5.771</text:p>
          </table:table-cell>
          <table:table-cell office:value-type="string" calcext:value-type="string">
            <text:p>TGCTGTTGACAGTGAGCGACACATTGACCTCTATGTGTTATAGTGAAGCCACAGATGTATAACACATAGAGGTCAATG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B5.113</text:p>
          </table:table-cell>
          <table:table-cell office:value-type="string" calcext:value-type="string">
            <text:p>TGCTGTTGACAGTGAGCGCGAAGAAGGTGATAGAGATCAATAGTGAAGCCACAGATGTATTGATCTCTATCACCTTCTTC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B5.813</text:p>
          </table:table-cell>
          <table:table-cell office:value-type="string" calcext:value-type="string">
            <text:p>TGCTGTTGACAGTGAGCGACAGAGGTGACTATTTGTTTTATAGTGAAGCCACAGATGTATAAAACAAATAGTCACCT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B5.272</text:p>
          </table:table-cell>
          <table:table-cell office:value-type="string" calcext:value-type="string">
            <text:p>TGCTGTTGACAGTGAGCGACAACATGGTGTATCAGTACAATAGTGAAGCCACAGATGTATTGTACTGATACACCATGT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B5.273</text:p>
          </table:table-cell>
          <table:table-cell office:value-type="string" calcext:value-type="string">
            <text:p>TGCTGTTGACAGTGAGCGAAACATGGTGTATCAGTACAAATAGTGAAGCCACAGATGTATTTGTACTGATACACCATGT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B5.209</text:p>
          </table:table-cell>
          <table:table-cell office:value-type="string" calcext:value-type="string">
            <text:p>TGCTGTTGACAGTGAGCGATCGAATCTATGAGCTTCGAAATAGTGAAGCCACAGATGTATTTCGAAGCTCATAGATTCG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AD23A.1062</text:p>
          </table:table-cell>
          <table:table-cell office:value-type="string" calcext:value-type="string">
            <text:p>TGCTGTTGACAGTGAGCGACCGCAGGAGAAAGAAGCTATATAGTGAAGCCACAGATGTATATAGCTTCTTTCTCCTGCG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AD23A.186</text:p>
          </table:table-cell>
          <table:table-cell office:value-type="string" calcext:value-type="string">
            <text:p>TGCTGTTGACAGTGAGCGAAAGGTGCTAAAGGAGAAGATATAGTGAAGCCACAGATGTATATCTTCTCCTTTAGCAC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AD23A.1744</text:p>
          </table:table-cell>
          <table:table-cell office:value-type="string" calcext:value-type="string">
            <text:p>TGCTGTTGACAGTGAGCGCCAGAACCGTGTCTCTGATAAATAGTGAAGCCACAGATGTATTTATCAGAGACACGGTT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AD23A.1072</text:p>
          </table:table-cell>
          <table:table-cell office:value-type="string" calcext:value-type="string">
            <text:p>TGCTGTTGACAGTGAGCGCAAGAAGCTATAGAGAGGTTGATAGTGAAGCCACAGATGTATCAACCTCTCTATAGCTT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AD23A.176</text:p>
          </table:table-cell>
          <table:table-cell office:value-type="string" calcext:value-type="string">
            <text:p>TGCTGTTGACAGTGAGCGCCGAGACGGTGAAGGTGCTAAATAGTGAAGCCACAGATGTATTTAGCACCTTCACCGTCTC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AD23A.900</text:p>
          </table:table-cell>
          <table:table-cell office:value-type="string" calcext:value-type="string">
            <text:p>TGCTGTTGACAGTGAGCGACAGGAGAACCCTCAGCTTTTATAGTGAAGCCACAGATGTATAAAAGCTGAGGGTTCTC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FRP2.1750</text:p>
          </table:table-cell>
          <table:table-cell office:value-type="string" calcext:value-type="string">
            <text:p>TGCTGTTGACAGTGAGCGCTAGCATGATTTCTTCAAGTAATAGTGAAGCCACAGATGTATTACTTGAAGAAATCATGCT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FRP2.1618</text:p>
          </table:table-cell>
          <table:table-cell office:value-type="string" calcext:value-type="string">
            <text:p>TGCTGTTGACAGTGAGCGACAGACTGAGACTCAGTGTCTATAGTGAAGCCACAGATGTATAGACACTGAGTCTCAGT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FRP2.1705</text:p>
          </table:table-cell>
          <table:table-cell office:value-type="string" calcext:value-type="string">
            <text:p>TGCTGTTGACAGTGAGCGACAGCTACAATACTTCCATTTATAGTGAAGCCACAGATGTATAAATGGAAGTATTGTAG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FRP2.1345</text:p>
          </table:table-cell>
          <table:table-cell office:value-type="string" calcext:value-type="string">
            <text:p>TGCTGTTGACAGTGAGCGACACCCGAATCTTGTAGAAATATAGTGAAGCCACAGATGTATATTTCTACAAGATTCGGG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FRP2.1856</text:p>
          </table:table-cell>
          <table:table-cell office:value-type="string" calcext:value-type="string">
            <text:p>TGCTGTTGACAGTGAGCGCCCCATTGTAGCTTACCTGTAATAGTGAAGCCACAGATGTATTACAGGTAAGCTACAATGG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FRP2.735</text:p>
          </table:table-cell>
          <table:table-cell office:value-type="string" calcext:value-type="string">
            <text:p>TGCTGTTGACAGTGAGCGAACCGAGGAAGCTCCAAAGGTATAGTGAAGCCACAGATGTATACCTTTGGAGCTTCCTCGG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PRED1.5564</text:p>
          </table:table-cell>
          <table:table-cell office:value-type="string" calcext:value-type="string">
            <text:p>TGCTGTTGACAGTGAGCGCAAGGATATTTCTTGTGTTGAATAGTGAAGCCACAGATGTATTCAACACAAGAAATATCCT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PRED1.2461</text:p>
          </table:table-cell>
          <table:table-cell office:value-type="string" calcext:value-type="string">
            <text:p>TGCTGTTGACAGTGAGCGCAAGCACAGATGTAATTGTCTATAGTGAAGCCACAGATGTATAGACAATTACATCTGTG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PRED1.5123</text:p>
          </table:table-cell>
          <table:table-cell office:value-type="string" calcext:value-type="string">
            <text:p>TGCTGTTGACAGTGAGCGACAGCTAAGTTTTGGTATTTTATAGTGAAGCCACAGATGTATAAAATACCAAAACTTAG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PRED1.1060</text:p>
          </table:table-cell>
          <table:table-cell office:value-type="string" calcext:value-type="string">
            <text:p>TGCTGTTGACAGTGAGCGCGAGGATGAGATTGTCAGAATATAGTGAAGCCACAGATGTATATTCTGACAATCTCATCCTC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PRED1.6831</text:p>
          </table:table-cell>
          <table:table-cell office:value-type="string" calcext:value-type="string">
            <text:p>TGCTGTTGACAGTGAGCGCAAGGTTATTAGGACAGTAATATAGTGAAGCCACAGATGTATATTACTGTCCTAATAAC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PRED1.5651</text:p>
          </table:table-cell>
          <table:table-cell office:value-type="string" calcext:value-type="string">
            <text:p>TGCTGTTGACAGTGAGCGCAAGGTGCATTAAGCAAGTGTATAGTGAAGCCACAGATGTATACACTTGCTTAATGCAC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TC5.257</text:p>
          </table:table-cell>
          <table:table-cell office:value-type="string" calcext:value-type="string">
            <text:p>TGCTGTTGACAGTGAGCGAAAGGCACAAGTTCTAATGCTATAGTGAAGCCACAGATGTATAGCATTAGAACTTGTGCCT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TC5.506</text:p>
          </table:table-cell>
          <table:table-cell office:value-type="string" calcext:value-type="string">
            <text:p>TGCTGTTGACAGTGAGCGACGGACTGACACTGAAGATGAATAGTGAAGCCACAGATGTATTCATCTTCAGTGTCAGTCC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TC5.745</text:p>
          </table:table-cell>
          <table:table-cell office:value-type="string" calcext:value-type="string">
            <text:p>TGCTGTTGACAGTGAGCGCCAGGGCGACGTTGCATAAATATAGTGAAGCCACAGATGTATATTTATGCAACGTCGCC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TC5.251</text:p>
          </table:table-cell>
          <table:table-cell office:value-type="string" calcext:value-type="string">
            <text:p>TGCTGTTGACAGTGAGCGACAGGGCAAGGCACAAGTTCTATAGTGAAGCCACAGATGTATAGAACTTGTGCCTTGCC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TC5.258</text:p>
          </table:table-cell>
          <table:table-cell office:value-type="string" calcext:value-type="string">
            <text:p>TGCTGTTGACAGTGAGCGCAGGCACAAGTTCTAATGCTAATAGTGAAGCCACAGATGTATTAGCATTAGAACTTGTGCC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TC5.1732</text:p>
          </table:table-cell>
          <table:table-cell office:value-type="string" calcext:value-type="string">
            <text:p>TGCTGTTGACAGTGAGCGCCAGTTCAGTATTTATTGCTAATAGTGAAGCCACAGATGTATTAGCAATAAATACTGAA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XPA.1219</text:p>
          </table:table-cell>
          <table:table-cell office:value-type="string" calcext:value-type="string">
            <text:p>TGCTGTTGACAGTGAGCGCCAGCTACAAATTTGAGGACAATAGTGAAGCCACAGATGTATTGTCCTCAAATTTGTAG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XPA.357</text:p>
          </table:table-cell>
          <table:table-cell office:value-type="string" calcext:value-type="string">
            <text:p>TGCTGTTGACAGTGAGCGAAAGAAGAAGAAGAACAGAAAATAGTGAAGCCACAGATGTATTTTCTGTTCTTCTTCTT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XPA.1180</text:p>
          </table:table-cell>
          <table:table-cell office:value-type="string" calcext:value-type="string">
            <text:p>TGCTGTTGACAGTGAGCGCTGGGAGCTGAGTGCTAGAGTATAGTGAAGCCACAGATGTATACTCTAGCACTCAGCTCCC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XPA.503</text:p>
          </table:table-cell>
          <table:table-cell office:value-type="string" calcext:value-type="string">
            <text:p>TGCTGTTGACAGTGAGCGATGCAGAGATGCTGATGATAAATAGTGAAGCCACAGATGTATTTATCATCAGCATCTCTGC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XPA.826</text:p>
          </table:table-cell>
          <table:table-cell office:value-type="string" calcext:value-type="string">
            <text:p>TGCTGTTGACAGTGAGCGCAAGGGAGACGATTGTTCATCATAGTGAAGCCACAGATGTATGATGAACAATCGTCTCC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XPA.1288</text:p>
          </table:table-cell>
          <table:table-cell office:value-type="string" calcext:value-type="string">
            <text:p>TGCTGTTGACAGTGAGCGCAAGGCTGAACTGGATTCTTAATAGTGAAGCCACAGATGTATTAAGAATCCAGTTCAGC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AZ1B.5150</text:p>
          </table:table-cell>
          <table:table-cell office:value-type="string" calcext:value-type="string">
            <text:p>TGCTGTTGACAGTGAGCGACAGGAAGAATTTAAATGTTTATAGTGAAGCCACAGATGTATAAACATTTAAATTCTTC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AZ1B.3381</text:p>
          </table:table-cell>
          <table:table-cell office:value-type="string" calcext:value-type="string">
            <text:p>TGCTGTTGACAGTGAGCGCCAGGGAATAAGAGAAAGTCAATAGTGAAGCCACAGATGTATTGACTTTCTCTTATTCC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AZ1B.2041</text:p>
          </table:table-cell>
          <table:table-cell office:value-type="string" calcext:value-type="string">
            <text:p>TGCTGTTGACAGTGAGCGCAAGAACGAAGAGAGAAAGAAATAGTGAAGCCACAGATGTATTTCTTTCTCTCTTCGTT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AZ1B.2230</text:p>
          </table:table-cell>
          <table:table-cell office:value-type="string" calcext:value-type="string">
            <text:p>TGCTGTTGACAGTGAGCGACAGATGCTCAGTATCCTATTATAGTGAAGCCACAGATGTATAATAGGATACTGAGCAT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AZ1B.5562</text:p>
          </table:table-cell>
          <table:table-cell office:value-type="string" calcext:value-type="string">
            <text:p>TGCTGTTGACAGTGAGCGATAGCTCTAGTTGTTATATTTATAGTGAAGCCACAGATGTATAAATATAACAACTAGAGCT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AZ1B.3696</text:p>
          </table:table-cell>
          <table:table-cell office:value-type="string" calcext:value-type="string">
            <text:p>TGCTGTTGACAGTGAGCGCCCCAAGCAAAAGAGAAGAAAATAGTGAAGCCACAGATGTATTTTCTTCTCTTTTGCTTGG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DRG1.2797</text:p>
          </table:table-cell>
          <table:table-cell office:value-type="string" calcext:value-type="string">
            <text:p>TGCTGTTGACAGTGAGCGCCAGAGTGAATTGAATATTGTATAGTGAAGCCACAGATGTATACAATATTCAATTCACT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DRG1.1691</text:p>
          </table:table-cell>
          <table:table-cell office:value-type="string" calcext:value-type="string">
            <text:p>TGCTGTTGACAGTGAGCGATAGCAGCACACACTTCACAAATAGTGAAGCCACAGATGTATTTGTGAAGTGTGTGCTGCT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DRG1.1479</text:p>
          </table:table-cell>
          <table:table-cell office:value-type="string" calcext:value-type="string">
            <text:p>TGCTGTTGACAGTGAGCGATCGGTATTAATCCAAAGCTTATAGTGAAGCCACAGATGTATAAGCTTTGGATTAATACCG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DRG1.3024</text:p>
          </table:table-cell>
          <table:table-cell office:value-type="string" calcext:value-type="string">
            <text:p>TGCTGTTGACAGTGAGCGCGAGGAGTTTCTTAATGAGATATAGTGAAGCCACAGATGTATATCTCATTAAGAAACTCCTC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DRG1.1955</text:p>
          </table:table-cell>
          <table:table-cell office:value-type="string" calcext:value-type="string">
            <text:p>TGCTGTTGACAGTGAGCGATACGTAGTTAACTTGAAGAAATAGTGAAGCCACAGATGTATTTCTTCAAGTTAACTACGT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DRG1.2784</text:p>
          </table:table-cell>
          <table:table-cell office:value-type="string" calcext:value-type="string">
            <text:p>TGCTGTTGACAGTGAGCGCTAGGAAGTTTGGTCAGAGTGATAGTGAAGCCACAGATGTATCACTCTGACCAAACTTCCT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PP4R2.375</text:p>
          </table:table-cell>
          <table:table-cell office:value-type="string" calcext:value-type="string">
            <text:p>TGCTGTTGACAGTGAGCGCCAGCGACTATGTGAATTGTTATAGTGAAGCCACAGATGTATAACAATTCACATAGTCG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PP4R2.376</text:p>
          </table:table-cell>
          <table:table-cell office:value-type="string" calcext:value-type="string">
            <text:p>TGCTGTTGACAGTGAGCGAAGCGACTATGTGAATTGTTAATAGTGAAGCCACAGATGTATTAACAATTCACATAGTCGC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PP4R2.768</text:p>
          </table:table-cell>
          <table:table-cell office:value-type="string" calcext:value-type="string">
            <text:p>TGCTGTTGACAGTGAGCGCCCAGATGAAGATGCTGTGGAATAGTGAAGCCACAGATGTATTCCACAGCATCTTCATCTG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PP4R2.397</text:p>
          </table:table-cell>
          <table:table-cell office:value-type="string" calcext:value-type="string">
            <text:p>TGCTGTTGACAGTGAGCGCCAGATCCAAGGAGAAACTATATAGTGAAGCCACAGATGTATATAGTTTCTCCTTGGAT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PP4R2.1312</text:p>
          </table:table-cell>
          <table:table-cell office:value-type="string" calcext:value-type="string">
            <text:p>TGCTGTTGACAGTGAGCGCTGGAACAAGACTAACTATTTATAGTGAAGCCACAGATGTATAAATAGTTAGTCTTGTTCC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PP4R2.865</text:p>
          </table:table-cell>
          <table:table-cell office:value-type="string" calcext:value-type="string">
            <text:p>TGCTGTTGACAGTGAGCGCCCAGCGAAATTTCTTCAGTTATAGTGAAGCCACAGATGTATAACTGAAGAAATTTCGCTG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PRED2.418</text:p>
          </table:table-cell>
          <table:table-cell office:value-type="string" calcext:value-type="string">
            <text:p>TGCTGTTGACAGTGAGCGCCAGCTACAGACAGTTCTTCTATAGTGAAGCCACAGATGTATAGAAGAACTGTCTGTAG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PRED2.8</text:p>
          </table:table-cell>
          <table:table-cell office:value-type="string" calcext:value-type="string">
            <text:p>TGCTGTTGACAGTGAGCGCCAGCTATATTGTGCGTGTCAATAGTGAAGCCACAGATGTATTGACACGCACAATATAG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PRED2.1853</text:p>
          </table:table-cell>
          <table:table-cell office:value-type="string" calcext:value-type="string">
            <text:p>TGCTGTTGACAGTGAGCGCAAGCTGCAGTTTCTATCTTTATAGTGAAGCCACAGATGTATAAAGATAGAAACTGCAGCT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PRED2.207</text:p>
          </table:table-cell>
          <table:table-cell office:value-type="string" calcext:value-type="string">
            <text:p>TGCTGTTGACAGTGAGCGCAAGGACTTGGTCTACACCAAATAGTGAAGCCACAGATGTATTTGGTGTAGACCAAGTC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PRED2.2122</text:p>
          </table:table-cell>
          <table:table-cell office:value-type="string" calcext:value-type="string">
            <text:p>TGCTGTTGACAGTGAGCGCTAGCAATATTAGAATAGGATATAGTGAAGCCACAGATGTATATCCTATTCTAATATTGCT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PRED2.914</text:p>
          </table:table-cell>
          <table:table-cell office:value-type="string" calcext:value-type="string">
            <text:p>TGCTGTTGACAGTGAGCGACAGGGACATGTTCAACCACGATAGTGAAGCCACAGATGTATCGTGGTTGAACATGTCC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KAT5.655</text:p>
          </table:table-cell>
          <table:table-cell office:value-type="string" calcext:value-type="string">
            <text:p>TGCTGTTGACAGTGAGCGACAGGACGGAAGCGAAAATCGATAGTGAAGCCACAGATGTATCGATTTTCGCTTCCGTC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KAT5.2044</text:p>
          </table:table-cell>
          <table:table-cell office:value-type="string" calcext:value-type="string">
            <text:p>TGCTGTTGACAGTGAGCGACGGCAATAAATTGTTTCTATATAGTGAAGCCACAGATGTATATAGAAACAATTTATTGCC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KAT5.1173</text:p>
          </table:table-cell>
          <table:table-cell office:value-type="string" calcext:value-type="string">
            <text:p>TGCTGTTGACAGTGAGCGAAAGGAGAAAGAATCAACGGAATAGTGAAGCCACAGATGTATTCCGTTGATTCTTTCTCCT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KAT5.1064</text:p>
          </table:table-cell>
          <table:table-cell office:value-type="string" calcext:value-type="string">
            <text:p>TGCTGTTGACAGTGAGCGACAAGTGTTTCCTTGACCATAATAGTGAAGCCACAGATGTATTATGGTCAAGGAAACACT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KAT5.1422</text:p>
          </table:table-cell>
          <table:table-cell office:value-type="string" calcext:value-type="string">
            <text:p>TGCTGTTGACAGTGAGCGAACCATCAATGAGATTAGTGAATAGTGAAGCCACAGATGTATTCACTAATCTCATTGATGG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KAT5.1019</text:p>
          </table:table-cell>
          <table:table-cell office:value-type="string" calcext:value-type="string">
            <text:p>TGCTGTTGACAGTGAGCGCTGGACGTAAGAACAAGAGTTATAGTGAAGCCACAGATGTATAACTCTTGTTCTTACGTCC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GMT.421</text:p>
          </table:table-cell>
          <table:table-cell office:value-type="string" calcext:value-type="string">
            <text:p>TGCTGTTGACAGTGAGCGAAAGCTGCTGAAGGTTGTGAAATAGTGAAGCCACAGATGTATTTCACAACCTTCAGCAG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GMT.430</text:p>
          </table:table-cell>
          <table:table-cell office:value-type="string" calcext:value-type="string">
            <text:p>TGCTGTTGACAGTGAGCGAAAGGTTGTGAAATTCGGAGAATAGTGAAGCCACAGATGTATTCTCCGAATTTCACAAC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GMT.402</text:p>
          </table:table-cell>
          <table:table-cell office:value-type="string" calcext:value-type="string">
            <text:p>TGCTGTTGACAGTGAGCGCCACCAGACAGGTGTTATGGAATAGTGAAGCCACAGATGTATTCCATAACACCTGTCTGG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GMT.124</text:p>
          </table:table-cell>
          <table:table-cell office:value-type="string" calcext:value-type="string">
            <text:p>TGCTGTTGACAGTGAGCGAGACAAGGATTGTGAAATGAAATAGTGAAGCCACAGATGTATTTCATTTCACAATCCTTGTC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GMT.756</text:p>
          </table:table-cell>
          <table:table-cell office:value-type="string" calcext:value-type="string">
            <text:p>TGCTGTTGACAGTGAGCGCAGGATGGATGTTTGAGCGACATAGTGAAGCCACAGATGTATGTCGCTCAAACATCCATCC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GMT.100</text:p>
          </table:table-cell>
          <table:table-cell office:value-type="string" calcext:value-type="string">
            <text:p>TGCTGTTGACAGTGAGCGCTGCGACTTGGTACTTGGAAAATAGTGAAGCCACAGATGTATTTTCCAAGTACCAAGTCGC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D12.676</text:p>
          </table:table-cell>
          <table:table-cell office:value-type="string" calcext:value-type="string">
            <text:p>TGCTGTTGACAGTGAGCGACAGGAAGAAAATACAGAGAAATAGTGAAGCCACAGATGTATTTCTCTGTATTTTCTTC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D12.826</text:p>
          </table:table-cell>
          <table:table-cell office:value-type="string" calcext:value-type="string">
            <text:p>TGCTGTTGACAGTGAGCGACAGGCTCTGAAGAGTGTTGTATAGTGAAGCCACAGATGTATACAACACTCTTCAGAGC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D12.1045</text:p>
          </table:table-cell>
          <table:table-cell office:value-type="string" calcext:value-type="string">
            <text:p>TGCTGTTGACAGTGAGCGCACGGATGTTTTTGGTTCTACATAGTGAAGCCACAGATGTATGTAGAACCAAAAACATCCG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D12.648</text:p>
          </table:table-cell>
          <table:table-cell office:value-type="string" calcext:value-type="string">
            <text:p>TGCTGTTGACAGTGAGCGCCAGCAAGAAAATTAACACCAATAGTGAAGCCACAGATGTATTGGTGTTAATTTTCTTG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D12.1451</text:p>
          </table:table-cell>
          <table:table-cell office:value-type="string" calcext:value-type="string">
            <text:p>TGCTGTTGACAGTGAGCGCAAAGACTGTTATAATGGTGTATAGTGAAGCCACAGATGTATACACCATTATAACAGTCT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D12.687</text:p>
          </table:table-cell>
          <table:table-cell office:value-type="string" calcext:value-type="string">
            <text:p>TGCTGTTGACAGTGAGCGCTACAGAGAAATTAAAGTTGAATAGTGAAGCCACAGATGTATTCAACTTTAATTTCTCTGT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PBB1.1292</text:p>
          </table:table-cell>
          <table:table-cell office:value-type="string" calcext:value-type="string">
            <text:p>TGCTGTTGACAGTGAGCGACAGCTGGAGGATGAGACACTATAGTGAAGCCACAGATGTATAGTGTCTCATCCTCCAG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PBB1.1636</text:p>
          </table:table-cell>
          <table:table-cell office:value-type="string" calcext:value-type="string">
            <text:p>TGCTGTTGACAGTGAGCGCCCAGAAGTTCCAAGTCTATTATAGTGAAGCCACAGATGTATAATAGACTTGGAACTTCTG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PBB1.500</text:p>
          </table:table-cell>
          <table:table-cell office:value-type="string" calcext:value-type="string">
            <text:p>TGCTGTTGACAGTGAGCGAGAGGAGGATGATGATGATGAATAGTGAAGCCACAGATGTATTCATCATCATCATCCTCCTC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PBB1.1298</text:p>
          </table:table-cell>
          <table:table-cell office:value-type="string" calcext:value-type="string">
            <text:p>TGCTGTTGACAGTGAGCGAGAGGATGAGACACTAAAGCTATAGTGAAGCCACAGATGTATAGCTTTAGTGTCTCATCCTC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PBB1.1661</text:p>
          </table:table-cell>
          <table:table-cell office:value-type="string" calcext:value-type="string">
            <text:p>TGCTGTTGACAGTGAGCGAGGGAATGTACCTGTTGCTAAATAGTGAAGCCACAGATGTATTTAGCAACAGGTACATTCCC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PBB1.666</text:p>
          </table:table-cell>
          <table:table-cell office:value-type="string" calcext:value-type="string">
            <text:p>TGCTGTTGACAGTGAGCGACAGCCAGTGATGAGGACTCAATAGTGAAGCCACAGATGTATTGAGTCCTCATCACTGG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TMIN.2731</text:p>
          </table:table-cell>
          <table:table-cell office:value-type="string" calcext:value-type="string">
            <text:p>TGCTGTTGACAGTGAGCGCCAGCTAGTCTTTTCATGTTAATAGTGAAGCCACAGATGTATTAACATGAAAAGACTAG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TMIN.3172</text:p>
          </table:table-cell>
          <table:table-cell office:value-type="string" calcext:value-type="string">
            <text:p>TGCTGTTGACAGTGAGCGAAAGAGGTTTATTGATGTAAAATAGTGAAGCCACAGATGTATTTTACATCAATAAACCTCT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TMIN.3171</text:p>
          </table:table-cell>
          <table:table-cell office:value-type="string" calcext:value-type="string">
            <text:p>TGCTGTTGACAGTGAGCGCCAAGAGGTTTATTGATGTAAATAGTGAAGCCACAGATGTATTTACATCAATAAACCTCT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TMIN.3517</text:p>
          </table:table-cell>
          <table:table-cell office:value-type="string" calcext:value-type="string">
            <text:p>TGCTGTTGACAGTGAGCGACAGCAACAAGCACGTAGTGTATAGTGAAGCCACAGATGTATACACTACGTGCTTGTTG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TMIN.3993</text:p>
          </table:table-cell>
          <table:table-cell office:value-type="string" calcext:value-type="string">
            <text:p>TGCTGTTGACAGTGAGCGCACCAGTCTTCAAAGAAAACAATAGTGAAGCCACAGATGTATTGTTTTCTTTGAAGACTGG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TMIN.2124</text:p>
          </table:table-cell>
          <table:table-cell office:value-type="string" calcext:value-type="string">
            <text:p>TGCTGTTGACAGTGAGCGCCACAGACACAGACAGACTTAATAGTGAAGCCACAGATGTATTAAGTCTGTCTGTGTCTG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TXN3.2016</text:p>
          </table:table-cell>
          <table:table-cell office:value-type="string" calcext:value-type="string">
            <text:p>TGCTGTTGACAGTGAGCGCCAGAAGAATTATAAAACTTTATAGTGAAGCCACAGATGTATAAAGTTTTATAATTCTT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TXN3.3030</text:p>
          </table:table-cell>
          <table:table-cell office:value-type="string" calcext:value-type="string">
            <text:p>TGCTGTTGACAGTGAGCGCTGGGAACATCTTAATGTTTAATAGTGAAGCCACAGATGTATTAAACATTAAGATGTTCCC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TXN3.1197</text:p>
          </table:table-cell>
          <table:table-cell office:value-type="string" calcext:value-type="string">
            <text:p>TGCTGTTGACAGTGAGCGACAGGCAAGTCTCCTTCTGTTATAGTGAAGCCACAGATGTATAACAGAAGGAGACTTGC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TXN3.2749</text:p>
          </table:table-cell>
          <table:table-cell office:value-type="string" calcext:value-type="string">
            <text:p>TGCTGTTGACAGTGAGCGACAGGCAGATCCAGAAGCACTATAGTGAAGCCACAGATGTATAGTGCTTCTGGATCTGC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TXN3.2958</text:p>
          </table:table-cell>
          <table:table-cell office:value-type="string" calcext:value-type="string">
            <text:p>TGCTGTTGACAGTGAGCGCCAGGAACAACTAAATTCACAATAGTGAAGCCACAGATGTATTGTGAATTTAGTTGTTC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TXN3.3111</text:p>
          </table:table-cell>
          <table:table-cell office:value-type="string" calcext:value-type="string">
            <text:p>TGCTGTTGACAGTGAGCGATACAGTGGTGATGCTAGTAGATAGTGAAGCCACAGATGTATCTACTAGCATCACCACTGT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RE.962</text:p>
          </table:table-cell>
          <table:table-cell office:value-type="string" calcext:value-type="string">
            <text:p>TGCTGTTGACAGTGAGCGAAAGGTGCAGTACGTGATTCAATAGTGAAGCCACAGATGTATTGAATCACGTACTGCACCT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RE.1677</text:p>
          </table:table-cell>
          <table:table-cell office:value-type="string" calcext:value-type="string">
            <text:p>TGCTGTTGACAGTGAGCGAACCTCTTAAGTTCTAAGATTATAGTGAAGCCACAGATGTATAATCTTAGAACTTAAGAGG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RE.335</text:p>
          </table:table-cell>
          <table:table-cell office:value-type="string" calcext:value-type="string">
            <text:p>TGCTGTTGACAGTGAGCGACCCAACTGTGACCGATTTAAATAGTGAAGCCACAGATGTATTTAAATCGGTCACAGTTGG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RE.637</text:p>
          </table:table-cell>
          <table:table-cell office:value-type="string" calcext:value-type="string">
            <text:p>TGCTGTTGACAGTGAGCGCTGGAGAGAACATGGAAATTTATAGTGAAGCCACAGATGTATAAATTTCCATGTTCTCTCC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RE.428</text:p>
          </table:table-cell>
          <table:table-cell office:value-type="string" calcext:value-type="string">
            <text:p>TGCTGTTGACAGTGAGCGCCCCGATTTTATCTTTGGAGAATAGTGAAGCCACAGATGTATTCTCCAAAGATAAAATCGG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RE.536</text:p>
          </table:table-cell>
          <table:table-cell office:value-type="string" calcext:value-type="string">
            <text:p>TGCTGTTGACAGTGAGCGAAAGGAACTTGTGCAACAATATTAGTGAAGCCACAGATGTAATATTGTTGCACAAGTTC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16orf5.2330</text:p>
          </table:table-cell>
          <table:table-cell office:value-type="string" calcext:value-type="string">
            <text:p>TGCTGTTGACAGTGAGCGCCAGGTAGTAGATTCCTATTAATAGTGAAGCCACAGATGTATTAATAGGAATCTACTAC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16orf5.1708</text:p>
          </table:table-cell>
          <table:table-cell office:value-type="string" calcext:value-type="string">
            <text:p>TGCTGTTGACAGTGAGCGCCAGTTTGTAGTTTCTCATTAATAGTGAAGCCACAGATGTATTAATGAGAAACTACAAA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16orf5.2334</text:p>
          </table:table-cell>
          <table:table-cell office:value-type="string" calcext:value-type="string">
            <text:p>TGCTGTTGACAGTGAGCGATAGTAGATTCCTATTAATAAATAGTGAAGCCACAGATGTATTTATTAATAGGAATCTACT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16orf5.460</text:p>
          </table:table-cell>
          <table:table-cell office:value-type="string" calcext:value-type="string">
            <text:p>TGCTGTTGACAGTGAGCGACAGCTGCAAAGCCTACATCTATAGTGAAGCCACAGATGTATAGATGTAGGCTTTGCAG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16orf5.2361</text:p>
          </table:table-cell>
          <table:table-cell office:value-type="string" calcext:value-type="string">
            <text:p>TGCTGTTGACAGTGAGCGCTAAGTTCATGTTTCTCTTTTATAGTGAAGCCACAGATGTATAAAAGAGAAACATGAACTT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16orf5.830</text:p>
          </table:table-cell>
          <table:table-cell office:value-type="string" calcext:value-type="string">
            <text:p>TGCTGTTGACAGTGAGCGCCAGGTTCAGTCCAGACTCTTTTAGTGAAGCCACAGATGTAAAAGAGTCTGGACTGAAC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DKN2D.961</text:p>
          </table:table-cell>
          <table:table-cell office:value-type="string" calcext:value-type="string">
            <text:p>TGCTGTTGACAGTGAGCGCATGAGTTATGAGTTATTCATATAGTGAAGCCACAGATGTATATGAATAACTCATAACTCA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DKN2D.644</text:p>
          </table:table-cell>
          <table:table-cell office:value-type="string" calcext:value-type="string">
            <text:p>TGCTGTTGACAGTGAGCGATGGCTTATAGGTGTTGGTTTTTAGTGAAGCCACAGATGTAAAAACCAACACCTATAAGCC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DKN2D.1101</text:p>
          </table:table-cell>
          <table:table-cell office:value-type="string" calcext:value-type="string">
            <text:p>TGCTGTTGACAGTGAGCGCAGACTTGTGCATGATCAAAAATAGTGAAGCCACAGATGTATTTTTGATCATGCACAAGTC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DKN2D.938</text:p>
          </table:table-cell>
          <table:table-cell office:value-type="string" calcext:value-type="string">
            <text:p>TGCTGTTGACAGTGAGCGATCCCAAATCAATAAGAAGGTATAGTGAAGCCACAGATGTATACCTTCTTATTGATTTGGG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DKN2D.957</text:p>
          </table:table-cell>
          <table:table-cell office:value-type="string" calcext:value-type="string">
            <text:p>TGCTGTTGACAGTGAGCGATAGAATGAGTTATGAGTTATTTAGTGAAGCCACAGATGTAAATAACTCATAACTCATTCT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DKN2D.1015</text:p>
          </table:table-cell>
          <table:table-cell office:value-type="string" calcext:value-type="string">
            <text:p>TGCTGTTGACAGTGAGCGCCAGCGTTTTAAAAGAAATGGATAGTGAAGCCACAGATGTATCCATTTCTTTTAAAACG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RADD.1061</text:p>
          </table:table-cell>
          <table:table-cell office:value-type="string" calcext:value-type="string">
            <text:p>TGCTGTTGACAGTGAGCGAAGGCAGGTGTCTCATATGTAATAGTGAAGCCACAGATGTATTACATATGAGACACCTGCC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RADD.993</text:p>
          </table:table-cell>
          <table:table-cell office:value-type="string" calcext:value-type="string">
            <text:p>TGCTGTTGACAGTGAGCGCCACAGTGGTTCAAAATATATATAGTGAAGCCACAGATGTATATATATTTTGAACCACTG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RADD.1060</text:p>
          </table:table-cell>
          <table:table-cell office:value-type="string" calcext:value-type="string">
            <text:p>TGCTGTTGACAGTGAGCGCCAGGCAGGTGTCTCATATGTATAGTGAAGCCACAGATGTATACATATGAGACACCTGC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RADD.214</text:p>
          </table:table-cell>
          <table:table-cell office:value-type="string" calcext:value-type="string">
            <text:p>TGCTGTTGACAGTGAGCGAACGGAAAACCATATTCAAGAATAGTGAAGCCACAGATGTATTCTTGAATATGGTTTTCCG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RADD.969</text:p>
          </table:table-cell>
          <table:table-cell office:value-type="string" calcext:value-type="string">
            <text:p>TGCTGTTGACAGTGAGCGCTGGCATTTTAATAGACTAGTATAGTGAAGCCACAGATGTATACTAGTCTATTAAAATGCC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RADD.839</text:p>
          </table:table-cell>
          <table:table-cell office:value-type="string" calcext:value-type="string">
            <text:p>TGCTGTTGACAGTGAGCGCCAGGGTTTCCACTAGACATTATAGTGAAGCCACAGATGTATAATGTCTAGTGGAAACC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RY2.3356</text:p>
          </table:table-cell>
          <table:table-cell office:value-type="string" calcext:value-type="string">
            <text:p>TGCTGTTGACAGTGAGCGACCCAGTCGAGAGGAAAGAGAATAGTGAAGCCACAGATGTATTCTCTTTCCTCTCGACTGG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RY2.3388</text:p>
          </table:table-cell>
          <table:table-cell office:value-type="string" calcext:value-type="string">
            <text:p>TGCTGTTGACAGTGAGCGACCAGAAAGAGAGTCAAGCAAATAGTGAAGCCACAGATGTATTTGCTTGACTCTCTTTCTG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RY2.1065</text:p>
          </table:table-cell>
          <table:table-cell office:value-type="string" calcext:value-type="string">
            <text:p>TGCTGTTGACAGTGAGCGCCCAGCAGTTCTTCCACTGCTATAGTGAAGCCACAGATGTATAGCAGTGGAAGAACTGCTG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RY2.36</text:p>
          </table:table-cell>
          <table:table-cell office:value-type="string" calcext:value-type="string">
            <text:p>TGCTGTTGACAGTGAGCGCCACAAGTTTAAGGAAACTGAATAGTGAAGCCACAGATGTATTCAGTTTCCTTAAACTTG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RY2.2327</text:p>
          </table:table-cell>
          <table:table-cell office:value-type="string" calcext:value-type="string">
            <text:p>TGCTGTTGACAGTGAGCGAAACCTAAAATTAGAAAGAGAATAGTGAAGCCACAGATGTATTCTCTTTCTAATTTTAGG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RY2.2118</text:p>
          </table:table-cell>
          <table:table-cell office:value-type="string" calcext:value-type="string">
            <text:p>TGCTGTTGACAGTGAGCGATGGCCTCTGTTTCTTATTTTATAGTGAAGCCACAGATGTATAAAATAAGAAACAGAGGCC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TLA4.868</text:p>
          </table:table-cell>
          <table:table-cell office:value-type="string" calcext:value-type="string">
            <text:p>TGCTGTTGACAGTGAGCGCCCCAAATTACGTGTACTACAATAGTGAAGCCACAGATGTATTGTAGTACACGTAATTTGG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TLA4.918</text:p>
          </table:table-cell>
          <table:table-cell office:value-type="string" calcext:value-type="string">
            <text:p>TGCTGTTGACAGTGAGCGATGGGATGTTTCTGTCACATCATAGTGAAGCCACAGATGTATGATGTGACAGAAACATCCC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TLA4.1220</text:p>
          </table:table-cell>
          <table:table-cell office:value-type="string" calcext:value-type="string">
            <text:p>TGCTGTTGACAGTGAGCGCAAAGGTTGTATTGCATATATATAGTGAAGCCACAGATGTATATATATGCAATACAACCTT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TLA4.984</text:p>
          </table:table-cell>
          <table:table-cell office:value-type="string" calcext:value-type="string">
            <text:p>TGCTGTTGACAGTGAGCGACAGCATTATGATGTGGGTCAATAGTGAAGCCACAGATGTATTGACCCACATCATAATG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TLA4.77</text:p>
          </table:table-cell>
          <table:table-cell office:value-type="string" calcext:value-type="string">
            <text:p>TGCTGTTGACAGTGAGCGATGGGTTCAAACACATTTCAAATAGTGAAGCCACAGATGTATTTGAAATGTGTTTGAACCC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TLA4.1055</text:p>
          </table:table-cell>
          <table:table-cell office:value-type="string" calcext:value-type="string">
            <text:p>TGCTGTTGACAGTGAGCGAGAGGGAGAAGACTATATTGTATAGTGAAGCCACAGATGTATACAATATAGTCTTCTCCCTC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CLRE1A.1865</text:p>
          </table:table-cell>
          <table:table-cell office:value-type="string" calcext:value-type="string">
            <text:p>TGCTGTTGACAGTGAGCGCCCGGATGATTCACAAGAACAATAGTGAAGCCACAGATGTATTGTTCTTGTGAATCATCCG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CLRE1A.3901</text:p>
          </table:table-cell>
          <table:table-cell office:value-type="string" calcext:value-type="string">
            <text:p>TGCTGTTGACAGTGAGCGCCAGCAGCTACCTAGAAATGAATAGTGAAGCCACAGATGTATTCATTTCTAGGTAGCTG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CLRE1A.2037</text:p>
          </table:table-cell>
          <table:table-cell office:value-type="string" calcext:value-type="string">
            <text:p>TGCTGTTGACAGTGAGCGAAAGGATTGTATAGATTCAATATAGTGAAGCCACAGATGTATATTGAATCTATACAATC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CLRE1A.1035</text:p>
          </table:table-cell>
          <table:table-cell office:value-type="string" calcext:value-type="string">
            <text:p>TGCTGTTGACAGTGAGCGCCAGATGGAAAATACCAGTCAATAGTGAAGCCACAGATGTATTGACTGGTATTTTCCAT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CLRE1A.3203</text:p>
          </table:table-cell>
          <table:table-cell office:value-type="string" calcext:value-type="string">
            <text:p>TGCTGTTGACAGTGAGCGAAAGCTTCATGTGCAAGAACAATAGTGAAGCCACAGATGTATTGTTCTTGCACATGAAGCT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CLRE1A.3988</text:p>
          </table:table-cell>
          <table:table-cell office:value-type="string" calcext:value-type="string">
            <text:p>TGCTGTTGACAGTGAGCGATAGGAGCACAATGGAGAAATATAGTGAAGCCACAGATGTATATTTCTCCATTGTGCTCCT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DB1.1521</text:p>
          </table:table-cell>
          <table:table-cell office:value-type="string" calcext:value-type="string">
            <text:p>TGCTGTTGACAGTGAGCGACAGACAAGAGTTCTCATGTTATAGTGAAGCCACAGATGTATAACATGAGAACTCTTGT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DB1.1236</text:p>
          </table:table-cell>
          <table:table-cell office:value-type="string" calcext:value-type="string">
            <text:p>TGCTGTTGACAGTGAGCGAAACGTTGACAGTAATGAACAATAGTGAAGCCACAGATGTATTGTTCATTACTGTCAACGT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DB1.852</text:p>
          </table:table-cell>
          <table:table-cell office:value-type="string" calcext:value-type="string">
            <text:p>TGCTGTTGACAGTGAGCGCCAGGAAAATGTCGAAGCTGAATAGTGAAGCCACAGATGTATTCAGCTTCGACATTTTC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DB1.332</text:p>
          </table:table-cell>
          <table:table-cell office:value-type="string" calcext:value-type="string">
            <text:p>TGCTGTTGACAGTGAGCGCAAACACGAGATTAGAGATCTATAGTGAAGCCACAGATGTATAGATCTCTAATCTCGTGT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DB1.665</text:p>
          </table:table-cell>
          <table:table-cell office:value-type="string" calcext:value-type="string">
            <text:p>TGCTGTTGACAGTGAGCGCTCGCGATAATAAAGAACTCAATAGTGAAGCCACAGATGTATTGAGTTCTTTATTATCGCG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DB1.3395</text:p>
          </table:table-cell>
          <table:table-cell office:value-type="string" calcext:value-type="string">
            <text:p>TGCTGTTGACAGTGAGCGCTCGACTCAATAAAGTCATCAATAGTGAAGCCACAGATGTATTGATGACTTTATTGAGTCG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EF1E1.423</text:p>
          </table:table-cell>
          <table:table-cell office:value-type="string" calcext:value-type="string">
            <text:p>TGCTGTTGACAGTGAGCGCAGCAGATATACTATTGTACTATAGTGAAGCCACAGATGTATAGTACAATAGTATATCTGC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EF1E1.354</text:p>
          </table:table-cell>
          <table:table-cell office:value-type="string" calcext:value-type="string">
            <text:p>TGCTGTTGACAGTGAGCGCCACACTGTTGAAGGATCTTAATAGTGAAGCCACAGATGTATTAAGATCCTTCAACAGTG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EF1E1.168</text:p>
          </table:table-cell>
          <table:table-cell office:value-type="string" calcext:value-type="string">
            <text:p>TGCTGTTGACAGTGAGCGCTCCAGTTCTTCAGACAAACAATAGTGAAGCCACAGATGTATTGTTTGTCTGAAGAACTGG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EF1E1.169</text:p>
          </table:table-cell>
          <table:table-cell office:value-type="string" calcext:value-type="string">
            <text:p>TGCTGTTGACAGTGAGCGCCCAGTTCTTCAGACAAACAATTAGTGAAGCCACAGATGTAATTGTTTGTCTGAAGAACTG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EF1E1.194</text:p>
          </table:table-cell>
          <table:table-cell office:value-type="string" calcext:value-type="string">
            <text:p>TGCTGTTGACAGTGAGCGACAAGTCTAACAGGATTGACTATAGTGAAGCCACAGATGTATAGTCAATCCTGTTAGACT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EF1E1.163</text:p>
          </table:table-cell>
          <table:table-cell office:value-type="string" calcext:value-type="string">
            <text:p>TGCTGTTGACAGTGAGCGCCAGATTCCAGTTCTTCAGACATAGTGAAGCCACAGATGTATGTCTGAAGAACTGGAAT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RCC6.1011</text:p>
          </table:table-cell>
          <table:table-cell office:value-type="string" calcext:value-type="string">
            <text:p>TGCTGTTGACAGTGAGCGAAAGAAGCAAGGTTGTAATAAATAGTGAAGCCACAGATGTATTTATTACAACCTTGCTT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RCC6.5594</text:p>
          </table:table-cell>
          <table:table-cell office:value-type="string" calcext:value-type="string">
            <text:p>TGCTGTTGACAGTGAGCGAAAGGCTGTTTGTATCTCACTATAGTGAAGCCACAGATGTATAGTGAGATACAAACAGCCT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RCC6.4137</text:p>
          </table:table-cell>
          <table:table-cell office:value-type="string" calcext:value-type="string">
            <text:p>TGCTGTTGACAGTGAGCGCAAGAGTAGATTTGGTAAGAAATAGTGAAGCCACAGATGTATTTCTTACCAAATCTACT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RCC6.5028</text:p>
          </table:table-cell>
          <table:table-cell office:value-type="string" calcext:value-type="string">
            <text:p>TGCTGTTGACAGTGAGCGCTCAGTCAGACCTGTTCAATAATAGTGAAGCCACAGATGTATTATTGAACAGGTCTGACTG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RCC6.5340</text:p>
          </table:table-cell>
          <table:table-cell office:value-type="string" calcext:value-type="string">
            <text:p>TGCTGTTGACAGTGAGCGCCACAAAATGTGTTATCATTAATAGTGAAGCCACAGATGTATTAATGATAACACATTTTG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RCC6.5068</text:p>
          </table:table-cell>
          <table:table-cell office:value-type="string" calcext:value-type="string">
            <text:p>TGCTGTTGACAGTGAGCGCCAGCATTATTTTGATGCTTAATAGTGAAGCCACAGATGTATTAAGCATCAAAATAATG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EM1.929</text:p>
          </table:table-cell>
          <table:table-cell office:value-type="string" calcext:value-type="string">
            <text:p>TGCTGTTGACAGTGAGCGCCACAAAGTTGTGTCTAGAAAATAGTGAAGCCACAGATGTATTTTCTAGACACAACTTTG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EM1.837</text:p>
          </table:table-cell>
          <table:table-cell office:value-type="string" calcext:value-type="string">
            <text:p>TGCTGTTGACAGTGAGCGAAAGAAGAAAGACTGTTTTCAATAGTGAAGCCACAGATGTATTGAAAACAGTCTTTCTT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EM1.927</text:p>
          </table:table-cell>
          <table:table-cell office:value-type="string" calcext:value-type="string">
            <text:p>TGCTGTTGACAGTGAGCGACACACAAAGTTGTGTCTAGAATAGTGAAGCCACAGATGTATTCTAGACACAACTTTGTG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EM1.1881</text:p>
          </table:table-cell>
          <table:table-cell office:value-type="string" calcext:value-type="string">
            <text:p>TGCTGTTGACAGTGAGCGCCAGGAAGTCATAAATATTAGATAGTGAAGCCACAGATGTATCTAATATTTATGACTTC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EM1.1657</text:p>
          </table:table-cell>
          <table:table-cell office:value-type="string" calcext:value-type="string">
            <text:p>TGCTGTTGACAGTGAGCGAAAGGCTTTCTACAGTTACATATAGTGAAGCCACAGATGTATATGTAACTGTAGAAAGCCT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EM1.2184</text:p>
          </table:table-cell>
          <table:table-cell office:value-type="string" calcext:value-type="string">
            <text:p>TGCTGTTGACAGTGAGCGCCAGAGTGAGACTCTGTCTTAATAGTGAAGCCACAGATGTATTAAGACAGAGTCTCACT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OXO3.4605</text:p>
          </table:table-cell>
          <table:table-cell office:value-type="string" calcext:value-type="string">
            <text:p>TGCTGTTGACAGTGAGCGCCAGGCAGAATGTCTTACAGAATAGTGAAGCCACAGATGTATTCTGTAAGACATTCTGC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OXO3.4520</text:p>
          </table:table-cell>
          <table:table-cell office:value-type="string" calcext:value-type="string">
            <text:p>TGCTGTTGACAGTGAGCGATCCAATGTGTTTCAACTTTAATAGTGAAGCCACAGATGTATTAAAGTTGAAACACATTGG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OXO3.1892</text:p>
          </table:table-cell>
          <table:table-cell office:value-type="string" calcext:value-type="string">
            <text:p>TGCTGTTGACAGTGAGCGCCAGGCTCCTCCTTGTACTCAATAGTGAAGCCACAGATGTATTGAGTACAAGGAGGAGC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OXO3.6774</text:p>
          </table:table-cell>
          <table:table-cell office:value-type="string" calcext:value-type="string">
            <text:p>TGCTGTTGACAGTGAGCGCCCCATATAATCTAGAACTAAATAGTGAAGCCACAGATGTATTTAGTTCTAGATTATATGG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OXO3.1572</text:p>
          </table:table-cell>
          <table:table-cell office:value-type="string" calcext:value-type="string">
            <text:p>TGCTGTTGACAGTGAGCGCCAGCGATGTCATGATGACACATAGTGAAGCCACAGATGTATGTGTCATCATGACATCG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OXO3.4631</text:p>
          </table:table-cell>
          <table:table-cell office:value-type="string" calcext:value-type="string">
            <text:p>TGCTGTTGACAGTGAGCGATAGAACCAGATTATCATTTAATAGTGAAGCCACAGATGTATTAAATGATAATCTGGTTCT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OXO4.705</text:p>
          </table:table-cell>
          <table:table-cell office:value-type="string" calcext:value-type="string">
            <text:p>TGCTGTTGACAGTGAGCGCCAGCAAGTTCATCAAGGTTCATAGTGAAGCCACAGATGTATGAACCTTGATGAACTTG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OXO4.1871</text:p>
          </table:table-cell>
          <table:table-cell office:value-type="string" calcext:value-type="string">
            <text:p>TGCTGTTGACAGTGAGCGCCAGGTGTTGAAGAAATTATAATAGTGAAGCCACAGATGTATTATAATTTCTTCAACAC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OXO4.3106</text:p>
          </table:table-cell>
          <table:table-cell office:value-type="string" calcext:value-type="string">
            <text:p>TGCTGTTGACAGTGAGCGCCCCAGATTGTATCATGTGCTATAGTGAAGCCACAGATGTATAGCACATGATACAATCTGG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OXO4.989</text:p>
          </table:table-cell>
          <table:table-cell office:value-type="string" calcext:value-type="string">
            <text:p>TGCTGTTGACAGTGAGCGCTCCGTCCACGAAGCAGTTCAATAGTGAAGCCACAGATGTATTGAACTGCTTCGTGGACGG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OXO4.708</text:p>
          </table:table-cell>
          <table:table-cell office:value-type="string" calcext:value-type="string">
            <text:p>TGCTGTTGACAGTGAGCGACAAGTTCATCAAGGTTCACAATAGTGAAGCCACAGATGTATTGTGAACCTTGATGAACT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OXO4.2420</text:p>
          </table:table-cell>
          <table:table-cell office:value-type="string" calcext:value-type="string">
            <text:p>TGCTGTTGACAGTGAGCGCTACAAACACTACAGACAATAATAGTGAAGCCACAGATGTATTATTGTCTGTAGTGTTTGT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TO.3418</text:p>
          </table:table-cell>
          <table:table-cell office:value-type="string" calcext:value-type="string">
            <text:p>TGCTGTTGACAGTGAGCGCCAGGGTCATTACAGAGATTAATAGTGAAGCCACAGATGTATTAATCTCTGTAATGACC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TO.2534</text:p>
          </table:table-cell>
          <table:table-cell office:value-type="string" calcext:value-type="string">
            <text:p>TGCTGTTGACAGTGAGCGAAAGGAGATGTTAATAATTAAATAGTGAAGCCACAGATGTATTTAATTATTAACATCTC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TO.1155</text:p>
          </table:table-cell>
          <table:table-cell office:value-type="string" calcext:value-type="string">
            <text:p>TGCTGTTGACAGTGAGCGACCGGTTCACAACCTCGGTTTATAGTGAAGCCACAGATGTATAAACCGAGGTTGTGAACCG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TO.3156</text:p>
          </table:table-cell>
          <table:table-cell office:value-type="string" calcext:value-type="string">
            <text:p>TGCTGTTGACAGTGAGCGCCACAGTAGTTGAGAAGTTGAATAGTGAAGCCACAGATGTATTCAACTTCTCAACTACTG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TO.2945</text:p>
          </table:table-cell>
          <table:table-cell office:value-type="string" calcext:value-type="string">
            <text:p>TGCTGTTGACAGTGAGCGACAGGAAATTCTGGTACTGTTATAGTGAAGCCACAGATGTATAACAGTACCAGAATTTC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TO.350</text:p>
          </table:table-cell>
          <table:table-cell office:value-type="string" calcext:value-type="string">
            <text:p>TGCTGTTGACAGTGAGCGACAGCTGAAATATCCTAAACTATAGTGAAGCCACAGATGTATAGTTTAGGATATTTCAG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GNL1.5705</text:p>
          </table:table-cell>
          <table:table-cell office:value-type="string" calcext:value-type="string">
            <text:p>TGCTGTTGACAGTGAGCGCTAGCTCTATAGCAGTATGTAATAGTGAAGCCACAGATGTATTACATACTGCTATAGAGCT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GNL1.4666</text:p>
          </table:table-cell>
          <table:table-cell office:value-type="string" calcext:value-type="string">
            <text:p>TGCTGTTGACAGTGAGCGACAGCATGAGAATGTACTTGAATAGTGAAGCCACAGATGTATTCAAGTACATTCTCATG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GNL1.546</text:p>
          </table:table-cell>
          <table:table-cell office:value-type="string" calcext:value-type="string">
            <text:p>TGCTGTTGACAGTGAGCGCCAGAGTGTGTCACAGAGTCAATAGTGAAGCCACAGATGTATTGACTCTGTGACACACT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GNL1.4818</text:p>
          </table:table-cell>
          <table:table-cell office:value-type="string" calcext:value-type="string">
            <text:p>TGCTGTTGACAGTGAGCGAAGGGTTCATGATGTTCAGAGATAGTGAAGCCACAGATGTATCTCTGAACATCATGAACCC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GNL1.3868</text:p>
          </table:table-cell>
          <table:table-cell office:value-type="string" calcext:value-type="string">
            <text:p>TGCTGTTGACAGTGAGCGCAGGGTGAATGATGTTCTCCAATAGTGAAGCCACAGATGTATTGGAGAACATCATTCACCC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GNL1.6426</text:p>
          </table:table-cell>
          <table:table-cell office:value-type="string" calcext:value-type="string">
            <text:p>TGCTGTTGACAGTGAGCGACAGAGGGATGTTGAACTTTAATAGTGAAGCCACAGATGTATTAAAGTTCAACATCCCT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INFP.1501</text:p>
          </table:table-cell>
          <table:table-cell office:value-type="string" calcext:value-type="string">
            <text:p>TGCTGTTGACAGTGAGCGACCAGCAAGAGATTGTCTACTATAGTGAAGCCACAGATGTATAGTAGACAATCTCTTGCTG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INFP.1171</text:p>
          </table:table-cell>
          <table:table-cell office:value-type="string" calcext:value-type="string">
            <text:p>TGCTGTTGACAGTGAGCGCTCGCAAGAAGCACCAGTTCAATAGTGAAGCCACAGATGTATTGAACTGGTGCTTCTTGCG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INFP.1502</text:p>
          </table:table-cell>
          <table:table-cell office:value-type="string" calcext:value-type="string">
            <text:p>TGCTGTTGACAGTGAGCGACAGCAAGAGATTGTCTACTATTAGTGAAGCCACAGATGTAATAGTAGACAATCTCTTG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INFP.2151</text:p>
          </table:table-cell>
          <table:table-cell office:value-type="string" calcext:value-type="string">
            <text:p>TGCTGTTGACAGTGAGCGCCAAATTGTTTTTGGTAATAAATAGTGAAGCCACAGATGTATTTATTACCAAAAACAATT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INFP.765</text:p>
          </table:table-cell>
          <table:table-cell office:value-type="string" calcext:value-type="string">
            <text:p>TGCTGTTGACAGTGAGCGCTCCAGTGTTCTCACTGTTCCATAGTGAAGCCACAGATGTATGGAACAGTGAGAACACTGG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INFP.2090</text:p>
          </table:table-cell>
          <table:table-cell office:value-type="string" calcext:value-type="string">
            <text:p>TGCTGTTGACAGTGAGCGACCCAAGGACTTTCATGATTATTAGTGAAGCCACAGATGTAATAATCATGAAAGTCCTTGG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IPK2.11626</text:p>
          </table:table-cell>
          <table:table-cell office:value-type="string" calcext:value-type="string">
            <text:p>TGCTGTTGACAGTGAGCGACAGCTTGATCTTGGAATTTAATAGTGAAGCCACAGATGTATTAAATTCCAAGATCAAG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IPK2.10110</text:p>
          </table:table-cell>
          <table:table-cell office:value-type="string" calcext:value-type="string">
            <text:p>TGCTGTTGACAGTGAGCGACAGGTGTTGAAGGAAGGATAATAGTGAAGCCACAGATGTATTATCCTTCCTTCAACAC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IPK2.12572</text:p>
          </table:table-cell>
          <table:table-cell office:value-type="string" calcext:value-type="string">
            <text:p>TGCTGTTGACAGTGAGCGCCCAGCTTAGACTCAAAGTCTATAGTGAAGCCACAGATGTATAGACTTTGAGTCTAAGCTG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IPK2.4546</text:p>
          </table:table-cell>
          <table:table-cell office:value-type="string" calcext:value-type="string">
            <text:p>TGCTGTTGACAGTGAGCGAAACGTTGTTTCTCAAATGTCATAGTGAAGCCACAGATGTATGACATTTGAGAAACAACGT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IPK2.6030</text:p>
          </table:table-cell>
          <table:table-cell office:value-type="string" calcext:value-type="string">
            <text:p>TGCTGTTGACAGTGAGCGAAAAGGTGTGTTTGTAGTGATATAGTGAAGCCACAGATGTATATCACTACAAACACACCT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IPK2.13823</text:p>
          </table:table-cell>
          <table:table-cell office:value-type="string" calcext:value-type="string">
            <text:p>TGCTGTTGACAGTGAGCGATAGAATCACTGTATAGAGATATAGTGAAGCCACAGATGTATATCTCTATACAGTGATTCT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MGA1.1312</text:p>
          </table:table-cell>
          <table:table-cell office:value-type="string" calcext:value-type="string">
            <text:p>TGCTGTTGACAGTGAGCGAACAGTTGTGTTGTTTTTTGTTTAGTGAAGCCACAGATGTAAACAAAAAACAACACAACTG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MGA1.22</text:p>
          </table:table-cell>
          <table:table-cell office:value-type="string" calcext:value-type="string">
            <text:p>TGCTGTTGACAGTGAGCGATTCCACCTGCTCCTTAGAGAATAGTGAAGCCACAGATGTATTCTCTAAGGAGCAGGTGGA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MGA1.194</text:p>
          </table:table-cell>
          <table:table-cell office:value-type="string" calcext:value-type="string">
            <text:p>TGCTGTTGACAGTGAGCGAGCCGACCAAAGGGAAGCAAAATAGTGAAGCCACAGATGTATTTTGCTTCCCTTTGGTCGGC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MGA1.1651</text:p>
          </table:table-cell>
          <table:table-cell office:value-type="string" calcext:value-type="string">
            <text:p>TGCTGTTGACAGTGAGCGCTTTGCAGTTACTTGAATAAAATAGTGAAGCCACAGATGTATTTTATTCAAGTAACTGCAA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MGA1.1265</text:p>
          </table:table-cell>
          <table:table-cell office:value-type="string" calcext:value-type="string">
            <text:p>TGCTGTTGACAGTGAGCGACCCAAGGTTCTGGTTCCATTTTAGTGAAGCCACAGATGTAAAATGGAACCAGAACCTTGG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MGA1.1305</text:p>
          </table:table-cell>
          <table:table-cell office:value-type="string" calcext:value-type="string">
            <text:p>TGCTGTTGACAGTGAGCGCCCTCTGGACAGTTGTGTTGTTTAGTGAAGCCACAGATGTAAACAACACAACTGTCCAGAG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UWE1.2663</text:p>
          </table:table-cell>
          <table:table-cell office:value-type="string" calcext:value-type="string">
            <text:p>TGCTGTTGACAGTGAGCGACAGGTTGTTGGTACAGAGGAATAGTGAAGCCACAGATGTATTCCTCTGTACCAACAAC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UWE1.11092</text:p>
          </table:table-cell>
          <table:table-cell office:value-type="string" calcext:value-type="string">
            <text:p>TGCTGTTGACAGTGAGCGACAGCAGCAGTACAGACTTTAATAGTGAAGCCACAGATGTATTAAAGTCTGTACTGCTG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UWE1.7739</text:p>
          </table:table-cell>
          <table:table-cell office:value-type="string" calcext:value-type="string">
            <text:p>TGCTGTTGACAGTGAGCGCCAGGAGGATGATGAAGGTGAATAGTGAAGCCACAGATGTATTCACCTTCATCATCCTC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UWE1.1377</text:p>
          </table:table-cell>
          <table:table-cell office:value-type="string" calcext:value-type="string">
            <text:p>TGCTGTTGACAGTGAGCGACAGCTTCTTTACGAACATTAATAGTGAAGCCACAGATGTATTAATGTTCGTAAAGAAG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UWE1.11852</text:p>
          </table:table-cell>
          <table:table-cell office:value-type="string" calcext:value-type="string">
            <text:p>TGCTGTTGACAGTGAGCGCCCCAGTGCTCAAGATACTCAATAGTGAAGCCACAGATGTATTGAGTATCTTGAGCACTGG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UWE1.265</text:p>
          </table:table-cell>
          <table:table-cell office:value-type="string" calcext:value-type="string">
            <text:p>TGCTGTTGACAGTGAGCGATGGGTTAGTGATCCAGAGAAATAGTGAAGCCACAGATGTATTTCTCTGGATCACTAACCC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ACROD2.502</text:p>
          </table:table-cell>
          <table:table-cell office:value-type="string" calcext:value-type="string">
            <text:p>TGCTGTTGACAGTGAGCGCAAGGATGAAAATATTACAAAATAGTGAAGCCACAGATGTATTTTGTAATATTTTCATC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ACROD2.3804</text:p>
          </table:table-cell>
          <table:table-cell office:value-type="string" calcext:value-type="string">
            <text:p>TGCTGTTGACAGTGAGCGCTAGCAGAATATGTTCAATATATAGTGAAGCCACAGATGTATATATTGAACATATTCTGCT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ACROD2.3501</text:p>
          </table:table-cell>
          <table:table-cell office:value-type="string" calcext:value-type="string">
            <text:p>TGCTGTTGACAGTGAGCGCCACCATAATAGTTCTAATTAATAGTGAAGCCACAGATGTATTAATTAGAACTATTATGG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ACROD2.307</text:p>
          </table:table-cell>
          <table:table-cell office:value-type="string" calcext:value-type="string">
            <text:p>TGCTGTTGACAGTGAGCGATCCGTAGACGATAATAATGAATAGTGAAGCCACAGATGTATTCATTATTATCGTCTACGG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ACROD2.2291</text:p>
          </table:table-cell>
          <table:table-cell office:value-type="string" calcext:value-type="string">
            <text:p>TGCTGTTGACAGTGAGCGCAAGGATGTTCTGCTTTCTAAATAGTGAAGCCACAGATGTATTTAGAAAGCAGAACATC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ACROD2.2456</text:p>
          </table:table-cell>
          <table:table-cell office:value-type="string" calcext:value-type="string">
            <text:p>TGCTGTTGACAGTGAGCGCCAGCATATGCACTATATTCTATAGTGAAGCCACAGATGTATAGAATATAGTGCATATG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APK1.987</text:p>
          </table:table-cell>
          <table:table-cell office:value-type="string" calcext:value-type="string">
            <text:p>TGCTGTTGACAGTGAGCGCCACAAGAAGACCTGAATTGTATAGTGAAGCCACAGATGTATACAATTCAGGTCTTCTTG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APK1.784</text:p>
          </table:table-cell>
          <table:table-cell office:value-type="string" calcext:value-type="string">
            <text:p>TGCTGTTGACAGTGAGCGCCACAGGGTTCCTGACAGAATATAGTGAAGCCACAGATGTATATTCTGTCAGGAACCCTG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APK1.1307</text:p>
          </table:table-cell>
          <table:table-cell office:value-type="string" calcext:value-type="string">
            <text:p>TGCTGTTGACAGTGAGCGACAGCCAGGATACAGATCTTAATAGTGAAGCCACAGATGTATTAAGATCTGTATCCTGG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APK1.993</text:p>
          </table:table-cell>
          <table:table-cell office:value-type="string" calcext:value-type="string">
            <text:p>TGCTGTTGACAGTGAGCGAAAGACCTGAATTGTATAATAATAGTGAAGCCACAGATGTATTATTATACAATTCAGGT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APK1.989</text:p>
          </table:table-cell>
          <table:table-cell office:value-type="string" calcext:value-type="string">
            <text:p>TGCTGTTGACAGTGAGCGCCAAGAAGACCTGAATTGTATATAGTGAAGCCACAGATGTATATACAATTCAGGTCTTCT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APK1.1308</text:p>
          </table:table-cell>
          <table:table-cell office:value-type="string" calcext:value-type="string">
            <text:p>TGCTGTTGACAGTGAGCGAAGCCAGGATACAGATCTTAAATAGTGAAGCCACAGATGTATTTAAGATCTGTATCCTGGC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APK3.1715</text:p>
          </table:table-cell>
          <table:table-cell office:value-type="string" calcext:value-type="string">
            <text:p>TGCTGTTGACAGTGAGCGCCCCGTCTAATATATAAATATATAGTGAAGCCACAGATGTATATATTTATATATTAGACGG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APK3.1174</text:p>
          </table:table-cell>
          <table:table-cell office:value-type="string" calcext:value-type="string">
            <text:p>TGCTGTTGACAGTGAGCGATCCCGCCAGACTGTTAGAAAATAGTGAAGCCACAGATGTATTTTCTAACAGTCTGGCGGG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APK3.895</text:p>
          </table:table-cell>
          <table:table-cell office:value-type="string" calcext:value-type="string">
            <text:p>TGCTGTTGACAGTGAGCGATGGACCGGATGTTAACCTTTATAGTGAAGCCACAGATGTATAAAGGTTAACATCCGGTCC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APK3.743</text:p>
          </table:table-cell>
          <table:table-cell office:value-type="string" calcext:value-type="string">
            <text:p>TGCTGTTGACAGTGAGCGAAGAGATCATGCTGAACTCCAATAGTGAAGCCACAGATGTATTGGAGTTCAGCATGATCTC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APK3.1180</text:p>
          </table:table-cell>
          <table:table-cell office:value-type="string" calcext:value-type="string">
            <text:p>TGCTGTTGACAGTGAGCGACAGACTGTTAGAAAATGGACATAGTGAAGCCACAGATGTATGTCCATTTTCTAACAGT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APK3.1735</text:p>
          </table:table-cell>
          <table:table-cell office:value-type="string" calcext:value-type="string">
            <text:p>TGCTGTTGACAGTGAGCGCAGAGATGTGTCTATGGCTGAATAGTGAAGCCACAGATGTATTCAGCCATAGACACATCTC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MS19.3336</text:p>
          </table:table-cell>
          <table:table-cell office:value-type="string" calcext:value-type="string">
            <text:p>TGCTGTTGACAGTGAGCGATAGACTGTTCTGACAATCTAATAGTGAAGCCACAGATGTATTAGATTGTCAGAACAGTCT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MS19.2821</text:p>
          </table:table-cell>
          <table:table-cell office:value-type="string" calcext:value-type="string">
            <text:p>TGCTGTTGACAGTGAGCGACCAGCGGTTCTTCACAGATAATAGTGAAGCCACAGATGTATTATCTGTGAAGAACCGCTG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MS19.666</text:p>
          </table:table-cell>
          <table:table-cell office:value-type="string" calcext:value-type="string">
            <text:p>TGCTGTTGACAGTGAGCGAACCGACACACAGTCTACAATATAGTGAAGCCACAGATGTATATTGTAGACTGTGTGTCGG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MS19.2540</text:p>
          </table:table-cell>
          <table:table-cell office:value-type="string" calcext:value-type="string">
            <text:p>TGCTGTTGACAGTGAGCGACAGCAGCTGGATGAATTCCTATAGTGAAGCCACAGATGTATAGGAATTCATCCAGCTG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MS19.1508</text:p>
          </table:table-cell>
          <table:table-cell office:value-type="string" calcext:value-type="string">
            <text:p>TGCTGTTGACAGTGAGCGAAGCTATGAAGACAAAGATCAATAGTGAAGCCACAGATGTATTGATCTTTGTCTTCATAGC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MS19.207</text:p>
          </table:table-cell>
          <table:table-cell office:value-type="string" calcext:value-type="string">
            <text:p>TGCTGTTGACAGTGAGCGACACGGTCTCTAGTTCGCGTTATAGTGAAGCCACAGATGTATAACGCGAACTAGAGACCG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THL1.569</text:p>
          </table:table-cell>
          <table:table-cell office:value-type="string" calcext:value-type="string">
            <text:p>TGCTGTTGACAGTGAGCGAGAGCAAGGTGAAATACATCAATAGTGAAGCCACAGATGTATTGATGTATTTCACCTTGCTC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THL1.566</text:p>
          </table:table-cell>
          <table:table-cell office:value-type="string" calcext:value-type="string">
            <text:p>TGCTGTTGACAGTGAGCGAGAGGAGCAAGGTGAAATACATTAGTGAAGCCACAGATGTAATGTATTTCACCTTGCTCCTC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THL1.996</text:p>
          </table:table-cell>
          <table:table-cell office:value-type="string" calcext:value-type="string">
            <text:p>TGCTGTTGACAGTGAGCGAACCGTCTGTGAAGTGGCTTTATAGTGAAGCCACAGATGTATAAAGCCACTTCACAGACGG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THL1.1031</text:p>
          </table:table-cell>
          <table:table-cell office:value-type="string" calcext:value-type="string">
            <text:p>TGCTGTTGACAGTGAGCGAACGCCTGTTGAATAAAGCTTTTAGTGAAGCCACAGATGTAAAAGCTTTATTCAACAGGCG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THL1.1030</text:p>
          </table:table-cell>
          <table:table-cell office:value-type="string" calcext:value-type="string">
            <text:p>TGCTGTTGACAGTGAGCGACACGCCTGTTGAATAAAGCTTTAGTGAAGCCACAGATGTAAAGCTTTATTCAACAGGCG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THL1.572</text:p>
          </table:table-cell>
          <table:table-cell office:value-type="string" calcext:value-type="string">
            <text:p>TGCTGTTGACAGTGAGCGACAAGGTGAAATACATCAAGCATAGTGAAGCCACAGATGTATGCTTGATGTATTTCACCT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B.751</text:p>
          </table:table-cell>
          <table:table-cell office:value-type="string" calcext:value-type="string">
            <text:p>TGCTGTTGACAGTGAGCGCCAGGTTGTGGAGCAGTTACAATAGTGAAGCCACAGATGTATTGTAACTGCTCCACAAC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B.885</text:p>
          </table:table-cell>
          <table:table-cell office:value-type="string" calcext:value-type="string">
            <text:p>TGCTGTTGACAGTGAGCGCCAGGTTGATACCCAAAGATCATAGTGAAGCCACAGATGTATGATCTTTGGGTATCAAC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B.589</text:p>
          </table:table-cell>
          <table:table-cell office:value-type="string" calcext:value-type="string">
            <text:p>TGCTGTTGACAGTGAGCGACAAGATATTGTACTAAATGAATAGTGAAGCCACAGATGTATTCATTTAGTACAATATCT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B.583</text:p>
          </table:table-cell>
          <table:table-cell office:value-type="string" calcext:value-type="string">
            <text:p>TGCTGTTGACAGTGAGCGCCAAATGCAAGATATTGTACTATAGTGAAGCCACAGATGTATAGTACAATATCTTGCATT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B.933</text:p>
          </table:table-cell>
          <table:table-cell office:value-type="string" calcext:value-type="string">
            <text:p>TGCTGTTGACAGTGAGCGATGGGAGTGATATTTTCAATAATAGTGAAGCCACAGATGTATTATTGAAAATATCACTCCC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B.217</text:p>
          </table:table-cell>
          <table:table-cell office:value-type="string" calcext:value-type="string">
            <text:p>TGCTGTTGACAGTGAGCGAAAGTACAATGCTTACAGAAAATAGTGAAGCCACAGATGTATTTTCTGTAAGCATTGTACT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K.3469</text:p>
          </table:table-cell>
          <table:table-cell office:value-type="string" calcext:value-type="string">
            <text:p>TGCTGTTGACAGTGAGCGAAAGAGAAAATGTGTAATTCAATAGTGAAGCCACAGATGTATTGAATTACACATTTTCTCT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K.4435</text:p>
          </table:table-cell>
          <table:table-cell office:value-type="string" calcext:value-type="string">
            <text:p>TGCTGTTGACAGTGAGCGCAAGGATTTATGTAGTTGAATATAGTGAAGCCACAGATGTATATTCAACTACATAAATCCT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K.713</text:p>
          </table:table-cell>
          <table:table-cell office:value-type="string" calcext:value-type="string">
            <text:p>TGCTGTTGACAGTGAGCGCAAGCACTTAGAAGAAAGACAATAGTGAAGCCACAGATGTATTGTCTTTCTTCTAAGTG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K.1039</text:p>
          </table:table-cell>
          <table:table-cell office:value-type="string" calcext:value-type="string">
            <text:p>TGCTGTTGACAGTGAGCGACCCAAATACAATGTTAGCAAATAGTGAAGCCACAGATGTATTTGCTAACATTGTATTTGG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K.3212</text:p>
          </table:table-cell>
          <table:table-cell office:value-type="string" calcext:value-type="string">
            <text:p>TGCTGTTGACAGTGAGCGCCACAGTATTATCTGTGTTAAATAGTGAAGCCACAGATGTATTTAACACAGATAATACTG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K.2603</text:p>
          </table:table-cell>
          <table:table-cell office:value-type="string" calcext:value-type="string">
            <text:p>TGCTGTTGACAGTGAGCGAAAGGCTGTAACAAGAACAAAATAGTGAAGCCACAGATGTATTTTGTTCTTGTTACAGC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RPF19.1312</text:p>
          </table:table-cell>
          <table:table-cell office:value-type="string" calcext:value-type="string">
            <text:p>TGCTGTTGACAGTGAGCGAAACCATGGACTCTCAGATCAATAGTGAAGCCACAGATGTATTGATCTGAGAGTCCATGG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RPF19.1580</text:p>
          </table:table-cell>
          <table:table-cell office:value-type="string" calcext:value-type="string">
            <text:p>TGCTGTTGACAGTGAGCGACAGATCTACATCTGCAAACAATAGTGAAGCCACAGATGTATTGTTTGCAGATGTAGAT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RPF19.806</text:p>
          </table:table-cell>
          <table:table-cell office:value-type="string" calcext:value-type="string">
            <text:p>TGCTGTTGACAGTGAGCGAAAGCCAGAAGAGCTCAGCAAATAGTGAAGCCACAGATGTATTTGCTGAGCTCTTCTGG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RPF19.1604</text:p>
          </table:table-cell>
          <table:table-cell office:value-type="string" calcext:value-type="string">
            <text:p>TGCTGTTGACAGTGAGCGAACGGAGATTCTTCACTTTACATAGTGAAGCCACAGATGTATGTAAAGTGAAGAATCTCCG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RPF19.2124</text:p>
          </table:table-cell>
          <table:table-cell office:value-type="string" calcext:value-type="string">
            <text:p>TGCTGTTGACAGTGAGCGACAGTGATCTAGTTTCATTAAATAGTGAAGCCACAGATGTATTTAATGAAACTAGATCA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RPF19.356</text:p>
          </table:table-cell>
          <table:table-cell office:value-type="string" calcext:value-type="string">
            <text:p>TGCTGTTGACAGTGAGCGAGAGCAGCTCATCGACATCAAATAGTGAAGCCACAGATGTATTTGATGTCGATGAGCTGCTC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EN1.2751</text:p>
          </table:table-cell>
          <table:table-cell office:value-type="string" calcext:value-type="string">
            <text:p>TGCTGTTGACAGTGAGCGACCCAAAGACGGTAGAATTAAATAGTGAAGCCACAGATGTATTTAATTCTACCGTCTTTGG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EN1.2864</text:p>
          </table:table-cell>
          <table:table-cell office:value-type="string" calcext:value-type="string">
            <text:p>TGCTGTTGACAGTGAGCGCAAGCTGGTGGTTGATGAATTATAGTGAAGCCACAGATGTATAATTCATCAACCACCAG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EN1.1444</text:p>
          </table:table-cell>
          <table:table-cell office:value-type="string" calcext:value-type="string">
            <text:p>TGCTGTTGACAGTGAGCGATACAGTGTTCTGGTTGGTAAATAGTGAAGCCACAGATGTATTTACCAACCAGAACACTGT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EN1.2887</text:p>
          </table:table-cell>
          <table:table-cell office:value-type="string" calcext:value-type="string">
            <text:p>TGCTGTTGACAGTGAGCGAAACTAGTTGTATCAACACAAATAGTGAAGCCACAGATGTATTTGTGTTGATACAACTAG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EN1.1478</text:p>
          </table:table-cell>
          <table:table-cell office:value-type="string" calcext:value-type="string">
            <text:p>TGCTGTTGACAGTGAGCGACCAGTGGAGACTGGAACACAATAGTGAAGCCACAGATGTATTGTGTTCCAGTCTCCACTG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EN1.4339</text:p>
          </table:table-cell>
          <table:table-cell office:value-type="string" calcext:value-type="string">
            <text:p>TGCTGTTGACAGTGAGCGCAAGATGGAAGACAGTAAGGAATAGTGAAGCCACAGATGTATTCCTTACTGTCTTCCAT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D10.394</text:p>
          </table:table-cell>
          <table:table-cell office:value-type="string" calcext:value-type="string">
            <text:p>TGCTGTTGACAGTGAGCGCCAAGTGAATGCTGTCAATCAATAGTGAAGCCACAGATGTATTGATTGACAGCATTCACT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D10.1388</text:p>
          </table:table-cell>
          <table:table-cell office:value-type="string" calcext:value-type="string">
            <text:p>TGCTGTTGACAGTGAGCGCAAGAATGTCAAGCTTGTTAAATAGTGAAGCCACAGATGTATTTAACAAGCTTGACATT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D10.1305</text:p>
          </table:table-cell>
          <table:table-cell office:value-type="string" calcext:value-type="string">
            <text:p>TGCTGTTGACAGTGAGCGCTGGGTTGTTTACTCTGAAATATAGTGAAGCCACAGATGTATATTTCAGAGTAAACAACCC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D10.686</text:p>
          </table:table-cell>
          <table:table-cell office:value-type="string" calcext:value-type="string">
            <text:p>TGCTGTTGACAGTGAGCGCCAAGAGAATGGTGGAAGGTTATAGTGAAGCCACAGATGTATAACCTTCCACCATTCTCT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D10.673</text:p>
          </table:table-cell>
          <table:table-cell office:value-type="string" calcext:value-type="string">
            <text:p>TGCTGTTGACAGTGAGCGATGGGTTTAATACTCAAGAGAATAGTGAAGCCACAGATGTATTCTCTTGAGTATTAAACCC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D10.317</text:p>
          </table:table-cell>
          <table:table-cell office:value-type="string" calcext:value-type="string">
            <text:p>TGCTGTTGACAGTGAGCGACAGGTTGGTCTCCTCTTCATATAGTGAAGCCACAGATGTATATGAAGAGGAGACCAAC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TPN11.5380</text:p>
          </table:table-cell>
          <table:table-cell office:value-type="string" calcext:value-type="string">
            <text:p>TGCTGTTGACAGTGAGCGCCAAGTGTTTTGTTGTAGCTTATAGTGAAGCCACAGATGTATAAGCTACAACAAAACACT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TPN11.2403</text:p>
          </table:table-cell>
          <table:table-cell office:value-type="string" calcext:value-type="string">
            <text:p>TGCTGTTGACAGTGAGCGATACAATGTAGACAACATTATATAGTGAAGCCACAGATGTATATAATGTTGTCTACATTGT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TPN11.4449</text:p>
          </table:table-cell>
          <table:table-cell office:value-type="string" calcext:value-type="string">
            <text:p>TGCTGTTGACAGTGAGCGCCACAAGAGTTTGATTGTACAATAGTGAAGCCACAGATGTATTGTACAATCAAACTCTTG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TPN11.1901</text:p>
          </table:table-cell>
          <table:table-cell office:value-type="string" calcext:value-type="string">
            <text:p>TGCTGTTGACAGTGAGCGCCAGAAGCACAGTACCGATTTATAGTGAAGCCACAGATGTATAAATCGGTACTGTGCTT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TPN11.1936</text:p>
          </table:table-cell>
          <table:table-cell office:value-type="string" calcext:value-type="string">
            <text:p>TGCTGTTGACAGTGAGCGACAGCATTATATTGAAACACTATAGTGAAGCCACAGATGTATAGTGTTTCAATATAATG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TPN11.1556</text:p>
          </table:table-cell>
          <table:table-cell office:value-type="string" calcext:value-type="string">
            <text:p>TGCTGTTGACAGTGAGCGACCGCTCATGACTATACGCTAATAGTGAAGCCACAGATGTATTAGCGTATAGTCATGAGCG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AD21.2202</text:p>
          </table:table-cell>
          <table:table-cell office:value-type="string" calcext:value-type="string">
            <text:p>TGCTGTTGACAGTGAGCGCTAGCTAGTGTTTGATTCACTATAGTGAAGCCACAGATGTATAGTGAATCAAACACTAGCT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AD21.3619</text:p>
          </table:table-cell>
          <table:table-cell office:value-type="string" calcext:value-type="string">
            <text:p>TGCTGTTGACAGTGAGCGCAAGGTCATTAGTTTCTTGTTATAGTGAAGCCACAGATGTATAACAAGAAACTAATGAC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AD21.3497</text:p>
          </table:table-cell>
          <table:table-cell office:value-type="string" calcext:value-type="string">
            <text:p>TGCTGTTGACAGTGAGCGCCAGAGTGGTAATTGTATAAAATAGTGAAGCCACAGATGTATTTTATACAATTACCACT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AD21.1944</text:p>
          </table:table-cell>
          <table:table-cell office:value-type="string" calcext:value-type="string">
            <text:p>TGCTGTTGACAGTGAGCGAAAGAAAGAAGATGGAACAAAATAGTGAAGCCACAGATGTATTTTGTTCCATCTTCTTT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AD21.2917</text:p>
          </table:table-cell>
          <table:table-cell office:value-type="string" calcext:value-type="string">
            <text:p>TGCTGTTGACAGTGAGCGCTAGAGTAGAGTGACTATTAAATAGTGAAGCCACAGATGTATTTAATAGTCACTCTACTCT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AD21.698</text:p>
          </table:table-cell>
          <table:table-cell office:value-type="string" calcext:value-type="string">
            <text:p>TGCTGTTGACAGTGAGCGCCAGAGTAGAGTGGAAGAGATATAGTGAAGCCACAGATGTATATCTCTTCCACTCTACT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NF8.2005</text:p>
          </table:table-cell>
          <table:table-cell office:value-type="string" calcext:value-type="string">
            <text:p>TGCTGTTGACAGTGAGCGACAGCTCATAGATTACAACCAATAGTGAAGCCACAGATGTATTGGTTGTAATCTATGAG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NF8.1977</text:p>
          </table:table-cell>
          <table:table-cell office:value-type="string" calcext:value-type="string">
            <text:p>TGCTGTTGACAGTGAGCGCCCCAGACAGTCTCACAAGTAATAGTGAAGCCACAGATGTATTACTTGTGAGACTGTCTGG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NF8.1978</text:p>
          </table:table-cell>
          <table:table-cell office:value-type="string" calcext:value-type="string">
            <text:p>TGCTGTTGACAGTGAGCGACCAGACAGTCTCACAAGTAAATAGTGAAGCCACAGATGTATTTACTTGTGAGACTGTCTG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NF8.5348</text:p>
          </table:table-cell>
          <table:table-cell office:value-type="string" calcext:value-type="string">
            <text:p>TGCTGTTGACAGTGAGCGCCAGGCTCTGTGAATACTTCAATAGTGAAGCCACAGATGTATTGAAGTATTCACAGAGC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NF8.3829</text:p>
          </table:table-cell>
          <table:table-cell office:value-type="string" calcext:value-type="string">
            <text:p>TGCTGTTGACAGTGAGCGCAAGAGTAATAAATCAATACAATAGTGAAGCCACAGATGTATTGTATTGATTTATTACT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NF8.3482</text:p>
          </table:table-cell>
          <table:table-cell office:value-type="string" calcext:value-type="string">
            <text:p>TGCTGTTGACAGTGAGCGCTAGAGAGAAGATATTTTAAAATAGTGAAGCCACAGATGTATTTTAAAATATCTTCTCTCT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PS6KA6.949</text:p>
          </table:table-cell>
          <table:table-cell office:value-type="string" calcext:value-type="string">
            <text:p>TGCTGTTGACAGTGAGCGCAAGGATGTTATTCAAAAGGAATAGTGAAGCCACAGATGTATTCCTTTTGAATAACATCCT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PS6KA6.3586</text:p>
          </table:table-cell>
          <table:table-cell office:value-type="string" calcext:value-type="string">
            <text:p>TGCTGTTGACAGTGAGCGACAGCTACTACTGCTACTACTATAGTGAAGCCACAGATGTATAGTAGTAGCAGTAGTAG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PS6KA6.6320</text:p>
          </table:table-cell>
          <table:table-cell office:value-type="string" calcext:value-type="string">
            <text:p>TGCTGTTGACAGTGAGCGCTGGCATGTACCTCAAGATCAATAGTGAAGCCACAGATGTATTGATCTTGAGGTACATGCC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PS6KA6.5816</text:p>
          </table:table-cell>
          <table:table-cell office:value-type="string" calcext:value-type="string">
            <text:p>TGCTGTTGACAGTGAGCGACAGGGTCAGAGTATCTAATAATAGTGAAGCCACAGATGTATTATTAGATACTCTGACC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PS6KA6.4397</text:p>
          </table:table-cell>
          <table:table-cell office:value-type="string" calcext:value-type="string">
            <text:p>TGCTGTTGACAGTGAGCGCAAGGAACACTATAAGAATTAATAGTGAAGCCACAGATGTATTAATTCTTATAGTGTTC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PS6KA6.6884</text:p>
          </table:table-cell>
          <table:table-cell office:value-type="string" calcext:value-type="string">
            <text:p>TGCTGTTGACAGTGAGCGCTACGTGGACAATTATAGAGAATAGTGAAGCCACAGATGTATTCTCTATAATTGTCCACGT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ESN1.1624</text:p>
          </table:table-cell>
          <table:table-cell office:value-type="string" calcext:value-type="string">
            <text:p>TGCTGTTGACAGTGAGCGAACAGTACAAGATGCTGTGTAATAGTGAAGCCACAGATGTATTACACAGCATCTTGTACTG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ESN1.754</text:p>
          </table:table-cell>
          <table:table-cell office:value-type="string" calcext:value-type="string">
            <text:p>TGCTGTTGACAGTGAGCGCCAGGAATGTCGAGATGAAGAATAGTGAAGCCACAGATGTATTCTTCATCTCGACATTC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ESN1.2021</text:p>
          </table:table-cell>
          <table:table-cell office:value-type="string" calcext:value-type="string">
            <text:p>TGCTGTTGACAGTGAGCGAAGGGTTCTGGATATTAAATTATAGTGAAGCCACAGATGTATAATTTAATATCCAGAACCC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ESN1.683</text:p>
          </table:table-cell>
          <table:table-cell office:value-type="string" calcext:value-type="string">
            <text:p>TGCTGTTGACAGTGAGCGCCAGCAGAAAATGTTTCTGTAATAGTGAAGCCACAGATGTATTACAGAAACATTTTCTG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ESN1.1081</text:p>
          </table:table-cell>
          <table:table-cell office:value-type="string" calcext:value-type="string">
            <text:p>TGCTGTTGACAGTGAGCGACACAAAGATGTTGATACCTCATAGTGAAGCCACAGATGTATGAGGTATCAACATCTTTG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ESN1.2379</text:p>
          </table:table-cell>
          <table:table-cell office:value-type="string" calcext:value-type="string">
            <text:p>TGCTGTTGACAGTGAGCGCCAGGTTTGAAAATATGTATTATAGTGAAGCCACAGATGTATAATACATATTTTCAAAC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IRT1.1820</text:p>
          </table:table-cell>
          <table:table-cell office:value-type="string" calcext:value-type="string">
            <text:p>TGCTGTTGACAGTGAGCGCTCAGCTGTTGGTCAAGACTAATAGTGAAGCCACAGATGTATTAGTCTTGACCAACAGCTG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IRT1.1851</text:p>
          </table:table-cell>
          <table:table-cell office:value-type="string" calcext:value-type="string">
            <text:p>TGCTGTTGACAGTGAGCGCAAGGTTCATTTGTATGATAAATAGTGAAGCCACAGATGTATTTATCATACAAATGAAC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IRT1.944</text:p>
          </table:table-cell>
          <table:table-cell office:value-type="string" calcext:value-type="string">
            <text:p>TGCTGTTGACAGTGAGCGAAAGACTCAAGTTCACCAGAAATAGTGAAGCCACAGATGTATTTCTGGTGAACTTGAGT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IRT1.217</text:p>
          </table:table-cell>
          <table:table-cell office:value-type="string" calcext:value-type="string">
            <text:p>TGCTGTTGACAGTGAGCGCCAAGCGATGTTTGATATTGAATAGTGAAGCCACAGATGTATTCAATATCAAACATCGCT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IRT1.1713</text:p>
          </table:table-cell>
          <table:table-cell office:value-type="string" calcext:value-type="string">
            <text:p>TGCTGTTGACAGTGAGCGCTAGATTGTTTTTCATGGATAATAGTGAAGCCACAGATGTATTATCCATGAAAAACAATCT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IRT1.2186</text:p>
          </table:table-cell>
          <table:table-cell office:value-type="string" calcext:value-type="string">
            <text:p>TGCTGTTGACAGTGAGCGATCGGTTGTCTTTACTTTTAAATAGTGAAGCCACAGATGTATTTAAAAGTAAAGACAACCG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PATA18.2426</text:p>
          </table:table-cell>
          <table:table-cell office:value-type="string" calcext:value-type="string">
            <text:p>TGCTGTTGACAGTGAGCGCAAGGCTAAGTGTAGAAGATAATAGTGAAGCCACAGATGTATTATCTTCTACACTTAGCCT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PATA18.2623</text:p>
          </table:table-cell>
          <table:table-cell office:value-type="string" calcext:value-type="string">
            <text:p>TGCTGTTGACAGTGAGCGACAGCTTTGAGATAAATGTTAATAGTGAAGCCACAGATGTATTAACATTTATCTCAAAG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PATA18.650</text:p>
          </table:table-cell>
          <table:table-cell office:value-type="string" calcext:value-type="string">
            <text:p>TGCTGTTGACAGTGAGCGCTAGACTCTAATTTGAACTCAATAGTGAAGCCACAGATGTATTGAGTTCAAATTAGAGTCT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PATA18.688</text:p>
          </table:table-cell>
          <table:table-cell office:value-type="string" calcext:value-type="string">
            <text:p>TGCTGTTGACAGTGAGCGACAGGTTCAAGACGATCTGGTTTAGTGAAGCCACAGATGTAAACCAGATCGTCTTGAAC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PATA18.3418</text:p>
          </table:table-cell>
          <table:table-cell office:value-type="string" calcext:value-type="string">
            <text:p>TGCTGTTGACAGTGAGCGACAGACTCAATGTTCCCTTTTATAGTGAAGCCACAGATGTATAAAAGGGAACATTGAGT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PATA18.2431</text:p>
          </table:table-cell>
          <table:table-cell office:value-type="string" calcext:value-type="string">
            <text:p>TGCTGTTGACAGTGAGCGATAAGTGTAGAAGATAATTTAATAGTGAAGCCACAGATGTATTAAATTATCTTCTACACTT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ERF2.286</text:p>
          </table:table-cell>
          <table:table-cell office:value-type="string" calcext:value-type="string">
            <text:p>TGCTGTTGACAGTGAGCGCTCGCTGGGTGCTCAAGTTCTATAGTGAAGCCACAGATGTATAGAACTTGAGCACCCAGCG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ERF2.1658</text:p>
          </table:table-cell>
          <table:table-cell office:value-type="string" calcext:value-type="string">
            <text:p>TGCTGTTGACAGTGAGCGCCAGGAGCATGGTTCCTAATAATAGTGAAGCCACAGATGTATTATTAGGAACCATGCTC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ERF2.1431</text:p>
          </table:table-cell>
          <table:table-cell office:value-type="string" calcext:value-type="string">
            <text:p>TGCTGTTGACAGTGAGCGACACCAGATGAAGACAGTACAATAGTGAAGCCACAGATGTATTGTACTGTCTTCATCTGG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ERF2.1466</text:p>
          </table:table-cell>
          <table:table-cell office:value-type="string" calcext:value-type="string">
            <text:p>TGCTGTTGACAGTGAGCGCAAGCAGAAGTGGACTGTAGAATAGTGAAGCCACAGATGTATTCTACAGTCCACTTCTG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ERF2.1118</text:p>
          </table:table-cell>
          <table:table-cell office:value-type="string" calcext:value-type="string">
            <text:p>TGCTGTTGACAGTGAGCGCCCCAGAAAAGATGAAAACGAATAGTGAAGCCACAGATGTATTCGTTTTCATCTTTTCTGG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ERF2.1440</text:p>
          </table:table-cell>
          <table:table-cell office:value-type="string" calcext:value-type="string">
            <text:p>TGCTGTTGACAGTGAGCGAAAGACAGTACAACCAATATAATAGTGAAGCCACAGATGTATTATATTGGTTGTACTGT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ERF2IP.2078</text:p>
          </table:table-cell>
          <table:table-cell office:value-type="string" calcext:value-type="string">
            <text:p>TGCTGTTGACAGTGAGCGCAAGCATTGTGTTAGATTTAAATAGTGAAGCCACAGATGTATTTAAATCTAACACAATGCT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ERF2IP.1605</text:p>
          </table:table-cell>
          <table:table-cell office:value-type="string" calcext:value-type="string">
            <text:p>TGCTGTTGACAGTGAGCGCCAGGAGTTGGTCTACATAGTATAGTGAAGCCACAGATGTATACTATGTAGACCAACTC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ERF2IP.1961</text:p>
          </table:table-cell>
          <table:table-cell office:value-type="string" calcext:value-type="string">
            <text:p>TGCTGTTGACAGTGAGCGACCGGATGTCTTTCTTTACCTATAGTGAAGCCACAGATGTATAGGTAAAGAAAGACATCCG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ERF2IP.1352</text:p>
          </table:table-cell>
          <table:table-cell office:value-type="string" calcext:value-type="string">
            <text:p>TGCTGTTGACAGTGAGCGACAAGATAATGAGAAAAGAAAATAGTGAAGCCACAGATGTATTTTCTTTTCTCATTATCT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ERF2IP.1039</text:p>
          </table:table-cell>
          <table:table-cell office:value-type="string" calcext:value-type="string">
            <text:p>TGCTGTTGACAGTGAGCGAGAGGAAGAAGAAGAAGAAGAATAGTGAAGCCACAGATGTATTCTTCTTCTTCTTCTTCCTC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ERF2IP.1566</text:p>
          </table:table-cell>
          <table:table-cell office:value-type="string" calcext:value-type="string">
            <text:p>TGCTGTTGACAGTGAGCGAAAGTATCAATGTGTTTATGAATAGTGAAGCCACAGATGTATTCATAAACACATTGATACT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EX15.4961</text:p>
          </table:table-cell>
          <table:table-cell office:value-type="string" calcext:value-type="string">
            <text:p>TGCTGTTGACAGTGAGCGCAAGCAAGAATGTTCAGTTGAATAGTGAAGCCACAGATGTATTCAACTGAACATTCTTG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EX15.953</text:p>
          </table:table-cell>
          <table:table-cell office:value-type="string" calcext:value-type="string">
            <text:p>TGCTGTTGACAGTGAGCGCAAGGATGAACTAGATCATCTATAGTGAAGCCACAGATGTATAGATGATCTAGTTCATCCT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EX15.2435</text:p>
          </table:table-cell>
          <table:table-cell office:value-type="string" calcext:value-type="string">
            <text:p>TGCTGTTGACAGTGAGCGCAAGGAAGATGGAGAAATTCTATAGTGAAGCCACAGATGTATAGAATTTCTCCATCTTCCT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EX15.3122</text:p>
          </table:table-cell>
          <table:table-cell office:value-type="string" calcext:value-type="string">
            <text:p>TGCTGTTGACAGTGAGCGATGGGAAAGTTGTGACCTTCAATAGTGAAGCCACAGATGTATTGAAGGTCACAACTTTCCC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EX15.4413</text:p>
          </table:table-cell>
          <table:table-cell office:value-type="string" calcext:value-type="string">
            <text:p>TGCTGTTGACAGTGAGCGCAAGATTCTGTTTACAAAAGAATAGTGAAGCCACAGATGTATTCTTTTGTAAACAGAAT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EX15.6787</text:p>
          </table:table-cell>
          <table:table-cell office:value-type="string" calcext:value-type="string">
            <text:p>TGCTGTTGACAGTGAGCGAAAGGAAGATTTTACAGCTGAATAGTGAAGCCACAGATGTATTCAGCTGTAAAATCTTC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FAP4.1598</text:p>
          </table:table-cell>
          <table:table-cell office:value-type="string" calcext:value-type="string">
            <text:p>TGCTGTTGACAGTGAGCGAAACAGGGAAAATTAAACAAAATAGTGAAGCCACAGATGTATTTTGTTTAATTTTCCCTG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FAP4.2098</text:p>
          </table:table-cell>
          <table:table-cell office:value-type="string" calcext:value-type="string">
            <text:p>TGCTGTTGACAGTGAGCGATGCCTTTGTAAAGAAACAAAATAGTGAAGCCACAGATGTATTTTGTTTCTTTACAAAGGC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FAP4.807</text:p>
          </table:table-cell>
          <table:table-cell office:value-type="string" calcext:value-type="string">
            <text:p>TGCTGTTGACAGTGAGCGCCCCGGAAAAGCTCAAGGTGATTAGTGAAGCCACAGATGTAATCACCTTGAGCTTTTCCGG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FAP4.2038</text:p>
          </table:table-cell>
          <table:table-cell office:value-type="string" calcext:value-type="string">
            <text:p>TGCTGTTGACAGTGAGCGCCAAGGAGAAGCTATTATATTTTAGTGAAGCCACAGATGTAAAATATAATAGCTTCTCCT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FAP4.310</text:p>
          </table:table-cell>
          <table:table-cell office:value-type="string" calcext:value-type="string">
            <text:p>TGCTGTTGACAGTGAGCGAAAAACAGAGAAAGAAGTGATATAGTGAAGCCACAGATGTATATCACTTCTTTCTCTGTT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FAP4.2039</text:p>
          </table:table-cell>
          <table:table-cell office:value-type="string" calcext:value-type="string">
            <text:p>TGCTGTTGACAGTGAGCGAAAGGAGAAGCTATTATATTTTTAGTGAAGCCACAGATGTAAAAATATAATAGCTTCTCCT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LK2.1176</text:p>
          </table:table-cell>
          <table:table-cell office:value-type="string" calcext:value-type="string">
            <text:p>TGCTGTTGACAGTGAGCGAAGGGAAGAGATAGAAAGACAATAGTGAAGCCACAGATGTATTGTCTTTCTATCTCTTCCC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LK2.936</text:p>
          </table:table-cell>
          <table:table-cell office:value-type="string" calcext:value-type="string">
            <text:p>TGCTGTTGACAGTGAGCGCCAGCAAAAGATGCTAGAGAAATAGTGAAGCCACAGATGTATTTCTCTAGCATCTTTTG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LK2.2350</text:p>
          </table:table-cell>
          <table:table-cell office:value-type="string" calcext:value-type="string">
            <text:p>TGCTGTTGACAGTGAGCGCTCCGAAAGTCAGTCTCTACAATAGTGAAGCCACAGATGTATTGTAGAGACTGACTTTCGG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LK2.4014</text:p>
          </table:table-cell>
          <table:table-cell office:value-type="string" calcext:value-type="string">
            <text:p>TGCTGTTGACAGTGAGCGCAAGGAGAAATAGATGTTTCAATAGTGAAGCCACAGATGTATTGAAACATCTATTTCTC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LK2.921</text:p>
          </table:table-cell>
          <table:table-cell office:value-type="string" calcext:value-type="string">
            <text:p>TGCTGTTGACAGTGAGCGCCGGCAGATTGATGAACAGCAATAGTGAAGCCACAGATGTATTGCTGTTCATCAATCTGCC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LK2.3296</text:p>
          </table:table-cell>
          <table:table-cell office:value-type="string" calcext:value-type="string">
            <text:p>TGCTGTTGACAGTGAGCGAACGGTTGTCCCTTTTAATTTATAGTGAAGCCACAGATGTATAAATTAAAAGGGACAACCG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NP1.229</text:p>
          </table:table-cell>
          <table:table-cell office:value-type="string" calcext:value-type="string">
            <text:p>TGCTGTTGACAGTGAGCGCCAGCACCAAGCAGCAACAAGATAGTGAAGCCACAGATGTATCTTGTTGCTGCTTGGTG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NP1.110</text:p>
          </table:table-cell>
          <table:table-cell office:value-type="string" calcext:value-type="string">
            <text:p>TGCTGTTGACAGTGAGCGACAGCAAAAGAAAATACCGTAATAGTGAAGCCACAGATGTATTACGGTATTTTCTTTTG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NP1.273</text:p>
          </table:table-cell>
          <table:table-cell office:value-type="string" calcext:value-type="string">
            <text:p>TGCTGTTGACAGTGAGCGAGAGACCTGATGTTAGATCAAATAGTGAAGCCACAGATGTATTTGATCTAACATCAGGTCTC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NP1.271</text:p>
          </table:table-cell>
          <table:table-cell office:value-type="string" calcext:value-type="string">
            <text:p>TGCTGTTGACAGTGAGCGCAGGAGACCTGATGTTAGATCATAGTGAAGCCACAGATGTATGATCTAACATCAGGTCTCC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NP1.35</text:p>
          </table:table-cell>
          <table:table-cell office:value-type="string" calcext:value-type="string">
            <text:p>TGCTGTTGACAGTGAGCGACAGCCGCAAATTAAAGAGTCATAGTGAAGCCACAGATGTATGACTCTTTAATTTGCGG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NP1.329</text:p>
          </table:table-cell>
          <table:table-cell office:value-type="string" calcext:value-type="string">
            <text:p>TGCTGTTGACAGTGAGCGACAGTTGTGACGAAATGAGGAATAGTGAAGCCACAGATGTATTCCTCATTTCGTCACAA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E2V1.408</text:p>
          </table:table-cell>
          <table:table-cell office:value-type="string" calcext:value-type="string">
            <text:p>TGCTGTTGACAGTGAGCGCAAGGAAATTTATCTTAAGATATAGTGAAGCCACAGATGTATATCTTAAGATAAATTTC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E2V1.255</text:p>
          </table:table-cell>
          <table:table-cell office:value-type="string" calcext:value-type="string">
            <text:p>TGCTGTTGACAGTGAGCGAAAGGACAGTGTTACAGCAATTTAGTGAAGCCACAGATGTAAATTGCTGTAACACTGTC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E2V1.1732</text:p>
          </table:table-cell>
          <table:table-cell office:value-type="string" calcext:value-type="string">
            <text:p>TGCTGTTGACAGTGAGCGACAGCAACTATCAAGTCTGAAATAGTGAAGCCACAGATGTATTTCAGACTTGATAGTTG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E2V1.1658</text:p>
          </table:table-cell>
          <table:table-cell office:value-type="string" calcext:value-type="string">
            <text:p>TGCTGTTGACAGTGAGCGCAAAGCAATTCATTGTGTACTATAGTGAAGCCACAGATGTATAGTACACAATGAATTGCT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E2V1.1659</text:p>
          </table:table-cell>
          <table:table-cell office:value-type="string" calcext:value-type="string">
            <text:p>TGCTGTTGACAGTGAGCGCAAGCAATTCATTGTGTACTAATAGTGAAGCCACAGATGTATTAGTACACAATGAATTG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E2V1.1791</text:p>
          </table:table-cell>
          <table:table-cell office:value-type="string" calcext:value-type="string">
            <text:p>TGCTGTTGACAGTGAGCGCAACCTTAGTTCTAAGGATTTATAGTGAAGCCACAGATGTATAAATCCTTAGAACTAAGG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E2W.3955</text:p>
          </table:table-cell>
          <table:table-cell office:value-type="string" calcext:value-type="string">
            <text:p>TGCTGTTGACAGTGAGCGAGAGGTACTGTGTGTTACAAAATAGTGAAGCCACAGATGTATTTTGTAACACACAGTACCTC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E2W.268</text:p>
          </table:table-cell>
          <table:table-cell office:value-type="string" calcext:value-type="string">
            <text:p>TGCTGTTGACAGTGAGCGCCAGGTCATGTTTACTGGTGAATAGTGAAGCCACAGATGTATTCACCAGTAAACATGAC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E2W.1694</text:p>
          </table:table-cell>
          <table:table-cell office:value-type="string" calcext:value-type="string">
            <text:p>TGCTGTTGACAGTGAGCGCTAGGCAAAAGTCACTATCAAATAGTGAAGCCACAGATGTATTTGATAGTGACTTTTGCCT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E2W.2148</text:p>
          </table:table-cell>
          <table:table-cell office:value-type="string" calcext:value-type="string">
            <text:p>TGCTGTTGACAGTGAGCGATAGCTTTGTACATGTTGTTAATAGTGAAGCCACAGATGTATTAACAACATGTACAAAGCT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E2W.3746</text:p>
          </table:table-cell>
          <table:table-cell office:value-type="string" calcext:value-type="string">
            <text:p>TGCTGTTGACAGTGAGCGCCAGGTGTCTAGTGACTGCTTATAGTGAAGCCACAGATGTATAAGCAGTCACTAGACAC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E2W.1084</text:p>
          </table:table-cell>
          <table:table-cell office:value-type="string" calcext:value-type="string">
            <text:p>TGCTGTTGACAGTGAGCGCAAGGACTGTAATGAAAGATCATAGTGAAGCCACAGATGTATGATCTTTCATTACAGTC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VRAG.3364</text:p>
          </table:table-cell>
          <table:table-cell office:value-type="string" calcext:value-type="string">
            <text:p>TGCTGTTGACAGTGAGCGATAGACGAGACATAGAATACTATAGTGAAGCCACAGATGTATAGTATTCTATGTCTCGTCT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VRAG.2662</text:p>
          </table:table-cell>
          <table:table-cell office:value-type="string" calcext:value-type="string">
            <text:p>TGCTGTTGACAGTGAGCGAAGGGAAGATGATAATATATAATAGTGAAGCCACAGATGTATTATATATTATCATCTTCCC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VRAG.1415</text:p>
          </table:table-cell>
          <table:table-cell office:value-type="string" calcext:value-type="string">
            <text:p>TGCTGTTGACAGTGAGCGATAGATCAACAATCAAAGACAATAGTGAAGCCACAGATGTATTGTCTTTGATTGTTGATCT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VRAG.392</text:p>
          </table:table-cell>
          <table:table-cell office:value-type="string" calcext:value-type="string">
            <text:p>TGCTGTTGACAGTGAGCGACCGGAACATTGTTAATAGAAATAGTGAAGCCACAGATGTATTTCTATTAACAATGTTCCG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VRAG.2659</text:p>
          </table:table-cell>
          <table:table-cell office:value-type="string" calcext:value-type="string">
            <text:p>TGCTGTTGACAGTGAGCGCCAGAGGGAAGATGATAATATATAGTGAAGCCACAGATGTATATATTATCATCTTCCCT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VRAG.3998</text:p>
          </table:table-cell>
          <table:table-cell office:value-type="string" calcext:value-type="string">
            <text:p>TGCTGTTGACAGTGAGCGACAGGAGCTTCTCTGCAGTGTATAGTGAAGCCACAGATGTATACACTGCAGAGAAGCTC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WNT1.2023</text:p>
          </table:table-cell>
          <table:table-cell office:value-type="string" calcext:value-type="string">
            <text:p>TGCTGTTGACAGTGAGCGACACGAGTTTGGATGTTGTAAATAGTGAAGCCACAGATGTATTTACAACATCCAAACTCG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WNT1.2026</text:p>
          </table:table-cell>
          <table:table-cell office:value-type="string" calcext:value-type="string">
            <text:p>TGCTGTTGACAGTGAGCGAGAGTTTGGATGTTGTAAATAATAGTGAAGCCACAGATGTATTATTTACAACATCCAAACTC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WNT1.2024</text:p>
          </table:table-cell>
          <table:table-cell office:value-type="string" calcext:value-type="string">
            <text:p>TGCTGTTGACAGTGAGCGAACGAGTTTGGATGTTGTAAATTAGTGAAGCCACAGATGTAATTTACAACATCCAAACTCG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WNT1.2031</text:p>
          </table:table-cell>
          <table:table-cell office:value-type="string" calcext:value-type="string">
            <text:p>TGCTGTTGACAGTGAGCGCTGGATGTTGTAAATAAAACTATAGTGAAGCCACAGATGTATAGTTTTATTTACAACATCC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WNT1.1972</text:p>
          </table:table-cell>
          <table:table-cell office:value-type="string" calcext:value-type="string">
            <text:p>TGCTGTTGACAGTGAGCGATGCCTCCTCATCAGTGTGTAATAGTGAAGCCACAGATGTATTACACACTGATGAGGAGGC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WNT1.2021</text:p>
          </table:table-cell>
          <table:table-cell office:value-type="string" calcext:value-type="string">
            <text:p>TGCTGTTGACAGTGAGCGCGCCACGAGTTTGGATGTTGTATAGTGAAGCCACAGATGTATACAACATCCAAACTCGTGGC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XIAP.2006</text:p>
          </table:table-cell>
          <table:table-cell office:value-type="string" calcext:value-type="string">
            <text:p>TGCTGTTGACAGTGAGCGCGAGGTTGGTTGTTGTGTTTTATAGTGAAGCCACAGATGTATAAAACACAACAACCAACCTC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XIAP.2155</text:p>
          </table:table-cell>
          <table:table-cell office:value-type="string" calcext:value-type="string">
            <text:p>TGCTGTTGACAGTGAGCGAAAAGATGTCAAAGATATGTTATAGTGAAGCCACAGATGTATAACATATCTTTGACATCT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XIAP.1331</text:p>
          </table:table-cell>
          <table:table-cell office:value-type="string" calcext:value-type="string">
            <text:p>TGCTGTTGACAGTGAGCGCCAGAAAGAGATTAGTACTGAATAGTGAAGCCACAGATGTATTCAGTACTAATCTCTTT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XIAP.3132</text:p>
          </table:table-cell>
          <table:table-cell office:value-type="string" calcext:value-type="string">
            <text:p>TGCTGTTGACAGTGAGCGCAGGGTATAAACTAGAAGTTTATAGTGAAGCCACAGATGTATAAACTTCTAGTTTATACCC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XIAP.4783</text:p>
          </table:table-cell>
          <table:table-cell office:value-type="string" calcext:value-type="string">
            <text:p>TGCTGTTGACAGTGAGCGACAGCATTAGTTTCACATGATATAGTGAAGCCACAGATGTATATCATGTGAAACTAATG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XIAP.1259</text:p>
          </table:table-cell>
          <table:table-cell office:value-type="string" calcext:value-type="string">
            <text:p>TGCTGTTGACAGTGAGCGCGAGGTTCTGGTTGCAGATCTATAGTGAAGCCACAGATGTATAGATCTGCAACCAGAACCTC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ZRANB3.475</text:p>
          </table:table-cell>
          <table:table-cell office:value-type="string" calcext:value-type="string">
            <text:p>TGCTGTTGACAGTGAGCGCTAGGAGAATGTCGACCAGTAATAGTGAAGCCACAGATGTATTACTGGTCGACATTCTCCT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ZRANB3.3290</text:p>
          </table:table-cell>
          <table:table-cell office:value-type="string" calcext:value-type="string">
            <text:p>TGCTGTTGACAGTGAGCGACAGGTGAGAAGACAATCTCTATAGTGAAGCCACAGATGTATAGAGATTGTCTTCTCAC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ZRANB3.2347</text:p>
          </table:table-cell>
          <table:table-cell office:value-type="string" calcext:value-type="string">
            <text:p>TGCTGTTGACAGTGAGCGCCCGGATTCACATCTATACTAATAGTGAAGCCACAGATGTATTAGTATAGATGTGAATCCG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ZRANB3.563</text:p>
          </table:table-cell>
          <table:table-cell office:value-type="string" calcext:value-type="string">
            <text:p>TGCTGTTGACAGTGAGCGCCAGAACTTCAAAGTAGTTATATAGTGAAGCCACAGATGTATATAACTACTTTGAAGTT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ZRANB3.2060</text:p>
          </table:table-cell>
          <table:table-cell office:value-type="string" calcext:value-type="string">
            <text:p>TGCTGTTGACAGTGAGCGCCAAGGCAGTGCTGTTATGCAATAGTGAAGCCACAGATGTATTGCATAACAGCACTGCCT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ZRANB3.2025</text:p>
          </table:table-cell>
          <table:table-cell office:value-type="string" calcext:value-type="string">
            <text:p>TGCTGTTGACAGTGAGCGCCAGAGTTACCTTATTGTGAAATAGTGAAGCCACAGATGTATTTCACAATAAGGTAACT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NKRD1.1532</text:p>
          </table:table-cell>
          <table:table-cell office:value-type="string" calcext:value-type="string">
            <text:p>TGCTGTTGACAGTGAGCGACAGGTGAAAGAGCAAAGTTCATAGTGAAGCCACAGATGTATGAACTTTGCTCTTTCAC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NKRD1.1472</text:p>
          </table:table-cell>
          <table:table-cell office:value-type="string" calcext:value-type="string">
            <text:p>TGCTGTTGACAGTGAGCGACAGAGCTTCATTTGTATATAATAGTGAAGCCACAGATGTATTATATACAAATGAAGCT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NKRD1.746</text:p>
          </table:table-cell>
          <table:table-cell office:value-type="string" calcext:value-type="string">
            <text:p>TGCTGTTGACAGTGAGCGCTGGCAATTGTGGAGAAGTTAATAGTGAAGCCACAGATGTATTAACTTCTCCACAATTGCC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NKRD1.1349</text:p>
          </table:table-cell>
          <table:table-cell office:value-type="string" calcext:value-type="string">
            <text:p>TGCTGTTGACAGTGAGCGACACAGGGTTATAGGTGTTTAATAGTGAAGCCACAGATGTATTAAACACCTATAACCCTG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NKRD1.686</text:p>
          </table:table-cell>
          <table:table-cell office:value-type="string" calcext:value-type="string">
            <text:p>TGCTGTTGACAGTGAGCGACAGATGTTTGTGATGAGTATATAGTGAAGCCACAGATGTATATACTCATCACAAACAT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NKRD1.685</text:p>
          </table:table-cell>
          <table:table-cell office:value-type="string" calcext:value-type="string">
            <text:p>TGCTGTTGACAGTGAGCGCCCAGATGTTTGTGATGAGTATTAGTGAAGCCACAGATGTAATACTCATCACAAACATCTG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TR.6034</text:p>
          </table:table-cell>
          <table:table-cell office:value-type="string" calcext:value-type="string">
            <text:p>TGCTGTTGACAGTGAGCGACAGGCACTAATTGTTCTTCAATAGTGAAGCCACAGATGTATTGAAGAACAATTAGTGC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TR.814</text:p>
          </table:table-cell>
          <table:table-cell office:value-type="string" calcext:value-type="string">
            <text:p>TGCTGTTGACAGTGAGCGACAGATAGGTTGTGTTCTGCTATAGTGAAGCCACAGATGTATAGCAGAACACAACCTAT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TR.4220</text:p>
          </table:table-cell>
          <table:table-cell office:value-type="string" calcext:value-type="string">
            <text:p>TGCTGTTGACAGTGAGCGACAGGTCGATTAGATTTCTCAATAGTGAAGCCACAGATGTATTGAGAAATCTAATCGAC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TR.2188</text:p>
          </table:table-cell>
          <table:table-cell office:value-type="string" calcext:value-type="string">
            <text:p>TGCTGTTGACAGTGAGCGCCCCAAGATTCTTATAGATAAATAGTGAAGCCACAGATGTATTTATCTATAAGAATCTTGG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TR.2187</text:p>
          </table:table-cell>
          <table:table-cell office:value-type="string" calcext:value-type="string">
            <text:p>TGCTGTTGACAGTGAGCGCTCCCAAGATTCTTATAGATAATAGTGAAGCCACAGATGTATTATCTATAAGAATCTTGGG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TR.249</text:p>
          </table:table-cell>
          <table:table-cell office:value-type="string" calcext:value-type="string">
            <text:p>TGCTGTTGACAGTGAGCGCCCGGATACTTACAGATGTAAATAGTGAAGCCACAGATGTATTTACATCTGTAAGTATCCG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TRX.1941</text:p>
          </table:table-cell>
          <table:table-cell office:value-type="string" calcext:value-type="string">
            <text:p>TGCTGTTGACAGTGAGCGCCAGGAAGTTCCACAAGATAAATAGTGAAGCCACAGATGTATTTATCTTGTGGAACTTC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TRX.6306</text:p>
          </table:table-cell>
          <table:table-cell office:value-type="string" calcext:value-type="string">
            <text:p>TGCTGTTGACAGTGAGCGAAAGACAGAAGATAAAGATAAATAGTGAAGCCACAGATGTATTTATCTTTATCTTCTGT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TRX.5793</text:p>
          </table:table-cell>
          <table:table-cell office:value-type="string" calcext:value-type="string">
            <text:p>TGCTGTTGACAGTGAGCGACAGCTAGACTACATTAGCAAATAGTGAAGCCACAGATGTATTTGCTAATGTAGTCTAG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TRX.6299</text:p>
          </table:table-cell>
          <table:table-cell office:value-type="string" calcext:value-type="string">
            <text:p>TGCTGTTGACAGTGAGCGATAGGGAGAAGACAGAAGATAATAGTGAAGCCACAGATGTATTATCTTCTGTCTTCTCCCT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TRX.1740</text:p>
          </table:table-cell>
          <table:table-cell office:value-type="string" calcext:value-type="string">
            <text:p>TGCTGTTGACAGTGAGCGCCAGAGTTCAGTTGATCATCAATAGTGAAGCCACAGATGTATTGATGATCAACTGAACT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TRX.123</text:p>
          </table:table-cell>
          <table:table-cell office:value-type="string" calcext:value-type="string">
            <text:p>TGCTGTTGACAGTGAGCGACAGCAGCTACAGTGACGACTATAGTGAAGCCACAGATGTATAGTCGTCACTGTAGCTG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ATF.908</text:p>
          </table:table-cell>
          <table:table-cell office:value-type="string" calcext:value-type="string">
            <text:p>TGCTGTTGACAGTGAGCGCACGGTTATTTTTCTAAATAAATAGTGAAGCCACAGATGTATTTATTTAGAAAAATAACCG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ATF.907</text:p>
          </table:table-cell>
          <table:table-cell office:value-type="string" calcext:value-type="string">
            <text:p>TGCTGTTGACAGTGAGCGAAACGGTTATTTTTCTAAATAATAGTGAAGCCACAGATGTATTATTTAGAAAAATAACCG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ATF.839</text:p>
          </table:table-cell>
          <table:table-cell office:value-type="string" calcext:value-type="string">
            <text:p>TGCTGTTGACAGTGAGCGACAGGCCCAATGCAGAAGAGTATAGTGAAGCCACAGATGTATACTCTTCTGCATTGGGC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ATF.850</text:p>
          </table:table-cell>
          <table:table-cell office:value-type="string" calcext:value-type="string">
            <text:p>TGCTGTTGACAGTGAGCGACAGAAGAGTATTAAGAAAGATTAGTGAAGCCACAGATGTAATCTTTCTTAATACTCTT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ATF.843</text:p>
          </table:table-cell>
          <table:table-cell office:value-type="string" calcext:value-type="string">
            <text:p>TGCTGTTGACAGTGAGCGACCCAATGCAGAAGAGTATTAATAGTGAAGCCACAGATGTATTAATACTCTTCTGCATTGG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ATF.470</text:p>
          </table:table-cell>
          <table:table-cell office:value-type="string" calcext:value-type="string">
            <text:p>TGCTGTTGACAGTGAGCGCCAGAGGAACTGAAGTACTTCATAGTGAAGCCACAGATGTATGAAGTACTTCAGTTCCT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CNH.856</text:p>
          </table:table-cell>
          <table:table-cell office:value-type="string" calcext:value-type="string">
            <text:p>TGCTGTTGACAGTGAGCGCCAGTTACTAGATATAATGAAATAGTGAAGCCACAGATGTATTTCATTATATCTAGTAA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CNH.987</text:p>
          </table:table-cell>
          <table:table-cell office:value-type="string" calcext:value-type="string">
            <text:p>TGCTGTTGACAGTGAGCGCCACGAAGAAGAGGAAAGGCTATAGTGAAGCCACAGATGTATAGCCTTTCCTCTTCTTCG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CNH.360</text:p>
          </table:table-cell>
          <table:table-cell office:value-type="string" calcext:value-type="string">
            <text:p>TGCTGTTGACAGTGAGCGATACGGCTTGTATGTATTTCAATAGTGAAGCCACAGATGTATTGAAATACATACAAGCCGT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CNH.789</text:p>
          </table:table-cell>
          <table:table-cell office:value-type="string" calcext:value-type="string">
            <text:p>TGCTGTTGACAGTGAGCGATGGAATTACTATGGAAAGTTATAGTGAAGCCACAGATGTATAACTTTCCATAGTAATTCC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CNH.876</text:p>
          </table:table-cell>
          <table:table-cell office:value-type="string" calcext:value-type="string">
            <text:p>TGCTGTTGACAGTGAGCGCAAGCATGAGAAACTTAGTAAATAGTGAAGCCACAGATGTATTTACTAAGTTTCTCATG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CNH.361</text:p>
          </table:table-cell>
          <table:table-cell office:value-type="string" calcext:value-type="string">
            <text:p>TGCTGTTGACAGTGAGCGCACGGCTTGTATGTATTTCAAATAGTGAAGCCACAGATGTATTTGAAATACATACAAGCCG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IDEB.1878</text:p>
          </table:table-cell>
          <table:table-cell office:value-type="string" calcext:value-type="string">
            <text:p>TGCTGTTGACAGTGAGCGACAGACAGTACAGGCTAGATAATAGTGAAGCCACAGATGTATTATCTAGCCTGTACTGT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IDEB.1175</text:p>
          </table:table-cell>
          <table:table-cell office:value-type="string" calcext:value-type="string">
            <text:p>TGCTGTTGACAGTGAGCGATCAGGTCAGTATCTAATATAATAGTGAAGCCACAGATGTATTATATTAGATACTGACCTG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IDEB.1832</text:p>
          </table:table-cell>
          <table:table-cell office:value-type="string" calcext:value-type="string">
            <text:p>TGCTGTTGACAGTGAGCGCACCGACCCACTGCAAAGACTATAGTGAAGCCACAGATGTATAGTCTTTGCAGTGGGTCGG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IDEB.1049</text:p>
          </table:table-cell>
          <table:table-cell office:value-type="string" calcext:value-type="string">
            <text:p>TGCTGTTGACAGTGAGCGATCCGACCAAGGAGGAAGGAAATAGTGAAGCCACAGATGTATTTCCTTCCTCCTTGGTCGG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IDEB.1533</text:p>
          </table:table-cell>
          <table:table-cell office:value-type="string" calcext:value-type="string">
            <text:p>TGCTGTTGACAGTGAGCGACCGATTCACCTTTGACGTGTATAGTGAAGCCACAGATGTATACACGTCAAAGGTGAATCG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IDEB.962</text:p>
          </table:table-cell>
          <table:table-cell office:value-type="string" calcext:value-type="string">
            <text:p>TGCTGTTGACAGTGAGCGCAAGGAGAAAAGTGAGAGAAGATAGTGAAGCCACAGATGTATCTTCTCTCACTTTTCTC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LSPN.1840</text:p>
          </table:table-cell>
          <table:table-cell office:value-type="string" calcext:value-type="string">
            <text:p>TGCTGTTGACAGTGAGCGAAAGGTAGAGAAAGAAGAGAAATAGTGAAGCCACAGATGTATTTCTCTTCTTTCTCTAC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LSPN.6012</text:p>
          </table:table-cell>
          <table:table-cell office:value-type="string" calcext:value-type="string">
            <text:p>TGCTGTTGACAGTGAGCGACCGGTTTTCTACAGTTTTCTATAGTGAAGCCACAGATGTATAGAAAACTGTAGAAAACCG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LSPN.4587</text:p>
          </table:table-cell>
          <table:table-cell office:value-type="string" calcext:value-type="string">
            <text:p>TGCTGTTGACAGTGAGCGCAAGTGTGACATTACAGATTAATAGTGAAGCCACAGATGTATTAATCTGTAATGTCACA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LSPN.773</text:p>
          </table:table-cell>
          <table:table-cell office:value-type="string" calcext:value-type="string">
            <text:p>TGCTGTTGACAGTGAGCGAAAGAGTCATTAGAATCAATAATAGTGAAGCCACAGATGTATTATTGATTCTAATGACT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LSPN.2677</text:p>
          </table:table-cell>
          <table:table-cell office:value-type="string" calcext:value-type="string">
            <text:p>TGCTGTTGACAGTGAGCGCCCCAGGAAGAGTGACAAGAAATAGTGAAGCCACAGATGTATTTCTTGTCACTCTTCCTGG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LSPN.2516</text:p>
          </table:table-cell>
          <table:table-cell office:value-type="string" calcext:value-type="string">
            <text:p>TGCTGTTGACAGTGAGCGACAGATGGGTTCTTAAATGTTATAGTGAAGCCACAGATGTATAACATTTAAGAACCCAT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ID3.1212</text:p>
          </table:table-cell>
          <table:table-cell office:value-type="string" calcext:value-type="string">
            <text:p>TGCTGTTGACAGTGAGCGCTAGATGGAGAGTAAAATGTAATAGTGAAGCCACAGATGTATTACATTTTACTCTCCATCT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ID3.716</text:p>
          </table:table-cell>
          <table:table-cell office:value-type="string" calcext:value-type="string">
            <text:p>TGCTGTTGACAGTGAGCGACCCGACTTGAACACCAGAAAATAGTGAAGCCACAGATGTATTTTCTGGTGTTCAAGTCGG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ID3.1396</text:p>
          </table:table-cell>
          <table:table-cell office:value-type="string" calcext:value-type="string">
            <text:p>TGCTGTTGACAGTGAGCGACCCTTTAAGACTATTAATAAATAGTGAAGCCACAGATGTATTTATTAATAGTCTTAAAGG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ID3.964</text:p>
          </table:table-cell>
          <table:table-cell office:value-type="string" calcext:value-type="string">
            <text:p>TGCTGTTGACAGTGAGCGCAGAGATGGTTTTGCAAGAATATAGTGAAGCCACAGATGTATATTCTTGCAAAACCATCTC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ID3.1329</text:p>
          </table:table-cell>
          <table:table-cell office:value-type="string" calcext:value-type="string">
            <text:p>TGCTGTTGACAGTGAGCGCTAAGGTCATGATCTTCTGTTATAGTGAAGCCACAGATGTATAACAGAAGATCATGACCTT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ID3.73</text:p>
          </table:table-cell>
          <table:table-cell office:value-type="string" calcext:value-type="string">
            <text:p>TGCTGTTGACAGTGAGCGACGGAAGGGAGACGAAGAGAAATAGTGAAGCCACAGATGTATTTCTCTTCGTCTCCCTTCC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ANCB.1869</text:p>
          </table:table-cell>
          <table:table-cell office:value-type="string" calcext:value-type="string">
            <text:p>TGCTGTTGACAGTGAGCGCAAGAGTGTGTACAGATAATTATAGTGAAGCCACAGATGTATAATTATCTGTACACACT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ANCB.2831</text:p>
          </table:table-cell>
          <table:table-cell office:value-type="string" calcext:value-type="string">
            <text:p>TGCTGTTGACAGTGAGCGCCCGAGGCTTACTGTAGTAGAATAGTGAAGCCACAGATGTATTCTACTACAGTAAGCCTCG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ANCB.2220</text:p>
          </table:table-cell>
          <table:table-cell office:value-type="string" calcext:value-type="string">
            <text:p>TGCTGTTGACAGTGAGCGACAGAAGTGTACTTTTGTGAAATAGTGAAGCCACAGATGTATTTCACAAAAGTACACTT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ANCB.1609</text:p>
          </table:table-cell>
          <table:table-cell office:value-type="string" calcext:value-type="string">
            <text:p>TGCTGTTGACAGTGAGCGCTAGCTTGGTTGTTGGAGTGAATAGTGAAGCCACAGATGTATTCACTCCAACAACCAAGCT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ANCB.356</text:p>
          </table:table-cell>
          <table:table-cell office:value-type="string" calcext:value-type="string">
            <text:p>TGCTGTTGACAGTGAGCGCAAGGAAGAAAACTCTCATTTATAGTGAAGCCACAGATGTATAAATGAGAGTTTTCTTC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ANCB.2400</text:p>
          </table:table-cell>
          <table:table-cell office:value-type="string" calcext:value-type="string">
            <text:p>TGCTGTTGACAGTGAGCGCCAGGAAGTGAGAATTTCCTAATAGTGAAGCCACAGATGTATTAGGAAATTCTCACTTC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BXO6.1187</text:p>
          </table:table-cell>
          <table:table-cell office:value-type="string" calcext:value-type="string">
            <text:p>TGCTGTTGACAGTGAGCGCTAGCTCTGACGTTTTGTTGTATAGTGAAGCCACAGATGTATACAACAAAACGTCAGAGCT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BXO6.1025</text:p>
          </table:table-cell>
          <table:table-cell office:value-type="string" calcext:value-type="string">
            <text:p>TGCTGTTGACAGTGAGCGCCCGAGCTGTTGTCCAGATTTTTAGTGAAGCCACAGATGTAAAAATCTGGACAACAGCTCG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BXO6.1282</text:p>
          </table:table-cell>
          <table:table-cell office:value-type="string" calcext:value-type="string">
            <text:p>TGCTGTTGACAGTGAGCGCCACGAGGTCAGGAGATAGAGATAGTGAAGCCACAGATGTATCTCTATCTCCTGACCTCG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BXO6.698</text:p>
          </table:table-cell>
          <table:table-cell office:value-type="string" calcext:value-type="string">
            <text:p>TGCTGTTGACAGTGAGCGATGGCTGCACCTACCAACTCAATAGTGAAGCCACAGATGTATTGAGTTGGTAGGTGCAGCC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BXO6.1024</text:p>
          </table:table-cell>
          <table:table-cell office:value-type="string" calcext:value-type="string">
            <text:p>TGCTGTTGACAGTGAGCGCACCGAGCTGTTGTCCAGATTTTAGTGAAGCCACAGATGTAAAATCTGGACAACAGCTCGG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BXO6.453</text:p>
          </table:table-cell>
          <table:table-cell office:value-type="string" calcext:value-type="string">
            <text:p>TGCTGTTGACAGTGAGCGCGAGGATATGTTTGCATGGCAATAGTGAAGCCACAGATGTATTGCCATGCAAACATATCCTC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IC1.2999</text:p>
          </table:table-cell>
          <table:table-cell office:value-type="string" calcext:value-type="string">
            <text:p>TGCTGTTGACAGTGAGCGCCAGCAATAAAGCAGTAACCAATAGTGAAGCCACAGATGTATTGGTTACTGCTTTATTG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IC1.2988</text:p>
          </table:table-cell>
          <table:table-cell office:value-type="string" calcext:value-type="string">
            <text:p>TGCTGTTGACAGTGAGCGCCTCGAACCAAACAGCAATAAATAGTGAAGCCACAGATGTATTTATTGCTGTTTGGTTCGA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IC1.2551</text:p>
          </table:table-cell>
          <table:table-cell office:value-type="string" calcext:value-type="string">
            <text:p>TGCTGTTGACAGTGAGCGACACACCCATTCTCACTGTGAATAGTGAAGCCACAGATGTATTCACAGTGAGAATGGGTG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IC1.1498</text:p>
          </table:table-cell>
          <table:table-cell office:value-type="string" calcext:value-type="string">
            <text:p>TGCTGTTGACAGTGAGCGAGTCGTGCGACAAGAGCTACAATAGTGAAGCCACAGATGTATTGTAGCTCTTGTCGCACGAC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IC1.2918</text:p>
          </table:table-cell>
          <table:table-cell office:value-type="string" calcext:value-type="string">
            <text:p>TGCTGTTGACAGTGAGCGATCCCTCCTCTTCGTTTGTATATAGTGAAGCCACAGATGTATATACAAACGAAGAGGAGGG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IC1.2668</text:p>
          </table:table-cell>
          <table:table-cell office:value-type="string" calcext:value-type="string">
            <text:p>TGCTGTTGACAGTGAGCGACGGGACTGATAATGTGAAGTTTAGTGAAGCCACAGATGTAAACTTCACATTATCAGTCCC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MGA2.364</text:p>
          </table:table-cell>
          <table:table-cell office:value-type="string" calcext:value-type="string">
            <text:p>TGCTGTTGACAGTGAGCGAAAGGGACACAATTCACTCCAATAGTGAAGCCACAGATGTATTGGAGTGAATTGTGTCCCT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MGA2.992</text:p>
          </table:table-cell>
          <table:table-cell office:value-type="string" calcext:value-type="string">
            <text:p>TGCTGTTGACAGTGAGCGATCCCTCTAAAGCAGCTCAAAATAGTGAAGCCACAGATGTATTTTGAGCTGCTTTAGAGGG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MGA2.19</text:p>
          </table:table-cell>
          <table:table-cell office:value-type="string" calcext:value-type="string">
            <text:p>TGCTGTTGACAGTGAGCGACAGGAACTCAGAAAACTTCCATAGTGAAGCCACAGATGTATGGAAGTTTTCTGAGTTC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MGA2.233</text:p>
          </table:table-cell>
          <table:table-cell office:value-type="string" calcext:value-type="string">
            <text:p>TGCTGTTGACAGTGAGCGACCAAGGCACTTTCAATCTCAATAGTGAAGCCACAGATGTATTGAGATTGAAAGTGCCTTG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MGA2.1002</text:p>
          </table:table-cell>
          <table:table-cell office:value-type="string" calcext:value-type="string">
            <text:p>TGCTGTTGACAGTGAGCGCGCAGCTCAAAAGAAAGCAGAATAGTGAAGCCACAGATGTATTCTGCTTTCTTTTGAGCTGC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MGA2.232</text:p>
          </table:table-cell>
          <table:table-cell office:value-type="string" calcext:value-type="string">
            <text:p>TGCTGTTGACAGTGAGCGACCCAAGGCACTTTCAATCTCATAGTGAAGCCACAGATGTATGAGATTGAAAGTGCCTTGG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US1B.802</text:p>
          </table:table-cell>
          <table:table-cell office:value-type="string" calcext:value-type="string">
            <text:p>TGCTGTTGACAGTGAGCGCCAGCTTGTTTTGGTTCAAGAATAGTGAAGCCACAGATGTATTCTTGAACCAAAACAAG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US1B.604</text:p>
          </table:table-cell>
          <table:table-cell office:value-type="string" calcext:value-type="string">
            <text:p>TGCTGTTGACAGTGAGCGAACGGAGGTGGTGTCCATTCAATAGTGAAGCCACAGATGTATTGAATGGACACCACCTCCG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US1B.50</text:p>
          </table:table-cell>
          <table:table-cell office:value-type="string" calcext:value-type="string">
            <text:p>TGCTGTTGACAGTGAGCGCAAGGCTGTCTAGAGCTGTTCATAGTGAAGCCACAGATGTATGAACAGCTCTAGACAGC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US1B.616</text:p>
          </table:table-cell>
          <table:table-cell office:value-type="string" calcext:value-type="string">
            <text:p>TGCTGTTGACAGTGAGCGATCCATTCAAAGTTATTTTAAATAGTGAAGCCACAGATGTATTTAAAATAACTTTGAATGG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US1B.887</text:p>
          </table:table-cell>
          <table:table-cell office:value-type="string" calcext:value-type="string">
            <text:p>TGCTGTTGACAGTGAGCGCAAGGTTTTGATCTTTTCAAAATAGTGAAGCCACAGATGTATTTTGAAAAGATCAAAACCT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US1B.582</text:p>
          </table:table-cell>
          <table:table-cell office:value-type="string" calcext:value-type="string">
            <text:p>TGCTGTTGACAGTGAGCGACAGGATGACCCTGAGTATAGATAGTGAAGCCACAGATGTATCTATACTCAGGGTCATC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AEL.1100</text:p>
          </table:table-cell>
          <table:table-cell office:value-type="string" calcext:value-type="string">
            <text:p>TGCTGTTGACAGTGAGCGACAGGGCGTTACCAGAAGCTAATAGTGAAGCCACAGATGTATTAGCTTCTGGTAACGCC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AEL.27</text:p>
          </table:table-cell>
          <table:table-cell office:value-type="string" calcext:value-type="string">
            <text:p>TGCTGTTGACAGTGAGCGACCGGTGCTTTGTTCTGTCTGATAGTGAAGCCACAGATGTATCAGACAGAACAAAGCACCG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AEL.645</text:p>
          </table:table-cell>
          <table:table-cell office:value-type="string" calcext:value-type="string">
            <text:p>TGCTGTTGACAGTGAGCGCCCAAGCAACTGTGTTACAAAATAGTGAAGCCACAGATGTATTTTGTAACACAGTTGCTTG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AEL.1447</text:p>
          </table:table-cell>
          <table:table-cell office:value-type="string" calcext:value-type="string">
            <text:p>TGCTGTTGACAGTGAGCGCACAGATCACATCAATGACAAATAGTGAAGCCACAGATGTATTTGTCATTGATGTGATCTG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AEL.644</text:p>
          </table:table-cell>
          <table:table-cell office:value-type="string" calcext:value-type="string">
            <text:p>TGCTGTTGACAGTGAGCGCACCAAGCAACTGTGTTACAAATAGTGAAGCCACAGATGTATTTGTAACACAGTTGCTTGG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AEL.1463</text:p>
          </table:table-cell>
          <table:table-cell office:value-type="string" calcext:value-type="string">
            <text:p>TGCTGTTGACAGTGAGCGAACAAATGTCACTACTATAAAATAGTGAAGCCACAGATGTATTTTATAGTAGTGACATTTG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CTS1.4830</text:p>
          </table:table-cell>
          <table:table-cell office:value-type="string" calcext:value-type="string">
            <text:p>TGCTGTTGACAGTGAGCGCTAGGTTCATCTGTCTGTTTAATAGTGAAGCCACAGATGTATTAAACAGACAGATGAACCT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CTS1.6017</text:p>
          </table:table-cell>
          <table:table-cell office:value-type="string" calcext:value-type="string">
            <text:p>TGCTGTTGACAGTGAGCGATCGATTGTCAATAACTGTTAATAGTGAAGCCACAGATGTATTAACAGTTATTGACAATCG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CTS1.8149</text:p>
          </table:table-cell>
          <table:table-cell office:value-type="string" calcext:value-type="string">
            <text:p>TGCTGTTGACAGTGAGCGACAGGTGATTTGTGACCATTTATAGTGAAGCCACAGATGTATAAATGGTCACAAATCAC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CTS1.4468</text:p>
          </table:table-cell>
          <table:table-cell office:value-type="string" calcext:value-type="string">
            <text:p>TGCTGTTGACAGTGAGCGAAAGGCTCTTCAAGAAACTCAATAGTGAAGCCACAGATGTATTGAGTTTCTTGAAGAGCCT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CTS1.3408</text:p>
          </table:table-cell>
          <table:table-cell office:value-type="string" calcext:value-type="string">
            <text:p>TGCTGTTGACAGTGAGCGCAAGGCAATTCAAAGAGATTAATAGTGAAGCCACAGATGTATTAATCTCTTTGAATTGC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CTS1.2491</text:p>
          </table:table-cell>
          <table:table-cell office:value-type="string" calcext:value-type="string">
            <text:p>TGCTGTTGACAGTGAGCGACCCAGTTAGAATATAAATGTATAGTGAAGCCACAGATGTATACATTTATATTCTAACTGG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RPS35.848</text:p>
          </table:table-cell>
          <table:table-cell office:value-type="string" calcext:value-type="string">
            <text:p>TGCTGTTGACAGTGAGCGCAAGTCTGTTGTTAGTCTTAAATAGTGAAGCCACAGATGTATTTAAGACTAACAACAGA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RPS35.1732</text:p>
          </table:table-cell>
          <table:table-cell office:value-type="string" calcext:value-type="string">
            <text:p>TGCTGTTGACAGTGAGCGACACTTCGATGGTTGTGATTAATAGTGAAGCCACAGATGTATTAATCACAACCATCGAAG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RPS35.1736</text:p>
          </table:table-cell>
          <table:table-cell office:value-type="string" calcext:value-type="string">
            <text:p>TGCTGTTGACAGTGAGCGCTCGATGGTTGTGATTAATTTATAGTGAAGCCACAGATGTATAAATTAATCACAACCATCG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RPS35.770</text:p>
          </table:table-cell>
          <table:table-cell office:value-type="string" calcext:value-type="string">
            <text:p>TGCTGTTGACAGTGAGCGACAGATGAAAGCTGCTGAGAAATAGTGAAGCCACAGATGTATTTCTCAGCAGCTTTCAT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RPS35.1673</text:p>
          </table:table-cell>
          <table:table-cell office:value-type="string" calcext:value-type="string">
            <text:p>TGCTGTTGACAGTGAGCGATGCATTCAATGTAGCTGTCAATAGTGAAGCCACAGATGTATTGACAGCTACATTGAATGC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RPS35.1514</text:p>
          </table:table-cell>
          <table:table-cell office:value-type="string" calcext:value-type="string">
            <text:p>TGCTGTTGACAGTGAGCGACAGGGCCAAGCTACCAGAAAATAGTGAAGCCACAGATGTATTTTCTGGTAGCTTGGCC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RPS9.533</text:p>
          </table:table-cell>
          <table:table-cell office:value-type="string" calcext:value-type="string">
            <text:p>TGCTGTTGACAGTGAGCGCAACAGTCATACTATTCATTAATAGTGAAGCCACAGATGTATTAATGAATAGTATGACTG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RPS9.298</text:p>
          </table:table-cell>
          <table:table-cell office:value-type="string" calcext:value-type="string">
            <text:p>TGCTGTTGACAGTGAGCGACAGATTGAAGAGTTCAACATATAGTGAAGCCACAGATGTATATGTTGAACTCTTCAAT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RPS9.793</text:p>
          </table:table-cell>
          <table:table-cell office:value-type="string" calcext:value-type="string">
            <text:p>TGCTGTTGACAGTGAGCGACAGAGGTTTCGAAGAAGTGTATAGTGAAGCCACAGATGTATACACTTCTTCGAAACCT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RPS9.294</text:p>
          </table:table-cell>
          <table:table-cell office:value-type="string" calcext:value-type="string">
            <text:p>TGCTGTTGACAGTGAGCGCAAAGCAGATTGAAGAGTTCAATAGTGAAGCCACAGATGTATTGAACTCTTCAATCTGCT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RPS9.676</text:p>
          </table:table-cell>
          <table:table-cell office:value-type="string" calcext:value-type="string">
            <text:p>TGCTGTTGACAGTGAGCGAGAGGAACTAGAAGAAATGTTATAGTGAAGCCACAGATGTATAACATTTCTTCTAGTTCCTC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RPS9.556</text:p>
          </table:table-cell>
          <table:table-cell office:value-type="string" calcext:value-type="string">
            <text:p>TGCTGTTGACAGTGAGCGACATGATGTATATGGAATGTTATAGTGAAGCCACAGATGTATAACATTCCATATACATCA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SH2.295</text:p>
          </table:table-cell>
          <table:table-cell office:value-type="string" calcext:value-type="string">
            <text:p>TGCTGTTGACAGTGAGCGACAGAGTGTTGTGCTTAGTAAATAGTGAAGCCACAGATGTATTTACTAAGCACAACACT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SH2.1846</text:p>
          </table:table-cell>
          <table:table-cell office:value-type="string" calcext:value-type="string">
            <text:p>TGCTGTTGACAGTGAGCGACAGACACTCAATGATGTGTTATAGTGAAGCCACAGATGTATAACACATCATTGAGTGT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SH2.1189</text:p>
          </table:table-cell>
          <table:table-cell office:value-type="string" calcext:value-type="string">
            <text:p>TGCTGTTGACAGTGAGCGACAGACTTTACAAGAAGATTTATAGTGAAGCCACAGATGTATAAATCTTCTTGTAAAGT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SH2.1984</text:p>
          </table:table-cell>
          <table:table-cell office:value-type="string" calcext:value-type="string">
            <text:p>TGCTGTTGACAGTGAGCGACATGCTTGTGTTGAAGTTCAATAGTGAAGCCACAGATGTATTGAACTTCAACACAAGCA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SH2.2797</text:p>
          </table:table-cell>
          <table:table-cell office:value-type="string" calcext:value-type="string">
            <text:p>TGCTGTTGACAGTGAGCGCCAGCTAAAAGCTGAAGTAATATAGTGAAGCCACAGATGTATATTACTTCAGCTTTTAG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SH2.357</text:p>
          </table:table-cell>
          <table:table-cell office:value-type="string" calcext:value-type="string">
            <text:p>TGCTGTTGACAGTGAGCGATCAGTATAGAGTTGAAGTTTATAGTGAAGCCACAGATGTATAAACTTCAACTCTATACTG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ACC2.1970</text:p>
          </table:table-cell>
          <table:table-cell office:value-type="string" calcext:value-type="string">
            <text:p>TGCTGTTGACAGTGAGCGCTGCGTTACTAATACAAACAAATAGTGAAGCCACAGATGTATTTGTTTGTATTAGTAACGC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ACC2.1969</text:p>
          </table:table-cell>
          <table:table-cell office:value-type="string" calcext:value-type="string">
            <text:p>TGCTGTTGACAGTGAGCGAATGCGTTACTAATACAAACAATAGTGAAGCCACAGATGTATTGTTTGTATTAGTAACGCA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ACC2.2017</text:p>
          </table:table-cell>
          <table:table-cell office:value-type="string" calcext:value-type="string">
            <text:p>TGCTGTTGACAGTGAGCGCCTGCTACTGTTGCCTGAGAAATAGTGAAGCCACAGATGTATTTCTCAGGCAACAGTAGCA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ACC2.1966</text:p>
          </table:table-cell>
          <table:table-cell office:value-type="string" calcext:value-type="string">
            <text:p>TGCTGTTGACAGTGAGCGCTGCATGCGTTACTAATACAAATAGTGAAGCCACAGATGTATTTGTATTAGTAACGCATGC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ACC2.1404</text:p>
          </table:table-cell>
          <table:table-cell office:value-type="string" calcext:value-type="string">
            <text:p>TGCTGTTGACAGTGAGCGACTGTGAAATTGTACTGTCAGATAGTGAAGCCACAGATGTATCTGACAGTACAATTTCACA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ACC2.1402</text:p>
          </table:table-cell>
          <table:table-cell office:value-type="string" calcext:value-type="string">
            <text:p>TGCTGTTGACAGTGAGCGCCGCTGTGAAATTGTACTGTCATAGTGAAGCCACAGATGTATGACAGTACAATTTCACAGC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EIL2.1546</text:p>
          </table:table-cell>
          <table:table-cell office:value-type="string" calcext:value-type="string">
            <text:p>TGCTGTTGACAGTGAGCGACCCGGTGGTGTGTAGAGAAAATAGTGAAGCCACAGATGTATTTTCTCTACACACCACCGG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EIL2.1565</text:p>
          </table:table-cell>
          <table:table-cell office:value-type="string" calcext:value-type="string">
            <text:p>TGCTGTTGACAGTGAGCGCAAGCTGCTTGTTTACTCCTTATAGTGAAGCCACAGATGTATAAGGAGTAAACAAGCAG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EIL2.1145</text:p>
          </table:table-cell>
          <table:table-cell office:value-type="string" calcext:value-type="string">
            <text:p>TGCTGTTGACAGTGAGCGATGGGACTACAGGCATGTGATATAGTGAAGCCACAGATGTATATCACATGCCTGTAGTCCC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EIL2.436</text:p>
          </table:table-cell>
          <table:table-cell office:value-type="string" calcext:value-type="string">
            <text:p>TGCTGTTGACAGTGAGCGCCACGTGGTGGAGTTCAGTACATAGTGAAGCCACAGATGTATGTACTGAACTCCACCACG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EIL2.1314</text:p>
          </table:table-cell>
          <table:table-cell office:value-type="string" calcext:value-type="string">
            <text:p>TGCTGTTGACAGTGAGCGATAGCTCCTGTGTTTTGTTTTTTAGTGAAGCCACAGATGTAAAAAACAAAACACAGGAGCT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EIL2.1684</text:p>
          </table:table-cell>
          <table:table-cell office:value-type="string" calcext:value-type="string">
            <text:p>TGCTGTTGACAGTGAGCGCGAGCGGTGACATGAAAATAAATAGTGAAGCCACAGATGTATTTATTTTCATGTCACCGCTC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UAK1.2230</text:p>
          </table:table-cell>
          <table:table-cell office:value-type="string" calcext:value-type="string">
            <text:p>TGCTGTTGACAGTGAGCGCACGGTGGATGCTGATGGTGAATAGTGAAGCCACAGATGTATTCACCATCAGCATCCACCG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UAK1.5740</text:p>
          </table:table-cell>
          <table:table-cell office:value-type="string" calcext:value-type="string">
            <text:p>TGCTGTTGACAGTGAGCGACAGAGACTGAGTTAAGTCATATAGTGAAGCCACAGATGTATATGACTTAACTCAGTCT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UAK1.2139</text:p>
          </table:table-cell>
          <table:table-cell office:value-type="string" calcext:value-type="string">
            <text:p>TGCTGTTGACAGTGAGCGCTCGATGGTTTCGATCACAAAATAGTGAAGCCACAGATGTATTTTGTGATCGAAACCATCG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UAK1.1991</text:p>
          </table:table-cell>
          <table:table-cell office:value-type="string" calcext:value-type="string">
            <text:p>TGCTGTTGACAGTGAGCGACAGAAGGATAAGTTCTTACAATAGTGAAGCCACAGATGTATTGTAAGAACTTATCCTT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UAK1.6489</text:p>
          </table:table-cell>
          <table:table-cell office:value-type="string" calcext:value-type="string">
            <text:p>TGCTGTTGACAGTGAGCGACACATTGTGACTTTTATTTAATAGTGAAGCCACAGATGTATTAAATAAAAGTCACAATG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UAK1.515</text:p>
          </table:table-cell>
          <table:table-cell office:value-type="string" calcext:value-type="string">
            <text:p>TGCTGTTGACAGTGAGCGATGCGGCGACACCTACAAGAAATAGTGAAGCCACAGATGTATTTCTTGTAGGTGTCGCCGC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OGG1.213</text:p>
          </table:table-cell>
          <table:table-cell office:value-type="string" calcext:value-type="string">
            <text:p>TGCTGTTGACAGTGAGCGAAGGGAAGGTTGTTAAACAGCATAGTGAAGCCACAGATGTATGCTGTTTAACAACCTTCCC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OGG1.526</text:p>
          </table:table-cell>
          <table:table-cell office:value-type="string" calcext:value-type="string">
            <text:p>TGCTGTTGACAGTGAGCGACGGATCAAGTATGGACACTGATAGTGAAGCCACAGATGTATCAGTGTCCATACTTGATCC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OGG1.860</text:p>
          </table:table-cell>
          <table:table-cell office:value-type="string" calcext:value-type="string">
            <text:p>TGCTGTTGACAGTGAGCGCCCAGCTTGATGATGTCACCTATAGTGAAGCCACAGATGTATAGGTGACATCATCAAGCTG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OGG1.635</text:p>
          </table:table-cell>
          <table:table-cell office:value-type="string" calcext:value-type="string">
            <text:p>TGCTGTTGACAGTGAGCGCGCGCAAGTACTTCCAGCTAGATAGTGAAGCCACAGATGTATCTAGCTGGAAGTACTTGCGC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OGG1.190</text:p>
          </table:table-cell>
          <table:table-cell office:value-type="string" calcext:value-type="string">
            <text:p>TGCTGTTGACAGTGAGCGAGAGGTGGAGGAATTAAGTGAATAGTGAAGCCACAGATGTATTCACTTAATTCCTCCACCTC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OGG1.81</text:p>
          </table:table-cell>
          <table:table-cell office:value-type="string" calcext:value-type="string">
            <text:p>TGCTGTTGACAGTGAGCGAGCGGGAGAAGATAAGTCGCAATAGTGAAGCCACAGATGTATTGCGACTTATCTTCTCCCGC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LA2R1.4060</text:p>
          </table:table-cell>
          <table:table-cell office:value-type="string" calcext:value-type="string">
            <text:p>TGCTGTTGACAGTGAGCGCAAGGAAGGTTCTAATCTTTTATAGTGAAGCCACAGATGTATAAAAGATTAGAACCTTC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LA2R1.3944</text:p>
          </table:table-cell>
          <table:table-cell office:value-type="string" calcext:value-type="string">
            <text:p>TGCTGTTGACAGTGAGCGAACCCAGAGTTGTGCTCAGAAATAGTGAAGCCACAGATGTATTTCTGAGCACAACTCTGGG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LA2R1.1435</text:p>
          </table:table-cell>
          <table:table-cell office:value-type="string" calcext:value-type="string">
            <text:p>TGCTGTTGACAGTGAGCGCCAGGCTGATAACAGTGCATTATAGTGAAGCCACAGATGTATAATGCACTGTTATCAGC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LA2R1.890</text:p>
          </table:table-cell>
          <table:table-cell office:value-type="string" calcext:value-type="string">
            <text:p>TGCTGTTGACAGTGAGCGACAGAAGTAGGTTGTGATACTATAGTGAAGCCACAGATGTATAGTATCACAACCTACTT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LA2R1.3738</text:p>
          </table:table-cell>
          <table:table-cell office:value-type="string" calcext:value-type="string">
            <text:p>TGCTGTTGACAGTGAGCGCTGGACTGTTCACCACAGATAATAGTGAAGCCACAGATGTATTATCTGTGGTGAACAGTCC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LA2R1.2610</text:p>
          </table:table-cell>
          <table:table-cell office:value-type="string" calcext:value-type="string">
            <text:p>TGCTGTTGACAGTGAGCGCCCCAAGAGATGTGAAACCCAATAGTGAAGCCACAGATGTATTGGGTTTCACATCTCTTGG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R2C.889</text:p>
          </table:table-cell>
          <table:table-cell office:value-type="string" calcext:value-type="string">
            <text:p>TGCTGTTGACAGTGAGCGACAGAGTGATGTGCTAACCATATAGTGAAGCCACAGATGTATATGGTTAGCACATCACT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R2C.1746</text:p>
          </table:table-cell>
          <table:table-cell office:value-type="string" calcext:value-type="string">
            <text:p>TGCTGTTGACAGTGAGCGCAACAGAAGTTGTCTTTTTAAATAGTGAAGCCACAGATGTATTTAAAAAGACAACTTCTGT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R2C.1704</text:p>
          </table:table-cell>
          <table:table-cell office:value-type="string" calcext:value-type="string">
            <text:p>TGCTGTTGACAGTGAGCGCAACCAGAGATCCAGTACAGAATAGTGAAGCCACAGATGTATTCTGTACTGGATCTCTGG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R2C.121</text:p>
          </table:table-cell>
          <table:table-cell office:value-type="string" calcext:value-type="string">
            <text:p>TGCTGTTGACAGTGAGCGAACGGAGCTCACTGACGAGAATTAGTGAAGCCACAGATGTAATTCTCGTCAGTGAGCTCCG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R2C.844</text:p>
          </table:table-cell>
          <table:table-cell office:value-type="string" calcext:value-type="string">
            <text:p>TGCTGTTGACAGTGAGCGAAAGAAGAAACTGAGTGATTTATAGTGAAGCCACAGATGTATAAATCACTCAGTTTCTT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R2C.1705</text:p>
          </table:table-cell>
          <table:table-cell office:value-type="string" calcext:value-type="string">
            <text:p>TGCTGTTGACAGTGAGCGCACCAGAGATCCAGTACAGAAATAGTGAAGCCACAGATGTATTTCTGTACTGGATCTCTGG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PP1R15A.50</text:p>
          </table:table-cell>
          <table:table-cell office:value-type="string" calcext:value-type="string">
            <text:p>TGCTGTTGACAGTGAGCGACCAGTTGTTGATCTTATGCAATAGTGAAGCCACAGATGTATTGCATAAGATCAACAACTG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PP1R15A.964</text:p>
          </table:table-cell>
          <table:table-cell office:value-type="string" calcext:value-type="string">
            <text:p>TGCTGTTGACAGTGAGCGAACGGAGGATAAAAGAACAGAATAGTGAAGCCACAGATGTATTCTGTTCTTTTATCCTCCG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PP1R15A.847</text:p>
          </table:table-cell>
          <table:table-cell office:value-type="string" calcext:value-type="string">
            <text:p>TGCTGTTGACAGTGAGCGAGAGGACGATGAAGAAGCTGTATAGTGAAGCCACAGATGTATACAGCTTCTTCATCGTCCTC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PP1R15A.1627</text:p>
          </table:table-cell>
          <table:table-cell office:value-type="string" calcext:value-type="string">
            <text:p>TGCTGTTGACAGTGAGCGCAAGGAAGATGATTCAGAAGCATAGTGAAGCCACAGATGTATGCTTCTGAATCATCTTCCT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PP1R15A.1081</text:p>
          </table:table-cell>
          <table:table-cell office:value-type="string" calcext:value-type="string">
            <text:p>TGCTGTTGACAGTGAGCGAAAGGAGGAAAAGGCACACAAATAGTGAAGCCACAGATGTATTTGTGTGCCTTTTCCTC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PP1R15A.872</text:p>
          </table:table-cell>
          <table:table-cell office:value-type="string" calcext:value-type="string">
            <text:p>TGCTGTTGACAGTGAGCGCAAGAAGCTCACAGAACCTCTATAGTGAAGCCACAGATGTATAGAGGTTCTGTGAGCTT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RKCD.2689</text:p>
          </table:table-cell>
          <table:table-cell office:value-type="string" calcext:value-type="string">
            <text:p>TGCTGTTGACAGTGAGCGACAGGTTTATTTGTGTGTCTAATAGTGAAGCCACAGATGTATTAGACACACAAATAAAC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RKCD.941</text:p>
          </table:table-cell>
          <table:table-cell office:value-type="string" calcext:value-type="string">
            <text:p>TGCTGTTGACAGTGAGCGCCCGCTTCAAGGTTCACAACTATAGTGAAGCCACAGATGTATAGTTGTGAACCTTGAAGCG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RKCD.1268</text:p>
          </table:table-cell>
          <table:table-cell office:value-type="string" calcext:value-type="string">
            <text:p>TGCTGTTGACAGTGAGCGACAGCAGCAAGTGCAACATCAATAGTGAAGCCACAGATGTATTGATGTTGCACTTGCTG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RKCD.755</text:p>
          </table:table-cell>
          <table:table-cell office:value-type="string" calcext:value-type="string">
            <text:p>TGCTGTTGACAGTGAGCGACACCTTCTGTTCTGTGTGCAATAGTGAAGCCACAGATGTATTGCACACAGAACAGAAGG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RKCD.1271</text:p>
          </table:table-cell>
          <table:table-cell office:value-type="string" calcext:value-type="string">
            <text:p>TGCTGTTGACAGTGAGCGACAGCAAGTGCAACATCAACAATAGTGAAGCCACAGATGTATTGTTGATGTTGCACTTG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RKCD.584</text:p>
          </table:table-cell>
          <table:table-cell office:value-type="string" calcext:value-type="string">
            <text:p>TGCTGTTGACAGTGAGCGACAAGGTGTTGATGTCTGTTCATAGTGAAGCCACAGATGTATGAACAGACATCAACACCT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D6.434</text:p>
          </table:table-cell>
          <table:table-cell office:value-type="string" calcext:value-type="string">
            <text:p>TGCTGTTGACAGTGAGCGCCCGATTGGATATTGTATTCTATAGTGAAGCCACAGATGTATAGAATACAATATCCAATCG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D6.1122</text:p>
          </table:table-cell>
          <table:table-cell office:value-type="string" calcext:value-type="string">
            <text:p>TGCTGTTGACAGTGAGCGATACCAAGAAACTATCAAGAAATAGTGAAGCCACAGATGTATTTCTTGATAGTTTCTTGGT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D6.1045</text:p>
          </table:table-cell>
          <table:table-cell office:value-type="string" calcext:value-type="string">
            <text:p>TGCTGTTGACAGTGAGCGACCGGGAGACTACACTGCAAAATAGTGAAGCCACAGATGTATTTTGCAGTGTAGTCTCCCG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D6.1176</text:p>
          </table:table-cell>
          <table:table-cell office:value-type="string" calcext:value-type="string">
            <text:p>TGCTGTTGACAGTGAGCGCTCCAGAGTAATTAATATGTAATAGTGAAGCCACAGATGTATTACATATTAATTACTCTGG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D6.1213</text:p>
          </table:table-cell>
          <table:table-cell office:value-type="string" calcext:value-type="string">
            <text:p>TGCTGTTGACAGTGAGCGCAAGGATTTGCTTTAGAGATAATAGTGAAGCCACAGATGTATTATCTCTAAAGCAAATC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D6.850</text:p>
          </table:table-cell>
          <table:table-cell office:value-type="string" calcext:value-type="string">
            <text:p>TGCTGTTGACAGTGAGCGCTAGCGGTTGTGGAACAGGAAATAGTGAAGCCACAGATGTATTTCCTGTTCCACAACCGCT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AD21L1.1148</text:p>
          </table:table-cell>
          <table:table-cell office:value-type="string" calcext:value-type="string">
            <text:p>TGCTGTTGACAGTGAGCGACAGGATTTGATTCATGCTGAATAGTGAAGCCACAGATGTATTCAGCATGAATCAAATC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AD21L1.276</text:p>
          </table:table-cell>
          <table:table-cell office:value-type="string" calcext:value-type="string">
            <text:p>TGCTGTTGACAGTGAGCGCTGGGAGTTGTTCGAATCTATATAGTGAAGCCACAGATGTATATAGATTCGAACAACTCCC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AD21L1.1012</text:p>
          </table:table-cell>
          <table:table-cell office:value-type="string" calcext:value-type="string">
            <text:p>TGCTGTTGACAGTGAGCGCCAGTAGCAAAGTTATACATAATAGTGAAGCCACAGATGTATTATGTATAACTTTGCTA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AD21L1.1304</text:p>
          </table:table-cell>
          <table:table-cell office:value-type="string" calcext:value-type="string">
            <text:p>TGCTGTTGACAGTGAGCGCTACCAGCAAGAGTTAAGTAAATAGTGAAGCCACAGATGTATTTACTTAACTCTTGCTGGT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AD21L1.821</text:p>
          </table:table-cell>
          <table:table-cell office:value-type="string" calcext:value-type="string">
            <text:p>TGCTGTTGACAGTGAGCGCCCCAATAGTTTAGCAGTTGAATAGTGAAGCCACAGATGTATTCAACTGCTAAACTATTGG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AD21L1.675</text:p>
          </table:table-cell>
          <table:table-cell office:value-type="string" calcext:value-type="string">
            <text:p>TGCTGTTGACAGTGAGCGAAACGATCTCTATTCTATGACATAGTGAAGCCACAGATGTATGTCATAGAATAGAGATCG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BX1.238</text:p>
          </table:table-cell>
          <table:table-cell office:value-type="string" calcext:value-type="string">
            <text:p>TGCTGTTGACAGTGAGCGCCCGCTACTTCAGAAGAGTGTATAGTGAAGCCACAGATGTATACACTCTTCTGAAGTAGCG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BX1.399</text:p>
          </table:table-cell>
          <table:table-cell office:value-type="string" calcext:value-type="string">
            <text:p>TGCTGTTGACAGTGAGCGAAAGCTTAATTGTTTTGTTATTTAGTGAAGCCACAGATGTAAATAACAAAACAATTAAGCT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BX1.326</text:p>
          </table:table-cell>
          <table:table-cell office:value-type="string" calcext:value-type="string">
            <text:p>TGCTGTTGACAGTGAGCGAACAGGTGTGTCCATTGGACAATAGTGAAGCCACAGATGTATTGTCCAATGGACACACCTG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BX1.881</text:p>
          </table:table-cell>
          <table:table-cell office:value-type="string" calcext:value-type="string">
            <text:p>TGCTGTTGACAGTGAGCGACAAGTTGTCTCTCTACTCTGATAGTGAAGCCACAGATGTATCAGAGTAGAGAGACAACT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BX1.700</text:p>
          </table:table-cell>
          <table:table-cell office:value-type="string" calcext:value-type="string">
            <text:p>TGCTGTTGACAGTGAGCGAACGAGGAATCCAACAGCTCAATAGTGAAGCCACAGATGTATTGAGCTGTTGGATTCCTCG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BX1.581</text:p>
          </table:table-cell>
          <table:table-cell office:value-type="string" calcext:value-type="string">
            <text:p>TGCTGTTGACAGTGAGCGAAACAAAGTGAACATAAATGAATAGTGAAGCCACAGATGTATTCATTTATGTTCACTTTG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RM2B.2888</text:p>
          </table:table-cell>
          <table:table-cell office:value-type="string" calcext:value-type="string">
            <text:p>TGCTGTTGACAGTGAGCGCCAGGTAATATGTTTAAAGATATAGTGAAGCCACAGATGTATATCTTTAAACATATTAC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RM2B.3227</text:p>
          </table:table-cell>
          <table:table-cell office:value-type="string" calcext:value-type="string">
            <text:p>TGCTGTTGACAGTGAGCGCAAGAATCAAGAAGTTGTGTAATAGTGAAGCCACAGATGTATTACACAACTTCTTGATT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RM2B.1330</text:p>
          </table:table-cell>
          <table:table-cell office:value-type="string" calcext:value-type="string">
            <text:p>TGCTGTTGACAGTGAGCGCTGCAATGATGTTGTAATAAAATAGTGAAGCCACAGATGTATTTTATTACAACATCATTGC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RM2B.3234</text:p>
          </table:table-cell>
          <table:table-cell office:value-type="string" calcext:value-type="string">
            <text:p>TGCTGTTGACAGTGAGCGAAAGAAGTTGTGTAATCTTTTATAGTGAAGCCACAGATGTATAAAAGATTACACAACTTCT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RM2B.3287</text:p>
          </table:table-cell>
          <table:table-cell office:value-type="string" calcext:value-type="string">
            <text:p>TGCTGTTGACAGTGAGCGCAAGAGTGTGTTTACAACTGTTTAGTGAAGCCACAGATGTAAACAGTTGTAAACACACTCT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RM2B.1794</text:p>
          </table:table-cell>
          <table:table-cell office:value-type="string" calcext:value-type="string">
            <text:p>TGCTGTTGACAGTGAGCGACAAGTACAGTCAGTACATCAATAGTGAAGCCACAGATGTATTGATGTACTGACTGTACT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MYD2.205</text:p>
          </table:table-cell>
          <table:table-cell office:value-type="string" calcext:value-type="string">
            <text:p>TGCTGTTGACAGTGAGCGACAGGAAAGAAGGATTGTCCAATAGTGAAGCCACAGATGTATTGGACAATCCTTCTTTC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MYD2.706</text:p>
          </table:table-cell>
          <table:table-cell office:value-type="string" calcext:value-type="string">
            <text:p>TGCTGTTGACAGTGAGCGCCAGAGCTGTACAGGAAATCAATAGTGAAGCCACAGATGTATTGATTTCCTGTACAGCT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MYD2.1344</text:p>
          </table:table-cell>
          <table:table-cell office:value-type="string" calcext:value-type="string">
            <text:p>TGCTGTTGACAGTGAGCGACAGCATTTCAGTTTTCATTTATAGTGAAGCCACAGATGTATAAATGAAAACTGAAATG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MYD2.338</text:p>
          </table:table-cell>
          <table:table-cell office:value-type="string" calcext:value-type="string">
            <text:p>TGCTGTTGACAGTGAGCGCCCCTCGGAGACTGTAAGACTATAGTGAAGCCACAGATGTATAGTCTTACAGTCTCCGAGG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MYD2.1668</text:p>
          </table:table-cell>
          <table:table-cell office:value-type="string" calcext:value-type="string">
            <text:p>TGCTGTTGACAGTGAGCGCTAAAGAGATATCAGTATTTAATAGTGAAGCCACAGATGTATTAAATACTGATATCTCTTT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MYD2.1281</text:p>
          </table:table-cell>
          <table:table-cell office:value-type="string" calcext:value-type="string">
            <text:p>TGCTGTTGACAGTGAGCGAACGGCAAAGATCATCCATATATAGTGAAGCCACAGATGTATATATGGATGATCTTTGCCG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FPT.180</text:p>
          </table:table-cell>
          <table:table-cell office:value-type="string" calcext:value-type="string">
            <text:p>TGCTGTTGACAGTGAGCGACGGCGTTAGACAAGAAAGCAATAGTGAAGCCACAGATGTATTGCTTTCTTGTCTAACGCC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FPT.92</text:p>
          </table:table-cell>
          <table:table-cell office:value-type="string" calcext:value-type="string">
            <text:p>TGCTGTTGACAGTGAGCGCCCGATCCTGCTAAGCAGAGAATAGTGAAGCCACAGATGTATTCTCTGCTTAGCAGGATCG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FPT.322</text:p>
          </table:table-cell>
          <table:table-cell office:value-type="string" calcext:value-type="string">
            <text:p>TGCTGTTGACAGTGAGCGCTGGGACAAGTAGTTTTGCGAATAGTGAAGCCACAGATGTATTCGCAAAACTACTTGTCCC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FPT.342</text:p>
          </table:table-cell>
          <table:table-cell office:value-type="string" calcext:value-type="string">
            <text:p>TGCTGTTGACAGTGAGCGCACGGCTTAACCTACAGATTGATAGTGAAGCCACAGATGTATCAATCTGTAGGTTAAGCCG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FPT.1040</text:p>
          </table:table-cell>
          <table:table-cell office:value-type="string" calcext:value-type="string">
            <text:p>TGCTGTTGACAGTGAGCGACCCGGTGCAGATTAAGGTTGATAGTGAAGCCACAGATGTATCAACCTTAATCTGCACCGG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FPT.534</text:p>
          </table:table-cell>
          <table:table-cell office:value-type="string" calcext:value-type="string">
            <text:p>TGCTGTTGACAGTGAGCGAACGGAAGTGGAGTTTGTGTCATAGTGAAGCCACAGATGTATGACACAAACTCCACTTCCG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IPRL.358</text:p>
          </table:table-cell>
          <table:table-cell office:value-type="string" calcext:value-type="string">
            <text:p>TGCTGTTGACAGTGAGCGCCAGATGCGTTAAGATGTGTAATAGTGAAGCCACAGATGTATTACACATCTTAACGCAT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IPRL.531</text:p>
          </table:table-cell>
          <table:table-cell office:value-type="string" calcext:value-type="string">
            <text:p>TGCTGTTGACAGTGAGCGCAAGGTTGTACCTACAACAGATTAGTGAAGCCACAGATGTAATCTGTTGTAGGTACAAC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IPRL.547</text:p>
          </table:table-cell>
          <table:table-cell office:value-type="string" calcext:value-type="string">
            <text:p>TGCTGTTGACAGTGAGCGCCAGATCATATAGATACAGAAATAGTGAAGCCACAGATGTATTTCTGTATCTATATGAT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IPRL.362</text:p>
          </table:table-cell>
          <table:table-cell office:value-type="string" calcext:value-type="string">
            <text:p>TGCTGTTGACAGTGAGCGCTGCGTTAAGATGTGTAAACAATAGTGAAGCCACAGATGTATTGTTTACACATCTTAACGC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IPRL.546</text:p>
          </table:table-cell>
          <table:table-cell office:value-type="string" calcext:value-type="string">
            <text:p>TGCTGTTGACAGTGAGCGCACAGATCATATAGATACAGAATAGTGAAGCCACAGATGTATTCTGTATCTATATGATCTG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IPRL.237</text:p>
          </table:table-cell>
          <table:table-cell office:value-type="string" calcext:value-type="string">
            <text:p>TGCTGTTGACAGTGAGCGATCGGCGGATGTGGAGAAATTATAGTGAAGCCACAGATGTATAATTTCTCCACATCCGCCG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P63.578</text:p>
          </table:table-cell>
          <table:table-cell office:value-type="string" calcext:value-type="string">
            <text:p>TGCTGTTGACAGTGAGCGCCACGACAGTCTTGTACAATTTTAGTGAAGCCACAGATGTAAAATTGTACAAGACTGTCG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P63.765</text:p>
          </table:table-cell>
          <table:table-cell office:value-type="string" calcext:value-type="string">
            <text:p>TGCTGTTGACAGTGAGCGACAGCAAGTTTCGGACAGTACATAGTGAAGCCACAGATGTATGTACTGTCCGAAACTTG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P63.866</text:p>
          </table:table-cell>
          <table:table-cell office:value-type="string" calcext:value-type="string">
            <text:p>TGCTGTTGACAGTGAGCGACCCAGATGATGAACTGTTATATAGTGAAGCCACAGATGTATATAACAGTTCATCATCTGG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P63.836</text:p>
          </table:table-cell>
          <table:table-cell office:value-type="string" calcext:value-type="string">
            <text:p>TGCTGTTGACAGTGAGCGCCCAGATGACATCCATCAAGAATAGTGAAGCCACAGATGTATTCTTGATGGATGTCATCTG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P63.741</text:p>
          </table:table-cell>
          <table:table-cell office:value-type="string" calcext:value-type="string">
            <text:p>TGCTGTTGACAGTGAGCGAGCGGATGAAGATAGCATCAGATAGTGAAGCCACAGATGTATCTGATGCTATCTTCATCCGC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P63.1008</text:p>
          </table:table-cell>
          <table:table-cell office:value-type="string" calcext:value-type="string">
            <text:p>TGCTGTTGACAGTGAGCGACACCAGCACTTACTTCAGAAATAGTGAAGCCACAGATGTATTTCTGAAGTAAGTGCTGG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B.935</text:p>
          </table:table-cell>
          <table:table-cell office:value-type="string" calcext:value-type="string">
            <text:p>TGCTGTTGACAGTGAGCGCCCTGTTCAAAATGTTAATAAATAGTGAAGCCACAGATGTATTTATTAACATTTTGAACAG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B.674</text:p>
          </table:table-cell>
          <table:table-cell office:value-type="string" calcext:value-type="string">
            <text:p>TGCTGTTGACAGTGAGCGAAAGGCCAAGATCCAAGATAAATAGTGAAGCCACAGATGTATTTATCTTGGATCTTGGC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B.526</text:p>
          </table:table-cell>
          <table:table-cell office:value-type="string" calcext:value-type="string">
            <text:p>TGCTGTTGACAGTGAGCGACCGCACTCTTTCTGACTACAATAGTGAAGCCACAGATGTATTGTAGTCAGAAAGAGTGCG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B.526</text:p>
          </table:table-cell>
          <table:table-cell office:value-type="string" calcext:value-type="string">
            <text:p>TGCTGTTGACAGTGAGCGACCGCACTCTTTCTGACTACAATAGTGAAGCCACAGATGTATTGTAGTCAGAAAGAGTGCG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B.820</text:p>
          </table:table-cell>
          <table:table-cell office:value-type="string" calcext:value-type="string">
            <text:p>TGCTGTTGACAGTGAGCGATGGCTGTTAATTCTTCAGTCATAGTGAAGCCACAGATGTATGACTGAAGAATTAACAGCC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B.446</text:p>
          </table:table-cell>
          <table:table-cell office:value-type="string" calcext:value-type="string">
            <text:p>TGCTGTTGACAGTGAGCGAAAGGCCAAGATCCAGGATAAATAGTGAAGCCACAGATGTATTTATCCTGGATCTTGGC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C.1449</text:p>
          </table:table-cell>
          <table:table-cell office:value-type="string" calcext:value-type="string">
            <text:p>TGCTGTTGACAGTGAGCGCCAAGGCAAAGATCCAAGACAATAGTGAAGCCACAGATGTATTGTCTTGGATCTTTGCCT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C.1449</text:p>
          </table:table-cell>
          <table:table-cell office:value-type="string" calcext:value-type="string">
            <text:p>TGCTGTTGACAGTGAGCGCCAAGGCAAAGATCCAAGACAATAGTGAAGCCACAGATGTATTGTCTTGGATCTTTGCCT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C.1449</text:p>
          </table:table-cell>
          <table:table-cell office:value-type="string" calcext:value-type="string">
            <text:p>TGCTGTTGACAGTGAGCGCCAAGGCAAAGATCCAAGACAATAGTGAAGCCACAGATGTATTGTCTTGGATCTTTGCCT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C.1449</text:p>
          </table:table-cell>
          <table:table-cell office:value-type="string" calcext:value-type="string">
            <text:p>TGCTGTTGACAGTGAGCGCCAAGGCAAAGATCCAAGACAATAGTGAAGCCACAGATGTATTGTCTTGGATCTTTGCCT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C.537</text:p>
          </table:table-cell>
          <table:table-cell office:value-type="string" calcext:value-type="string">
            <text:p>TGCTGTTGACAGTGAGCGCCAAGGCAAAGATCCAAGATAATAGTGAAGCCACAGATGTATTATCTTGGATCTTTGCCT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C.537</text:p>
          </table:table-cell>
          <table:table-cell office:value-type="string" calcext:value-type="string">
            <text:p>TGCTGTTGACAGTGAGCGCCAAGGCAAAGATCCAAGATAATAGTGAAGCCACAGATGTATTATCTTGGATCTTTGCCT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E2V2.1341</text:p>
          </table:table-cell>
          <table:table-cell office:value-type="string" calcext:value-type="string">
            <text:p>TGCTGTTGACAGTGAGCGACAGACTATTTCAGAAAAGAAATAGTGAAGCCACAGATGTATTTCTTTTCTGAAATAGT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E2V2.257</text:p>
          </table:table-cell>
          <table:table-cell office:value-type="string" calcext:value-type="string">
            <text:p>TGCTGTTGACAGTGAGCGATCAGTTAGATTTGTAACAAAATAGTGAAGCCACAGATGTATTTTGTTACAAATCTAACTG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E2V2.362</text:p>
          </table:table-cell>
          <table:table-cell office:value-type="string" calcext:value-type="string">
            <text:p>TGCTGTTGACAGTGAGCGCAGCATTAAAGTTGTACTTCAATAGTGAAGCCACAGATGTATTGAAGTACAACTTTAATGC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E2V2.361</text:p>
          </table:table-cell>
          <table:table-cell office:value-type="string" calcext:value-type="string">
            <text:p>TGCTGTTGACAGTGAGCGCTAGCATTAAAGTTGTACTTCATAGTGAAGCCACAGATGTATGAAGTACAACTTTAATGCT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E2V2.1023</text:p>
          </table:table-cell>
          <table:table-cell office:value-type="string" calcext:value-type="string">
            <text:p>TGCTGTTGACAGTGAGCGCAAGCTGTTCTTGTGTGTTACATAGTGAAGCCACAGATGTATGTAACACACAAGAACAG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E2V2.1474</text:p>
          </table:table-cell>
          <table:table-cell office:value-type="string" calcext:value-type="string">
            <text:p>TGCTGTTGACAGTGAGCGCAGGATTATAGGTTGCAAATTATAGTGAAGCCACAGATGTATAATTTGCAACCTATAATCC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VCP.555</text:p>
          </table:table-cell>
          <table:table-cell office:value-type="string" calcext:value-type="string">
            <text:p>TGCTGTTGACAGTGAGCGCCACAGTGTTGCTGAAAGGAAATAGTGAAGCCACAGATGTATTTCCTTTCAGCAACACTG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VCP.2769</text:p>
          </table:table-cell>
          <table:table-cell office:value-type="string" calcext:value-type="string">
            <text:p>TGCTGTTGACAGTGAGCGACAGTGTATACACAGAAGACAATAGTGAAGCCACAGATGTATTGTCTTCTGTGTATACA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VCP.3299</text:p>
          </table:table-cell>
          <table:table-cell office:value-type="string" calcext:value-type="string">
            <text:p>TGCTGTTGACAGTGAGCGCCACAAGCAGTTTCTAAACCAATAGTGAAGCCACAGATGTATTGGTTTAGAAACTGCTTG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VCP.3225</text:p>
          </table:table-cell>
          <table:table-cell office:value-type="string" calcext:value-type="string">
            <text:p>TGCTGTTGACAGTGAGCGCCAGTTGCTGGATGTTTATATATAGTGAAGCCACAGATGTATATATAAACATCCAGCAA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VCP.3694</text:p>
          </table:table-cell>
          <table:table-cell office:value-type="string" calcext:value-type="string">
            <text:p>TGCTGTTGACAGTGAGCGCTCGCAGGGTTGCAAAAGAATATAGTGAAGCCACAGATGTATATTCTTTTGCAACCCTGCG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VCP.3276</text:p>
          </table:table-cell>
          <table:table-cell office:value-type="string" calcext:value-type="string">
            <text:p>TGCTGTTGACAGTGAGCGCTGAGTTAATGTTGGAAAACTATAGTGAAGCCACAGATGTATAGTTTTCCAACATTAACTC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ZBTB32.1886</text:p>
          </table:table-cell>
          <table:table-cell office:value-type="string" calcext:value-type="string">
            <text:p>TGCTGTTGACAGTGAGCGACAGGAGCGAAGGTTAACAGTATAGTGAAGCCACAGATGTATACTGTTAACCTTCGCTC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ZBTB32.1345</text:p>
          </table:table-cell>
          <table:table-cell office:value-type="string" calcext:value-type="string">
            <text:p>TGCTGTTGACAGTGAGCGATGGAAAGAGGTTTTCACTCAATAGTGAAGCCACAGATGTATTGAGTGAAAACCTCTTTCC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ZBTB32.27</text:p>
          </table:table-cell>
          <table:table-cell office:value-type="string" calcext:value-type="string">
            <text:p>TGCTGTTGACAGTGAGCGCACCACTGAATGCTACTGTGTATAGTGAAGCCACAGATGTATACACAGTAGCATTCAGTGG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ZBTB32.157</text:p>
          </table:table-cell>
          <table:table-cell office:value-type="string" calcext:value-type="string">
            <text:p>TGCTGTTGACAGTGAGCGCCACACTGTGGACTTCCTCTTATAGTGAAGCCACAGATGTATAAGAGGAAGTCCACAGTG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ZBTB32.660</text:p>
          </table:table-cell>
          <table:table-cell office:value-type="string" calcext:value-type="string">
            <text:p>TGCTGTTGACAGTGAGCGCAACCAGAACAGGTTTCTAGAATAGTGAAGCCACAGATGTATTCTAGAAACCTGTTCTGG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ZBTB32.772</text:p>
          </table:table-cell>
          <table:table-cell office:value-type="string" calcext:value-type="string">
            <text:p>TGCTGTTGACAGTGAGCGCACAGACCAGGTCAAAGGAGAATAGTGAAGCCACAGATGTATTCTCCTTTGACCTGGTCTG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ZMAT3.5741</text:p>
          </table:table-cell>
          <table:table-cell office:value-type="string" calcext:value-type="string">
            <text:p>TGCTGTTGACAGTGAGCGCCAGGAGTTTCATATATGATAATAGTGAAGCCACAGATGTATTATCATATATGAAACTC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ZMAT3.4097</text:p>
          </table:table-cell>
          <table:table-cell office:value-type="string" calcext:value-type="string">
            <text:p>TGCTGTTGACAGTGAGCGCAAGAAAGAAGTTAGATTTATATAGTGAAGCCACAGATGTATATAAATCTAACTTCTTT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ZMAT3.5600</text:p>
          </table:table-cell>
          <table:table-cell office:value-type="string" calcext:value-type="string">
            <text:p>TGCTGTTGACAGTGAGCGATAGGACAATAGAGCTGCTTTATAGTGAAGCCACAGATGTATAAAGCAGCTCTATTGTCCT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ZMAT3.4818</text:p>
          </table:table-cell>
          <table:table-cell office:value-type="string" calcext:value-type="string">
            <text:p>TGCTGTTGACAGTGAGCGAAGGGTAAGAAGTTGTAAAGAATAGTGAAGCCACAGATGTATTCTTTACAACTTCTTACCC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ZMAT3.8101</text:p>
          </table:table-cell>
          <table:table-cell office:value-type="string" calcext:value-type="string">
            <text:p>TGCTGTTGACAGTGAGCGACAGTTTGTTTCTACTCTGCAATAGTGAAGCCACAGATGTATTGCAGAGTAGAAACAAA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ZMAT3.4156</text:p>
          </table:table-cell>
          <table:table-cell office:value-type="string" calcext:value-type="string">
            <text:p>TGCTGTTGACAGTGAGCGCAAGAGCTATGTGTTTGTTTTATAGTGAAGCCACAGATGTATAAAACAAACACATAGCT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ZNF385A.1678</text:p>
          </table:table-cell>
          <table:table-cell office:value-type="string" calcext:value-type="string">
            <text:p>TGCTGTTGACAGTGAGCGCTCCGCAAAACTGTGAGCAAAATAGTGAAGCCACAGATGTATTTTGCTCACAGTTTTGCGG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ZNF385A.528</text:p>
          </table:table-cell>
          <table:table-cell office:value-type="string" calcext:value-type="string">
            <text:p>TGCTGTTGACAGTGAGCGAACCGAACTTTCCACTGTGAGATAGTGAAGCCACAGATGTATCTCACAGTGGAAAGTTCGG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ZNF385A.645</text:p>
          </table:table-cell>
          <table:table-cell office:value-type="string" calcext:value-type="string">
            <text:p>TGCTGTTGACAGTGAGCGATGAGCCGTCACAAGAAGTCTATAGTGAAGCCACAGATGTATAGACTTCTTGTGACGGCTC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ZNF385A.1760</text:p>
          </table:table-cell>
          <table:table-cell office:value-type="string" calcext:value-type="string">
            <text:p>TGCTGTTGACAGTGAGCGACCGATCCAAGTTCCTAGACCTTAGTGAAGCCACAGATGTAAGGTCTAGGAACTTGGATCG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ZNF385A.238</text:p>
          </table:table-cell>
          <table:table-cell office:value-type="string" calcext:value-type="string">
            <text:p>TGCTGTTGACAGTGAGCGCCCGCTTCAATTCTCAGAGCCATAGTGAAGCCACAGATGTATGGCTCTGAGAATTGAAGCG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ZNF385A.1859</text:p>
          </table:table-cell>
          <table:table-cell office:value-type="string" calcext:value-type="string">
            <text:p>TGCTGTTGACAGTGAGCGCCCGTGGTTTCCGTATCGTCAATAGTGAAGCCACAGATGTATTGACGATACGGAAACCACG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CD.1011</text:p>
          </table:table-cell>
          <table:table-cell office:value-type="string" calcext:value-type="string">
            <text:p>TGCTGTTGACAGTGAGCGACAAGACTTAGATGTTCAGAAATAGTGAAGCCACAGATGTATTTCTGAACATCTAAGTCT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CD.1012</text:p>
          </table:table-cell>
          <table:table-cell office:value-type="string" calcext:value-type="string">
            <text:p>TGCTGTTGACAGTGAGCGAAAGACTTAGATGTTCAGAAAATAGTGAAGCCACAGATGTATTTTCTGAACATCTAAGTCT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CD.1293</text:p>
          </table:table-cell>
          <table:table-cell office:value-type="string" calcext:value-type="string">
            <text:p>TGCTGTTGACAGTGAGCGACAGCTAATTCTGAGCTCTCTATAGTGAAGCCACAGATGTATAGAGAGCTCAGAATTAG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CD.155</text:p>
          </table:table-cell>
          <table:table-cell office:value-type="string" calcext:value-type="string">
            <text:p>TGCTGTTGACAGTGAGCGAAGGAAACTGAGTCATAATAAATAGTGAAGCCACAGATGTATTTATTATGACTCAGTTTCC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CD.1010</text:p>
          </table:table-cell>
          <table:table-cell office:value-type="string" calcext:value-type="string">
            <text:p>TGCTGTTGACAGTGAGCGCCCAAGACTTAGATGTTCAGAATAGTGAAGCCACAGATGTATTCTGAACATCTAAGTCTTG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CD.1007</text:p>
          </table:table-cell>
          <table:table-cell office:value-type="string" calcext:value-type="string">
            <text:p>TGCTGTTGACAGTGAGCGACAACCAAGACTTAGATGTTCATAGTGAAGCCACAGATGTATGAACATCTAAGTCTTGGT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XCR7.965</text:p>
          </table:table-cell>
          <table:table-cell office:value-type="string" calcext:value-type="string">
            <text:p>TGCTGTTGACAGTGAGCGACCGGAAGATCATCTTCTCCTATAGTGAAGCCACAGATGTATAGGAGAAGATGATCTTCCG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XCR7.1360</text:p>
          </table:table-cell>
          <table:table-cell office:value-type="string" calcext:value-type="string">
            <text:p>TGCTGTTGACAGTGAGCGACCCTATGGTTTTCTAGAGCAATAGTGAAGCCACAGATGTATTGCTCTAGAAAACCATAGG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XCR7.1327</text:p>
          </table:table-cell>
          <table:table-cell office:value-type="string" calcext:value-type="string">
            <text:p>TGCTGTTGACAGTGAGCGAACGGGTTTACTTGTTTTTGAATAGTGAAGCCACAGATGTATTCAAAAACAAGTAAACCCG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XCR7.1798</text:p>
          </table:table-cell>
          <table:table-cell office:value-type="string" calcext:value-type="string">
            <text:p>TGCTGTTGACAGTGAGCGCTAGCTGTTTTGAAATTATATATAGTGAAGCCACAGATGTATATATAATTTCAAAACAGCT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XCR7.1393</text:p>
          </table:table-cell>
          <table:table-cell office:value-type="string" calcext:value-type="string">
            <text:p>TGCTGTTGACAGTGAGCGCTCGGGTCTTGATGCTTGAGTATAGTGAAGCCACAGATGTATACTCAAGCATCAAGACCCG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XCR7.83</text:p>
          </table:table-cell>
          <table:table-cell office:value-type="string" calcext:value-type="string">
            <text:p>TGCTGTTGACAGTGAGCGAAGAGCTCACAGTTGTTGCAAATAGTGAAGCCACAGATGTATTTGCAACAACTGTGAGCTC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LKBH1.949</text:p>
          </table:table-cell>
          <table:table-cell office:value-type="string" calcext:value-type="string">
            <text:p>TGCTGTTGACAGTGAGCGCCCCGAGAGATTCAATGGTAGATAGTGAAGCCACAGATGTATCTACCATTGAATCTCTCGG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LKBH1.701</text:p>
          </table:table-cell>
          <table:table-cell office:value-type="string" calcext:value-type="string">
            <text:p>TGCTGTTGACAGTGAGCGACACGTAGACAGATCTGAGCTATAGTGAAGCCACAGATGTATAGCTCAGATCTGTCTACG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LKBH1.821</text:p>
          </table:table-cell>
          <table:table-cell office:value-type="string" calcext:value-type="string">
            <text:p>TGCTGTTGACAGTGAGCGACACAGTGGTGACATCATGATATAGTGAAGCCACAGATGTATATCATGATGTCACCACTG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LKBH1.191</text:p>
          </table:table-cell>
          <table:table-cell office:value-type="string" calcext:value-type="string">
            <text:p>TGCTGTTGACAGTGAGCGCAAGGTGATCAAATCTCAGCTATAGTGAAGCCACAGATGTATAGCTGAGATTTGATCAC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LKBH1.1428</text:p>
          </table:table-cell>
          <table:table-cell office:value-type="string" calcext:value-type="string">
            <text:p>TGCTGTTGACAGTGAGCGCAGGAGGTATGTTCTTCCACAATAGTGAAGCCACAGATGTATTGTGGAAGAACATACCTCC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LKBH1.463</text:p>
          </table:table-cell>
          <table:table-cell office:value-type="string" calcext:value-type="string">
            <text:p>TGCTGTTGACAGTGAGCGCGAGGTATAAAGAAGCGACTAATAGTGAAGCCACAGATGTATTAGTCGCTTCTTTATACCTC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PC.8921</text:p>
          </table:table-cell>
          <table:table-cell office:value-type="string" calcext:value-type="string">
            <text:p>TGCTGTTGACAGTGAGCGCTAGCTACAGTGTAATAATTTATAGTGAAGCCACAGATGTATAAATTATTACACTGTAGCT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PC.3313</text:p>
          </table:table-cell>
          <table:table-cell office:value-type="string" calcext:value-type="string">
            <text:p>TGCTGTTGACAGTGAGCGCCAGCCTATTGATTATAGTTTATAGTGAAGCCACAGATGTATAAACTATAATCAATAGG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PC.8036</text:p>
          </table:table-cell>
          <table:table-cell office:value-type="string" calcext:value-type="string">
            <text:p>TGCTGTTGACAGTGAGCGCCAGAGACTAATGAAAGTTCTATAGTGAAGCCACAGATGTATAGAACTTTCATTAGTCT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PC.5841</text:p>
          </table:table-cell>
          <table:table-cell office:value-type="string" calcext:value-type="string">
            <text:p>TGCTGTTGACAGTGAGCGACCCAGTTTGTTTCTCAAGAAATAGTGAAGCCACAGATGTATTTCTTGAGAAACAAACTGG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PC.5507</text:p>
          </table:table-cell>
          <table:table-cell office:value-type="string" calcext:value-type="string">
            <text:p>TGCTGTTGACAGTGAGCGCCAGCTAATAAGACACAAGCTATAGTGAAGCCACAGATGTATAGCTTGTGTCTTATTAG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PC.358</text:p>
          </table:table-cell>
          <table:table-cell office:value-type="string" calcext:value-type="string">
            <text:p>TGCTGTTGACAGTGAGCGCCAGAATCTCACTAAAAGAATATAGTGAAGCCACAGATGTATATTCTTTTAGTGAGATT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PITD1.915</text:p>
          </table:table-cell>
          <table:table-cell office:value-type="string" calcext:value-type="string">
            <text:p>TGCTGTTGACAGTGAGCGCAGGGTTAAATAGAGATTTAAATAGTGAAGCCACAGATGTATTTAAATCTCTATTTAACCC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PITD1.630</text:p>
          </table:table-cell>
          <table:table-cell office:value-type="string" calcext:value-type="string">
            <text:p>TGCTGTTGACAGTGAGCGCTGCGAAAAGAACCACAATTAATAGTGAAGCCACAGATGTATTAATTGTGGTTCTTTTCGC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PITD1.914</text:p>
          </table:table-cell>
          <table:table-cell office:value-type="string" calcext:value-type="string">
            <text:p>TGCTGTTGACAGTGAGCGAAAGGGTTAAATAGAGATTTAATAGTGAAGCCACAGATGTATTAAATCTCTATTTAACC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PITD1.445</text:p>
          </table:table-cell>
          <table:table-cell office:value-type="string" calcext:value-type="string">
            <text:p>TGCTGTTGACAGTGAGCGACAGCAGCGATTCTCTTACCAATAGTGAAGCCACAGATGTATTGGTAAGAGAATCGCTG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PITD1.766</text:p>
          </table:table-cell>
          <table:table-cell office:value-type="string" calcext:value-type="string">
            <text:p>TGCTGTTGACAGTGAGCGAAAGTCAGAGGATGGAAGCAAATAGTGAAGCCACAGATGTATTTGCTTCCATCCTCTGA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PITD1.678</text:p>
          </table:table-cell>
          <table:table-cell office:value-type="string" calcext:value-type="string">
            <text:p>TGCTGTTGACAGTGAGCGAGAGGAGTAATTCACTGCTAAATAGTGAAGCCACAGATGTATTTAGCAGTGAATTACTCCTC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SH2L.375</text:p>
          </table:table-cell>
          <table:table-cell office:value-type="string" calcext:value-type="string">
            <text:p>TGCTGTTGACAGTGAGCGCTCCGAAGACAATGTTCTCCAATAGTGAAGCCACAGATGTATTGGAGAACATTGTCTTCGG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SH2L.1985</text:p>
          </table:table-cell>
          <table:table-cell office:value-type="string" calcext:value-type="string">
            <text:p>TGCTGTTGACAGTGAGCGACAGCTGTGACTTGTTATCCTATAGTGAAGCCACAGATGTATAGGATAACAAGTCACAG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SH2L.391</text:p>
          </table:table-cell>
          <table:table-cell office:value-type="string" calcext:value-type="string">
            <text:p>TGCTGTTGACAGTGAGCGATCCAAAGATAAGGATATTATATAGTGAAGCCACAGATGTATATAATATCCTTATCTTTGG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SH2L.507</text:p>
          </table:table-cell>
          <table:table-cell office:value-type="string" calcext:value-type="string">
            <text:p>TGCTGTTGACAGTGAGCGCAAGAGATGTATTCTTGGTAAATAGTGAAGCCACAGATGTATTTACCAAGAATACATCT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SH2L.1160</text:p>
          </table:table-cell>
          <table:table-cell office:value-type="string" calcext:value-type="string">
            <text:p>TGCTGTTGACAGTGAGCGAAAGCTCCTTTAGGTTATGATATAGTGAAGCCACAGATGTATATCATAACCTAAAGGAGCT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SH2L.381</text:p>
          </table:table-cell>
          <table:table-cell office:value-type="string" calcext:value-type="string">
            <text:p>TGCTGTTGACAGTGAGCGCGACAATGTTCTCCAAAGATAATAGTGAAGCCACAGATGTATTATCTTTGGAGAACATTGTC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XIN2.3837</text:p>
          </table:table-cell>
          <table:table-cell office:value-type="string" calcext:value-type="string">
            <text:p>TGCTGTTGACAGTGAGCGCTCGGGTTTTTGTGTTAAGTTATAGTGAAGCCACAGATGTATAACTTAACACAAAAACCCG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XIN2.3838</text:p>
          </table:table-cell>
          <table:table-cell office:value-type="string" calcext:value-type="string">
            <text:p>TGCTGTTGACAGTGAGCGCCGGGTTTTTGTGTTAAGTTAATAGTGAAGCCACAGATGTATTAACTTAACACAAAAACCC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XIN2.2573</text:p>
          </table:table-cell>
          <table:table-cell office:value-type="string" calcext:value-type="string">
            <text:p>TGCTGTTGACAGTGAGCGACAGTGAGTTGGTTGTCACTTATAGTGAAGCCACAGATGTATAAGTGACAACCAACTCA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XIN2.3875</text:p>
          </table:table-cell>
          <table:table-cell office:value-type="string" calcext:value-type="string">
            <text:p>TGCTGTTGACAGTGAGCGCGCCATTGTTACTTGTACTATATAGTGAAGCCACAGATGTATATAGTACAAGTAACAATGGC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XIN2.559</text:p>
          </table:table-cell>
          <table:table-cell office:value-type="string" calcext:value-type="string">
            <text:p>TGCTGTTGACAGTGAGCGAACGGTGCTTACCTGTTCCGAATAGTGAAGCCACAGATGTATTCGGAACAGGTAAGCACCG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AXIN2.3494</text:p>
          </table:table-cell>
          <table:table-cell office:value-type="string" calcext:value-type="string">
            <text:p>TGCTGTTGACAGTGAGCGAACCATGTTGCGTCATCATCAATAGTGAAGCCACAGATGTATTGATGATGACGCAACATGG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ABAM1.387</text:p>
          </table:table-cell>
          <table:table-cell office:value-type="string" calcext:value-type="string">
            <text:p>TGCTGTTGACAGTGAGCGCAGGGTCAACTGTCCAGAGAAATAGTGAAGCCACAGATGTATTTCTCTGGACAGTTGACCC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ABAM1.386</text:p>
          </table:table-cell>
          <table:table-cell office:value-type="string" calcext:value-type="string">
            <text:p>TGCTGTTGACAGTGAGCGAAAGGGTCAACTGTCCAGAGAATAGTGAAGCCACAGATGTATTCTCTGGACAGTTGACCCT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ABAM1.497</text:p>
          </table:table-cell>
          <table:table-cell office:value-type="string" calcext:value-type="string">
            <text:p>TGCTGTTGACAGTGAGCGACCAGAAGATGATTGAGATGTTTAGTGAAGCCACAGATGTAAACATCTCAATCATCTTCTG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ABAM1.895</text:p>
          </table:table-cell>
          <table:table-cell office:value-type="string" calcext:value-type="string">
            <text:p>TGCTGTTGACAGTGAGCGAAGGAGATGAGTTGGAAGGATATAGTGAAGCCACAGATGTATATCCTTCCAACTCATCTCC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ABAM1.430</text:p>
          </table:table-cell>
          <table:table-cell office:value-type="string" calcext:value-type="string">
            <text:p>TGCTGTTGACAGTGAGCGCCAGAGGAAATGTCACTGCCAATAGTGAAGCCACAGATGTATTGGCAGTGACATTTCCT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ABAM1.521</text:p>
          </table:table-cell>
          <table:table-cell office:value-type="string" calcext:value-type="string">
            <text:p>TGCTGTTGACAGTGAGCGCGCGGACAAAACACAAGATCGATAGTGAAGCCACAGATGTATCGATCTTGTGTTTTGTCCGC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BC3.972</text:p>
          </table:table-cell>
          <table:table-cell office:value-type="string" calcext:value-type="string">
            <text:p>TGCTGTTGACAGTGAGCGACAGCCTGTAAGATACTGTATATAGTGAAGCCACAGATGTATATACAGTATCTTACAGG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BC3.970</text:p>
          </table:table-cell>
          <table:table-cell office:value-type="string" calcext:value-type="string">
            <text:p>TGCTGTTGACAGTGAGCGACCCAGCCTGTAAGATACTGTATAGTGAAGCCACAGATGTATACAGTATCTTACAGGCTGG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BC3.973</text:p>
          </table:table-cell>
          <table:table-cell office:value-type="string" calcext:value-type="string">
            <text:p>TGCTGTTGACAGTGAGCGAAGCCTGTAAGATACTGTATATTAGTGAAGCCACAGATGTAATATACAGTATCTTACAGGC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BC3.1009</text:p>
          </table:table-cell>
          <table:table-cell office:value-type="string" calcext:value-type="string">
            <text:p>TGCTGTTGACAGTGAGCGCCCGGAATGAATTTTCTGTACATAGTGAAGCCACAGATGTATGTACAGAAAATTCATTCCG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BC3.1010</text:p>
          </table:table-cell>
          <table:table-cell office:value-type="string" calcext:value-type="string">
            <text:p>TGCTGTTGACAGTGAGCGACGGAATGAATTTTCTGTACATTAGTGAAGCCACAGATGTAATGTACAGAAAATTCATTCC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BC3.971</text:p>
          </table:table-cell>
          <table:table-cell office:value-type="string" calcext:value-type="string">
            <text:p>TGCTGTTGACAGTGAGCGACCAGCCTGTAAGATACTGTATTAGTGAAGCCACAGATGTAATACAGTATCTTACAGGCTG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CL2.530</text:p>
          </table:table-cell>
          <table:table-cell office:value-type="string" calcext:value-type="string">
            <text:p>TGCTGTTGACAGTGAGCGCCCGGGAGATAGTGATGAAGTATAGTGAAGCCACAGATGTATACTTCATCACTATCTCCCG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CL2.183</text:p>
          </table:table-cell>
          <table:table-cell office:value-type="string" calcext:value-type="string">
            <text:p>TGCTGTTGACAGTGAGCGCGAGGATCATGCTGTACTTAAATAGTGAAGCCACAGATGTATTTAAGTACAGCATGATCCTC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CL2.215</text:p>
          </table:table-cell>
          <table:table-cell office:value-type="string" calcext:value-type="string">
            <text:p>TGCTGTTGACAGTGAGCGCCACAGAGGAAGTAGACTGATATAGTGAAGCCACAGATGTATATCAGTCTACTTCCTCTG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CL2.85</text:p>
          </table:table-cell>
          <table:table-cell office:value-type="string" calcext:value-type="string">
            <text:p>TGCTGTTGACAGTGAGCGCTGGGAAGTTTCAAATCAGCTATAGTGAAGCCACAGATGTATAGCTGATTTGAAACTTCCC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CL2.280</text:p>
          </table:table-cell>
          <table:table-cell office:value-type="string" calcext:value-type="string">
            <text:p>TGCTGTTGACAGTGAGCGCCCGAAAGGAATTGGAATAAAATAGTGAAGCCACAGATGTATTTTATTCCAATTCCTTTCG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CL2.219</text:p>
          </table:table-cell>
          <table:table-cell office:value-type="string" calcext:value-type="string">
            <text:p>TGCTGTTGACAGTGAGCGCGAGGAAGTAGACTGATATTAATAGTGAAGCCACAGATGTATTAATATCAGTCTACTTCCTC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CL2L1.1035</text:p>
          </table:table-cell>
          <table:table-cell office:value-type="string" calcext:value-type="string">
            <text:p>TGCTGTTGACAGTGAGCGACAGCTAGTTTTCTAGAATTTATAGTGAAGCCACAGATGTATAAATTCTAGAAAACTAG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CL2L1.2339</text:p>
          </table:table-cell>
          <table:table-cell office:value-type="string" calcext:value-type="string">
            <text:p>TGCTGTTGACAGTGAGCGAAAAGTGCAGTTCAGTAATAAATAGTGAAGCCACAGATGTATTTATTACTGAACTGCACT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CL2L1.172</text:p>
          </table:table-cell>
          <table:table-cell office:value-type="string" calcext:value-type="string">
            <text:p>TGCTGTTGACAGTGAGCGCCCCGACCTGTGATACAAAAGATAGTGAAGCCACAGATGTATCTTTTGTATCACAGGTCGG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CL2L1.2358</text:p>
          </table:table-cell>
          <table:table-cell office:value-type="string" calcext:value-type="string">
            <text:p>TGCTGTTGACAGTGAGCGCAACTGTGTTTACTCAGTGAAATAGTGAAGCCACAGATGTATTTCACTGAGTAAACACAG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CL2L1.1028</text:p>
          </table:table-cell>
          <table:table-cell office:value-type="string" calcext:value-type="string">
            <text:p>TGCTGTTGACAGTGAGCGATCCCTTGCAGCTAGTTTTCTATAGTGAAGCCACAGATGTATAGAAAACTAGCTGCAAGGG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CL2L1.173</text:p>
          </table:table-cell>
          <table:table-cell office:value-type="string" calcext:value-type="string">
            <text:p>TGCTGTTGACAGTGAGCGACCGACCTGTGATACAAAAGATTAGTGAAGCCACAGATGTAATCTTTTGTATCACAGGTCG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CLAF1.4222</text:p>
          </table:table-cell>
          <table:table-cell office:value-type="string" calcext:value-type="string">
            <text:p>TGCTGTTGACAGTGAGCGACAGGTTATATTTTAAGTTCAATAGTGAAGCCACAGATGTATTGAACTTAAAATATAAC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CLAF1.5981</text:p>
          </table:table-cell>
          <table:table-cell office:value-type="string" calcext:value-type="string">
            <text:p>TGCTGTTGACAGTGAGCGACACAGAGATTGTGTTGATTTATAGTGAAGCCACAGATGTATAAATCAACACAATCTCTG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CLAF1.307</text:p>
          </table:table-cell>
          <table:table-cell office:value-type="string" calcext:value-type="string">
            <text:p>TGCTGTTGACAGTGAGCGCCACAGTCTAGTTCTCGATCAATAGTGAAGCCACAGATGTATTGATCGAGAACTAGACTG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CLAF1.325</text:p>
          </table:table-cell>
          <table:table-cell office:value-type="string" calcext:value-type="string">
            <text:p>TGCTGTTGACAGTGAGCGCCAAGATCAAGATCTCATTCTATAGTGAAGCCACAGATGTATAGAATGAGATCTTGATCT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CLAF1.3949</text:p>
          </table:table-cell>
          <table:table-cell office:value-type="string" calcext:value-type="string">
            <text:p>TGCTGTTGACAGTGAGCGCAAGGAAGTATGTATTGCATTATAGTGAAGCCACAGATGTATAATGCAATACATACTTC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CLAF1.4437</text:p>
          </table:table-cell>
          <table:table-cell office:value-type="string" calcext:value-type="string">
            <text:p>TGCTGTTGACAGTGAGCGCTACGATATTATAAAAGTTGAATAGTGAAGCCACAGATGTATTCAACTTTTATAATATCGT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RCC3.1082</text:p>
          </table:table-cell>
          <table:table-cell office:value-type="string" calcext:value-type="string">
            <text:p>TGCTGTTGACAGTGAGCGAAAGACTTACTATAAAGCTATATAGTGAAGCCACAGATGTATATAGCTTTATAGTAAGTCT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RCC3.2703</text:p>
          </table:table-cell>
          <table:table-cell office:value-type="string" calcext:value-type="string">
            <text:p>TGCTGTTGACAGTGAGCGCTACGATGTTGATTATAACATTTAGTGAAGCCACAGATGTAAATGTTATAATCAACATCGT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RCC3.1455</text:p>
          </table:table-cell>
          <table:table-cell office:value-type="string" calcext:value-type="string">
            <text:p>TGCTGTTGACAGTGAGCGCAAGCACATCCATAAAAGACAATAGTGAAGCCACAGATGTATTGTCTTTTATGGATGTG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RCC3.2440</text:p>
          </table:table-cell>
          <table:table-cell office:value-type="string" calcext:value-type="string">
            <text:p>TGCTGTTGACAGTGAGCGCAAGGAACTAACTGTTGATACATAGTGAAGCCACAGATGTATGTATCAACAGTTAGTTC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RCC3.494</text:p>
          </table:table-cell>
          <table:table-cell office:value-type="string" calcext:value-type="string">
            <text:p>TGCTGTTGACAGTGAGCGCCATGTTGATGTTCGCACACAATAGTGAAGCCACAGATGTATTGTGTGCGAACATCAACA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RCC3.817</text:p>
          </table:table-cell>
          <table:table-cell office:value-type="string" calcext:value-type="string">
            <text:p>TGCTGTTGACAGTGAGCGCTGGCTCAGTGTTTACCAAGAATAGTGAAGCCACAGATGTATTCTTGGTAAACACTGAGCC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RSK1.1313</text:p>
          </table:table-cell>
          <table:table-cell office:value-type="string" calcext:value-type="string">
            <text:p>TGCTGTTGACAGTGAGCGCCCAAGAAAAGATGATATATTATAGTGAAGCCACAGATGTATAATATATCATCTTTTCTTG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RSK1.566</text:p>
          </table:table-cell>
          <table:table-cell office:value-type="string" calcext:value-type="string">
            <text:p>TGCTGTTGACAGTGAGCGCCCACGACGTCTACGAGAACAATAGTGAAGCCACAGATGTATTGTTCTCGTAGACGTCGTG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RSK1.570</text:p>
          </table:table-cell>
          <table:table-cell office:value-type="string" calcext:value-type="string">
            <text:p>TGCTGTTGACAGTGAGCGAGACGTCTACGAGAACAAGAAATAGTGAAGCCACAGATGTATTTCTTGTTCTCGTAGACGTC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RSK1.2079</text:p>
          </table:table-cell>
          <table:table-cell office:value-type="string" calcext:value-type="string">
            <text:p>TGCTGTTGACAGTGAGCGATCCTTGGACAAAGAAGAACAATAGTGAAGCCACAGATGTATTGTTCTTCTTTGTCCAAGG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RSK1.1094</text:p>
          </table:table-cell>
          <table:table-cell office:value-type="string" calcext:value-type="string">
            <text:p>TGCTGTTGACAGTGAGCGCAAGGCTCAGTCTGGAGCAAATTAGTGAAGCCACAGATGTAATTTGCTCCAGACTGAGC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BRSK1.2129</text:p>
          </table:table-cell>
          <table:table-cell office:value-type="string" calcext:value-type="string">
            <text:p>TGCTGTTGACAGTGAGCGCCAGCAGCATCAAAGCAGACATTAGTGAAGCCACAGATGTAATGTCTGCTTTGATGCTG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10orf90.3036</text:p>
          </table:table-cell>
          <table:table-cell office:value-type="string" calcext:value-type="string">
            <text:p>TGCTGTTGACAGTGAGCGAAAGCTAGTTTTTACAACACAATAGTGAAGCCACAGATGTATTGTGTTGTAAAAACTAGCT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10orf90.2135</text:p>
          </table:table-cell>
          <table:table-cell office:value-type="string" calcext:value-type="string">
            <text:p>TGCTGTTGACAGTGAGCGCAAGGGTGATCTTACAAAGTAATAGTGAAGCCACAGATGTATTACTTTGTAAGATCACC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10orf90.1257</text:p>
          </table:table-cell>
          <table:table-cell office:value-type="string" calcext:value-type="string">
            <text:p>TGCTGTTGACAGTGAGCGCAACCAAGTCACTGTAAGAAAATAGTGAAGCCACAGATGTATTTTCTTACAGTGACTTGGT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10orf90.159</text:p>
          </table:table-cell>
          <table:table-cell office:value-type="string" calcext:value-type="string">
            <text:p>TGCTGTTGACAGTGAGCGATACCACAGTAGAAGAGATCAATAGTGAAGCCACAGATGTATTGATCTCTTCTACTGTGGT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10orf90.1524</text:p>
          </table:table-cell>
          <table:table-cell office:value-type="string" calcext:value-type="string">
            <text:p>TGCTGTTGACAGTGAGCGACCCACAGAGAGACGACATCAATAGTGAAGCCACAGATGTATTGATGTCGTCTCTCTGTGG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10orf90.1489</text:p>
          </table:table-cell>
          <table:table-cell office:value-type="string" calcext:value-type="string">
            <text:p>TGCTGTTGACAGTGAGCGACAAGCGATGACTGTCTGTCTATAGTGAAGCCACAGATGTATAGACAGACAGTCATCGCT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11orf30.5471</text:p>
          </table:table-cell>
          <table:table-cell office:value-type="string" calcext:value-type="string">
            <text:p>TGCTGTTGACAGTGAGCGCAAGCTGTGATACTATAGTTAATAGTGAAGCCACAGATGTATTAACTATAGTATCACAG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11orf30.1372</text:p>
          </table:table-cell>
          <table:table-cell office:value-type="string" calcext:value-type="string">
            <text:p>TGCTGTTGACAGTGAGCGACAGCAGTTATATCAAGTGCAATAGTGAAGCCACAGATGTATTGCACTTGATATAACTG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11orf30.2294</text:p>
          </table:table-cell>
          <table:table-cell office:value-type="string" calcext:value-type="string">
            <text:p>TGCTGTTGACAGTGAGCGCCAGATAGTAGTTCCTCTTCTATAGTGAAGCCACAGATGTATAGAAGAGGAACTACTAT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11orf30.1870</text:p>
          </table:table-cell>
          <table:table-cell office:value-type="string" calcext:value-type="string">
            <text:p>TGCTGTTGACAGTGAGCGACCCAACGTGATTGTTGTACAATAGTGAAGCCACAGATGTATTGTACAACAATCACGTTGG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11orf30.3616</text:p>
          </table:table-cell>
          <table:table-cell office:value-type="string" calcext:value-type="string">
            <text:p>TGCTGTTGACAGTGAGCGCCAGATTGATACAAATGTAGAATAGTGAAGCCACAGATGTATTCTACATTTGTATCAAT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11orf30.2137</text:p>
          </table:table-cell>
          <table:table-cell office:value-type="string" calcext:value-type="string">
            <text:p>TGCTGTTGACAGTGAGCGACAGGTTCTTATTAAACCCAAATAGTGAAGCCACAGATGTATTTGGGTTTAATAAGAAC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CNO.1327</text:p>
          </table:table-cell>
          <table:table-cell office:value-type="string" calcext:value-type="string">
            <text:p>TGCTGTTGACAGTGAGCGACAGGTTGTAAATAGTGTACGATAGTGAAGCCACAGATGTATCGTACACTATTTACAAC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CNO.1415</text:p>
          </table:table-cell>
          <table:table-cell office:value-type="string" calcext:value-type="string">
            <text:p>TGCTGTTGACAGTGAGCGCACAGTTGTGGTTTGTCTAAAATAGTGAAGCCACAGATGTATTTTAGACAAACCACAACTG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CNO.119</text:p>
          </table:table-cell>
          <table:table-cell office:value-type="string" calcext:value-type="string">
            <text:p>TGCTGTTGACAGTGAGCGACCGGGCGTTGAAGGTAGTAAATAGTGAAGCCACAGATGTATTTACTACCTTCAACGCCCG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CNO.1393</text:p>
          </table:table-cell>
          <table:table-cell office:value-type="string" calcext:value-type="string">
            <text:p>TGCTGTTGACAGTGAGCGAAAGCTGAGTCTTTCACCAATATAGTGAAGCCACAGATGTATATTGGTGAAAGACTCAG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CNO.1265</text:p>
          </table:table-cell>
          <table:table-cell office:value-type="string" calcext:value-type="string">
            <text:p>TGCTGTTGACAGTGAGCGATAGCCTCAGAAGAGTGCAGTATAGTGAAGCCACAGATGTATACTGCACTCTTCTGAGGCT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CNO.1214</text:p>
          </table:table-cell>
          <table:table-cell office:value-type="string" calcext:value-type="string">
            <text:p>TGCTGTTGACAGTGAGCGCCAGATCCTTCGTTTCCTTTTATAGTGAAGCCACAGATGTATAAAAGGAAACGAAGGAT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EP63.851</text:p>
          </table:table-cell>
          <table:table-cell office:value-type="string" calcext:value-type="string">
            <text:p>TGCTGTTGACAGTGAGCGACAGCTCTTCAGTCTCAAGAAATAGTGAAGCCACAGATGTATTTCTTGAGACTGAAGAG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EP63.228</text:p>
          </table:table-cell>
          <table:table-cell office:value-type="string" calcext:value-type="string">
            <text:p>TGCTGTTGACAGTGAGCGATCAGTTGGATGTGACACATAATAGTGAAGCCACAGATGTATTATGTGTCACATCCAACTG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EP63.897</text:p>
          </table:table-cell>
          <table:table-cell office:value-type="string" calcext:value-type="string">
            <text:p>TGCTGTTGACAGTGAGCGCAAAGGAGAAGTTACAAGAAAATAGTGAAGCCACAGATGTATTTTCTTGTAACTTCTCCT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EP63.1246</text:p>
          </table:table-cell>
          <table:table-cell office:value-type="string" calcext:value-type="string">
            <text:p>TGCTGTTGACAGTGAGCGCAAGGCAGAAGACAAAGCAGTATAGTGAAGCCACAGATGTATACTGCTTTGTCTTCTGC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EP63.1288</text:p>
          </table:table-cell>
          <table:table-cell office:value-type="string" calcext:value-type="string">
            <text:p>TGCTGTTGACAGTGAGCGCCAGCTGGAGTCACTCAAATTATAGTGAAGCCACAGATGTATAATTTGAGTGACTCCAG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EP63.331</text:p>
          </table:table-cell>
          <table:table-cell office:value-type="string" calcext:value-type="string">
            <text:p>TGCTGTTGACAGTGAGCGAAAGAAACTACATGAAGAATTATAGTGAAGCCACAGATGTATAATTCTTCATGTAGTTT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HAF1B.605</text:p>
          </table:table-cell>
          <table:table-cell office:value-type="string" calcext:value-type="string">
            <text:p>TGCTGTTGACAGTGAGCGCTGGGATGTCAGCAAAGGACAATAGTGAAGCCACAGATGTATTGTCCTTTGCTGACATCCC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HAF1B.1772</text:p>
          </table:table-cell>
          <table:table-cell office:value-type="string" calcext:value-type="string">
            <text:p>TGCTGTTGACAGTGAGCGACCCAGACTCGATGAAAACAAATAGTGAAGCCACAGATGTATTTGTTTTCATCGAGTCTGG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HAF1B.262</text:p>
          </table:table-cell>
          <table:table-cell office:value-type="string" calcext:value-type="string">
            <text:p>TGCTGTTGACAGTGAGCGCCAGGATCTGGAAGGTAGAAAATAGTGAAGCCACAGATGTATTTTCTACCTTCCAGATC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HAF1B.1920</text:p>
          </table:table-cell>
          <table:table-cell office:value-type="string" calcext:value-type="string">
            <text:p>TGCTGTTGACAGTGAGCGCCACACTGTAAATGGATTTCTATAGTGAAGCCACAGATGTATAGAAATCCATTTACAGTG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HAF1B.1550</text:p>
          </table:table-cell>
          <table:table-cell office:value-type="string" calcext:value-type="string">
            <text:p>TGCTGTTGACAGTGAGCGACCCAGTAGTCAAAACACAAAATAGTGAAGCCACAGATGTATTTTGTGTTTTGACTACTGG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HAF1B.1710</text:p>
          </table:table-cell>
          <table:table-cell office:value-type="string" calcext:value-type="string">
            <text:p>TGCTGTTGACAGTGAGCGCCAGAAGAAATTCAGTCAGAGATAGTGAAGCCACAGATGTATCTCTGACTGAATTTCTT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HCHD6.901</text:p>
          </table:table-cell>
          <table:table-cell office:value-type="string" calcext:value-type="string">
            <text:p>TGCTGTTGACAGTGAGCGCGCGCTACTGTCTGAAAACAAATAGTGAAGCCACAGATGTATTTGTTTTCAGACAGTAGCGC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HCHD6.528</text:p>
          </table:table-cell>
          <table:table-cell office:value-type="string" calcext:value-type="string">
            <text:p>TGCTGTTGACAGTGAGCGCGAGGAAGAATGCTGAGATGTATAGTGAAGCCACAGATGTATACATCTCAGCATTCTTCCTC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HCHD6.486</text:p>
          </table:table-cell>
          <table:table-cell office:value-type="string" calcext:value-type="string">
            <text:p>TGCTGTTGACAGTGAGCGAACGCCGTGACACCTTCTACAATAGTGAAGCCACAGATGTATTGTAGAAGGTGTCACGGCG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HCHD6.905</text:p>
          </table:table-cell>
          <table:table-cell office:value-type="string" calcext:value-type="string">
            <text:p>TGCTGTTGACAGTGAGCGATACTGTCTGAAAACAAATAAATAGTGAAGCCACAGATGTATTTATTTGTTTTCAGACAGT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HCHD6.900</text:p>
          </table:table-cell>
          <table:table-cell office:value-type="string" calcext:value-type="string">
            <text:p>TGCTGTTGACAGTGAGCGCTGCGCTACTGTCTGAAAACAATAGTGAAGCCACAGATGTATTGTTTTCAGACAGTAGCGC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HCHD6.879</text:p>
          </table:table-cell>
          <table:table-cell office:value-type="string" calcext:value-type="string">
            <text:p>TGCTGTTGACAGTGAGCGAACGTGTTTAGGAAACAAAGTATAGTGAAGCCACAGATGTATACTTTGTTTCCTAAACACG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HRNA4.4946</text:p>
          </table:table-cell>
          <table:table-cell office:value-type="string" calcext:value-type="string">
            <text:p>TGCTGTTGACAGTGAGCGACCCTATCAAAGTCTCACACTATAGTGAAGCCACAGATGTATAGTGTGAGACTTTGATAGG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HRNA4.4720</text:p>
          </table:table-cell>
          <table:table-cell office:value-type="string" calcext:value-type="string">
            <text:p>TGCTGTTGACAGTGAGCGACAGTTTGTCCATCACCTGTTATAGTGAAGCCACAGATGTATAACAGGTGATGGACAAA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HRNA4.1760</text:p>
          </table:table-cell>
          <table:table-cell office:value-type="string" calcext:value-type="string">
            <text:p>TGCTGTTGACAGTGAGCGATCCGTGCAAATGCACATGCAATAGTGAAGCCACAGATGTATTGCATGTGCATTTGCACGG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HRNA4.4078</text:p>
          </table:table-cell>
          <table:table-cell office:value-type="string" calcext:value-type="string">
            <text:p>TGCTGTTGACAGTGAGCGAACGCAGATTTCAGATGTAAGATAGTGAAGCCACAGATGTATCTTACATCTGAAATCTGCG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HRNA4.693</text:p>
          </table:table-cell>
          <table:table-cell office:value-type="string" calcext:value-type="string">
            <text:p>TGCTGTTGACAGTGAGCGACAGCAGAACTGCACCATGAAATAGTGAAGCCACAGATGTATTTCATGGTGCAGTTCTG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HRNA4.2338</text:p>
          </table:table-cell>
          <table:table-cell office:value-type="string" calcext:value-type="string">
            <text:p>TGCTGTTGACAGTGAGCGCCGGGCTAAGTCCAGTTCAAGATAGTGAAGCCACAGATGTATCTTGAACTGGACTTAGCCC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LOCK.1337</text:p>
          </table:table-cell>
          <table:table-cell office:value-type="string" calcext:value-type="string">
            <text:p>TGCTGTTGACAGTGAGCGCAAGGCAAATCATGTTATTATATAGTGAAGCCACAGATGTATATAATAACATGATTTGC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LOCK.294</text:p>
          </table:table-cell>
          <table:table-cell office:value-type="string" calcext:value-type="string">
            <text:p>TGCTGTTGACAGTGAGCGCAAGGAGAAGTACAAATGTCTATAGTGAAGCCACAGATGTATAGACATTTGTACTTCTC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LOCK.5343</text:p>
          </table:table-cell>
          <table:table-cell office:value-type="string" calcext:value-type="string">
            <text:p>TGCTGTTGACAGTGAGCGCCAGCAACAAAGCATAAGACAATAGTGAAGCCACAGATGTATTGTCTTATGCTTTGTTG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LOCK.4716</text:p>
          </table:table-cell>
          <table:table-cell office:value-type="string" calcext:value-type="string">
            <text:p>TGCTGTTGACAGTGAGCGCAACAGAGTTGAGGTTGTTAAATAGTGAAGCCACAGATGTATTTAACAACCTCAACTCTGT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LOCK.430</text:p>
          </table:table-cell>
          <table:table-cell office:value-type="string" calcext:value-type="string">
            <text:p>TGCTGTTGACAGTGAGCGAAAGGACAAAGCGAAAAGAGTATAGTGAAGCCACAGATGTATACTCTTTTCGCTTTGTCCT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LOCK.300</text:p>
          </table:table-cell>
          <table:table-cell office:value-type="string" calcext:value-type="string">
            <text:p>TGCTGTTGACAGTGAGCGAAAGTACAAATGTCTACTACAATAGTGAAGCCACAGATGTATTGTAGTAGACATTTGTA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XCL12_222</text:p>
          </table:table-cell>
          <table:table-cell office:value-type="string" calcext:value-type="string">
            <text:p>TGCTGTTGACAGTGAGCGACAACGTCAAGCATCTCAAAATTAGTGAAGCCACAGATGTAATTTTGAGATGCTTGACGT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XCL12_228</text:p>
          </table:table-cell>
          <table:table-cell office:value-type="string" calcext:value-type="string">
            <text:p>TGCTGTTGACAGTGAGCGCCAAGCATCTCAAAATTCTCAATAGTGAAGCCACAGATGTATTGAGAATTTTGAGATGCT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XCL12_278</text:p>
          </table:table-cell>
          <table:table-cell office:value-type="string" calcext:value-type="string">
            <text:p>TGCTGTTGACAGTGAGCGACCCGGCTGAAGAACAACAACATAGTGAAGCCACAGATGTATGTTGTTGTTCTTCAGCCGG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XCL12_291</text:p>
          </table:table-cell>
          <table:table-cell office:value-type="string" calcext:value-type="string">
            <text:p>TGCTGTTGACAGTGAGCGCCAACAACAGACAAGTGTGCATTAGTGAAGCCACAGATGTAATGCACACTTGTCTGTTGT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XCL12_294</text:p>
          </table:table-cell>
          <table:table-cell office:value-type="string" calcext:value-type="string">
            <text:p>TGCTGTTGACAGTGAGCGCCAACAGACAAGTGTGCATTGATAGTGAAGCCACAGATGTATCAATGCACACTTGTCTGT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XCL12_315</text:p>
          </table:table-cell>
          <table:table-cell office:value-type="string" calcext:value-type="string">
            <text:p>TGCTGTTGACAGTGAGCGCCCCGAAGCTAAAGTGGATTCATAGTGAAGCCACAGATGTATGAATCCACTTTAGCTTCGG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DX1.2033</text:p>
          </table:table-cell>
          <table:table-cell office:value-type="string" calcext:value-type="string">
            <text:p>TGCTGTTGACAGTGAGCGACACGGTGTTCCTTATGTTATATAGTGAAGCCACAGATGTATATAACATAAGGAACACCG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DX1.1073</text:p>
          </table:table-cell>
          <table:table-cell office:value-type="string" calcext:value-type="string">
            <text:p>TGCTGTTGACAGTGAGCGCCCGGATGGTTACATTGTCAAATAGTGAAGCCACAGATGTATTTGACAATGTAACCATCCG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DX1.606</text:p>
          </table:table-cell>
          <table:table-cell office:value-type="string" calcext:value-type="string">
            <text:p>TGCTGTTGACAGTGAGCGCCAGATGGTCTTTGTTGTCAAATAGTGAAGCCACAGATGTATTTGACAACAAAGACCAT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DX1.605</text:p>
          </table:table-cell>
          <table:table-cell office:value-type="string" calcext:value-type="string">
            <text:p>TGCTGTTGACAGTGAGCGATCAGATGGTCTTTGTTGTCAATAGTGAAGCCACAGATGTATTGACAACAAAGACCATCTG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DX1.1613</text:p>
          </table:table-cell>
          <table:table-cell office:value-type="string" calcext:value-type="string">
            <text:p>TGCTGTTGACAGTGAGCGCCACCATGTTGTTGTCCCAGTATAGTGAAGCCACAGATGTATACTGGGACAACAACATGG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DX1.463</text:p>
          </table:table-cell>
          <table:table-cell office:value-type="string" calcext:value-type="string">
            <text:p>TGCTGTTGACAGTGAGCGCTCCAGTTATCCAGATAGTTTATAGTGAAGCCACAGATGTATAAACTATCTGGATAACTGG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GKZ.3138</text:p>
          </table:table-cell>
          <table:table-cell office:value-type="string" calcext:value-type="string">
            <text:p>TGCTGTTGACAGTGAGCGCCAGCTGGGTGTGACTCAGTAATAGTGAAGCCACAGATGTATTACTGAGTCACACCCAG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GKZ.1346</text:p>
          </table:table-cell>
          <table:table-cell office:value-type="string" calcext:value-type="string">
            <text:p>TGCTGTTGACAGTGAGCGACCAGTGTGTTGTTTTCCTGAATAGTGAAGCCACAGATGTATTCAGGAAAACAACACACTG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GKZ.579</text:p>
          </table:table-cell>
          <table:table-cell office:value-type="string" calcext:value-type="string">
            <text:p>TGCTGTTGACAGTGAGCGAAAGAGGAAGTCCAGCAAGAAATAGTGAAGCCACAGATGTATTTCTTGCTGGACTTCCTCT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GKZ.2174</text:p>
          </table:table-cell>
          <table:table-cell office:value-type="string" calcext:value-type="string">
            <text:p>TGCTGTTGACAGTGAGCGACAAGAGGAACGACTTCTGTAATAGTGAAGCCACAGATGTATTACAGAAGTCGTTCCTCT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GKZ.532</text:p>
          </table:table-cell>
          <table:table-cell office:value-type="string" calcext:value-type="string">
            <text:p>TGCTGTTGACAGTGAGCGACCCAGAATACTCTGAAAGCAATAGTGAAGCCACAGATGTATTGCTTTCAGAGTATTCTGG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GKZ.547</text:p>
          </table:table-cell>
          <table:table-cell office:value-type="string" calcext:value-type="string">
            <text:p>TGCTGTTGACAGTGAGCGCAAGCAAGCAAGAAGAAGAAGATAGTGAAGCCACAGATGTATCTTCTTCTTCTTGCTTG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MAP1.161</text:p>
          </table:table-cell>
          <table:table-cell office:value-type="string" calcext:value-type="string">
            <text:p>TGCTGTTGACAGTGAGCGCCAGCAAGAAGGACATTATCAATAGTGAAGCCACAGATGTATTGATAATGTCCTTCTTG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MAP1.467</text:p>
          </table:table-cell>
          <table:table-cell office:value-type="string" calcext:value-type="string">
            <text:p>TGCTGTTGACAGTGAGCGACAGGTTCAATAAGACTGTGCATAGTGAAGCCACAGATGTATGCACAGTCTTATTGAAC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MAP1.99</text:p>
          </table:table-cell>
          <table:table-cell office:value-type="string" calcext:value-type="string">
            <text:p>TGCTGTTGACAGTGAGCGAGCGGATGTACGGGACATTCTATAGTGAAGCCACAGATGTATAGAATGTCCCGTACATCCGC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MAP1.526</text:p>
          </table:table-cell>
          <table:table-cell office:value-type="string" calcext:value-type="string">
            <text:p>TGCTGTTGACAGTGAGCGATCCACGATGATGCTTGGACTATAGTGAAGCCACAGATGTATAGTCCAAGCATCATCGTGG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MAP1.1013</text:p>
          </table:table-cell>
          <table:table-cell office:value-type="string" calcext:value-type="string">
            <text:p>TGCTGTTGACAGTGAGCGACATCAAGTTTCCAGACTTCAATAGTGAAGCCACAGATGTATTGAAGTCTGGAAACTTGA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MAP1.1454</text:p>
          </table:table-cell>
          <table:table-cell office:value-type="string" calcext:value-type="string">
            <text:p>TGCTGTTGACAGTGAGCGACAGCTCATCTTCCGTGAAGAATAGTGAAGCCACAGATGTATTCTTCACGGAAGATGAG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NAJA1.778</text:p>
          </table:table-cell>
          <table:table-cell office:value-type="string" calcext:value-type="string">
            <text:p>TGCTGTTGACAGTGAGCGAAAGGAAGATAGTTCGAGAGAATAGTGAAGCCACAGATGTATTCTCTCGAACTATCTTC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NAJA1.572</text:p>
          </table:table-cell>
          <table:table-cell office:value-type="string" calcext:value-type="string">
            <text:p>TGCTGTTGACAGTGAGCGCAAGAATGTGATTTGTGACAAATAGTGAAGCCACAGATGTATTTGTCACAAATCACATT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NAJA1.172</text:p>
          </table:table-cell>
          <table:table-cell office:value-type="string" calcext:value-type="string">
            <text:p>TGCTGTTGACAGTGAGCGCCCGGCAGTAGAAGATGGTGAATAGTGAAGCCACAGATGTATTCACCATCTTCTACTGCCG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NAJA1.1138</text:p>
          </table:table-cell>
          <table:table-cell office:value-type="string" calcext:value-type="string">
            <text:p>TGCTGTTGACAGTGAGCGATCGCCTAATCATCGAATTTAATAGTGAAGCCACAGATGTATTAAATTCGATGATTAGGCG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NAJA1.744</text:p>
          </table:table-cell>
          <table:table-cell office:value-type="string" calcext:value-type="string">
            <text:p>TGCTGTTGACAGTGAGCGCTCAGTCCTAAAGATAGATGTATAGTGAAGCCACAGATGTATACATCTATCTTTAGGACTG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NAJA1.306</text:p>
          </table:table-cell>
          <table:table-cell office:value-type="string" calcext:value-type="string">
            <text:p>TGCTGTTGACAGTGAGCGAAAGGAGAGAAGTTTAAACAGATAGTGAAGCCACAGATGTATCTGTTTAAACTTCTCTC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YRK1A.51</text:p>
          </table:table-cell>
          <table:table-cell office:value-type="string" calcext:value-type="string">
            <text:p>TGCTGTTGACAGTGAGCGCCAGGATGATATGAGACTTGAATAGTGAAGCCACAGATGTATTCAAGTCTCATATCATC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YRK1A.3881</text:p>
          </table:table-cell>
          <table:table-cell office:value-type="string" calcext:value-type="string">
            <text:p>TGCTGTTGACAGTGAGCGACAGAGTATGAGTGCAAGCAAATAGTGAAGCCACAGATGTATTTGCTTGCACTCATACT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YRK1A.1478</text:p>
          </table:table-cell>
          <table:table-cell office:value-type="string" calcext:value-type="string">
            <text:p>TGCTGTTGACAGTGAGCGACAGCACAGTTTCTTCAAGAAATAGTGAAGCCACAGATGTATTTCTTGAAGAAACTGTG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YRK1A.4693</text:p>
          </table:table-cell>
          <table:table-cell office:value-type="string" calcext:value-type="string">
            <text:p>TGCTGTTGACAGTGAGCGCCAGGACTTCTGTGCATTGTAATAGTGAAGCCACAGATGTATTACAATGCACAGAAGTC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YRK1A.4494</text:p>
          </table:table-cell>
          <table:table-cell office:value-type="string" calcext:value-type="string">
            <text:p>TGCTGTTGACAGTGAGCGCTAGGAATATAAGGTTAAGATATAGTGAAGCCACAGATGTATATCTTAACCTTATATTCCT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DYRK1A.1509</text:p>
          </table:table-cell>
          <table:table-cell office:value-type="string" calcext:value-type="string">
            <text:p>TGCTGTTGACAGTGAGCGAAAGGTACAAATACAAGTAATATAGTGAAGCCACAGATGTATATTACTTGTATTTGTAC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ME2.961</text:p>
          </table:table-cell>
          <table:table-cell office:value-type="string" calcext:value-type="string">
            <text:p>TGCTGTTGACAGTGAGCGACAGGATCACCTCAAGGCAGTATAGTGAAGCCACAGATGTATACTGCCTTGAGGTGATC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ME2.401</text:p>
          </table:table-cell>
          <table:table-cell office:value-type="string" calcext:value-type="string">
            <text:p>TGCTGTTGACAGTGAGCGATGGGCTGCAGGTGAACAGGAATAGTGAAGCCACAGATGTATTCCTGTTCACCTGCAGCCC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ME2.1115</text:p>
          </table:table-cell>
          <table:table-cell office:value-type="string" calcext:value-type="string">
            <text:p>TGCTGTTGACAGTGAGCGAGTGGCTGATGCAGTTGTCACATAGTGAAGCCACAGATGTATGTGACAACTGCATCAGCCAC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ME2.681</text:p>
          </table:table-cell>
          <table:table-cell office:value-type="string" calcext:value-type="string">
            <text:p>TGCTGTTGACAGTGAGCGAAGGAATGGTCACCTCTGCTCATAGTGAAGCCACAGATGTATGAGCAGAGGTGACCATTCC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ME2.85</text:p>
          </table:table-cell>
          <table:table-cell office:value-type="string" calcext:value-type="string">
            <text:p>TGCTGTTGACAGTGAGCGATCCAACCTGGGAGATCTCAGATAGTGAAGCCACAGATGTATCTGAGATCTCCCAGGTTGG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ME2.1113</text:p>
          </table:table-cell>
          <table:table-cell office:value-type="string" calcext:value-type="string">
            <text:p>TGCTGTTGACAGTGAGCGACCGTGGCTGATGCAGTTGTCATAGTGAAGCCACAGATGTATGACAACTGCATCAGCCACG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LJ35220.402</text:p>
          </table:table-cell>
          <table:table-cell office:value-type="string" calcext:value-type="string">
            <text:p>TGCTGTTGACAGTGAGCGACTGCACAAGGAGAAGATCCGATAGTGAAGCCACAGATGTATCGGATCTTCTCCTTGTGCA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LJ35220.427</text:p>
          </table:table-cell>
          <table:table-cell office:value-type="string" calcext:value-type="string">
            <text:p>TGCTGTTGACAGTGAGCGATGCAGACTCGAGGAGACTCATTAGTGAAGCCACAGATGTAATGAGTCTCCTCGAGTCTGC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LJ35220.64</text:p>
          </table:table-cell>
          <table:table-cell office:value-type="string" calcext:value-type="string">
            <text:p>TGCTGTTGACAGTGAGCGAAGGAAACGCTGTCACTGTGGATAGTGAAGCCACAGATGTATCCACAGTGACAGCGTTTCC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LJ35220.362</text:p>
          </table:table-cell>
          <table:table-cell office:value-type="string" calcext:value-type="string">
            <text:p>TGCTGTTGACAGTGAGCGACAAGAAACTTCTGCAGGTGGATAGTGAAGCCACAGATGTATCCACCTGCAGAAGTTTCT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LJ35220.407</text:p>
          </table:table-cell>
          <table:table-cell office:value-type="string" calcext:value-type="string">
            <text:p>TGCTGTTGACAGTGAGCGCCAAGGAGAAGATCCGACTCCTTAGTGAAGCCACAGATGTAAGGAGTCGGATCTTCTCCT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LJ35220.398</text:p>
          </table:table-cell>
          <table:table-cell office:value-type="string" calcext:value-type="string">
            <text:p>TGCTGTTGACAGTGAGCGCCGCCCTGCACAAGGAGAAGATTAGTGAAGCCACAGATGTAATCTTCTCCTTGTGCAGGGC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PC2.1634</text:p>
          </table:table-cell>
          <table:table-cell office:value-type="string" calcext:value-type="string">
            <text:p>TGCTGTTGACAGTGAGCGCCAGGACAGTGATAGTGAAGAATAGTGAAGCCACAGATGTATTCTTCACTATCACTGTC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PC2.1790</text:p>
          </table:table-cell>
          <table:table-cell office:value-type="string" calcext:value-type="string">
            <text:p>TGCTGTTGACAGTGAGCGACAGCAGTTAGTTCAGATGCAATAGTGAAGCCACAGATGTATTGCATCTGAACTAACTG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PC2.801</text:p>
          </table:table-cell>
          <table:table-cell office:value-type="string" calcext:value-type="string">
            <text:p>TGCTGTTGACAGTGAGCGCAACGAGAATTATTGCACTTAATAGTGAAGCCACAGATGTATTAAGTGCAATAATTCTCG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PC2.950</text:p>
          </table:table-cell>
          <table:table-cell office:value-type="string" calcext:value-type="string">
            <text:p>TGCTGTTGACAGTGAGCGCCACAAAGTTCAAGAATGTAAATAGTGAAGCCACAGATGTATTTACATTCTTGAACTTTG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PC2.210</text:p>
          </table:table-cell>
          <table:table-cell office:value-type="string" calcext:value-type="string">
            <text:p>TGCTGTTGACAGTGAGCGACACAGCAAGTGTTTAGAGAAATAGTGAAGCCACAGATGTATTTCTCTAAACACTTGCTG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PC2.3510</text:p>
          </table:table-cell>
          <table:table-cell office:value-type="string" calcext:value-type="string">
            <text:p>TGCTGTTGACAGTGAGCGCACGGTTCTTGTAAATTAGATATAGTGAAGCCACAGATGTATATCTAATTTACAAGAACCG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RCC3.865</text:p>
          </table:table-cell>
          <table:table-cell office:value-type="string" calcext:value-type="string">
            <text:p>TGCTGTTGACAGTGAGCGAAAGGATGAAGAAGAAGAAGAATAGTGAAGCCACAGATGTATTCTTCTTCTTCTTCATCCT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RCC3.2151</text:p>
          </table:table-cell>
          <table:table-cell office:value-type="string" calcext:value-type="string">
            <text:p>TGCTGTTGACAGTGAGCGCTAGCTTCAAGGTGATCACGAATAGTGAAGCCACAGATGTATTCGTGATCACCTTGAAGCT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RCC3.726</text:p>
          </table:table-cell>
          <table:table-cell office:value-type="string" calcext:value-type="string">
            <text:p>TGCTGTTGACAGTGAGCGCCACAGAGACTTTCACAAGCAATAGTGAAGCCACAGATGTATTGCTTGTGAAAGTCTCTG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RCC3.1653</text:p>
          </table:table-cell>
          <table:table-cell office:value-type="string" calcext:value-type="string">
            <text:p>TGCTGTTGACAGTGAGCGCCCGGGAATATGTGGCAATCAATAGTGAAGCCACAGATGTATTGATTGCCACATATTCCCG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RCC3.2040</text:p>
          </table:table-cell>
          <table:table-cell office:value-type="string" calcext:value-type="string">
            <text:p>TGCTGTTGACAGTGAGCGCAGGGATGGTTGCAGAAGAGTATAGTGAAGCCACAGATGTATACTCTTCTGCAACCATCCC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ERCC3.2125</text:p>
          </table:table-cell>
          <table:table-cell office:value-type="string" calcext:value-type="string">
            <text:p>TGCTGTTGACAGTGAGCGACAGAGATTCTTGGTAGATCAATAGTGAAGCCACAGATGTATTGATCTACCAAGAATCT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AN1.1013</text:p>
          </table:table-cell>
          <table:table-cell office:value-type="string" calcext:value-type="string">
            <text:p>TGCTGTTGACAGTGAGCGCAAGCAAGAGTGTATCAAAGAATAGTGAAGCCACAGATGTATTCTTTGATACACTCTTG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AN1.1438</text:p>
          </table:table-cell>
          <table:table-cell office:value-type="string" calcext:value-type="string">
            <text:p>TGCTGTTGACAGTGAGCGCAAGCTGGATTAAGATGACCAATAGTGAAGCCACAGATGTATTGGTCATCTTAATCCAGCT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AN1.1392</text:p>
          </table:table-cell>
          <table:table-cell office:value-type="string" calcext:value-type="string">
            <text:p>TGCTGTTGACAGTGAGCGCCAGCTACTGGTCAGAAGTTATTAGTGAAGCCACAGATGTAATAACTTCTGACCAGTAG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AN1.202</text:p>
          </table:table-cell>
          <table:table-cell office:value-type="string" calcext:value-type="string">
            <text:p>TGCTGTTGACAGTGAGCGATAGAAGCTTATCAATCAGCAATAGTGAAGCCACAGATGTATTGCTGATTGATAAGCTTCT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AN1.468</text:p>
          </table:table-cell>
          <table:table-cell office:value-type="string" calcext:value-type="string">
            <text:p>TGCTGTTGACAGTGAGCGACACCACCAAAGACAAATTTAATAGTGAAGCCACAGATGTATTAAATTTGTCTTTGGTGG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AN1.624</text:p>
          </table:table-cell>
          <table:table-cell office:value-type="string" calcext:value-type="string">
            <text:p>TGCTGTTGACAGTGAGCGATAGCATCTAAATTGTCCAGAATAGTGAAGCCACAGATGTATTCTGGACAATTTAGATGCT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BXO45.1231</text:p>
          </table:table-cell>
          <table:table-cell office:value-type="string" calcext:value-type="string">
            <text:p>TGCTGTTGACAGTGAGCGCCCCGATGTTGTCTCTAAGTTATAGTGAAGCCACAGATGTATAACTTAGAGACAACATCGG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BXO45.1862</text:p>
          </table:table-cell>
          <table:table-cell office:value-type="string" calcext:value-type="string">
            <text:p>TGCTGTTGACAGTGAGCGCAAGGATGATCTCAACATAATATAGTGAAGCCACAGATGTATATTATGTTGAGATCATCCT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BXO45.2866</text:p>
          </table:table-cell>
          <table:table-cell office:value-type="string" calcext:value-type="string">
            <text:p>TGCTGTTGACAGTGAGCGCCAGGTTGAAGATGGACTTGTTTAGTGAAGCCACAGATGTAAACAAGTCCATCTTCAAC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BXO45.4513</text:p>
          </table:table-cell>
          <table:table-cell office:value-type="string" calcext:value-type="string">
            <text:p>TGCTGTTGACAGTGAGCGACACGATCTTGACTCACTGCAATAGTGAAGCCACAGATGTATTGCAGTGAGTCAAGATCG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BXO45.3226</text:p>
          </table:table-cell>
          <table:table-cell office:value-type="string" calcext:value-type="string">
            <text:p>TGCTGTTGACAGTGAGCGCCCCAGTAGTAGCTCTACAAAATAGTGAAGCCACAGATGTATTTTGTAGAGCTACTACTGG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BXO45.2170</text:p>
          </table:table-cell>
          <table:table-cell office:value-type="string" calcext:value-type="string">
            <text:p>TGCTGTTGACAGTGAGCGCCAGGTTAAGAATATTCTTAATTAGTGAAGCCACAGATGTAATTAAGAATATTCTTAAC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BXW7.1332</text:p>
          </table:table-cell>
          <table:table-cell office:value-type="string" calcext:value-type="string">
            <text:p>TGCTGTTGACAGTGAGCGCCAGGACAGTGTTTACAAACATTAGTGAAGCCACAGATGTAATGTTTGTAAACACTGTC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BXW7.1258</text:p>
          </table:table-cell>
          <table:table-cell office:value-type="string" calcext:value-type="string">
            <text:p>TGCTGTTGACAGTGAGCGATGGAATGGAACTCAAAGACAATAGTGAAGCCACAGATGTATTGTCTTTGAGTTCCATTCC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BXW7.511</text:p>
          </table:table-cell>
          <table:table-cell office:value-type="string" calcext:value-type="string">
            <text:p>TGCTGTTGACAGTGAGCGCCAAGAGAAGAAAAGTAATAAATAGTGAAGCCACAGATGTATTTATTACTTTTCTTCTCT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BXW7.1040</text:p>
          </table:table-cell>
          <table:table-cell office:value-type="string" calcext:value-type="string">
            <text:p>TGCTGTTGACAGTGAGCGAAGGGTTGTTAGTGGAGCATATTAGTGAAGCCACAGATGTAATATGCTCCACTAACAACCC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BXW7.102</text:p>
          </table:table-cell>
          <table:table-cell office:value-type="string" calcext:value-type="string">
            <text:p>TGCTGTTGACAGTGAGCGATACCATGTTCAGCAACACCAATAGTGAAGCCACAGATGTATTGGTGTTGCTGAACATGGT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BXW7.61</text:p>
          </table:table-cell>
          <table:table-cell office:value-type="string" calcext:value-type="string">
            <text:p>TGCTGTTGACAGTGAGCGCACCATGCAAAGTCTCAGAATATAGTGAAGCCACAGATGTATATTCTGAGACTTTGCATGG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EM1B.1998</text:p>
          </table:table-cell>
          <table:table-cell office:value-type="string" calcext:value-type="string">
            <text:p>TGCTGTTGACAGTGAGCGAAAGAAGATCAGTGCAAAATTATAGTGAAGCCACAGATGTATAATTTTGCACTGATCTT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EM1B.1993</text:p>
          </table:table-cell>
          <table:table-cell office:value-type="string" calcext:value-type="string">
            <text:p>TGCTGTTGACAGTGAGCGACAGCGAAGAAGATCAGTGCAATAGTGAAGCCACAGATGTATTGCACTGATCTTCTTCG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EM1B.1012</text:p>
          </table:table-cell>
          <table:table-cell office:value-type="string" calcext:value-type="string">
            <text:p>TGCTGTTGACAGTGAGCGACAGACTGGACATTGTGAAATATAGTGAAGCCACAGATGTATATTTCACAATGTCCAGT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EM1B.909</text:p>
          </table:table-cell>
          <table:table-cell office:value-type="string" calcext:value-type="string">
            <text:p>TGCTGTTGACAGTGAGCGACAGGACATTTTGAAGTTGTTATAGTGAAGCCACAGATGTATAACAACTTCAAAATGTC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EM1B.802</text:p>
          </table:table-cell>
          <table:table-cell office:value-type="string" calcext:value-type="string">
            <text:p>TGCTGTTGACAGTGAGCGCACGCTTGCTCTTAGAACATTATAGTGAAGCCACAGATGTATAATGTTCTAAGAGCAAGCG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EM1B.1994</text:p>
          </table:table-cell>
          <table:table-cell office:value-type="string" calcext:value-type="string">
            <text:p>TGCTGTTGACAGTGAGCGAAGCGAAGAAGATCAGTGCAAATAGTGAAGCCACAGATGTATTTGCACTGATCTTCTTCGC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MN2.6369</text:p>
          </table:table-cell>
          <table:table-cell office:value-type="string" calcext:value-type="string">
            <text:p>TGCTGTTGACAGTGAGCGATAGGATGTTAATTTATATGAATAGTGAAGCCACAGATGTATTCATATAAATTAACATCCT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MN2.4123</text:p>
          </table:table-cell>
          <table:table-cell office:value-type="string" calcext:value-type="string">
            <text:p>TGCTGTTGACAGTGAGCGACAGGATTCAACTACATAGTAATAGTGAAGCCACAGATGTATTACTATGTAGTTGAATC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MN2.4287</text:p>
          </table:table-cell>
          <table:table-cell office:value-type="string" calcext:value-type="string">
            <text:p>TGCTGTTGACAGTGAGCGCAACAAGTTGTCAAGTTATTAATAGTGAAGCCACAGATGTATTAATAACTTGACAACTTG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MN2.6063</text:p>
          </table:table-cell>
          <table:table-cell office:value-type="string" calcext:value-type="string">
            <text:p>TGCTGTTGACAGTGAGCGACAAGTTATAGTTGTGGATAAATAGTGAAGCCACAGATGTATTTATCCACAACTATAACT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MN2.5839</text:p>
          </table:table-cell>
          <table:table-cell office:value-type="string" calcext:value-type="string">
            <text:p>TGCTGTTGACAGTGAGCGCCAGTTTCATGTCTAAGTATAATAGTGAAGCCACAGATGTATTATACTTAGACATGAAA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MN2.6192</text:p>
          </table:table-cell>
          <table:table-cell office:value-type="string" calcext:value-type="string">
            <text:p>TGCTGTTGACAGTGAGCGCTAGTTTGTAGTTTAAGTGCAATAGTGAAGCCACAGATGTATTGCACTTAAACTACAAACT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NIP2.4503</text:p>
          </table:table-cell>
          <table:table-cell office:value-type="string" calcext:value-type="string">
            <text:p>TGCTGTTGACAGTGAGCGCCAGGATGACTAATGAAAGCAATAGTGAAGCCACAGATGTATTGCTTTCATTAGTCATC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NIP2.422</text:p>
          </table:table-cell>
          <table:table-cell office:value-type="string" calcext:value-type="string">
            <text:p>TGCTGTTGACAGTGAGCGCACAGAGGATGTTCCTATTAAATAGTGAAGCCACAGATGTATTTAATAGGAACATCCTCTG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NIP2.425</text:p>
          </table:table-cell>
          <table:table-cell office:value-type="string" calcext:value-type="string">
            <text:p>TGCTGTTGACAGTGAGCGCGAGGATGTTCCTATTAAAATATAGTGAAGCCACAGATGTATATTTTAATAGGAACATCCTC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NIP2.4649</text:p>
          </table:table-cell>
          <table:table-cell office:value-type="string" calcext:value-type="string">
            <text:p>TGCTGTTGACAGTGAGCGCACCGACCAAAATGATTTCCTATAGTGAAGCCACAGATGTATAGGAAATCATTTTGGTCGG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NIP2.3596</text:p>
          </table:table-cell>
          <table:table-cell office:value-type="string" calcext:value-type="string">
            <text:p>TGCTGTTGACAGTGAGCGCTAAGCTCTCTGTGATGTCAAATAGTGAAGCCACAGATGTATTTGACATCACAGAGAGCTT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NIP2.5768</text:p>
          </table:table-cell>
          <table:table-cell office:value-type="string" calcext:value-type="string">
            <text:p>TGCTGTTGACAGTGAGCGCCAGCCTCTTCCTAAAAGCAAATAGTGAAGCCACAGATGTATTTGCTTTTAGGAAGAGG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ZR1.224</text:p>
          </table:table-cell>
          <table:table-cell office:value-type="string" calcext:value-type="string">
            <text:p>TGCTGTTGACAGTGAGCGCCAGGATTAACGAGAATGAGAATAGTGAAGCCACAGATGTATTCTCATTCTCGTTAATC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ZR1.2738</text:p>
          </table:table-cell>
          <table:table-cell office:value-type="string" calcext:value-type="string">
            <text:p>TGCTGTTGACAGTGAGCGACGGGTCGATCTTCCACATTCATAGTGAAGCCACAGATGTATGAATGTGGAAGATCGACCC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ZR1.3141</text:p>
          </table:table-cell>
          <table:table-cell office:value-type="string" calcext:value-type="string">
            <text:p>TGCTGTTGACAGTGAGCGCTGCAGTGACGCTGTCATTAAATAGTGAAGCCACAGATGTATTTAATGACAGCGTCACTGC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ZR1.3119</text:p>
          </table:table-cell>
          <table:table-cell office:value-type="string" calcext:value-type="string">
            <text:p>TGCTGTTGACAGTGAGCGAACCAGCCTTGTTTCTCATGTATAGTGAAGCCACAGATGTATACATGAGAAACAAGGCTGG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ZR1.3120</text:p>
          </table:table-cell>
          <table:table-cell office:value-type="string" calcext:value-type="string">
            <text:p>TGCTGTTGACAGTGAGCGCCCAGCCTTGTTTCTCATGTAATAGTGAAGCCACAGATGTATTACATGAGAAACAAGGCTG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FZR1.554</text:p>
          </table:table-cell>
          <table:table-cell office:value-type="string" calcext:value-type="string">
            <text:p>TGCTGTTGACAGTGAGCGAAGGGAAGAAGCTGTCCATGTTTAGTGAAGCCACAGATGTAAACATGGACAGCTTCTTCCC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GML.193</text:p>
          </table:table-cell>
          <table:table-cell office:value-type="string" calcext:value-type="string">
            <text:p>TGCTGTTGACAGTGAGCGATGCGGTCATAAATGACTTCAATAGTGAAGCCACAGATGTATTGAAGTCATTTATGACCGC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GML.535</text:p>
          </table:table-cell>
          <table:table-cell office:value-type="string" calcext:value-type="string">
            <text:p>TGCTGTTGACAGTGAGCGCTGCCTCTATCATAGTCAGCAATAGTGAAGCCACAGATGTATTGCTGACTATGATAGAGGC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GML.449</text:p>
          </table:table-cell>
          <table:table-cell office:value-type="string" calcext:value-type="string">
            <text:p>TGCTGTTGACAGTGAGCGCAGGGACATGTTACCCGATGAATAGTGAAGCCACAGATGTATTCATCGGGTAACATGTCCC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GML.448</text:p>
          </table:table-cell>
          <table:table-cell office:value-type="string" calcext:value-type="string">
            <text:p>TGCTGTTGACAGTGAGCGCAAGGGACATGTTACCCGATGATAGTGAAGCCACAGATGTATCATCGGGTAACATGTCC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GML.390</text:p>
          </table:table-cell>
          <table:table-cell office:value-type="string" calcext:value-type="string">
            <text:p>TGCTGTTGACAGTGAGCGCACTGGGTTTGTTGTTGTAATATAGTGAAGCCACAGATGTATATTACAACAACAAACCCAG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GML.678</text:p>
          </table:table-cell>
          <table:table-cell office:value-type="string" calcext:value-type="string">
            <text:p>TGCTGTTGACAGTGAGCGACCCATTTATGGTTTGTTGTAATAGTGAAGCCACAGATGTATTACAACAAACCATAAATGG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GRB2.3142</text:p>
          </table:table-cell>
          <table:table-cell office:value-type="string" calcext:value-type="string">
            <text:p>TGCTGTTGACAGTGAGCGATAGGTAGTGATTAACTGTGAATAGTGAAGCCACAGATGTATTCACAGTTAATCACTACCT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GRB2.508</text:p>
          </table:table-cell>
          <table:table-cell office:value-type="string" calcext:value-type="string">
            <text:p>TGCTGTTGACAGTGAGCGACAAGAACTACATAGAAATGAATAGTGAAGCCACAGATGTATTCATTTCTATGTAGTTCT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GRB2.3085</text:p>
          </table:table-cell>
          <table:table-cell office:value-type="string" calcext:value-type="string">
            <text:p>TGCTGTTGACAGTGAGCGCCAGTGTTTAAATAAAGACCTATAGTGAAGCCACAGATGTATAGGTCTTTATTTAAACA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GRB2.1100</text:p>
          </table:table-cell>
          <table:table-cell office:value-type="string" calcext:value-type="string">
            <text:p>TGCTGTTGACAGTGAGCGCAAGAAGAGTTTTTATTACAAATAGTGAAGCCACAGATGTATTTGTAATAAAAACTCTTCT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GRB2.473</text:p>
          </table:table-cell>
          <table:table-cell office:value-type="string" calcext:value-type="string">
            <text:p>TGCTGTTGACAGTGAGCGAAAGGCAGAGCTTAATGGAAAATAGTGAAGCCACAGATGTATTTTCCATTAAGCTCTGCCT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GRB2.2396</text:p>
          </table:table-cell>
          <table:table-cell office:value-type="string" calcext:value-type="string">
            <text:p>TGCTGTTGACAGTGAGCGATAGCAGGTTTCACTATTCCTATAGTGAAGCCACAGATGTATAGGAATAGTGAAACCTGCT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GTF2H2C.1406</text:p>
          </table:table-cell>
          <table:table-cell office:value-type="string" calcext:value-type="string">
            <text:p>TGCTGTTGACAGTGAGCGACAGCATGTAGTATACATTGTATAGTGAAGCCACAGATGTATACAATGTATACTACATG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GTF2H2C.173</text:p>
          </table:table-cell>
          <table:table-cell office:value-type="string" calcext:value-type="string">
            <text:p>TGCTGTTGACAGTGAGCGACAGAGGAAGATTATTGAATAATAGTGAAGCCACAGATGTATTATTCAATAATCTTCCT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GTF2H2C.869</text:p>
          </table:table-cell>
          <table:table-cell office:value-type="string" calcext:value-type="string">
            <text:p>TGCTGTTGACAGTGAGCGATACCATGTTATTTTAGATGAATAGTGAAGCCACAGATGTATTCATCTAAAATAACATGGT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GTF2H2C.1787</text:p>
          </table:table-cell>
          <table:table-cell office:value-type="string" calcext:value-type="string">
            <text:p>TGCTGTTGACAGTGAGCGCTCAGTGTAAGATGAAAATTTATAGTGAAGCCACAGATGTATAAATTTTCATCTTACACTG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GTF2H2C.942</text:p>
          </table:table-cell>
          <table:table-cell office:value-type="string" calcext:value-type="string">
            <text:p>TGCTGTTGACAGTGAGCGCCAAGTTCTGAATGCTCACTTATAGTGAAGCCACAGATGTATAAGTGAGCATTCAGAACT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GTF2H2C.175</text:p>
          </table:table-cell>
          <table:table-cell office:value-type="string" calcext:value-type="string">
            <text:p>TGCTGTTGACAGTGAGCGCGAGGAAGATTATTGAATAATATAGTGAAGCCACAGATGTATATTATTCAATAATCTTCCTC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GTF2H5.4934</text:p>
          </table:table-cell>
          <table:table-cell office:value-type="string" calcext:value-type="string">
            <text:p>TGCTGTTGACAGTGAGCGCCAAGACAATGTTGAAGATGAATAGTGAAGCCACAGATGTATTCATCTTCAACATTGTCT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GTF2H5.5660</text:p>
          </table:table-cell>
          <table:table-cell office:value-type="string" calcext:value-type="string">
            <text:p>TGCTGTTGACAGTGAGCGCCAGCAAGAGCAGATTGATCAATAGTGAAGCCACAGATGTATTGATCAATCTGCTCTTG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GTF2H5.2167</text:p>
          </table:table-cell>
          <table:table-cell office:value-type="string" calcext:value-type="string">
            <text:p>TGCTGTTGACAGTGAGCGCTACCAAAATGTTACTAATGTATAGTGAAGCCACAGATGTATACATTAGTAACATTTTGGT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GTF2H5.7379</text:p>
          </table:table-cell>
          <table:table-cell office:value-type="string" calcext:value-type="string">
            <text:p>TGCTGTTGACAGTGAGCGCTGGGTAATGTGTACAATAGAATAGTGAAGCCACAGATGTATTCTATTGTACACATTACCC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GTF2H5.5892</text:p>
          </table:table-cell>
          <table:table-cell office:value-type="string" calcext:value-type="string">
            <text:p>TGCTGTTGACAGTGAGCGCTAGCTAGAATTTCTATCAAAATAGTGAAGCCACAGATGTATTTTGATAGAAATTCTAGCT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GTF2H5.755</text:p>
          </table:table-cell>
          <table:table-cell office:value-type="string" calcext:value-type="string">
            <text:p>TGCTGTTGACAGTGAGCGCCAGCTCTATTGAGGAAGACAATAGTGAAGCCACAGATGTATTGTCTTCCTCAATAGAG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ERC2.12210</text:p>
          </table:table-cell>
          <table:table-cell office:value-type="string" calcext:value-type="string">
            <text:p>TGCTGTTGACAGTGAGCGCCAGCATGTGTTTATTAAGAAATAGTGAAGCCACAGATGTATTTCTTAATAAACACATG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ERC2.3697</text:p>
          </table:table-cell>
          <table:table-cell office:value-type="string" calcext:value-type="string">
            <text:p>TGCTGTTGACAGTGAGCGCCAGGTCAGAACTGTAGAAATATAGTGAAGCCACAGATGTATATTTCTACAGTTCTGAC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ERC2.3645</text:p>
          </table:table-cell>
          <table:table-cell office:value-type="string" calcext:value-type="string">
            <text:p>TGCTGTTGACAGTGAGCGCCGGGATGATCATGAAGAGTTATAGTGAAGCCACAGATGTATAACTCTTCATGATCATCCC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ERC2.14534</text:p>
          </table:table-cell>
          <table:table-cell office:value-type="string" calcext:value-type="string">
            <text:p>TGCTGTTGACAGTGAGCGCCAGCAGCGACGATTCAGATAATAGTGAAGCCACAGATGTATTATCTGAATCGTCGCTG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ERC2.8583</text:p>
          </table:table-cell>
          <table:table-cell office:value-type="string" calcext:value-type="string">
            <text:p>TGCTGTTGACAGTGAGCGACCAGATGTTCTTGTTCATAGATAGTGAAGCCACAGATGTATCTATGAACAAGAACATCTG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ERC2.584</text:p>
          </table:table-cell>
          <table:table-cell office:value-type="string" calcext:value-type="string">
            <text:p>TGCTGTTGACAGTGAGCGCTCAGGAGAATGTCAAAGTTAATAGTGAAGCCACAGATGTATTAACTTTGACATTCTCCTG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IPK1.1595</text:p>
          </table:table-cell>
          <table:table-cell office:value-type="string" calcext:value-type="string">
            <text:p>TGCTGTTGACAGTGAGCGAAAGGTCTAATGTCATCAGTTATAGTGAAGCCACAGATGTATAACTGATGACATTAGACCT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IPK1.6</text:p>
          </table:table-cell>
          <table:table-cell office:value-type="string" calcext:value-type="string">
            <text:p>TGCTGTTGACAGTGAGCGCCAGATTCGTTATATTTCACAATAGTGAAGCCACAGATGTATTGTGAAATATAACGAAT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IPK1.242</text:p>
          </table:table-cell>
          <table:table-cell office:value-type="string" calcext:value-type="string">
            <text:p>TGCTGTTGACAGTGAGCGAAACAGACATGTTGGCAGAGAATAGTGAAGCCACAGATGTATTCTCTGCCAACATGTCTG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IPK1.1296</text:p>
          </table:table-cell>
          <table:table-cell office:value-type="string" calcext:value-type="string">
            <text:p>TGCTGTTGACAGTGAGCGCGCCCATGTTGTCAGACAACAATAGTGAAGCCACAGATGTATTGTTGTCTGACAACATGGGC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IPK1.1299</text:p>
          </table:table-cell>
          <table:table-cell office:value-type="string" calcext:value-type="string">
            <text:p>TGCTGTTGACAGTGAGCGACATGTTGTCAGACAACAACAATAGTGAAGCCACAGATGTATTGTTGTTGTCTGACAACA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HIPK1.539</text:p>
          </table:table-cell>
          <table:table-cell office:value-type="string" calcext:value-type="string">
            <text:p>TGCTGTTGACAGTGAGCGCTCAGCTCAATACAGTGCACAATAGTGAAGCCACAGATGTATTGTGCACTGTATTGAGCTG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IGHMBP2.2317</text:p>
          </table:table-cell>
          <table:table-cell office:value-type="string" calcext:value-type="string">
            <text:p>TGCTGTTGACAGTGAGCGACAGCAAGAAGATGCAGTTGGATAGTGAAGCCACAGATGTATCCAACTGCATCTTCTTG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IGHMBP2.766</text:p>
          </table:table-cell>
          <table:table-cell office:value-type="string" calcext:value-type="string">
            <text:p>TGCTGTTGACAGTGAGCGACACGACTGTGGTTGAGATCATTAGTGAAGCCACAGATGTAATGATCTCAACCACAGTCG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IGHMBP2.2434</text:p>
          </table:table-cell>
          <table:table-cell office:value-type="string" calcext:value-type="string">
            <text:p>TGCTGTTGACAGTGAGCGAGAGGTTCATCACTGTGAGCAATAGTGAAGCCACAGATGTATTGCTCACAGTGATGAACCTC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IGHMBP2.2678</text:p>
          </table:table-cell>
          <table:table-cell office:value-type="string" calcext:value-type="string">
            <text:p>TGCTGTTGACAGTGAGCGACAGAAACTTCCAGAAAAGAAATAGTGAAGCCACAGATGTATTTCTTTTCTGGAAGTTT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IGHMBP2.197</text:p>
          </table:table-cell>
          <table:table-cell office:value-type="string" calcext:value-type="string">
            <text:p>TGCTGTTGACAGTGAGCGACAGGAGAACATCTCTCTGAAATAGTGAAGCCACAGATGTATTTCAGAGAGATGTTCTC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IGHMBP2.505</text:p>
          </table:table-cell>
          <table:table-cell office:value-type="string" calcext:value-type="string">
            <text:p>TGCTGTTGACAGTGAGCGCCAGACTGTTAAAACTTGCCAATAGTGAAGCCACAGATGTATTGGCAAGTTTTAACAGT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IKBKG.1521</text:p>
          </table:table-cell>
          <table:table-cell office:value-type="string" calcext:value-type="string">
            <text:p>TGCTGTTGACAGTGAGCGCTCCCATCTTTTTGTTACCATATAGTGAAGCCACAGATGTATATGGTAACAAAAAGATGGG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IKBKG.582</text:p>
          </table:table-cell>
          <table:table-cell office:value-type="string" calcext:value-type="string">
            <text:p>TGCTGTTGACAGTGAGCGCTCCAAGAATACGACAACCACATAGTGAAGCCACAGATGTATGTGGTTGTCGTATTCTTGG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IKBKG.286</text:p>
          </table:table-cell>
          <table:table-cell office:value-type="string" calcext:value-type="string">
            <text:p>TGCTGTTGACAGTGAGCGCGAAGGAGTTCCTCATGTGCAATAGTGAAGCCACAGATGTATTGCACATGAGGAACTCCTTC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IKBKG.574</text:p>
          </table:table-cell>
          <table:table-cell office:value-type="string" calcext:value-type="string">
            <text:p>TGCTGTTGACAGTGAGCGCCCAGCTCTTCCAAGAATACGATAGTGAAGCCACAGATGTATCGTATTCTTGGAAGAGCTG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IKBKG.1536</text:p>
          </table:table-cell>
          <table:table-cell office:value-type="string" calcext:value-type="string">
            <text:p>TGCTGTTGACAGTGAGCGCACCATAAATAATGGCATAGTATAGTGAAGCCACAGATGTATACTATGCCATTATTTATGG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IKBKG.1522</text:p>
          </table:table-cell>
          <table:table-cell office:value-type="string" calcext:value-type="string">
            <text:p>TGCTGTTGACAGTGAGCGCCCCATCTTTTTGTTACCATAATAGTGAAGCCACAGATGTATTATGGTAACAAAAAGATGG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9orf80.953</text:p>
          </table:table-cell>
          <table:table-cell office:value-type="string" calcext:value-type="string">
            <text:p>TGCTGTTGACAGTGAGCGCTGCGTTTATAGTCAACATGTATAGTGAAGCCACAGATGTATACATGTTGACTATAAACGC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9orf80.1033</text:p>
          </table:table-cell>
          <table:table-cell office:value-type="string" calcext:value-type="string">
            <text:p>TGCTGTTGACAGTGAGCGCAACCTCAAGAATAAATTACTATAGTGAAGCCACAGATGTATAGTAATTTATTCTTGAGG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9orf80.514</text:p>
          </table:table-cell>
          <table:table-cell office:value-type="string" calcext:value-type="string">
            <text:p>TGCTGTTGACAGTGAGCGCAAGTGACTTTGTAATATCAAATAGTGAAGCCACAGATGTATTTGATATTACAAAGTCA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9orf80.452</text:p>
          </table:table-cell>
          <table:table-cell office:value-type="string" calcext:value-type="string">
            <text:p>TGCTGTTGACAGTGAGCGAAACCTTATTCTTCCTGTTTTATAGTGAAGCCACAGATGTATAAAACAGGAAGAATAAGG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9orf80.195</text:p>
          </table:table-cell>
          <table:table-cell office:value-type="string" calcext:value-type="string">
            <text:p>TGCTGTTGACAGTGAGCGCCAGGACAAGGTTTTCAAAACATAGTGAAGCCACAGATGTATGTTTTGAAAACCTTGTC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9orf80.817</text:p>
          </table:table-cell>
          <table:table-cell office:value-type="string" calcext:value-type="string">
            <text:p>TGCTGTTGACAGTGAGCGATCCACAGTAGATTTTCAAGAATAGTGAAGCCACAGATGTATTCTTGAAAATCTACTGTGG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INO80.635</text:p>
          </table:table-cell>
          <table:table-cell office:value-type="string" calcext:value-type="string">
            <text:p>TGCTGTTGACAGTGAGCGCCAGAGTGAAGACGATGATGAATAGTGAAGCCACAGATGTATTCATCATCGTCTTCACT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INO80.474</text:p>
          </table:table-cell>
          <table:table-cell office:value-type="string" calcext:value-type="string">
            <text:p>TGCTGTTGACAGTGAGCGACAGGCAGTTCTGGAATGTTAATAGTGAAGCCACAGATGTATTAACATTCCAGAACTGC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INO80.3297</text:p>
          </table:table-cell>
          <table:table-cell office:value-type="string" calcext:value-type="string">
            <text:p>TGCTGTTGACAGTGAGCGAACCGAAGTGCAGAATATGAAATAGTGAAGCCACAGATGTATTTCATATTCTGCACTTCGG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INO80.2485</text:p>
          </table:table-cell>
          <table:table-cell office:value-type="string" calcext:value-type="string">
            <text:p>TGCTGTTGACAGTGAGCGCCAAGATTGAGATTCTAATGTATAGTGAAGCCACAGATGTATACATTAGAATCTCAATCT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INO80.1445</text:p>
          </table:table-cell>
          <table:table-cell office:value-type="string" calcext:value-type="string">
            <text:p>TGCTGTTGACAGTGAGCGACAGGAAGAAATCCTAAGGAAATAGTGAAGCCACAGATGTATTTCCTTAGGATTTCTTC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INO80.1964</text:p>
          </table:table-cell>
          <table:table-cell office:value-type="string" calcext:value-type="string">
            <text:p>TGCTGTTGACAGTGAGCGACAGGAGTTTACTAGATTTGTTTAGTGAAGCCACAGATGTAAACAAATCTAGTAAACTC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INO80C.937</text:p>
          </table:table-cell>
          <table:table-cell office:value-type="string" calcext:value-type="string">
            <text:p>TGCTGTTGACAGTGAGCGCAAGGTGTTTGACAAGAAGATATAGTGAAGCCACAGATGTATATCTTCTTGTCAAACAC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INO80C.918</text:p>
          </table:table-cell>
          <table:table-cell office:value-type="string" calcext:value-type="string">
            <text:p>TGCTGTTGACAGTGAGCGCTCAGTTGTTGCCTCAAGTAAATAGTGAAGCCACAGATGTATTTACTTGAGGCAACAACTG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INO80C.542</text:p>
          </table:table-cell>
          <table:table-cell office:value-type="string" calcext:value-type="string">
            <text:p>TGCTGTTGACAGTGAGCGCAAGAAGTATTCTGATGTTTCATAGTGAAGCCACAGATGTATGAAACATCAGAATACTTCT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INO80C.945</text:p>
          </table:table-cell>
          <table:table-cell office:value-type="string" calcext:value-type="string">
            <text:p>TGCTGTTGACAGTGAGCGCTGACAAGAAGATACAATAAAATAGTGAAGCCACAGATGTATTTTATTGTATCTTCTTGTC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INO80C.492</text:p>
          </table:table-cell>
          <table:table-cell office:value-type="string" calcext:value-type="string">
            <text:p>TGCTGTTGACAGTGAGCGCACGATCCTAACTACTTCAGTATAGTGAAGCCACAGATGTATACTGAAGTAGTTAGGATCG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INO80C.722</text:p>
          </table:table-cell>
          <table:table-cell office:value-type="string" calcext:value-type="string">
            <text:p>TGCTGTTGACAGTGAGCGAAAGTGGAAAGCTGTTTCAAAATAGTGAAGCCACAGATGTATTTTGAAACAGCTTTCCA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INO80D.4641</text:p>
          </table:table-cell>
          <table:table-cell office:value-type="string" calcext:value-type="string">
            <text:p>TGCTGTTGACAGTGAGCGACAGTTGTGAAGTGATGTGTAATAGTGAAGCCACAGATGTATTACACATCACTTCACAA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INO80D.6489</text:p>
          </table:table-cell>
          <table:table-cell office:value-type="string" calcext:value-type="string">
            <text:p>TGCTGTTGACAGTGAGCGCAAGGCCAGTTAGATTGTGTTATAGTGAAGCCACAGATGTATAACACAATCTAACTGGC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INO80D.9678</text:p>
          </table:table-cell>
          <table:table-cell office:value-type="string" calcext:value-type="string">
            <text:p>TGCTGTTGACAGTGAGCGATAGCTGGAATTTGTAAACTAATAGTGAAGCCACAGATGTATTAGTTTACAAATTCCAGCT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INO80D.4914</text:p>
          </table:table-cell>
          <table:table-cell office:value-type="string" calcext:value-type="string">
            <text:p>TGCTGTTGACAGTGAGCGAAAGGGTGGAACTAGATTTTAATAGTGAAGCCACAGATGTATTAAAATCTAGTTCCACC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INO80D.13168</text:p>
          </table:table-cell>
          <table:table-cell office:value-type="string" calcext:value-type="string">
            <text:p>TGCTGTTGACAGTGAGCGAAAGGTAGATGGACAATCCTAATAGTGAAGCCACAGATGTATTAGGATTGTCCATCTAC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INO80D.4417</text:p>
          </table:table-cell>
          <table:table-cell office:value-type="string" calcext:value-type="string">
            <text:p>TGCTGTTGACAGTGAGCGCCAGACATTTGTTTGTTTCTAATAGTGAAGCCACAGATGTATTAGAAACAAACAAATGT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JMY.5572</text:p>
          </table:table-cell>
          <table:table-cell office:value-type="string" calcext:value-type="string">
            <text:p>TGCTGTTGACAGTGAGCGCACGGACGGATCTAATGTTAAATAGTGAAGCCACAGATGTATTTAACATTAGATCCGTCCG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JMY.5946</text:p>
          </table:table-cell>
          <table:table-cell office:value-type="string" calcext:value-type="string">
            <text:p>TGCTGTTGACAGTGAGCGACAGGTTCCTACTTCTACAAAATAGTGAAGCCACAGATGTATTTTGTAGAAGTAGGAAC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JMY.5576</text:p>
          </table:table-cell>
          <table:table-cell office:value-type="string" calcext:value-type="string">
            <text:p>TGCTGTTGACAGTGAGCGAACGGATCTAATGTTAAATTAATAGTGAAGCCACAGATGTATTAATTTAACATTAGATCCG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JMY.6033</text:p>
          </table:table-cell>
          <table:table-cell office:value-type="string" calcext:value-type="string">
            <text:p>TGCTGTTGACAGTGAGCGATAGGGTCTACTTGTCCATCAATAGTGAAGCCACAGATGTATTGATGGACAAGTAGACCCT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JMY.2735</text:p>
          </table:table-cell>
          <table:table-cell office:value-type="string" calcext:value-type="string">
            <text:p>TGCTGTTGACAGTGAGCGCCAGGTAGAAGAGAAAACTGAATAGTGAAGCCACAGATGTATTCAGTTTTCTCTTCTAC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JMY.6893</text:p>
          </table:table-cell>
          <table:table-cell office:value-type="string" calcext:value-type="string">
            <text:p>TGCTGTTGACAGTGAGCGCCAGAATGTGTGTCAAGTTGCATAGTGAAGCCACAGATGTATGCAACTTGACACACATT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KIAA2022.9796</text:p>
          </table:table-cell>
          <table:table-cell office:value-type="string" calcext:value-type="string">
            <text:p>TGCTGTTGACAGTGAGCGACAGCTACATACTTGAGATGTATAGTGAAGCCACAGATGTATACATCTCAAGTATGTAG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KIAA2022.2599</text:p>
          </table:table-cell>
          <table:table-cell office:value-type="string" calcext:value-type="string">
            <text:p>TGCTGTTGACAGTGAGCGACACGCTAGTAATCATAAAGAATAGTGAAGCCACAGATGTATTCTTTATGATTACTAGCG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KIAA2022.11142</text:p>
          </table:table-cell>
          <table:table-cell office:value-type="string" calcext:value-type="string">
            <text:p>TGCTGTTGACAGTGAGCGCCAGACCAATACTATTATAAAATAGTGAAGCCACAGATGTATTTTATAATAGTATTGGT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KIAA2022.7870</text:p>
          </table:table-cell>
          <table:table-cell office:value-type="string" calcext:value-type="string">
            <text:p>TGCTGTTGACAGTGAGCGACAGAAGATGTTTATTCTCTTATAGTGAAGCCACAGATGTATAAGAGAATAAACATCTT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KIAA2022.5080</text:p>
          </table:table-cell>
          <table:table-cell office:value-type="string" calcext:value-type="string">
            <text:p>TGCTGTTGACAGTGAGCGCTCCGACTACAATCTCCTAAAATAGTGAAGCCACAGATGTATTTTAGGAGATTGTAGTCGG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KIAA2022.6071</text:p>
          </table:table-cell>
          <table:table-cell office:value-type="string" calcext:value-type="string">
            <text:p>TGCTGTTGACAGTGAGCGCTAGCTATAAAATCAACACTAATAGTGAAGCCACAGATGTATTAGTGTTGATTTTATAGCT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LIG4.618</text:p>
          </table:table-cell>
          <table:table-cell office:value-type="string" calcext:value-type="string">
            <text:p>TGCTGTTGACAGTGAGCGCAAGCTTGGTGTTAGTCAGCAATAGTGAAGCCACAGATGTATTGCTGACTAACACCAAG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LIG4.2014</text:p>
          </table:table-cell>
          <table:table-cell office:value-type="string" calcext:value-type="string">
            <text:p>TGCTGTTGACAGTGAGCGAAAGATGTAGAGTTTTGTGTTATAGTGAAGCCACAGATGTATAACACAAAACTCTACAT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LIG4.2388</text:p>
          </table:table-cell>
          <table:table-cell office:value-type="string" calcext:value-type="string">
            <text:p>TGCTGTTGACAGTGAGCGCAACGAGCAGACTCCTGAAGAATAGTGAAGCCACAGATGTATTCTTCAGGAGTCTGCTCGT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LIG4.439</text:p>
          </table:table-cell>
          <table:table-cell office:value-type="string" calcext:value-type="string">
            <text:p>TGCTGTTGACAGTGAGCGACAAGATGTTTACAGAAAGGAATAGTGAAGCCACAGATGTATTCCTTTCTGTAAACATCT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LIG4.882</text:p>
          </table:table-cell>
          <table:table-cell office:value-type="string" calcext:value-type="string">
            <text:p>TGCTGTTGACAGTGAGCGAAAAGATGGAGATGTATATAAATAGTGAAGCCACAGATGTATTTATATACATCTCCATCTT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LIG4.3305</text:p>
          </table:table-cell>
          <table:table-cell office:value-type="string" calcext:value-type="string">
            <text:p>TGCTGTTGACAGTGAGCGCAAGGCCAAATGTAACAATAAATAGTGAAGCCACAGATGTATTTATTGTTACATTTGGCCT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APK12.812</text:p>
          </table:table-cell>
          <table:table-cell office:value-type="string" calcext:value-type="string">
            <text:p>TGCTGTTGACAGTGAGCGCCACAGGCAAGACGCTGTTCAATAGTGAAGCCACAGATGTATTGAACAGCGTCTTGCCTG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APK12.1170</text:p>
          </table:table-cell>
          <table:table-cell office:value-type="string" calcext:value-type="string">
            <text:p>TGCTGTTGACAGTGAGCGCTGGAAGCGTGTTACTTACAAATAGTGAAGCCACAGATGTATTTGTAAGTAACACGCTTCC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APK12.851</text:p>
          </table:table-cell>
          <table:table-cell office:value-type="string" calcext:value-type="string">
            <text:p>TGCTGTTGACAGTGAGCGCCCAGCTGAAGGAGATCATGAATAGTGAAGCCACAGATGTATTCATGATCTCCTTCAGCTG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APK12.1162</text:p>
          </table:table-cell>
          <table:table-cell office:value-type="string" calcext:value-type="string">
            <text:p>TGCTGTTGACAGTGAGCGATGGATGAATGGAAGCGTGTTATAGTGAAGCCACAGATGTATAACACGCTTCCATTCATCC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APK12.1738</text:p>
          </table:table-cell>
          <table:table-cell office:value-type="string" calcext:value-type="string">
            <text:p>TGCTGTTGACAGTGAGCGAACCCTTTTGTAGCTCCCTAAATAGTGAAGCCACAGATGTATTTAGGGAGCTACAAAAGGG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APK12.1122</text:p>
          </table:table-cell>
          <table:table-cell office:value-type="string" calcext:value-type="string">
            <text:p>TGCTGTTGACAGTGAGCGACAGAAGTATGATGACTCCTTTTAGTGAAGCCACAGATGTAAAAGGAGTCATCATACTT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C1R.1804</text:p>
          </table:table-cell>
          <table:table-cell office:value-type="string" calcext:value-type="string">
            <text:p>TGCTGTTGACAGTGAGCGCCCGCTACATCTCCATCTTCTATAGTGAAGCCACAGATGTATAGAAGATGGAGATGTAGCG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C1R.3056</text:p>
          </table:table-cell>
          <table:table-cell office:value-type="string" calcext:value-type="string">
            <text:p>TGCTGTTGACAGTGAGCGACCAGGAAAGTCTGGTAATAAATAGTGAAGCCACAGATGTATTTATTACCAGACTTTCCTG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C1R.1909</text:p>
          </table:table-cell>
          <table:table-cell office:value-type="string" calcext:value-type="string">
            <text:p>TGCTGTTGACAGTGAGCGACACGCTCTTCATCGCCTACTATAGTGAAGCCACAGATGTATAGTAGGCGATGAAGAGCG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C1R.567</text:p>
          </table:table-cell>
          <table:table-cell office:value-type="string" calcext:value-type="string">
            <text:p>TGCTGTTGACAGTGAGCGCCACTCAGTTTCCAGAACTTTATAGTGAAGCCACAGATGTATAAAGTTCTGGAAACTGAG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C1R.444</text:p>
          </table:table-cell>
          <table:table-cell office:value-type="string" calcext:value-type="string">
            <text:p>TGCTGTTGACAGTGAGCGCCAGGCTCTACAAGATGCCTGATAGTGAAGCCACAGATGTATCAGGCATCTTGTAGAGC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C1R.1721</text:p>
          </table:table-cell>
          <table:table-cell office:value-type="string" calcext:value-type="string">
            <text:p>TGCTGTTGACAGTGAGCGACAGCAGCTGGACAATGTCATTTAGTGAAGCCACAGATGTAAATGACATTGTCCAGCTG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EN1.1993</text:p>
          </table:table-cell>
          <table:table-cell office:value-type="string" calcext:value-type="string">
            <text:p>TGCTGTTGACAGTGAGCGCCCCGAGTACAGTCTGTATCAATAGTGAAGCCACAGATGTATTGATACAGACTGTACTCGG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EN1.382</text:p>
          </table:table-cell>
          <table:table-cell office:value-type="string" calcext:value-type="string">
            <text:p>TGCTGTTGACAGTGAGCGAAAGAAGGTCTCCGATGTCATATAGTGAAGCCACAGATGTATATGACATCGGAGACCTT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EN1.1994</text:p>
          </table:table-cell>
          <table:table-cell office:value-type="string" calcext:value-type="string">
            <text:p>TGCTGTTGACAGTGAGCGACCGAGTACAGTCTGTATCAAATAGTGAAGCCACAGATGTATTTGATACAGACTGTACTCG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EN1.2654</text:p>
          </table:table-cell>
          <table:table-cell office:value-type="string" calcext:value-type="string">
            <text:p>TGCTGTTGACAGTGAGCGAAAAGATGAATACATTTTGTTATAGTGAAGCCACAGATGTATAACAAAATGTATTCATCT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EN1.2655</text:p>
          </table:table-cell>
          <table:table-cell office:value-type="string" calcext:value-type="string">
            <text:p>TGCTGTTGACAGTGAGCGCAAGATGAATACATTTTGTTAATAGTGAAGCCACAGATGTATTAACAAAATGTATTCAT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EN1.1065</text:p>
          </table:table-cell>
          <table:table-cell office:value-type="string" calcext:value-type="string">
            <text:p>TGCTGTTGACAGTGAGCGACACTGTCATCCAGGACTACAATAGTGAAGCCACAGATGTATTGTAGTCCTGGATGACAG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MS22L.7635</text:p>
          </table:table-cell>
          <table:table-cell office:value-type="string" calcext:value-type="string">
            <text:p>TGCTGTTGACAGTGAGCGACAGATAGAGTATAAAAGACAATAGTGAAGCCACAGATGTATTGTCTTTTATACTCTAT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MS22L.1447</text:p>
          </table:table-cell>
          <table:table-cell office:value-type="string" calcext:value-type="string">
            <text:p>TGCTGTTGACAGTGAGCGCCAGGGTGTCATTCTAGAAGAATAGTGAAGCCACAGATGTATTCTTCTAGAATGACACC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MS22L.5120</text:p>
          </table:table-cell>
          <table:table-cell office:value-type="string" calcext:value-type="string">
            <text:p>TGCTGTTGACAGTGAGCGCCAGTGTTGTTGTGAGAATCAATAGTGAAGCCACAGATGTATTGATTCTCACAACAACA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MS22L.3287</text:p>
          </table:table-cell>
          <table:table-cell office:value-type="string" calcext:value-type="string">
            <text:p>TGCTGTTGACAGTGAGCGCTCGTGTGTTGTCAATCTCAAATAGTGAAGCCACAGATGTATTTGAGATTGACAACACACG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MS22L.5887</text:p>
          </table:table-cell>
          <table:table-cell office:value-type="string" calcext:value-type="string">
            <text:p>TGCTGTTGACAGTGAGCGCTAGGACATATATCTATAGATATAGTGAAGCCACAGATGTATATCTATAGATATATGTCCT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MS22L.2607</text:p>
          </table:table-cell>
          <table:table-cell office:value-type="string" calcext:value-type="string">
            <text:p>TGCTGTTGACAGTGAGCGACCCTCAAGTTGTAGCAAGATATAGTGAAGCCACAGATGTATATCTTGCTACAACTTGAGG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ORF4L1.610</text:p>
          </table:table-cell>
          <table:table-cell office:value-type="string" calcext:value-type="string">
            <text:p>TGCTGTTGACAGTGAGCGACGGGTAGATCCTACTGTTGAATAGTGAAGCCACAGATGTATTCAACAGTAGGATCTACCC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ORF4L1.651</text:p>
          </table:table-cell>
          <table:table-cell office:value-type="string" calcext:value-type="string">
            <text:p>TGCTGTTGACAGTGAGCGCCAGAGTTGAAGTTAAAGTAAATAGTGAAGCCACAGATGTATTTACTTTAACTTCAACT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ORF4L1.366</text:p>
          </table:table-cell>
          <table:table-cell office:value-type="string" calcext:value-type="string">
            <text:p>TGCTGTTGACAGTGAGCGCTCCGGAGAGCAGAGTACTCAATAGTGAAGCCACAGATGTATTGAGTACTCTGCTCTCCGG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ORF4L1.1537</text:p>
          </table:table-cell>
          <table:table-cell office:value-type="string" calcext:value-type="string">
            <text:p>TGCTGTTGACAGTGAGCGCAAGGTTCAATTCAGTGTATATTAGTGAAGCCACAGATGTAATATACACTGAATTGAAC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ORF4L1.1206</text:p>
          </table:table-cell>
          <table:table-cell office:value-type="string" calcext:value-type="string">
            <text:p>TGCTGTTGACAGTGAGCGCCACATTTTTGTTCTTAGTCTATAGTGAAGCCACAGATGTATAGACTAAGAACAAAAATG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ORF4L1.823</text:p>
          </table:table-cell>
          <table:table-cell office:value-type="string" calcext:value-type="string">
            <text:p>TGCTGTTGACAGTGAGCGCAAGGAGTATGCGGTTAATGAATAGTGAAGCCACAGATGTATTCATTAACCGCATACTCCT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SH5.2076</text:p>
          </table:table-cell>
          <table:table-cell office:value-type="string" calcext:value-type="string">
            <text:p>TGCTGTTGACAGTGAGCGACACCTTCATGATCGACCTCAATAGTGAAGCCACAGATGTATTGAGGTCGATCATGAAGG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SH5.1926</text:p>
          </table:table-cell>
          <table:table-cell office:value-type="string" calcext:value-type="string">
            <text:p>TGCTGTTGACAGTGAGCGAAGGGAAGAGCATATACCTCAATAGTGAAGCCACAGATGTATTGAGGTATATGCTCTTCCC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SH5.808</text:p>
          </table:table-cell>
          <table:table-cell office:value-type="string" calcext:value-type="string">
            <text:p>TGCTGTTGACAGTGAGCGCCAAGACACTTACAGTGTTCTATAGTGAAGCCACAGATGTATAGAACACTGTAAGTGTCT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SH5.451</text:p>
          </table:table-cell>
          <table:table-cell office:value-type="string" calcext:value-type="string">
            <text:p>TGCTGTTGACAGTGAGCGCCAGGATGAGAATATGACTCGATAGTGAAGCCACAGATGTATCGAGTCATATTCTCATC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SH5.2415</text:p>
          </table:table-cell>
          <table:table-cell office:value-type="string" calcext:value-type="string">
            <text:p>TGCTGTTGACAGTGAGCGCCAAGGATTTGCTAAAGAAGAATAGTGAAGCCACAGATGTATTCTTCTTTAGCAAATCCT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MSH5.2137</text:p>
          </table:table-cell>
          <table:table-cell office:value-type="string" calcext:value-type="string">
            <text:p>TGCTGTTGACAGTGAGCGATCGCTGGTCCTTATTGATGAATAGTGAAGCCACAGATGTATTCATCAATAAGGACCAGCG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EIL1.939</text:p>
          </table:table-cell>
          <table:table-cell office:value-type="string" calcext:value-type="string">
            <text:p>TGCTGTTGACAGTGAGCGCCAGGGAGAATGTGCTACGAAATAGTGAAGCCACAGATGTATTTCGTAGCACATTCTCC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EIL1.943</text:p>
          </table:table-cell>
          <table:table-cell office:value-type="string" calcext:value-type="string">
            <text:p>TGCTGTTGACAGTGAGCGAGAGAATGTGCTACGAAACCTATAGTGAAGCCACAGATGTATAGGTTTCGTAGCACATTCTC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EIL1.186</text:p>
          </table:table-cell>
          <table:table-cell office:value-type="string" calcext:value-type="string">
            <text:p>TGCTGTTGACAGTGAGCGCGGCCGTGATGATGTTTGTTTATAGTGAAGCCACAGATGTATAAACAAACATCATCACGGCC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EIL1.218</text:p>
          </table:table-cell>
          <table:table-cell office:value-type="string" calcext:value-type="string">
            <text:p>TGCTGTTGACAGTGAGCGATGACTGTTCGTTGGTGCTTAATAGTGAAGCCACAGATGTATTAAGCACCAACGAACAGTC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EIL1.1756</text:p>
          </table:table-cell>
          <table:table-cell office:value-type="string" calcext:value-type="string">
            <text:p>TGCTGTTGACAGTGAGCGACAGGCAATATCTGAAGGTGCATAGTGAAGCCACAGATGTATGCACCTTCAGATATTGC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EIL1.1496</text:p>
          </table:table-cell>
          <table:table-cell office:value-type="string" calcext:value-type="string">
            <text:p>TGCTGTTGACAGTGAGCGAACCTTCCTAAGAGGACTGCAATAGTGAAGCCACAGATGTATTGCAGTCCTCTTAGGAAGG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EK1.1717</text:p>
          </table:table-cell>
          <table:table-cell office:value-type="string" calcext:value-type="string">
            <text:p>TGCTGTTGACAGTGAGCGCAAGGATCAGATTATTAGTTTATAGTGAAGCCACAGATGTATAAACTAATAATCTGATC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EK1.2805</text:p>
          </table:table-cell>
          <table:table-cell office:value-type="string" calcext:value-type="string">
            <text:p>TGCTGTTGACAGTGAGCGATCCGACAGATTCTGTTCTAAATAGTGAAGCCACAGATGTATTTAGAACAGAATCTGTCGG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EK1.4015</text:p>
          </table:table-cell>
          <table:table-cell office:value-type="string" calcext:value-type="string">
            <text:p>TGCTGTTGACAGTGAGCGCAAGGCTATTCATGAAGATGAATAGTGAAGCCACAGATGTATTCATCTTCATGAATAGC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EK1.5178</text:p>
          </table:table-cell>
          <table:table-cell office:value-type="string" calcext:value-type="string">
            <text:p>TGCTGTTGACAGTGAGCGCCCAGATGTTCTTCGTAATAAATAGTGAAGCCACAGATGTATTTATTACGAAGAACATCTG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EK1.4144</text:p>
          </table:table-cell>
          <table:table-cell office:value-type="string" calcext:value-type="string">
            <text:p>TGCTGTTGACAGTGAGCGACAAGAAGATAATGATGAATAATAGTGAAGCCACAGATGTATTATTCATCATTATCTTCT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EK1.3589</text:p>
          </table:table-cell>
          <table:table-cell office:value-type="string" calcext:value-type="string">
            <text:p>TGCTGTTGACAGTGAGCGAACCGTAGGAGATGTTCGTCAATAGTGAAGCCACAGATGTATTGACGAACATCTCCTACGG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HEJ1.2057</text:p>
          </table:table-cell>
          <table:table-cell office:value-type="string" calcext:value-type="string">
            <text:p>TGCTGTTGACAGTGAGCGAAGAGAAGATGATCAAACAATATAGTGAAGCCACAGATGTATATTGTTTGATCATCTTCTC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HEJ1.2055</text:p>
          </table:table-cell>
          <table:table-cell office:value-type="string" calcext:value-type="string">
            <text:p>TGCTGTTGACAGTGAGCGCCGAGAGAAGATGATCAAACAATAGTGAAGCCACAGATGTATTGTTTGATCATCTTCTCTC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HEJ1.2054</text:p>
          </table:table-cell>
          <table:table-cell office:value-type="string" calcext:value-type="string">
            <text:p>TGCTGTTGACAGTGAGCGATCGAGAGAAGATGATCAAACATAGTGAAGCCACAGATGTATGTTTGATCATCTTCTCTCG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HEJ1.2061</text:p>
          </table:table-cell>
          <table:table-cell office:value-type="string" calcext:value-type="string">
            <text:p>TGCTGTTGACAGTGAGCGAAAGATGATCAAACAATAATAATAGTGAAGCCACAGATGTATTATTATTGTTTGATCAT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HEJ1.2058</text:p>
          </table:table-cell>
          <table:table-cell office:value-type="string" calcext:value-type="string">
            <text:p>TGCTGTTGACAGTGAGCGCGAGAAGATGATCAAACAATAATAGTGAAGCCACAGATGTATTATTGTTTGATCATCTTCTC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HEJ1.627</text:p>
          </table:table-cell>
          <table:table-cell office:value-type="string" calcext:value-type="string">
            <text:p>TGCTGTTGACAGTGAGCGCAGACCTAGAGATCCAAGACTATAGTGAAGCCACAGATGTATAGTCTTGGATCTCTAGGTC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KX3-1.1069</text:p>
          </table:table-cell>
          <table:table-cell office:value-type="string" calcext:value-type="string">
            <text:p>TGCTGTTGACAGTGAGCGCCCCAAGGATTCTGTTCTGCAATAGTGAAGCCACAGATGTATTGCAGAACAGAATCCTTGG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KX3-1.574</text:p>
          </table:table-cell>
          <table:table-cell office:value-type="string" calcext:value-type="string">
            <text:p>TGCTGTTGACAGTGAGCGAACGCTATAAGACTAAGCGAAATAGTGAAGCCACAGATGTATTTCGCTTAGTCTTATAGCG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KX3-1.2976</text:p>
          </table:table-cell>
          <table:table-cell office:value-type="string" calcext:value-type="string">
            <text:p>TGCTGTTGACAGTGAGCGACCCATTGGAACTAGTCATTAATAGTGAAGCCACAGATGTATTAATGACTAGTTCCAATGG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KX3-1.1650</text:p>
          </table:table-cell>
          <table:table-cell office:value-type="string" calcext:value-type="string">
            <text:p>TGCTGTTGACAGTGAGCGCCAGGCTATCATATATACTGTATAGTGAAGCCACAGATGTATACAGTATATATGATAGC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KX3-1.3170</text:p>
          </table:table-cell>
          <table:table-cell office:value-type="string" calcext:value-type="string">
            <text:p>TGCTGTTGACAGTGAGCGCAAGTCTGTGACTTGAAGTTTATAGTGAAGCCACAGATGTATAAACTTCAAGTCACAGA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NKX3-1.2016</text:p>
          </table:table-cell>
          <table:table-cell office:value-type="string" calcext:value-type="string">
            <text:p>TGCTGTTGACAGTGAGCGAAAGGTCACTACTGCATTTATATAGTGAAGCCACAGATGTATATAAATGCAGTAGTGAC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OTUB1.702</text:p>
          </table:table-cell>
          <table:table-cell office:value-type="string" calcext:value-type="string">
            <text:p>TGCTGTTGACAGTGAGCGCCAGCAGGACCGAATTCAGCAATAGTGAAGCCACAGATGTATTGCTGAATTCGGTCCTG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OTUB1.650</text:p>
          </table:table-cell>
          <table:table-cell office:value-type="string" calcext:value-type="string">
            <text:p>TGCTGTTGACAGTGAGCGACAGCGACTCCGAAGGTGTTAATAGTGAAGCCACAGATGTATTAACACCTTCGGAGTCG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OTUB1.1398</text:p>
          </table:table-cell>
          <table:table-cell office:value-type="string" calcext:value-type="string">
            <text:p>TGCTGTTGACAGTGAGCGCCACTACGATATCCTCTACAAATAGTGAAGCCACAGATGTATTTGTAGAGGATATCGTAG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OTUB1.1397</text:p>
          </table:table-cell>
          <table:table-cell office:value-type="string" calcext:value-type="string">
            <text:p>TGCTGTTGACAGTGAGCGAACACTACGATATCCTCTACAATAGTGAAGCCACAGATGTATTGTAGAGGATATCGTAGTG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OTUB1.2256</text:p>
          </table:table-cell>
          <table:table-cell office:value-type="string" calcext:value-type="string">
            <text:p>TGCTGTTGACAGTGAGCGACAGGCCCTCAATAAATGTGAATAGTGAAGCCACAGATGTATTCACATTTATTGAGGGC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OTUB1.1394</text:p>
          </table:table-cell>
          <table:table-cell office:value-type="string" calcext:value-type="string">
            <text:p>TGCTGTTGACAGTGAGCGATGGACACTACGATATCCTCTATAGTGAAGCCACAGATGTATAGAGGATATCGTAGTGTCC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APD7.2384</text:p>
          </table:table-cell>
          <table:table-cell office:value-type="string" calcext:value-type="string">
            <text:p>TGCTGTTGACAGTGAGCGCCAGGTATACTATGCAAGTGTATAGTGAAGCCACAGATGTATACACTTGCATAGTATAC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APD7.396</text:p>
          </table:table-cell>
          <table:table-cell office:value-type="string" calcext:value-type="string">
            <text:p>TGCTGTTGACAGTGAGCGCCCGGAGGTGGATCAAAGAGAATAGTGAAGCCACAGATGTATTCTCTTTGATCCACCTCCG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APD7.2114</text:p>
          </table:table-cell>
          <table:table-cell office:value-type="string" calcext:value-type="string">
            <text:p>TGCTGTTGACAGTGAGCGCTCGGTCAGTTTTAGTGACATATAGTGAAGCCACAGATGTATATGTCACTAAAACTGACCG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APD7.1599</text:p>
          </table:table-cell>
          <table:table-cell office:value-type="string" calcext:value-type="string">
            <text:p>TGCTGTTGACAGTGAGCGCCAGAACTGTTTTTCTATGTAATAGTGAAGCCACAGATGTATTACATAGAAAAACAGTT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APD7.2063</text:p>
          </table:table-cell>
          <table:table-cell office:value-type="string" calcext:value-type="string">
            <text:p>TGCTGTTGACAGTGAGCGAAAGGGTTGTCACATTATAAAATAGTGAAGCCACAGATGTATTTTATAATGTGACAACC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APD7.356</text:p>
          </table:table-cell>
          <table:table-cell office:value-type="string" calcext:value-type="string">
            <text:p>TGCTGTTGACAGTGAGCGCTAGGAAGAATCATCAAAGTAATAGTGAAGCCACAGATGTATTACTTTGATGATTCTTCCT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CBP4.174</text:p>
          </table:table-cell>
          <table:table-cell office:value-type="string" calcext:value-type="string">
            <text:p>TGCTGTTGACAGTGAGCGAAAGGGCGAGACTGTAAAGCGATAGTGAAGCCACAGATGTATCGCTTTACAGTCTCGCC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CBP4.175</text:p>
          </table:table-cell>
          <table:table-cell office:value-type="string" calcext:value-type="string">
            <text:p>TGCTGTTGACAGTGAGCGCAGGGCGAGACTGTAAAGCGAATAGTGAAGCCACAGATGTATTCGCTTTACAGTCTCGCCC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CBP4.1700</text:p>
          </table:table-cell>
          <table:table-cell office:value-type="string" calcext:value-type="string">
            <text:p>TGCTGTTGACAGTGAGCGACAGACACTCTGTACAGTTTTTTAGTGAAGCCACAGATGTAAAAAACTGTACAGAGTGT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CBP4.671</text:p>
          </table:table-cell>
          <table:table-cell office:value-type="string" calcext:value-type="string">
            <text:p>TGCTGTTGACAGTGAGCGAACAGGAGTTCTTGGTTCCCAATAGTGAAGCCACAGATGTATTGGGAACCAAGAACTCCTG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CBP4.1694</text:p>
          </table:table-cell>
          <table:table-cell office:value-type="string" calcext:value-type="string">
            <text:p>TGCTGTTGACAGTGAGCGCCAGCAGCAGACACTCTGTACATAGTGAAGCCACAGATGTATGTACAGAGTGTCTGCTG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CBP4.1102</text:p>
          </table:table-cell>
          <table:table-cell office:value-type="string" calcext:value-type="string">
            <text:p>TGCTGTTGACAGTGAGCGACAGCAGCTAATGGGAGCAAGATAGTGAAGCCACAGATGTATCTTGCTCCCATTAGCTG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MS2.1898</text:p>
          </table:table-cell>
          <table:table-cell office:value-type="string" calcext:value-type="string">
            <text:p>TGCTGTTGACAGTGAGCGCCAGGTTGATGTAGCTGTGAAATAGTGAAGCCACAGATGTATTTCACAGCTACATCAAC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MS2.1751</text:p>
          </table:table-cell>
          <table:table-cell office:value-type="string" calcext:value-type="string">
            <text:p>TGCTGTTGACAGTGAGCGACAGGAAGATACCGGATGTAAATAGTGAAGCCACAGATGTATTTACATCCGGTATCTTC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MS2.487</text:p>
          </table:table-cell>
          <table:table-cell office:value-type="string" calcext:value-type="string">
            <text:p>TGCTGTTGACAGTGAGCGATCGACTGATGTTTGATCACAATAGTGAAGCCACAGATGTATTGTGATCAAACATCAGTCG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MS2.946</text:p>
          </table:table-cell>
          <table:table-cell office:value-type="string" calcext:value-type="string">
            <text:p>TGCTGTTGACAGTGAGCGCCAGACAGTTTTTCTTTATCAATAGTGAAGCCACAGATGTATTGATAAAGAAAAACTGT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MS2.566</text:p>
          </table:table-cell>
          <table:table-cell office:value-type="string" calcext:value-type="string">
            <text:p>TGCTGTTGACAGTGAGCGACAGCAGTTATTTTCCACACTATAGTGAAGCCACAGATGTATAGTGTGGAAAATAACTG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MS2.2098</text:p>
          </table:table-cell>
          <table:table-cell office:value-type="string" calcext:value-type="string">
            <text:p>TGCTGTTGACAGTGAGCGCAACGATGTTTGCAGAAATGGATAGTGAAGCCACAGATGTATCCATTTCTGCAAACATCG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G.3757</text:p>
          </table:table-cell>
          <table:table-cell office:value-type="string" calcext:value-type="string">
            <text:p>TGCTGTTGACAGTGAGCGACAGGTGCATGTTTGCCTACAATAGTGAAGCCACAGATGTATTGTAGGCAAACATGCAC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G.3433</text:p>
          </table:table-cell>
          <table:table-cell office:value-type="string" calcext:value-type="string">
            <text:p>TGCTGTTGACAGTGAGCGACACAGAGTCAGAAATGTTCAATAGTGAAGCCACAGATGTATTGAACATTTCTGACTCTG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G.3435</text:p>
          </table:table-cell>
          <table:table-cell office:value-type="string" calcext:value-type="string">
            <text:p>TGCTGTTGACAGTGAGCGCCAGAGTCAGAAATGTTCAATATAGTGAAGCCACAGATGTATATTGAACATTTCTGACT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G.3436</text:p>
          </table:table-cell>
          <table:table-cell office:value-type="string" calcext:value-type="string">
            <text:p>TGCTGTTGACAGTGAGCGAAGAGTCAGAAATGTTCAATAATAGTGAAGCCACAGATGTATTATTGAACATTTCTGACTC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G.2344</text:p>
          </table:table-cell>
          <table:table-cell office:value-type="string" calcext:value-type="string">
            <text:p>TGCTGTTGACAGTGAGCGCAACGGTAGAAGAACTGGATTATAGTGAAGCCACAGATGTATAATCCAGTTCTTCTACCG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G.2540</text:p>
          </table:table-cell>
          <table:table-cell office:value-type="string" calcext:value-type="string">
            <text:p>TGCTGTTGACAGTGAGCGAAAGGATGGTAATAGCTGTAATTAGTGAAGCCACAGATGTAATTACAGCTATTACCATCCT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N.1606</text:p>
          </table:table-cell>
          <table:table-cell office:value-type="string" calcext:value-type="string">
            <text:p>TGCTGTTGACAGTGAGCGCCAGGCAGGTTCACAAGATCAATAGTGAAGCCACAGATGTATTGATCTTGTGAACCTGC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N.1610</text:p>
          </table:table-cell>
          <table:table-cell office:value-type="string" calcext:value-type="string">
            <text:p>TGCTGTTGACAGTGAGCGACAGGTTCACAAGATCAAGTCATAGTGAAGCCACAGATGTATGACTTGATCTTGTGAAC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N.1016</text:p>
          </table:table-cell>
          <table:table-cell office:value-type="string" calcext:value-type="string">
            <text:p>TGCTGTTGACAGTGAGCGAAAGCATGTTGCTGATTTTATATAGTGAAGCCACAGATGTATATAAAATCAGCAACATG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N.54</text:p>
          </table:table-cell>
          <table:table-cell office:value-type="string" calcext:value-type="string">
            <text:p>TGCTGTTGACAGTGAGCGCCCAGTGTTGCTCAGAAGATTATAGTGAAGCCACAGATGTATAATCTTCTGAGCAACACTG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N.375</text:p>
          </table:table-cell>
          <table:table-cell office:value-type="string" calcext:value-type="string">
            <text:p>TGCTGTTGACAGTGAGCGAAGGCTTCAGTTCTACAGAAAATAGTGAAGCCACAGATGTATTTTCTGTAGAACTGAAGCC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N.90</text:p>
          </table:table-cell>
          <table:table-cell office:value-type="string" calcext:value-type="string">
            <text:p>TGCTGTTGACAGTGAGCGCCAGGTGATTTAGTGGATTCTATAGTGAAGCCACAGATGTATAGAATCCACTAAATCAC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R2A.1204</text:p>
          </table:table-cell>
          <table:table-cell office:value-type="string" calcext:value-type="string">
            <text:p>TGCTGTTGACAGTGAGCGACAGGATGACCTGACTCACAAATAGTGAAGCCACAGATGTATTTGTGAGTCAGGTCATC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R2A.4177</text:p>
          </table:table-cell>
          <table:table-cell office:value-type="string" calcext:value-type="string">
            <text:p>TGCTGTTGACAGTGAGCGAAGCGATGAGAACAAGATGCAATAGTGAAGCCACAGATGTATTGCATCTTGTTCTCATCGC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R2A.4323</text:p>
          </table:table-cell>
          <table:table-cell office:value-type="string" calcext:value-type="string">
            <text:p>TGCTGTTGACAGTGAGCGAACAGACAGACAACAAGAAGAATAGTGAAGCCACAGATGTATTCTTCTTGTTGTCTGTCTG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R2A.2485</text:p>
          </table:table-cell>
          <table:table-cell office:value-type="string" calcext:value-type="string">
            <text:p>TGCTGTTGACAGTGAGCGACAGGACATTCAGAACACTATTTAGTGAAGCCACAGATGTAAATAGTGTTCTGAATGTC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R2A.3961</text:p>
          </table:table-cell>
          <table:table-cell office:value-type="string" calcext:value-type="string">
            <text:p>TGCTGTTGACAGTGAGCGCTGGGTGAATGTCTACTATGAATAGTGAAGCCACAGATGTATTCATAGTAGACATTCACCC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R2A.2702</text:p>
          </table:table-cell>
          <table:table-cell office:value-type="string" calcext:value-type="string">
            <text:p>TGCTGTTGACAGTGAGCGCCCGGAGCTAAAGGTTCCAAGATAGTGAAGCCACAGATGTATCTTGGAACCTTTAGCTCCG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R2B.2104</text:p>
          </table:table-cell>
          <table:table-cell office:value-type="string" calcext:value-type="string">
            <text:p>TGCTGTTGACAGTGAGCGATAGCTTATTGTTCCACATATATAGTGAAGCCACAGATGTATATATGTGGAACAATAAGCT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R2B.2625</text:p>
          </table:table-cell>
          <table:table-cell office:value-type="string" calcext:value-type="string">
            <text:p>TGCTGTTGACAGTGAGCGCTCAGGAGATGATGTTATTATATAGTGAAGCCACAGATGTATATAATAACATCATCTCCTG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R2B.3387</text:p>
          </table:table-cell>
          <table:table-cell office:value-type="string" calcext:value-type="string">
            <text:p>TGCTGTTGACAGTGAGCGCCAGGTTCATGTTTGCAATCTTTAGTGAAGCCACAGATGTAAAGATTGCAAACATGAAC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R2B.882</text:p>
          </table:table-cell>
          <table:table-cell office:value-type="string" calcext:value-type="string">
            <text:p>TGCTGTTGACAGTGAGCGATCCGACAGAGATATTTTAGAATAGTGAAGCCACAGATGTATTCTAAAATATCTCTGTCGG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R2B.978</text:p>
          </table:table-cell>
          <table:table-cell office:value-type="string" calcext:value-type="string">
            <text:p>TGCTGTTGACAGTGAGCGACAAGAACAGAATGTTGCACTATAGTGAAGCCACAGATGTATAGTGCAACATTCTGTTCT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R2B.3069</text:p>
          </table:table-cell>
          <table:table-cell office:value-type="string" calcext:value-type="string">
            <text:p>TGCTGTTGACAGTGAGCGACAGAAGATTTCTAATCTTTTATAGTGAAGCCACAGATGTATAAAAGATTAGAAATCTT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R2I.195</text:p>
          </table:table-cell>
          <table:table-cell office:value-type="string" calcext:value-type="string">
            <text:p>TGCTGTTGACAGTGAGCGACAGATCCATACTATTCTGTAATAGTGAAGCCACAGATGTATTACAGAATAGTATGGAT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R2I.599</text:p>
          </table:table-cell>
          <table:table-cell office:value-type="string" calcext:value-type="string">
            <text:p>TGCTGTTGACAGTGAGCGCCAGCTGCATCTATGTCAACAATAGTGAAGCCACAGATGTATTGTTGACATAGATGCAG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R2I.596</text:p>
          </table:table-cell>
          <table:table-cell office:value-type="string" calcext:value-type="string">
            <text:p>TGCTGTTGACAGTGAGCGCCAACAGCTGCATCTATGTCAATAGTGAAGCCACAGATGTATTGACATAGATGCAGCTGT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R2I.491</text:p>
          </table:table-cell>
          <table:table-cell office:value-type="string" calcext:value-type="string">
            <text:p>TGCTGTTGACAGTGAGCGCTCGCTTCTGCCAGGAATGTAATAGTGAAGCCACAGATGTATTACATTCCTGGCAGAAGCG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R2I.841</text:p>
          </table:table-cell>
          <table:table-cell office:value-type="string" calcext:value-type="string">
            <text:p>TGCTGTTGACAGTGAGCGACCGAGTGTAATAAACACCAGATAGTGAAGCCACAGATGTATCTGGTGTTTATTACACTCG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R2I.144</text:p>
          </table:table-cell>
          <table:table-cell office:value-type="string" calcext:value-type="string">
            <text:p>TGCTGTTGACAGTGAGCGCTGCTCAGTGTTTTGCGGTTTATAGTGAAGCCACAGATGTATAAACCGCAAAACACTGAGC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R2K.519</text:p>
          </table:table-cell>
          <table:table-cell office:value-type="string" calcext:value-type="string">
            <text:p>TGCTGTTGACAGTGAGCGACAAGAGATTAATAATAATGTATAGTGAAGCCACAGATGTATACATTATTATTAATCTCT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R2K.541</text:p>
          </table:table-cell>
          <table:table-cell office:value-type="string" calcext:value-type="string">
            <text:p>TGCTGTTGACAGTGAGCGCTAGAACAATGATAACATACTATAGTGAAGCCACAGATGTATAGTATGTTATCATTGTTCT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R2K.226</text:p>
          </table:table-cell>
          <table:table-cell office:value-type="string" calcext:value-type="string">
            <text:p>TGCTGTTGACAGTGAGCGATGGATACAGAATAATGTACAATAGTGAAGCCACAGATGTATTGTACATTATTCTGTATCC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R2K.544</text:p>
          </table:table-cell>
          <table:table-cell office:value-type="string" calcext:value-type="string">
            <text:p>TGCTGTTGACAGTGAGCGAAACAATGATAACATACTATAATAGTGAAGCCACAGATGTATTATAGTATGTTATCATTG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R2K.516</text:p>
          </table:table-cell>
          <table:table-cell office:value-type="string" calcext:value-type="string">
            <text:p>TGCTGTTGACAGTGAGCGCTAGCAAGAGATTAATAATAATTAGTGAAGCCACAGATGTAATTATTATTAATCTCTTGCT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OLR2K.231</text:p>
          </table:table-cell>
          <table:table-cell office:value-type="string" calcext:value-type="string">
            <text:p>TGCTGTTGACAGTGAGCGCACAGAATAATGTACAAGAAAATAGTGAAGCCACAGATGTATTTTCTTGTACATTATTCTG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RKCG.1099</text:p>
          </table:table-cell>
          <table:table-cell office:value-type="string" calcext:value-type="string">
            <text:p>TGCTGTTGACAGTGAGCGCTGGCTGGTACAAGTTACTGAATAGTGAAGCCACAGATGTATTCAGTAACTTGTACCAGCC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RKCG.789</text:p>
          </table:table-cell>
          <table:table-cell office:value-type="string" calcext:value-type="string">
            <text:p>TGCTGTTGACAGTGAGCGCCAGCAGATGAGATCCACGTAATAGTGAAGCCACAGATGTATTACGTGGATCTCATCTG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RKCG.922</text:p>
          </table:table-cell>
          <table:table-cell office:value-type="string" calcext:value-type="string">
            <text:p>TGCTGTTGACAGTGAGCGAAACGGTGAAAGCCACGCTAAATAGTGAAGCCACAGATGTATTTAGCGTGGCTTTCACCG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RKCG.895</text:p>
          </table:table-cell>
          <table:table-cell office:value-type="string" calcext:value-type="string">
            <text:p>TGCTGTTGACAGTGAGCGATCGGAACCTGACGAAACAGAATAGTGAAGCCACAGATGTATTCTGTTTCGTCAGGTTCCG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RKCG.2197</text:p>
          </table:table-cell>
          <table:table-cell office:value-type="string" calcext:value-type="string">
            <text:p>TGCTGTTGACAGTGAGCGACAGCGGCGAGAACTTTGACAATAGTGAAGCCACAGATGTATTGTCAAAGTTCTCGCCG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RKCG.1681</text:p>
          </table:table-cell>
          <table:table-cell office:value-type="string" calcext:value-type="string">
            <text:p>TGCTGTTGACAGTGAGCGCCGGCCTCTTCTTCCTTCACAATAGTGAAGCCACAGATGTATTGTGAAGGAAGAAGAGGCC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A8.665</text:p>
          </table:table-cell>
          <table:table-cell office:value-type="string" calcext:value-type="string">
            <text:p>TGCTGTTGACAGTGAGCGAAAGATGTTTAGTGCAAAAGAATAGTGAAGCCACAGATGTATTCTTTTGCACTAAACAT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A8.681</text:p>
          </table:table-cell>
          <table:table-cell office:value-type="string" calcext:value-type="string">
            <text:p>TGCTGTTGACAGTGAGCGCAAGAAGTTGAATTATATGTAATAGTGAAGCCACAGATGTATTACATATAATTCAACTT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A8.1495</text:p>
          </table:table-cell>
          <table:table-cell office:value-type="string" calcext:value-type="string">
            <text:p>TGCTGTTGACAGTGAGCGATCCAGTGTGTTCGGTTTGTTATAGTGAAGCCACAGATGTATAACAAACCGAACACACTGG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A8.1417</text:p>
          </table:table-cell>
          <table:table-cell office:value-type="string" calcext:value-type="string">
            <text:p>TGCTGTTGACAGTGAGCGCCAGGATGCTACATGAAAATAATAGTGAAGCCACAGATGTATTATTTTCATGTAGCATC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A8.517</text:p>
          </table:table-cell>
          <table:table-cell office:value-type="string" calcext:value-type="string">
            <text:p>TGCTGTTGACAGTGAGCGCTCGAGAATTTCTAGAAAAGAATAGTGAAGCCACAGATGTATTCTTTTCTAGAAATTCTCG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A8.719</text:p>
          </table:table-cell>
          <table:table-cell office:value-type="string" calcext:value-type="string">
            <text:p>TGCTGTTGACAGTGAGCGCAAGGAAGAAGCAGAGAAGAAATAGTGAAGCCACAGATGTATTTCTTCTCTGCTTCTTC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B11.869</text:p>
          </table:table-cell>
          <table:table-cell office:value-type="string" calcext:value-type="string">
            <text:p>TGCTGTTGACAGTGAGCGACCCACAGAGCTGCAGAAGATATAGTGAAGCCACAGATGTATATCTTCTGCAGCTCTGTGG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B11.871</text:p>
          </table:table-cell>
          <table:table-cell office:value-type="string" calcext:value-type="string">
            <text:p>TGCTGTTGACAGTGAGCGACACAGAGCTGCAGAAGATAGATAGTGAAGCCACAGATGTATCTATCTTCTGCAGCTCTG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B11.1640</text:p>
          </table:table-cell>
          <table:table-cell office:value-type="string" calcext:value-type="string">
            <text:p>TGCTGTTGACAGTGAGCGACAGGGATGACACTTAGATCCATAGTGAAGCCACAGATGTATGGATCTAAGTGTCATCC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B11.1343</text:p>
          </table:table-cell>
          <table:table-cell office:value-type="string" calcext:value-type="string">
            <text:p>TGCTGTTGACAGTGAGCGCCAGCTTCAGCGTCTTTGTCTTTAGTGAAGCCACAGATGTAAAGACAAAGACGCTGAAG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B11.1500</text:p>
          </table:table-cell>
          <table:table-cell office:value-type="string" calcext:value-type="string">
            <text:p>TGCTGTTGACAGTGAGCGAACCATCATGACTAGAATGATTTAGTGAAGCCACAGATGTAAATCATTCTAGTCATGATGG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B11.531</text:p>
          </table:table-cell>
          <table:table-cell office:value-type="string" calcext:value-type="string">
            <text:p>TGCTGTTGACAGTGAGCGACCCTGAGCTCTTCTACGTCTATAGTGAAGCCACAGATGTATAGACGTAGAAGAGCTCAGG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C1.95</text:p>
          </table:table-cell>
          <table:table-cell office:value-type="string" calcext:value-type="string">
            <text:p>TGCTGTTGACAGTGAGCGAAAGGATGACAAGGACAAGAAATAGTGAAGCCACAGATGTATTTCTTGTCCTTGTCATC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C1.562</text:p>
          </table:table-cell>
          <table:table-cell office:value-type="string" calcext:value-type="string">
            <text:p>TGCTGTTGACAGTGAGCGCCACAGTGATGAAGGTAGAAAATAGTGAAGCCACAGATGTATTTTCTACCTTCATCACTG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C1.91</text:p>
          </table:table-cell>
          <table:table-cell office:value-type="string" calcext:value-type="string">
            <text:p>TGCTGTTGACAGTGAGCGACAAGAAGGATGACAAGGACAATAGTGAAGCCACAGATGTATTGTCCTTGTCATCCTTCT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C1.293</text:p>
          </table:table-cell>
          <table:table-cell office:value-type="string" calcext:value-type="string">
            <text:p>TGCTGTTGACAGTGAGCGCCAGGAACAAATGAAACCATTATAGTGAAGCCACAGATGTATAATGGTTTCATTTGTTC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C1.223</text:p>
          </table:table-cell>
          <table:table-cell office:value-type="string" calcext:value-type="string">
            <text:p>TGCTGTTGACAGTGAGCGACCGGTTAAAATTACTGAAGTTTAGTGAAGCCACAGATGTAAACTTCAGTAATTTTAACCG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C1.234</text:p>
          </table:table-cell>
          <table:table-cell office:value-type="string" calcext:value-type="string">
            <text:p>TGCTGTTGACAGTGAGCGCTACTGAAGTTAGAGAGAATTATAGTGAAGCCACAGATGTATAATTCTCTCTAACTTCAGT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C3.1350</text:p>
          </table:table-cell>
          <table:table-cell office:value-type="string" calcext:value-type="string">
            <text:p>TGCTGTTGACAGTGAGCGACCGCTGCACAGATGACTTCAATAGTGAAGCCACAGATGTATTGAAGTCATCTGTGCAGCG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C3.1540</text:p>
          </table:table-cell>
          <table:table-cell office:value-type="string" calcext:value-type="string">
            <text:p>TGCTGTTGACAGTGAGCGAACGGCTGAAGTGCGCAATAAATAGTGAAGCCACAGATGTATTTATTGCGCACTTCAGCCG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C3.423</text:p>
          </table:table-cell>
          <table:table-cell office:value-type="string" calcext:value-type="string">
            <text:p>TGCTGTTGACAGTGAGCGCCAGTGAGAAAATCAAAGTGAATAGTGAAGCCACAGATGTATTCACTTTGATTTTCTCA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C3.342</text:p>
          </table:table-cell>
          <table:table-cell office:value-type="string" calcext:value-type="string">
            <text:p>TGCTGTTGACAGTGAGCGCCAGTGAGATCAAGATCATGAATAGTGAAGCCACAGATGTATTCATGATCTTGATCTCA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C3.1541</text:p>
          </table:table-cell>
          <table:table-cell office:value-type="string" calcext:value-type="string">
            <text:p>TGCTGTTGACAGTGAGCGCCGGCTGAAGTGCGCAATAAAATAGTGAAGCCACAGATGTATTTTATTGCGCACTTCAGCC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C3.395</text:p>
          </table:table-cell>
          <table:table-cell office:value-type="string" calcext:value-type="string">
            <text:p>TGCTGTTGACAGTGAGCGAAAGCCATGAAGGACAAGATAATAGTGAAGCCACAGATGTATTATCTTGTCCTTCATGGCT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C5.244</text:p>
          </table:table-cell>
          <table:table-cell office:value-type="string" calcext:value-type="string">
            <text:p>TGCTGTTGACAGTGAGCGAAAGGTACATCCTGAAGGTAAATAGTGAAGCCACAGATGTATTTACCTTCAGGATGTACCT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C5.451</text:p>
          </table:table-cell>
          <table:table-cell office:value-type="string" calcext:value-type="string">
            <text:p>TGCTGTTGACAGTGAGCGCCAGATCAAGGAGATCAAAGAATAGTGAAGCCACAGATGTATTCTTTGATCTCCTTGAT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C5.75</text:p>
          </table:table-cell>
          <table:table-cell office:value-type="string" calcext:value-type="string">
            <text:p>TGCTGTTGACAGTGAGCGCCCAGCTGATTGTGAATGATAATAGTGAAGCCACAGATGTATTATCATTCACAATCAGCTG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C5.849</text:p>
          </table:table-cell>
          <table:table-cell office:value-type="string" calcext:value-type="string">
            <text:p>TGCTGTTGACAGTGAGCGCCAAGGTTATCATGGCTACTAATAGTGAAGCCACAGATGTATTAGTAGCCATGATAACCT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C5.118</text:p>
          </table:table-cell>
          <table:table-cell office:value-type="string" calcext:value-type="string">
            <text:p>TGCTGTTGACAGTGAGCGACAGGCACAGAGGAACGAACTATAGTGAAGCCACAGATGTATAGTTCGTTCCTCTGTGC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C5.130</text:p>
          </table:table-cell>
          <table:table-cell office:value-type="string" calcext:value-type="string">
            <text:p>TGCTGTTGACAGTGAGCGAAACGAACTAAATGCTAAAGTTTAGTGAAGCCACAGATGTAAACTTTAGCATTTAGTTCG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C6.632</text:p>
          </table:table-cell>
          <table:table-cell office:value-type="string" calcext:value-type="string">
            <text:p>TGCTGTTGACAGTGAGCGCAAGGTTGTATCTAGTTCTATTTAGTGAAGCCACAGATGTAAATAGAACTAGATACAAC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C6.643</text:p>
          </table:table-cell>
          <table:table-cell office:value-type="string" calcext:value-type="string">
            <text:p>TGCTGTTGACAGTGAGCGATAGTTCTATTGTAGACAAGTATAGTGAAGCCACAGATGTATACTTGTCTACAATAGAACT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C6.82</text:p>
          </table:table-cell>
          <table:table-cell office:value-type="string" calcext:value-type="string">
            <text:p>TGCTGTTGACAGTGAGCGACAAGAAGTTGCTTGAACACAATAGTGAAGCCACAGATGTATTGTGTTCAAGCAACTTCT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C6.916</text:p>
          </table:table-cell>
          <table:table-cell office:value-type="string" calcext:value-type="string">
            <text:p>TGCTGTTGACAGTGAGCGATCCAGGAAGATTAGATAGAAATAGTGAAGCCACAGATGTATTTCTATCTAATCTTCCTGG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C6.1244</text:p>
          </table:table-cell>
          <table:table-cell office:value-type="string" calcext:value-type="string">
            <text:p>TGCTGTTGACAGTGAGCGCCAGATGTTGGCTTATTGTAAATAGTGAAGCCACAGATGTATTTACAATAAGCCAACAT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C6.1203</text:p>
          </table:table-cell>
          <table:table-cell office:value-type="string" calcext:value-type="string">
            <text:p>TGCTGTTGACAGTGAGCGCAACCTGTGTAATTTACTGTAATAGTGAAGCCACAGATGTATTACAGTAAATTACACAGG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D1.845</text:p>
          </table:table-cell>
          <table:table-cell office:value-type="string" calcext:value-type="string">
            <text:p>TGCTGTTGACAGTGAGCGCCAGGCTGTGAGTGATATCTTATAGTGAAGCCACAGATGTATAAGATATCACTCACAGC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D1.1637</text:p>
          </table:table-cell>
          <table:table-cell office:value-type="string" calcext:value-type="string">
            <text:p>TGCTGTTGACAGTGAGCGCCAAGATGTTTATGATTTGCTATAGTGAAGCCACAGATGTATAGCAAATCATAAACATCT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D1.760</text:p>
          </table:table-cell>
          <table:table-cell office:value-type="string" calcext:value-type="string">
            <text:p>TGCTGTTGACAGTGAGCGCAAGAGTTCTAGTTAAAATCTATAGTGAAGCCACAGATGTATAGATTTTAACTAGAACTCT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D1.1967</text:p>
          </table:table-cell>
          <table:table-cell office:value-type="string" calcext:value-type="string">
            <text:p>TGCTGTTGACAGTGAGCGCCGCCTGCTACATGTTGCTGTATAGTGAAGCCACAGATGTATACAGCAACATGTAGCAGGC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D1.3128</text:p>
          </table:table-cell>
          <table:table-cell office:value-type="string" calcext:value-type="string">
            <text:p>TGCTGTTGACAGTGAGCGCCAGAACTTGGTTTTCAAATAATAGTGAAGCCACAGATGTATTATTTGAAAACCAAGTT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D1.302</text:p>
          </table:table-cell>
          <table:table-cell office:value-type="string" calcext:value-type="string">
            <text:p>TGCTGTTGACAGTGAGCGCGAGGTTTTATACGAAGATGAATAGTGAAGCCACAGATGTATTCATCTTCGTATAAAACCTC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D11.1140</text:p>
          </table:table-cell>
          <table:table-cell office:value-type="string" calcext:value-type="string">
            <text:p>TGCTGTTGACAGTGAGCGCCAGATGATTCTTGACAAGAAATAGTGAAGCCACAGATGTATTTCTTGTCAAGAATCAT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D11.1139</text:p>
          </table:table-cell>
          <table:table-cell office:value-type="string" calcext:value-type="string">
            <text:p>TGCTGTTGACAGTGAGCGAACAGATGATTCTTGACAAGAATAGTGAAGCCACAGATGTATTCTTGTCAAGAATCATCTG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D11.354</text:p>
          </table:table-cell>
          <table:table-cell office:value-type="string" calcext:value-type="string">
            <text:p>TGCTGTTGACAGTGAGCGACAGGAGGTCGAGCTGTGTTTATAGTGAAGCCACAGATGTATAAACACAGCTCGACCTC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D11.1014</text:p>
          </table:table-cell>
          <table:table-cell office:value-type="string" calcext:value-type="string">
            <text:p>TGCTGTTGACAGTGAGCGAAAGTTGTATGATAACTTACTATAGTGAAGCCACAGATGTATAGTAAGTTATCATACAACT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D11.700</text:p>
          </table:table-cell>
          <table:table-cell office:value-type="string" calcext:value-type="string">
            <text:p>TGCTGTTGACAGTGAGCGACAGAAGAGAAGGACTGGAAAATAGTGAAGCCACAGATGTATTTTCCAGTCCTTCTCTT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D11.794</text:p>
          </table:table-cell>
          <table:table-cell office:value-type="string" calcext:value-type="string">
            <text:p>TGCTGTTGACAGTGAGCGCGAAGTACATGTTGCTGTGCAATAGTGAAGCCACAGATGTATTGCACAGCAACATGTACTTC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D4.148</text:p>
          </table:table-cell>
          <table:table-cell office:value-type="string" calcext:value-type="string">
            <text:p>TGCTGTTGACAGTGAGCGACAGCAGGATGCTGTCAACATATAGTGAAGCCACAGATGTATATGTTGACAGCATCCTG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D4.280</text:p>
          </table:table-cell>
          <table:table-cell office:value-type="string" calcext:value-type="string">
            <text:p>TGCTGTTGACAGTGAGCGATCCAAGCTACATACTGTCCAATAGTGAAGCCACAGATGTATTGGACAGTATGTAGCTTGG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D4.151</text:p>
          </table:table-cell>
          <table:table-cell office:value-type="string" calcext:value-type="string">
            <text:p>TGCTGTTGACAGTGAGCGACAGGATGCTGTCAACATAGTTTAGTGAAGCCACAGATGTAAACTATGTTGACAGCATC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D4.1177</text:p>
          </table:table-cell>
          <table:table-cell office:value-type="string" calcext:value-type="string">
            <text:p>TGCTGTTGACAGTGAGCGAAAGGAGGAAGACAAGAAGTGATAGTGAAGCCACAGATGTATCACTTCTTGTCTTCCTC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D4.1173</text:p>
          </table:table-cell>
          <table:table-cell office:value-type="string" calcext:value-type="string">
            <text:p>TGCTGTTGACAGTGAGCGCCAAGAAGGAGGAAGACAAGAATAGTGAAGCCACAGATGTATTCTTGTCTTCCTCCTTCT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D4.359</text:p>
          </table:table-cell>
          <table:table-cell office:value-type="string" calcext:value-type="string">
            <text:p>TGCTGTTGACAGTGAGCGAACCGACAAGGCAAGAATCACATAGTGAAGCCACAGATGTATGTGATTCTTGCCTTGTCGG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E3.1730</text:p>
          </table:table-cell>
          <table:table-cell office:value-type="string" calcext:value-type="string">
            <text:p>TGCTGTTGACAGTGAGCGCCAGGAGGTGACAGTTGTCTTATAGTGAAGCCACAGATGTATAAGACAACTGTCACCTC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E3.2416</text:p>
          </table:table-cell>
          <table:table-cell office:value-type="string" calcext:value-type="string">
            <text:p>TGCTGTTGACAGTGAGCGCCCCACGAATAGTACTCAGTAATAGTGAAGCCACAGATGTATTACTGAGTACTATTCGTGG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E3.906</text:p>
          </table:table-cell>
          <table:table-cell office:value-type="string" calcext:value-type="string">
            <text:p>TGCTGTTGACAGTGAGCGAAGGAATCAATATGTCACTCTATAGTGAAGCCACAGATGTATAGAGTGACATATTGATTCC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E3.668</text:p>
          </table:table-cell>
          <table:table-cell office:value-type="string" calcext:value-type="string">
            <text:p>TGCTGTTGACAGTGAGCGACAGGATAGAAGATGGAAACAATAGTGAAGCCACAGATGTATTGTTTCCATCTTCTATC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E3.763</text:p>
          </table:table-cell>
          <table:table-cell office:value-type="string" calcext:value-type="string">
            <text:p>TGCTGTTGACAGTGAGCGAACCAGATTTCTAGATATTATATAGTGAAGCCACAGATGTATATAATATCTAGAAATCTGG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PSME3.527</text:p>
          </table:table-cell>
          <table:table-cell office:value-type="string" calcext:value-type="string">
            <text:p>TGCTGTTGACAGTGAGCGACAAGGTGTTTGTGATGCCCAATAGTGAAGCCACAGATGTATTGGGCATCACAAACACCT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AD23B.4050</text:p>
          </table:table-cell>
          <table:table-cell office:value-type="string" calcext:value-type="string">
            <text:p>TGCTGTTGACAGTGAGCGCTACGGAAGTGTTCCAATATAATAGTGAAGCCACAGATGTATTATATTGGAACACTTCCGT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AD23B.393</text:p>
          </table:table-cell>
          <table:table-cell office:value-type="string" calcext:value-type="string">
            <text:p>TGCTGTTGACAGTGAGCGACAGCAGCAGACCTTCAAGATATAGTGAAGCCACAGATGTATATCTTGAAGGTCTGCTG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AD23B.1468</text:p>
          </table:table-cell>
          <table:table-cell office:value-type="string" calcext:value-type="string">
            <text:p>TGCTGTTGACAGTGAGCGCAAGAAGCTATAGAAAGGTTAATAGTGAAGCCACAGATGTATTAACCTTTCTATAGCTT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AD23B.1156</text:p>
          </table:table-cell>
          <table:table-cell office:value-type="string" calcext:value-type="string">
            <text:p>TGCTGTTGACAGTGAGCGCCAGCAACAACTACAACAACAATAGTGAAGCCACAGATGTATTGTTGTTGTAGTTGTTG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AD23B.2333</text:p>
          </table:table-cell>
          <table:table-cell office:value-type="string" calcext:value-type="string">
            <text:p>TGCTGTTGACAGTGAGCGATAGGTGTCTAATTACTGTTTATAGTGAAGCCACAGATGTATAAACAGTAATTAGACACCT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AD23B.871</text:p>
          </table:table-cell>
          <table:table-cell office:value-type="string" calcext:value-type="string">
            <text:p>TGCTGTTGACAGTGAGCGCCGGGTGATTCTTCTCGGTCAATAGTGAAGCCACAGATGTATTGACCGAGAAGAATCACCC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AD51C.241</text:p>
          </table:table-cell>
          <table:table-cell office:value-type="string" calcext:value-type="string">
            <text:p>TGCTGTTGACAGTGAGCGAAAGAGAATGTCTCACAAATAATAGTGAAGCCACAGATGTATTATTTGTGAGACATTCT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AD51C.238</text:p>
          </table:table-cell>
          <table:table-cell office:value-type="string" calcext:value-type="string">
            <text:p>TGCTGTTGACAGTGAGCGCCAGAAGAGAATGTCTCACAAATAGTGAAGCCACAGATGTATTTGTGAGACATTCTCTT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AD51C.237</text:p>
          </table:table-cell>
          <table:table-cell office:value-type="string" calcext:value-type="string">
            <text:p>TGCTGTTGACAGTGAGCGCTCAGAAGAGAATGTCTCACAATAGTGAAGCCACAGATGTATTGTGAGACATTCTCTTCTG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AD51C.349</text:p>
          </table:table-cell>
          <table:table-cell office:value-type="string" calcext:value-type="string">
            <text:p>TGCTGTTGACAGTGAGCGCCACCTTCTGTTCAGCACTAGATAGTGAAGCCACAGATGTATCTAGTGCTGAACAGAAGG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AD51C.176</text:p>
          </table:table-cell>
          <table:table-cell office:value-type="string" calcext:value-type="string">
            <text:p>TGCTGTTGACAGTGAGCGATCCGAGCTTAGCAAAGAAGTTTAGTGAAGCCACAGATGTAAACTTCTTTGCTAAGCTCGG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AD51C.173</text:p>
          </table:table-cell>
          <table:table-cell office:value-type="string" calcext:value-type="string">
            <text:p>TGCTGTTGACAGTGAGCGCCCCTCCGAGCTTAGCAAAGAATAGTGAAGCCACAGATGTATTCTTTGCTAAGCTCGGAGG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AD51L3.1891</text:p>
          </table:table-cell>
          <table:table-cell office:value-type="string" calcext:value-type="string">
            <text:p>TGCTGTTGACAGTGAGCGATGGCTCCAAGATGCAATATAATAGTGAAGCCACAGATGTATTATATTGCATCTTGGAGCC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AD51L3.1644</text:p>
          </table:table-cell>
          <table:table-cell office:value-type="string" calcext:value-type="string">
            <text:p>TGCTGTTGACAGTGAGCGACAGGGATATAATTTAACAGAATAGTGAAGCCACAGATGTATTCTGTTAAATTATATCC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AD51L3.1645</text:p>
          </table:table-cell>
          <table:table-cell office:value-type="string" calcext:value-type="string">
            <text:p>TGCTGTTGACAGTGAGCGAAGGGATATAATTTAACAGAAATAGTGAAGCCACAGATGTATTTCTGTTAAATTATATCCC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AD51L3.498</text:p>
          </table:table-cell>
          <table:table-cell office:value-type="string" calcext:value-type="string">
            <text:p>TGCTGTTGACAGTGAGCGACAGCAGGTGACTGGTTCTTCATAGTGAAGCCACAGATGTATGAAGAACCAGTCACCTG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AD51L3.1789</text:p>
          </table:table-cell>
          <table:table-cell office:value-type="string" calcext:value-type="string">
            <text:p>TGCTGTTGACAGTGAGCGCCAGAGGAGAATTTGCACAGTATAGTGAAGCCACAGATGTATACTGTGCAAATTCTCCT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AD51L3.1791</text:p>
          </table:table-cell>
          <table:table-cell office:value-type="string" calcext:value-type="string">
            <text:p>TGCTGTTGACAGTGAGCGCGAGGAGAATTTGCACAGTAAATAGTGAAGCCACAGATGTATTTACTGTGCAAATTCTCCTC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NF168.1959</text:p>
          </table:table-cell>
          <table:table-cell office:value-type="string" calcext:value-type="string">
            <text:p>TGCTGTTGACAGTGAGCGAAAGGAGGTGGATAAAGAGCAATAGTGAAGCCACAGATGTATTGCTCTTTATCCACCTC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NF168.995</text:p>
          </table:table-cell>
          <table:table-cell office:value-type="string" calcext:value-type="string">
            <text:p>TGCTGTTGACAGTGAGCGACAGCGAGGAAGAAGAAAACAATAGTGAAGCCACAGATGTATTGTTTTCTTCTTCCTCG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NF168.1743</text:p>
          </table:table-cell>
          <table:table-cell office:value-type="string" calcext:value-type="string">
            <text:p>TGCTGTTGACAGTGAGCGCAAGGAGATTTCCAAAAGAAAATAGTGAAGCCACAGATGTATTTTCTTTTGGAAATCTCCT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NF168.1337</text:p>
          </table:table-cell>
          <table:table-cell office:value-type="string" calcext:value-type="string">
            <text:p>TGCTGTTGACAGTGAGCGCCAGGAAAGACTCCGTATCTAATAGTGAAGCCACAGATGTATTAGATACGGAGTCTTTC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NF168.2528</text:p>
          </table:table-cell>
          <table:table-cell office:value-type="string" calcext:value-type="string">
            <text:p>TGCTGTTGACAGTGAGCGCACAGATGTGTATTAAGCTTTATAGTGAAGCCACAGATGTATAAAGCTTAATACACATCTG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RNF168.3255</text:p>
          </table:table-cell>
          <table:table-cell office:value-type="string" calcext:value-type="string">
            <text:p>TGCTGTTGACAGTGAGCGATGGATTCGAATCAGTGTTAAATAGTGAAGCCACAGATGTATTTAACACTGATTCGAATCC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ETMAR.856</text:p>
          </table:table-cell>
          <table:table-cell office:value-type="string" calcext:value-type="string">
            <text:p>TGCTGTTGACAGTGAGCGCCAGGAAGATATCTTAATCTAATAGTGAAGCCACAGATGTATTAGATTAAGATATCTTC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ETMAR.603</text:p>
          </table:table-cell>
          <table:table-cell office:value-type="string" calcext:value-type="string">
            <text:p>TGCTGTTGACAGTGAGCGCCAGAGAAGAATTCACTTACAATAGTGAAGCCACAGATGTATTGTAAGTGAATTCTTCT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ETMAR.1596</text:p>
          </table:table-cell>
          <table:table-cell office:value-type="string" calcext:value-type="string">
            <text:p>TGCTGTTGACAGTGAGCGCCAGTGGTTGGATCAAGAAGAATAGTGAAGCCACAGATGTATTCTTCTTGATCCAACCA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ETMAR.877</text:p>
          </table:table-cell>
          <table:table-cell office:value-type="string" calcext:value-type="string">
            <text:p>TGCTGTTGACAGTGAGCGCCAGTCAGTGAAGACAAAGAAATAGTGAAGCCACAGATGTATTTCTTTGTCTTCACTGA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ETMAR.876</text:p>
          </table:table-cell>
          <table:table-cell office:value-type="string" calcext:value-type="string">
            <text:p>TGCTGTTGACAGTGAGCGCACAGTCAGTGAAGACAAAGAATAGTGAAGCCACAGATGTATTCTTTGTCTTCACTGACTG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ETMAR.286</text:p>
          </table:table-cell>
          <table:table-cell office:value-type="string" calcext:value-type="string">
            <text:p>TGCTGTTGACAGTGAGCGACCGGATGCATTTGTGTCAAAATAGTGAAGCCACAGATGTATTTTGACACAAATGCATCCG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FN.1279</text:p>
          </table:table-cell>
          <table:table-cell office:value-type="string" calcext:value-type="string">
            <text:p>TGCTGTTGACAGTGAGCGAACCATGTTTCCTCTCAATAAATAGTGAAGCCACAGATGTATTTATTGAGAGGAAACATGG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FN.696</text:p>
          </table:table-cell>
          <table:table-cell office:value-type="string" calcext:value-type="string">
            <text:p>TGCTGTTGACAGTGAGCGCCAGCGAGGACTCCTACAAAGATAGTGAAGCCACAGATGTATCTTTGTAGGAGTCCTCG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FN.1234</text:p>
          </table:table-cell>
          <table:table-cell office:value-type="string" calcext:value-type="string">
            <text:p>TGCTGTTGACAGTGAGCGACCAGTGCAAGACCGAGATTGATAGTGAAGCCACAGATGTATCAATCTCGGTCTTGCACTG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FN.1240</text:p>
          </table:table-cell>
          <table:table-cell office:value-type="string" calcext:value-type="string">
            <text:p>TGCTGTTGACAGTGAGCGACAAGACCGAGATTGAGGGAAATAGTGAAGCCACAGATGTATTTCCCTCAATCTCGGTCT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FN.912</text:p>
          </table:table-cell>
          <table:table-cell office:value-type="string" calcext:value-type="string">
            <text:p>TGCTGTTGACAGTGAGCGCAGGCGCTGTTCTTGCTCCAAATAGTGAAGCCACAGATGTATTTGGAGCAAGAACAGCGCC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FN.911</text:p>
          </table:table-cell>
          <table:table-cell office:value-type="string" calcext:value-type="string">
            <text:p>TGCTGTTGACAGTGAGCGATAGGCGCTGTTCTTGCTCCAATAGTGAAGCCACAGATGTATTGGAGCAAGAACAGCGCCT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HPRH.5151</text:p>
          </table:table-cell>
          <table:table-cell office:value-type="string" calcext:value-type="string">
            <text:p>TGCTGTTGACAGTGAGCGCCAGGTTCTAATGGATTAACTATAGTGAAGCCACAGATGTATAGTTAATCCATTAGAAC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HPRH.6387</text:p>
          </table:table-cell>
          <table:table-cell office:value-type="string" calcext:value-type="string">
            <text:p>TGCTGTTGACAGTGAGCGCAAGGTGCATTTTCTTACTCTATAGTGAAGCCACAGATGTATAGAGTAAGAAAATGCACCT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HPRH.869</text:p>
          </table:table-cell>
          <table:table-cell office:value-type="string" calcext:value-type="string">
            <text:p>TGCTGTTGACAGTGAGCGCAAAGGTGAAGATGTAGAGAAATAGTGAAGCCACAGATGTATTTCTCTACATCTTCACCT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HPRH.5261</text:p>
          </table:table-cell>
          <table:table-cell office:value-type="string" calcext:value-type="string">
            <text:p>TGCTGTTGACAGTGAGCGCCAGACAAAACCTACTATTGTATAGTGAAGCCACAGATGTATACAATAGTAGGTTTTGT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HPRH.3470</text:p>
          </table:table-cell>
          <table:table-cell office:value-type="string" calcext:value-type="string">
            <text:p>TGCTGTTGACAGTGAGCGCCAGCTAGTTTGTGCTCTCAATTAGTGAAGCCACAGATGTAATTGAGAGCACAAACTAG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HPRH.4284</text:p>
          </table:table-cell>
          <table:table-cell office:value-type="string" calcext:value-type="string">
            <text:p>TGCTGTTGACAGTGAGCGCCAGAGCGATCTATGAAAGCAATAGTGAAGCCACAGATGTATTGCTTTCATAGATCGCT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LC30A9.1564</text:p>
          </table:table-cell>
          <table:table-cell office:value-type="string" calcext:value-type="string">
            <text:p>TGCTGTTGACAGTGAGCGCAGGGCAATTCATGATGTTAAATAGTGAAGCCACAGATGTATTTAACATCATGAATTGCCC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LC30A9.737</text:p>
          </table:table-cell>
          <table:table-cell office:value-type="string" calcext:value-type="string">
            <text:p>TGCTGTTGACAGTGAGCGACAGAAATAGAATACAGAGAAATAGTGAAGCCACAGATGTATTTCTCTGTATTCTATTT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LC30A9.2575</text:p>
          </table:table-cell>
          <table:table-cell office:value-type="string" calcext:value-type="string">
            <text:p>TGCTGTTGACAGTGAGCGCTAGGAGATATAGTCCTAGATATAGTGAAGCCACAGATGTATATCTAGGACTATATCTCCT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LC30A9.2007</text:p>
          </table:table-cell>
          <table:table-cell office:value-type="string" calcext:value-type="string">
            <text:p>TGCTGTTGACAGTGAGCGCCAGCAGGACACAGAACTAAAATAGTGAAGCCACAGATGTATTTTAGTTCTGTGTCCTG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LC30A9.2442</text:p>
          </table:table-cell>
          <table:table-cell office:value-type="string" calcext:value-type="string">
            <text:p>TGCTGTTGACAGTGAGCGACAGAAATGTTTAGTTACTGAATAGTGAAGCCACAGATGTATTCAGTAACTAAACATTT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LC30A9.2043</text:p>
          </table:table-cell>
          <table:table-cell office:value-type="string" calcext:value-type="string">
            <text:p>TGCTGTTGACAGTGAGCGCAACAGACACACTACAAGTTGATAGTGAAGCCACAGATGTATCAACTTGTAGTGTGTCTGT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LX1A.793</text:p>
          </table:table-cell>
          <table:table-cell office:value-type="string" calcext:value-type="string">
            <text:p>TGCTGTTGACAGTGAGCGACAGGTTTTTACTTGAGTACAATAGTGAAGCCACAGATGTATTGTACTCAAGTAAAAAC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LX1A.661</text:p>
          </table:table-cell>
          <table:table-cell office:value-type="string" calcext:value-type="string">
            <text:p>TGCTGTTGACAGTGAGCGACAGATGGACACTGAGAAAGAATAGTGAAGCCACAGATGTATTCTTTCTCAGTGTCCAT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LX1A.790</text:p>
          </table:table-cell>
          <table:table-cell office:value-type="string" calcext:value-type="string">
            <text:p>TGCTGTTGACAGTGAGCGACAGCAGGTTTTTACTTGAGTATAGTGAAGCCACAGATGTATACTCAAGTAAAAACCTG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LX1A.136</text:p>
          </table:table-cell>
          <table:table-cell office:value-type="string" calcext:value-type="string">
            <text:p>TGCTGTTGACAGTGAGCGACGAGAGCTTGTTCCGAAGCAATAGTGAAGCCACAGATGTATTGCTTCGGAACAAGCTCTC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LX1A.679</text:p>
          </table:table-cell>
          <table:table-cell office:value-type="string" calcext:value-type="string">
            <text:p>TGCTGTTGACAGTGAGCGCGAAGTAGAAGACTCAGAATTATAGTGAAGCCACAGATGTATAATTCTGAGTCTTCTACTTC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LX1A.658</text:p>
          </table:table-cell>
          <table:table-cell office:value-type="string" calcext:value-type="string">
            <text:p>TGCTGTTGACAGTGAGCGATGCCAGATGGACACTGAGAAATAGTGAAGCCACAGATGTATTTCTCAGTGTCCATCTGGC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LX4.3137</text:p>
          </table:table-cell>
          <table:table-cell office:value-type="string" calcext:value-type="string">
            <text:p>TGCTGTTGACAGTGAGCGAAAGGACCACGAAGAAGATCAATAGTGAAGCCACAGATGTATTGATCTTCTTCGTGGTCCT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LX4.840</text:p>
          </table:table-cell>
          <table:table-cell office:value-type="string" calcext:value-type="string">
            <text:p>TGCTGTTGACAGTGAGCGCCAGGAGAAAGGAAGACACAAATAGTGAAGCCACAGATGTATTTGTGTCTTCCTTTCTC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LX4.3141</text:p>
          </table:table-cell>
          <table:table-cell office:value-type="string" calcext:value-type="string">
            <text:p>TGCTGTTGACAGTGAGCGAACCACGAAGAAGATCAAGAAATAGTGAAGCCACAGATGTATTTCTTGATCTTCTTCGTGG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LX4.5395</text:p>
          </table:table-cell>
          <table:table-cell office:value-type="string" calcext:value-type="string">
            <text:p>TGCTGTTGACAGTGAGCGACCAGATGGTTCTGAAGCTGAATAGTGAAGCCACAGATGTATTCAGCTTCAGAACCATCTG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LX4.5080</text:p>
          </table:table-cell>
          <table:table-cell office:value-type="string" calcext:value-type="string">
            <text:p>TGCTGTTGACAGTGAGCGACCAGAGGAAATTGCAAGAGAATAGTGAAGCCACAGATGTATTCTCTTGCAATTTCCTCTG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LX4.1981</text:p>
          </table:table-cell>
          <table:table-cell office:value-type="string" calcext:value-type="string">
            <text:p>TGCTGTTGACAGTGAGCGCAAGACCAGAAGCAGAGAATAATAGTGAAGCCACAGATGTATTATTCTCTGCTTCTGGTCT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MC1B.4000</text:p>
          </table:table-cell>
          <table:table-cell office:value-type="string" calcext:value-type="string">
            <text:p>TGCTGTTGACAGTGAGCGCAAGGTACAATTTTGTACTATATAGTGAAGCCACAGATGTATATAGTACAAAATTGTAC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MC1B.2703</text:p>
          </table:table-cell>
          <table:table-cell office:value-type="string" calcext:value-type="string">
            <text:p>TGCTGTTGACAGTGAGCGCGCCGAGAAAGTTCAAACTCAATAGTGAAGCCACAGATGTATTGAGTTTGAACTTTCTCGGC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MC1B.2781</text:p>
          </table:table-cell>
          <table:table-cell office:value-type="string" calcext:value-type="string">
            <text:p>TGCTGTTGACAGTGAGCGCAAAGAAGTTGTAAGTATTCAATAGTGAAGCCACAGATGTATTGAATACTTACAACTTCT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MC1B.2182</text:p>
          </table:table-cell>
          <table:table-cell office:value-type="string" calcext:value-type="string">
            <text:p>TGCTGTTGACAGTGAGCGCCACGACTCAAATATTCACAAATAGTGAAGCCACAGATGTATTTGTGAATATTTGAGTCG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MC1B.1188</text:p>
          </table:table-cell>
          <table:table-cell office:value-type="string" calcext:value-type="string">
            <text:p>TGCTGTTGACAGTGAGCGCAAGGAACAAGTAAGAAAGAAATAGTGAAGCCACAGATGTATTTCTTTCTTACTTGTTCCT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MC1B.1164</text:p>
          </table:table-cell>
          <table:table-cell office:value-type="string" calcext:value-type="string">
            <text:p>TGCTGTTGACAGTGAGCGCCAGCTGGATCGTTATAAAGAATAGTGAAGCCACAGATGTATTCTTTATAACGATCCAG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NAI1.1666</text:p>
          </table:table-cell>
          <table:table-cell office:value-type="string" calcext:value-type="string">
            <text:p>TGCTGTTGACAGTGAGCGCCAGTTTATTGATATTCAATAATAGTGAAGCCACAGATGTATTATTGAATATCAATAAA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NAI1.772</text:p>
          </table:table-cell>
          <table:table-cell office:value-type="string" calcext:value-type="string">
            <text:p>TGCTGTTGACAGTGAGCGACCACTCAGATGTCAAGAAGTATAGTGAAGCCACAGATGTATACTTCTTGACATCTGAGTG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NAI1.1307</text:p>
          </table:table-cell>
          <table:table-cell office:value-type="string" calcext:value-type="string">
            <text:p>TGCTGTTGACAGTGAGCGAGAGGTGTGACTAACTATGCAATAGTGAAGCCACAGATGTATTGCATAGTTAGTCACACCTC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NAI1.1019</text:p>
          </table:table-cell>
          <table:table-cell office:value-type="string" calcext:value-type="string">
            <text:p>TGCTGTTGACAGTGAGCGCCAGGACTTTGATGAAGACCATTAGTGAAGCCACAGATGTAATGGTCTTCATCAAAGTC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NAI1.1579</text:p>
          </table:table-cell>
          <table:table-cell office:value-type="string" calcext:value-type="string">
            <text:p>TGCTGTTGACAGTGAGCGAAGGAAGATGTTTACATTTTTATAGTGAAGCCACAGATGTATAAAAATGTAAACATCTTCC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NAI1.1639</text:p>
          </table:table-cell>
          <table:table-cell office:value-type="string" calcext:value-type="string">
            <text:p>TGCTGTTGACAGTGAGCGCAGGAAACGTTTTGTATAGTTATAGTGAAGCCACAGATGTATAACTATACAAAACGTTTCC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OD1.879</text:p>
          </table:table-cell>
          <table:table-cell office:value-type="string" calcext:value-type="string">
            <text:p>TGCTGTTGACAGTGAGCGCCAGAATTTCTTTGTCATTCAATAGTGAAGCCACAGATGTATTGAATGACAAAGAAATT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OD1.782</text:p>
          </table:table-cell>
          <table:table-cell office:value-type="string" calcext:value-type="string">
            <text:p>TGCTGTTGACAGTGAGCGCTGGAAGATTTGTATAGTTTTATAGTGAAGCCACAGATGTATAAAACTATACAAATCTTCC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OD1.698</text:p>
          </table:table-cell>
          <table:table-cell office:value-type="string" calcext:value-type="string">
            <text:p>TGCTGTTGACAGTGAGCGCCACTGTAATCTTAAAAGTGTATAGTGAAGCCACAGATGTATACACTTTTAAGATTACAG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OD1.946</text:p>
          </table:table-cell>
          <table:table-cell office:value-type="string" calcext:value-type="string">
            <text:p>TGCTGTTGACAGTGAGCGCAAGAATCCAAATTCAAACTAATAGTGAAGCCACAGATGTATTAGTTTGAATTTGGATT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OD1.535</text:p>
          </table:table-cell>
          <table:table-cell office:value-type="string" calcext:value-type="string">
            <text:p>TGCTGTTGACAGTGAGCGCAAGGTGGAAATGAAGAAAGTATAGTGAAGCCACAGATGTATACTTTCTTCATTTCCAC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OD1.810</text:p>
          </table:table-cell>
          <table:table-cell office:value-type="string" calcext:value-type="string">
            <text:p>TGCTGTTGACAGTGAGCGCCAGTTAAAATGTCTGTTTCAATAGTGAAGCCACAGATGTATTGAAACAGACATTTTAA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TUB1.1547</text:p>
          </table:table-cell>
          <table:table-cell office:value-type="string" calcext:value-type="string">
            <text:p>TGCTGTTGACAGTGAGCGACGCCACTATCTGTGTAATAAATAGTGAAGCCACAGATGTATTTATTACACAGATAGTGGC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TUB1.1546</text:p>
          </table:table-cell>
          <table:table-cell office:value-type="string" calcext:value-type="string">
            <text:p>TGCTGTTGACAGTGAGCGACCGCCACTATCTGTGTAATAATAGTGAAGCCACAGATGTATTATTACACAGATAGTGGCG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TUB1.1548</text:p>
          </table:table-cell>
          <table:table-cell office:value-type="string" calcext:value-type="string">
            <text:p>TGCTGTTGACAGTGAGCGAGCCACTATCTGTGTAATAAAATAGTGAAGCCACAGATGTATTTTATTACACAGATAGTGGC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TUB1.1378</text:p>
          </table:table-cell>
          <table:table-cell office:value-type="string" calcext:value-type="string">
            <text:p>TGCTGTTGACAGTGAGCGACCGGCCCCTATACATAGTTTATAGTGAAGCCACAGATGTATAAACTATGTATAGGGGCCG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TUB1.722</text:p>
          </table:table-cell>
          <table:table-cell office:value-type="string" calcext:value-type="string">
            <text:p>TGCTGTTGACAGTGAGCGACAGCTGGAGATGGAGAGCTATTAGTGAAGCCACAGATGTAATAGCTCTCCATCTCCAG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TUB1.1060</text:p>
          </table:table-cell>
          <table:table-cell office:value-type="string" calcext:value-type="string">
            <text:p>TGCTGTTGACAGTGAGCGATCAGGTGGATGAGAAGAGGAATAGTGAAGCCACAGATGTATTCCTCTTCTCATCCACCTG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UMO1.675</text:p>
          </table:table-cell>
          <table:table-cell office:value-type="string" calcext:value-type="string">
            <text:p>TGCTGTTGACAGTGAGCGACAGCTTCATTAAAATAAACAATAGTGAAGCCACAGATGTATTGTTTATTTTAATGAAG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UMO1.453</text:p>
          </table:table-cell>
          <table:table-cell office:value-type="string" calcext:value-type="string">
            <text:p>TGCTGTTGACAGTGAGCGCTAAGGTGAGAGTAATGACTAATAGTGAAGCCACAGATGTATTAGTCATTACTCTCACCTT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UMO1.430</text:p>
          </table:table-cell>
          <table:table-cell office:value-type="string" calcext:value-type="string">
            <text:p>TGCTGTTGACAGTGAGCGCCAGGTTGAAGTCAAGATGACATAGTGAAGCCACAGATGTATGTCATCTTGACTTCAAC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UMO1.435</text:p>
          </table:table-cell>
          <table:table-cell office:value-type="string" calcext:value-type="string">
            <text:p>TGCTGTTGACAGTGAGCGCTGAAGTCAAGATGACAGATAATAGTGAAGCCACAGATGTATTATCTGTCATCTTGACTTC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SUMO1.672</text:p>
          </table:table-cell>
          <table:table-cell office:value-type="string" calcext:value-type="string">
            <text:p>TGCTGTTGACAGTGAGCGATACCAGCTTCATTAAAATAAATAGTGAAGCCACAGATGTATTTATTTTAATGAAGCTGGT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AF1.4904</text:p>
          </table:table-cell>
          <table:table-cell office:value-type="string" calcext:value-type="string">
            <text:p>TGCTGTTGACAGTGAGCGAAAGGATATTTGTACTGCTAAATAGTGAAGCCACAGATGTATTTAGCAGTACAAATATC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AF1.7241</text:p>
          </table:table-cell>
          <table:table-cell office:value-type="string" calcext:value-type="string">
            <text:p>TGCTGTTGACAGTGAGCGAAAGCTTTGTGTTTGATGTTAATAGTGAAGCCACAGATGTATTAACATCAAACACAAAGCT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AF1.2978</text:p>
          </table:table-cell>
          <table:table-cell office:value-type="string" calcext:value-type="string">
            <text:p>TGCTGTTGACAGTGAGCGCCAGCAGAAGGATGATAAAGAATAGTGAAGCCACAGATGTATTCTTTATCATCCTTCTG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AF1.2816</text:p>
          </table:table-cell>
          <table:table-cell office:value-type="string" calcext:value-type="string">
            <text:p>TGCTGTTGACAGTGAGCGACAGATGAAGATTGATGATGAATAGTGAAGCCACAGATGTATTCATCATCAATCTTCAT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AF1.3437</text:p>
          </table:table-cell>
          <table:table-cell office:value-type="string" calcext:value-type="string">
            <text:p>TGCTGTTGACAGTGAGCGAAAGGAACTACAGCGAATGCTATAGTGAAGCCACAGATGTATAGCATTCGCTGTAGTTC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AF1.7007</text:p>
          </table:table-cell>
          <table:table-cell office:value-type="string" calcext:value-type="string">
            <text:p>TGCTGTTGACAGTGAGCGCAAGCTGATTGTTTTAGAATTATAGTGAAGCCACAGATGTATAATTCTAAAACAATCAGCT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AF9B.1733</text:p>
          </table:table-cell>
          <table:table-cell office:value-type="string" calcext:value-type="string">
            <text:p>TGCTGTTGACAGTGAGCGCAACAGAGATGCTGTAGCTTAATAGTGAAGCCACAGATGTATTAAGCTACAGCATCTCTGT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AF9B.419</text:p>
          </table:table-cell>
          <table:table-cell office:value-type="string" calcext:value-type="string">
            <text:p>TGCTGTTGACAGTGAGCGACACCTGATAGATACTGCTTAATAGTGAAGCCACAGATGTATTAAGCAGTATCTATCAGG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AF9B.564</text:p>
          </table:table-cell>
          <table:table-cell office:value-type="string" calcext:value-type="string">
            <text:p>TGCTGTTGACAGTGAGCGCAACGGTGTCTGTCCCAAATAATAGTGAAGCCACAGATGTATTATTTGGGACAGACACCG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AF9B.1650</text:p>
          </table:table-cell>
          <table:table-cell office:value-type="string" calcext:value-type="string">
            <text:p>TGCTGTTGACAGTGAGCGCCAGGTAGTTTTGGGTCAGTTATAGTGAAGCCACAGATGTATAACTGACCCAAAACTAC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AF9B.453</text:p>
          </table:table-cell>
          <table:table-cell office:value-type="string" calcext:value-type="string">
            <text:p>TGCTGTTGACAGTGAGCGCTAGGCTGAAGTCCTTAATTAATAGTGAAGCCACAGATGTATTAATTAAGGACTTCAGCCT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AF9B.2226</text:p>
          </table:table-cell>
          <table:table-cell office:value-type="string" calcext:value-type="string">
            <text:p>TGCTGTTGACAGTGAGCGCCAGAAGTTTCATCTTAGGATATAGTGAAGCCACAGATGTATATCCTAAGATGAAACTT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AOK2.87</text:p>
          </table:table-cell>
          <table:table-cell office:value-type="string" calcext:value-type="string">
            <text:p>TGCTGTTGACAGTGAGCGCCAGCAGCACCTTAGCTACAATTAGTGAAGCCACAGATGTAATTGTAGCTAAGGTGCTG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AOK2.1560</text:p>
          </table:table-cell>
          <table:table-cell office:value-type="string" calcext:value-type="string">
            <text:p>TGCTGTTGACAGTGAGCGATCGACTCCTGTCTTCAGAAAATAGTGAAGCCACAGATGTATTTTCTGAAGACAGGAGTCG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AOK2.1717</text:p>
          </table:table-cell>
          <table:table-cell office:value-type="string" calcext:value-type="string">
            <text:p>TGCTGTTGACAGTGAGCGACAAGATGAAGAAGATCCTGTTTAGTGAAGCCACAGATGTAAACAGGATCTTCTTCATCT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AOK2.98</text:p>
          </table:table-cell>
          <table:table-cell office:value-type="string" calcext:value-type="string">
            <text:p>TGCTGTTGACAGTGAGCGCTAGCTACAATCGTTCAGCTATTAGTGAAGCCACAGATGTAATAGCTGAACGATTGTAGCT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AOK2.1648</text:p>
          </table:table-cell>
          <table:table-cell office:value-type="string" calcext:value-type="string">
            <text:p>TGCTGTTGACAGTGAGCGACACAGTCATCATGGACCTGATTAGTGAAGCCACAGATGTAATCAGGTCCATGATGACTG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AOK2.317</text:p>
          </table:table-cell>
          <table:table-cell office:value-type="string" calcext:value-type="string">
            <text:p>TGCTGTTGACAGTGAGCGCACAGTCCTCATAGTCCAGATATAGTGAAGCCACAGATGTATATCTGGACTATGAGGACTG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AOK3.2302</text:p>
          </table:table-cell>
          <table:table-cell office:value-type="string" calcext:value-type="string">
            <text:p>TGCTGTTGACAGTGAGCGCCAGAGACTGTACTACGACAAATAGTGAAGCCACAGATGTATTTGTCGTAGTACAGTCT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AOK3.3437</text:p>
          </table:table-cell>
          <table:table-cell office:value-type="string" calcext:value-type="string">
            <text:p>TGCTGTTGACAGTGAGCGCCACAGTATTGATGTGATTCAATAGTGAAGCCACAGATGTATTGAATCACATCAATACTG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AOK3.3060</text:p>
          </table:table-cell>
          <table:table-cell office:value-type="string" calcext:value-type="string">
            <text:p>TGCTGTTGACAGTGAGCGCACGCAGCGAGAGAATAAAGAATAGTGAAGCCACAGATGTATTCTTTATTCTCTCGCTGCG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AOK3.2032</text:p>
          </table:table-cell>
          <table:table-cell office:value-type="string" calcext:value-type="string">
            <text:p>TGCTGTTGACAGTGAGCGAAAGCAAGTGGCTATCATAGAATAGTGAAGCCACAGATGTATTCTATGATAGCCACTTG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AOK3.1681</text:p>
          </table:table-cell>
          <table:table-cell office:value-type="string" calcext:value-type="string">
            <text:p>TGCTGTTGACAGTGAGCGCAAGAAAGATCATGTATTCATATAGTGAAGCCACAGATGTATATGAATACATGATCTTTCT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AOK3.290</text:p>
          </table:table-cell>
          <table:table-cell office:value-type="string" calcext:value-type="string">
            <text:p>TGCTGTTGACAGTGAGCGACAGGTCTGAGGTTGCATCATATAGTGAAGCCACAGATGTATATGATGCAACCTCAGAC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DP2.563</text:p>
          </table:table-cell>
          <table:table-cell office:value-type="string" calcext:value-type="string">
            <text:p>TGCTGTTGACAGTGAGCGCCACAGCTATAATGTTGAAGAATAGTGAAGCCACAGATGTATTCTTCAACATTATAGCTG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DP2.1890</text:p>
          </table:table-cell>
          <table:table-cell office:value-type="string" calcext:value-type="string">
            <text:p>TGCTGTTGACAGTGAGCGACACAAGAGAAATTTAAATAAATAGTGAAGCCACAGATGTATTTATTTAAATTTCTCTTG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DP2.550</text:p>
          </table:table-cell>
          <table:table-cell office:value-type="string" calcext:value-type="string">
            <text:p>TGCTGTTGACAGTGAGCGAAAGAAGGATATTTCACAGCTATAGTGAAGCCACAGATGTATAGCTGTGAAATATCCTT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DP2.780</text:p>
          </table:table-cell>
          <table:table-cell office:value-type="string" calcext:value-type="string">
            <text:p>TGCTGTTGACAGTGAGCGCCCAGAGTCAGCTACAGTTATATAGTGAAGCCACAGATGTATATAACTGTAGCTGACTCTG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DP2.1441</text:p>
          </table:table-cell>
          <table:table-cell office:value-type="string" calcext:value-type="string">
            <text:p>TGCTGTTGACAGTGAGCGAACCGAAATAGTTAATATTTGATAGTGAAGCCACAGATGTATCAAATATTAACTATTTCGG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DP2.1094</text:p>
          </table:table-cell>
          <table:table-cell office:value-type="string" calcext:value-type="string">
            <text:p>TGCTGTTGACAGTGAGCGACAACTTAGATATAATATTGTATAGTGAAGCCACAGATGTATACAATATTATATCTAAGT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FDP3.703</text:p>
          </table:table-cell>
          <table:table-cell office:value-type="string" calcext:value-type="string">
            <text:p>TGCTGTTGACAGTGAGCGCCAGAAGAGACTTGAAAGAATATAGTGAAGCCACAGATGTATATTCTTTCAAGTCTCTT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FDP3.1411</text:p>
          </table:table-cell>
          <table:table-cell office:value-type="string" calcext:value-type="string">
            <text:p>TGCTGTTGACAGTGAGCGACAAGAAGATATTGGTAAGCTATAGTGAAGCCACAGATGTATAGCTTACCAATATCTTCT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FDP3.917</text:p>
          </table:table-cell>
          <table:table-cell office:value-type="string" calcext:value-type="string">
            <text:p>TGCTGTTGACAGTGAGCGCCAGAATATCTGTTTAAGTTTATAGTGAAGCCACAGATGTATAAACTTAAACAGATATT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FDP3.873</text:p>
          </table:table-cell>
          <table:table-cell office:value-type="string" calcext:value-type="string">
            <text:p>TGCTGTTGACAGTGAGCGATAGCAAGAAGACCGTCATCAATAGTGAAGCCACAGATGTATTGATGACGGTCTTCTTGCT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FDP3.727</text:p>
          </table:table-cell>
          <table:table-cell office:value-type="string" calcext:value-type="string">
            <text:p>TGCTGTTGACAGTGAGCGACAGAAACAGTCTGAACTTCAATAGTGAAGCCACAGATGTATTGAAGTTCAGACTGTTT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FDP3.132</text:p>
          </table:table-cell>
          <table:table-cell office:value-type="string" calcext:value-type="string">
            <text:p>TGCTGTTGACAGTGAGCGCCAAGGTCTTAATGGACGAGAATAGTGAAGCCACAGATGTATTCTCGTCCATTAAGACCT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15orf42.3140</text:p>
          </table:table-cell>
          <table:table-cell office:value-type="string" calcext:value-type="string">
            <text:p>TGCTGTTGACAGTGAGCGACAGCAAGATAAGTCAGACCAATAGTGAAGCCACAGATGTATTGGTCTGACTTATCTTG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15orf42.1349</text:p>
          </table:table-cell>
          <table:table-cell office:value-type="string" calcext:value-type="string">
            <text:p>TGCTGTTGACAGTGAGCGATCAGATGTTGTGGATAGTATATAGTGAAGCCACAGATGTATATACTATCCACAACATCTG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15orf42.936</text:p>
          </table:table-cell>
          <table:table-cell office:value-type="string" calcext:value-type="string">
            <text:p>TGCTGTTGACAGTGAGCGACAGGCAAAGAGATTCAAGAAATAGTGAAGCCACAGATGTATTTCTTGAATCTCTTTGC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15orf42.3317</text:p>
          </table:table-cell>
          <table:table-cell office:value-type="string" calcext:value-type="string">
            <text:p>TGCTGTTGACAGTGAGCGCCCCAAGAAGAGTCACCAGAAATAGTGAAGCCACAGATGTATTTCTGGTGACTCTTCTTGG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15orf42.1963</text:p>
          </table:table-cell>
          <table:table-cell office:value-type="string" calcext:value-type="string">
            <text:p>TGCTGTTGACAGTGAGCGACACAGGAGAAATCATGTTGTATAGTGAAGCCACAGATGTATACAACATGATTTCTCCTG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C15orf42.2008</text:p>
          </table:table-cell>
          <table:table-cell office:value-type="string" calcext:value-type="string">
            <text:p>TGCTGTTGACAGTGAGCGAAACCGTTAAAATGTTCCTAAATAGTGAAGCCACAGATGTATTTAGGAACATTTTAACGGT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LK1.2236</text:p>
          </table:table-cell>
          <table:table-cell office:value-type="string" calcext:value-type="string">
            <text:p>TGCTGTTGACAGTGAGCGCCAGGAATACCATGTTAAGATATAGTGAAGCCACAGATGTATATCTTAACATGGTATTC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LK1.2899</text:p>
          </table:table-cell>
          <table:table-cell office:value-type="string" calcext:value-type="string">
            <text:p>TGCTGTTGACAGTGAGCGCCAGCAGCTTATTCTTGTACAATAGTGAAGCCACAGATGTATTGTACAAGAATAAGCTG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LK1.3073</text:p>
          </table:table-cell>
          <table:table-cell office:value-type="string" calcext:value-type="string">
            <text:p>TGCTGTTGACAGTGAGCGACAGACAGTCATTAACAATCAATAGTGAAGCCACAGATGTATTGATTGTTAATGACTGT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LK1.4237</text:p>
          </table:table-cell>
          <table:table-cell office:value-type="string" calcext:value-type="string">
            <text:p>TGCTGTTGACAGTGAGCGATAGGAGATGAATCAACTTATATAGTGAAGCCACAGATGTATATAAGTTGATTCATCTCCT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LK1.1194</text:p>
          </table:table-cell>
          <table:table-cell office:value-type="string" calcext:value-type="string">
            <text:p>TGCTGTTGACAGTGAGCGACAGAGAGTATAGAATACACAATAGTGAAGCCACAGATGTATTGTGTATTCTATACTCT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LK1.3165</text:p>
          </table:table-cell>
          <table:table-cell office:value-type="string" calcext:value-type="string">
            <text:p>TGCTGTTGACAGTGAGCGCCACATAGATACTAGATTTTTATAGTGAAGCCACAGATGTATAAAAATCTAGTATCTATG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ONSL.1391</text:p>
          </table:table-cell>
          <table:table-cell office:value-type="string" calcext:value-type="string">
            <text:p>TGCTGTTGACAGTGAGCGACTCAGTGTAGCTGAAGATGAATAGTGAAGCCACAGATGTATTCATCTTCAGCTACACTGA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ONSL.2815</text:p>
          </table:table-cell>
          <table:table-cell office:value-type="string" calcext:value-type="string">
            <text:p>TGCTGTTGACAGTGAGCGCCCGGGTTCGAGTTCAAGTTCATAGTGAAGCCACAGATGTATGAACTTGAACTCGAACCCG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ONSL.4473</text:p>
          </table:table-cell>
          <table:table-cell office:value-type="string" calcext:value-type="string">
            <text:p>TGCTGTTGACAGTGAGCGAACCGAGACTCCGTCTCAAAAATAGTGAAGCCACAGATGTATTTTTGAGACGGAGTCTCGG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ONSL.2821</text:p>
          </table:table-cell>
          <table:table-cell office:value-type="string" calcext:value-type="string">
            <text:p>TGCTGTTGACAGTGAGCGCTCGAGTTCAAGTTCAGGATCATAGTGAAGCCACAGATGTATGATCCTGAACTTGAACTCG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ONSL.2822</text:p>
          </table:table-cell>
          <table:table-cell office:value-type="string" calcext:value-type="string">
            <text:p>TGCTGTTGACAGTGAGCGCCGAGTTCAAGTTCAGGATCATTAGTGAAGCCACAGATGTAATGATCCTGAACTTGAACTC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ONSL.2059</text:p>
          </table:table-cell>
          <table:table-cell office:value-type="string" calcext:value-type="string">
            <text:p>TGCTGTTGACAGTGAGCGACCCAAGCAGCCTTCTGTTTGATAGTGAAGCCACAGATGTATCAAACAGAAGGCTGCTTGG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P73.4454</text:p>
          </table:table-cell>
          <table:table-cell office:value-type="string" calcext:value-type="string">
            <text:p>TGCTGTTGACAGTGAGCGCAAAGTGTATGTTCCAATGAAATAGTGAAGCCACAGATGTATTTCATTGGAACATACACTT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P73.254</text:p>
          </table:table-cell>
          <table:table-cell office:value-type="string" calcext:value-type="string">
            <text:p>TGCTGTTGACAGTGAGCGACCCGCTCTTGAAGAAACTCTATAGTGAAGCCACAGATGTATAGAGTTTCTTCAAGAGCGG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P73.1972</text:p>
          </table:table-cell>
          <table:table-cell office:value-type="string" calcext:value-type="string">
            <text:p>TGCTGTTGACAGTGAGCGAAACAACCACAGTGTTGCTGAATAGTGAAGCCACAGATGTATTCAGCAACACTGTGGTTGT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P73.1978</text:p>
          </table:table-cell>
          <table:table-cell office:value-type="string" calcext:value-type="string">
            <text:p>TGCTGTTGACAGTGAGCGACACAGTGTTGCTGAAATTGGATAGTGAAGCCACAGATGTATCCAATTTCAGCAACACTG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P73.4453</text:p>
          </table:table-cell>
          <table:table-cell office:value-type="string" calcext:value-type="string">
            <text:p>TGCTGTTGACAGTGAGCGCTAAAGTGTATGTTCCAATGAATAGTGAAGCCACAGATGTATTCATTGGAACATACACTTT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P73.575</text:p>
          </table:table-cell>
          <table:table-cell office:value-type="string" calcext:value-type="string">
            <text:p>TGCTGTTGACAGTGAGCGCCCTGTACAACTTCATGTGTAATAGTGAAGCCACAGATGTATTACACATGAAGTTGTACAG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REX2.86</text:p>
          </table:table-cell>
          <table:table-cell office:value-type="string" calcext:value-type="string">
            <text:p>TGCTGTTGACAGTGAGCGAAGGACCTGTTGCCTTTGTGTATAGTGAAGCCACAGATGTATACACAAAGGCAACAGGTCC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REX2.533</text:p>
          </table:table-cell>
          <table:table-cell office:value-type="string" calcext:value-type="string">
            <text:p>TGCTGTTGACAGTGAGCGATGGGAACATCACCATGTCCGATAGTGAAGCCACAGATGTATCGGACATGGTGATGTTCCC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REX2.894</text:p>
          </table:table-cell>
          <table:table-cell office:value-type="string" calcext:value-type="string">
            <text:p>TGCTGTTGACAGTGAGCGACACAATGGCTTTGATTATGATTAGTGAAGCCACAGATGTAATCATAATCAAAGCCATTG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REX2.257</text:p>
          </table:table-cell>
          <table:table-cell office:value-type="string" calcext:value-type="string">
            <text:p>TGCTGTTGACAGTGAGCGAGGCCTGCTTCCTAATTTGTAATAGTGAAGCCACAGATGTATTACAAATTAGGAAGCAGGCC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REX2.566</text:p>
          </table:table-cell>
          <table:table-cell office:value-type="string" calcext:value-type="string">
            <text:p>TGCTGTTGACAGTGAGCGACGAGACCTTTGTCTTCCTGGATAGTGAAGCCACAGATGTATCCAGGAAGACAAAGGTCTC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REX2.260</text:p>
          </table:table-cell>
          <table:table-cell office:value-type="string" calcext:value-type="string">
            <text:p>TGCTGTTGACAGTGAGCGACTGCTTCCTAATTTGTAAACATAGTGAAGCCACAGATGTATGTTTACAAATTAGGAAGCA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RIM32.3314</text:p>
          </table:table-cell>
          <table:table-cell office:value-type="string" calcext:value-type="string">
            <text:p>TGCTGTTGACAGTGAGCGCAAGCACTATTATGTAAAGATATAGTGAAGCCACAGATGTATATCTTTACATAATAGTG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RIM32.1303</text:p>
          </table:table-cell>
          <table:table-cell office:value-type="string" calcext:value-type="string">
            <text:p>TGCTGTTGACAGTGAGCGAACCAGTCAAGGTGAAGTACTATAGTGAAGCCACAGATGTATAGTACTTCACCTTGACTGG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RIM32.2365</text:p>
          </table:table-cell>
          <table:table-cell office:value-type="string" calcext:value-type="string">
            <text:p>TGCTGTTGACAGTGAGCGCTAGCTGAAGTTTGATTAGCAATAGTGAAGCCACAGATGTATTGCTAATCAAACTTCAGCT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RIM32.3455</text:p>
          </table:table-cell>
          <table:table-cell office:value-type="string" calcext:value-type="string">
            <text:p>TGCTGTTGACAGTGAGCGCAAGGAAGTTAGTCTTGTTTTTTAGTGAAGCCACAGATGTAAAAAACAAGACTAACTTC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RIM32.3379</text:p>
          </table:table-cell>
          <table:table-cell office:value-type="string" calcext:value-type="string">
            <text:p>TGCTGTTGACAGTGAGCGACCCAAGGTTTAGAGTCACCAATAGTGAAGCCACAGATGTATTGGTGACTCTAAACCTTGG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TRIM32.904</text:p>
          </table:table-cell>
          <table:table-cell office:value-type="string" calcext:value-type="string">
            <text:p>TGCTGTTGACAGTGAGCGAAAGCAGGCAGATGTAGCACTATAGTGAAGCCACAGATGTATAGTGCTACATCTGCCTGCT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E2B.1021</text:p>
          </table:table-cell>
          <table:table-cell office:value-type="string" calcext:value-type="string">
            <text:p>TGCTGTTGACAGTGAGCGCAAGCTTGTGTATCTTGATTAATAGTGAAGCCACAGATGTATTAATCAAGATACACAAG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E2B.2154</text:p>
          </table:table-cell>
          <table:table-cell office:value-type="string" calcext:value-type="string">
            <text:p>TGCTGTTGACAGTGAGCGCCAGCTTCTATTCATTATGCAATAGTGAAGCCACAGATGTATTGCATAATGAATAGAAG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E2B.1967</text:p>
          </table:table-cell>
          <table:table-cell office:value-type="string" calcext:value-type="string">
            <text:p>TGCTGTTGACAGTGAGCGCCACAGTATTGTAGAAAGCTAATAGTGAAGCCACAGATGTATTAGCTTTCTACAATACTG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E2B.1730</text:p>
          </table:table-cell>
          <table:table-cell office:value-type="string" calcext:value-type="string">
            <text:p>TGCTGTTGACAGTGAGCGACCCAGTATTAGCAATGAATTATAGTGAAGCCACAGATGTATAATTCATTGCTAATACTGG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E2B.1977</text:p>
          </table:table-cell>
          <table:table-cell office:value-type="string" calcext:value-type="string">
            <text:p>TGCTGTTGACAGTGAGCGATAGAAAGCTAATACAAAACTATAGTGAAGCCACAGATGTATAGTTTTGTATTAGCTTTCT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E2B.1136</text:p>
          </table:table-cell>
          <table:table-cell office:value-type="string" calcext:value-type="string">
            <text:p>TGCTGTTGACAGTGAGCGATGGAGTTTTCATGACAGAATATAGTGAAGCCACAGATGTATATTCTGTCATGAAAACTCC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E2N.2067</text:p>
          </table:table-cell>
          <table:table-cell office:value-type="string" calcext:value-type="string">
            <text:p>TGCTGTTGACAGTGAGCGATAGCTTGTGTGTCATCAGAAATAGTGAAGCCACAGATGTATTTCTGATGACACACAAGCT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E2N.615</text:p>
          </table:table-cell>
          <table:table-cell office:value-type="string" calcext:value-type="string">
            <text:p>TGCTGTTGACAGTGAGCGCTGGGAAGAATATGTTTAGATATAGTGAAGCCACAGATGTATATCTAAACATATTCTTCCC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E2N.1668</text:p>
          </table:table-cell>
          <table:table-cell office:value-type="string" calcext:value-type="string">
            <text:p>TGCTGTTGACAGTGAGCGACAGATTTGTGTTAAGATAGTATAGTGAAGCCACAGATGTATACTATCTTAACACAAAT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E2N.2456</text:p>
          </table:table-cell>
          <table:table-cell office:value-type="string" calcext:value-type="string">
            <text:p>TGCTGTTGACAGTGAGCGCAAGATGAAGAATTAACTATTATAGTGAAGCCACAGATGTATAATAGTTAATTCTTCATCT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E2N.2336</text:p>
          </table:table-cell>
          <table:table-cell office:value-type="string" calcext:value-type="string">
            <text:p>TGCTGTTGACAGTGAGCGAAACCTTGTCTCTTGCAGTTTATAGTGAAGCCACAGATGTATAAACTGCAAGAGACAAGGT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E2N.1333</text:p>
          </table:table-cell>
          <table:table-cell office:value-type="string" calcext:value-type="string">
            <text:p>TGCTGTTGACAGTGAGCGAAAGCTTGATTGTTGGAACCAATAGTGAAGCCACAGATGTATTGGTTCCAACAATCAAGCT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E2T.448</text:p>
          </table:table-cell>
          <table:table-cell office:value-type="string" calcext:value-type="string">
            <text:p>TGCTGTTGACAGTGAGCGCTCGCAACTGTGTTGACCTCTATAGTGAAGCCACAGATGTATAGAGGTCAACACAGTTGCG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E2T.583</text:p>
          </table:table-cell>
          <table:table-cell office:value-type="string" calcext:value-type="string">
            <text:p>TGCTGTTGACAGTGAGCGCAGCATGCAAGACAGAAACAAATAGTGAAGCCACAGATGTATTTGTTTCTGTCTTGCATGC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E2T.615</text:p>
          </table:table-cell>
          <table:table-cell office:value-type="string" calcext:value-type="string">
            <text:p>TGCTGTTGACAGTGAGCGAGAAGAGATGCTTGATAATCTATAGTGAAGCCACAGATGTATAGATTATCAAGCATCTCTTC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E2T.279</text:p>
          </table:table-cell>
          <table:table-cell office:value-type="string" calcext:value-type="string">
            <text:p>TGCTGTTGACAGTGAGCGAAAAGGTGTTTTTAAGCTAGAATAGTGAAGCCACAGATGTATTCTAGCTTAAAAACACCT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E2T.234</text:p>
          </table:table-cell>
          <table:table-cell office:value-type="string" calcext:value-type="string">
            <text:p>TGCTGTTGACAGTGAGCGCGACCTGCGAGCTCAAATATTATAGTGAAGCCACAGATGTATAATATTTGAGCTCGCAGGTC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BE2T.582</text:p>
          </table:table-cell>
          <table:table-cell office:value-type="string" calcext:value-type="string">
            <text:p>TGCTGTTGACAGTGAGCGAAAGCATGCAAGACAGAAACAATAGTGAAGCCACAGATGTATTGTTTCTGTCTTGCATG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CHL5.939</text:p>
          </table:table-cell>
          <table:table-cell office:value-type="string" calcext:value-type="string">
            <text:p>TGCTGTTGACAGTGAGCGCCAGATGCTTATTGAAGAAGAATAGTGAAGCCACAGATGTATTCTTCTTCAATAAGCAT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CHL5.952</text:p>
          </table:table-cell>
          <table:table-cell office:value-type="string" calcext:value-type="string">
            <text:p>TGCTGTTGACAGTGAGCGAAAGAAGAAGTACAGAAATTAATAGTGAAGCCACAGATGTATTAATTTCTGTACTTCTT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CHL5.534</text:p>
          </table:table-cell>
          <table:table-cell office:value-type="string" calcext:value-type="string">
            <text:p>TGCTGTTGACAGTGAGCGCTCAGATGTGATTCGACAAGTATAGTGAAGCCACAGATGTATACTTGTCGAATCACATCTG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CHL5.1045</text:p>
          </table:table-cell>
          <table:table-cell office:value-type="string" calcext:value-type="string">
            <text:p>TGCTGTTGACAGTGAGCGCTAGCAGAACACCAGCAGTTAATAGTGAAGCCACAGATGTATTAACTGCTGGTGTTCTGCT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CHL5.461</text:p>
          </table:table-cell>
          <table:table-cell office:value-type="string" calcext:value-type="string">
            <text:p>TGCTGTTGACAGTGAGCGACGAGACATTATCAGAGTTTAATAGTGAAGCCACAGATGTATTAAACTCTGATAATGTCTC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CHL5.593</text:p>
          </table:table-cell>
          <table:table-cell office:value-type="string" calcext:value-type="string">
            <text:p>TGCTGTTGACAGTGAGCGCTACGAAGACATCAGCAAAAGATAGTGAAGCCACAGATGTATCTTTTGCTGATGTCTTCGT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SP10.3127</text:p>
          </table:table-cell>
          <table:table-cell office:value-type="string" calcext:value-type="string">
            <text:p>TGCTGTTGACAGTGAGCGCTGGAGTTAAAATGTTAGTCTATAGTGAAGCCACAGATGTATAGACTAACATTTTAACTCC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SP10.3101</text:p>
          </table:table-cell>
          <table:table-cell office:value-type="string" calcext:value-type="string">
            <text:p>TGCTGTTGACAGTGAGCGCTACGTACACATTGCAGATCAATAGTGAAGCCACAGATGTATTGATCTGCAATGTGTACGT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SP10.418</text:p>
          </table:table-cell>
          <table:table-cell office:value-type="string" calcext:value-type="string">
            <text:p>TGCTGTTGACAGTGAGCGATCGGTTGTACAGCTTCCAAAATAGTGAAGCCACAGATGTATTTTGGAAGCTGTACAACCG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SP10.1269</text:p>
          </table:table-cell>
          <table:table-cell office:value-type="string" calcext:value-type="string">
            <text:p>TGCTGTTGACAGTGAGCGCAAGCAGGTTGAAGTCAAAGAATAGTGAAGCCACAGATGTATTCTTTGACTTCAACCTG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SP10.2444</text:p>
          </table:table-cell>
          <table:table-cell office:value-type="string" calcext:value-type="string">
            <text:p>TGCTGTTGACAGTGAGCGCCCAGACAGTCAAGGTGATCAATAGTGAAGCCACAGATGTATTGATCACCTTGACTGTCTG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SP10.1986</text:p>
          </table:table-cell>
          <table:table-cell office:value-type="string" calcext:value-type="string">
            <text:p>TGCTGTTGACAGTGAGCGCTACCAGCAGAGTTCAAAAGAATAGTGAAGCCACAGATGTATTCTTTTGAACTCTGCTGGT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SP47.2649</text:p>
          </table:table-cell>
          <table:table-cell office:value-type="string" calcext:value-type="string">
            <text:p>TGCTGTTGACAGTGAGCGAAAAGTTCATGTTGTTGATCTATAGTGAAGCCACAGATGTATAGATCAACAACATGAACT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SP47.6748</text:p>
          </table:table-cell>
          <table:table-cell office:value-type="string" calcext:value-type="string">
            <text:p>TGCTGTTGACAGTGAGCGACAGGTGTATTACAGATACAAATAGTGAAGCCACAGATGTATTTGTATCTGTAATACAC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SP47.1305</text:p>
          </table:table-cell>
          <table:table-cell office:value-type="string" calcext:value-type="string">
            <text:p>TGCTGTTGACAGTGAGCGACAGCAGCATGATGTACAAGAATAGTGAAGCCACAGATGTATTCTTGTACATCATGCTG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SP47.7473</text:p>
          </table:table-cell>
          <table:table-cell office:value-type="string" calcext:value-type="string">
            <text:p>TGCTGTTGACAGTGAGCGACAGGAGAGAGCTACCAACTTATAGTGAAGCCACAGATGTATAAGTTGGTAGCTCTCTC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SP47.1308</text:p>
          </table:table-cell>
          <table:table-cell office:value-type="string" calcext:value-type="string">
            <text:p>TGCTGTTGACAGTGAGCGACAGCATGATGTACAAGAACTATAGTGAAGCCACAGATGTATAGTTCTTGTACATCATG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SP47.7262</text:p>
          </table:table-cell>
          <table:table-cell office:value-type="string" calcext:value-type="string">
            <text:p>TGCTGTTGACAGTGAGCGAAAGAGCAATCATGATAGATAATAGTGAAGCCACAGATGTATTATCTATCATGATTGCT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SP7.2241</text:p>
          </table:table-cell>
          <table:table-cell office:value-type="string" calcext:value-type="string">
            <text:p>TGCTGTTGACAGTGAGCGCAAAGATCATGATGTAATGTTATAGTGAAGCCACAGATGTATAACATTACATCATGATCTT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SP7.2371</text:p>
          </table:table-cell>
          <table:table-cell office:value-type="string" calcext:value-type="string">
            <text:p>TGCTGTTGACAGTGAGCGACAGGATTTATTCAAGATACTATAGTGAAGCCACAGATGTATAGTATCTTGAATAAATC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SP7.4181</text:p>
          </table:table-cell>
          <table:table-cell office:value-type="string" calcext:value-type="string">
            <text:p>TGCTGTTGACAGTGAGCGCCAAGAACATTGTTAAATTCAATAGTGAAGCCACAGATGTATTGAATTTAACAATGTTCT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SP7.4946</text:p>
          </table:table-cell>
          <table:table-cell office:value-type="string" calcext:value-type="string">
            <text:p>TGCTGTTGACAGTGAGCGACAGGAGAGAACTGTGTACAAATAGTGAAGCCACAGATGTATTTGTACACAGTTCTCTC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SP7.2098</text:p>
          </table:table-cell>
          <table:table-cell office:value-type="string" calcext:value-type="string">
            <text:p>TGCTGTTGACAGTGAGCGCAACGACCAGCAATGTTAGATATAGTGAAGCCACAGATGTATATCTAACATTGCTGGTCG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USP7.1002</text:p>
          </table:table-cell>
          <table:table-cell office:value-type="string" calcext:value-type="string">
            <text:p>TGCTGTTGACAGTGAGCGCCAGCATAGTGATAAACCTGTATAGTGAAGCCACAGATGTATACAGGTTTATCACTATG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KIAA1530.673</text:p>
          </table:table-cell>
          <table:table-cell office:value-type="string" calcext:value-type="string">
            <text:p>TGCTGTTGACAGTGAGCGCCCGGATGCTGGTTGTTTCCAATAGTGAAGCCACAGATGTATTGGAAACAACCAGCATCCG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KIAA1530.3544</text:p>
          </table:table-cell>
          <table:table-cell office:value-type="string" calcext:value-type="string">
            <text:p>TGCTGTTGACAGTGAGCGACACGGTGATCTCGAACTCCTATAGTGAAGCCACAGATGTATAGGAGTTCGAGATCACCG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KIAA1530.2002</text:p>
          </table:table-cell>
          <table:table-cell office:value-type="string" calcext:value-type="string">
            <text:p>TGCTGTTGACAGTGAGCGACGGGAAGATTGTCAAGTCTGATAGTGAAGCCACAGATGTATCAGACTTGACAATCTTCCC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KIAA1530.916</text:p>
          </table:table-cell>
          <table:table-cell office:value-type="string" calcext:value-type="string">
            <text:p>TGCTGTTGACAGTGAGCGCAAGGAAGAGAGAAGAGGAGAATAGTGAAGCCACAGATGTATTCTCCTCTTCTCTCTTC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KIAA1530.3200</text:p>
          </table:table-cell>
          <table:table-cell office:value-type="string" calcext:value-type="string">
            <text:p>TGCTGTTGACAGTGAGCGCCAGCAGCATTGGAGAAGGATATAGTGAAGCCACAGATGTATATCCTTCTCCAATGCTG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KIAA1530.3855</text:p>
          </table:table-cell>
          <table:table-cell office:value-type="string" calcext:value-type="string">
            <text:p>TGCTGTTGACAGTGAGCGACAGCTAATTTTTGTATTTTTATAGTGAAGCCACAGATGTATAAAAATACAAAAATTAG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XRCC6BP1.267</text:p>
          </table:table-cell>
          <table:table-cell office:value-type="string" calcext:value-type="string">
            <text:p>TGCTGTTGACAGTGAGCGATCAGGTTGTGCTGTTAACAAATAGTGAAGCCACAGATGTATTTGTTAACAGCACAACCTG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XRCC6BP1.754</text:p>
          </table:table-cell>
          <table:table-cell office:value-type="string" calcext:value-type="string">
            <text:p>TGCTGTTGACAGTGAGCGCACCGTGATCGGTATTATTCAATAGTGAAGCCACAGATGTATTGAATAATACCGATCACGG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XRCC6BP1.968</text:p>
          </table:table-cell>
          <table:table-cell office:value-type="string" calcext:value-type="string">
            <text:p>TGCTGTTGACAGTGAGCGAAAGGCAGAAATTGTATCTTTATAGTGAAGCCACAGATGTATAAAGATACAATTTCTGCCT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XRCC6BP1.648</text:p>
          </table:table-cell>
          <table:table-cell office:value-type="string" calcext:value-type="string">
            <text:p>TGCTGTTGACAGTGAGCGCAAGGCTGTTGATGAAGTTTTTTAGTGAAGCCACAGATGTAAAAAACTTCATCAACAGC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XRCC6BP1.894</text:p>
          </table:table-cell>
          <table:table-cell office:value-type="string" calcext:value-type="string">
            <text:p>TGCTGTTGACAGTGAGCGCACAGAGAAGACTGTGATTCTATAGTGAAGCCACAGATGTATAGAATCACAGTCTTCTCTG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XRCC6BP1.262</text:p>
          </table:table-cell>
          <table:table-cell office:value-type="string" calcext:value-type="string">
            <text:p>TGCTGTTGACAGTGAGCGCAACACTCAGGTTGTGCTGTTATAGTGAAGCCACAGATGTATAACAGCACAACCTGAGTG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YY1.2278</text:p>
          </table:table-cell>
          <table:table-cell office:value-type="string" calcext:value-type="string">
            <text:p>TGCTGTTGACAGTGAGCGCTAGGTTTTGTTTGCTATCTTATAGTGAAGCCACAGATGTATAAGATAGCAAACAAAACCT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YY1.2451</text:p>
          </table:table-cell>
          <table:table-cell office:value-type="string" calcext:value-type="string">
            <text:p>TGCTGTTGACAGTGAGCGACAGATGCTGATGTTCAGTGTATAGTGAAGCCACAGATGTATACACTGAACATCAGCAT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YY1.2506</text:p>
          </table:table-cell>
          <table:table-cell office:value-type="string" calcext:value-type="string">
            <text:p>TGCTGTTGACAGTGAGCGATCAGTTGTAGAATGTATTGTATAGTGAAGCCACAGATGTATACAATACATTCTACAACTG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YY1.1567</text:p>
          </table:table-cell>
          <table:table-cell office:value-type="string" calcext:value-type="string">
            <text:p>TGCTGTTGACAGTGAGCGCACGCTTTTCACTGGACTTCAATAGTGAAGCCACAGATGTATTGAAGTCCAGTGAAAAGCG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YY1.905</text:p>
          </table:table-cell>
          <table:table-cell office:value-type="string" calcext:value-type="string">
            <text:p>TGCTGTTGACAGTGAGCGAGACGACGACTACATTGAACAATAGTGAAGCCACAGATGTATTGTTCAATGTAGTCGTCGTC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YY1.1390</text:p>
          </table:table-cell>
          <table:table-cell office:value-type="string" calcext:value-type="string">
            <text:p>TGCTGTTGACAGTGAGCGACACAAAGATGTTCAGGGATAATAGTGAAGCCACAGATGTATTATCCCTGAACATCTTTG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ZBTB40.1272</text:p>
          </table:table-cell>
          <table:table-cell office:value-type="string" calcext:value-type="string">
            <text:p>TGCTGTTGACAGTGAGCGCAAGACCTTGTCTGTTCTGTTATAGTGAAGCCACAGATGTATAACAGAACAGACAAGGTC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ZBTB40.1021</text:p>
          </table:table-cell>
          <table:table-cell office:value-type="string" calcext:value-type="string">
            <text:p>TGCTGTTGACAGTGAGCGCAACTAGAAATGTGTTCAGAAATAGTGAAGCCACAGATGTATTTCTGAACACATTTCTAGT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ZBTB40.8620</text:p>
          </table:table-cell>
          <table:table-cell office:value-type="string" calcext:value-type="string">
            <text:p>TGCTGTTGACAGTGAGCGCCAGAATTGTAGTATGAATTAATAGTGAAGCCACAGATGTATTAATTCATACTACAATT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ZBTB40.948</text:p>
          </table:table-cell>
          <table:table-cell office:value-type="string" calcext:value-type="string">
            <text:p>TGCTGTTGACAGTGAGCGACAGCTGAATTTTCTTCTAGAATAGTGAAGCCACAGATGTATTCTAGAAGAAAATTCAGC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ZBTB40.7067</text:p>
          </table:table-cell>
          <table:table-cell office:value-type="string" calcext:value-type="string">
            <text:p>TGCTGTTGACAGTGAGCGCCAGCAAATAGATGATTCAAGATAGTGAAGCCACAGATGTATCTTGAATCATCTATTTGC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ZBTB40.2426</text:p>
          </table:table-cell>
          <table:table-cell office:value-type="string" calcext:value-type="string">
            <text:p>TGCTGTTGACAGTGAGCGACAAGAAGAGCTTCATCTGTAATAGTGAAGCCACAGATGTATTACAGATGAAGCTCTTCTT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ZSWIM7.478</text:p>
          </table:table-cell>
          <table:table-cell office:value-type="string" calcext:value-type="string">
            <text:p>TGCTGTTGACAGTGAGCGAAAGCAGTTGACTGACATATTATAGTGAAGCCACAGATGTATAATATGTCAGTCAACTGCT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ZSWIM7.1816</text:p>
          </table:table-cell>
          <table:table-cell office:value-type="string" calcext:value-type="string">
            <text:p>TGCTGTTGACAGTGAGCGACAGATGCTTTTTGTTTTGTTATAGTGAAGCCACAGATGTATAACAAAACAAAAAGCATCT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ZSWIM7.1170</text:p>
          </table:table-cell>
          <table:table-cell office:value-type="string" calcext:value-type="string">
            <text:p>TGCTGTTGACAGTGAGCGCCAGAGCAGAGATGTGGCTAAATAGTGAAGCCACAGATGTATTTAGCCACATCTCTGCTCT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ZSWIM7.1554</text:p>
          </table:table-cell>
          <table:table-cell office:value-type="string" calcext:value-type="string">
            <text:p>TGCTGTTGACAGTGAGCGAAAGACAAGAACTTATGGTAAATAGTGAAGCCACAGATGTATTTACCATAAGTTCTTGT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ZSWIM7.1493</text:p>
          </table:table-cell>
          <table:table-cell office:value-type="string" calcext:value-type="string">
            <text:p>TGCTGTTGACAGTGAGCGAACCGAGAGAGCAAAGAAGCAATAGTGAAGCCACAGATGTATTGCTTCTTTGCTCTCTCGG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office:value-type="string" calcext:value-type="string">
            <text:p>ZSWIM7.1025</text:p>
          </table:table-cell>
          <table:table-cell office:value-type="string" calcext:value-type="string">
            <text:p>TGCTGTTGACAGTGAGCGAACCCTATTTAGTCTTAAGTAATAGTGAAGCCACAGATGTATTACTTAAGACTAAATAGGG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table:style-name="Default" office:value-type="string" calcext:value-type="string">
            <text:p>FGF10.201</text:p>
          </table:table-cell>
          <table:table-cell table:style-name="Default" office:value-type="string" calcext:value-type="string">
            <text:p>TGCTGTTGACAGTGAGCGACGGAGCTACAATCACCTTCAATAGTGAAGCCACAGATGTATTGAAGGTGATTGTAGCTCC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table:style-name="Default" office:value-type="string" calcext:value-type="string">
            <text:p>FGF10.422</text:p>
          </table:table-cell>
          <table:table-cell table:style-name="Default" office:value-type="string" calcext:value-type="string">
            <text:p>TGCTGTTGACAGTGAGCGCTGGCTCAAAAGAATTTAACAATAGTGAAGCCACAGATGTATTGTTAAATTCTTTTGAGCC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table:style-name="Default" office:value-type="string" calcext:value-type="string">
            <text:p>FGF10.331</text:p>
          </table:table-cell>
          <table:table-cell table:style-name="Default" office:value-type="string" calcext:value-type="string">
            <text:p>TGCTGTTGACAGTGAGCGATGGAGATAACATCAGTAGAAATAGTGAAGCCACAGATGTATTTCTACTGATGTTATCTCC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table:style-name="Default" office:value-type="string" calcext:value-type="string">
            <text:p>FGF10.200</text:p>
          </table:table-cell>
          <table:table-cell table:style-name="Default" office:value-type="string" calcext:value-type="string">
            <text:p>TGCTGTTGACAGTGAGCGCGCGGAGCTACAATCACCTTCATAGTGAAGCCACAGATGTATGAAGGTGATTGTAGCTCCGC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table:style-name="Default" office:value-type="string" calcext:value-type="string">
            <text:p>FGF10.329</text:p>
          </table:table-cell>
          <table:table-cell table:style-name="Default" office:value-type="string" calcext:value-type="string">
            <text:p>TGCTGTTGACAGTGAGCGCCCTGGAGATAACATCAGTAGATAGTGAAGCCACAGATGTATCTACTGATGTTATCTCCAG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table:style-name="Default" office:value-type="string" calcext:value-type="string">
            <text:p>FGF10.504</text:p>
          </table:table-cell>
          <table:table-cell table:style-name="Default" office:value-type="string" calcext:value-type="string">
            <text:p>TGCTGTTGACAGTGAGCGATGGCAGCATAATGGGAGGCAATAGTGAAGCCACAGATGTATTGCCTCCCATTATGCTGCCA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table:style-name="Default" office:value-type="string" calcext:value-type="string">
            <text:p>NUDT16.183</text:p>
          </table:table-cell>
          <table:table-cell table:style-name="Default" office:value-type="string" calcext:value-type="string">
            <text:p>TGCTGTTGACAGTGAGCGCTGTGGCCCACTTCTATGCCAATAGTGAAGCCACAGATGTATTGGCATAGAAGTGGGCCAC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table:style-name="Default" office:value-type="string" calcext:value-type="string">
            <text:p>NUDT16.54</text:p>
          </table:table-cell>
          <table:table-cell table:style-name="Default" office:value-type="string" calcext:value-type="string">
            <text:p>TGCTGTTGACAGTGAGCGCCACGCAGGACAGAAGCCTAGATAGTGAAGCCACAGATGTATCTAGGCTTCTGTCCTGCGT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table:style-name="Default" office:value-type="string" calcext:value-type="string">
            <text:p>NUDT16.47</text:p>
          </table:table-cell>
          <table:table-cell table:style-name="Default" office:value-type="string" calcext:value-type="string">
            <text:p>TGCTGTTGACAGTGAGCGCTCGTGGACACGCAGGACAGAATAGTGAAGCCACAGATGTATTCTGTCCTGCGTGTCCACGA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table:style-name="Default" office:value-type="string" calcext:value-type="string">
            <text:p>NUDT16.191</text:p>
          </table:table-cell>
          <table:table-cell table:style-name="Default" office:value-type="string" calcext:value-type="string">
            <text:p>TGCTGTTGACAGTGAGCGAACTTCTATGCCAAGCGTCTGATAGTGAAGCCACAGATGTATCAGACGCTTGGCATAGAAG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table:style-name="Default" office:value-type="string" calcext:value-type="string">
            <text:p>NUDT16.182</text:p>
          </table:table-cell>
          <table:table-cell table:style-name="Default" office:value-type="string" calcext:value-type="string">
            <text:p>TGCTGTTGACAGTGAGCGATTGTGGCCCACTTCTATGCCATAGTGAAGCCACAGATGTATGGCATAGAAGTGGGCCACA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table:style-name="Default" office:value-type="string" calcext:value-type="string">
            <text:p>NUDT16.129</text:p>
          </table:table-cell>
          <table:table-cell table:style-name="Default" office:value-type="string" calcext:value-type="string">
            <text:p>TGCTGTTGACAGTGAGCGCCCGCGTGGAGCGCACTGACTATAGTGAAGCCACAGATGTATAGTCAGTGCGCTCCACGCG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table:style-name="Default" office:value-type="string" calcext:value-type="string">
            <text:p>PSMC2.136</text:p>
          </table:table-cell>
          <table:table-cell table:style-name="Default" office:value-type="string" calcext:value-type="string">
            <text:p>TGCTGTTGACAGTGAGCGCAGCAAGGAAGGTGCTGTGTAATAGTGAAGCCACAGATGTATTACACAGCACCTTCCTTGC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table:style-name="Default" office:value-type="string" calcext:value-type="string">
            <text:p>PSMC2.477</text:p>
          </table:table-cell>
          <table:table-cell table:style-name="Default" office:value-type="string" calcext:value-type="string">
            <text:p>TGCTGTTGACAGTGAGCGACCAGGTGTACAAAGATAATCATAGTGAAGCCACAGATGTATGATTATCTTTGTACACCTGG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table:style-name="Default" office:value-type="string" calcext:value-type="string">
            <text:p>PSMC2.348</text:p>
          </table:table-cell>
          <table:table-cell table:style-name="Default" office:value-type="string" calcext:value-type="string">
            <text:p>TGCTGTTGACAGTGAGCGAAGCAACTTCTCAAGAAAATTATAGTGAAGCCACAGATGTATAATTTTCTTGAGAAGTTGC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table:style-name="Default" office:value-type="string" calcext:value-type="string">
            <text:p>PSMC2.217</text:p>
          </table:table-cell>
          <table:table-cell table:style-name="Default" office:value-type="string" calcext:value-type="string">
            <text:p>TGCTGTTGACAGTGAGCGCGCGGAAGACCAAAGAGGATGATAGTGAAGCCACAGATGTATCATCCTCTTTGGTCTTCCGC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table:style-name="Default" office:value-type="string" calcext:value-type="string">
            <text:p>PSMC2.214</text:p>
          </table:table-cell>
          <table:table-cell table:style-name="Default" office:value-type="string" calcext:value-type="string">
            <text:p>TGCTGTTGACAGTGAGCGCTCAGCGGAAGACCAAAGAGGATAGTGAAGCCACAGATGTATCCTCTTTGGTCTTCCGCTG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table:style-name="Default" office:value-type="string" calcext:value-type="string">
            <text:p>PSMC2.319</text:p>
          </table:table-cell>
          <table:table-cell table:style-name="Default" office:value-type="string" calcext:value-type="string">
            <text:p>TGCTGTTGACAGTGAGCGAGCAGATCAAGCAAGTTGAAGATAGTGAAGCCACAGATGTATCTTCAACTTGCTTGATCTGC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table:style-name="Default" office:value-type="string" calcext:value-type="string">
            <text:p>TAF9.549</text:p>
          </table:table-cell>
          <table:table-cell table:style-name="Default" office:value-type="string" calcext:value-type="string">
            <text:p>TGCTGTTGACAGTGAGCGACCGCGGTTAAGTGTTGGTTCATAGTGAAGCCACAGATGTATGAACCAACACTTAACCGCG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table:style-name="Default" office:value-type="string" calcext:value-type="string">
            <text:p>TAF9.618</text:p>
          </table:table-cell>
          <table:table-cell table:style-name="Default" office:value-type="string" calcext:value-type="string">
            <text:p>TGCTGTTGACAGTGAGCGAACCATGTCTGTTTCAACTAAATAGTGAAGCCACAGATGTATTTAGTTGAAACAGACATGG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table:style-name="Default" office:value-type="string" calcext:value-type="string">
            <text:p>TAF9.1067</text:p>
          </table:table-cell>
          <table:table-cell table:style-name="Default" office:value-type="string" calcext:value-type="string">
            <text:p>TGCTGTTGACAGTGAGCGAAGCCTTAAAAGTGTAAGAAAATAGTGAAGCCACAGATGTATTTTCTTACACTTTTAAGGC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table:style-name="Default" office:value-type="string" calcext:value-type="string">
            <text:p>TAF9.258</text:p>
          </table:table-cell>
          <table:table-cell table:style-name="Default" office:value-type="string" calcext:value-type="string">
            <text:p>TGCTGTTGACAGTGAGCGAACAATTCTAGATGATGCAAAATAGTGAAGCCACAGATGTATTTTGCATCATCTAGAATTG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table:style-name="Default" office:value-type="string" calcext:value-type="string">
            <text:p>TAF9.655</text:p>
          </table:table-cell>
          <table:table-cell table:style-name="Default" office:value-type="string" calcext:value-type="string">
            <text:p>TGCTGTTGACAGTGAGCGCCCCTCACAGGTCAAAGGTTTATAGTGAAGCCACAGATGTATAAACCTTTGACCTGTGAGG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table:style-name="Default" office:value-type="string" calcext:value-type="string">
            <text:p>TAF9.495</text:p>
          </table:table-cell>
          <table:table-cell table:style-name="Default" office:value-type="string" calcext:value-type="string">
            <text:p>TGCTGTTGACAGTGAGCGCAGGCTGAAATCTTTACAGAAATAGTGAAGCCACAGATGTATTTCTGTAAAGATTTCAGCCT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table:style-name="Default" office:value-type="string" calcext:value-type="string">
            <text:p>C1orf86.28</text:p>
          </table:table-cell>
          <table:table-cell table:style-name="Default" office:value-type="string" calcext:value-type="string">
            <text:p>TGCTGTTGACAGTGAGCGAACTGAAGTCTTCACTGTCGGATAGTGAAGCCACAGATGTATCCGACAGTGAAGACTTCAG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table:style-name="Default" office:value-type="string" calcext:value-type="string">
            <text:p>C1orf86.49</text:p>
          </table:table-cell>
          <table:table-cell table:style-name="Default" office:value-type="string" calcext:value-type="string">
            <text:p>TGCTGTTGACAGTGAGCGCCCCAAGACCTTTTCCTGGACATAGTGAAGCCACAGATGTATGTCCAGGAAAAGGTCTTGG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table:style-name="Default" office:value-type="string" calcext:value-type="string">
            <text:p>C1orf86.47</text:p>
          </table:table-cell>
          <table:table-cell table:style-name="Default" office:value-type="string" calcext:value-type="string">
            <text:p>TGCTGTTGACAGTGAGCGAGACCCAAGACCTTTTCCTGGATAGTGAAGCCACAGATGTATCCAGGAAAAGGTCTTGGGTC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table:style-name="Default" office:value-type="string" calcext:value-type="string">
            <text:p>C1orf86.33</text:p>
          </table:table-cell>
          <table:table-cell table:style-name="Default" office:value-type="string" calcext:value-type="string">
            <text:p>TGCTGTTGACAGTGAGCGCAGTCTTCACTGTCGGACCCAATAGTGAAGCCACAGATGTATTGGGTCCGACAGTGAAGAC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table:style-name="Default" office:value-type="string" calcext:value-type="string">
            <text:p>C1orf86.35</text:p>
          </table:table-cell>
          <table:table-cell table:style-name="Default" office:value-type="string" calcext:value-type="string">
            <text:p>TGCTGTTGACAGTGAGCGATCTTCACTGTCGGACCCAAGATAGTGAAGCCACAGATGTATCTTGGGTCCGACAGTGAAG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table:style-name="Default" office:value-type="string" calcext:value-type="string">
            <text:p>C1orf86.32</text:p>
          </table:table-cell>
          <table:table-cell table:style-name="Default" office:value-type="string" calcext:value-type="string">
            <text:p>TGCTGTTGACAGTGAGCGAAAGTCTTCACTGTCGGACCCATAGTGAAGCCACAGATGTATGGGTCCGACAGTGAAGACTT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table:style-name="Default" office:value-type="string" calcext:value-type="string">
            <text:p>PLK5.1334</text:p>
          </table:table-cell>
          <table:table-cell table:style-name="Default" office:value-type="string" calcext:value-type="string">
            <text:p>TGCTGTTGACAGTGAGCGCTGGGTGGATTATTCCAGCAAATAGTGAAGCCACAGATGTATTTGCTGGAATAATCCACCCA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table:style-name="Default" office:value-type="string" calcext:value-type="string">
            <text:p>PLK5.517</text:p>
          </table:table-cell>
          <table:table-cell table:style-name="Default" office:value-type="string" calcext:value-type="string">
            <text:p>TGCTGTTGACAGTGAGCGCCCGCGACCTGAAGCTCAGTAATAGTGAAGCCACAGATGTATTACTGAGCTTCAGGTCGCG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table:style-name="Default" office:value-type="string" calcext:value-type="string">
            <text:p>PLK5.760</text:p>
          </table:table-cell>
          <table:table-cell table:style-name="Default" office:value-type="string" calcext:value-type="string">
            <text:p>TGCTGTTGACAGTGAGCGACCTGTCGGAGATGTACCAAAATAGTGAAGCCACAGATGTATTTTGGTACATCTCCGACAGG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table:style-name="Default" office:value-type="string" calcext:value-type="string">
            <text:p>PLK5.652</text:p>
          </table:table-cell>
          <table:table-cell table:style-name="Default" office:value-type="string" calcext:value-type="string">
            <text:p>TGCTGTTGACAGTGAGCGCCCCTGAGGTTGTCTCCAGAAATAGTGAAGCCACAGATGTATTTCTGGAGACAACCTCAGGG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table:style-name="Default" office:value-type="string" calcext:value-type="string">
            <text:p>PLK5.1705</text:p>
          </table:table-cell>
          <table:table-cell table:style-name="Default" office:value-type="string" calcext:value-type="string">
            <text:p>TGCTGTTGACAGTGAGCGCCCGCATGCTGCAGAGTATCTATAGTGAAGCCACAGATGTATAGATACTCTGCAGCATGCG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table:style-name="Default" office:value-type="string" calcext:value-type="string">
            <text:p>PLK5.528</text:p>
          </table:table-cell>
          <table:table-cell table:style-name="Default" office:value-type="string" calcext:value-type="string">
            <text:p>TGCTGTTGACAGTGAGCGCAGCTCAGTAACTTCTTCCTTATAGTGAAGCCACAGATGTATAAGGAAGAAGTTACTGAGC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table:style-name="Default" office:value-type="string" calcext:value-type="string">
            <text:p>WDR33.480</text:p>
          </table:table-cell>
          <table:table-cell table:style-name="Default" office:value-type="string" calcext:value-type="string">
            <text:p>TGCTGTTGACAGTGAGCGCCCCACCTATAGGAATGTTGAATAGTGAAGCCACAGATGTATTCAACATTCCTATAGGTGGGA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table:style-name="Default" office:value-type="string" calcext:value-type="string">
            <text:p>WDR33.841</text:p>
          </table:table-cell>
          <table:table-cell table:style-name="Default" office:value-type="string" calcext:value-type="string">
            <text:p>TGCTGTTGACAGTGAGCGAACGGATAATAAATTTGCTACATAGTGAAGCCACAGATGTATGTAGCAAATTTATTATCCG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table:style-name="Default" office:value-type="string" calcext:value-type="string">
            <text:p>WDR33.339</text:p>
          </table:table-cell>
          <table:table-cell table:style-name="Default" office:value-type="string" calcext:value-type="string">
            <text:p>TGCTGTTGACAGTGAGCGCACGAATGAGAAAAGCTGTGAATAGTGAAGCCACAGATGTATTCACAGCTTTTCTCATTCGTT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table:style-name="Default" office:value-type="string" calcext:value-type="string">
            <text:p>WDR33.264</text:p>
          </table:table-cell>
          <table:table-cell table:style-name="Default" office:value-type="string" calcext:value-type="string">
            <text:p>TGCTGTTGACAGTGAGCGAACCTCGACAGCTGTTTTATAATAGTGAAGCCACAGATGTATTATAAAACAGCTGTCGAGGTG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table:style-name="Default" office:value-type="string" calcext:value-type="string">
            <text:p>WDR33.479</text:p>
          </table:table-cell>
          <table:table-cell table:style-name="Default" office:value-type="string" calcext:value-type="string">
            <text:p>TGCTGTTGACAGTGAGCGATCCCACCTATAGGAATGTTGATAGTGAAGCCACAGATGTATCAACATTCCTATAGGTGGGACTGCCTACTGCCTCGGA</text:p>
          </table:table-cell>
          <table:table-cell office:value-type="string" calcext:value-type="string">
            <text:p>Pool13</text:p>
          </table:table-cell>
        </table:table-row>
        <table:table-row table:style-name="ro1">
          <table:table-cell table:style-name="Default" office:value-type="string" calcext:value-type="string">
            <text:p>WDR33.172</text:p>
          </table:table-cell>
          <table:table-cell table:style-name="Default" office:value-type="string" calcext:value-type="string">
            <text:p>TGCTGTTGACAGTGAGCGACCAGACGTATCCTAGAAGGAATAGTGAAGCCACAGATGTATTCCTTCTAGGATACGTCTGGCTGCCTACTGCCTCGGA</text:p>
          </table:table-cell>
          <table:table-cell office:value-type="string" calcext:value-type="string">
            <text:p>Pool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Pool11" style:display-name="Normal_Pool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Pool12" style:display-name="Normal_Pool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Pool13" style:display-name="Normal_Pool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erales </meta:initial-creator>
    <meta:creation-date>2015-05-19T17:07:29.160199257</meta:creation-date>
    <dc:date>2015-05-19T17:10:58.764538322</dc:date>
    <dc:creator>jperales </dc:creator>
    <meta:editing-duration>PT12S</meta:editing-duration>
    <meta:editing-cycles>2</meta:editing-cycles>
    <meta:generator>LibreOffice/4.2.7.2$Linux_X86_64 LibreOffice_project/420m0$Build-2</meta:generator>
    <meta:document-statistic meta:table-count="1" meta:cell-count="11370" meta:object-count="0"/>
  </office:meta>
</office:document-meta>
</file>